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59.99mm" svg:height="89.99mm" svg:x="125.19mm" svg:y="6.58mm">
            <loext:p draw:notify-on-update-of-ranges="Tabelle1.A2:Tabelle1.A2 Tabelle1.A3:Tabelle1.A253 Tabelle1.B2:Tabelle1.B2 Tabelle1.B3:Tabelle1.B253 Tabelle1.A2:Tabelle1.A2 Tabelle1.A3:Tabelle1.A253 Tabelle1.D2:Tabelle1.D2 Tabelle1.D3:Tabelle1.D2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4.91mm" svg:y="101.68mm">
            <loext:p draw:notify-on-update-of-ranges="Tabelle1.A2:Tabelle1.A2 Tabelle1.A3:Tabelle1.A253 Tabelle1.C2:Tabelle1.C2 Tabelle1.C3:Tabelle1.C253 Tabelle1.A2:Tabelle1.A2 Tabelle1.A3:Tabelle1.A253 Tabelle1.E2:Tabelle1.E2 Tabelle1.E3:Tabelle1.E2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1" table:visibility="collapse" table:number-columns-repeated="7" table:default-cell-style-name="ce1"/>
        <table:table-column table:style-name="co1" table:number-columns-repeated="1011" table:default-cell-style-name="ce1"/>
        <table:table-row table:style-name="ro1" table:visibility="collapse">
          <table:table-cell office:value-type="float" office:value="0.02" calcext:value-type="float">
            <text:p>0,02</text:p>
          </table:table-cell>
          <table:table-cell table:number-columns-repeated="5"/>
          <table:table-cell office:value-type="string" calcext:value-type="string">
            <text:p>sinc(t-???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^f</text:p>
          </table:table-cell>
          <table:table-cell office:value-type="string" calcext:value-type="string">
            <text:p>^g</text:p>
          </table:table-cell>
          <table:table-cell/>
          <table:table-cell office:value-type="float" office:value="0" calcext:value-type="float">
            <text:p>0,00</text:p>
          </table:table-cell>
          <table:table-cell table:formula="of:=[.G2]+0.5" office:value-type="float" office:value="0.5" calcext:value-type="float">
            <text:p>0,50</text:p>
          </table:table-cell>
          <table:table-cell table:formula="of:=[.H2]+0.5" office:value-type="float" office:value="1" calcext:value-type="float">
            <text:p>1,00</text:p>
          </table:table-cell>
          <table:table-cell table:formula="of:=[.I2]+0.5" office:value-type="float" office:value="1.5" calcext:value-type="float">
            <text:p>1,50</text:p>
          </table:table-cell>
          <table:table-cell table:formula="of:=[.J2]+0.5" office:value-type="float" office:value="2" calcext:value-type="float">
            <text:p>2,00</text:p>
          </table:table-cell>
          <table:table-cell table:formula="of:=[.K2]+0.5" office:value-type="float" office:value="2.5" calcext:value-type="float">
            <text:p>2,50</text:p>
          </table:table-cell>
          <table:table-cell table:formula="of:=[.L2]+0.5" office:value-type="float" office:value="3" calcext:value-type="float">
            <text:p>3,00</text:p>
          </table:table-cell>
          <table:table-cell table:number-columns-repeated="1011"/>
        </table:table-row>
        <table:table-row table:style-name="ro1">
          <table:table-cell office:value-type="float" office:value="-1" calcext:value-type="float">
            <text:p>-1,00</text:p>
          </table:table-cell>
          <table:table-cell table:formula="of:=SIN([.$A3]*PI()-0.25)" office:value-type="float" office:value="0.247403959254523" calcext:value-type="float">
            <text:p>0,25</text:p>
          </table:table-cell>
          <table:table-cell table:formula="of:=SIN(2*[.$A3]*PI()-0.25)" office:value-type="float" office:value="-0.247403959254523" calcext:value-type="float">
            <text:p>-0,25</text:p>
          </table:table-cell>
          <table:table-cell table:formula="of:=SIN(-0.25) * ([.$G3] - [.$I3] + [.$K3] - [.$M3]) + SIN(PI() * 0.5 - 0.25) * ( [.$H3] - [.$J3] + [.$L3])" office:value-type="float" office:value="3.77698711049057E-017" calcext:value-type="float">
            <text:p>0,00</text:p>
          </table:table-cell>
          <table:table-cell table:formula="of:= SIN(-0.25) * ([.$G3] - [.$H3] + [.$I3] - [.$J3] + [.$K3] - [.$L3] + [.$M3])" office:value-type="float" office:value="6.75096201653827E-017" calcext:value-type="float">
            <text:p>0,00</text:p>
          </table:table-cell>
          <table:table-cell/>
          <table:table-cell table:formula="of:=IF([.$A3]-[.G$2]=0;1;SIN(PI()*2*([.$A3]-[.G$2]))/(PI()*2*([.$A3]-[.G$2])))" office:value-type="float" office:value="-3.89817183251938E-017" calcext:value-type="float">
            <text:p>0,00</text:p>
          </table:table-cell>
          <table:table-cell table:formula="of:=IF([.$A3]-[.H$2]=0;1;SIN(PI()*2*([.$A3]-[.H$2]))/(PI()*2*([.$A3]-[.H$2])))" office:value-type="float" office:value="3.89817183251938E-017" calcext:value-type="float">
            <text:p>0,00</text:p>
          </table:table-cell>
          <table:table-cell table:formula="of:=IF([.$A3]-[.I$2]=0;1;SIN(PI()*2*([.$A3]-[.I$2]))/(PI()*2*([.$A3]-[.I$2])))" office:value-type="float" office:value="-3.89817183251938E-017" calcext:value-type="float">
            <text:p>0,00</text:p>
          </table:table-cell>
          <table:table-cell table:formula="of:=IF([.$A3]-[.J$2]=0;1;SIN(PI()*2*([.$A3]-[.J$2]))/(PI()*2*([.$A3]-[.J$2])))" office:value-type="float" office:value="3.89817183251938E-017" calcext:value-type="float">
            <text:p>0,00</text:p>
          </table:table-cell>
          <table:table-cell table:formula="of:=IF([.$A3]-[.K$2]=0;1;SIN(PI()*2*([.$A3]-[.K$2]))/(PI()*2*([.$A3]-[.K$2])))" office:value-type="float" office:value="-3.89817183251938E-017" calcext:value-type="float">
            <text:p>0,00</text:p>
          </table:table-cell>
          <table:table-cell table:formula="of:=IF([.$A3]-[.L$2]=0;1;SIN(PI()*2*([.$A3]-[.L$2]))/(PI()*2*([.$A3]-[.L$2])))" office:value-type="float" office:value="3.89817183251938E-017" calcext:value-type="float">
            <text:p>0,00</text:p>
          </table:table-cell>
          <table:table-cell table:formula="of:=IF([.$A3]-[.M$2]=0;1;SIN(PI()*2*([.$A3]-[.M$2]))/(PI()*2*([.$A3]-[.M$2])))" office:value-type="float" office:value="-3.89817183251938E-017" calcext:value-type="float">
            <text:p>0,00</text:p>
          </table:table-cell>
          <table:table-cell table:number-columns-repeated="1011"/>
        </table:table-row>
        <table:table-row table:style-name="ro1">
          <table:table-cell table:formula="of:=[.A3]+[.$A$1]" office:value-type="float" office:value="-0.98" calcext:value-type="float">
            <text:p>-0,98</text:p>
          </table:table-cell>
          <table:table-cell table:formula="of:=SIN([.$A4]*PI()-0.25)" office:value-type="float" office:value="0.186077249717376" calcext:value-type="float">
            <text:p>0,19</text:p>
          </table:table-cell>
          <table:table-cell table:formula="of:=SIN(2*[.$A4]*PI()-0.25)" office:value-type="float" office:value="-0.124016178286204" calcext:value-type="float">
            <text:p>-0,12</text:p>
          </table:table-cell>
          <table:table-cell table:formula="of:=SIN(-0.25) * ([.$G4] - [.$I4] + [.$K4] - [.$M4]) + SIN(PI() * 0.5 - 0.25) * ( [.$H4] - [.$J4] + [.$L4])" office:value-type="float" office:value="0.0137789555471563" calcext:value-type="float">
            <text:p>0,01</text:p>
          </table:table-cell>
          <table:table-cell table:formula="of:= SIN(-0.25) * ([.$G4] - [.$H4] + [.$I4] - [.$J4] + [.$K4] - [.$L4] + [.$M4])" office:value-type="float" office:value="0.0171668426222299" calcext:value-type="float">
            <text:p>0,02</text:p>
          </table:table-cell>
          <table:table-cell/>
          <table:table-cell table:formula="of:=IF([.$A4]-[.G$2]=0;1;SIN(PI()*2*([.$A4]-[.G$2]))/(PI()*2*([.$A4]-[.G$2])))" office:value-type="float" office:value="-0.0203544935259695" calcext:value-type="float">
            <text:p>-0,02</text:p>
          </table:table-cell>
          <table:table-cell table:formula="of:=IF([.$A4]-[.H$2]=0;1;SIN(PI()*2*([.$A4]-[.H$2]))/(PI()*2*([.$A4]-[.H$2])))" office:value-type="float" office:value="0.0134779754428716" calcext:value-type="float">
            <text:p>0,01</text:p>
          </table:table-cell>
          <table:table-cell table:formula="of:=IF([.$A4]-[.I$2]=0;1;SIN(PI()*2*([.$A4]-[.I$2]))/(PI()*2*([.$A4]-[.I$2])))" office:value-type="float" office:value="-0.0100744462906313" calcext:value-type="float">
            <text:p>-0,01</text:p>
          </table:table-cell>
          <table:table-cell table:formula="of:=IF([.$A4]-[.J$2]=0;1;SIN(PI()*2*([.$A4]-[.J$2]))/(PI()*2*([.$A4]-[.J$2])))" office:value-type="float" office:value="0.0080433079255847" calcext:value-type="float">
            <text:p>0,01</text:p>
          </table:table-cell>
          <table:table-cell table:formula="of:=IF([.$A4]-[.K$2]=0;1;SIN(PI()*2*([.$A4]-[.K$2]))/(PI()*2*([.$A4]-[.K$2])))" office:value-type="float" office:value="-0.00669375961592284" calcext:value-type="float">
            <text:p>-0,01</text:p>
          </table:table-cell>
          <table:table-cell table:formula="of:=IF([.$A4]-[.L$2]=0;1;SIN(PI()*2*([.$A4]-[.L$2]))/(PI()*2*([.$A4]-[.L$2])))" office:value-type="float" office:value="0.00573201254466957" calcext:value-type="float">
            <text:p>0,01</text:p>
          </table:table-cell>
          <table:table-cell table:formula="of:=IF([.$A4]-[.M$2]=0;1;SIN(PI()*2*([.$A4]-[.M$2]))/(PI()*2*([.$A4]-[.M$2])))" office:value-type="float" office:value="-0.0050119104661935" calcext:value-type="float">
            <text:p>-0,01</text:p>
          </table:table-cell>
          <table:table-cell table:number-columns-repeated="1011"/>
        </table:table-row>
        <table:table-row table:style-name="ro1">
          <table:table-cell table:formula="of:=[.A4]+[.$A$1]" office:value-type="float" office:value="-0.96" calcext:value-type="float">
            <text:p>-0,96</text:p>
          </table:table-cell>
          <table:table-cell table:formula="of:=SIN([.$A5]*PI()-0.25)" office:value-type="float" office:value="0.124016178286204" calcext:value-type="float">
            <text:p>0,12</text:p>
          </table:table-cell>
          <table:table-cell table:formula="of:=SIN(2*[.$A5]*PI()-0.25)" office:value-type="float" office:value="0.00132741189736217" calcext:value-type="float">
            <text:p>0,00</text:p>
          </table:table-cell>
          <table:table-cell table:formula="of:=SIN(-0.25) * ([.$G5] - [.$I5] + [.$K5] - [.$M5]) + SIN(PI() * 0.5 - 0.25) * ( [.$H5] - [.$J5] + [.$L5])" office:value-type="float" office:value="0.0278010279349424" calcext:value-type="float">
            <text:p>0,03</text:p>
          </table:table-cell>
          <table:table-cell table:formula="of:= SIN(-0.25) * ([.$G5] - [.$H5] + [.$I5] - [.$J5] + [.$K5] - [.$L5] + [.$M5])" office:value-type="float" office:value="0.0344952207428871" calcext:value-type="float">
            <text:p>0,03</text:p>
          </table:table-cell>
          <table:table-cell/>
          <table:table-cell table:formula="of:=IF([.$A5]-[.G$2]=0;1;SIN(PI()*2*([.$A5]-[.G$2]))/(PI()*2*([.$A5]-[.G$2])))" office:value-type="float" office:value="-0.0412294008742213" calcext:value-type="float">
            <text:p>-0,04</text:p>
          </table:table-cell>
          <table:table-cell table:formula="of:=IF([.$A5]-[.H$2]=0;1;SIN(PI()*2*([.$A5]-[.H$2]))/(PI()*2*([.$A5]-[.H$2])))" office:value-type="float" office:value="0.0271097430405839" calcext:value-type="float">
            <text:p>0,03</text:p>
          </table:table-cell>
          <table:table-cell table:formula="of:=IF([.$A5]-[.I$2]=0;1;SIN(PI()*2*([.$A5]-[.I$2]))/(PI()*2*([.$A5]-[.I$2])))" office:value-type="float" office:value="-0.0201939922649247" calcext:value-type="float">
            <text:p>-0,02</text:p>
          </table:table-cell>
          <table:table-cell table:formula="of:=IF([.$A5]-[.J$2]=0;1;SIN(PI()*2*([.$A5]-[.J$2]))/(PI()*2*([.$A5]-[.J$2])))" office:value-type="float" office:value="0.0160895222923791" calcext:value-type="float">
            <text:p>0,02</text:p>
          </table:table-cell>
          <table:table-cell table:formula="of:=IF([.$A5]-[.K$2]=0;1;SIN(PI()*2*([.$A5]-[.K$2]))/(PI()*2*([.$A5]-[.K$2])))" office:value-type="float" office:value="-0.0133716975808285" calcext:value-type="float">
            <text:p>-0,01</text:p>
          </table:table-cell>
          <table:table-cell table:formula="of:=IF([.$A5]-[.L$2]=0;1;SIN(PI()*2*([.$A5]-[.L$2]))/(PI()*2*([.$A5]-[.L$2])))" office:value-type="float" office:value="0.0114393713408244" calcext:value-type="float">
            <text:p>0,01</text:p>
          </table:table-cell>
          <table:table-cell table:formula="of:=IF([.$A5]-[.M$2]=0;1;SIN(PI()*2*([.$A5]-[.M$2]))/(PI()*2*([.$A5]-[.M$2])))" office:value-type="float" office:value="-0.00999500627253845" calcext:value-type="float">
            <text:p>-0,01</text:p>
          </table:table-cell>
          <table:table-cell table:number-columns-repeated="1011"/>
        </table:table-row>
        <table:table-row table:style-name="ro1">
          <table:table-cell table:formula="of:=[.A5]+[.$A$1]" office:value-type="float" office:value="-0.94" calcext:value-type="float">
            <text:p>-0,94</text:p>
          </table:table-cell>
          <table:table-cell table:formula="of:=SIN([.$A6]*PI()-0.25)" office:value-type="float" office:value="0.0614656716569388" calcext:value-type="float">
            <text:p>0,06</text:p>
          </table:table-cell>
          <table:table-cell table:formula="of:=SIN(2*[.$A6]*PI()-0.25)" office:value-type="float" office:value="0.126650068002349" calcext:value-type="float">
            <text:p>0,13</text:p>
          </table:table-cell>
          <table:table-cell table:formula="of:=SIN(-0.25) * ([.$G6] - [.$I6] + [.$K6] - [.$M6]) + SIN(PI() * 0.5 - 0.25) * ( [.$H6] - [.$J6] + [.$L6])" office:value-type="float" office:value="0.0418586338215214" calcext:value-type="float">
            <text:p>0,04</text:p>
          </table:table-cell>
          <table:table-cell table:formula="of:= SIN(-0.25) * ([.$G6] - [.$H6] + [.$I6] - [.$J6] + [.$K6] - [.$L6] + [.$M6])" office:value-type="float" office:value="0.0517216751396435" calcext:value-type="float">
            <text:p>0,05</text:p>
          </table:table-cell>
          <table:table-cell/>
          <table:table-cell table:formula="of:=IF([.$A6]-[.G$2]=0;1;SIN(PI()*2*([.$A6]-[.G$2]))/(PI()*2*([.$A6]-[.G$2])))" office:value-type="float" office:value="-0.0623285555672973" calcext:value-type="float">
            <text:p>-0,06</text:p>
          </table:table-cell>
          <table:table-cell table:formula="of:=IF([.$A6]-[.H$2]=0;1;SIN(PI()*2*([.$A6]-[.H$2]))/(PI()*2*([.$A6]-[.H$2])))" office:value-type="float" office:value="0.040686695995319" calcext:value-type="float">
            <text:p>0,04</text:p>
          </table:table-cell>
          <table:table-cell table:formula="of:=IF([.$A6]-[.I$2]=0;1;SIN(PI()*2*([.$A6]-[.I$2]))/(PI()*2*([.$A6]-[.I$2])))" office:value-type="float" office:value="-0.0302004341408553" calcext:value-type="float">
            <text:p>-0,03</text:p>
          </table:table-cell>
          <table:table-cell table:formula="of:=IF([.$A6]-[.J$2]=0;1;SIN(PI()*2*([.$A6]-[.J$2]))/(PI()*2*([.$A6]-[.J$2])))" office:value-type="float" office:value="0.0240118205874014" calcext:value-type="float">
            <text:p>0,02</text:p>
          </table:table-cell>
          <table:table-cell table:formula="of:=IF([.$A6]-[.K$2]=0;1;SIN(PI()*2*([.$A6]-[.K$2]))/(PI()*2*([.$A6]-[.K$2])))" office:value-type="float" office:value="-0.0199281776303604" calcext:value-type="float">
            <text:p>-0,02</text:p>
          </table:table-cell>
          <table:table-cell table:formula="of:=IF([.$A6]-[.L$2]=0;1;SIN(PI()*2*([.$A6]-[.L$2]))/(PI()*2*([.$A6]-[.L$2])))" office:value-type="float" office:value="0.0170316401840871" calcext:value-type="float">
            <text:p>0,02</text:p>
          </table:table-cell>
          <table:table-cell table:formula="of:=IF([.$A6]-[.M$2]=0;1;SIN(PI()*2*([.$A6]-[.M$2]))/(PI()*2*([.$A6]-[.M$2])))" office:value-type="float" office:value="-0.014870264526208" calcext:value-type="float">
            <text:p>-0,01</text:p>
          </table:table-cell>
          <table:table-cell table:number-columns-repeated="1011"/>
        </table:table-row>
        <table:table-row table:style-name="ro1">
          <table:table-cell table:formula="of:=[.A6]+[.$A$1]" office:value-type="float" office:value="-0.92" calcext:value-type="float">
            <text:p>-0,92</text:p>
          </table:table-cell>
          <table:table-cell table:formula="of:=SIN([.$A7]*PI()-0.25)" office:value-type="float" office:value="-0.00132741189736205" calcext:value-type="float">
            <text:p>0,00</text:p>
          </table:table-cell>
          <table:table-cell table:formula="of:=SIN(2*[.$A7]*PI()-0.25)" office:value-type="float" office:value="0.249975376877856" calcext:value-type="float">
            <text:p>0,25</text:p>
          </table:table-cell>
          <table:table-cell table:formula="of:=SIN(-0.25) * ([.$G7] - [.$I7] + [.$K7] - [.$M7]) + SIN(PI() * 0.5 - 0.25) * ( [.$H7] - [.$J7] + [.$L7])" office:value-type="float" office:value="0.0557369134698121" calcext:value-type="float">
            <text:p>0,06</text:p>
          </table:table-cell>
          <table:table-cell table:formula="of:= SIN(-0.25) * ([.$G7] - [.$H7] + [.$I7] - [.$J7] + [.$K7] - [.$L7] + [.$M7])" office:value-type="float" office:value="0.068577965651577" calcext:value-type="float">
            <text:p>0,07</text:p>
          </table:table-cell>
          <table:table-cell/>
          <table:table-cell table:formula="of:=IF([.$A7]-[.G$2]=0;1;SIN(PI()*2*([.$A7]-[.G$2]))/(PI()*2*([.$A7]-[.G$2])))" office:value-type="float" office:value="-0.0833407375934458" calcext:value-type="float">
            <text:p>-0,08</text:p>
          </table:table-cell>
          <table:table-cell table:formula="of:=IF([.$A7]-[.H$2]=0;1;SIN(PI()*2*([.$A7]-[.H$2]))/(PI()*2*([.$A7]-[.H$2])))" office:value-type="float" office:value="0.0539954074549086" calcext:value-type="float">
            <text:p>0,05</text:p>
          </table:table-cell>
          <table:table-cell table:formula="of:=IF([.$A7]-[.I$2]=0;1;SIN(PI()*2*([.$A7]-[.I$2]))/(PI()*2*([.$A7]-[.I$2])))" office:value-type="float" office:value="-0.0399341034301928" calcext:value-type="float">
            <text:p>-0,04</text:p>
          </table:table-cell>
          <table:table-cell table:formula="of:=IF([.$A7]-[.J$2]=0;1;SIN(PI()*2*([.$A7]-[.J$2]))/(PI()*2*([.$A7]-[.J$2])))" office:value-type="float" office:value="0.0316832556140373" calcext:value-type="float">
            <text:p>0,03</text:p>
          </table:table-cell>
          <table:table-cell table:formula="of:=IF([.$A7]-[.K$2]=0;1;SIN(PI()*2*([.$A7]-[.K$2]))/(PI()*2*([.$A7]-[.K$2])))" office:value-type="float" office:value="-0.0262580406116336" calcext:value-type="float">
            <text:p>-0,03</text:p>
          </table:table-cell>
          <table:table-cell table:formula="of:=IF([.$A7]-[.L$2]=0;1;SIN(PI()*2*([.$A7]-[.L$2]))/(PI()*2*([.$A7]-[.L$2])))" office:value-type="float" office:value="0.0224191457853714" calcext:value-type="float">
            <text:p>0,02</text:p>
          </table:table-cell>
          <table:table-cell table:formula="of:=IF([.$A7]-[.M$2]=0;1;SIN(PI()*2*([.$A7]-[.M$2]))/(PI()*2*([.$A7]-[.M$2])))" office:value-type="float" office:value="-0.0195595608637679" calcext:value-type="float">
            <text:p>-0,02</text:p>
          </table:table-cell>
          <table:table-cell table:number-columns-repeated="1011"/>
        </table:table-row>
        <table:table-row table:style-name="ro1">
          <table:table-cell table:formula="of:=[.A7]+[.$A$1]" office:value-type="float" office:value="-0.9" calcext:value-type="float">
            <text:p>-0,90</text:p>
          </table:table-cell>
          <table:table-cell table:formula="of:=SIN([.$A8]*PI()-0.25)" office:value-type="float" office:value="-0.0641152567633409" calcext:value-type="float">
            <text:p>-0,06</text:p>
          </table:table-cell>
          <table:table-cell table:formula="of:=SIN(2*[.$A8]*PI()-0.25)" office:value-type="float" office:value="0.369358424731947" calcext:value-type="float">
            <text:p>0,37</text:p>
          </table:table-cell>
          <table:table-cell table:formula="of:=SIN(-0.25) * ([.$G8] - [.$I8] + [.$K8] - [.$M8]) + SIN(PI() * 0.5 - 0.25) * ( [.$H8] - [.$J8] + [.$L8])" office:value-type="float" office:value="0.0692165255507028" calcext:value-type="float">
            <text:p>0,07</text:p>
          </table:table-cell>
          <table:table-cell table:formula="of:= SIN(-0.25) * ([.$G8] - [.$H8] + [.$I8] - [.$J8] + [.$K8] - [.$L8] + [.$M8])" office:value-type="float" office:value="0.0847948524161984" calcext:value-type="float">
            <text:p>0,08</text:p>
          </table:table-cell>
          <table:table-cell/>
          <table:table-cell table:formula="of:=IF([.$A8]-[.G$2]=0;1;SIN(PI()*2*([.$A8]-[.G$2]))/(PI()*2*([.$A8]-[.G$2])))" office:value-type="float" office:value="-0.103943253754293" calcext:value-type="float">
            <text:p>-0,10</text:p>
          </table:table-cell>
          <table:table-cell table:formula="of:=IF([.$A8]-[.H$2]=0;1;SIN(PI()*2*([.$A8]-[.H$2]))/(PI()*2*([.$A8]-[.H$2])))" office:value-type="float" office:value="0.06682066312776" calcext:value-type="float">
            <text:p>0,07</text:p>
          </table:table-cell>
          <table:table-cell table:formula="of:=IF([.$A8]-[.I$2]=0;1;SIN(PI()*2*([.$A8]-[.I$2]))/(PI()*2*([.$A8]-[.I$2])))" office:value-type="float" office:value="-0.0492362780941389" calcext:value-type="float">
            <text:p>-0,05</text:p>
          </table:table-cell>
          <table:table-cell table:formula="of:=IF([.$A8]-[.J$2]=0;1;SIN(PI()*2*([.$A8]-[.J$2]))/(PI()*2*([.$A8]-[.J$2])))" office:value-type="float" office:value="0.03897872015786" calcext:value-type="float">
            <text:p>0,04</text:p>
          </table:table-cell>
          <table:table-cell table:formula="of:=IF([.$A8]-[.K$2]=0;1;SIN(PI()*2*([.$A8]-[.K$2]))/(PI()*2*([.$A8]-[.K$2])))" office:value-type="float" office:value="-0.0322582511651255" calcext:value-type="float">
            <text:p>-0,03</text:p>
          </table:table-cell>
          <table:table-cell table:formula="of:=IF([.$A8]-[.L$2]=0;1;SIN(PI()*2*([.$A8]-[.L$2]))/(PI()*2*([.$A8]-[.L$2])))" office:value-type="float" office:value="0.0275143906996659" calcext:value-type="float">
            <text:p>0,03</text:p>
          </table:table-cell>
          <table:table-cell table:formula="of:=IF([.$A8]-[.M$2]=0;1;SIN(PI()*2*([.$A8]-[.M$2]))/(PI()*2*([.$A8]-[.M$2])))" office:value-type="float" office:value="-0.0239869047125292" calcext:value-type="float">
            <text:p>-0,02</text:p>
          </table:table-cell>
          <table:table-cell table:number-columns-repeated="1011"/>
        </table:table-row>
        <table:table-row table:style-name="ro1">
          <table:table-cell table:formula="of:=[.A8]+[.$A$1]" office:value-type="float" office:value="-0.88" calcext:value-type="float">
            <text:p>-0,88</text:p>
          </table:table-cell>
          <table:table-cell table:formula="of:=SIN([.$A9]*PI()-0.25)" office:value-type="float" office:value="-0.126650068002349" calcext:value-type="float">
            <text:p>-0,13</text:p>
          </table:table-cell>
          <table:table-cell table:formula="of:=SIN(2*[.$A9]*PI()-0.25)" office:value-type="float" office:value="0.482916469583988" calcext:value-type="float">
            <text:p>0,48</text:p>
          </table:table-cell>
          <table:table-cell table:formula="of:=SIN(-0.25) * ([.$G9] - [.$I9] + [.$K9] - [.$M9]) + SIN(PI() * 0.5 - 0.25) * ( [.$H9] - [.$J9] + [.$L9])" office:value-type="float" office:value="0.0820765671917431" calcext:value-type="float">
            <text:p>0,08</text:p>
          </table:table-cell>
          <table:table-cell table:formula="of:= SIN(-0.25) * ([.$G9] - [.$H9] + [.$I9] - [.$J9] + [.$K9] - [.$L9] + [.$M9])" office:value-type="float" office:value="0.100105953406934" calcext:value-type="float">
            <text:p>0,10</text:p>
          </table:table-cell>
          <table:table-cell/>
          <table:table-cell table:formula="of:=IF([.$A9]-[.G$2]=0;1;SIN(PI()*2*([.$A9]-[.G$2]))/(PI()*2*([.$A9]-[.G$2])))" office:value-type="float" office:value="-0.123805745099775" calcext:value-type="float">
            <text:p>-0,12</text:p>
          </table:table-cell>
          <table:table-cell table:formula="of:=IF([.$A9]-[.H$2]=0;1;SIN(PI()*2*([.$A9]-[.H$2]))/(PI()*2*([.$A9]-[.H$2])))" office:value-type="float" office:value="0.0789485910781176" calcext:value-type="float">
            <text:p>0,08</text:p>
          </table:table-cell>
          <table:table-cell table:formula="of:=IF([.$A9]-[.I$2]=0;1;SIN(PI()*2*([.$A9]-[.I$2]))/(PI()*2*([.$A9]-[.I$2])))" office:value-type="float" office:value="-0.0579516253658523" calcext:value-type="float">
            <text:p>-0,06</text:p>
          </table:table-cell>
          <table:table-cell table:formula="of:=IF([.$A9]-[.J$2]=0;1;SIN(PI()*2*([.$A9]-[.J$2]))/(PI()*2*([.$A9]-[.J$2])))" office:value-type="float" office:value="0.0457769141545388" calcext:value-type="float">
            <text:p>0,05</text:p>
          </table:table-cell>
          <table:table-cell table:formula="of:=IF([.$A9]-[.K$2]=0;1;SIN(PI()*2*([.$A9]-[.K$2]))/(PI()*2*([.$A9]-[.K$2])))" office:value-type="float" office:value="-0.0378295332249313" calcext:value-type="float">
            <text:p>-0,04</text:p>
          </table:table-cell>
          <table:table-cell table:formula="of:=IF([.$A9]-[.L$2]=0;1;SIN(PI()*2*([.$A9]-[.L$2]))/(PI()*2*([.$A9]-[.L$2])))" office:value-type="float" office:value="0.0322334484283438" calcext:value-type="float">
            <text:p>0,03</text:p>
          </table:table-cell>
          <table:table-cell table:formula="of:=IF([.$A9]-[.M$2]=0;1;SIN(PI()*2*([.$A9]-[.M$2]))/(PI()*2*([.$A9]-[.M$2])))" office:value-type="float" office:value="-0.028079653527784" calcext:value-type="float">
            <text:p>-0,03</text:p>
          </table:table-cell>
          <table:table-cell table:number-columns-repeated="1011"/>
        </table:table-row>
        <table:table-row table:style-name="ro1">
          <table:table-cell table:formula="of:=[.A9]+[.$A$1]" office:value-type="float" office:value="-0.86" calcext:value-type="float">
            <text:p>-0,86</text:p>
          </table:table-cell>
          <table:table-cell table:formula="of:=SIN([.$A10]*PI()-0.25)" office:value-type="float" office:value="-0.188685049283864" calcext:value-type="float">
            <text:p>-0,19</text:p>
          </table:table-cell>
          <table:table-cell table:formula="of:=SIN(2*[.$A10]*PI()-0.25)" office:value-type="float" office:value="0.588858633230372" calcext:value-type="float">
            <text:p>0,59</text:p>
          </table:table-cell>
          <table:table-cell table:formula="of:=SIN(-0.25) * ([.$G10] - [.$I10] + [.$K10] - [.$M10]) + SIN(PI() * 0.5 - 0.25) * ( [.$H10] - [.$J10] + [.$L10])" office:value-type="float" office:value="0.0940975822809195" calcext:value-type="float">
            <text:p>0,09</text:p>
          </table:table-cell>
          <table:table-cell table:formula="of:= SIN(-0.25) * ([.$G10] - [.$H10] + [.$I10] - [.$J10] + [.$K10] - [.$L10] + [.$M10])" office:value-type="float" office:value="0.114251623923538" calcext:value-type="float">
            <text:p>0,11</text:p>
          </table:table-cell>
          <table:table-cell/>
          <table:table-cell table:formula="of:=IF([.$A10]-[.G$2]=0;1;SIN(PI()*2*([.$A10]-[.G$2]))/(PI()*2*([.$A10]-[.G$2])))" office:value-type="float" office:value="-0.142594175936666" calcext:value-type="float">
            <text:p>-0,14</text:p>
          </table:table-cell>
          <table:table-cell table:formula="of:=IF([.$A10]-[.H$2]=0;1;SIN(PI()*2*([.$A10]-[.H$2]))/(PI()*2*([.$A10]-[.H$2])))" office:value-type="float" office:value="0.0901698465481857" calcext:value-type="float">
            <text:p>0,09</text:p>
          </table:table-cell>
          <table:table-cell table:formula="of:=IF([.$A10]-[.I$2]=0;1;SIN(PI()*2*([.$A10]-[.I$2]))/(PI()*2*([.$A10]-[.I$2])))" office:value-type="float" office:value="-0.0659306404868455" calcext:value-type="float">
            <text:p>-0,07</text:p>
          </table:table-cell>
          <table:table-cell table:formula="of:=IF([.$A10]-[.J$2]=0;1;SIN(PI()*2*([.$A10]-[.J$2]))/(PI()*2*([.$A10]-[.J$2])))" office:value-type="float" office:value="0.0519622844514969" calcext:value-type="float">
            <text:p>0,05</text:p>
          </table:table-cell>
          <table:table-cell table:formula="of:=IF([.$A10]-[.K$2]=0;1;SIN(PI()*2*([.$A10]-[.K$2]))/(PI()*2*([.$A10]-[.K$2])))" office:value-type="float" office:value="-0.0428779689879485" calcext:value-type="float">
            <text:p>-0,04</text:p>
          </table:table-cell>
          <table:table-cell table:formula="of:=IF([.$A10]-[.L$2]=0;1;SIN(PI()*2*([.$A10]-[.L$2]))/(PI()*2*([.$A10]-[.L$2])))" office:value-type="float" office:value="0.0364973188409324" calcext:value-type="float">
            <text:p>0,04</text:p>
          </table:table-cell>
          <table:table-cell table:formula="of:=IF([.$A10]-[.M$2]=0;1;SIN(PI()*2*([.$A10]-[.M$2]))/(PI()*2*([.$A10]-[.M$2])))" office:value-type="float" office:value="-0.0317696868667183" calcext:value-type="float">
            <text:p>-0,03</text:p>
          </table:table-cell>
          <table:table-cell table:number-columns-repeated="1011"/>
        </table:table-row>
        <table:table-row table:style-name="ro1">
          <table:table-cell table:formula="of:=[.A10]+[.$A$1]" office:value-type="float" office:value="-0.84" calcext:value-type="float">
            <text:p>-0,84</text:p>
          </table:table-cell>
          <table:table-cell table:formula="of:=SIN([.$A11]*PI()-0.25)" office:value-type="float" office:value="-0.249975376877856" calcext:value-type="float">
            <text:p>-0,25</text:p>
          </table:table-cell>
          <table:table-cell table:formula="of:=SIN(2*[.$A11]*PI()-0.25)" office:value-type="float" office:value="0.685514144463618" calcext:value-type="float">
            <text:p>0,69</text:p>
          </table:table-cell>
          <table:table-cell table:formula="of:=SIN(-0.25) * ([.$G11] - [.$I11] + [.$K11] - [.$M11]) + SIN(PI() * 0.5 - 0.25) * ( [.$H11] - [.$J11] + [.$L11])" office:value-type="float" office:value="0.105064619301947" calcext:value-type="float">
            <text:p>0,11</text:p>
          </table:table-cell>
          <table:table-cell table:formula="of:= SIN(-0.25) * ([.$G11] - [.$H11] + [.$I11] - [.$J11] + [.$K11] - [.$L11] + [.$M11])" office:value-type="float" office:value="0.126982802694917" calcext:value-type="float">
            <text:p>0,13</text:p>
          </table:table-cell>
          <table:table-cell/>
          <table:table-cell table:formula="of:=IF([.$A11]-[.G$2]=0;1;SIN(PI()*2*([.$A11]-[.G$2]))/(PI()*2*([.$A11]-[.G$2])))" office:value-type="float" office:value="-0.159974955874014" calcext:value-type="float">
            <text:p>-0,16</text:p>
          </table:table-cell>
          <table:table-cell table:formula="of:=IF([.$A11]-[.H$2]=0;1;SIN(PI()*2*([.$A11]-[.H$2]))/(PI()*2*([.$A11]-[.H$2])))" office:value-type="float" office:value="0.100282808159829" calcext:value-type="float">
            <text:p>0,10</text:p>
          </table:table-cell>
          <table:table-cell table:formula="of:=IF([.$A11]-[.I$2]=0;1;SIN(PI()*2*([.$A11]-[.I$2]))/(PI()*2*([.$A11]-[.I$2])))" office:value-type="float" office:value="-0.0730320450729193" calcext:value-type="float">
            <text:p>-0,07</text:p>
          </table:table-cell>
          <table:table-cell table:formula="of:=IF([.$A11]-[.J$2]=0;1;SIN(PI()*2*([.$A11]-[.J$2]))/(PI()*2*([.$A11]-[.J$2])))" office:value-type="float" office:value="0.0574269072368254" calcext:value-type="float">
            <text:p>0,06</text:p>
          </table:table-cell>
          <table:table-cell table:formula="of:=IF([.$A11]-[.K$2]=0;1;SIN(PI()*2*([.$A11]-[.K$2]))/(PI()*2*([.$A11]-[.K$2])))" office:value-type="float" office:value="-0.0473165362444266" calcext:value-type="float">
            <text:p>-0,05</text:p>
          </table:table-cell>
          <table:table-cell table:formula="of:=IF([.$A11]-[.L$2]=0;1;SIN(PI()*2*([.$A11]-[.L$2]))/(PI()*2*([.$A11]-[.L$2])))" office:value-type="float" office:value="0.0402332224353807" calcext:value-type="float">
            <text:p>0,04</text:p>
          </table:table-cell>
          <table:table-cell table:formula="of:=IF([.$A11]-[.M$2]=0;1;SIN(PI()*2*([.$A11]-[.M$2]))/(PI()*2*([.$A11]-[.M$2])))" office:value-type="float" office:value="-0.0349945215974405" calcext:value-type="float">
            <text:p>-0,03</text:p>
          </table:table-cell>
          <table:table-cell table:number-columns-repeated="1011"/>
        </table:table-row>
        <table:table-row table:style-name="ro1">
          <table:table-cell table:formula="of:=[.A11]+[.$A$1]" office:value-type="float" office:value="-0.82" calcext:value-type="float">
            <text:p>-0,82</text:p>
          </table:table-cell>
          <table:table-cell table:formula="of:=SIN([.$A12]*PI()-0.25)" office:value-type="float" office:value="-0.310279165862197" calcext:value-type="float">
            <text:p>-0,31</text:p>
          </table:table-cell>
          <table:table-cell table:formula="of:=SIN(2*[.$A12]*PI()-0.25)" office:value-type="float" office:value="0.771358688132371" calcext:value-type="float">
            <text:p>0,77</text:p>
          </table:table-cell>
          <table:table-cell table:formula="of:=SIN(-0.25) * ([.$G12] - [.$I12] + [.$K12] - [.$M12]) + SIN(PI() * 0.5 - 0.25) * ( [.$H12] - [.$J12] + [.$L12])" office:value-type="float" office:value="0.11477029874742" calcext:value-type="float">
            <text:p>0,11</text:p>
          </table:table-cell>
          <table:table-cell table:formula="of:= SIN(-0.25) * ([.$G12] - [.$H12] + [.$I12] - [.$J12] + [.$K12] - [.$L12] + [.$M12])" office:value-type="float" office:value="0.138064769047598" calcext:value-type="float">
            <text:p>0,14</text:p>
          </table:table-cell>
          <table:table-cell/>
          <table:table-cell table:formula="of:=IF([.$A12]-[.G$2]=0;1;SIN(PI()*2*([.$A12]-[.G$2]))/(PI()*2*([.$A12]-[.G$2])))" office:value-type="float" office:value="-0.175619143955167" calcext:value-type="float">
            <text:p>-0,18</text:p>
          </table:table-cell>
          <table:table-cell table:formula="of:=IF([.$A12]-[.H$2]=0;1;SIN(PI()*2*([.$A12]-[.H$2]))/(PI()*2*([.$A12]-[.H$2])))" office:value-type="float" office:value="0.109096740941846" calcext:value-type="float">
            <text:p>0,11</text:p>
          </table:table-cell>
          <table:table-cell table:formula="of:=IF([.$A12]-[.I$2]=0;1;SIN(PI()*2*([.$A12]-[.I$2]))/(PI()*2*([.$A12]-[.I$2])))" office:value-type="float" office:value="-0.0791251088149653" calcext:value-type="float">
            <text:p>-0,08</text:p>
          </table:table-cell>
          <table:table-cell table:formula="of:=IF([.$A12]-[.J$2]=0;1;SIN(PI()*2*([.$A12]-[.J$2]))/(PI()*2*([.$A12]-[.J$2])))" office:value-type="float" office:value="0.0620722836393262" calcext:value-type="float">
            <text:p>0,06</text:p>
          </table:table-cell>
          <table:table-cell table:formula="of:=IF([.$A12]-[.K$2]=0;1;SIN(PI()*2*([.$A12]-[.K$2]))/(PI()*2*([.$A12]-[.K$2])))" office:value-type="float" office:value="-0.0510665595898003" calcext:value-type="float">
            <text:p>-0,05</text:p>
          </table:table-cell>
          <table:table-cell table:formula="of:=IF([.$A12]-[.L$2]=0;1;SIN(PI()*2*([.$A12]-[.L$2]))/(PI()*2*([.$A12]-[.L$2])))" office:value-type="float" office:value="0.0433758126636256" calcext:value-type="float">
            <text:p>0,04</text:p>
          </table:table-cell>
          <table:table-cell table:formula="of:=IF([.$A12]-[.M$2]=0;1;SIN(PI()*2*([.$A12]-[.M$2]))/(PI()*2*([.$A12]-[.M$2])))" office:value-type="float" office:value="-0.0376983502730986" calcext:value-type="float">
            <text:p>-0,04</text:p>
          </table:table-cell>
          <table:table-cell table:number-columns-repeated="1011"/>
        </table:table-row>
        <table:table-row table:style-name="ro1">
          <table:table-cell table:formula="of:=[.A12]+[.$A$1]" office:value-type="float" office:value="-0.8" calcext:value-type="float">
            <text:p>-0,80</text:p>
          </table:table-cell>
          <table:table-cell table:formula="of:=SIN([.$A13]*PI()-0.25)" office:value-type="float" office:value="-0.369358424731947" calcext:value-type="float">
            <text:p>-0,37</text:p>
          </table:table-cell>
          <table:table-cell table:formula="of:=SIN(2*[.$A13]*PI()-0.25)" office:value-type="float" office:value="0.845038444501932" calcext:value-type="float">
            <text:p>0,85</text:p>
          </table:table-cell>
          <table:table-cell table:formula="of:=SIN(-0.25) * ([.$G13] - [.$I13] + [.$K13] - [.$M13]) + SIN(PI() * 0.5 - 0.25) * ( [.$H13] - [.$J13] + [.$L13])" office:value-type="float" office:value="0.123017849450714" calcext:value-type="float">
            <text:p>0,12</text:p>
          </table:table-cell>
          <table:table-cell table:formula="of:= SIN(-0.25) * ([.$G13] - [.$H13] + [.$I13] - [.$J13] + [.$K13] - [.$L13] + [.$M13])" office:value-type="float" office:value="0.14728075618458" calcext:value-type="float">
            <text:p>0,15</text:p>
          </table:table-cell>
          <table:table-cell/>
          <table:table-cell table:formula="of:=IF([.$A13]-[.G$2]=0;1;SIN(PI()*2*([.$A13]-[.G$2]))/(PI()*2*([.$A13]-[.G$2])))" office:value-type="float" office:value="-0.189206682160164" calcext:value-type="float">
            <text:p>-0,19</text:p>
          </table:table-cell>
          <table:table-cell table:formula="of:=IF([.$A13]-[.H$2]=0;1;SIN(PI()*2*([.$A13]-[.H$2]))/(PI()*2*([.$A13]-[.H$2])))" office:value-type="float" office:value="0.116434881329332" calcext:value-type="float">
            <text:p>0,12</text:p>
          </table:table-cell>
          <table:table-cell table:formula="of:=IF([.$A13]-[.I$2]=0;1;SIN(PI()*2*([.$A13]-[.I$2]))/(PI()*2*([.$A13]-[.I$2])))" office:value-type="float" office:value="-0.0840918587378509" calcext:value-type="float">
            <text:p>-0,08</text:p>
          </table:table-cell>
          <table:table-cell table:formula="of:=IF([.$A13]-[.J$2]=0;1;SIN(PI()*2*([.$A13]-[.J$2]))/(PI()*2*([.$A13]-[.J$2])))" office:value-type="float" office:value="0.0658110198817963" calcext:value-type="float">
            <text:p>0,07</text:p>
          </table:table-cell>
          <table:table-cell table:formula="of:=IF([.$A13]-[.K$2]=0;1;SIN(PI()*2*([.$A13]-[.K$2]))/(PI()*2*([.$A13]-[.K$2])))" office:value-type="float" office:value="-0.0540590520457612" calcext:value-type="float">
            <text:p>-0,05</text:p>
          </table:table-cell>
          <table:table-cell table:formula="of:=IF([.$A13]-[.L$2]=0;1;SIN(PI()*2*([.$A13]-[.L$2]))/(PI()*2*([.$A13]-[.L$2])))" office:value-type="float" office:value="0.0458682865842823" calcext:value-type="float">
            <text:p>0,05</text:p>
          </table:table-cell>
          <table:table-cell table:formula="of:=IF([.$A13]-[.M$2]=0;1;SIN(PI()*2*([.$A13]-[.M$2]))/(PI()*2*([.$A13]-[.M$2])))" office:value-type="float" office:value="-0.0398329857179293" calcext:value-type="float">
            <text:p>-0,04</text:p>
          </table:table-cell>
          <table:table-cell table:number-columns-repeated="1011"/>
        </table:table-row>
        <table:table-row table:style-name="ro1">
          <table:table-cell table:formula="of:=[.A13]+[.$A$1]" office:value-type="float" office:value="-0.78" calcext:value-type="float">
            <text:p>-0,78</text:p>
          </table:table-cell>
          <table:table-cell table:formula="of:=SIN([.$A14]*PI()-0.25)" office:value-type="float" office:value="-0.426979994643093" calcext:value-type="float">
            <text:p>-0,43</text:p>
          </table:table-cell>
          <table:table-cell table:formula="of:=SIN(2*[.$A14]*PI()-0.25)" office:value-type="float" office:value="0.9053914398002" calcext:value-type="float">
            <text:p>0,91</text:p>
          </table:table-cell>
          <table:table-cell table:formula="of:=SIN(-0.25) * ([.$G14] - [.$I14] + [.$K14] - [.$M14]) + SIN(PI() * 0.5 - 0.25) * ( [.$H14] - [.$J14] + [.$L14])" office:value-type="float" office:value="0.129624073011253" calcext:value-type="float">
            <text:p>0,13</text:p>
          </table:table-cell>
          <table:table-cell table:formula="of:= SIN(-0.25) * ([.$G14] - [.$H14] + [.$I14] - [.$J14] + [.$K14] - [.$L14] + [.$M14])" office:value-type="float" office:value="0.154435367007812" calcext:value-type="float">
            <text:p>0,15</text:p>
          </table:table-cell>
          <table:table-cell/>
          <table:table-cell table:formula="of:=IF([.$A14]-[.G$2]=0;1;SIN(PI()*2*([.$A14]-[.G$2]))/(PI()*2*([.$A14]-[.G$2])))" office:value-type="float" office:value="-0.20043060447387" calcext:value-type="float">
            <text:p>-0,20</text:p>
          </table:table-cell>
          <table:table-cell table:formula="of:=IF([.$A14]-[.H$2]=0;1;SIN(PI()*2*([.$A14]-[.H$2]))/(PI()*2*([.$A14]-[.H$2])))" office:value-type="float" office:value="0.122137399601265" calcext:value-type="float">
            <text:p>0,12</text:p>
          </table:table-cell>
          <table:table-cell table:formula="of:=IF([.$A14]-[.I$2]=0;1;SIN(PI()*2*([.$A14]-[.I$2]))/(PI()*2*([.$A14]-[.I$2])))" office:value-type="float" office:value="-0.0878291412863027" calcext:value-type="float">
            <text:p>-0,09</text:p>
          </table:table-cell>
          <table:table-cell table:formula="of:=IF([.$A14]-[.J$2]=0;1;SIN(PI()*2*([.$A14]-[.J$2]))/(PI()*2*([.$A14]-[.J$2])))" office:value-type="float" office:value="0.0685683646884293" calcext:value-type="float">
            <text:p>0,07</text:p>
          </table:table-cell>
          <table:table-cell table:formula="of:=IF([.$A14]-[.K$2]=0;1;SIN(PI()*2*([.$A14]-[.K$2]))/(PI()*2*([.$A14]-[.K$2])))" office:value-type="float" office:value="-0.0562359249962658" calcext:value-type="float">
            <text:p>-0,06</text:p>
          </table:table-cell>
          <table:table-cell table:formula="of:=IF([.$A14]-[.L$2]=0;1;SIN(PI()*2*([.$A14]-[.L$2]))/(PI()*2*([.$A14]-[.L$2])))" office:value-type="float" office:value="0.0476633754541521" calcext:value-type="float">
            <text:p>0,05</text:p>
          </table:table-cell>
          <table:table-cell table:formula="of:=IF([.$A14]-[.M$2]=0;1;SIN(PI()*2*([.$A14]-[.M$2]))/(PI()*2*([.$A14]-[.M$2])))" office:value-type="float" office:value="-0.0413586961612748" calcext:value-type="float">
            <text:p>-0,04</text:p>
          </table:table-cell>
          <table:table-cell table:number-columns-repeated="1011"/>
        </table:table-row>
        <table:table-row table:style-name="ro1">
          <table:table-cell table:formula="of:=[.A14]+[.$A$1]" office:value-type="float" office:value="-0.76" calcext:value-type="float">
            <text:p>-0,76</text:p>
          </table:table-cell>
          <table:table-cell table:formula="of:=SIN([.$A15]*PI()-0.25)" office:value-type="float" office:value="-0.482916469583987" calcext:value-type="float">
            <text:p>-0,48</text:p>
          </table:table-cell>
          <table:table-cell table:formula="of:=SIN(2*[.$A15]*PI()-0.25)" office:value-type="float" office:value="0.951465871238188" calcext:value-type="float">
            <text:p>0,95</text:p>
          </table:table-cell>
          <table:table-cell table:formula="of:=SIN(-0.25) * ([.$G15] - [.$I15] + [.$K15] - [.$M15]) + SIN(PI() * 0.5 - 0.25) * ( [.$H15] - [.$J15] + [.$L15])" office:value-type="float" office:value="0.134422195867863" calcext:value-type="float">
            <text:p>0,13</text:p>
          </table:table-cell>
          <table:table-cell table:formula="of:= SIN(-0.25) * ([.$G15] - [.$H15] + [.$I15] - [.$J15] + [.$K15] - [.$L15] + [.$M15])" office:value-type="float" office:value="0.159357741091097" calcext:value-type="float">
            <text:p>0,16</text:p>
          </table:table-cell>
          <table:table-cell/>
          <table:table-cell table:formula="of:=IF([.$A15]-[.G$2]=0;1;SIN(PI()*2*([.$A15]-[.G$2]))/(PI()*2*([.$A15]-[.G$2])))" office:value-type="float" office:value="-0.209001167325253" calcext:value-type="float">
            <text:p>-0,21</text:p>
          </table:table-cell>
          <table:table-cell table:formula="of:=IF([.$A15]-[.H$2]=0;1;SIN(PI()*2*([.$A15]-[.H$2]))/(PI()*2*([.$A15]-[.H$2])))" office:value-type="float" office:value="0.126064196164438" calcext:value-type="float">
            <text:p>0,13</text:p>
          </table:table-cell>
          <table:table-cell table:formula="of:=IF([.$A15]-[.I$2]=0;1;SIN(PI()*2*([.$A15]-[.I$2]))/(PI()*2*([.$A15]-[.I$2])))" office:value-type="float" office:value="-0.0902505040722682" calcext:value-type="float">
            <text:p>-0,09</text:p>
          </table:table-cell>
          <table:table-cell table:formula="of:=IF([.$A15]-[.J$2]=0;1;SIN(PI()*2*([.$A15]-[.J$2]))/(PI()*2*([.$A15]-[.J$2])))" office:value-type="float" office:value="0.0702835783925629" calcext:value-type="float">
            <text:p>0,07</text:p>
          </table:table-cell>
          <table:table-cell table:formula="of:=IF([.$A15]-[.K$2]=0;1;SIN(PI()*2*([.$A15]-[.K$2]))/(PI()*2*([.$A15]-[.K$2])))" office:value-type="float" office:value="-0.0575510460750696" calcext:value-type="float">
            <text:p>-0,06</text:p>
          </table:table-cell>
          <table:table-cell table:formula="of:=IF([.$A15]-[.L$2]=0;1;SIN(PI()*2*([.$A15]-[.L$2]))/(PI()*2*([.$A15]-[.L$2])))" office:value-type="float" office:value="0.0487241985175436" calcext:value-type="float">
            <text:p>0,05</text:p>
          </table:table-cell>
          <table:table-cell table:formula="of:=IF([.$A15]-[.M$2]=0;1;SIN(PI()*2*([.$A15]-[.M$2]))/(PI()*2*([.$A15]-[.M$2])))" office:value-type="float" office:value="-0.0422449167997851" calcext:value-type="float">
            <text:p>-0,04</text:p>
          </table:table-cell>
          <table:table-cell table:number-columns-repeated="1011"/>
        </table:table-row>
        <table:table-row table:style-name="ro1">
          <table:table-cell table:formula="of:=[.A15]+[.$A$1]" office:value-type="float" office:value="-0.74" calcext:value-type="float">
            <text:p>-0,74</text:p>
          </table:table-cell>
          <table:table-cell table:formula="of:=SIN([.$A16]*PI()-0.25)" office:value-type="float" office:value="-0.536947093842982" calcext:value-type="float">
            <text:p>-0,54</text:p>
          </table:table-cell>
          <table:table-cell table:formula="of:=SIN(2*[.$A16]*PI()-0.25)" office:value-type="float" office:value="0.982535117508589" calcext:value-type="float">
            <text:p>0,98</text:p>
          </table:table-cell>
          <table:table-cell table:formula="of:=SIN(-0.25) * ([.$G16] - [.$I16] + [.$K16] - [.$M16]) + SIN(PI() * 0.5 - 0.25) * ( [.$H16] - [.$J16] + [.$L16])" office:value-type="float" office:value="0.137264569501247" calcext:value-type="float">
            <text:p>0,14</text:p>
          </table:table-cell>
          <table:table-cell table:formula="of:= SIN(-0.25) * ([.$G16] - [.$H16] + [.$I16] - [.$J16] + [.$K16] - [.$L16] + [.$M16])" office:value-type="float" office:value="0.161904424345099" calcext:value-type="float">
            <text:p>0,16</text:p>
          </table:table-cell>
          <table:table-cell/>
          <table:table-cell table:formula="of:=IF([.$A16]-[.G$2]=0;1;SIN(PI()*2*([.$A16]-[.G$2]))/(PI()*2*([.$A16]-[.G$2])))" office:value-type="float" office:value="-0.214649847523233" calcext:value-type="float">
            <text:p>-0,21</text:p>
          </table:table-cell>
          <table:table-cell table:formula="of:=IF([.$A16]-[.H$2]=0;1;SIN(PI()*2*([.$A16]-[.H$2]))/(PI()*2*([.$A16]-[.H$2])))" office:value-type="float" office:value="0.128097489650961" calcext:value-type="float">
            <text:p>0,13</text:p>
          </table:table-cell>
          <table:table-cell table:formula="of:=IF([.$A16]-[.I$2]=0;1;SIN(PI()*2*([.$A16]-[.I$2]))/(PI()*2*([.$A16]-[.I$2])))" office:value-type="float" office:value="-0.0912878661880414" calcext:value-type="float">
            <text:p>-0,09</text:p>
          </table:table-cell>
          <table:table-cell table:formula="of:=IF([.$A16]-[.J$2]=0;1;SIN(PI()*2*([.$A16]-[.J$2]))/(PI()*2*([.$A16]-[.J$2])))" office:value-type="float" office:value="0.0709111103424964" calcext:value-type="float">
            <text:p>0,07</text:p>
          </table:table-cell>
          <table:table-cell table:formula="of:=IF([.$A16]-[.K$2]=0;1;SIN(PI()*2*([.$A16]-[.K$2]))/(PI()*2*([.$A16]-[.K$2])))" office:value-type="float" office:value="-0.0579711267033548" calcext:value-type="float">
            <text:p>-0,06</text:p>
          </table:table-cell>
          <table:table-cell table:formula="of:=IF([.$A16]-[.L$2]=0;1;SIN(PI()*2*([.$A16]-[.L$2]))/(PI()*2*([.$A16]-[.L$2])))" office:value-type="float" office:value="0.0490249651750593" calcext:value-type="float">
            <text:p>0,05</text:p>
          </table:table-cell>
          <table:table-cell table:formula="of:=IF([.$A16]-[.M$2]=0;1;SIN(PI()*2*([.$A16]-[.M$2]))/(PI()*2*([.$A16]-[.M$2])))" office:value-type="float" office:value="-0.0424708254457733" calcext:value-type="float">
            <text:p>-0,04</text:p>
          </table:table-cell>
          <table:table-cell table:number-columns-repeated="1011"/>
        </table:table-row>
        <table:table-row table:style-name="ro1">
          <table:table-cell table:formula="of:=[.A16]+[.$A$1]" office:value-type="float" office:value="-0.72" calcext:value-type="float">
            <text:p>-0,72</text:p>
          </table:table-cell>
          <table:table-cell table:formula="of:=SIN([.$A17]*PI()-0.25)" office:value-type="float" office:value="-0.588858633230372" calcext:value-type="float">
            <text:p>-0,59</text:p>
          </table:table-cell>
          <table:table-cell table:formula="of:=SIN(2*[.$A17]*PI()-0.25)" office:value-type="float" office:value="0.998109198037851" calcext:value-type="float">
            <text:p>1,00</text:p>
          </table:table-cell>
          <table:table-cell table:formula="of:=SIN(-0.25) * ([.$G17] - [.$I17] + [.$K17] - [.$M17]) + SIN(PI() * 0.5 - 0.25) * ( [.$H17] - [.$J17] + [.$L17])" office:value-type="float" office:value="0.138025180711386" calcext:value-type="float">
            <text:p>0,14</text:p>
          </table:table-cell>
          <table:table-cell table:formula="of:= SIN(-0.25) * ([.$G17] - [.$H17] + [.$I17] - [.$J17] + [.$K17] - [.$L17] + [.$M17])" office:value-type="float" office:value="0.161961896577655" calcext:value-type="float">
            <text:p>0,16</text:p>
          </table:table-cell>
          <table:table-cell/>
          <table:table-cell table:formula="of:=IF([.$A17]-[.G$2]=0;1;SIN(PI()*2*([.$A17]-[.G$2]))/(PI()*2*([.$A17]-[.G$2])))" office:value-type="float" office:value="-0.217133154846693" calcext:value-type="float">
            <text:p>-0,22</text:p>
          </table:table-cell>
          <table:table-cell table:formula="of:=IF([.$A17]-[.H$2]=0;1;SIN(PI()*2*([.$A17]-[.H$2]))/(PI()*2*([.$A17]-[.H$2])))" office:value-type="float" office:value="0.128144156958704" calcext:value-type="float">
            <text:p>0,13</text:p>
          </table:table-cell>
          <table:table-cell table:formula="of:=IF([.$A17]-[.I$2]=0;1;SIN(PI()*2*([.$A17]-[.I$2]))/(PI()*2*([.$A17]-[.I$2])))" office:value-type="float" office:value="-0.090892948540476" calcext:value-type="float">
            <text:p>-0,09</text:p>
          </table:table-cell>
          <table:table-cell table:formula="of:=IF([.$A17]-[.J$2]=0;1;SIN(PI()*2*([.$A17]-[.J$2]))/(PI()*2*([.$A17]-[.J$2])))" office:value-type="float" office:value="0.0704215637340625" calcext:value-type="float">
            <text:p>0,07</text:p>
          </table:table-cell>
          <table:table-cell table:formula="of:=IF([.$A17]-[.K$2]=0;1;SIN(PI()*2*([.$A17]-[.K$2]))/(PI()*2*([.$A17]-[.K$2])))" office:value-type="float" office:value="-0.0574764233417716" calcext:value-type="float">
            <text:p>-0,06</text:p>
          </table:table-cell>
          <table:table-cell table:formula="of:=IF([.$A17]-[.L$2]=0;1;SIN(PI()*2*([.$A17]-[.L$2]))/(PI()*2*([.$A17]-[.L$2])))" office:value-type="float" office:value="0.0485515128849748" calcext:value-type="float">
            <text:p>0,05</text:p>
          </table:table-cell>
          <table:table-cell table:formula="of:=IF([.$A17]-[.M$2]=0;1;SIN(PI()*2*([.$A17]-[.M$2]))/(PI()*2*([.$A17]-[.M$2])))" office:value-type="float" office:value="-0.0420257719058115" calcext:value-type="float">
            <text:p>-0,04</text:p>
          </table:table-cell>
          <table:table-cell table:number-columns-repeated="1011"/>
        </table:table-row>
        <table:table-row table:style-name="ro1">
          <table:table-cell table:formula="of:=[.A17]+[.$A$1]" office:value-type="float" office:value="-0.7" calcext:value-type="float">
            <text:p>-0,70</text:p>
          </table:table-cell>
          <table:table-cell table:formula="of:=SIN([.$A18]*PI()-0.25)" office:value-type="float" office:value="-0.638446216616322" calcext:value-type="float">
            <text:p>-0,64</text:p>
          </table:table-cell>
          <table:table-cell table:formula="of:=SIN(2*[.$A18]*PI()-0.25)" office:value-type="float" office:value="0.997942500272521" calcext:value-type="float">
            <text:p>1,00</text:p>
          </table:table-cell>
          <table:table-cell table:formula="of:=SIN(-0.25) * ([.$G18] - [.$I18] + [.$K18] - [.$M18]) + SIN(PI() * 0.5 - 0.25) * ( [.$H18] - [.$J18] + [.$L18])" office:value-type="float" office:value="0.136601935903859" calcext:value-type="float">
            <text:p>0,14</text:p>
          </table:table-cell>
          <table:table-cell table:formula="of:= SIN(-0.25) * ([.$G18] - [.$H18] + [.$I18] - [.$J18] + [.$K18] - [.$L18] + [.$M18])" office:value-type="float" office:value="0.159448716495042" calcext:value-type="float">
            <text:p>0,16</text:p>
          </table:table-cell>
          <table:table-cell/>
          <table:table-cell table:formula="of:=IF([.$A18]-[.G$2]=0;1;SIN(PI()*2*([.$A18]-[.G$2]))/(PI()*2*([.$A18]-[.G$2])))" office:value-type="float" office:value="-0.216236208183045" calcext:value-type="float">
            <text:p>-0,22</text:p>
          </table:table-cell>
          <table:table-cell table:formula="of:=IF([.$A18]-[.H$2]=0;1;SIN(PI()*2*([.$A18]-[.H$2]))/(PI()*2*([.$A18]-[.H$2])))" office:value-type="float" office:value="0.126137788106776" calcext:value-type="float">
            <text:p>0,13</text:p>
          </table:table-cell>
          <table:table-cell table:formula="of:=IF([.$A18]-[.I$2]=0;1;SIN(PI()*2*([.$A18]-[.I$2]))/(PI()*2*([.$A18]-[.I$2])))" office:value-type="float" office:value="-0.0890384386636067" calcext:value-type="float">
            <text:p>-0,09</text:p>
          </table:table-cell>
          <table:table-cell table:formula="of:=IF([.$A18]-[.J$2]=0;1;SIN(PI()*2*([.$A18]-[.J$2]))/(PI()*2*([.$A18]-[.J$2])))" office:value-type="float" office:value="0.0688024298764233" calcext:value-type="float">
            <text:p>0,07</text:p>
          </table:table-cell>
          <table:table-cell table:formula="of:=IF([.$A18]-[.K$2]=0;1;SIN(PI()*2*([.$A18]-[.K$2]))/(PI()*2*([.$A18]-[.K$2])))" office:value-type="float" office:value="-0.0560612391585672" calcext:value-type="float">
            <text:p>-0,06</text:p>
          </table:table-cell>
          <table:table-cell table:formula="of:=IF([.$A18]-[.L$2]=0;1;SIN(PI()*2*([.$A18]-[.L$2]))/(PI()*2*([.$A18]-[.L$2])))" office:value-type="float" office:value="0.0473016705400411" calcext:value-type="float">
            <text:p>0,05</text:p>
          </table:table-cell>
          <table:table-cell table:formula="of:=IF([.$A18]-[.M$2]=0;1;SIN(PI()*2*([.$A18]-[.M$2]))/(PI()*2*([.$A18]-[.M$2])))" office:value-type="float" office:value="-0.040909552899495" calcext:value-type="float">
            <text:p>-0,04</text:p>
          </table:table-cell>
          <table:table-cell table:number-columns-repeated="1011"/>
        </table:table-row>
        <table:table-row table:style-name="ro1">
          <table:table-cell table:formula="of:=[.A18]+[.$A$1]" office:value-type="float" office:value="-0.68" calcext:value-type="float">
            <text:p>-0,68</text:p>
          </table:table-cell>
          <table:table-cell table:formula="of:=SIN([.$A19]*PI()-0.25)" office:value-type="float" office:value="-0.685514144463618" calcext:value-type="float">
            <text:p>-0,69</text:p>
          </table:table-cell>
          <table:table-cell table:formula="of:=SIN(2*[.$A19]*PI()-0.25)" office:value-type="float" office:value="0.98203765313594" calcext:value-type="float">
            <text:p>0,98</text:p>
          </table:table-cell>
          <table:table-cell table:formula="of:=SIN(-0.25) * ([.$G19] - [.$I19] + [.$K19] - [.$M19]) + SIN(PI() * 0.5 - 0.25) * ( [.$H19] - [.$J19] + [.$L19])" office:value-type="float" office:value="0.132918685808253" calcext:value-type="float">
            <text:p>0,13</text:p>
          </table:table-cell>
          <table:table-cell table:formula="of:= SIN(-0.25) * ([.$G19] - [.$H19] + [.$I19] - [.$J19] + [.$K19] - [.$L19] + [.$M19])" office:value-type="float" office:value="0.154317248657532" calcext:value-type="float">
            <text:p>0,15</text:p>
          </table:table-cell>
          <table:table-cell/>
          <table:table-cell table:formula="of:=IF([.$A19]-[.G$2]=0;1;SIN(PI()*2*([.$A19]-[.G$2]))/(PI()*2*([.$A19]-[.G$2])))" office:value-type="float" office:value="-0.211776026534172" calcext:value-type="float">
            <text:p>-0,21</text:p>
          </table:table-cell>
          <table:table-cell table:formula="of:=IF([.$A19]-[.H$2]=0;1;SIN(PI()*2*([.$A19]-[.H$2]))/(PI()*2*([.$A19]-[.H$2])))" office:value-type="float" office:value="0.12204042207054" calcext:value-type="float">
            <text:p>0,12</text:p>
          </table:table-cell>
          <table:table-cell table:formula="of:=IF([.$A19]-[.I$2]=0;1;SIN(PI()*2*([.$A19]-[.I$2]))/(PI()*2*([.$A19]-[.I$2])))" office:value-type="float" office:value="-0.0857188678828789" calcext:value-type="float">
            <text:p>-0,09</text:p>
          </table:table-cell>
          <table:table-cell table:formula="of:=IF([.$A19]-[.J$2]=0;1;SIN(PI()*2*([.$A19]-[.J$2]))/(PI()*2*([.$A19]-[.J$2])))" office:value-type="float" office:value="0.0660585770840535" calcext:value-type="float">
            <text:p>0,07</text:p>
          </table:table-cell>
          <table:table-cell table:formula="of:=IF([.$A19]-[.K$2]=0;1;SIN(PI()*2*([.$A19]-[.K$2]))/(PI()*2*([.$A19]-[.K$2])))" office:value-type="float" office:value="-0.0537342156877748" calcext:value-type="float">
            <text:p>-0,05</text:p>
          </table:table-cell>
          <table:table-cell table:formula="of:=IF([.$A19]-[.L$2]=0;1;SIN(PI()*2*([.$A19]-[.L$2]))/(PI()*2*([.$A19]-[.L$2])))" office:value-type="float" office:value="0.0452854396362379" calcext:value-type="float">
            <text:p>0,05</text:p>
          </table:table-cell>
          <table:table-cell table:formula="of:=IF([.$A19]-[.M$2]=0;1;SIN(PI()*2*([.$A19]-[.M$2]))/(PI()*2*([.$A19]-[.M$2])))" office:value-type="float" office:value="-0.0391325266421838" calcext:value-type="float">
            <text:p>-0,04</text:p>
          </table:table-cell>
          <table:table-cell table:number-columns-repeated="1011"/>
        </table:table-row>
        <table:table-row table:style-name="ro1">
          <table:table-cell table:formula="of:=[.A19]+[.$A$1]" office:value-type="float" office:value="-0.66" calcext:value-type="float">
            <text:p>-0,66</text:p>
          </table:table-cell>
          <table:table-cell table:formula="of:=SIN([.$A20]*PI()-0.25)" office:value-type="float" office:value="-0.729876661164338" calcext:value-type="float">
            <text:p>-0,73</text:p>
          </table:table-cell>
          <table:table-cell table:formula="of:=SIN(2*[.$A20]*PI()-0.25)" office:value-type="float" office:value="0.950645485568547" calcext:value-type="float">
            <text:p>0,95</text:p>
          </table:table-cell>
          <table:table-cell table:formula="of:=SIN(-0.25) * ([.$G20] - [.$I20] + [.$K20] - [.$M20]) + SIN(PI() * 0.5 - 0.25) * ( [.$H20] - [.$J20] + [.$L20])" office:value-type="float" office:value="0.126926960012654" calcext:value-type="float">
            <text:p>0,13</text:p>
          </table:table-cell>
          <table:table-cell table:formula="of:= SIN(-0.25) * ([.$G20] - [.$H20] + [.$I20] - [.$J20] + [.$K20] - [.$L20] + [.$M20])" office:value-type="float" office:value="0.146554942430008" calcext:value-type="float">
            <text:p>0,15</text:p>
          </table:table-cell>
          <table:table-cell/>
          <table:table-cell table:formula="of:=IF([.$A20]-[.G$2]=0;1;SIN(PI()*2*([.$A20]-[.G$2]))/(PI()*2*([.$A20]-[.G$2])))" office:value-type="float" office:value="-0.203604489294199" calcext:value-type="float">
            <text:p>-0,20</text:p>
          </table:table-cell>
          <table:table-cell table:formula="of:=IF([.$A20]-[.H$2]=0;1;SIN(PI()*2*([.$A20]-[.H$2]))/(PI()*2*([.$A20]-[.H$2])))" office:value-type="float" office:value="0.115843933563941" calcext:value-type="float">
            <text:p>0,12</text:p>
          </table:table-cell>
          <table:table-cell table:formula="of:=IF([.$A20]-[.I$2]=0;1;SIN(PI()*2*([.$A20]-[.I$2]))/(PI()*2*([.$A20]-[.I$2])))" office:value-type="float" office:value="-0.0809511824904645" calcext:value-type="float">
            <text:p>-0,08</text:p>
          </table:table-cell>
          <table:table-cell table:formula="of:=IF([.$A20]-[.J$2]=0;1;SIN(PI()*2*([.$A20]-[.J$2]))/(PI()*2*([.$A20]-[.J$2])))" office:value-type="float" office:value="0.062212482839894" calcext:value-type="float">
            <text:p>0,06</text:p>
          </table:table-cell>
          <table:table-cell table:formula="of:=IF([.$A20]-[.K$2]=0;1;SIN(PI()*2*([.$A20]-[.K$2]))/(PI()*2*([.$A20]-[.K$2])))" office:value-type="float" office:value="-0.0505184071181094" calcext:value-type="float">
            <text:p>-0,05</text:p>
          </table:table-cell>
          <table:table-cell table:formula="of:=IF([.$A20]-[.L$2]=0;1;SIN(PI()*2*([.$A20]-[.L$2]))/(PI()*2*([.$A20]-[.L$2])))" office:value-type="float" office:value="0.0425249882703073" calcext:value-type="float">
            <text:p>0,04</text:p>
          </table:table-cell>
          <table:table-cell table:formula="of:=IF([.$A20]-[.M$2]=0;1;SIN(PI()*2*([.$A20]-[.M$2]))/(PI()*2*([.$A20]-[.M$2])))" office:value-type="float" office:value="-0.0367155636432161" calcext:value-type="float">
            <text:p>-0,04</text:p>
          </table:table-cell>
          <table:table-cell table:number-columns-repeated="1011"/>
        </table:table-row>
        <table:table-row table:style-name="ro1">
          <table:table-cell table:formula="of:=[.A20]+[.$A$1]" office:value-type="float" office:value="-0.64" calcext:value-type="float">
            <text:p>-0,64</text:p>
          </table:table-cell>
          <table:table-cell table:formula="of:=SIN([.$A21]*PI()-0.25)" office:value-type="float" office:value="-0.771358688132372" calcext:value-type="float">
            <text:p>-0,77</text:p>
          </table:table-cell>
          <table:table-cell table:formula="of:=SIN(2*[.$A21]*PI()-0.25)" office:value-type="float" office:value="0.904261070805651" calcext:value-type="float">
            <text:p>0,90</text:p>
          </table:table-cell>
          <table:table-cell table:formula="of:=SIN(-0.25) * ([.$G21] - [.$I21] + [.$K21] - [.$M21]) + SIN(PI() * 0.5 - 0.25) * ( [.$H21] - [.$J21] + [.$L21])" office:value-type="float" office:value="0.118607384094712" calcext:value-type="float">
            <text:p>0,12</text:p>
          </table:table-cell>
          <table:table-cell table:formula="of:= SIN(-0.25) * ([.$G21] - [.$H21] + [.$I21] - [.$J21] + [.$K21] - [.$L21] + [.$M21])" office:value-type="float" office:value="0.136185138981748" calcext:value-type="float">
            <text:p>0,14</text:p>
          </table:table-cell>
          <table:table-cell/>
          <table:table-cell table:formula="of:=IF([.$A21]-[.G$2]=0;1;SIN(PI()*2*([.$A21]-[.G$2]))/(PI()*2*([.$A21]-[.G$2])))" office:value-type="float" office:value="-0.191610923914894" calcext:value-type="float">
            <text:p>-0,19</text:p>
          </table:table-cell>
          <table:table-cell table:formula="of:=IF([.$A21]-[.H$2]=0;1;SIN(PI()*2*([.$A21]-[.H$2]))/(PI()*2*([.$A21]-[.H$2])))" office:value-type="float" office:value="0.107571045004853" calcext:value-type="float">
            <text:p>0,11</text:p>
          </table:table-cell>
          <table:table-cell table:formula="of:=IF([.$A21]-[.I$2]=0;1;SIN(PI()*2*([.$A21]-[.I$2]))/(PI()*2*([.$A21]-[.I$2])))" office:value-type="float" office:value="-0.0747749946984953" calcext:value-type="float">
            <text:p>-0,07</text:p>
          </table:table-cell>
          <table:table-cell table:formula="of:=IF([.$A21]-[.J$2]=0;1;SIN(PI()*2*([.$A21]-[.J$2]))/(PI()*2*([.$A21]-[.J$2])))" office:value-type="float" office:value="0.0573042015446413" calcext:value-type="float">
            <text:p>0,06</text:p>
          </table:table-cell>
          <table:table-cell table:formula="of:=IF([.$A21]-[.K$2]=0;1;SIN(PI()*2*([.$A21]-[.K$2]))/(PI()*2*([.$A21]-[.K$2])))" office:value-type="float" office:value="-0.0464511330702774" calcext:value-type="float">
            <text:p>-0,05</text:p>
          </table:table-cell>
          <table:table-cell table:formula="of:=IF([.$A21]-[.L$2]=0;1;SIN(PI()*2*([.$A21]-[.L$2]))/(PI()*2*([.$A21]-[.L$2])))" office:value-type="float" office:value="0.0390544558297873" calcext:value-type="float">
            <text:p>0,04</text:p>
          </table:table-cell>
          <table:table-cell table:formula="of:=IF([.$A21]-[.M$2]=0;1;SIN(PI()*2*([.$A21]-[.M$2]))/(PI()*2*([.$A21]-[.M$2])))" office:value-type="float" office:value="-0.0336898327762451" calcext:value-type="float">
            <text:p>-0,03</text:p>
          </table:table-cell>
          <table:table-cell table:number-columns-repeated="1011"/>
        </table:table-row>
        <table:table-row table:style-name="ro1">
          <table:table-cell table:formula="of:=[.A21]+[.$A$1]" office:value-type="float" office:value="-0.62" calcext:value-type="float">
            <text:p>-0,62</text:p>
          </table:table-cell>
          <table:table-cell table:formula="of:=SIN([.$A22]*PI()-0.25)" office:value-type="float" office:value="-0.80979651475861" calcext:value-type="float">
            <text:p>-0,81</text:p>
          </table:table-cell>
          <table:table-cell table:formula="of:=SIN(2*[.$A22]*PI()-0.25)" office:value-type="float" office:value="0.84361591877677" calcext:value-type="float">
            <text:p>0,84</text:p>
          </table:table-cell>
          <table:table-cell table:formula="of:=SIN(-0.25) * ([.$G22] - [.$I22] + [.$K22] - [.$M22]) + SIN(PI() * 0.5 - 0.25) * ( [.$H22] - [.$J22] + [.$L22])" office:value-type="float" office:value="0.107970755919777" calcext:value-type="float">
            <text:p>0,11</text:p>
          </table:table-cell>
          <table:table-cell table:formula="of:= SIN(-0.25) * ([.$G22] - [.$H22] + [.$I22] - [.$J22] + [.$K22] - [.$L22] + [.$M22])" office:value-type="float" office:value="0.123267388807066" calcext:value-type="float">
            <text:p>0,12</text:p>
          </table:table-cell>
          <table:table-cell/>
          <table:table-cell table:formula="of:=IF([.$A22]-[.G$2]=0;1;SIN(PI()*2*([.$A22]-[.G$2]))/(PI()*2*([.$A22]-[.G$2])))" office:value-type="float" office:value="-0.175724283367422" calcext:value-type="float">
            <text:p>-0,18</text:p>
          </table:table-cell>
          <table:table-cell table:formula="of:=IF([.$A22]-[.H$2]=0;1;SIN(PI()*2*([.$A22]-[.H$2]))/(PI()*2*([.$A22]-[.H$2])))" office:value-type="float" office:value="0.0972759425783945" calcext:value-type="float">
            <text:p>0,10</text:p>
          </table:table-cell>
          <table:table-cell table:formula="of:=IF([.$A22]-[.I$2]=0;1;SIN(PI()*2*([.$A22]-[.I$2]))/(PI()*2*([.$A22]-[.I$2])))" office:value-type="float" office:value="-0.0672525035109888" calcext:value-type="float">
            <text:p>-0,07</text:p>
          </table:table-cell>
          <table:table-cell table:formula="of:=IF([.$A22]-[.J$2]=0;1;SIN(PI()*2*([.$A22]-[.J$2]))/(PI()*2*([.$A22]-[.J$2])))" office:value-type="float" office:value="0.0513910640036801" calcext:value-type="float">
            <text:p>0,05</text:p>
          </table:table-cell>
          <table:table-cell table:formula="of:=IF([.$A22]-[.K$2]=0;1;SIN(PI()*2*([.$A22]-[.K$2]))/(PI()*2*([.$A22]-[.K$2])))" office:value-type="float" office:value="-0.0415836090411458" calcext:value-type="float">
            <text:p>-0,04</text:p>
          </table:table-cell>
          <table:table-cell table:formula="of:=IF([.$A22]-[.L$2]=0;1;SIN(PI()*2*([.$A22]-[.L$2]))/(PI()*2*([.$A22]-[.L$2])))" office:value-type="float" office:value="0.0349195691307057" calcext:value-type="float">
            <text:p>0,03</text:p>
          </table:table-cell>
          <table:table-cell table:formula="of:=IF([.$A22]-[.M$2]=0;1;SIN(PI()*2*([.$A22]-[.M$2]))/(PI()*2*([.$A22]-[.M$2])))" office:value-type="float" office:value="-0.0300964242231497" calcext:value-type="float">
            <text:p>-0,03</text:p>
          </table:table-cell>
          <table:table-cell table:number-columns-repeated="1011"/>
        </table:table-row>
        <table:table-row table:style-name="ro1">
          <table:table-cell table:formula="of:=[.A22]+[.$A$1]" office:value-type="float" office:value="-0.6" calcext:value-type="float">
            <text:p>-0,60</text:p>
          </table:table-cell>
          <table:table-cell table:formula="of:=SIN([.$A23]*PI()-0.25)" office:value-type="float" office:value="-0.845038444501932" calcext:value-type="float">
            <text:p>-0,85</text:p>
          </table:table-cell>
          <table:table-cell table:formula="of:=SIN(2*[.$A23]*PI()-0.25)" office:value-type="float" office:value="0.769666439757057" calcext:value-type="float">
            <text:p>0,77</text:p>
          </table:table-cell>
          <table:table-cell table:formula="of:=SIN(-0.25) * ([.$G23] - [.$I23] + [.$K23] - [.$M23]) + SIN(PI() * 0.5 - 0.25) * ( [.$H23] - [.$J23] + [.$L23])" office:value-type="float" office:value="0.0950587618123869" calcext:value-type="float">
            <text:p>0,10</text:p>
          </table:table-cell>
          <table:table-cell table:formula="of:= SIN(-0.25) * ([.$G23] - [.$H23] + [.$I23] - [.$J23] + [.$K23] - [.$L23] + [.$M23])" office:value-type="float" office:value="0.107897268972193" calcext:value-type="float">
            <text:p>0,11</text:p>
          </table:table-cell>
          <table:table-cell/>
          <table:table-cell table:formula="of:=IF([.$A23]-[.G$2]=0;1;SIN(PI()*2*([.$A23]-[.G$2]))/(PI()*2*([.$A23]-[.G$2])))" office:value-type="float" office:value="-0.155914880631439" calcext:value-type="float">
            <text:p>-0,16</text:p>
          </table:table-cell>
          <table:table-cell table:formula="of:=IF([.$A23]-[.H$2]=0;1;SIN(PI()*2*([.$A23]-[.H$2]))/(PI()*2*([.$A23]-[.H$2])))" office:value-type="float" office:value="0.0850444803444214" calcext:value-type="float">
            <text:p>0,09</text:p>
          </table:table-cell>
          <table:table-cell table:formula="of:=IF([.$A23]-[.I$2]=0;1;SIN(PI()*2*([.$A23]-[.I$2]))/(PI()*2*([.$A23]-[.I$2])))" office:value-type="float" office:value="-0.0584680802367898" calcext:value-type="float">
            <text:p>-0,06</text:p>
          </table:table-cell>
          <table:table-cell table:formula="of:=IF([.$A23]-[.J$2]=0;1;SIN(PI()*2*([.$A23]-[.J$2]))/(PI()*2*([.$A23]-[.J$2])))" office:value-type="float" office:value="0.0445471087518398" calcext:value-type="float">
            <text:p>0,04</text:p>
          </table:table-cell>
          <table:table-cell table:formula="of:=IF([.$A23]-[.K$2]=0;1;SIN(PI()*2*([.$A23]-[.K$2]))/(PI()*2*([.$A23]-[.K$2])))" office:value-type="float" office:value="-0.0359803570687936" calcext:value-type="float">
            <text:p>-0,04</text:p>
          </table:table-cell>
          <table:table-cell table:formula="of:=IF([.$A23]-[.L$2]=0;1;SIN(PI()*2*([.$A23]-[.L$2]))/(PI()*2*([.$A23]-[.L$2])))" office:value-type="float" office:value="0.0301770736706011" calcext:value-type="float">
            <text:p>0,03</text:p>
          </table:table-cell>
          <table:table-cell table:formula="of:=IF([.$A23]-[.M$2]=0;1;SIN(PI()*2*([.$A23]-[.M$2]))/(PI()*2*([.$A23]-[.M$2])))" office:value-type="float" office:value="-0.0259858134385732" calcext:value-type="float">
            <text:p>-0,03</text:p>
          </table:table-cell>
          <table:table-cell table:number-columns-repeated="1011"/>
        </table:table-row>
        <table:table-row table:style-name="ro1">
          <table:table-cell table:formula="of:=[.A23]+[.$A$1]" office:value-type="float" office:value="-0.58" calcext:value-type="float">
            <text:p>-0,58</text:p>
          </table:table-cell>
          <table:table-cell table:formula="of:=SIN([.$A24]*PI()-0.25)" office:value-type="float" office:value="-0.876945393566149" calcext:value-type="float">
            <text:p>-0,88</text:p>
          </table:table-cell>
          <table:table-cell table:formula="of:=SIN(2*[.$A24]*PI()-0.25)" office:value-type="float" office:value="0.68357886120593" calcext:value-type="float">
            <text:p>0,68</text:p>
          </table:table-cell>
          <table:table-cell table:formula="of:=SIN(-0.25) * ([.$G24] - [.$I24] + [.$K24] - [.$M24]) + SIN(PI() * 0.5 - 0.25) * ( [.$H24] - [.$J24] + [.$L24])" office:value-type="float" office:value="0.079944317736149" calcext:value-type="float">
            <text:p>0,08</text:p>
          </table:table-cell>
          <table:table-cell table:formula="of:= SIN(-0.25) * ([.$G24] - [.$H24] + [.$I24] - [.$J24] + [.$K24] - [.$L24] + [.$M24])" office:value-type="float" office:value="0.0902056962501567" calcext:value-type="float">
            <text:p>0,09</text:p>
          </table:table-cell>
          <table:table-cell/>
          <table:table-cell table:formula="of:=IF([.$A24]-[.G$2]=0;1;SIN(PI()*2*([.$A24]-[.G$2]))/(PI()*2*([.$A24]-[.G$2])))" office:value-type="float" office:value="-0.13219565273443" calcext:value-type="float">
            <text:p>-0,13</text:p>
          </table:table-cell>
          <table:table-cell table:formula="of:=IF([.$A24]-[.H$2]=0;1;SIN(PI()*2*([.$A24]-[.H$2]))/(PI()*2*([.$A24]-[.H$2])))" office:value-type="float" office:value="0.0709939616536756" calcext:value-type="float">
            <text:p>0,07</text:p>
          </table:table-cell>
          <table:table-cell table:formula="of:=IF([.$A24]-[.I$2]=0;1;SIN(PI()*2*([.$A24]-[.I$2]))/(PI()*2*([.$A24]-[.I$2])))" office:value-type="float" office:value="-0.0485275180923858" calcext:value-type="float">
            <text:p>-0,05</text:p>
          </table:table-cell>
          <table:table-cell table:formula="of:=IF([.$A24]-[.J$2]=0;1;SIN(PI()*2*([.$A24]-[.J$2]))/(PI()*2*([.$A24]-[.J$2])))" office:value-type="float" office:value="0.0368622493201777" calcext:value-type="float">
            <text:p>0,04</text:p>
          </table:table-cell>
          <table:table-cell table:formula="of:=IF([.$A24]-[.K$2]=0;1;SIN(PI()*2*([.$A24]-[.K$2]))/(PI()*2*([.$A24]-[.K$2])))" office:value-type="float" office:value="-0.0297184025527014" calcext:value-type="float">
            <text:p>-0,03</text:p>
          </table:table-cell>
          <table:table-cell table:formula="of:=IF([.$A24]-[.L$2]=0;1;SIN(PI()*2*([.$A24]-[.L$2]))/(PI()*2*([.$A24]-[.L$2])))" office:value-type="float" office:value="0.0248939865538862" calcext:value-type="float">
            <text:p>0,02</text:p>
          </table:table-cell>
          <table:table-cell table:formula="of:=IF([.$A24]-[.M$2]=0;1;SIN(PI()*2*([.$A24]-[.M$2]))/(PI()*2*([.$A24]-[.M$2])))" office:value-type="float" office:value="-0.0214171727893769" calcext:value-type="float">
            <text:p>-0,02</text:p>
          </table:table-cell>
          <table:table-cell table:number-columns-repeated="1011"/>
        </table:table-row>
        <table:table-row table:style-name="ro1">
          <table:table-cell table:formula="of:=[.A24]+[.$A$1]" office:value-type="float" office:value="-0.56" calcext:value-type="float">
            <text:p>-0,56</text:p>
          </table:table-cell>
          <table:table-cell table:formula="of:=SIN([.$A25]*PI()-0.25)" office:value-type="float" office:value="-0.9053914398002" calcext:value-type="float">
            <text:p>-0,91</text:p>
          </table:table-cell>
          <table:table-cell table:formula="of:=SIN(2*[.$A25]*PI()-0.25)" office:value-type="float" office:value="0.586710835663367" calcext:value-type="float">
            <text:p>0,59</text:p>
          </table:table-cell>
          <table:table-cell table:formula="of:=SIN(-0.25) * ([.$G25] - [.$I25] + [.$K25] - [.$M25]) + SIN(PI() * 0.5 - 0.25) * ( [.$H25] - [.$J25] + [.$L25])" office:value-type="float" office:value="0.0627315252818145" calcext:value-type="float">
            <text:p>0,06</text:p>
          </table:table-cell>
          <table:table-cell table:formula="of:= SIN(-0.25) * ([.$G25] - [.$H25] + [.$I25] - [.$J25] + [.$K25] - [.$L25] + [.$M25])" office:value-type="float" office:value="0.0703577393871261" calcext:value-type="float">
            <text:p>0,07</text:p>
          </table:table-cell>
          <table:table-cell/>
          <table:table-cell table:formula="of:=IF([.$A25]-[.G$2]=0;1;SIN(PI()*2*([.$A25]-[.G$2]))/(PI()*2*([.$A25]-[.G$2])))" office:value-type="float" office:value="-0.104622932559391" calcext:value-type="float">
            <text:p>-0,10</text:p>
          </table:table-cell>
          <table:table-cell table:formula="of:=IF([.$A25]-[.H$2]=0;1;SIN(PI()*2*([.$A25]-[.H$2]))/(PI()*2*([.$A25]-[.H$2])))" office:value-type="float" office:value="0.0552724926728859" calcext:value-type="float">
            <text:p>0,06</text:p>
          </table:table-cell>
          <table:table-cell table:formula="of:=IF([.$A25]-[.I$2]=0;1;SIN(PI()*2*([.$A25]-[.I$2]))/(PI()*2*([.$A25]-[.I$2])))" office:value-type="float" office:value="-0.037556950149525" calcext:value-type="float">
            <text:p>-0,04</text:p>
          </table:table-cell>
          <table:table-cell table:formula="of:=IF([.$A25]-[.J$2]=0;1;SIN(PI()*2*([.$A25]-[.J$2]))/(PI()*2*([.$A25]-[.J$2])))" office:value-type="float" office:value="0.0284411855501257" calcext:value-type="float">
            <text:p>0,03</text:p>
          </table:table-cell>
          <table:table-cell table:formula="of:=IF([.$A25]-[.K$2]=0;1;SIN(PI()*2*([.$A25]-[.K$2]))/(PI()*2*([.$A25]-[.K$2])))" office:value-type="float" office:value="-0.0228862664973668" calcext:value-type="float">
            <text:p>-0,02</text:p>
          </table:table-cell>
          <table:table-cell table:formula="of:=IF([.$A25]-[.L$2]=0;1;SIN(PI()*2*([.$A25]-[.L$2]))/(PI()*2*([.$A25]-[.L$2])))" office:value-type="float" office:value="0.0191466804683853" calcext:value-type="float">
            <text:p>0,02</text:p>
          </table:table-cell>
          <table:table-cell table:formula="of:=IF([.$A25]-[.M$2]=0;1;SIN(PI()*2*([.$A25]-[.M$2]))/(PI()*2*([.$A25]-[.M$2])))" office:value-type="float" office:value="-0.0164575399531626" calcext:value-type="float">
            <text:p>-0,02</text:p>
          </table:table-cell>
          <table:table-cell table:number-columns-repeated="1011"/>
        </table:table-row>
        <table:table-row table:style-name="ro1">
          <table:table-cell table:formula="of:=[.A25]+[.$A$1]" office:value-type="float" office:value="-0.54" calcext:value-type="float">
            <text:p>-0,54</text:p>
          </table:table-cell>
          <table:table-cell table:formula="of:=SIN([.$A26]*PI()-0.25)" office:value-type="float" office:value="-0.930264319655363" calcext:value-type="float">
            <text:p>-0,93</text:p>
          </table:table-cell>
          <table:table-cell table:formula="of:=SIN(2*[.$A26]*PI()-0.25)" office:value-type="float" office:value="0.480590029758329" calcext:value-type="float">
            <text:p>0,48</text:p>
          </table:table-cell>
          <table:table-cell table:formula="of:=SIN(-0.25) * ([.$G26] - [.$I26] + [.$K26] - [.$M26]) + SIN(PI() * 0.5 - 0.25) * ( [.$H26] - [.$J26] + [.$L26])" office:value-type="float" office:value="0.0435552371035018" calcext:value-type="float">
            <text:p>0,04</text:p>
          </table:table-cell>
          <table:table-cell table:formula="of:= SIN(-0.25) * ([.$G26] - [.$H26] + [.$I26] - [.$J26] + [.$K26] - [.$L26] + [.$M26])" office:value-type="float" office:value="0.048550940850592" calcext:value-type="float">
            <text:p>0,05</text:p>
          </table:table-cell>
          <table:table-cell/>
          <table:table-cell table:formula="of:=IF([.$A26]-[.G$2]=0;1;SIN(PI()*2*([.$A26]-[.G$2]))/(PI()*2*([.$A26]-[.G$2])))" office:value-type="float" office:value="-0.0732967126652813" calcext:value-type="float">
            <text:p>-0,07</text:p>
          </table:table-cell>
          <table:table-cell table:formula="of:=IF([.$A26]-[.H$2]=0;1;SIN(PI()*2*([.$A26]-[.H$2]))/(PI()*2*([.$A26]-[.H$2])))" office:value-type="float" office:value="0.0380579084992807" calcext:value-type="float">
            <text:p>0,04</text:p>
          </table:table-cell>
          <table:table-cell table:formula="of:=IF([.$A26]-[.I$2]=0;1;SIN(PI()*2*([.$A26]-[.I$2]))/(PI()*2*([.$A26]-[.I$2])))" office:value-type="float" office:value="-0.0257014447008129" calcext:value-type="float">
            <text:p>-0,03</text:p>
          </table:table-cell>
          <table:table-cell table:formula="of:=IF([.$A26]-[.J$2]=0;1;SIN(PI()*2*([.$A26]-[.J$2]))/(PI()*2*([.$A26]-[.J$2])))" office:value-type="float" office:value="0.0194020709996332" calcext:value-type="float">
            <text:p>0,02</text:p>
          </table:table-cell>
          <table:table-cell table:formula="of:=IF([.$A26]-[.K$2]=0;1;SIN(PI()*2*([.$A26]-[.K$2]))/(PI()*2*([.$A26]-[.K$2])))" office:value-type="float" office:value="-0.0155827656847448" calcext:value-type="float">
            <text:p>-0,02</text:p>
          </table:table-cell>
          <table:table-cell table:formula="of:=IF([.$A26]-[.L$2]=0;1;SIN(PI()*2*([.$A26]-[.L$2]))/(PI()*2*([.$A26]-[.L$2])))" office:value-type="float" office:value="0.0130198108023855" calcext:value-type="float">
            <text:p>0,01</text:p>
          </table:table-cell>
          <table:table-cell table:formula="of:=IF([.$A26]-[.M$2]=0;1;SIN(PI()*2*([.$A26]-[.M$2]))/(PI()*2*([.$A26]-[.M$2])))" office:value-type="float" office:value="-0.011180854474365" calcext:value-type="float">
            <text:p>-0,01</text:p>
          </table:table-cell>
          <table:table-cell table:number-columns-repeated="1011"/>
        </table:table-row>
        <table:table-row table:style-name="ro1">
          <table:table-cell table:formula="of:=[.A26]+[.$A$1]" office:value-type="float" office:value="-0.52" calcext:value-type="float">
            <text:p>-0,52</text:p>
          </table:table-cell>
          <table:table-cell table:formula="of:=SIN([.$A27]*PI()-0.25)" office:value-type="float" office:value="-0.951465871238188" calcext:value-type="float">
            <text:p>-0,95</text:p>
          </table:table-cell>
          <table:table-cell table:formula="of:=SIN(2*[.$A27]*PI()-0.25)" office:value-type="float" office:value="0.366890031993434" calcext:value-type="float">
            <text:p>0,37</text:p>
          </table:table-cell>
          <table:table-cell table:formula="of:=SIN(-0.25) * ([.$G27] - [.$I27] + [.$K27] - [.$M27]) + SIN(PI() * 0.5 - 0.25) * ( [.$H27] - [.$J27] + [.$L27])" office:value-type="float" office:value="0.0225802313953229" calcext:value-type="float">
            <text:p>0,02</text:p>
          </table:table-cell>
          <table:table-cell table:formula="of:= SIN(-0.25) * ([.$G27] - [.$H27] + [.$I27] - [.$J27] + [.$K27] - [.$L27] + [.$M27])" office:value-type="float" office:value="0.0250131654406966" calcext:value-type="float">
            <text:p>0,03</text:p>
          </table:table-cell>
          <table:table-cell/>
          <table:table-cell table:formula="of:=IF([.$A27]-[.G$2]=0;1;SIN(PI()*2*([.$A27]-[.G$2]))/(PI()*2*([.$A27]-[.G$2])))" office:value-type="float" office:value="-0.0383603916450955" calcext:value-type="float">
            <text:p>-0,04</text:p>
          </table:table-cell>
          <table:table-cell table:formula="of:=IF([.$A27]-[.H$2]=0;1;SIN(PI()*2*([.$A27]-[.H$2]))/(PI()*2*([.$A27]-[.H$2])))" office:value-type="float" office:value="0.0195562780935781" calcext:value-type="float">
            <text:p>0,02</text:p>
          </table:table-cell>
          <table:table-cell table:formula="of:=IF([.$A27]-[.I$2]=0;1;SIN(PI()*2*([.$A27]-[.I$2]))/(PI()*2*([.$A27]-[.I$2])))" office:value-type="float" office:value="-0.0131232918785853" calcext:value-type="float">
            <text:p>-0,01</text:p>
          </table:table-cell>
          <table:table-cell table:formula="of:=IF([.$A27]-[.J$2]=0;1;SIN(PI()*2*([.$A27]-[.J$2]))/(PI()*2*([.$A27]-[.J$2])))" office:value-type="float" office:value="0.00987495230467802" calcext:value-type="float">
            <text:p>0,01</text:p>
          </table:table-cell>
          <table:table-cell table:formula="of:=IF([.$A27]-[.K$2]=0;1;SIN(PI()*2*([.$A27]-[.K$2]))/(PI()*2*([.$A27]-[.K$2])))" office:value-type="float" office:value="-0.00791563637121015" calcext:value-type="float">
            <text:p>-0,01</text:p>
          </table:table-cell>
          <table:table-cell table:formula="of:=IF([.$A27]-[.L$2]=0;1;SIN(PI()*2*([.$A27]-[.L$2]))/(PI()*2*([.$A27]-[.L$2])))" office:value-type="float" office:value="0.00660510054816201" calcext:value-type="float">
            <text:p>0,01</text:p>
          </table:table-cell>
          <table:table-cell table:formula="of:=IF([.$A27]-[.M$2]=0;1;SIN(PI()*2*([.$A27]-[.M$2]))/(PI()*2*([.$A27]-[.M$2])))" office:value-type="float" office:value="-0.00566687603847991" calcext:value-type="float">
            <text:p>-0,01</text:p>
          </table:table-cell>
          <table:table-cell table:number-columns-repeated="1011"/>
        </table:table-row>
        <table:table-row table:style-name="ro1">
          <table:table-cell table:formula="of:=[.A27]+[.$A$1]" office:value-type="float" office:value="-0.5" calcext:value-type="float">
            <text:p>-0,50</text:p>
          </table:table-cell>
          <table:table-cell table:formula="of:=SIN([.$A28]*PI()-0.25)" office:value-type="float" office:value="-0.968912421710645" calcext:value-type="float">
            <text:p>-0,97</text:p>
          </table:table-cell>
          <table:table-cell table:formula="of:=SIN(2*[.$A28]*PI()-0.25)" office:value-type="float" office:value="0.24740395925452" calcext:value-type="float">
            <text:p>0,25</text:p>
          </table:table-cell>
          <table:table-cell table:formula="of:=SIN(-0.25) * ([.$G28] - [.$I28] + [.$K28] - [.$M28]) + SIN(PI() * 0.5 - 0.25) * ( [.$H28] - [.$J28] + [.$L28])" office:value-type="float" office:value="-4.89913915419056E-016" calcext:value-type="float">
            <text:p>0,00</text:p>
          </table:table-cell>
          <table:table-cell table:formula="of:= SIN(-0.25) * ([.$G28] - [.$H28] + [.$I28] - [.$J28] + [.$K28] - [.$L28] + [.$M28])" office:value-type="float" office:value="-6.88022141725968E-016" calcext:value-type="float">
            <text:p>0,00</text:p>
          </table:table-cell>
          <table:table-cell/>
          <table:table-cell table:formula="of:=IF([.$A28]-[.G$2]=0;1;SIN(PI()*2*([.$A28]-[.G$2]))/(PI()*2*([.$A28]-[.G$2])))" office:value-type="float" office:value="8.87129633382132E-016" calcext:value-type="float">
            <text:p>0,00</text:p>
          </table:table-cell>
          <table:table-cell table:formula="of:=IF([.$A28]-[.H$2]=0;1;SIN(PI()*2*([.$A28]-[.H$2]))/(PI()*2*([.$A28]-[.H$2])))" office:value-type="float" office:value="-4.63055675853663E-016" calcext:value-type="float">
            <text:p>0,00</text:p>
          </table:table-cell>
          <table:table-cell table:formula="of:=IF([.$A28]-[.I$2]=0;1;SIN(PI()*2*([.$A28]-[.I$2]))/(PI()*2*([.$A28]-[.I$2])))" office:value-type="float" office:value="4.15936347239389E-016" calcext:value-type="float">
            <text:p>0,00</text:p>
          </table:table-cell>
          <table:table-cell table:formula="of:=IF([.$A28]-[.J$2]=0;1;SIN(PI()*2*([.$A28]-[.J$2]))/(PI()*2*([.$A28]-[.J$2])))" office:value-type="float" office:value="-3.2169769001084E-016" calcext:value-type="float">
            <text:p>0,00</text:p>
          </table:table-cell>
          <table:table-cell table:formula="of:=IF([.$A28]-[.K$2]=0;1;SIN(PI()*2*([.$A28]-[.K$2]))/(PI()*2*([.$A28]-[.K$2])))" office:value-type="float" office:value="2.65154495673711E-016" calcext:value-type="float">
            <text:p>0,00</text:p>
          </table:table-cell>
          <table:table-cell table:formula="of:=IF([.$A28]-[.L$2]=0;1;SIN(PI()*2*([.$A28]-[.L$2]))/(PI()*2*([.$A28]-[.L$2])))" office:value-type="float" office:value="-2.27459032782291E-016" calcext:value-type="float">
            <text:p>0,00</text:p>
          </table:table-cell>
          <table:table-cell table:formula="of:=IF([.$A28]-[.M$2]=0;1;SIN(PI()*2*([.$A28]-[.M$2]))/(PI()*2*([.$A28]-[.M$2])))" office:value-type="float" office:value="2.00533702145563E-016" calcext:value-type="float">
            <text:p>0,00</text:p>
          </table:table-cell>
          <table:table-cell table:number-columns-repeated="1011"/>
        </table:table-row>
        <table:table-row table:style-name="ro1">
          <table:table-cell table:formula="of:=[.A28]+[.$A$1]" office:value-type="float" office:value="-0.48" calcext:value-type="float">
            <text:p>-0,48</text:p>
          </table:table-cell>
          <table:table-cell table:formula="of:=SIN([.$A29]*PI()-0.25)" office:value-type="float" office:value="-0.982535117508589" calcext:value-type="float">
            <text:p>-0,98</text:p>
          </table:table-cell>
          <table:table-cell table:formula="of:=SIN(2*[.$A29]*PI()-0.25)" office:value-type="float" office:value="0.124016178286201" calcext:value-type="float">
            <text:p>0,12</text:p>
          </table:table-cell>
          <table:table-cell table:formula="of:=SIN(-0.25) * ([.$G29] - [.$I29] + [.$K29] - [.$M29]) + SIN(PI() * 0.5 - 0.25) * ( [.$H29] - [.$J29] + [.$L29])" office:value-type="float" office:value="-0.0239648402786948" calcext:value-type="float">
            <text:p>-0,02</text:p>
          </table:table-cell>
          <table:table-cell table:formula="of:= SIN(-0.25) * ([.$G29] - [.$H29] + [.$I29] - [.$J29] + [.$K29] - [.$L29] + [.$M29])" office:value-type="float" office:value="-0.026208264965312" calcext:value-type="float">
            <text:p>-0,03</text:p>
          </table:table-cell>
          <table:table-cell/>
          <table:table-cell table:formula="of:=IF([.$A29]-[.G$2]=0;1;SIN(PI()*2*([.$A29]-[.G$2]))/(PI()*2*([.$A29]-[.G$2])))" office:value-type="float" office:value="0.0415570909488553" calcext:value-type="float">
            <text:p>0,04</text:p>
          </table:table-cell>
          <table:table-cell table:formula="of:=IF([.$A29]-[.H$2]=0;1;SIN(PI()*2*([.$A29]-[.H$2]))/(PI()*2*([.$A29]-[.H$2])))" office:value-type="float" office:value="-0.02035449352597" calcext:value-type="float">
            <text:p>-0,02</text:p>
          </table:table-cell>
          <table:table-cell table:formula="of:=IF([.$A29]-[.I$2]=0;1;SIN(PI()*2*([.$A29]-[.I$2]))/(PI()*2*([.$A29]-[.I$2])))" office:value-type="float" office:value="0.013477975442872" calcext:value-type="float">
            <text:p>0,01</text:p>
          </table:table-cell>
          <table:table-cell table:formula="of:=IF([.$A29]-[.J$2]=0;1;SIN(PI()*2*([.$A29]-[.J$2]))/(PI()*2*([.$A29]-[.J$2])))" office:value-type="float" office:value="-0.0100744462906316" calcext:value-type="float">
            <text:p>-0,01</text:p>
          </table:table-cell>
          <table:table-cell table:formula="of:=IF([.$A29]-[.K$2]=0;1;SIN(PI()*2*([.$A29]-[.K$2]))/(PI()*2*([.$A29]-[.K$2])))" office:value-type="float" office:value="0.00804330792558493" calcext:value-type="float">
            <text:p>0,01</text:p>
          </table:table-cell>
          <table:table-cell table:formula="of:=IF([.$A29]-[.L$2]=0;1;SIN(PI()*2*([.$A29]-[.L$2]))/(PI()*2*([.$A29]-[.L$2])))" office:value-type="float" office:value="-0.00669375961592303" calcext:value-type="float">
            <text:p>-0,01</text:p>
          </table:table-cell>
          <table:table-cell table:formula="of:=IF([.$A29]-[.M$2]=0;1;SIN(PI()*2*([.$A29]-[.M$2]))/(PI()*2*([.$A29]-[.M$2])))" office:value-type="float" office:value="0.00573201254466973" calcext:value-type="float">
            <text:p>0,01</text:p>
          </table:table-cell>
          <table:table-cell table:number-columns-repeated="1011"/>
        </table:table-row>
        <table:table-row table:style-name="ro1">
          <table:table-cell table:formula="of:=[.A29]+[.$A$1]" office:value-type="float" office:value="-0.46" calcext:value-type="float">
            <text:p>-0,46</text:p>
          </table:table-cell>
          <table:table-cell table:formula="of:=SIN([.$A30]*PI()-0.25)" office:value-type="float" office:value="-0.992280196075325" calcext:value-type="float">
            <text:p>-0,99</text:p>
          </table:table-cell>
          <table:table-cell table:formula="of:=SIN(2*[.$A30]*PI()-0.25)" office:value-type="float" office:value="-0.00132741189736471" calcext:value-type="float">
            <text:p>0,00</text:p>
          </table:table-cell>
          <table:table-cell table:formula="of:=SIN(-0.25) * ([.$G30] - [.$I30] + [.$K30] - [.$M30]) + SIN(PI() * 0.5 - 0.25) * ( [.$H30] - [.$J30] + [.$L30])" office:value-type="float" office:value="-0.0490684986927827" calcext:value-type="float">
            <text:p>-0,05</text:p>
          </table:table-cell>
          <table:table-cell table:formula="of:= SIN(-0.25) * ([.$G30] - [.$H30] + [.$I30] - [.$J30] + [.$K30] - [.$L30] + [.$M30])" office:value-type="float" office:value="-0.0533100347344079" calcext:value-type="float">
            <text:p>-0,05</text:p>
          </table:table-cell>
          <table:table-cell/>
          <table:table-cell table:formula="of:=IF([.$A30]-[.G$2]=0;1;SIN(PI()*2*([.$A30]-[.G$2]))/(PI()*2*([.$A30]-[.G$2])))" office:value-type="float" office:value="0.086043967041854" calcext:value-type="float">
            <text:p>0,09</text:p>
          </table:table-cell>
          <table:table-cell table:formula="of:=IF([.$A30]-[.H$2]=0;1;SIN(PI()*2*([.$A30]-[.H$2]))/(PI()*2*([.$A30]-[.H$2])))" office:value-type="float" office:value="-0.0412294008742217" calcext:value-type="float">
            <text:p>-0,04</text:p>
          </table:table-cell>
          <table:table-cell table:formula="of:=IF([.$A30]-[.I$2]=0;1;SIN(PI()*2*([.$A30]-[.I$2]))/(PI()*2*([.$A30]-[.I$2])))" office:value-type="float" office:value="0.0271097430405841" calcext:value-type="float">
            <text:p>0,03</text:p>
          </table:table-cell>
          <table:table-cell table:formula="of:=IF([.$A30]-[.J$2]=0;1;SIN(PI()*2*([.$A30]-[.J$2]))/(PI()*2*([.$A30]-[.J$2])))" office:value-type="float" office:value="-0.0201939922649249" calcext:value-type="float">
            <text:p>-0,02</text:p>
          </table:table-cell>
          <table:table-cell table:formula="of:=IF([.$A30]-[.K$2]=0;1;SIN(PI()*2*([.$A30]-[.K$2]))/(PI()*2*([.$A30]-[.K$2])))" office:value-type="float" office:value="0.0160895222923792" calcext:value-type="float">
            <text:p>0,02</text:p>
          </table:table-cell>
          <table:table-cell table:formula="of:=IF([.$A30]-[.L$2]=0;1;SIN(PI()*2*([.$A30]-[.L$2]))/(PI()*2*([.$A30]-[.L$2])))" office:value-type="float" office:value="-0.0133716975808286" calcext:value-type="float">
            <text:p>-0,01</text:p>
          </table:table-cell>
          <table:table-cell table:formula="of:=IF([.$A30]-[.M$2]=0;1;SIN(PI()*2*([.$A30]-[.M$2]))/(PI()*2*([.$A30]-[.M$2])))" office:value-type="float" office:value="0.0114393713408245" calcext:value-type="float">
            <text:p>0,01</text:p>
          </table:table-cell>
          <table:table-cell table:number-columns-repeated="1011"/>
        </table:table-row>
        <table:table-row table:style-name="ro1">
          <table:table-cell table:formula="of:=[.A30]+[.$A$1]" office:value-type="float" office:value="-0.44" calcext:value-type="float">
            <text:p>-0,44</text:p>
          </table:table-cell>
          <table:table-cell table:formula="of:=SIN([.$A31]*PI()-0.25)" office:value-type="float" office:value="-0.998109198037851" calcext:value-type="float">
            <text:p>-1,00</text:p>
          </table:table-cell>
          <table:table-cell table:formula="of:=SIN(2*[.$A31]*PI()-0.25)" office:value-type="float" office:value="-0.126650068002352" calcext:value-type="float">
            <text:p>-0,13</text:p>
          </table:table-cell>
          <table:table-cell table:formula="of:=SIN(-0.25) * ([.$G31] - [.$I31] + [.$K31] - [.$M31]) + SIN(PI() * 0.5 - 0.25) * ( [.$H31] - [.$J31] + [.$L31])" office:value-type="float" office:value="-0.0750423046848454" calcext:value-type="float">
            <text:p>-0,08</text:p>
          </table:table-cell>
          <table:table-cell table:formula="of:= SIN(-0.25) * ([.$G31] - [.$H31] + [.$I31] - [.$J31] + [.$K31] - [.$L31] + [.$M31])" office:value-type="float" office:value="-0.0809861481312595" calcext:value-type="float">
            <text:p>-0,08</text:p>
          </table:table-cell>
          <table:table-cell/>
          <table:table-cell table:formula="of:=IF([.$A31]-[.G$2]=0;1;SIN(PI()*2*([.$A31]-[.G$2]))/(PI()*2*([.$A31]-[.G$2])))" office:value-type="float" office:value="0.133156459621045" calcext:value-type="float">
            <text:p>0,13</text:p>
          </table:table-cell>
          <table:table-cell table:formula="of:=IF([.$A31]-[.H$2]=0;1;SIN(PI()*2*([.$A31]-[.H$2]))/(PI()*2*([.$A31]-[.H$2])))" office:value-type="float" office:value="-0.0623285555672978" calcext:value-type="float">
            <text:p>-0,06</text:p>
          </table:table-cell>
          <table:table-cell table:formula="of:=IF([.$A31]-[.I$2]=0;1;SIN(PI()*2*([.$A31]-[.I$2]))/(PI()*2*([.$A31]-[.I$2])))" office:value-type="float" office:value="0.0406866959953194" calcext:value-type="float">
            <text:p>0,04</text:p>
          </table:table-cell>
          <table:table-cell table:formula="of:=IF([.$A31]-[.J$2]=0;1;SIN(PI()*2*([.$A31]-[.J$2]))/(PI()*2*([.$A31]-[.J$2])))" office:value-type="float" office:value="-0.0302004341408556" calcext:value-type="float">
            <text:p>-0,03</text:p>
          </table:table-cell>
          <table:table-cell table:formula="of:=IF([.$A31]-[.K$2]=0;1;SIN(PI()*2*([.$A31]-[.K$2]))/(PI()*2*([.$A31]-[.K$2])))" office:value-type="float" office:value="0.0240118205874016" calcext:value-type="float">
            <text:p>0,02</text:p>
          </table:table-cell>
          <table:table-cell table:formula="of:=IF([.$A31]-[.L$2]=0;1;SIN(PI()*2*([.$A31]-[.L$2]))/(PI()*2*([.$A31]-[.L$2])))" office:value-type="float" office:value="-0.0199281776303604" calcext:value-type="float">
            <text:p>-0,02</text:p>
          </table:table-cell>
          <table:table-cell table:formula="of:=IF([.$A31]-[.M$2]=0;1;SIN(PI()*2*([.$A31]-[.M$2]))/(PI()*2*([.$A31]-[.M$2])))" office:value-type="float" office:value="0.0170316401840871" calcext:value-type="float">
            <text:p>0,02</text:p>
          </table:table-cell>
          <table:table-cell table:number-columns-repeated="1011"/>
        </table:table-row>
        <table:table-row table:style-name="ro1">
          <table:table-cell table:formula="of:=[.A31]+[.$A$1]" office:value-type="float" office:value="-0.42" calcext:value-type="float">
            <text:p>-0,42</text:p>
          </table:table-cell>
          <table:table-cell table:formula="of:=SIN([.$A32]*PI()-0.25)" office:value-type="float" office:value="-0.999999118988439" calcext:value-type="float">
            <text:p>-1,00</text:p>
          </table:table-cell>
          <table:table-cell table:formula="of:=SIN(2*[.$A32]*PI()-0.25)" office:value-type="float" office:value="-0.249975376877859" calcext:value-type="float">
            <text:p>-0,25</text:p>
          </table:table-cell>
          <table:table-cell table:formula="of:=SIN(-0.25) * ([.$G32] - [.$I32] + [.$K32] - [.$M32]) + SIN(PI() * 0.5 - 0.25) * ( [.$H32] - [.$J32] + [.$L32])" office:value-type="float" office:value="-0.101597321398938" calcext:value-type="float">
            <text:p>-0,10</text:p>
          </table:table-cell>
          <table:table-cell table:formula="of:= SIN(-0.25) * ([.$G32] - [.$H32] + [.$I32] - [.$J32] + [.$K32] - [.$L32] + [.$M32])" office:value-type="float" office:value="-0.108903905643044" calcext:value-type="float">
            <text:p>-0,11</text:p>
          </table:table-cell>
          <table:table-cell/>
          <table:table-cell table:formula="of:=IF([.$A32]-[.G$2]=0;1;SIN(PI()*2*([.$A32]-[.G$2]))/(PI()*2*([.$A32]-[.G$2])))" office:value-type="float" office:value="0.182555901395168" calcext:value-type="float">
            <text:p>0,18</text:p>
          </table:table-cell>
          <table:table-cell table:formula="of:=IF([.$A32]-[.H$2]=0;1;SIN(PI()*2*([.$A32]-[.H$2]))/(PI()*2*([.$A32]-[.H$2])))" office:value-type="float" office:value="-0.0833407375934462" calcext:value-type="float">
            <text:p>-0,08</text:p>
          </table:table-cell>
          <table:table-cell table:formula="of:=IF([.$A32]-[.I$2]=0;1;SIN(PI()*2*([.$A32]-[.I$2]))/(PI()*2*([.$A32]-[.I$2])))" office:value-type="float" office:value="0.0539954074549087" calcext:value-type="float">
            <text:p>0,05</text:p>
          </table:table-cell>
          <table:table-cell table:formula="of:=IF([.$A32]-[.J$2]=0;1;SIN(PI()*2*([.$A32]-[.J$2]))/(PI()*2*([.$A32]-[.J$2])))" office:value-type="float" office:value="-0.0399341034301929" calcext:value-type="float">
            <text:p>-0,04</text:p>
          </table:table-cell>
          <table:table-cell table:formula="of:=IF([.$A32]-[.K$2]=0;1;SIN(PI()*2*([.$A32]-[.K$2]))/(PI()*2*([.$A32]-[.K$2])))" office:value-type="float" office:value="0.0316832556140374" calcext:value-type="float">
            <text:p>0,03</text:p>
          </table:table-cell>
          <table:table-cell table:formula="of:=IF([.$A32]-[.L$2]=0;1;SIN(PI()*2*([.$A32]-[.L$2]))/(PI()*2*([.$A32]-[.L$2])))" office:value-type="float" office:value="-0.0262580406116338" calcext:value-type="float">
            <text:p>-0,03</text:p>
          </table:table-cell>
          <table:table-cell table:formula="of:=IF([.$A32]-[.M$2]=0;1;SIN(PI()*2*([.$A32]-[.M$2]))/(PI()*2*([.$A32]-[.M$2])))" office:value-type="float" office:value="0.0224191457853716" calcext:value-type="float">
            <text:p>0,02</text:p>
          </table:table-cell>
          <table:table-cell table:number-columns-repeated="1011"/>
        </table:table-row>
        <table:table-row table:style-name="ro1">
          <table:table-cell table:formula="of:=[.A32]+[.$A$1]" office:value-type="float" office:value="-0.4" calcext:value-type="float">
            <text:p>-0,40</text:p>
          </table:table-cell>
          <table:table-cell table:formula="of:=SIN([.$A33]*PI()-0.25)" office:value-type="float" office:value="-0.997942500272521" calcext:value-type="float">
            <text:p>-1,00</text:p>
          </table:table-cell>
          <table:table-cell table:formula="of:=SIN(2*[.$A33]*PI()-0.25)" office:value-type="float" office:value="-0.36935842473195" calcext:value-type="float">
            <text:p>-0,37</text:p>
          </table:table-cell>
          <table:table-cell table:formula="of:=SIN(-0.25) * ([.$G33] - [.$I33] + [.$K33] - [.$M33]) + SIN(PI() * 0.5 - 0.25) * ( [.$H33] - [.$J33] + [.$L33])" office:value-type="float" office:value="-0.128427250570605" calcext:value-type="float">
            <text:p>-0,13</text:p>
          </table:table-cell>
          <table:table-cell table:formula="of:= SIN(-0.25) * ([.$G33] - [.$H33] + [.$I33] - [.$J33] + [.$K33] - [.$L33] + [.$M33])" office:value-type="float" office:value="-0.13672133538243" calcext:value-type="float">
            <text:p>-0,14</text:p>
          </table:table-cell>
          <table:table-cell/>
          <table:table-cell table:formula="of:=IF([.$A33]-[.G$2]=0;1;SIN(PI()*2*([.$A33]-[.G$2]))/(PI()*2*([.$A33]-[.G$2])))" office:value-type="float" office:value="0.233872320947161" calcext:value-type="float">
            <text:p>0,23</text:p>
          </table:table-cell>
          <table:table-cell table:formula="of:=IF([.$A33]-[.H$2]=0;1;SIN(PI()*2*([.$A33]-[.H$2]))/(PI()*2*([.$A33]-[.H$2])))" office:value-type="float" office:value="-0.103943253754294" calcext:value-type="float">
            <text:p>-0,10</text:p>
          </table:table-cell>
          <table:table-cell table:formula="of:=IF([.$A33]-[.I$2]=0;1;SIN(PI()*2*([.$A33]-[.I$2]))/(PI()*2*([.$A33]-[.I$2])))" office:value-type="float" office:value="0.0668206631277603" calcext:value-type="float">
            <text:p>0,07</text:p>
          </table:table-cell>
          <table:table-cell table:formula="of:=IF([.$A33]-[.J$2]=0;1;SIN(PI()*2*([.$A33]-[.J$2]))/(PI()*2*([.$A33]-[.J$2])))" office:value-type="float" office:value="-0.0492362780941392" calcext:value-type="float">
            <text:p>-0,05</text:p>
          </table:table-cell>
          <table:table-cell table:formula="of:=IF([.$A33]-[.K$2]=0;1;SIN(PI()*2*([.$A33]-[.K$2]))/(PI()*2*([.$A33]-[.K$2])))" office:value-type="float" office:value="0.0389787201578602" calcext:value-type="float">
            <text:p>0,04</text:p>
          </table:table-cell>
          <table:table-cell table:formula="of:=IF([.$A33]-[.L$2]=0;1;SIN(PI()*2*([.$A33]-[.L$2]))/(PI()*2*([.$A33]-[.L$2])))" office:value-type="float" office:value="-0.0322582511651257" calcext:value-type="float">
            <text:p>-0,03</text:p>
          </table:table-cell>
          <table:table-cell table:formula="of:=IF([.$A33]-[.M$2]=0;1;SIN(PI()*2*([.$A33]-[.M$2]))/(PI()*2*([.$A33]-[.M$2])))" office:value-type="float" office:value="0.027514390699666" calcext:value-type="float">
            <text:p>0,03</text:p>
          </table:table-cell>
          <table:table-cell table:number-columns-repeated="1011"/>
        </table:table-row>
        <table:table-row table:style-name="ro1">
          <table:table-cell table:formula="of:=[.A33]+[.$A$1]" office:value-type="float" office:value="-0.379999999999999" calcext:value-type="float">
            <text:p>-0,38</text:p>
          </table:table-cell>
          <table:table-cell table:formula="of:=SIN([.$A34]*PI()-0.25)" office:value-type="float" office:value="-0.991947458424588" calcext:value-type="float">
            <text:p>-0,99</text:p>
          </table:table-cell>
          <table:table-cell table:formula="of:=SIN(2*[.$A34]*PI()-0.25)" office:value-type="float" office:value="-0.48291646958399" calcext:value-type="float">
            <text:p>-0,48</text:p>
          </table:table-cell>
          <table:table-cell table:formula="of:=SIN(-0.25) * ([.$G34] - [.$I34] + [.$K34] - [.$M34]) + SIN(PI() * 0.5 - 0.25) * ( [.$H34] - [.$J34] + [.$L34])" office:value-type="float" office:value="-0.15521159687626" calcext:value-type="float">
            <text:p>-0,16</text:p>
          </table:table-cell>
          <table:table-cell table:formula="of:= SIN(-0.25) * ([.$G34] - [.$H34] + [.$I34] - [.$J34] + [.$K34] - [.$L34] + [.$M34])" office:value-type="float" office:value="-0.164091640513359" calcext:value-type="float">
            <text:p>-0,16</text:p>
          </table:table-cell>
          <table:table-cell/>
          <table:table-cell table:formula="of:=IF([.$A34]-[.G$2]=0;1;SIN(PI()*2*([.$A34]-[.G$2]))/(PI()*2*([.$A34]-[.G$2])))" office:value-type="float" office:value="0.286708041283691" calcext:value-type="float">
            <text:p>0,29</text:p>
          </table:table-cell>
          <table:table-cell table:formula="of:=IF([.$A34]-[.H$2]=0;1;SIN(PI()*2*([.$A34]-[.H$2]))/(PI()*2*([.$A34]-[.H$2])))" office:value-type="float" office:value="-0.123805745099776" calcext:value-type="float">
            <text:p>-0,12</text:p>
          </table:table-cell>
          <table:table-cell table:formula="of:=IF([.$A34]-[.I$2]=0;1;SIN(PI()*2*([.$A34]-[.I$2]))/(PI()*2*([.$A34]-[.I$2])))" office:value-type="float" office:value="0.0789485910781178" calcext:value-type="float">
            <text:p>0,08</text:p>
          </table:table-cell>
          <table:table-cell table:formula="of:=IF([.$A34]-[.J$2]=0;1;SIN(PI()*2*([.$A34]-[.J$2]))/(PI()*2*([.$A34]-[.J$2])))" office:value-type="float" office:value="-0.0579516253658524" calcext:value-type="float">
            <text:p>-0,06</text:p>
          </table:table-cell>
          <table:table-cell table:formula="of:=IF([.$A34]-[.K$2]=0;1;SIN(PI()*2*([.$A34]-[.K$2]))/(PI()*2*([.$A34]-[.K$2])))" office:value-type="float" office:value="0.0457769141545389" calcext:value-type="float">
            <text:p>0,05</text:p>
          </table:table-cell>
          <table:table-cell table:formula="of:=IF([.$A34]-[.L$2]=0;1;SIN(PI()*2*([.$A34]-[.L$2]))/(PI()*2*([.$A34]-[.L$2])))" office:value-type="float" office:value="-0.0378295332249314" calcext:value-type="float">
            <text:p>-0,04</text:p>
          </table:table-cell>
          <table:table-cell table:formula="of:=IF([.$A34]-[.M$2]=0;1;SIN(PI()*2*([.$A34]-[.M$2]))/(PI()*2*([.$A34]-[.M$2])))" office:value-type="float" office:value="0.0322334484283439" calcext:value-type="float">
            <text:p>0,03</text:p>
          </table:table-cell>
          <table:table-cell table:number-columns-repeated="1011"/>
        </table:table-row>
        <table:table-row table:style-name="ro1">
          <table:table-cell table:formula="of:=[.A34]+[.$A$1]" office:value-type="float" office:value="-0.359999999999999" calcext:value-type="float">
            <text:p>-0,36</text:p>
          </table:table-cell>
          <table:table-cell table:formula="of:=SIN([.$A35]*PI()-0.25)" office:value-type="float" office:value="-0.98203765313594" calcext:value-type="float">
            <text:p>-0,98</text:p>
          </table:table-cell>
          <table:table-cell table:formula="of:=SIN(2*[.$A35]*PI()-0.25)" office:value-type="float" office:value="-0.588858633230375" calcext:value-type="float">
            <text:p>-0,59</text:p>
          </table:table-cell>
          <table:table-cell table:formula="of:=SIN(-0.25) * ([.$G35] - [.$I35] + [.$K35] - [.$M35]) + SIN(PI() * 0.5 - 0.25) * ( [.$H35] - [.$J35] + [.$L35])" office:value-type="float" office:value="-0.181619056285394" calcext:value-type="float">
            <text:p>-0,18</text:p>
          </table:table-cell>
          <table:table-cell table:formula="of:= SIN(-0.25) * ([.$G35] - [.$H35] + [.$I35] - [.$J35] + [.$K35] - [.$L35] + [.$M35])" office:value-type="float" office:value="-0.190667768653702" calcext:value-type="float">
            <text:p>-0,19</text:p>
          </table:table-cell>
          <table:table-cell/>
          <table:table-cell table:formula="of:=IF([.$A35]-[.G$2]=0;1;SIN(PI()*2*([.$A35]-[.G$2]))/(PI()*2*([.$A35]-[.G$2])))" office:value-type="float" office:value="0.340641642515369" calcext:value-type="float">
            <text:p>0,34</text:p>
          </table:table-cell>
          <table:table-cell table:formula="of:=IF([.$A35]-[.H$2]=0;1;SIN(PI()*2*([.$A35]-[.H$2]))/(PI()*2*([.$A35]-[.H$2])))" office:value-type="float" office:value="-0.142594175936666" calcext:value-type="float">
            <text:p>-0,14</text:p>
          </table:table-cell>
          <table:table-cell table:formula="of:=IF([.$A35]-[.I$2]=0;1;SIN(PI()*2*([.$A35]-[.I$2]))/(PI()*2*([.$A35]-[.I$2])))" office:value-type="float" office:value="0.090169846548186" calcext:value-type="float">
            <text:p>0,09</text:p>
          </table:table-cell>
          <table:table-cell table:formula="of:=IF([.$A35]-[.J$2]=0;1;SIN(PI()*2*([.$A35]-[.J$2]))/(PI()*2*([.$A35]-[.J$2])))" office:value-type="float" office:value="-0.0659306404868457" calcext:value-type="float">
            <text:p>-0,07</text:p>
          </table:table-cell>
          <table:table-cell table:formula="of:=IF([.$A35]-[.K$2]=0;1;SIN(PI()*2*([.$A35]-[.K$2]))/(PI()*2*([.$A35]-[.K$2])))" office:value-type="float" office:value="0.051962284451497" calcext:value-type="float">
            <text:p>0,05</text:p>
          </table:table-cell>
          <table:table-cell table:formula="of:=IF([.$A35]-[.L$2]=0;1;SIN(PI()*2*([.$A35]-[.L$2]))/(PI()*2*([.$A35]-[.L$2])))" office:value-type="float" office:value="-0.0428779689879485" calcext:value-type="float">
            <text:p>-0,04</text:p>
          </table:table-cell>
          <table:table-cell table:formula="of:=IF([.$A35]-[.M$2]=0;1;SIN(PI()*2*([.$A35]-[.M$2]))/(PI()*2*([.$A35]-[.M$2])))" office:value-type="float" office:value="0.0364973188409324" calcext:value-type="float">
            <text:p>0,04</text:p>
          </table:table-cell>
          <table:table-cell table:number-columns-repeated="1011"/>
        </table:table-row>
        <table:table-row table:style-name="ro1">
          <table:table-cell table:formula="of:=[.A35]+[.$A$1]" office:value-type="float" office:value="-0.339999999999999" calcext:value-type="float">
            <text:p>-0,34</text:p>
          </table:table-cell>
          <table:table-cell table:formula="of:=SIN([.$A36]*PI()-0.25)" office:value-type="float" office:value="-0.968252193880692" calcext:value-type="float">
            <text:p>-0,97</text:p>
          </table:table-cell>
          <table:table-cell table:formula="of:=SIN(2*[.$A36]*PI()-0.25)" office:value-type="float" office:value="-0.68551414446362" calcext:value-type="float">
            <text:p>-0,69</text:p>
          </table:table-cell>
          <table:table-cell table:formula="of:=SIN(-0.25) * ([.$G36] - [.$I36] + [.$K36] - [.$M36]) + SIN(PI() * 0.5 - 0.25) * ( [.$H36] - [.$J36] + [.$L36])" office:value-type="float" office:value="-0.207311089856412" calcext:value-type="float">
            <text:p>-0,21</text:p>
          </table:table-cell>
          <table:table-cell table:formula="of:= SIN(-0.25) * ([.$G36] - [.$H36] + [.$I36] - [.$J36] + [.$K36] - [.$L36] + [.$M36])" office:value-type="float" office:value="-0.216107041471348" calcext:value-type="float">
            <text:p>-0,22</text:p>
          </table:table-cell>
          <table:table-cell/>
          <table:table-cell table:formula="of:=IF([.$A36]-[.G$2]=0;1;SIN(PI()*2*([.$A36]-[.G$2]))/(PI()*2*([.$A36]-[.G$2])))" office:value-type="float" office:value="0.395232243924035" calcext:value-type="float">
            <text:p>0,40</text:p>
          </table:table-cell>
          <table:table-cell table:formula="of:=IF([.$A36]-[.H$2]=0;1;SIN(PI()*2*([.$A36]-[.H$2]))/(PI()*2*([.$A36]-[.H$2])))" office:value-type="float" office:value="-0.159974955874014" calcext:value-type="float">
            <text:p>-0,16</text:p>
          </table:table-cell>
          <table:table-cell table:formula="of:=IF([.$A36]-[.I$2]=0;1;SIN(PI()*2*([.$A36]-[.I$2]))/(PI()*2*([.$A36]-[.I$2])))" office:value-type="float" office:value="0.10028280815983" calcext:value-type="float">
            <text:p>0,10</text:p>
          </table:table-cell>
          <table:table-cell table:formula="of:=IF([.$A36]-[.J$2]=0;1;SIN(PI()*2*([.$A36]-[.J$2]))/(PI()*2*([.$A36]-[.J$2])))" office:value-type="float" office:value="-0.0730320450729194" calcext:value-type="float">
            <text:p>-0,07</text:p>
          </table:table-cell>
          <table:table-cell table:formula="of:=IF([.$A36]-[.K$2]=0;1;SIN(PI()*2*([.$A36]-[.K$2]))/(PI()*2*([.$A36]-[.K$2])))" office:value-type="float" office:value="0.0574269072368255" calcext:value-type="float">
            <text:p>0,06</text:p>
          </table:table-cell>
          <table:table-cell table:formula="of:=IF([.$A36]-[.L$2]=0;1;SIN(PI()*2*([.$A36]-[.L$2]))/(PI()*2*([.$A36]-[.L$2])))" office:value-type="float" office:value="-0.0473165362444267" calcext:value-type="float">
            <text:p>-0,05</text:p>
          </table:table-cell>
          <table:table-cell table:formula="of:=IF([.$A36]-[.M$2]=0;1;SIN(PI()*2*([.$A36]-[.M$2]))/(PI()*2*([.$A36]-[.M$2])))" office:value-type="float" office:value="0.0402332224353808" calcext:value-type="float">
            <text:p>0,04</text:p>
          </table:table-cell>
          <table:table-cell table:number-columns-repeated="1011"/>
        </table:table-row>
        <table:table-row table:style-name="ro1">
          <table:table-cell table:formula="of:=[.A36]+[.$A$1]" office:value-type="float" office:value="-0.319999999999999" calcext:value-type="float">
            <text:p>-0,32</text:p>
          </table:table-cell>
          <table:table-cell table:formula="of:=SIN([.$A37]*PI()-0.25)" office:value-type="float" office:value="-0.950645485568547" calcext:value-type="float">
            <text:p>-0,95</text:p>
          </table:table-cell>
          <table:table-cell table:formula="of:=SIN(2*[.$A37]*PI()-0.25)" office:value-type="float" office:value="-0.771358688132373" calcext:value-type="float">
            <text:p>-0,77</text:p>
          </table:table-cell>
          <table:table-cell table:formula="of:=SIN(-0.25) * ([.$G37] - [.$I37] + [.$K37] - [.$M37]) + SIN(PI() * 0.5 - 0.25) * ( [.$H37] - [.$J37] + [.$L37])" office:value-type="float" office:value="-0.231945641791066" calcext:value-type="float">
            <text:p>-0,23</text:p>
          </table:table-cell>
          <table:table-cell table:formula="of:= SIN(-0.25) * ([.$G37] - [.$H37] + [.$I37] - [.$J37] + [.$K37] - [.$L37] + [.$M37])" office:value-type="float" office:value="-0.240075781242128" calcext:value-type="float">
            <text:p>-0,24</text:p>
          </table:table-cell>
          <table:table-cell/>
          <table:table-cell table:formula="of:=IF([.$A37]-[.G$2]=0;1;SIN(PI()*2*([.$A37]-[.G$2]))/(PI()*2*([.$A37]-[.G$2])))" office:value-type="float" office:value="0.450024056385116" calcext:value-type="float">
            <text:p>0,45</text:p>
          </table:table-cell>
          <table:table-cell table:formula="of:=IF([.$A37]-[.H$2]=0;1;SIN(PI()*2*([.$A37]-[.H$2]))/(PI()*2*([.$A37]-[.H$2])))" office:value-type="float" office:value="-0.175619143955167" calcext:value-type="float">
            <text:p>-0,18</text:p>
          </table:table-cell>
          <table:table-cell table:formula="of:=IF([.$A37]-[.I$2]=0;1;SIN(PI()*2*([.$A37]-[.I$2]))/(PI()*2*([.$A37]-[.I$2])))" office:value-type="float" office:value="0.109096740941846" calcext:value-type="float">
            <text:p>0,11</text:p>
          </table:table-cell>
          <table:table-cell table:formula="of:=IF([.$A37]-[.J$2]=0;1;SIN(PI()*2*([.$A37]-[.J$2]))/(PI()*2*([.$A37]-[.J$2])))" office:value-type="float" office:value="-0.0791251088149655" calcext:value-type="float">
            <text:p>-0,08</text:p>
          </table:table-cell>
          <table:table-cell table:formula="of:=IF([.$A37]-[.K$2]=0;1;SIN(PI()*2*([.$A37]-[.K$2]))/(PI()*2*([.$A37]-[.K$2])))" office:value-type="float" office:value="0.0620722836393263" calcext:value-type="float">
            <text:p>0,06</text:p>
          </table:table-cell>
          <table:table-cell table:formula="of:=IF([.$A37]-[.L$2]=0;1;SIN(PI()*2*([.$A37]-[.L$2]))/(PI()*2*([.$A37]-[.L$2])))" office:value-type="float" office:value="-0.0510665595898004" calcext:value-type="float">
            <text:p>-0,05</text:p>
          </table:table-cell>
          <table:table-cell table:formula="of:=IF([.$A37]-[.M$2]=0;1;SIN(PI()*2*([.$A37]-[.M$2]))/(PI()*2*([.$A37]-[.M$2])))" office:value-type="float" office:value="0.0433758126636256" calcext:value-type="float">
            <text:p>0,04</text:p>
          </table:table-cell>
          <table:table-cell table:number-columns-repeated="1011"/>
        </table:table-row>
        <table:table-row table:style-name="ro1">
          <table:table-cell table:formula="of:=[.A37]+[.$A$1]" office:value-type="float" office:value="-0.299999999999999" calcext:value-type="float">
            <text:p>-0,30</text:p>
          </table:table-cell>
          <table:table-cell table:formula="of:=SIN([.$A38]*PI()-0.25)" office:value-type="float" office:value="-0.929287013833473" calcext:value-type="float">
            <text:p>-0,93</text:p>
          </table:table-cell>
          <table:table-cell table:formula="of:=SIN(2*[.$A38]*PI()-0.25)" office:value-type="float" office:value="-0.845038444501934" calcext:value-type="float">
            <text:p>-0,85</text:p>
          </table:table-cell>
          <table:table-cell table:formula="of:=SIN(-0.25) * ([.$G38] - [.$I38] + [.$K38] - [.$M38]) + SIN(PI() * 0.5 - 0.25) * ( [.$H38] - [.$J38] + [.$L38])" office:value-type="float" office:value="-0.255180958449694" calcext:value-type="float">
            <text:p>-0,26</text:p>
          </table:table-cell>
          <table:table-cell table:formula="of:= SIN(-0.25) * ([.$G38] - [.$H38] + [.$I38] - [.$J38] + [.$K38] - [.$L38] + [.$M38])" office:value-type="float" office:value="-0.262253870565934" calcext:value-type="float">
            <text:p>-0,26</text:p>
          </table:table-cell>
          <table:table-cell/>
          <table:table-cell table:formula="of:=IF([.$A38]-[.G$2]=0;1;SIN(PI()*2*([.$A38]-[.G$2]))/(PI()*2*([.$A38]-[.G$2])))" office:value-type="float" office:value="0.504551152427106" calcext:value-type="float">
            <text:p>0,50</text:p>
          </table:table-cell>
          <table:table-cell table:formula="of:=IF([.$A38]-[.H$2]=0;1;SIN(PI()*2*([.$A38]-[.H$2]))/(PI()*2*([.$A38]-[.H$2])))" office:value-type="float" office:value="-0.189206682160165" calcext:value-type="float">
            <text:p>-0,19</text:p>
          </table:table-cell>
          <table:table-cell table:formula="of:=IF([.$A38]-[.I$2]=0;1;SIN(PI()*2*([.$A38]-[.I$2]))/(PI()*2*([.$A38]-[.I$2])))" office:value-type="float" office:value="0.116434881329332" calcext:value-type="float">
            <text:p>0,12</text:p>
          </table:table-cell>
          <table:table-cell table:formula="of:=IF([.$A38]-[.J$2]=0;1;SIN(PI()*2*([.$A38]-[.J$2]))/(PI()*2*([.$A38]-[.J$2])))" office:value-type="float" office:value="-0.0840918587378509" calcext:value-type="float">
            <text:p>-0,08</text:p>
          </table:table-cell>
          <table:table-cell table:formula="of:=IF([.$A38]-[.K$2]=0;1;SIN(PI()*2*([.$A38]-[.K$2]))/(PI()*2*([.$A38]-[.K$2])))" office:value-type="float" office:value="0.0658110198817964" calcext:value-type="float">
            <text:p>0,07</text:p>
          </table:table-cell>
          <table:table-cell table:formula="of:=IF([.$A38]-[.L$2]=0;1;SIN(PI()*2*([.$A38]-[.L$2]))/(PI()*2*([.$A38]-[.L$2])))" office:value-type="float" office:value="-0.0540590520457613" calcext:value-type="float">
            <text:p>-0,05</text:p>
          </table:table-cell>
          <table:table-cell table:formula="of:=IF([.$A38]-[.M$2]=0;1;SIN(PI()*2*([.$A38]-[.M$2]))/(PI()*2*([.$A38]-[.M$2])))" office:value-type="float" office:value="0.0458682865842823" calcext:value-type="float">
            <text:p>0,05</text:p>
          </table:table-cell>
          <table:table-cell table:number-columns-repeated="1011"/>
        </table:table-row>
        <table:table-row table:style-name="ro1">
          <table:table-cell table:formula="of:=[.A38]+[.$A$1]" office:value-type="float" office:value="-0.279999999999999" calcext:value-type="float">
            <text:p>-0,28</text:p>
          </table:table-cell>
          <table:table-cell table:formula="of:=SIN([.$A39]*PI()-0.25)" office:value-type="float" office:value="-0.904261070805651" calcext:value-type="float">
            <text:p>-0,90</text:p>
          </table:table-cell>
          <table:table-cell table:formula="of:=SIN(2*[.$A39]*PI()-0.25)" office:value-type="float" office:value="-0.905391439800201" calcext:value-type="float">
            <text:p>-0,91</text:p>
          </table:table-cell>
          <table:table-cell table:formula="of:=SIN(-0.25) * ([.$G39] - [.$I39] + [.$K39] - [.$M39]) + SIN(PI() * 0.5 - 0.25) * ( [.$H39] - [.$J39] + [.$L39])" office:value-type="float" office:value="-0.276679463459534" calcext:value-type="float">
            <text:p>-0,28</text:p>
          </table:table-cell>
          <table:table-cell table:formula="of:= SIN(-0.25) * ([.$G39] - [.$H39] + [.$I39] - [.$J39] + [.$K39] - [.$L39] + [.$M39])" office:value-type="float" office:value="-0.282339181756615" calcext:value-type="float">
            <text:p>-0,28</text:p>
          </table:table-cell>
          <table:table-cell/>
          <table:table-cell table:formula="of:=IF([.$A39]-[.G$2]=0;1;SIN(PI()*2*([.$A39]-[.G$2]))/(PI()*2*([.$A39]-[.G$2])))" office:value-type="float" office:value="0.558342398177212" calcext:value-type="float">
            <text:p>0,56</text:p>
          </table:table-cell>
          <table:table-cell table:formula="of:=IF([.$A39]-[.H$2]=0;1;SIN(PI()*2*([.$A39]-[.H$2]))/(PI()*2*([.$A39]-[.H$2])))" office:value-type="float" office:value="-0.200430604473871" calcext:value-type="float">
            <text:p>-0,20</text:p>
          </table:table-cell>
          <table:table-cell table:formula="of:=IF([.$A39]-[.I$2]=0;1;SIN(PI()*2*([.$A39]-[.I$2]))/(PI()*2*([.$A39]-[.I$2])))" office:value-type="float" office:value="0.122137399601265" calcext:value-type="float">
            <text:p>0,12</text:p>
          </table:table-cell>
          <table:table-cell table:formula="of:=IF([.$A39]-[.J$2]=0;1;SIN(PI()*2*([.$A39]-[.J$2]))/(PI()*2*([.$A39]-[.J$2])))" office:value-type="float" office:value="-0.0878291412863028" calcext:value-type="float">
            <text:p>-0,09</text:p>
          </table:table-cell>
          <table:table-cell table:formula="of:=IF([.$A39]-[.K$2]=0;1;SIN(PI()*2*([.$A39]-[.K$2]))/(PI()*2*([.$A39]-[.K$2])))" office:value-type="float" office:value="0.0685683646884294" calcext:value-type="float">
            <text:p>0,07</text:p>
          </table:table-cell>
          <table:table-cell table:formula="of:=IF([.$A39]-[.L$2]=0;1;SIN(PI()*2*([.$A39]-[.L$2]))/(PI()*2*([.$A39]-[.L$2])))" office:value-type="float" office:value="-0.0562359249962658" calcext:value-type="float">
            <text:p>-0,06</text:p>
          </table:table-cell>
          <table:table-cell table:formula="of:=IF([.$A39]-[.M$2]=0;1;SIN(PI()*2*([.$A39]-[.M$2]))/(PI()*2*([.$A39]-[.M$2])))" office:value-type="float" office:value="0.0476633754541521" calcext:value-type="float">
            <text:p>0,05</text:p>
          </table:table-cell>
          <table:table-cell table:number-columns-repeated="1011"/>
        </table:table-row>
        <table:table-row table:style-name="ro1">
          <table:table-cell table:formula="of:=[.A39]+[.$A$1]" office:value-type="float" office:value="-0.259999999999999" calcext:value-type="float">
            <text:p>-0,26</text:p>
          </table:table-cell>
          <table:table-cell table:formula="of:=SIN([.$A40]*PI()-0.25)" office:value-type="float" office:value="-0.875666422448946" calcext:value-type="float">
            <text:p>-0,88</text:p>
          </table:table-cell>
          <table:table-cell table:formula="of:=SIN(2*[.$A40]*PI()-0.25)" office:value-type="float" office:value="-0.951465871238189" calcext:value-type="float">
            <text:p>-0,95</text:p>
          </table:table-cell>
          <table:table-cell table:formula="of:=SIN(-0.25) * ([.$G40] - [.$I40] + [.$K40] - [.$M40]) + SIN(PI() * 0.5 - 0.25) * ( [.$H40] - [.$J40] + [.$L40])" office:value-type="float" office:value="-0.296111643043542" calcext:value-type="float">
            <text:p>-0,30</text:p>
          </table:table-cell>
          <table:table-cell table:formula="of:= SIN(-0.25) * ([.$G40] - [.$H40] + [.$I40] - [.$J40] + [.$K40] - [.$L40] + [.$M40])" office:value-type="float" office:value="-0.300051813634392" calcext:value-type="float">
            <text:p>-0,30</text:p>
          </table:table-cell>
          <table:table-cell/>
          <table:table-cell table:formula="of:=IF([.$A40]-[.G$2]=0;1;SIN(PI()*2*([.$A40]-[.G$2]))/(PI()*2*([.$A40]-[.G$2])))" office:value-type="float" office:value="0.610926489104586" calcext:value-type="float">
            <text:p>0,61</text:p>
          </table:table-cell>
          <table:table-cell table:formula="of:=IF([.$A40]-[.H$2]=0;1;SIN(PI()*2*([.$A40]-[.H$2]))/(PI()*2*([.$A40]-[.H$2])))" office:value-type="float" office:value="-0.209001167325253" calcext:value-type="float">
            <text:p>-0,21</text:p>
          </table:table-cell>
          <table:table-cell table:formula="of:=IF([.$A40]-[.I$2]=0;1;SIN(PI()*2*([.$A40]-[.I$2]))/(PI()*2*([.$A40]-[.I$2])))" office:value-type="float" office:value="0.126064196164438" calcext:value-type="float">
            <text:p>0,13</text:p>
          </table:table-cell>
          <table:table-cell table:formula="of:=IF([.$A40]-[.J$2]=0;1;SIN(PI()*2*([.$A40]-[.J$2]))/(PI()*2*([.$A40]-[.J$2])))" office:value-type="float" office:value="-0.0902505040722683" calcext:value-type="float">
            <text:p>-0,09</text:p>
          </table:table-cell>
          <table:table-cell table:formula="of:=IF([.$A40]-[.K$2]=0;1;SIN(PI()*2*([.$A40]-[.K$2]))/(PI()*2*([.$A40]-[.K$2])))" office:value-type="float" office:value="0.0702835783925629" calcext:value-type="float">
            <text:p>0,07</text:p>
          </table:table-cell>
          <table:table-cell table:formula="of:=IF([.$A40]-[.L$2]=0;1;SIN(PI()*2*([.$A40]-[.L$2]))/(PI()*2*([.$A40]-[.L$2])))" office:value-type="float" office:value="-0.0575510460750696" calcext:value-type="float">
            <text:p>-0,06</text:p>
          </table:table-cell>
          <table:table-cell table:formula="of:=IF([.$A40]-[.M$2]=0;1;SIN(PI()*2*([.$A40]-[.M$2]))/(PI()*2*([.$A40]-[.M$2])))" office:value-type="float" office:value="0.0487241985175436" calcext:value-type="float">
            <text:p>0,05</text:p>
          </table:table-cell>
          <table:table-cell table:number-columns-repeated="1011"/>
        </table:table-row>
        <table:table-row table:style-name="ro1">
          <table:table-cell table:formula="of:=[.A40]+[.$A$1]" office:value-type="float" office:value="-0.239999999999999" calcext:value-type="float">
            <text:p>-0,24</text:p>
          </table:table-cell>
          <table:table-cell table:formula="of:=SIN([.$A41]*PI()-0.25)" office:value-type="float" office:value="-0.84361591877677" calcext:value-type="float">
            <text:p>-0,84</text:p>
          </table:table-cell>
          <table:table-cell table:formula="of:=SIN(2*[.$A41]*PI()-0.25)" office:value-type="float" office:value="-0.98253511750859" calcext:value-type="float">
            <text:p>-0,98</text:p>
          </table:table-cell>
          <table:table-cell table:formula="of:=SIN(-0.25) * ([.$G41] - [.$I41] + [.$K41] - [.$M41]) + SIN(PI() * 0.5 - 0.25) * ( [.$H41] - [.$J41] + [.$L41])" office:value-type="float" office:value="-0.31315989527241" calcext:value-type="float">
            <text:p>-0,31</text:p>
          </table:table-cell>
          <table:table-cell table:formula="of:= SIN(-0.25) * ([.$G41] - [.$H41] + [.$I41] - [.$J41] + [.$K41] - [.$L41] + [.$M41])" office:value-type="float" office:value="-0.315138075546442" calcext:value-type="float">
            <text:p>-0,32</text:p>
          </table:table-cell>
          <table:table-cell/>
          <table:table-cell table:formula="of:=IF([.$A41]-[.G$2]=0;1;SIN(PI()*2*([.$A41]-[.G$2]))/(PI()*2*([.$A41]-[.G$2])))" office:value-type="float" office:value="0.661837029863302" calcext:value-type="float">
            <text:p>0,66</text:p>
          </table:table-cell>
          <table:table-cell table:formula="of:=IF([.$A41]-[.H$2]=0;1;SIN(PI()*2*([.$A41]-[.H$2]))/(PI()*2*([.$A41]-[.H$2])))" office:value-type="float" office:value="-0.214649847523233" calcext:value-type="float">
            <text:p>-0,21</text:p>
          </table:table-cell>
          <table:table-cell table:formula="of:=IF([.$A41]-[.I$2]=0;1;SIN(PI()*2*([.$A41]-[.I$2]))/(PI()*2*([.$A41]-[.I$2])))" office:value-type="float" office:value="0.128097489650961" calcext:value-type="float">
            <text:p>0,13</text:p>
          </table:table-cell>
          <table:table-cell table:formula="of:=IF([.$A41]-[.J$2]=0;1;SIN(PI()*2*([.$A41]-[.J$2]))/(PI()*2*([.$A41]-[.J$2])))" office:value-type="float" office:value="-0.0912878661880414" calcext:value-type="float">
            <text:p>-0,09</text:p>
          </table:table-cell>
          <table:table-cell table:formula="of:=IF([.$A41]-[.K$2]=0;1;SIN(PI()*2*([.$A41]-[.K$2]))/(PI()*2*([.$A41]-[.K$2])))" office:value-type="float" office:value="0.0709111103424964" calcext:value-type="float">
            <text:p>0,07</text:p>
          </table:table-cell>
          <table:table-cell table:formula="of:=IF([.$A41]-[.L$2]=0;1;SIN(PI()*2*([.$A41]-[.L$2]))/(PI()*2*([.$A41]-[.L$2])))" office:value-type="float" office:value="-0.0579711267033548" calcext:value-type="float">
            <text:p>-0,06</text:p>
          </table:table-cell>
          <table:table-cell table:formula="of:=IF([.$A41]-[.M$2]=0;1;SIN(PI()*2*([.$A41]-[.M$2]))/(PI()*2*([.$A41]-[.M$2])))" office:value-type="float" office:value="0.0490249651750593" calcext:value-type="float">
            <text:p>0,05</text:p>
          </table:table-cell>
          <table:table-cell table:number-columns-repeated="1011"/>
        </table:table-row>
        <table:table-row table:style-name="ro1">
          <table:table-cell table:formula="of:=[.A41]+[.$A$1]" office:value-type="float" office:value="-0.219999999999999" calcext:value-type="float">
            <text:p>-0,22</text:p>
          </table:table-cell>
          <table:table-cell table:formula="of:=SIN([.$A42]*PI()-0.25)" office:value-type="float" office:value="-0.808236048484635" calcext:value-type="float">
            <text:p>-0,81</text:p>
          </table:table-cell>
          <table:table-cell table:formula="of:=SIN(2*[.$A42]*PI()-0.25)" office:value-type="float" office:value="-0.998109198037851" calcext:value-type="float">
            <text:p>-1,00</text:p>
          </table:table-cell>
          <table:table-cell table:formula="of:=SIN(-0.25) * ([.$G42] - [.$I42] + [.$K42] - [.$M42]) + SIN(PI() * 0.5 - 0.25) * ( [.$H42] - [.$J42] + [.$L42])" office:value-type="float" office:value="-0.327522297104987" calcext:value-type="float">
            <text:p>-0,33</text:p>
          </table:table-cell>
          <table:table-cell table:formula="of:= SIN(-0.25) * ([.$G42] - [.$H42] + [.$I42] - [.$J42] + [.$K42] - [.$L42] + [.$M42])" office:value-type="float" office:value="-0.327374161399421" calcext:value-type="float">
            <text:p>-0,33</text:p>
          </table:table-cell>
          <table:table-cell/>
          <table:table-cell table:formula="of:=IF([.$A42]-[.G$2]=0;1;SIN(PI()*2*([.$A42]-[.G$2]))/(PI()*2*([.$A42]-[.G$2])))" office:value-type="float" office:value="0.710617597680087" calcext:value-type="float">
            <text:p>0,71</text:p>
          </table:table-cell>
          <table:table-cell table:formula="of:=IF([.$A42]-[.H$2]=0;1;SIN(PI()*2*([.$A42]-[.H$2]))/(PI()*2*([.$A42]-[.H$2])))" office:value-type="float" office:value="-0.217133154846693" calcext:value-type="float">
            <text:p>-0,22</text:p>
          </table:table-cell>
          <table:table-cell table:formula="of:=IF([.$A42]-[.I$2]=0;1;SIN(PI()*2*([.$A42]-[.I$2]))/(PI()*2*([.$A42]-[.I$2])))" office:value-type="float" office:value="0.128144156958704" calcext:value-type="float">
            <text:p>0,13</text:p>
          </table:table-cell>
          <table:table-cell table:formula="of:=IF([.$A42]-[.J$2]=0;1;SIN(PI()*2*([.$A42]-[.J$2]))/(PI()*2*([.$A42]-[.J$2])))" office:value-type="float" office:value="-0.090892948540476" calcext:value-type="float">
            <text:p>-0,09</text:p>
          </table:table-cell>
          <table:table-cell table:formula="of:=IF([.$A42]-[.K$2]=0;1;SIN(PI()*2*([.$A42]-[.K$2]))/(PI()*2*([.$A42]-[.K$2])))" office:value-type="float" office:value="0.0704215637340625" calcext:value-type="float">
            <text:p>0,07</text:p>
          </table:table-cell>
          <table:table-cell table:formula="of:=IF([.$A42]-[.L$2]=0;1;SIN(PI()*2*([.$A42]-[.L$2]))/(PI()*2*([.$A42]-[.L$2])))" office:value-type="float" office:value="-0.0574764233417716" calcext:value-type="float">
            <text:p>-0,06</text:p>
          </table:table-cell>
          <table:table-cell table:formula="of:=IF([.$A42]-[.M$2]=0;1;SIN(PI()*2*([.$A42]-[.M$2]))/(PI()*2*([.$A42]-[.M$2])))" office:value-type="float" office:value="0.0485515128849747" calcext:value-type="float">
            <text:p>0,05</text:p>
          </table:table-cell>
          <table:table-cell table:number-columns-repeated="1011"/>
        </table:table-row>
        <table:table-row table:style-name="ro1">
          <table:table-cell table:formula="of:=[.A42]+[.$A$1]" office:value-type="float" office:value="-0.199999999999999" calcext:value-type="float">
            <text:p>-0,20</text:p>
          </table:table-cell>
          <table:table-cell table:formula="of:=SIN([.$A43]*PI()-0.25)" office:value-type="float" office:value="-0.769666439757057" calcext:value-type="float">
            <text:p>-0,77</text:p>
          </table:table-cell>
          <table:table-cell table:formula="of:=SIN(2*[.$A43]*PI()-0.25)" office:value-type="float" office:value="-0.997942500272521" calcext:value-type="float">
            <text:p>-1,00</text:p>
          </table:table-cell>
          <table:table-cell table:formula="of:=SIN(-0.25) * ([.$G43] - [.$I43] + [.$K43] - [.$M43]) + SIN(PI() * 0.5 - 0.25) * ( [.$H43] - [.$J43] + [.$L43])" office:value-type="float" office:value="-0.338916243831421" calcext:value-type="float">
            <text:p>-0,34</text:p>
          </table:table-cell>
          <table:table-cell table:formula="of:= SIN(-0.25) * ([.$G43] - [.$H43] + [.$I43] - [.$J43] + [.$K43] - [.$L43] + [.$M43])" office:value-type="float" office:value="-0.336569460271722" calcext:value-type="float">
            <text:p>-0,34</text:p>
          </table:table-cell>
          <table:table-cell/>
          <table:table-cell table:formula="of:=IF([.$A43]-[.G$2]=0;1;SIN(PI()*2*([.$A43]-[.G$2]))/(PI()*2*([.$A43]-[.G$2])))" office:value-type="float" office:value="0.756826728640658" calcext:value-type="float">
            <text:p>0,76</text:p>
          </table:table-cell>
          <table:table-cell table:formula="of:=IF([.$A43]-[.H$2]=0;1;SIN(PI()*2*([.$A43]-[.H$2]))/(PI()*2*([.$A43]-[.H$2])))" office:value-type="float" office:value="-0.216236208183045" calcext:value-type="float">
            <text:p>-0,22</text:p>
          </table:table-cell>
          <table:table-cell table:formula="of:=IF([.$A43]-[.I$2]=0;1;SIN(PI()*2*([.$A43]-[.I$2]))/(PI()*2*([.$A43]-[.I$2])))" office:value-type="float" office:value="0.126137788106776" calcext:value-type="float">
            <text:p>0,13</text:p>
          </table:table-cell>
          <table:table-cell table:formula="of:=IF([.$A43]-[.J$2]=0;1;SIN(PI()*2*([.$A43]-[.J$2]))/(PI()*2*([.$A43]-[.J$2])))" office:value-type="float" office:value="-0.0890384386636066" calcext:value-type="float">
            <text:p>-0,09</text:p>
          </table:table-cell>
          <table:table-cell table:formula="of:=IF([.$A43]-[.K$2]=0;1;SIN(PI()*2*([.$A43]-[.K$2]))/(PI()*2*([.$A43]-[.K$2])))" office:value-type="float" office:value="0.0688024298764233" calcext:value-type="float">
            <text:p>0,07</text:p>
          </table:table-cell>
          <table:table-cell table:formula="of:=IF([.$A43]-[.L$2]=0;1;SIN(PI()*2*([.$A43]-[.L$2]))/(PI()*2*([.$A43]-[.L$2])))" office:value-type="float" office:value="-0.0560612391585671" calcext:value-type="float">
            <text:p>-0,06</text:p>
          </table:table-cell>
          <table:table-cell table:formula="of:=IF([.$A43]-[.M$2]=0;1;SIN(PI()*2*([.$A43]-[.M$2]))/(PI()*2*([.$A43]-[.M$2])))" office:value-type="float" office:value="0.047301670540041" calcext:value-type="float">
            <text:p>0,05</text:p>
          </table:table-cell>
          <table:table-cell table:number-columns-repeated="1011"/>
        </table:table-row>
        <table:table-row table:style-name="ro1">
          <table:table-cell table:formula="of:=[.A43]+[.$A$1]" office:value-type="float" office:value="-0.179999999999999" calcext:value-type="float">
            <text:p>-0,18</text:p>
          </table:table-cell>
          <table:table-cell table:formula="of:=SIN([.$A44]*PI()-0.25)" office:value-type="float" office:value="-0.728059309218908" calcext:value-type="float">
            <text:p>-0,73</text:p>
          </table:table-cell>
          <table:table-cell table:formula="of:=SIN(2*[.$A44]*PI()-0.25)" office:value-type="float" office:value="-0.98203765313594" calcext:value-type="float">
            <text:p>-0,98</text:p>
          </table:table-cell>
          <table:table-cell table:formula="of:=SIN(-0.25) * ([.$G44] - [.$I44] + [.$K44] - [.$M44]) + SIN(PI() * 0.5 - 0.25) * ( [.$H44] - [.$J44] + [.$L44])" office:value-type="float" office:value="-0.347081916860638" calcext:value-type="float">
            <text:p>-0,35</text:p>
          </table:table-cell>
          <table:table-cell table:formula="of:= SIN(-0.25) * ([.$G44] - [.$H44] + [.$I44] - [.$J44] + [.$K44] - [.$L44] + [.$M44])" office:value-type="float" office:value="-0.342569454736326" calcext:value-type="float">
            <text:p>-0,34</text:p>
          </table:table-cell>
          <table:table-cell/>
          <table:table-cell table:formula="of:=IF([.$A44]-[.G$2]=0;1;SIN(PI()*2*([.$A44]-[.G$2]))/(PI()*2*([.$A44]-[.G$2])))" office:value-type="float" office:value="0.800042766906872" calcext:value-type="float">
            <text:p>0,80</text:p>
          </table:table-cell>
          <table:table-cell table:formula="of:=IF([.$A44]-[.H$2]=0;1;SIN(PI()*2*([.$A44]-[.H$2]))/(PI()*2*([.$A44]-[.H$2])))" office:value-type="float" office:value="-0.211776026534171" calcext:value-type="float">
            <text:p>-0,21</text:p>
          </table:table-cell>
          <table:table-cell table:formula="of:=IF([.$A44]-[.I$2]=0;1;SIN(PI()*2*([.$A44]-[.I$2]))/(PI()*2*([.$A44]-[.I$2])))" office:value-type="float" office:value="0.122040422070539" calcext:value-type="float">
            <text:p>0,12</text:p>
          </table:table-cell>
          <table:table-cell table:formula="of:=IF([.$A44]-[.J$2]=0;1;SIN(PI()*2*([.$A44]-[.J$2]))/(PI()*2*([.$A44]-[.J$2])))" office:value-type="float" office:value="-0.0857188678828788" calcext:value-type="float">
            <text:p>-0,09</text:p>
          </table:table-cell>
          <table:table-cell table:formula="of:=IF([.$A44]-[.K$2]=0;1;SIN(PI()*2*([.$A44]-[.K$2]))/(PI()*2*([.$A44]-[.K$2])))" office:value-type="float" office:value="0.0660585770840534" calcext:value-type="float">
            <text:p>0,07</text:p>
          </table:table-cell>
          <table:table-cell table:formula="of:=IF([.$A44]-[.L$2]=0;1;SIN(PI()*2*([.$A44]-[.L$2]))/(PI()*2*([.$A44]-[.L$2])))" office:value-type="float" office:value="-0.0537342156877748" calcext:value-type="float">
            <text:p>-0,05</text:p>
          </table:table-cell>
          <table:table-cell table:formula="of:=IF([.$A44]-[.M$2]=0;1;SIN(PI()*2*([.$A44]-[.M$2]))/(PI()*2*([.$A44]-[.M$2])))" office:value-type="float" office:value="0.0452854396362379" calcext:value-type="float">
            <text:p>0,05</text:p>
          </table:table-cell>
          <table:table-cell table:number-columns-repeated="1011"/>
        </table:table-row>
        <table:table-row table:style-name="ro1">
          <table:table-cell table:formula="of:=[.A44]+[.$A$1]" office:value-type="float" office:value="-0.159999999999999" calcext:value-type="float">
            <text:p>-0,16</text:p>
          </table:table-cell>
          <table:table-cell table:formula="of:=SIN([.$A45]*PI()-0.25)" office:value-type="float" office:value="-0.68357886120593" calcext:value-type="float">
            <text:p>-0,68</text:p>
          </table:table-cell>
          <table:table-cell table:formula="of:=SIN(2*[.$A45]*PI()-0.25)" office:value-type="float" office:value="-0.950645485568546" calcext:value-type="float">
            <text:p>-0,95</text:p>
          </table:table-cell>
          <table:table-cell table:formula="of:=SIN(-0.25) * ([.$G45] - [.$I45] + [.$K45] - [.$M45]) + SIN(PI() * 0.5 - 0.25) * ( [.$H45] - [.$J45] + [.$L45])" office:value-type="float" office:value="-0.35178553768297" calcext:value-type="float">
            <text:p>-0,35</text:p>
          </table:table-cell>
          <table:table-cell table:formula="of:= SIN(-0.25) * ([.$G45] - [.$H45] + [.$I45] - [.$J45] + [.$K45] - [.$L45] + [.$M45])" office:value-type="float" office:value="-0.345258163308608" calcext:value-type="float">
            <text:p>-0,35</text:p>
          </table:table-cell>
          <table:table-cell/>
          <table:table-cell table:formula="of:=IF([.$A45]-[.G$2]=0;1;SIN(PI()*2*([.$A45]-[.G$2]))/(PI()*2*([.$A45]-[.G$2])))" office:value-type="float" office:value="0.839868518338572" calcext:value-type="float">
            <text:p>0,84</text:p>
          </table:table-cell>
          <table:table-cell table:formula="of:=IF([.$A45]-[.H$2]=0;1;SIN(PI()*2*([.$A45]-[.H$2]))/(PI()*2*([.$A45]-[.H$2])))" office:value-type="float" office:value="-0.203604489294199" calcext:value-type="float">
            <text:p>-0,20</text:p>
          </table:table-cell>
          <table:table-cell table:formula="of:=IF([.$A45]-[.I$2]=0;1;SIN(PI()*2*([.$A45]-[.I$2]))/(PI()*2*([.$A45]-[.I$2])))" office:value-type="float" office:value="0.115843933563941" calcext:value-type="float">
            <text:p>0,12</text:p>
          </table:table-cell>
          <table:table-cell table:formula="of:=IF([.$A45]-[.J$2]=0;1;SIN(PI()*2*([.$A45]-[.J$2]))/(PI()*2*([.$A45]-[.J$2])))" office:value-type="float" office:value="-0.0809511824904644" calcext:value-type="float">
            <text:p>-0,08</text:p>
          </table:table-cell>
          <table:table-cell table:formula="of:=IF([.$A45]-[.K$2]=0;1;SIN(PI()*2*([.$A45]-[.K$2]))/(PI()*2*([.$A45]-[.K$2])))" office:value-type="float" office:value="0.062212482839894" calcext:value-type="float">
            <text:p>0,06</text:p>
          </table:table-cell>
          <table:table-cell table:formula="of:=IF([.$A45]-[.L$2]=0;1;SIN(PI()*2*([.$A45]-[.L$2]))/(PI()*2*([.$A45]-[.L$2])))" office:value-type="float" office:value="-0.0505184071181093" calcext:value-type="float">
            <text:p>-0,05</text:p>
          </table:table-cell>
          <table:table-cell table:formula="of:=IF([.$A45]-[.M$2]=0;1;SIN(PI()*2*([.$A45]-[.M$2]))/(PI()*2*([.$A45]-[.M$2])))" office:value-type="float" office:value="0.0425249882703072" calcext:value-type="float">
            <text:p>0,04</text:p>
          </table:table-cell>
          <table:table-cell table:number-columns-repeated="1011"/>
        </table:table-row>
        <table:table-row table:style-name="ro1">
          <table:table-cell table:formula="of:=[.A45]+[.$A$1]" office:value-type="float" office:value="-0.139999999999999" calcext:value-type="float">
            <text:p>-0,14</text:p>
          </table:table-cell>
          <table:table-cell table:formula="of:=SIN([.$A46]*PI()-0.25)" office:value-type="float" office:value="-0.636400639725249" calcext:value-type="float">
            <text:p>-0,64</text:p>
          </table:table-cell>
          <table:table-cell table:formula="of:=SIN(2*[.$A46]*PI()-0.25)" office:value-type="float" office:value="-0.904261070805651" calcext:value-type="float">
            <text:p>-0,90</text:p>
          </table:table-cell>
          <table:table-cell table:formula="of:=SIN(-0.25) * ([.$G46] - [.$I46] + [.$K46] - [.$M46]) + SIN(PI() * 0.5 - 0.25) * ( [.$H46] - [.$J46] + [.$L46])" office:value-type="float" office:value="-0.352822368266209" calcext:value-type="float">
            <text:p>-0,35</text:p>
          </table:table-cell>
          <table:table-cell table:formula="of:= SIN(-0.25) * ([.$G46] - [.$H46] + [.$I46] - [.$J46] + [.$K46] - [.$L46] + [.$M46])" office:value-type="float" office:value="-0.344560089368394" calcext:value-type="float">
            <text:p>-0,34</text:p>
          </table:table-cell>
          <table:table-cell/>
          <table:table-cell table:formula="of:=IF([.$A46]-[.G$2]=0;1;SIN(PI()*2*([.$A46]-[.G$2]))/(PI()*2*([.$A46]-[.G$2])))" office:value-type="float" office:value="0.875935652182376" calcext:value-type="float">
            <text:p>0,88</text:p>
          </table:table-cell>
          <table:table-cell table:formula="of:=IF([.$A46]-[.H$2]=0;1;SIN(PI()*2*([.$A46]-[.H$2]))/(PI()*2*([.$A46]-[.H$2])))" office:value-type="float" office:value="-0.191610923914894" calcext:value-type="float">
            <text:p>-0,19</text:p>
          </table:table-cell>
          <table:table-cell table:formula="of:=IF([.$A46]-[.I$2]=0;1;SIN(PI()*2*([.$A46]-[.I$2]))/(PI()*2*([.$A46]-[.I$2])))" office:value-type="float" office:value="0.107571045004853" calcext:value-type="float">
            <text:p>0,11</text:p>
          </table:table-cell>
          <table:table-cell table:formula="of:=IF([.$A46]-[.J$2]=0;1;SIN(PI()*2*([.$A46]-[.J$2]))/(PI()*2*([.$A46]-[.J$2])))" office:value-type="float" office:value="-0.0747749946984952" calcext:value-type="float">
            <text:p>-0,07</text:p>
          </table:table-cell>
          <table:table-cell table:formula="of:=IF([.$A46]-[.K$2]=0;1;SIN(PI()*2*([.$A46]-[.K$2]))/(PI()*2*([.$A46]-[.K$2])))" office:value-type="float" office:value="0.0573042015446411" calcext:value-type="float">
            <text:p>0,06</text:p>
          </table:table-cell>
          <table:table-cell table:formula="of:=IF([.$A46]-[.L$2]=0;1;SIN(PI()*2*([.$A46]-[.L$2]))/(PI()*2*([.$A46]-[.L$2])))" office:value-type="float" office:value="-0.0464511330702773" calcext:value-type="float">
            <text:p>-0,05</text:p>
          </table:table-cell>
          <table:table-cell table:formula="of:=IF([.$A46]-[.M$2]=0;1;SIN(PI()*2*([.$A46]-[.M$2]))/(PI()*2*([.$A46]-[.M$2])))" office:value-type="float" office:value="0.0390544558297872" calcext:value-type="float">
            <text:p>0,04</text:p>
          </table:table-cell>
          <table:table-cell table:number-columns-repeated="1011"/>
        </table:table-row>
        <table:table-row table:style-name="ro1">
          <table:table-cell table:formula="of:=[.A46]+[.$A$1]" office:value-type="float" office:value="-0.119999999999999" calcext:value-type="float">
            <text:p>-0,12</text:p>
          </table:table-cell>
          <table:table-cell table:formula="of:=SIN([.$A47]*PI()-0.25)" office:value-type="float" office:value="-0.586710835663368" calcext:value-type="float">
            <text:p>-0,59</text:p>
          </table:table-cell>
          <table:table-cell table:formula="of:=SIN(2*[.$A47]*PI()-0.25)" office:value-type="float" office:value="-0.843615918776769" calcext:value-type="float">
            <text:p>-0,84</text:p>
          </table:table-cell>
          <table:table-cell table:formula="of:=SIN(-0.25) * ([.$G47] - [.$I47] + [.$K47] - [.$M47]) + SIN(PI() * 0.5 - 0.25) * ( [.$H47] - [.$J47] + [.$L47])" office:value-type="float" office:value="-0.350019421078155" calcext:value-type="float">
            <text:p>-0,35</text:p>
          </table:table-cell>
          <table:table-cell table:formula="of:= SIN(-0.25) * ([.$G47] - [.$H47] + [.$I47] - [.$J47] + [.$K47] - [.$L47] + [.$M47])" office:value-type="float" office:value="-0.34044164541322" calcext:value-type="float">
            <text:p>-0,34</text:p>
          </table:table-cell>
          <table:table-cell/>
          <table:table-cell table:formula="of:=IF([.$A47]-[.G$2]=0;1;SIN(PI()*2*([.$A47]-[.G$2]))/(PI()*2*([.$A47]-[.G$2])))" office:value-type="float" office:value="0.907908797398352" calcext:value-type="float">
            <text:p>0,91</text:p>
          </table:table-cell>
          <table:table-cell table:formula="of:=IF([.$A47]-[.H$2]=0;1;SIN(PI()*2*([.$A47]-[.H$2]))/(PI()*2*([.$A47]-[.H$2])))" office:value-type="float" office:value="-0.175724283367422" calcext:value-type="float">
            <text:p>-0,18</text:p>
          </table:table-cell>
          <table:table-cell table:formula="of:=IF([.$A47]-[.I$2]=0;1;SIN(PI()*2*([.$A47]-[.I$2]))/(PI()*2*([.$A47]-[.I$2])))" office:value-type="float" office:value="0.0972759425783944" calcext:value-type="float">
            <text:p>0,10</text:p>
          </table:table-cell>
          <table:table-cell table:formula="of:=IF([.$A47]-[.J$2]=0;1;SIN(PI()*2*([.$A47]-[.J$2]))/(PI()*2*([.$A47]-[.J$2])))" office:value-type="float" office:value="-0.0672525035109886" calcext:value-type="float">
            <text:p>-0,07</text:p>
          </table:table-cell>
          <table:table-cell table:formula="of:=IF([.$A47]-[.K$2]=0;1;SIN(PI()*2*([.$A47]-[.K$2]))/(PI()*2*([.$A47]-[.K$2])))" office:value-type="float" office:value="0.05139106400368" calcext:value-type="float">
            <text:p>0,05</text:p>
          </table:table-cell>
          <table:table-cell table:formula="of:=IF([.$A47]-[.L$2]=0;1;SIN(PI()*2*([.$A47]-[.L$2]))/(PI()*2*([.$A47]-[.L$2])))" office:value-type="float" office:value="-0.0415836090411456" calcext:value-type="float">
            <text:p>-0,04</text:p>
          </table:table-cell>
          <table:table-cell table:formula="of:=IF([.$A47]-[.M$2]=0;1;SIN(PI()*2*([.$A47]-[.M$2]))/(PI()*2*([.$A47]-[.M$2])))" office:value-type="float" office:value="0.0349195691307056" calcext:value-type="float">
            <text:p>0,03</text:p>
          </table:table-cell>
          <table:table-cell table:number-columns-repeated="1011"/>
        </table:table-row>
        <table:table-row table:style-name="ro1">
          <table:table-cell table:formula="of:=[.A47]+[.$A$1]" office:value-type="float" office:value="-0.0999999999999994" calcext:value-type="float">
            <text:p>-0,10</text:p>
          </table:table-cell>
          <table:table-cell table:formula="of:=SIN([.$A48]*PI()-0.25)" office:value-type="float" office:value="-0.534705551975808" calcext:value-type="float">
            <text:p>-0,53</text:p>
          </table:table-cell>
          <table:table-cell table:formula="of:=SIN(2*[.$A48]*PI()-0.25)" office:value-type="float" office:value="-0.769666439757056" calcext:value-type="float">
            <text:p>-0,77</text:p>
          </table:table-cell>
          <table:table-cell table:formula="of:=SIN(-0.25) * ([.$G48] - [.$I48] + [.$K48] - [.$M48]) + SIN(PI() * 0.5 - 0.25) * ( [.$H48] - [.$J48] + [.$L48])" office:value-type="float" office:value="-0.343237845333131" calcext:value-type="float">
            <text:p>-0,34</text:p>
          </table:table-cell>
          <table:table-cell table:formula="of:= SIN(-0.25) * ([.$G48] - [.$H48] + [.$I48] - [.$J48] + [.$K48] - [.$L48] + [.$M48])" office:value-type="float" office:value="-0.332912028492528" calcext:value-type="float">
            <text:p>-0,33</text:p>
          </table:table-cell>
          <table:table-cell/>
          <table:table-cell table:formula="of:=IF([.$A48]-[.G$2]=0;1;SIN(PI()*2*([.$A48]-[.G$2]))/(PI()*2*([.$A48]-[.G$2])))" office:value-type="float" office:value="0.93548928378864" calcext:value-type="float">
            <text:p>0,94</text:p>
          </table:table-cell>
          <table:table-cell table:formula="of:=IF([.$A48]-[.H$2]=0;1;SIN(PI()*2*([.$A48]-[.H$2]))/(PI()*2*([.$A48]-[.H$2])))" office:value-type="float" office:value="-0.155914880631439" calcext:value-type="float">
            <text:p>-0,16</text:p>
          </table:table-cell>
          <table:table-cell table:formula="of:=IF([.$A48]-[.I$2]=0;1;SIN(PI()*2*([.$A48]-[.I$2]))/(PI()*2*([.$A48]-[.I$2])))" office:value-type="float" office:value="0.0850444803444213" calcext:value-type="float">
            <text:p>0,09</text:p>
          </table:table-cell>
          <table:table-cell table:formula="of:=IF([.$A48]-[.J$2]=0;1;SIN(PI()*2*([.$A48]-[.J$2]))/(PI()*2*([.$A48]-[.J$2])))" office:value-type="float" office:value="-0.0584680802367896" calcext:value-type="float">
            <text:p>-0,06</text:p>
          </table:table-cell>
          <table:table-cell table:formula="of:=IF([.$A48]-[.K$2]=0;1;SIN(PI()*2*([.$A48]-[.K$2]))/(PI()*2*([.$A48]-[.K$2])))" office:value-type="float" office:value="0.0445471087518396" calcext:value-type="float">
            <text:p>0,04</text:p>
          </table:table-cell>
          <table:table-cell table:formula="of:=IF([.$A48]-[.L$2]=0;1;SIN(PI()*2*([.$A48]-[.L$2]))/(PI()*2*([.$A48]-[.L$2])))" office:value-type="float" office:value="-0.0359803570687936" calcext:value-type="float">
            <text:p>-0,04</text:p>
          </table:table-cell>
          <table:table-cell table:formula="of:=IF([.$A48]-[.M$2]=0;1;SIN(PI()*2*([.$A48]-[.M$2]))/(PI()*2*([.$A48]-[.M$2])))" office:value-type="float" office:value="0.0301770736706011" calcext:value-type="float">
            <text:p>0,03</text:p>
          </table:table-cell>
          <table:table-cell table:number-columns-repeated="1011"/>
        </table:table-row>
        <table:table-row table:style-name="ro1">
          <table:table-cell table:formula="of:=[.A48]+[.$A$1]" office:value-type="float" office:value="-0.0799999999999994" calcext:value-type="float">
            <text:p>-0,08</text:p>
          </table:table-cell>
          <table:table-cell table:formula="of:=SIN([.$A49]*PI()-0.25)" office:value-type="float" office:value="-0.48059002975833" calcext:value-type="float">
            <text:p>-0,48</text:p>
          </table:table-cell>
          <table:table-cell table:formula="of:=SIN(2*[.$A49]*PI()-0.25)" office:value-type="float" office:value="-0.683578861205929" calcext:value-type="float">
            <text:p>-0,68</text:p>
          </table:table-cell>
          <table:table-cell table:formula="of:=SIN(-0.25) * ([.$G49] - [.$I49] + [.$K49] - [.$M49]) + SIN(PI() * 0.5 - 0.25) * ( [.$H49] - [.$J49] + [.$L49])" office:value-type="float" office:value="-0.332374959890064" calcext:value-type="float">
            <text:p>-0,33</text:p>
          </table:table-cell>
          <table:table-cell table:formula="of:= SIN(-0.25) * ([.$G49] - [.$H49] + [.$I49] - [.$J49] + [.$K49] - [.$L49] + [.$M49])" office:value-type="float" office:value="-0.32202353005585" calcext:value-type="float">
            <text:p>-0,32</text:p>
          </table:table-cell>
          <table:table-cell/>
          <table:table-cell table:formula="of:=IF([.$A49]-[.G$2]=0;1;SIN(PI()*2*([.$A49]-[.G$2]))/(PI()*2*([.$A49]-[.G$2])))" office:value-type="float" office:value="0.958418482324625" calcext:value-type="float">
            <text:p>0,96</text:p>
          </table:table-cell>
          <table:table-cell table:formula="of:=IF([.$A49]-[.H$2]=0;1;SIN(PI()*2*([.$A49]-[.H$2]))/(PI()*2*([.$A49]-[.H$2])))" office:value-type="float" office:value="-0.13219565273443" calcext:value-type="float">
            <text:p>-0,13</text:p>
          </table:table-cell>
          <table:table-cell table:formula="of:=IF([.$A49]-[.I$2]=0;1;SIN(PI()*2*([.$A49]-[.I$2]))/(PI()*2*([.$A49]-[.I$2])))" office:value-type="float" office:value="0.0709939616536754" calcext:value-type="float">
            <text:p>0,07</text:p>
          </table:table-cell>
          <table:table-cell table:formula="of:=IF([.$A49]-[.J$2]=0;1;SIN(PI()*2*([.$A49]-[.J$2]))/(PI()*2*([.$A49]-[.J$2])))" office:value-type="float" office:value="-0.0485275180923856" calcext:value-type="float">
            <text:p>-0,05</text:p>
          </table:table-cell>
          <table:table-cell table:formula="of:=IF([.$A49]-[.K$2]=0;1;SIN(PI()*2*([.$A49]-[.K$2]))/(PI()*2*([.$A49]-[.K$2])))" office:value-type="float" office:value="0.0368622493201776" calcext:value-type="float">
            <text:p>0,04</text:p>
          </table:table-cell>
          <table:table-cell table:formula="of:=IF([.$A49]-[.L$2]=0;1;SIN(PI()*2*([.$A49]-[.L$2]))/(PI()*2*([.$A49]-[.L$2])))" office:value-type="float" office:value="-0.0297184025527012" calcext:value-type="float">
            <text:p>-0,03</text:p>
          </table:table-cell>
          <table:table-cell table:formula="of:=IF([.$A49]-[.M$2]=0;1;SIN(PI()*2*([.$A49]-[.M$2]))/(PI()*2*([.$A49]-[.M$2])))" office:value-type="float" office:value="0.024893986553886" calcext:value-type="float">
            <text:p>0,02</text:p>
          </table:table-cell>
          <table:table-cell table:number-columns-repeated="1011"/>
        </table:table-row>
        <table:table-row table:style-name="ro1">
          <table:table-cell table:formula="of:=[.A49]+[.$A$1]" office:value-type="float" office:value="-0.0599999999999994" calcext:value-type="float">
            <text:p>-0,06</text:p>
          </table:table-cell>
          <table:table-cell table:formula="of:=SIN([.$A50]*PI()-0.25)" office:value-type="float" office:value="-0.424577838254095" calcext:value-type="float">
            <text:p>-0,42</text:p>
          </table:table-cell>
          <table:table-cell table:formula="of:=SIN(2*[.$A50]*PI()-0.25)" office:value-type="float" office:value="-0.586710835663366" calcext:value-type="float">
            <text:p>-0,59</text:p>
          </table:table-cell>
          <table:table-cell table:formula="of:=SIN(-0.25) * ([.$G50] - [.$I50] + [.$K50] - [.$M50]) + SIN(PI() * 0.5 - 0.25) * ( [.$H50] - [.$J50] + [.$L50])" office:value-type="float" office:value="-0.31736590743587" calcext:value-type="float">
            <text:p>-0,32</text:p>
          </table:table-cell>
          <table:table-cell table:formula="of:= SIN(-0.25) * ([.$G50] - [.$H50] + [.$I50] - [.$J50] + [.$K50] - [.$L50] + [.$M50])" office:value-type="float" office:value="-0.307871271120574" calcext:value-type="float">
            <text:p>-0,31</text:p>
          </table:table-cell>
          <table:table-cell/>
          <table:table-cell table:formula="of:=IF([.$A50]-[.G$2]=0;1;SIN(PI()*2*([.$A50]-[.G$2]))/(PI()*2*([.$A50]-[.G$2])))" office:value-type="float" office:value="0.976480703887656" calcext:value-type="float">
            <text:p>0,98</text:p>
          </table:table-cell>
          <table:table-cell table:formula="of:=IF([.$A50]-[.H$2]=0;1;SIN(PI()*2*([.$A50]-[.H$2]))/(PI()*2*([.$A50]-[.H$2])))" office:value-type="float" office:value="-0.104622932559391" calcext:value-type="float">
            <text:p>-0,10</text:p>
          </table:table-cell>
          <table:table-cell table:formula="of:=IF([.$A50]-[.I$2]=0;1;SIN(PI()*2*([.$A50]-[.I$2]))/(PI()*2*([.$A50]-[.I$2])))" office:value-type="float" office:value="0.0552724926728856" calcext:value-type="float">
            <text:p>0,06</text:p>
          </table:table-cell>
          <table:table-cell table:formula="of:=IF([.$A50]-[.J$2]=0;1;SIN(PI()*2*([.$A50]-[.J$2]))/(PI()*2*([.$A50]-[.J$2])))" office:value-type="float" office:value="-0.0375569501495248" calcext:value-type="float">
            <text:p>-0,04</text:p>
          </table:table-cell>
          <table:table-cell table:formula="of:=IF([.$A50]-[.K$2]=0;1;SIN(PI()*2*([.$A50]-[.K$2]))/(PI()*2*([.$A50]-[.K$2])))" office:value-type="float" office:value="0.0284411855501257" calcext:value-type="float">
            <text:p>0,03</text:p>
          </table:table-cell>
          <table:table-cell table:formula="of:=IF([.$A50]-[.L$2]=0;1;SIN(PI()*2*([.$A50]-[.L$2]))/(PI()*2*([.$A50]-[.L$2])))" office:value-type="float" office:value="-0.0228862664973668" calcext:value-type="float">
            <text:p>-0,02</text:p>
          </table:table-cell>
          <table:table-cell table:formula="of:=IF([.$A50]-[.M$2]=0;1;SIN(PI()*2*([.$A50]-[.M$2]))/(PI()*2*([.$A50]-[.M$2])))" office:value-type="float" office:value="0.0191466804683853" calcext:value-type="float">
            <text:p>0,02</text:p>
          </table:table-cell>
          <table:table-cell table:number-columns-repeated="1011"/>
        </table:table-row>
        <table:table-row table:style-name="ro1">
          <table:table-cell table:formula="of:=[.A50]+[.$A$1]" office:value-type="float" office:value="-0.0399999999999994" calcext:value-type="float">
            <text:p>-0,04</text:p>
          </table:table-cell>
          <table:table-cell table:formula="of:=SIN([.$A51]*PI()-0.25)" office:value-type="float" office:value="-0.366890031993434" calcext:value-type="float">
            <text:p>-0,37</text:p>
          </table:table-cell>
          <table:table-cell table:formula="of:=SIN(2*[.$A51]*PI()-0.25)" office:value-type="float" office:value="-0.480590029758328" calcext:value-type="float">
            <text:p>-0,48</text:p>
          </table:table-cell>
          <table:table-cell table:formula="of:=SIN(-0.25) * ([.$G51] - [.$I51] + [.$K51] - [.$M51]) + SIN(PI() * 0.5 - 0.25) * ( [.$H51] - [.$J51] + [.$L51])" office:value-type="float" office:value="-0.29818490911548" calcext:value-type="float">
            <text:p>-0,30</text:p>
          </table:table-cell>
          <table:table-cell table:formula="of:= SIN(-0.25) * ([.$G51] - [.$H51] + [.$I51] - [.$J51] + [.$K51] - [.$L51] + [.$M51])" office:value-type="float" office:value="-0.290592361521166" calcext:value-type="float">
            <text:p>-0,29</text:p>
          </table:table-cell>
          <table:table-cell/>
          <table:table-cell table:formula="of:=IF([.$A51]-[.G$2]=0;1;SIN(PI()*2*([.$A51]-[.G$2]))/(PI()*2*([.$A51]-[.G$2])))" office:value-type="float" office:value="0.989505620981309" calcext:value-type="float">
            <text:p>0,99</text:p>
          </table:table-cell>
          <table:table-cell table:formula="of:=IF([.$A51]-[.H$2]=0;1;SIN(PI()*2*([.$A51]-[.H$2]))/(PI()*2*([.$A51]-[.H$2])))" office:value-type="float" office:value="-0.073296712665281" calcext:value-type="float">
            <text:p>-0,07</text:p>
          </table:table-cell>
          <table:table-cell table:formula="of:=IF([.$A51]-[.I$2]=0;1;SIN(PI()*2*([.$A51]-[.I$2]))/(PI()*2*([.$A51]-[.I$2])))" office:value-type="float" office:value="0.0380579084992805" calcext:value-type="float">
            <text:p>0,04</text:p>
          </table:table-cell>
          <table:table-cell table:formula="of:=IF([.$A51]-[.J$2]=0;1;SIN(PI()*2*([.$A51]-[.J$2]))/(PI()*2*([.$A51]-[.J$2])))" office:value-type="float" office:value="-0.0257014447008129" calcext:value-type="float">
            <text:p>-0,03</text:p>
          </table:table-cell>
          <table:table-cell table:formula="of:=IF([.$A51]-[.K$2]=0;1;SIN(PI()*2*([.$A51]-[.K$2]))/(PI()*2*([.$A51]-[.K$2])))" office:value-type="float" office:value="0.0194020709996332" calcext:value-type="float">
            <text:p>0,02</text:p>
          </table:table-cell>
          <table:table-cell table:formula="of:=IF([.$A51]-[.L$2]=0;1;SIN(PI()*2*([.$A51]-[.L$2]))/(PI()*2*([.$A51]-[.L$2])))" office:value-type="float" office:value="-0.0155827656847448" calcext:value-type="float">
            <text:p>-0,02</text:p>
          </table:table-cell>
          <table:table-cell table:formula="of:=IF([.$A51]-[.M$2]=0;1;SIN(PI()*2*([.$A51]-[.M$2]))/(PI()*2*([.$A51]-[.M$2])))" office:value-type="float" office:value="0.0130198108023855" calcext:value-type="float">
            <text:p>0,01</text:p>
          </table:table-cell>
          <table:table-cell table:number-columns-repeated="1011"/>
        </table:table-row>
        <table:table-row table:style-name="ro1">
          <table:table-cell table:formula="of:=[.A51]+[.$A$1]" office:value-type="float" office:value="-0.0199999999999994" calcext:value-type="float">
            <text:p>-0,02</text:p>
          </table:table-cell>
          <table:table-cell table:formula="of:=SIN([.$A52]*PI()-0.25)" office:value-type="float" office:value="-0.307754278392608" calcext:value-type="float">
            <text:p>-0,31</text:p>
          </table:table-cell>
          <table:table-cell table:formula="of:=SIN(2*[.$A52]*PI()-0.25)" office:value-type="float" office:value="-0.366890031993433" calcext:value-type="float">
            <text:p>-0,37</text:p>
          </table:table-cell>
          <table:table-cell table:formula="of:=SIN(-0.25) * ([.$G52] - [.$I52] + [.$K52] - [.$M52]) + SIN(PI() * 0.5 - 0.25) * ( [.$H52] - [.$J52] + [.$L52])" office:value-type="float" office:value="-0.274846103559961" calcext:value-type="float">
            <text:p>-0,27</text:p>
          </table:table-cell>
          <table:table-cell table:formula="of:= SIN(-0.25) * ([.$G52] - [.$H52] + [.$I52] - [.$J52] + [.$K52] - [.$L52] + [.$M52])" office:value-type="float" office:value="-0.270364489932496" calcext:value-type="float">
            <text:p>-0,27</text:p>
          </table:table-cell>
          <table:table-cell/>
          <table:table-cell table:formula="of:=IF([.$A52]-[.G$2]=0;1;SIN(PI()*2*([.$A52]-[.G$2]))/(PI()*2*([.$A52]-[.G$2])))" office:value-type="float" office:value="0.997370182772504" calcext:value-type="float">
            <text:p>1,00</text:p>
          </table:table-cell>
          <table:table-cell table:formula="of:=IF([.$A52]-[.H$2]=0;1;SIN(PI()*2*([.$A52]-[.H$2]))/(PI()*2*([.$A52]-[.H$2])))" office:value-type="float" office:value="-0.038360391645095" calcext:value-type="float">
            <text:p>-0,04</text:p>
          </table:table-cell>
          <table:table-cell table:formula="of:=IF([.$A52]-[.I$2]=0;1;SIN(PI()*2*([.$A52]-[.I$2]))/(PI()*2*([.$A52]-[.I$2])))" office:value-type="float" office:value="0.0195562780935778" calcext:value-type="float">
            <text:p>0,02</text:p>
          </table:table-cell>
          <table:table-cell table:formula="of:=IF([.$A52]-[.J$2]=0;1;SIN(PI()*2*([.$A52]-[.J$2]))/(PI()*2*([.$A52]-[.J$2])))" office:value-type="float" office:value="-0.0131232918785851" calcext:value-type="float">
            <text:p>-0,01</text:p>
          </table:table-cell>
          <table:table-cell table:formula="of:=IF([.$A52]-[.K$2]=0;1;SIN(PI()*2*([.$A52]-[.K$2]))/(PI()*2*([.$A52]-[.K$2])))" office:value-type="float" office:value="0.00987495230467802" calcext:value-type="float">
            <text:p>0,01</text:p>
          </table:table-cell>
          <table:table-cell table:formula="of:=IF([.$A52]-[.L$2]=0;1;SIN(PI()*2*([.$A52]-[.L$2]))/(PI()*2*([.$A52]-[.L$2])))" office:value-type="float" office:value="-0.00791563637121015" calcext:value-type="float">
            <text:p>-0,01</text:p>
          </table:table-cell>
          <table:table-cell table:formula="of:=IF([.$A52]-[.M$2]=0;1;SIN(PI()*2*([.$A52]-[.M$2]))/(PI()*2*([.$A52]-[.M$2])))" office:value-type="float" office:value="0.00660510054816201" calcext:value-type="float">
            <text:p>0,01</text:p>
          </table:table-cell>
          <table:table-cell table:number-columns-repeated="1011"/>
        </table:table-row>
        <table:table-row table:style-name="ro1">
          <table:table-cell table:formula="of:=[.A52]+[.$A$1]" office:value-type="float" office:value="6.17561557447743E-016" calcext:value-type="float">
            <text:p>0,00</text:p>
          </table:table-cell>
          <table:table-cell table:formula="of:=SIN([.$A53]*PI()-0.25)" office:value-type="float" office:value="-0.247403959254521" calcext:value-type="float">
            <text:p>-0,25</text:p>
          </table:table-cell>
          <table:table-cell table:formula="of:=SIN(2*[.$A53]*PI()-0.25)" office:value-type="float" office:value="-0.247403959254519" calcext:value-type="float">
            <text:p>-0,25</text:p>
          </table:table-cell>
          <table:table-cell table:formula="of:=SIN(-0.25) * ([.$G53] - [.$I53] + [.$K53] - [.$M53]) + SIN(PI() * 0.5 - 0.25) * ( [.$H53] - [.$J53] + [.$L53])" office:value-type="float" office:value="-0.247403959254522" calcext:value-type="float">
            <text:p>-0,25</text:p>
          </table:table-cell>
          <table:table-cell table:formula="of:= SIN(-0.25) * ([.$G53] - [.$H53] + [.$I53] - [.$J53] + [.$K53] - [.$L53] + [.$M53])" office:value-type="float" office:value="-0.247403959254522" calcext:value-type="float">
            <text:p>-0,25</text:p>
          </table:table-cell>
          <table:table-cell/>
          <table:table-cell table:formula="of:=IF([.$A53]-[.G$2]=0;1;SIN(PI()*2*([.$A53]-[.G$2]))/(PI()*2*([.$A53]-[.G$2])))" office:value-type="float" office:value="1" calcext:value-type="float">
            <text:p>1,00</text:p>
          </table:table-cell>
          <table:table-cell table:formula="of:=IF([.$A53]-[.H$2]=0;1;SIN(PI()*2*([.$A53]-[.H$2]))/(PI()*2*([.$A53]-[.H$2])))" office:value-type="float" office:value="1.3112035909106E-015" calcext:value-type="float">
            <text:p>0,00</text:p>
          </table:table-cell>
          <table:table-cell table:formula="of:=IF([.$A53]-[.I$2]=0;1;SIN(PI()*2*([.$A53]-[.I$2]))/(PI()*2*([.$A53]-[.I$2])))" office:value-type="float" office:value="-7.45771647539309E-016" calcext:value-type="float">
            <text:p>0,00</text:p>
          </table:table-cell>
          <table:table-cell table:formula="of:=IF([.$A53]-[.J$2]=0;1;SIN(PI()*2*([.$A53]-[.J$2]))/(PI()*2*([.$A53]-[.J$2])))" office:value-type="float" office:value="4.15936347239389E-016" calcext:value-type="float">
            <text:p>0,00</text:p>
          </table:table-cell>
          <table:table-cell table:formula="of:=IF([.$A53]-[.K$2]=0;1;SIN(PI()*2*([.$A53]-[.K$2]))/(PI()*2*([.$A53]-[.K$2])))" office:value-type="float" office:value="-3.2169769001084E-016" calcext:value-type="float">
            <text:p>0,00</text:p>
          </table:table-cell>
          <table:table-cell table:formula="of:=IF([.$A53]-[.L$2]=0;1;SIN(PI()*2*([.$A53]-[.L$2]))/(PI()*2*([.$A53]-[.L$2])))" office:value-type="float" office:value="2.65154495673711E-016" calcext:value-type="float">
            <text:p>0,00</text:p>
          </table:table-cell>
          <table:table-cell table:formula="of:=IF([.$A53]-[.M$2]=0;1;SIN(PI()*2*([.$A53]-[.M$2]))/(PI()*2*([.$A53]-[.M$2])))" office:value-type="float" office:value="-2.27459032782291E-016" calcext:value-type="float">
            <text:p>0,00</text:p>
          </table:table-cell>
          <table:table-cell table:number-columns-repeated="1011"/>
        </table:table-row>
        <table:table-row table:style-name="ro1">
          <table:table-cell table:formula="of:=[.A53]+[.$A$1]" office:value-type="float" office:value="0.0200000000000006" calcext:value-type="float">
            <text:p>0,02</text:p>
          </table:table-cell>
          <table:table-cell table:formula="of:=SIN([.$A54]*PI()-0.25)" office:value-type="float" office:value="-0.186077249717374" calcext:value-type="float">
            <text:p>-0,19</text:p>
          </table:table-cell>
          <table:table-cell table:formula="of:=SIN(2*[.$A54]*PI()-0.25)" office:value-type="float" office:value="-0.124016178286201" calcext:value-type="float">
            <text:p>-0,12</text:p>
          </table:table-cell>
          <table:table-cell table:formula="of:=SIN(-0.25) * ([.$G54] - [.$I54] + [.$K54] - [.$M54]) + SIN(PI() * 0.5 - 0.25) * ( [.$H54] - [.$J54] + [.$L54])" office:value-type="float" office:value="-0.21595325431381" calcext:value-type="float">
            <text:p>-0,22</text:p>
          </table:table-cell>
          <table:table-cell table:formula="of:= SIN(-0.25) * ([.$G54] - [.$H54] + [.$I54] - [.$J54] + [.$K54] - [.$L54] + [.$M54])" office:value-type="float" office:value="-0.22196318969306" calcext:value-type="float">
            <text:p>-0,22</text:p>
          </table:table-cell>
          <table:table-cell/>
          <table:table-cell table:formula="of:=IF([.$A54]-[.G$2]=0;1;SIN(PI()*2*([.$A54]-[.G$2]))/(PI()*2*([.$A54]-[.G$2])))" office:value-type="float" office:value="0.997370182772503" calcext:value-type="float">
            <text:p>1,00</text:p>
          </table:table-cell>
          <table:table-cell table:formula="of:=IF([.$A54]-[.H$2]=0;1;SIN(PI()*2*([.$A54]-[.H$2]))/(PI()*2*([.$A54]-[.H$2])))" office:value-type="float" office:value="0.0415570909488556" calcext:value-type="float">
            <text:p>0,04</text:p>
          </table:table-cell>
          <table:table-cell table:formula="of:=IF([.$A54]-[.I$2]=0;1;SIN(PI()*2*([.$A54]-[.I$2]))/(PI()*2*([.$A54]-[.I$2])))" office:value-type="float" office:value="-0.0203544935259701" calcext:value-type="float">
            <text:p>-0,02</text:p>
          </table:table-cell>
          <table:table-cell table:formula="of:=IF([.$A54]-[.J$2]=0;1;SIN(PI()*2*([.$A54]-[.J$2]))/(PI()*2*([.$A54]-[.J$2])))" office:value-type="float" office:value="0.0134779754428722" calcext:value-type="float">
            <text:p>0,01</text:p>
          </table:table-cell>
          <table:table-cell table:formula="of:=IF([.$A54]-[.K$2]=0;1;SIN(PI()*2*([.$A54]-[.K$2]))/(PI()*2*([.$A54]-[.K$2])))" office:value-type="float" office:value="-0.0100744462906318" calcext:value-type="float">
            <text:p>-0,01</text:p>
          </table:table-cell>
          <table:table-cell table:formula="of:=IF([.$A54]-[.L$2]=0;1;SIN(PI()*2*([.$A54]-[.L$2]))/(PI()*2*([.$A54]-[.L$2])))" office:value-type="float" office:value="0.00804330792558493" calcext:value-type="float">
            <text:p>0,01</text:p>
          </table:table-cell>
          <table:table-cell table:formula="of:=IF([.$A54]-[.M$2]=0;1;SIN(PI()*2*([.$A54]-[.M$2]))/(PI()*2*([.$A54]-[.M$2])))" office:value-type="float" office:value="-0.00669375961592303" calcext:value-type="float">
            <text:p>-0,01</text:p>
          </table:table-cell>
          <table:table-cell table:number-columns-repeated="1011"/>
        </table:table-row>
        <table:table-row table:style-name="ro1">
          <table:table-cell table:formula="of:=[.A54]+[.$A$1]" office:value-type="float" office:value="0.0400000000000006" calcext:value-type="float">
            <text:p>0,04</text:p>
          </table:table-cell>
          <table:table-cell table:formula="of:=SIN([.$A55]*PI()-0.25)" office:value-type="float" office:value="-0.124016178286202" calcext:value-type="float">
            <text:p>-0,12</text:p>
          </table:table-cell>
          <table:table-cell table:formula="of:=SIN(2*[.$A55]*PI()-0.25)" office:value-type="float" office:value="0.00132741189736548" calcext:value-type="float">
            <text:p>0,00</text:p>
          </table:table-cell>
          <table:table-cell table:formula="of:=SIN(-0.25) * ([.$G55] - [.$I55] + [.$K55] - [.$M55]) + SIN(PI() * 0.5 - 0.25) * ( [.$H55] - [.$J55] + [.$L55])" office:value-type="float" office:value="-0.180628622926124" calcext:value-type="float">
            <text:p>-0,18</text:p>
          </table:table-cell>
          <table:table-cell table:formula="of:= SIN(-0.25) * ([.$G55] - [.$H55] + [.$I55] - [.$J55] + [.$K55] - [.$L55] + [.$M55])" office:value-type="float" office:value="-0.194327719362076" calcext:value-type="float">
            <text:p>-0,19</text:p>
          </table:table-cell>
          <table:table-cell/>
          <table:table-cell table:formula="of:=IF([.$A55]-[.G$2]=0;1;SIN(PI()*2*([.$A55]-[.G$2]))/(PI()*2*([.$A55]-[.G$2])))" office:value-type="float" office:value="0.989505620981308" calcext:value-type="float">
            <text:p>0,99</text:p>
          </table:table-cell>
          <table:table-cell table:formula="of:=IF([.$A55]-[.H$2]=0;1;SIN(PI()*2*([.$A55]-[.H$2]))/(PI()*2*([.$A55]-[.H$2])))" office:value-type="float" office:value="0.0860439670418544" calcext:value-type="float">
            <text:p>0,09</text:p>
          </table:table-cell>
          <table:table-cell table:formula="of:=IF([.$A55]-[.I$2]=0;1;SIN(PI()*2*([.$A55]-[.I$2]))/(PI()*2*([.$A55]-[.I$2])))" office:value-type="float" office:value="-0.0412294008742219" calcext:value-type="float">
            <text:p>-0,04</text:p>
          </table:table-cell>
          <table:table-cell table:formula="of:=IF([.$A55]-[.J$2]=0;1;SIN(PI()*2*([.$A55]-[.J$2]))/(PI()*2*([.$A55]-[.J$2])))" office:value-type="float" office:value="0.0271097430405843" calcext:value-type="float">
            <text:p>0,03</text:p>
          </table:table-cell>
          <table:table-cell table:formula="of:=IF([.$A55]-[.K$2]=0;1;SIN(PI()*2*([.$A55]-[.K$2]))/(PI()*2*([.$A55]-[.K$2])))" office:value-type="float" office:value="-0.020193992264925" calcext:value-type="float">
            <text:p>-0,02</text:p>
          </table:table-cell>
          <table:table-cell table:formula="of:=IF([.$A55]-[.L$2]=0;1;SIN(PI()*2*([.$A55]-[.L$2]))/(PI()*2*([.$A55]-[.L$2])))" office:value-type="float" office:value="0.0160895222923792" calcext:value-type="float">
            <text:p>0,02</text:p>
          </table:table-cell>
          <table:table-cell table:formula="of:=IF([.$A55]-[.M$2]=0;1;SIN(PI()*2*([.$A55]-[.M$2]))/(PI()*2*([.$A55]-[.M$2])))" office:value-type="float" office:value="-0.0133716975808286" calcext:value-type="float">
            <text:p>-0,01</text:p>
          </table:table-cell>
          <table:table-cell table:number-columns-repeated="1011"/>
        </table:table-row>
        <table:table-row table:style-name="ro1">
          <table:table-cell table:formula="of:=[.A55]+[.$A$1]" office:value-type="float" office:value="0.0600000000000006" calcext:value-type="float">
            <text:p>0,06</text:p>
          </table:table-cell>
          <table:table-cell table:formula="of:=SIN([.$A56]*PI()-0.25)" office:value-type="float" office:value="-0.0614656716569373" calcext:value-type="float">
            <text:p>-0,06</text:p>
          </table:table-cell>
          <table:table-cell table:formula="of:=SIN(2*[.$A56]*PI()-0.25)" office:value-type="float" office:value="0.126650068002353" calcext:value-type="float">
            <text:p>0,13</text:p>
          </table:table-cell>
          <table:table-cell table:formula="of:=SIN(-0.25) * ([.$G56] - [.$I56] + [.$K56] - [.$M56]) + SIN(PI() * 0.5 - 0.25) * ( [.$H56] - [.$J56] + [.$L56])" office:value-type="float" office:value="-0.141603672923606" calcext:value-type="float">
            <text:p>-0,14</text:p>
          </table:table-cell>
          <table:table-cell table:formula="of:= SIN(-0.25) * ([.$G56] - [.$H56] + [.$I56] - [.$J56] + [.$K56] - [.$L56] + [.$M56])" office:value-type="float" office:value="-0.164812739360331" calcext:value-type="float">
            <text:p>-0,16</text:p>
          </table:table-cell>
          <table:table-cell/>
          <table:table-cell table:formula="of:=IF([.$A56]-[.G$2]=0;1;SIN(PI()*2*([.$A56]-[.G$2]))/(PI()*2*([.$A56]-[.G$2])))" office:value-type="float" office:value="0.976480703887655" calcext:value-type="float">
            <text:p>0,98</text:p>
          </table:table-cell>
          <table:table-cell table:formula="of:=IF([.$A56]-[.H$2]=0;1;SIN(PI()*2*([.$A56]-[.H$2]))/(PI()*2*([.$A56]-[.H$2])))" office:value-type="float" office:value="0.133156459621045" calcext:value-type="float">
            <text:p>0,13</text:p>
          </table:table-cell>
          <table:table-cell table:formula="of:=IF([.$A56]-[.I$2]=0;1;SIN(PI()*2*([.$A56]-[.I$2]))/(PI()*2*([.$A56]-[.I$2])))" office:value-type="float" office:value="-0.0623285555672979" calcext:value-type="float">
            <text:p>-0,06</text:p>
          </table:table-cell>
          <table:table-cell table:formula="of:=IF([.$A56]-[.J$2]=0;1;SIN(PI()*2*([.$A56]-[.J$2]))/(PI()*2*([.$A56]-[.J$2])))" office:value-type="float" office:value="0.0406866959953196" calcext:value-type="float">
            <text:p>0,04</text:p>
          </table:table-cell>
          <table:table-cell table:formula="of:=IF([.$A56]-[.K$2]=0;1;SIN(PI()*2*([.$A56]-[.K$2]))/(PI()*2*([.$A56]-[.K$2])))" office:value-type="float" office:value="-0.0302004341408558" calcext:value-type="float">
            <text:p>-0,03</text:p>
          </table:table-cell>
          <table:table-cell table:formula="of:=IF([.$A56]-[.L$2]=0;1;SIN(PI()*2*([.$A56]-[.L$2]))/(PI()*2*([.$A56]-[.L$2])))" office:value-type="float" office:value="0.0240118205874016" calcext:value-type="float">
            <text:p>0,02</text:p>
          </table:table-cell>
          <table:table-cell table:formula="of:=IF([.$A56]-[.M$2]=0;1;SIN(PI()*2*([.$A56]-[.M$2]))/(PI()*2*([.$A56]-[.M$2])))" office:value-type="float" office:value="-0.0199281776303604" calcext:value-type="float">
            <text:p>-0,02</text:p>
          </table:table-cell>
          <table:table-cell table:number-columns-repeated="1011"/>
        </table:table-row>
        <table:table-row table:style-name="ro1">
          <table:table-cell table:formula="of:=[.A56]+[.$A$1]" office:value-type="float" office:value="0.0800000000000006" calcext:value-type="float">
            <text:p>0,08</text:p>
          </table:table-cell>
          <table:table-cell table:formula="of:=SIN([.$A57]*PI()-0.25)" office:value-type="float" office:value="0.00132741189736353" calcext:value-type="float">
            <text:p>0,00</text:p>
          </table:table-cell>
          <table:table-cell table:formula="of:=SIN(2*[.$A57]*PI()-0.25)" office:value-type="float" office:value="0.249975376877859" calcext:value-type="float">
            <text:p>0,25</text:p>
          </table:table-cell>
          <table:table-cell table:formula="of:=SIN(-0.25) * ([.$G57] - [.$I57] + [.$K57] - [.$M57]) + SIN(PI() * 0.5 - 0.25) * ( [.$H57] - [.$J57] + [.$L57])" office:value-type="float" office:value="-0.099089684064661" calcext:value-type="float">
            <text:p>-0,10</text:p>
          </table:table-cell>
          <table:table-cell table:formula="of:= SIN(-0.25) * ([.$G57] - [.$H57] + [.$I57] - [.$J57] + [.$K57] - [.$L57] + [.$M57])" office:value-type="float" office:value="-0.133759206937184" calcext:value-type="float">
            <text:p>-0,13</text:p>
          </table:table-cell>
          <table:table-cell/>
          <table:table-cell table:formula="of:=IF([.$A57]-[.G$2]=0;1;SIN(PI()*2*([.$A57]-[.G$2]))/(PI()*2*([.$A57]-[.G$2])))" office:value-type="float" office:value="0.958418482324624" calcext:value-type="float">
            <text:p>0,96</text:p>
          </table:table-cell>
          <table:table-cell table:formula="of:=IF([.$A57]-[.H$2]=0;1;SIN(PI()*2*([.$A57]-[.H$2]))/(PI()*2*([.$A57]-[.H$2])))" office:value-type="float" office:value="0.182555901395168" calcext:value-type="float">
            <text:p>0,18</text:p>
          </table:table-cell>
          <table:table-cell table:formula="of:=IF([.$A57]-[.I$2]=0;1;SIN(PI()*2*([.$A57]-[.I$2]))/(PI()*2*([.$A57]-[.I$2])))" office:value-type="float" office:value="-0.0833407375934464" calcext:value-type="float">
            <text:p>-0,08</text:p>
          </table:table-cell>
          <table:table-cell table:formula="of:=IF([.$A57]-[.J$2]=0;1;SIN(PI()*2*([.$A57]-[.J$2]))/(PI()*2*([.$A57]-[.J$2])))" office:value-type="float" office:value="0.0539954074549087" calcext:value-type="float">
            <text:p>0,05</text:p>
          </table:table-cell>
          <table:table-cell table:formula="of:=IF([.$A57]-[.K$2]=0;1;SIN(PI()*2*([.$A57]-[.K$2]))/(PI()*2*([.$A57]-[.K$2])))" office:value-type="float" office:value="-0.0399341034301929" calcext:value-type="float">
            <text:p>-0,04</text:p>
          </table:table-cell>
          <table:table-cell table:formula="of:=IF([.$A57]-[.L$2]=0;1;SIN(PI()*2*([.$A57]-[.L$2]))/(PI()*2*([.$A57]-[.L$2])))" office:value-type="float" office:value="0.0316832556140374" calcext:value-type="float">
            <text:p>0,03</text:p>
          </table:table-cell>
          <table:table-cell table:formula="of:=IF([.$A57]-[.M$2]=0;1;SIN(PI()*2*([.$A57]-[.M$2]))/(PI()*2*([.$A57]-[.M$2])))" office:value-type="float" office:value="-0.0262580406116338" calcext:value-type="float">
            <text:p>-0,03</text:p>
          </table:table-cell>
          <table:table-cell table:number-columns-repeated="1011"/>
        </table:table-row>
        <table:table-row table:style-name="ro1">
          <table:table-cell table:formula="of:=[.A57]+[.$A$1]" office:value-type="float" office:value="0.100000000000001" calcext:value-type="float">
            <text:p>0,10</text:p>
          </table:table-cell>
          <table:table-cell table:formula="of:=SIN([.$A58]*PI()-0.25)" office:value-type="float" office:value="0.0641152567633423" calcext:value-type="float">
            <text:p>0,06</text:p>
          </table:table-cell>
          <table:table-cell table:formula="of:=SIN(2*[.$A58]*PI()-0.25)" office:value-type="float" office:value="0.36935842473195" calcext:value-type="float">
            <text:p>0,37</text:p>
          </table:table-cell>
          <table:table-cell table:formula="of:=SIN(-0.25) * ([.$G58] - [.$I58] + [.$K58] - [.$M58]) + SIN(PI() * 0.5 - 0.25) * ( [.$H58] - [.$J58] + [.$L58])" office:value-type="float" office:value="-0.0533339016116214" calcext:value-type="float">
            <text:p>-0,05</text:p>
          </table:table-cell>
          <table:table-cell table:formula="of:= SIN(-0.25) * ([.$G58] - [.$H58] + [.$I58] - [.$J58] + [.$K58] - [.$L58] + [.$M58])" office:value-type="float" office:value="-0.10152958646263" calcext:value-type="float">
            <text:p>-0,10</text:p>
          </table:table-cell>
          <table:table-cell/>
          <table:table-cell table:formula="of:=IF([.$A58]-[.G$2]=0;1;SIN(PI()*2*([.$A58]-[.G$2]))/(PI()*2*([.$A58]-[.G$2])))" office:value-type="float" office:value="0.935489283788638" calcext:value-type="float">
            <text:p>0,94</text:p>
          </table:table-cell>
          <table:table-cell table:formula="of:=IF([.$A58]-[.H$2]=0;1;SIN(PI()*2*([.$A58]-[.H$2]))/(PI()*2*([.$A58]-[.H$2])))" office:value-type="float" office:value="0.233872320947161" calcext:value-type="float">
            <text:p>0,23</text:p>
          </table:table-cell>
          <table:table-cell table:formula="of:=IF([.$A58]-[.I$2]=0;1;SIN(PI()*2*([.$A58]-[.I$2]))/(PI()*2*([.$A58]-[.I$2])))" office:value-type="float" office:value="-0.103943253754294" calcext:value-type="float">
            <text:p>-0,10</text:p>
          </table:table-cell>
          <table:table-cell table:formula="of:=IF([.$A58]-[.J$2]=0;1;SIN(PI()*2*([.$A58]-[.J$2]))/(PI()*2*([.$A58]-[.J$2])))" office:value-type="float" office:value="0.0668206631277603" calcext:value-type="float">
            <text:p>0,07</text:p>
          </table:table-cell>
          <table:table-cell table:formula="of:=IF([.$A58]-[.K$2]=0;1;SIN(PI()*2*([.$A58]-[.K$2]))/(PI()*2*([.$A58]-[.K$2])))" office:value-type="float" office:value="-0.0492362780941392" calcext:value-type="float">
            <text:p>-0,05</text:p>
          </table:table-cell>
          <table:table-cell table:formula="of:=IF([.$A58]-[.L$2]=0;1;SIN(PI()*2*([.$A58]-[.L$2]))/(PI()*2*([.$A58]-[.L$2])))" office:value-type="float" office:value="0.0389787201578602" calcext:value-type="float">
            <text:p>0,04</text:p>
          </table:table-cell>
          <table:table-cell table:formula="of:=IF([.$A58]-[.M$2]=0;1;SIN(PI()*2*([.$A58]-[.M$2]))/(PI()*2*([.$A58]-[.M$2])))" office:value-type="float" office:value="-0.0322582511651257" calcext:value-type="float">
            <text:p>-0,03</text:p>
          </table:table-cell>
          <table:table-cell table:number-columns-repeated="1011"/>
        </table:table-row>
        <table:table-row table:style-name="ro1">
          <table:table-cell table:formula="of:=[.A58]+[.$A$1]" office:value-type="float" office:value="0.120000000000001" calcext:value-type="float">
            <text:p>0,12</text:p>
          </table:table-cell>
          <table:table-cell table:formula="of:=SIN([.$A59]*PI()-0.25)" office:value-type="float" office:value="0.126650068002351" calcext:value-type="float">
            <text:p>0,13</text:p>
          </table:table-cell>
          <table:table-cell table:formula="of:=SIN(2*[.$A59]*PI()-0.25)" office:value-type="float" office:value="0.48291646958399" calcext:value-type="float">
            <text:p>0,48</text:p>
          </table:table-cell>
          <table:table-cell table:formula="of:=SIN(-0.25) * ([.$G59] - [.$I59] + [.$K59] - [.$M59]) + SIN(PI() * 0.5 - 0.25) * ( [.$H59] - [.$J59] + [.$L59])" office:value-type="float" office:value="-0.00461744458648772" calcext:value-type="float">
            <text:p>0,00</text:p>
          </table:table-cell>
          <table:table-cell table:formula="of:= SIN(-0.25) * ([.$G59] - [.$H59] + [.$I59] - [.$J59] + [.$K59] - [.$L59] + [.$M59])" office:value-type="float" office:value="-0.0685032733666038" calcext:value-type="float">
            <text:p>-0,07</text:p>
          </table:table-cell>
          <table:table-cell/>
          <table:table-cell table:formula="of:=IF([.$A59]-[.G$2]=0;1;SIN(PI()*2*([.$A59]-[.G$2]))/(PI()*2*([.$A59]-[.G$2])))" office:value-type="float" office:value="0.90790879739835" calcext:value-type="float">
            <text:p>0,91</text:p>
          </table:table-cell>
          <table:table-cell table:formula="of:=IF([.$A59]-[.H$2]=0;1;SIN(PI()*2*([.$A59]-[.H$2]))/(PI()*2*([.$A59]-[.H$2])))" office:value-type="float" office:value="0.286708041283692" calcext:value-type="float">
            <text:p>0,29</text:p>
          </table:table-cell>
          <table:table-cell table:formula="of:=IF([.$A59]-[.I$2]=0;1;SIN(PI()*2*([.$A59]-[.I$2]))/(PI()*2*([.$A59]-[.I$2])))" office:value-type="float" office:value="-0.123805745099776" calcext:value-type="float">
            <text:p>-0,12</text:p>
          </table:table-cell>
          <table:table-cell table:formula="of:=IF([.$A59]-[.J$2]=0;1;SIN(PI()*2*([.$A59]-[.J$2]))/(PI()*2*([.$A59]-[.J$2])))" office:value-type="float" office:value="0.0789485910781178" calcext:value-type="float">
            <text:p>0,08</text:p>
          </table:table-cell>
          <table:table-cell table:formula="of:=IF([.$A59]-[.K$2]=0;1;SIN(PI()*2*([.$A59]-[.K$2]))/(PI()*2*([.$A59]-[.K$2])))" office:value-type="float" office:value="-0.0579516253658524" calcext:value-type="float">
            <text:p>-0,06</text:p>
          </table:table-cell>
          <table:table-cell table:formula="of:=IF([.$A59]-[.L$2]=0;1;SIN(PI()*2*([.$A59]-[.L$2]))/(PI()*2*([.$A59]-[.L$2])))" office:value-type="float" office:value="0.0457769141545389" calcext:value-type="float">
            <text:p>0,05</text:p>
          </table:table-cell>
          <table:table-cell table:formula="of:=IF([.$A59]-[.M$2]=0;1;SIN(PI()*2*([.$A59]-[.M$2]))/(PI()*2*([.$A59]-[.M$2])))" office:value-type="float" office:value="-0.0378295332249314" calcext:value-type="float">
            <text:p>-0,04</text:p>
          </table:table-cell>
          <table:table-cell table:number-columns-repeated="1011"/>
        </table:table-row>
        <table:table-row table:style-name="ro1">
          <table:table-cell table:formula="of:=[.A59]+[.$A$1]" office:value-type="float" office:value="0.140000000000001" calcext:value-type="float">
            <text:p>0,14</text:p>
          </table:table-cell>
          <table:table-cell table:formula="of:=SIN([.$A60]*PI()-0.25)" office:value-type="float" office:value="0.188685049283866" calcext:value-type="float">
            <text:p>0,19</text:p>
          </table:table-cell>
          <table:table-cell table:formula="of:=SIN(2*[.$A60]*PI()-0.25)" office:value-type="float" office:value="0.588858633230375" calcext:value-type="float">
            <text:p>0,59</text:p>
          </table:table-cell>
          <table:table-cell table:formula="of:=SIN(-0.25) * ([.$G60] - [.$I60] + [.$K60] - [.$M60]) + SIN(PI() * 0.5 - 0.25) * ( [.$H60] - [.$J60] + [.$L60])" office:value-type="float" office:value="0.0467471473710377" calcext:value-type="float">
            <text:p>0,05</text:p>
          </table:table-cell>
          <table:table-cell table:formula="of:= SIN(-0.25) * ([.$G60] - [.$H60] + [.$I60] - [.$J60] + [.$K60] - [.$L60] + [.$M60])" office:value-type="float" office:value="-0.035071760931831" calcext:value-type="float">
            <text:p>-0,04</text:p>
          </table:table-cell>
          <table:table-cell/>
          <table:table-cell table:formula="of:=IF([.$A60]-[.G$2]=0;1;SIN(PI()*2*([.$A60]-[.G$2]))/(PI()*2*([.$A60]-[.G$2])))" office:value-type="float" office:value="0.875935652182374" calcext:value-type="float">
            <text:p>0,88</text:p>
          </table:table-cell>
          <table:table-cell table:formula="of:=IF([.$A60]-[.H$2]=0;1;SIN(PI()*2*([.$A60]-[.H$2]))/(PI()*2*([.$A60]-[.H$2])))" office:value-type="float" office:value="0.34064164251537" calcext:value-type="float">
            <text:p>0,34</text:p>
          </table:table-cell>
          <table:table-cell table:formula="of:=IF([.$A60]-[.I$2]=0;1;SIN(PI()*2*([.$A60]-[.I$2]))/(PI()*2*([.$A60]-[.I$2])))" office:value-type="float" office:value="-0.142594175936666" calcext:value-type="float">
            <text:p>-0,14</text:p>
          </table:table-cell>
          <table:table-cell table:formula="of:=IF([.$A60]-[.J$2]=0;1;SIN(PI()*2*([.$A60]-[.J$2]))/(PI()*2*([.$A60]-[.J$2])))" office:value-type="float" office:value="0.090169846548186" calcext:value-type="float">
            <text:p>0,09</text:p>
          </table:table-cell>
          <table:table-cell table:formula="of:=IF([.$A60]-[.K$2]=0;1;SIN(PI()*2*([.$A60]-[.K$2]))/(PI()*2*([.$A60]-[.K$2])))" office:value-type="float" office:value="-0.0659306404868457" calcext:value-type="float">
            <text:p>-0,07</text:p>
          </table:table-cell>
          <table:table-cell table:formula="of:=IF([.$A60]-[.L$2]=0;1;SIN(PI()*2*([.$A60]-[.L$2]))/(PI()*2*([.$A60]-[.L$2])))" office:value-type="float" office:value="0.051962284451497" calcext:value-type="float">
            <text:p>0,05</text:p>
          </table:table-cell>
          <table:table-cell table:formula="of:=IF([.$A60]-[.M$2]=0;1;SIN(PI()*2*([.$A60]-[.M$2]))/(PI()*2*([.$A60]-[.M$2])))" office:value-type="float" office:value="-0.0428779689879485" calcext:value-type="float">
            <text:p>-0,04</text:p>
          </table:table-cell>
          <table:table-cell table:number-columns-repeated="1011"/>
        </table:table-row>
        <table:table-row table:style-name="ro1">
          <table:table-cell table:formula="of:=[.A60]+[.$A$1]" office:value-type="float" office:value="0.160000000000001" calcext:value-type="float">
            <text:p>0,16</text:p>
          </table:table-cell>
          <table:table-cell table:formula="of:=SIN([.$A61]*PI()-0.25)" office:value-type="float" office:value="0.249975376877857" calcext:value-type="float">
            <text:p>0,25</text:p>
          </table:table-cell>
          <table:table-cell table:formula="of:=SIN(2*[.$A61]*PI()-0.25)" office:value-type="float" office:value="0.68551414446362" calcext:value-type="float">
            <text:p>0,69</text:p>
          </table:table-cell>
          <table:table-cell table:formula="of:=SIN(-0.25) * ([.$G61] - [.$I61] + [.$K61] - [.$M61]) + SIN(PI() * 0.5 - 0.25) * ( [.$H61] - [.$J61] + [.$L61])" office:value-type="float" office:value="0.100418700394093" calcext:value-type="float">
            <text:p>0,10</text:p>
          </table:table-cell>
          <table:table-cell table:formula="of:= SIN(-0.25) * ([.$G61] - [.$H61] + [.$I61] - [.$J61] + [.$K61] - [.$L61] + [.$M61])" office:value-type="float" office:value="-0.00163361374292493" calcext:value-type="float">
            <text:p>0,00</text:p>
          </table:table-cell>
          <table:table-cell/>
          <table:table-cell table:formula="of:=IF([.$A61]-[.G$2]=0;1;SIN(PI()*2*([.$A61]-[.G$2]))/(PI()*2*([.$A61]-[.G$2])))" office:value-type="float" office:value="0.839868518338569" calcext:value-type="float">
            <text:p>0,84</text:p>
          </table:table-cell>
          <table:table-cell table:formula="of:=IF([.$A61]-[.H$2]=0;1;SIN(PI()*2*([.$A61]-[.H$2]))/(PI()*2*([.$A61]-[.H$2])))" office:value-type="float" office:value="0.395232243924035" calcext:value-type="float">
            <text:p>0,40</text:p>
          </table:table-cell>
          <table:table-cell table:formula="of:=IF([.$A61]-[.I$2]=0;1;SIN(PI()*2*([.$A61]-[.I$2]))/(PI()*2*([.$A61]-[.I$2])))" office:value-type="float" office:value="-0.159974955874014" calcext:value-type="float">
            <text:p>-0,16</text:p>
          </table:table-cell>
          <table:table-cell table:formula="of:=IF([.$A61]-[.J$2]=0;1;SIN(PI()*2*([.$A61]-[.J$2]))/(PI()*2*([.$A61]-[.J$2])))" office:value-type="float" office:value="0.10028280815983" calcext:value-type="float">
            <text:p>0,10</text:p>
          </table:table-cell>
          <table:table-cell table:formula="of:=IF([.$A61]-[.K$2]=0;1;SIN(PI()*2*([.$A61]-[.K$2]))/(PI()*2*([.$A61]-[.K$2])))" office:value-type="float" office:value="-0.0730320450729194" calcext:value-type="float">
            <text:p>-0,07</text:p>
          </table:table-cell>
          <table:table-cell table:formula="of:=IF([.$A61]-[.L$2]=0;1;SIN(PI()*2*([.$A61]-[.L$2]))/(PI()*2*([.$A61]-[.L$2])))" office:value-type="float" office:value="0.0574269072368255" calcext:value-type="float">
            <text:p>0,06</text:p>
          </table:table-cell>
          <table:table-cell table:formula="of:=IF([.$A61]-[.M$2]=0;1;SIN(PI()*2*([.$A61]-[.M$2]))/(PI()*2*([.$A61]-[.M$2])))" office:value-type="float" office:value="-0.0473165362444267" calcext:value-type="float">
            <text:p>-0,05</text:p>
          </table:table-cell>
          <table:table-cell table:number-columns-repeated="1011"/>
        </table:table-row>
        <table:table-row table:style-name="ro1">
          <table:table-cell table:formula="of:=[.A61]+[.$A$1]" office:value-type="float" office:value="0.180000000000001" calcext:value-type="float">
            <text:p>0,18</text:p>
          </table:table-cell>
          <table:table-cell table:formula="of:=SIN([.$A62]*PI()-0.25)" office:value-type="float" office:value="0.310279165862198" calcext:value-type="float">
            <text:p>0,31</text:p>
          </table:table-cell>
          <table:table-cell table:formula="of:=SIN(2*[.$A62]*PI()-0.25)" office:value-type="float" office:value="0.771358688132373" calcext:value-type="float">
            <text:p>0,77</text:p>
          </table:table-cell>
          <table:table-cell table:formula="of:=SIN(-0.25) * ([.$G62] - [.$I62] + [.$K62] - [.$M62]) + SIN(PI() * 0.5 - 0.25) * ( [.$H62] - [.$J62] + [.$L62])" office:value-type="float" office:value="0.15603049402368" calcext:value-type="float">
            <text:p>0,16</text:p>
          </table:table-cell>
          <table:table-cell table:formula="of:= SIN(-0.25) * ([.$G62] - [.$H62] + [.$I62] - [.$J62] + [.$K62] - [.$L62] + [.$M62])" office:value-type="float" office:value="0.0314106853475619" calcext:value-type="float">
            <text:p>0,03</text:p>
          </table:table-cell>
          <table:table-cell/>
          <table:table-cell table:formula="of:=IF([.$A62]-[.G$2]=0;1;SIN(PI()*2*([.$A62]-[.G$2]))/(PI()*2*([.$A62]-[.G$2])))" office:value-type="float" office:value="0.800042766906869" calcext:value-type="float">
            <text:p>0,80</text:p>
          </table:table-cell>
          <table:table-cell table:formula="of:=IF([.$A62]-[.H$2]=0;1;SIN(PI()*2*([.$A62]-[.H$2]))/(PI()*2*([.$A62]-[.H$2])))" office:value-type="float" office:value="0.450024056385116" calcext:value-type="float">
            <text:p>0,45</text:p>
          </table:table-cell>
          <table:table-cell table:formula="of:=IF([.$A62]-[.I$2]=0;1;SIN(PI()*2*([.$A62]-[.I$2]))/(PI()*2*([.$A62]-[.I$2])))" office:value-type="float" office:value="-0.175619143955167" calcext:value-type="float">
            <text:p>-0,18</text:p>
          </table:table-cell>
          <table:table-cell table:formula="of:=IF([.$A62]-[.J$2]=0;1;SIN(PI()*2*([.$A62]-[.J$2]))/(PI()*2*([.$A62]-[.J$2])))" office:value-type="float" office:value="0.109096740941846" calcext:value-type="float">
            <text:p>0,11</text:p>
          </table:table-cell>
          <table:table-cell table:formula="of:=IF([.$A62]-[.K$2]=0;1;SIN(PI()*2*([.$A62]-[.K$2]))/(PI()*2*([.$A62]-[.K$2])))" office:value-type="float" office:value="-0.0791251088149655" calcext:value-type="float">
            <text:p>-0,08</text:p>
          </table:table-cell>
          <table:table-cell table:formula="of:=IF([.$A62]-[.L$2]=0;1;SIN(PI()*2*([.$A62]-[.L$2]))/(PI()*2*([.$A62]-[.L$2])))" office:value-type="float" office:value="0.0620722836393263" calcext:value-type="float">
            <text:p>0,06</text:p>
          </table:table-cell>
          <table:table-cell table:formula="of:=IF([.$A62]-[.M$2]=0;1;SIN(PI()*2*([.$A62]-[.M$2]))/(PI()*2*([.$A62]-[.M$2])))" office:value-type="float" office:value="-0.0510665595898004" calcext:value-type="float">
            <text:p>-0,05</text:p>
          </table:table-cell>
          <table:table-cell table:number-columns-repeated="1011"/>
        </table:table-row>
        <table:table-row table:style-name="ro1">
          <table:table-cell table:formula="of:=[.A62]+[.$A$1]" office:value-type="float" office:value="0.200000000000001" calcext:value-type="float">
            <text:p>0,20</text:p>
          </table:table-cell>
          <table:table-cell table:formula="of:=SIN([.$A63]*PI()-0.25)" office:value-type="float" office:value="0.369358424731948" calcext:value-type="float">
            <text:p>0,37</text:p>
          </table:table-cell>
          <table:table-cell table:formula="of:=SIN(2*[.$A63]*PI()-0.25)" office:value-type="float" office:value="0.845038444501934" calcext:value-type="float">
            <text:p>0,85</text:p>
          </table:table-cell>
          <table:table-cell table:formula="of:=SIN(-0.25) * ([.$G63] - [.$I63] + [.$K63] - [.$M63]) + SIN(PI() * 0.5 - 0.25) * ( [.$H63] - [.$J63] + [.$L63])" office:value-type="float" office:value="0.213193614647534" calcext:value-type="float">
            <text:p>0,21</text:p>
          </table:table-cell>
          <table:table-cell table:formula="of:= SIN(-0.25) * ([.$G63] - [.$H63] + [.$I63] - [.$J63] + [.$K63] - [.$L63] + [.$M63])" office:value-type="float" office:value="0.0636639457254145" calcext:value-type="float">
            <text:p>0,06</text:p>
          </table:table-cell>
          <table:table-cell/>
          <table:table-cell table:formula="of:=IF([.$A63]-[.G$2]=0;1;SIN(PI()*2*([.$A63]-[.G$2]))/(PI()*2*([.$A63]-[.G$2])))" office:value-type="float" office:value="0.756826728640656" calcext:value-type="float">
            <text:p>0,76</text:p>
          </table:table-cell>
          <table:table-cell table:formula="of:=IF([.$A63]-[.H$2]=0;1;SIN(PI()*2*([.$A63]-[.H$2]))/(PI()*2*([.$A63]-[.H$2])))" office:value-type="float" office:value="0.504551152427106" calcext:value-type="float">
            <text:p>0,50</text:p>
          </table:table-cell>
          <table:table-cell table:formula="of:=IF([.$A63]-[.I$2]=0;1;SIN(PI()*2*([.$A63]-[.I$2]))/(PI()*2*([.$A63]-[.I$2])))" office:value-type="float" office:value="-0.189206682160165" calcext:value-type="float">
            <text:p>-0,19</text:p>
          </table:table-cell>
          <table:table-cell table:formula="of:=IF([.$A63]-[.J$2]=0;1;SIN(PI()*2*([.$A63]-[.J$2]))/(PI()*2*([.$A63]-[.J$2])))" office:value-type="float" office:value="0.116434881329332" calcext:value-type="float">
            <text:p>0,12</text:p>
          </table:table-cell>
          <table:table-cell table:formula="of:=IF([.$A63]-[.K$2]=0;1;SIN(PI()*2*([.$A63]-[.K$2]))/(PI()*2*([.$A63]-[.K$2])))" office:value-type="float" office:value="-0.0840918587378509" calcext:value-type="float">
            <text:p>-0,08</text:p>
          </table:table-cell>
          <table:table-cell table:formula="of:=IF([.$A63]-[.L$2]=0;1;SIN(PI()*2*([.$A63]-[.L$2]))/(PI()*2*([.$A63]-[.L$2])))" office:value-type="float" office:value="0.0658110198817964" calcext:value-type="float">
            <text:p>0,07</text:p>
          </table:table-cell>
          <table:table-cell table:formula="of:=IF([.$A63]-[.M$2]=0;1;SIN(PI()*2*([.$A63]-[.M$2]))/(PI()*2*([.$A63]-[.M$2])))" office:value-type="float" office:value="-0.0540590520457613" calcext:value-type="float">
            <text:p>-0,05</text:p>
          </table:table-cell>
          <table:table-cell table:number-columns-repeated="1011"/>
        </table:table-row>
        <table:table-row table:style-name="ro1">
          <table:table-cell table:formula="of:=[.A63]+[.$A$1]" office:value-type="float" office:value="0.220000000000001" calcext:value-type="float">
            <text:p>0,22</text:p>
          </table:table-cell>
          <table:table-cell table:formula="of:=SIN([.$A64]*PI()-0.25)" office:value-type="float" office:value="0.426979994643094" calcext:value-type="float">
            <text:p>0,43</text:p>
          </table:table-cell>
          <table:table-cell table:formula="of:=SIN(2*[.$A64]*PI()-0.25)" office:value-type="float" office:value="0.905391439800201" calcext:value-type="float">
            <text:p>0,91</text:p>
          </table:table-cell>
          <table:table-cell table:formula="of:=SIN(-0.25) * ([.$G64] - [.$I64] + [.$K64] - [.$M64]) + SIN(PI() * 0.5 - 0.25) * ( [.$H64] - [.$J64] + [.$L64])" office:value-type="float" office:value="0.27150053632665" calcext:value-type="float">
            <text:p>0,27</text:p>
          </table:table-cell>
          <table:table-cell table:formula="of:= SIN(-0.25) * ([.$G64] - [.$H64] + [.$I64] - [.$J64] + [.$K64] - [.$L64] + [.$M64])" office:value-type="float" office:value="0.0947374667758328" calcext:value-type="float">
            <text:p>0,09</text:p>
          </table:table-cell>
          <table:table-cell/>
          <table:table-cell table:formula="of:=IF([.$A64]-[.G$2]=0;1;SIN(PI()*2*([.$A64]-[.G$2]))/(PI()*2*([.$A64]-[.G$2])))" office:value-type="float" office:value="0.710617597680084" calcext:value-type="float">
            <text:p>0,71</text:p>
          </table:table-cell>
          <table:table-cell table:formula="of:=IF([.$A64]-[.H$2]=0;1;SIN(PI()*2*([.$A64]-[.H$2]))/(PI()*2*([.$A64]-[.H$2])))" office:value-type="float" office:value="0.558342398177212" calcext:value-type="float">
            <text:p>0,56</text:p>
          </table:table-cell>
          <table:table-cell table:formula="of:=IF([.$A64]-[.I$2]=0;1;SIN(PI()*2*([.$A64]-[.I$2]))/(PI()*2*([.$A64]-[.I$2])))" office:value-type="float" office:value="-0.200430604473871" calcext:value-type="float">
            <text:p>-0,20</text:p>
          </table:table-cell>
          <table:table-cell table:formula="of:=IF([.$A64]-[.J$2]=0;1;SIN(PI()*2*([.$A64]-[.J$2]))/(PI()*2*([.$A64]-[.J$2])))" office:value-type="float" office:value="0.122137399601265" calcext:value-type="float">
            <text:p>0,12</text:p>
          </table:table-cell>
          <table:table-cell table:formula="of:=IF([.$A64]-[.K$2]=0;1;SIN(PI()*2*([.$A64]-[.K$2]))/(PI()*2*([.$A64]-[.K$2])))" office:value-type="float" office:value="-0.0878291412863028" calcext:value-type="float">
            <text:p>-0,09</text:p>
          </table:table-cell>
          <table:table-cell table:formula="of:=IF([.$A64]-[.L$2]=0;1;SIN(PI()*2*([.$A64]-[.L$2]))/(PI()*2*([.$A64]-[.L$2])))" office:value-type="float" office:value="0.0685683646884294" calcext:value-type="float">
            <text:p>0,07</text:p>
          </table:table-cell>
          <table:table-cell table:formula="of:=IF([.$A64]-[.M$2]=0;1;SIN(PI()*2*([.$A64]-[.M$2]))/(PI()*2*([.$A64]-[.M$2])))" office:value-type="float" office:value="-0.0562359249962658" calcext:value-type="float">
            <text:p>-0,06</text:p>
          </table:table-cell>
          <table:table-cell table:number-columns-repeated="1011"/>
        </table:table-row>
        <table:table-row table:style-name="ro1">
          <table:table-cell table:formula="of:=[.A64]+[.$A$1]" office:value-type="float" office:value="0.240000000000001" calcext:value-type="float">
            <text:p>0,24</text:p>
          </table:table-cell>
          <table:table-cell table:formula="of:=SIN([.$A65]*PI()-0.25)" office:value-type="float" office:value="0.482916469583988" calcext:value-type="float">
            <text:p>0,48</text:p>
          </table:table-cell>
          <table:table-cell table:formula="of:=SIN(2*[.$A65]*PI()-0.25)" office:value-type="float" office:value="0.951465871238189" calcext:value-type="float">
            <text:p>0,95</text:p>
          </table:table-cell>
          <table:table-cell table:formula="of:=SIN(-0.25) * ([.$G65] - [.$I65] + [.$K65] - [.$M65]) + SIN(PI() * 0.5 - 0.25) * ( [.$H65] - [.$J65] + [.$L65])" office:value-type="float" office:value="0.330528888115108" calcext:value-type="float">
            <text:p>0,33</text:p>
          </table:table-cell>
          <table:table-cell table:formula="of:= SIN(-0.25) * ([.$G65] - [.$H65] + [.$I65] - [.$J65] + [.$K65] - [.$L65] + [.$M65])" office:value-type="float" office:value="0.124256152440214" calcext:value-type="float">
            <text:p>0,12</text:p>
          </table:table-cell>
          <table:table-cell/>
          <table:table-cell table:formula="of:=IF([.$A65]-[.G$2]=0;1;SIN(PI()*2*([.$A65]-[.G$2]))/(PI()*2*([.$A65]-[.G$2])))" office:value-type="float" office:value="0.661837029863299" calcext:value-type="float">
            <text:p>0,66</text:p>
          </table:table-cell>
          <table:table-cell table:formula="of:=IF([.$A65]-[.H$2]=0;1;SIN(PI()*2*([.$A65]-[.H$2]))/(PI()*2*([.$A65]-[.H$2])))" office:value-type="float" office:value="0.610926489104586" calcext:value-type="float">
            <text:p>0,61</text:p>
          </table:table-cell>
          <table:table-cell table:formula="of:=IF([.$A65]-[.I$2]=0;1;SIN(PI()*2*([.$A65]-[.I$2]))/(PI()*2*([.$A65]-[.I$2])))" office:value-type="float" office:value="-0.209001167325253" calcext:value-type="float">
            <text:p>-0,21</text:p>
          </table:table-cell>
          <table:table-cell table:formula="of:=IF([.$A65]-[.J$2]=0;1;SIN(PI()*2*([.$A65]-[.J$2]))/(PI()*2*([.$A65]-[.J$2])))" office:value-type="float" office:value="0.126064196164438" calcext:value-type="float">
            <text:p>0,13</text:p>
          </table:table-cell>
          <table:table-cell table:formula="of:=IF([.$A65]-[.K$2]=0;1;SIN(PI()*2*([.$A65]-[.K$2]))/(PI()*2*([.$A65]-[.K$2])))" office:value-type="float" office:value="-0.0902505040722683" calcext:value-type="float">
            <text:p>-0,09</text:p>
          </table:table-cell>
          <table:table-cell table:formula="of:=IF([.$A65]-[.L$2]=0;1;SIN(PI()*2*([.$A65]-[.L$2]))/(PI()*2*([.$A65]-[.L$2])))" office:value-type="float" office:value="0.0702835783925629" calcext:value-type="float">
            <text:p>0,07</text:p>
          </table:table-cell>
          <table:table-cell table:formula="of:=IF([.$A65]-[.M$2]=0;1;SIN(PI()*2*([.$A65]-[.M$2]))/(PI()*2*([.$A65]-[.M$2])))" office:value-type="float" office:value="-0.0575510460750696" calcext:value-type="float">
            <text:p>-0,06</text:p>
          </table:table-cell>
          <table:table-cell table:number-columns-repeated="1011"/>
        </table:table-row>
        <table:table-row table:style-name="ro1">
          <table:table-cell table:formula="of:=[.A65]+[.$A$1]" office:value-type="float" office:value="0.260000000000001" calcext:value-type="float">
            <text:p>0,26</text:p>
          </table:table-cell>
          <table:table-cell table:formula="of:=SIN([.$A66]*PI()-0.25)" office:value-type="float" office:value="0.536947093842983" calcext:value-type="float">
            <text:p>0,54</text:p>
          </table:table-cell>
          <table:table-cell table:formula="of:=SIN(2*[.$A66]*PI()-0.25)" office:value-type="float" office:value="0.98253511750859" calcext:value-type="float">
            <text:p>0,98</text:p>
          </table:table-cell>
          <table:table-cell table:formula="of:=SIN(-0.25) * ([.$G66] - [.$I66] + [.$K66] - [.$M66]) + SIN(PI() * 0.5 - 0.25) * ( [.$H66] - [.$J66] + [.$L66])" office:value-type="float" office:value="0.3898453650274" calcext:value-type="float">
            <text:p>0,39</text:p>
          </table:table-cell>
          <table:table-cell table:formula="of:= SIN(-0.25) * ([.$G66] - [.$H66] + [.$I66] - [.$J66] + [.$K66] - [.$L66] + [.$M66])" office:value-type="float" office:value="0.151863472841878" calcext:value-type="float">
            <text:p>0,15</text:p>
          </table:table-cell>
          <table:table-cell/>
          <table:table-cell table:formula="of:=IF([.$A66]-[.G$2]=0;1;SIN(PI()*2*([.$A66]-[.G$2]))/(PI()*2*([.$A66]-[.G$2])))" office:value-type="float" office:value="0.610926489104583" calcext:value-type="float">
            <text:p>0,61</text:p>
          </table:table-cell>
          <table:table-cell table:formula="of:=IF([.$A66]-[.H$2]=0;1;SIN(PI()*2*([.$A66]-[.H$2]))/(PI()*2*([.$A66]-[.H$2])))" office:value-type="float" office:value="0.661837029863302" calcext:value-type="float">
            <text:p>0,66</text:p>
          </table:table-cell>
          <table:table-cell table:formula="of:=IF([.$A66]-[.I$2]=0;1;SIN(PI()*2*([.$A66]-[.I$2]))/(PI()*2*([.$A66]-[.I$2])))" office:value-type="float" office:value="-0.214649847523233" calcext:value-type="float">
            <text:p>-0,21</text:p>
          </table:table-cell>
          <table:table-cell table:formula="of:=IF([.$A66]-[.J$2]=0;1;SIN(PI()*2*([.$A66]-[.J$2]))/(PI()*2*([.$A66]-[.J$2])))" office:value-type="float" office:value="0.128097489650961" calcext:value-type="float">
            <text:p>0,13</text:p>
          </table:table-cell>
          <table:table-cell table:formula="of:=IF([.$A66]-[.K$2]=0;1;SIN(PI()*2*([.$A66]-[.K$2]))/(PI()*2*([.$A66]-[.K$2])))" office:value-type="float" office:value="-0.0912878661880414" calcext:value-type="float">
            <text:p>-0,09</text:p>
          </table:table-cell>
          <table:table-cell table:formula="of:=IF([.$A66]-[.L$2]=0;1;SIN(PI()*2*([.$A66]-[.L$2]))/(PI()*2*([.$A66]-[.L$2])))" office:value-type="float" office:value="0.0709111103424964" calcext:value-type="float">
            <text:p>0,07</text:p>
          </table:table-cell>
          <table:table-cell table:formula="of:=IF([.$A66]-[.M$2]=0;1;SIN(PI()*2*([.$A66]-[.M$2]))/(PI()*2*([.$A66]-[.M$2])))" office:value-type="float" office:value="-0.0579711267033548" calcext:value-type="float">
            <text:p>-0,06</text:p>
          </table:table-cell>
          <table:table-cell table:number-columns-repeated="1011"/>
        </table:table-row>
        <table:table-row table:style-name="ro1">
          <table:table-cell table:formula="of:=[.A66]+[.$A$1]" office:value-type="float" office:value="0.280000000000001" calcext:value-type="float">
            <text:p>0,28</text:p>
          </table:table-cell>
          <table:table-cell table:formula="of:=SIN([.$A67]*PI()-0.25)" office:value-type="float" office:value="0.588858633230373" calcext:value-type="float">
            <text:p>0,59</text:p>
          </table:table-cell>
          <table:table-cell table:formula="of:=SIN(2*[.$A67]*PI()-0.25)" office:value-type="float" office:value="0.998109198037851" calcext:value-type="float">
            <text:p>1,00</text:p>
          </table:table-cell>
          <table:table-cell table:formula="of:=SIN(-0.25) * ([.$G67] - [.$I67] + [.$K67] - [.$M67]) + SIN(PI() * 0.5 - 0.25) * ( [.$H67] - [.$J67] + [.$L67])" office:value-type="float" office:value="0.449009738405192" calcext:value-type="float">
            <text:p>0,45</text:p>
          </table:table-cell>
          <table:table-cell table:formula="of:= SIN(-0.25) * ([.$G67] - [.$H67] + [.$I67] - [.$J67] + [.$K67] - [.$L67] + [.$M67])" office:value-type="float" office:value="0.177226204955175" calcext:value-type="float">
            <text:p>0,18</text:p>
          </table:table-cell>
          <table:table-cell/>
          <table:table-cell table:formula="of:=IF([.$A67]-[.G$2]=0;1;SIN(PI()*2*([.$A67]-[.G$2]))/(PI()*2*([.$A67]-[.G$2])))" office:value-type="float" office:value="0.558342398177208" calcext:value-type="float">
            <text:p>0,56</text:p>
          </table:table-cell>
          <table:table-cell table:formula="of:=IF([.$A67]-[.H$2]=0;1;SIN(PI()*2*([.$A67]-[.H$2]))/(PI()*2*([.$A67]-[.H$2])))" office:value-type="float" office:value="0.710617597680087" calcext:value-type="float">
            <text:p>0,71</text:p>
          </table:table-cell>
          <table:table-cell table:formula="of:=IF([.$A67]-[.I$2]=0;1;SIN(PI()*2*([.$A67]-[.I$2]))/(PI()*2*([.$A67]-[.I$2])))" office:value-type="float" office:value="-0.217133154846693" calcext:value-type="float">
            <text:p>-0,22</text:p>
          </table:table-cell>
          <table:table-cell table:formula="of:=IF([.$A67]-[.J$2]=0;1;SIN(PI()*2*([.$A67]-[.J$2]))/(PI()*2*([.$A67]-[.J$2])))" office:value-type="float" office:value="0.128144156958704" calcext:value-type="float">
            <text:p>0,13</text:p>
          </table:table-cell>
          <table:table-cell table:formula="of:=IF([.$A67]-[.K$2]=0;1;SIN(PI()*2*([.$A67]-[.K$2]))/(PI()*2*([.$A67]-[.K$2])))" office:value-type="float" office:value="-0.090892948540476" calcext:value-type="float">
            <text:p>-0,09</text:p>
          </table:table-cell>
          <table:table-cell table:formula="of:=IF([.$A67]-[.L$2]=0;1;SIN(PI()*2*([.$A67]-[.L$2]))/(PI()*2*([.$A67]-[.L$2])))" office:value-type="float" office:value="0.0704215637340625" calcext:value-type="float">
            <text:p>0,07</text:p>
          </table:table-cell>
          <table:table-cell table:formula="of:=IF([.$A67]-[.M$2]=0;1;SIN(PI()*2*([.$A67]-[.M$2]))/(PI()*2*([.$A67]-[.M$2])))" office:value-type="float" office:value="-0.0574764233417716" calcext:value-type="float">
            <text:p>-0,06</text:p>
          </table:table-cell>
          <table:table-cell table:number-columns-repeated="1011"/>
        </table:table-row>
        <table:table-row table:style-name="ro1">
          <table:table-cell table:formula="of:=[.A67]+[.$A$1]" office:value-type="float" office:value="0.300000000000001" calcext:value-type="float">
            <text:p>0,30</text:p>
          </table:table-cell>
          <table:table-cell table:formula="of:=SIN([.$A68]*PI()-0.25)" office:value-type="float" office:value="0.638446216616322" calcext:value-type="float">
            <text:p>0,64</text:p>
          </table:table-cell>
          <table:table-cell table:formula="of:=SIN(2*[.$A68]*PI()-0.25)" office:value-type="float" office:value="0.997942500272521" calcext:value-type="float">
            <text:p>1,00</text:p>
          </table:table-cell>
          <table:table-cell table:formula="of:=SIN(-0.25) * ([.$G68] - [.$I68] + [.$K68] - [.$M68]) + SIN(PI() * 0.5 - 0.25) * ( [.$H68] - [.$J68] + [.$L68])" office:value-type="float" office:value="0.507578920597052" calcext:value-type="float">
            <text:p>0,51</text:p>
          </table:table-cell>
          <table:table-cell table:formula="of:= SIN(-0.25) * ([.$G68] - [.$H68] + [.$I68] - [.$J68] + [.$K68] - [.$L68] + [.$M68])" office:value-type="float" office:value="0.200038886943865" calcext:value-type="float">
            <text:p>0,20</text:p>
          </table:table-cell>
          <table:table-cell/>
          <table:table-cell table:formula="of:=IF([.$A68]-[.G$2]=0;1;SIN(PI()*2*([.$A68]-[.G$2]))/(PI()*2*([.$A68]-[.G$2])))" office:value-type="float" office:value="0.504551152427103" calcext:value-type="float">
            <text:p>0,50</text:p>
          </table:table-cell>
          <table:table-cell table:formula="of:=IF([.$A68]-[.H$2]=0;1;SIN(PI()*2*([.$A68]-[.H$2]))/(PI()*2*([.$A68]-[.H$2])))" office:value-type="float" office:value="0.756826728640658" calcext:value-type="float">
            <text:p>0,76</text:p>
          </table:table-cell>
          <table:table-cell table:formula="of:=IF([.$A68]-[.I$2]=0;1;SIN(PI()*2*([.$A68]-[.I$2]))/(PI()*2*([.$A68]-[.I$2])))" office:value-type="float" office:value="-0.216236208183045" calcext:value-type="float">
            <text:p>-0,22</text:p>
          </table:table-cell>
          <table:table-cell table:formula="of:=IF([.$A68]-[.J$2]=0;1;SIN(PI()*2*([.$A68]-[.J$2]))/(PI()*2*([.$A68]-[.J$2])))" office:value-type="float" office:value="0.126137788106776" calcext:value-type="float">
            <text:p>0,13</text:p>
          </table:table-cell>
          <table:table-cell table:formula="of:=IF([.$A68]-[.K$2]=0;1;SIN(PI()*2*([.$A68]-[.K$2]))/(PI()*2*([.$A68]-[.K$2])))" office:value-type="float" office:value="-0.0890384386636066" calcext:value-type="float">
            <text:p>-0,09</text:p>
          </table:table-cell>
          <table:table-cell table:formula="of:=IF([.$A68]-[.L$2]=0;1;SIN(PI()*2*([.$A68]-[.L$2]))/(PI()*2*([.$A68]-[.L$2])))" office:value-type="float" office:value="0.0688024298764233" calcext:value-type="float">
            <text:p>0,07</text:p>
          </table:table-cell>
          <table:table-cell table:formula="of:=IF([.$A68]-[.M$2]=0;1;SIN(PI()*2*([.$A68]-[.M$2]))/(PI()*2*([.$A68]-[.M$2])))" office:value-type="float" office:value="-0.0560612391585671" calcext:value-type="float">
            <text:p>-0,06</text:p>
          </table:table-cell>
          <table:table-cell table:number-columns-repeated="1011"/>
        </table:table-row>
        <table:table-row table:style-name="ro1">
          <table:table-cell table:formula="of:=[.A68]+[.$A$1]" office:value-type="float" office:value="0.320000000000001" calcext:value-type="float">
            <text:p>0,32</text:p>
          </table:table-cell>
          <table:table-cell table:formula="of:=SIN([.$A69]*PI()-0.25)" office:value-type="float" office:value="0.685514144463618" calcext:value-type="float">
            <text:p>0,69</text:p>
          </table:table-cell>
          <table:table-cell table:formula="of:=SIN(2*[.$A69]*PI()-0.25)" office:value-type="float" office:value="0.98203765313594" calcext:value-type="float">
            <text:p>0,98</text:p>
          </table:table-cell>
          <table:table-cell table:formula="of:=SIN(-0.25) * ([.$G69] - [.$I69] + [.$K69] - [.$M69]) + SIN(PI() * 0.5 - 0.25) * ( [.$H69] - [.$J69] + [.$L69])" office:value-type="float" office:value="0.565111038597381" calcext:value-type="float">
            <text:p>0,57</text:p>
          </table:table-cell>
          <table:table-cell table:formula="of:= SIN(-0.25) * ([.$G69] - [.$H69] + [.$I69] - [.$J69] + [.$K69] - [.$L69] + [.$M69])" office:value-type="float" office:value="0.220027924364282" calcext:value-type="float">
            <text:p>0,22</text:p>
          </table:table-cell>
          <table:table-cell/>
          <table:table-cell table:formula="of:=IF([.$A69]-[.G$2]=0;1;SIN(PI()*2*([.$A69]-[.G$2]))/(PI()*2*([.$A69]-[.G$2])))" office:value-type="float" office:value="0.450024056385113" calcext:value-type="float">
            <text:p>0,45</text:p>
          </table:table-cell>
          <table:table-cell table:formula="of:=IF([.$A69]-[.H$2]=0;1;SIN(PI()*2*([.$A69]-[.H$2]))/(PI()*2*([.$A69]-[.H$2])))" office:value-type="float" office:value="0.800042766906872" calcext:value-type="float">
            <text:p>0,80</text:p>
          </table:table-cell>
          <table:table-cell table:formula="of:=IF([.$A69]-[.I$2]=0;1;SIN(PI()*2*([.$A69]-[.I$2]))/(PI()*2*([.$A69]-[.I$2])))" office:value-type="float" office:value="-0.211776026534171" calcext:value-type="float">
            <text:p>-0,21</text:p>
          </table:table-cell>
          <table:table-cell table:formula="of:=IF([.$A69]-[.J$2]=0;1;SIN(PI()*2*([.$A69]-[.J$2]))/(PI()*2*([.$A69]-[.J$2])))" office:value-type="float" office:value="0.122040422070539" calcext:value-type="float">
            <text:p>0,12</text:p>
          </table:table-cell>
          <table:table-cell table:formula="of:=IF([.$A69]-[.K$2]=0;1;SIN(PI()*2*([.$A69]-[.K$2]))/(PI()*2*([.$A69]-[.K$2])))" office:value-type="float" office:value="-0.0857188678828788" calcext:value-type="float">
            <text:p>-0,09</text:p>
          </table:table-cell>
          <table:table-cell table:formula="of:=IF([.$A69]-[.L$2]=0;1;SIN(PI()*2*([.$A69]-[.L$2]))/(PI()*2*([.$A69]-[.L$2])))" office:value-type="float" office:value="0.0660585770840534" calcext:value-type="float">
            <text:p>0,07</text:p>
          </table:table-cell>
          <table:table-cell table:formula="of:=IF([.$A69]-[.M$2]=0;1;SIN(PI()*2*([.$A69]-[.M$2]))/(PI()*2*([.$A69]-[.M$2])))" office:value-type="float" office:value="-0.0537342156877748" calcext:value-type="float">
            <text:p>-0,05</text:p>
          </table:table-cell>
          <table:table-cell table:number-columns-repeated="1011"/>
        </table:table-row>
        <table:table-row table:style-name="ro1">
          <table:table-cell table:formula="of:=[.A69]+[.$A$1]" office:value-type="float" office:value="0.340000000000001" calcext:value-type="float">
            <text:p>0,34</text:p>
          </table:table-cell>
          <table:table-cell table:formula="of:=SIN([.$A70]*PI()-0.25)" office:value-type="float" office:value="0.729876661164339" calcext:value-type="float">
            <text:p>0,73</text:p>
          </table:table-cell>
          <table:table-cell table:formula="of:=SIN(2*[.$A70]*PI()-0.25)" office:value-type="float" office:value="0.950645485568546" calcext:value-type="float">
            <text:p>0,95</text:p>
          </table:table-cell>
          <table:table-cell table:formula="of:=SIN(-0.25) * ([.$G70] - [.$I70] + [.$K70] - [.$M70]) + SIN(PI() * 0.5 - 0.25) * ( [.$H70] - [.$J70] + [.$L70])" office:value-type="float" office:value="0.621169471594055" calcext:value-type="float">
            <text:p>0,62</text:p>
          </table:table-cell>
          <table:table-cell table:formula="of:= SIN(-0.25) * ([.$G70] - [.$H70] + [.$I70] - [.$J70] + [.$K70] - [.$L70] + [.$M70])" office:value-type="float" office:value="0.236955290871427" calcext:value-type="float">
            <text:p>0,24</text:p>
          </table:table-cell>
          <table:table-cell/>
          <table:table-cell table:formula="of:=IF([.$A70]-[.G$2]=0;1;SIN(PI()*2*([.$A70]-[.G$2]))/(PI()*2*([.$A70]-[.G$2])))" office:value-type="float" office:value="0.395232243924031" calcext:value-type="float">
            <text:p>0,40</text:p>
          </table:table-cell>
          <table:table-cell table:formula="of:=IF([.$A70]-[.H$2]=0;1;SIN(PI()*2*([.$A70]-[.H$2]))/(PI()*2*([.$A70]-[.H$2])))" office:value-type="float" office:value="0.839868518338572" calcext:value-type="float">
            <text:p>0,84</text:p>
          </table:table-cell>
          <table:table-cell table:formula="of:=IF([.$A70]-[.I$2]=0;1;SIN(PI()*2*([.$A70]-[.I$2]))/(PI()*2*([.$A70]-[.I$2])))" office:value-type="float" office:value="-0.203604489294199" calcext:value-type="float">
            <text:p>-0,20</text:p>
          </table:table-cell>
          <table:table-cell table:formula="of:=IF([.$A70]-[.J$2]=0;1;SIN(PI()*2*([.$A70]-[.J$2]))/(PI()*2*([.$A70]-[.J$2])))" office:value-type="float" office:value="0.11584393356394" calcext:value-type="float">
            <text:p>0,12</text:p>
          </table:table-cell>
          <table:table-cell table:formula="of:=IF([.$A70]-[.K$2]=0;1;SIN(PI()*2*([.$A70]-[.K$2]))/(PI()*2*([.$A70]-[.K$2])))" office:value-type="float" office:value="-0.0809511824904644" calcext:value-type="float">
            <text:p>-0,08</text:p>
          </table:table-cell>
          <table:table-cell table:formula="of:=IF([.$A70]-[.L$2]=0;1;SIN(PI()*2*([.$A70]-[.L$2]))/(PI()*2*([.$A70]-[.L$2])))" office:value-type="float" office:value="0.062212482839894" calcext:value-type="float">
            <text:p>0,06</text:p>
          </table:table-cell>
          <table:table-cell table:formula="of:=IF([.$A70]-[.M$2]=0;1;SIN(PI()*2*([.$A70]-[.M$2]))/(PI()*2*([.$A70]-[.M$2])))" office:value-type="float" office:value="-0.0505184071181093" calcext:value-type="float">
            <text:p>-0,05</text:p>
          </table:table-cell>
          <table:table-cell table:number-columns-repeated="1011"/>
        </table:table-row>
        <table:table-row table:style-name="ro1">
          <table:table-cell table:formula="of:=[.A70]+[.$A$1]" office:value-type="float" office:value="0.360000000000001" calcext:value-type="float">
            <text:p>0,36</text:p>
          </table:table-cell>
          <table:table-cell table:formula="of:=SIN([.$A71]*PI()-0.25)" office:value-type="float" office:value="0.771358688132372" calcext:value-type="float">
            <text:p>0,77</text:p>
          </table:table-cell>
          <table:table-cell table:formula="of:=SIN(2*[.$A71]*PI()-0.25)" office:value-type="float" office:value="0.90426107080565" calcext:value-type="float">
            <text:p>0,90</text:p>
          </table:table-cell>
          <table:table-cell table:formula="of:=SIN(-0.25) * ([.$G71] - [.$I71] + [.$K71] - [.$M71]) + SIN(PI() * 0.5 - 0.25) * ( [.$H71] - [.$J71] + [.$L71])" office:value-type="float" office:value="0.675326808239906" calcext:value-type="float">
            <text:p>0,68</text:p>
          </table:table-cell>
          <table:table-cell table:formula="of:= SIN(-0.25) * ([.$G71] - [.$H71] + [.$I71] - [.$J71] + [.$K71] - [.$L71] + [.$M71])" office:value-type="float" office:value="0.250621771324308" calcext:value-type="float">
            <text:p>0,25</text:p>
          </table:table-cell>
          <table:table-cell/>
          <table:table-cell table:formula="of:=IF([.$A71]-[.G$2]=0;1;SIN(PI()*2*([.$A71]-[.G$2]))/(PI()*2*([.$A71]-[.G$2])))" office:value-type="float" office:value="0.340641642515366" calcext:value-type="float">
            <text:p>0,34</text:p>
          </table:table-cell>
          <table:table-cell table:formula="of:=IF([.$A71]-[.H$2]=0;1;SIN(PI()*2*([.$A71]-[.H$2]))/(PI()*2*([.$A71]-[.H$2])))" office:value-type="float" office:value="0.875935652182376" calcext:value-type="float">
            <text:p>0,88</text:p>
          </table:table-cell>
          <table:table-cell table:formula="of:=IF([.$A71]-[.I$2]=0;1;SIN(PI()*2*([.$A71]-[.I$2]))/(PI()*2*([.$A71]-[.I$2])))" office:value-type="float" office:value="-0.191610923914894" calcext:value-type="float">
            <text:p>-0,19</text:p>
          </table:table-cell>
          <table:table-cell table:formula="of:=IF([.$A71]-[.J$2]=0;1;SIN(PI()*2*([.$A71]-[.J$2]))/(PI()*2*([.$A71]-[.J$2])))" office:value-type="float" office:value="0.107571045004853" calcext:value-type="float">
            <text:p>0,11</text:p>
          </table:table-cell>
          <table:table-cell table:formula="of:=IF([.$A71]-[.K$2]=0;1;SIN(PI()*2*([.$A71]-[.K$2]))/(PI()*2*([.$A71]-[.K$2])))" office:value-type="float" office:value="-0.0747749946984951" calcext:value-type="float">
            <text:p>-0,07</text:p>
          </table:table-cell>
          <table:table-cell table:formula="of:=IF([.$A71]-[.L$2]=0;1;SIN(PI()*2*([.$A71]-[.L$2]))/(PI()*2*([.$A71]-[.L$2])))" office:value-type="float" office:value="0.0573042015446411" calcext:value-type="float">
            <text:p>0,06</text:p>
          </table:table-cell>
          <table:table-cell table:formula="of:=IF([.$A71]-[.M$2]=0;1;SIN(PI()*2*([.$A71]-[.M$2]))/(PI()*2*([.$A71]-[.M$2])))" office:value-type="float" office:value="-0.0464511330702773" calcext:value-type="float">
            <text:p>-0,05</text:p>
          </table:table-cell>
          <table:table-cell table:number-columns-repeated="1011"/>
        </table:table-row>
        <table:table-row table:style-name="ro1">
          <table:table-cell table:formula="of:=[.A71]+[.$A$1]" office:value-type="float" office:value="0.380000000000001" calcext:value-type="float">
            <text:p>0,38</text:p>
          </table:table-cell>
          <table:table-cell table:formula="of:=SIN([.$A72]*PI()-0.25)" office:value-type="float" office:value="0.80979651475861" calcext:value-type="float">
            <text:p>0,81</text:p>
          </table:table-cell>
          <table:table-cell table:formula="of:=SIN(2*[.$A72]*PI()-0.25)" office:value-type="float" office:value="0.843615918776769" calcext:value-type="float">
            <text:p>0,84</text:p>
          </table:table-cell>
          <table:table-cell table:formula="of:=SIN(-0.25) * ([.$G72] - [.$I72] + [.$K72] - [.$M72]) + SIN(PI() * 0.5 - 0.25) * ( [.$H72] - [.$J72] + [.$L72])" office:value-type="float" office:value="0.727168680875479" calcext:value-type="float">
            <text:p>0,73</text:p>
          </table:table-cell>
          <table:table-cell table:formula="of:= SIN(-0.25) * ([.$G72] - [.$H72] + [.$I72] - [.$J72] + [.$K72] - [.$L72] + [.$M72])" office:value-type="float" office:value="0.260869701191127" calcext:value-type="float">
            <text:p>0,26</text:p>
          </table:table-cell>
          <table:table-cell/>
          <table:table-cell table:formula="of:=IF([.$A72]-[.G$2]=0;1;SIN(PI()*2*([.$A72]-[.G$2]))/(PI()*2*([.$A72]-[.G$2])))" office:value-type="float" office:value="0.286708041283688" calcext:value-type="float">
            <text:p>0,29</text:p>
          </table:table-cell>
          <table:table-cell table:formula="of:=IF([.$A72]-[.H$2]=0;1;SIN(PI()*2*([.$A72]-[.H$2]))/(PI()*2*([.$A72]-[.H$2])))" office:value-type="float" office:value="0.907908797398352" calcext:value-type="float">
            <text:p>0,91</text:p>
          </table:table-cell>
          <table:table-cell table:formula="of:=IF([.$A72]-[.I$2]=0;1;SIN(PI()*2*([.$A72]-[.I$2]))/(PI()*2*([.$A72]-[.I$2])))" office:value-type="float" office:value="-0.175724283367422" calcext:value-type="float">
            <text:p>-0,18</text:p>
          </table:table-cell>
          <table:table-cell table:formula="of:=IF([.$A72]-[.J$2]=0;1;SIN(PI()*2*([.$A72]-[.J$2]))/(PI()*2*([.$A72]-[.J$2])))" office:value-type="float" office:value="0.0972759425783942" calcext:value-type="float">
            <text:p>0,10</text:p>
          </table:table-cell>
          <table:table-cell table:formula="of:=IF([.$A72]-[.K$2]=0;1;SIN(PI()*2*([.$A72]-[.K$2]))/(PI()*2*([.$A72]-[.K$2])))" office:value-type="float" office:value="-0.0672525035109886" calcext:value-type="float">
            <text:p>-0,07</text:p>
          </table:table-cell>
          <table:table-cell table:formula="of:=IF([.$A72]-[.L$2]=0;1;SIN(PI()*2*([.$A72]-[.L$2]))/(PI()*2*([.$A72]-[.L$2])))" office:value-type="float" office:value="0.05139106400368" calcext:value-type="float">
            <text:p>0,05</text:p>
          </table:table-cell>
          <table:table-cell table:formula="of:=IF([.$A72]-[.M$2]=0;1;SIN(PI()*2*([.$A72]-[.M$2]))/(PI()*2*([.$A72]-[.M$2])))" office:value-type="float" office:value="-0.0415836090411456" calcext:value-type="float">
            <text:p>-0,04</text:p>
          </table:table-cell>
          <table:table-cell table:number-columns-repeated="1011"/>
        </table:table-row>
        <table:table-row table:style-name="ro1">
          <table:table-cell table:formula="of:=[.A72]+[.$A$1]" office:value-type="float" office:value="0.400000000000001" calcext:value-type="float">
            <text:p>0,40</text:p>
          </table:table-cell>
          <table:table-cell table:formula="of:=SIN([.$A73]*PI()-0.25)" office:value-type="float" office:value="0.845038444501933" calcext:value-type="float">
            <text:p>0,85</text:p>
          </table:table-cell>
          <table:table-cell table:formula="of:=SIN(2*[.$A73]*PI()-0.25)" office:value-type="float" office:value="0.769666439757056" calcext:value-type="float">
            <text:p>0,77</text:p>
          </table:table-cell>
          <table:table-cell table:formula="of:=SIN(-0.25) * ([.$G73] - [.$I73] + [.$K73] - [.$M73]) + SIN(PI() * 0.5 - 0.25) * ( [.$H73] - [.$J73] + [.$L73])" office:value-type="float" office:value="0.77629743586642" calcext:value-type="float">
            <text:p>0,78</text:p>
          </table:table-cell>
          <table:table-cell table:formula="of:= SIN(-0.25) * ([.$G73] - [.$H73] + [.$I73] - [.$J73] + [.$K73] - [.$L73] + [.$M73])" office:value-type="float" office:value="0.267585162825334" calcext:value-type="float">
            <text:p>0,27</text:p>
          </table:table-cell>
          <table:table-cell/>
          <table:table-cell table:formula="of:=IF([.$A73]-[.G$2]=0;1;SIN(PI()*2*([.$A73]-[.G$2]))/(PI()*2*([.$A73]-[.G$2])))" office:value-type="float" office:value="0.233872320947158" calcext:value-type="float">
            <text:p>0,23</text:p>
          </table:table-cell>
          <table:table-cell table:formula="of:=IF([.$A73]-[.H$2]=0;1;SIN(PI()*2*([.$A73]-[.H$2]))/(PI()*2*([.$A73]-[.H$2])))" office:value-type="float" office:value="0.93548928378864" calcext:value-type="float">
            <text:p>0,94</text:p>
          </table:table-cell>
          <table:table-cell table:formula="of:=IF([.$A73]-[.I$2]=0;1;SIN(PI()*2*([.$A73]-[.I$2]))/(PI()*2*([.$A73]-[.I$2])))" office:value-type="float" office:value="-0.155914880631439" calcext:value-type="float">
            <text:p>-0,16</text:p>
          </table:table-cell>
          <table:table-cell table:formula="of:=IF([.$A73]-[.J$2]=0;1;SIN(PI()*2*([.$A73]-[.J$2]))/(PI()*2*([.$A73]-[.J$2])))" office:value-type="float" office:value="0.0850444803444211" calcext:value-type="float">
            <text:p>0,09</text:p>
          </table:table-cell>
          <table:table-cell table:formula="of:=IF([.$A73]-[.K$2]=0;1;SIN(PI()*2*([.$A73]-[.K$2]))/(PI()*2*([.$A73]-[.K$2])))" office:value-type="float" office:value="-0.0584680802367895" calcext:value-type="float">
            <text:p>-0,06</text:p>
          </table:table-cell>
          <table:table-cell table:formula="of:=IF([.$A73]-[.L$2]=0;1;SIN(PI()*2*([.$A73]-[.L$2]))/(PI()*2*([.$A73]-[.L$2])))" office:value-type="float" office:value="0.0445471087518396" calcext:value-type="float">
            <text:p>0,04</text:p>
          </table:table-cell>
          <table:table-cell table:formula="of:=IF([.$A73]-[.M$2]=0;1;SIN(PI()*2*([.$A73]-[.M$2]))/(PI()*2*([.$A73]-[.M$2])))" office:value-type="float" office:value="-0.0359803570687936" calcext:value-type="float">
            <text:p>-0,04</text:p>
          </table:table-cell>
          <table:table-cell table:number-columns-repeated="1011"/>
        </table:table-row>
        <table:table-row table:style-name="ro1">
          <table:table-cell table:formula="of:=[.A73]+[.$A$1]" office:value-type="float" office:value="0.420000000000001" calcext:value-type="float">
            <text:p>0,42</text:p>
          </table:table-cell>
          <table:table-cell table:formula="of:=SIN([.$A74]*PI()-0.25)" office:value-type="float" office:value="0.876945393566149" calcext:value-type="float">
            <text:p>0,88</text:p>
          </table:table-cell>
          <table:table-cell table:formula="of:=SIN(2*[.$A74]*PI()-0.25)" office:value-type="float" office:value="0.683578861205929" calcext:value-type="float">
            <text:p>0,68</text:p>
          </table:table-cell>
          <table:table-cell table:formula="of:=SIN(-0.25) * ([.$G74] - [.$I74] + [.$K74] - [.$M74]) + SIN(PI() * 0.5 - 0.25) * ( [.$H74] - [.$J74] + [.$L74])" office:value-type="float" office:value="0.822335601648631" calcext:value-type="float">
            <text:p>0,82</text:p>
          </table:table-cell>
          <table:table-cell table:formula="of:= SIN(-0.25) * ([.$G74] - [.$H74] + [.$I74] - [.$J74] + [.$K74] - [.$L74] + [.$M74])" office:value-type="float" office:value="0.270699606430347" calcext:value-type="float">
            <text:p>0,27</text:p>
          </table:table-cell>
          <table:table-cell/>
          <table:table-cell table:formula="of:=IF([.$A74]-[.G$2]=0;1;SIN(PI()*2*([.$A74]-[.G$2]))/(PI()*2*([.$A74]-[.G$2])))" office:value-type="float" office:value="0.182555901395165" calcext:value-type="float">
            <text:p>0,18</text:p>
          </table:table-cell>
          <table:table-cell table:formula="of:=IF([.$A74]-[.H$2]=0;1;SIN(PI()*2*([.$A74]-[.H$2]))/(PI()*2*([.$A74]-[.H$2])))" office:value-type="float" office:value="0.958418482324625" calcext:value-type="float">
            <text:p>0,96</text:p>
          </table:table-cell>
          <table:table-cell table:formula="of:=IF([.$A74]-[.I$2]=0;1;SIN(PI()*2*([.$A74]-[.I$2]))/(PI()*2*([.$A74]-[.I$2])))" office:value-type="float" office:value="-0.13219565273443" calcext:value-type="float">
            <text:p>-0,13</text:p>
          </table:table-cell>
          <table:table-cell table:formula="of:=IF([.$A74]-[.J$2]=0;1;SIN(PI()*2*([.$A74]-[.J$2]))/(PI()*2*([.$A74]-[.J$2])))" office:value-type="float" office:value="0.0709939616536752" calcext:value-type="float">
            <text:p>0,07</text:p>
          </table:table-cell>
          <table:table-cell table:formula="of:=IF([.$A74]-[.K$2]=0;1;SIN(PI()*2*([.$A74]-[.K$2]))/(PI()*2*([.$A74]-[.K$2])))" office:value-type="float" office:value="-0.0485275180923856" calcext:value-type="float">
            <text:p>-0,05</text:p>
          </table:table-cell>
          <table:table-cell table:formula="of:=IF([.$A74]-[.L$2]=0;1;SIN(PI()*2*([.$A74]-[.L$2]))/(PI()*2*([.$A74]-[.L$2])))" office:value-type="float" office:value="0.0368622493201776" calcext:value-type="float">
            <text:p>0,04</text:p>
          </table:table-cell>
          <table:table-cell table:formula="of:=IF([.$A74]-[.M$2]=0;1;SIN(PI()*2*([.$A74]-[.M$2]))/(PI()*2*([.$A74]-[.M$2])))" office:value-type="float" office:value="-0.0297184025527012" calcext:value-type="float">
            <text:p>-0,03</text:p>
          </table:table-cell>
          <table:table-cell table:number-columns-repeated="1011"/>
        </table:table-row>
        <table:table-row table:style-name="ro1">
          <table:table-cell table:formula="of:=[.A74]+[.$A$1]" office:value-type="float" office:value="0.440000000000001" calcext:value-type="float">
            <text:p>0,44</text:p>
          </table:table-cell>
          <table:table-cell table:formula="of:=SIN([.$A75]*PI()-0.25)" office:value-type="float" office:value="0.9053914398002" calcext:value-type="float">
            <text:p>0,91</text:p>
          </table:table-cell>
          <table:table-cell table:formula="of:=SIN(2*[.$A75]*PI()-0.25)" office:value-type="float" office:value="0.586710835663366" calcext:value-type="float">
            <text:p>0,59</text:p>
          </table:table-cell>
          <table:table-cell table:formula="of:=SIN(-0.25) * ([.$G75] - [.$I75] + [.$K75] - [.$M75]) + SIN(PI() * 0.5 - 0.25) * ( [.$H75] - [.$J75] + [.$L75])" office:value-type="float" office:value="0.86492911896147" calcext:value-type="float">
            <text:p>0,86</text:p>
          </table:table-cell>
          <table:table-cell table:formula="of:= SIN(-0.25) * ([.$G75] - [.$H75] + [.$I75] - [.$J75] + [.$K75] - [.$L75] + [.$M75])" office:value-type="float" office:value="0.270190871255553" calcext:value-type="float">
            <text:p>0,27</text:p>
          </table:table-cell>
          <table:table-cell/>
          <table:table-cell table:formula="of:=IF([.$A75]-[.G$2]=0;1;SIN(PI()*2*([.$A75]-[.G$2]))/(PI()*2*([.$A75]-[.G$2])))" office:value-type="float" office:value="0.133156459621042" calcext:value-type="float">
            <text:p>0,13</text:p>
          </table:table-cell>
          <table:table-cell table:formula="of:=IF([.$A75]-[.H$2]=0;1;SIN(PI()*2*([.$A75]-[.H$2]))/(PI()*2*([.$A75]-[.H$2])))" office:value-type="float" office:value="0.976480703887656" calcext:value-type="float">
            <text:p>0,98</text:p>
          </table:table-cell>
          <table:table-cell table:formula="of:=IF([.$A75]-[.I$2]=0;1;SIN(PI()*2*([.$A75]-[.I$2]))/(PI()*2*([.$A75]-[.I$2])))" office:value-type="float" office:value="-0.104622932559391" calcext:value-type="float">
            <text:p>-0,10</text:p>
          </table:table-cell>
          <table:table-cell table:formula="of:=IF([.$A75]-[.J$2]=0;1;SIN(PI()*2*([.$A75]-[.J$2]))/(PI()*2*([.$A75]-[.J$2])))" office:value-type="float" office:value="0.0552724926728854" calcext:value-type="float">
            <text:p>0,06</text:p>
          </table:table-cell>
          <table:table-cell table:formula="of:=IF([.$A75]-[.K$2]=0;1;SIN(PI()*2*([.$A75]-[.K$2]))/(PI()*2*([.$A75]-[.K$2])))" office:value-type="float" office:value="-0.0375569501495247" calcext:value-type="float">
            <text:p>-0,04</text:p>
          </table:table-cell>
          <table:table-cell table:formula="of:=IF([.$A75]-[.L$2]=0;1;SIN(PI()*2*([.$A75]-[.L$2]))/(PI()*2*([.$A75]-[.L$2])))" office:value-type="float" office:value="0.0284411855501255" calcext:value-type="float">
            <text:p>0,03</text:p>
          </table:table-cell>
          <table:table-cell table:formula="of:=IF([.$A75]-[.M$2]=0;1;SIN(PI()*2*([.$A75]-[.M$2]))/(PI()*2*([.$A75]-[.M$2])))" office:value-type="float" office:value="-0.0228862664973666" calcext:value-type="float">
            <text:p>-0,02</text:p>
          </table:table-cell>
          <table:table-cell table:number-columns-repeated="1011"/>
        </table:table-row>
        <table:table-row table:style-name="ro1">
          <table:table-cell table:formula="of:=[.A75]+[.$A$1]" office:value-type="float" office:value="0.460000000000001" calcext:value-type="float">
            <text:p>0,46</text:p>
          </table:table-cell>
          <table:table-cell table:formula="of:=SIN([.$A76]*PI()-0.25)" office:value-type="float" office:value="0.930264319655364" calcext:value-type="float">
            <text:p>0,93</text:p>
          </table:table-cell>
          <table:table-cell table:formula="of:=SIN(2*[.$A76]*PI()-0.25)" office:value-type="float" office:value="0.480590029758327" calcext:value-type="float">
            <text:p>0,48</text:p>
          </table:table-cell>
          <table:table-cell table:formula="of:=SIN(-0.25) * ([.$G76] - [.$I76] + [.$K76] - [.$M76]) + SIN(PI() * 0.5 - 0.25) * ( [.$H76] - [.$J76] + [.$L76])" office:value-type="float" office:value="0.903750301051621" calcext:value-type="float">
            <text:p>0,90</text:p>
          </table:table-cell>
          <table:table-cell table:formula="of:= SIN(-0.25) * ([.$G76] - [.$H76] + [.$I76] - [.$J76] + [.$K76] - [.$L76] + [.$M76])" office:value-type="float" office:value="0.266083590663792" calcext:value-type="float">
            <text:p>0,27</text:p>
          </table:table-cell>
          <table:table-cell/>
          <table:table-cell table:formula="of:=IF([.$A76]-[.G$2]=0;1;SIN(PI()*2*([.$A76]-[.G$2]))/(PI()*2*([.$A76]-[.G$2])))" office:value-type="float" office:value="0.0860439670418513" calcext:value-type="float">
            <text:p>0,09</text:p>
          </table:table-cell>
          <table:table-cell table:formula="of:=IF([.$A76]-[.H$2]=0;1;SIN(PI()*2*([.$A76]-[.H$2]))/(PI()*2*([.$A76]-[.H$2])))" office:value-type="float" office:value="0.989505620981309" calcext:value-type="float">
            <text:p>0,99</text:p>
          </table:table-cell>
          <table:table-cell table:formula="of:=IF([.$A76]-[.I$2]=0;1;SIN(PI()*2*([.$A76]-[.I$2]))/(PI()*2*([.$A76]-[.I$2])))" office:value-type="float" office:value="-0.0732967126652809" calcext:value-type="float">
            <text:p>-0,07</text:p>
          </table:table-cell>
          <table:table-cell table:formula="of:=IF([.$A76]-[.J$2]=0;1;SIN(PI()*2*([.$A76]-[.J$2]))/(PI()*2*([.$A76]-[.J$2])))" office:value-type="float" office:value="0.0380579084992803" calcext:value-type="float">
            <text:p>0,04</text:p>
          </table:table-cell>
          <table:table-cell table:formula="of:=IF([.$A76]-[.K$2]=0;1;SIN(PI()*2*([.$A76]-[.K$2]))/(PI()*2*([.$A76]-[.K$2])))" office:value-type="float" office:value="-0.0257014447008127" calcext:value-type="float">
            <text:p>-0,03</text:p>
          </table:table-cell>
          <table:table-cell table:formula="of:=IF([.$A76]-[.L$2]=0;1;SIN(PI()*2*([.$A76]-[.L$2]))/(PI()*2*([.$A76]-[.L$2])))" office:value-type="float" office:value="0.0194020709996331" calcext:value-type="float">
            <text:p>0,02</text:p>
          </table:table-cell>
          <table:table-cell table:formula="of:=IF([.$A76]-[.M$2]=0;1;SIN(PI()*2*([.$A76]-[.M$2]))/(PI()*2*([.$A76]-[.M$2])))" office:value-type="float" office:value="-0.0155827656847447" calcext:value-type="float">
            <text:p>-0,02</text:p>
          </table:table-cell>
          <table:table-cell table:number-columns-repeated="1011"/>
        </table:table-row>
        <table:table-row table:style-name="ro1">
          <table:table-cell table:formula="of:=[.A76]+[.$A$1]" office:value-type="float" office:value="0.480000000000001" calcext:value-type="float">
            <text:p>0,48</text:p>
          </table:table-cell>
          <table:table-cell table:formula="of:=SIN([.$A77]*PI()-0.25)" office:value-type="float" office:value="0.951465871238189" calcext:value-type="float">
            <text:p>0,95</text:p>
          </table:table-cell>
          <table:table-cell table:formula="of:=SIN(2*[.$A77]*PI()-0.25)" office:value-type="float" office:value="0.366890031993432" calcext:value-type="float">
            <text:p>0,37</text:p>
          </table:table-cell>
          <table:table-cell table:formula="of:=SIN(-0.25) * ([.$G77] - [.$I77] + [.$K77] - [.$M77]) + SIN(PI() * 0.5 - 0.25) * ( [.$H77] - [.$J77] + [.$L77])" office:value-type="float" office:value="0.938500495300163" calcext:value-type="float">
            <text:p>0,94</text:p>
          </table:table-cell>
          <table:table-cell table:formula="of:= SIN(-0.25) * ([.$G77] - [.$H77] + [.$I77] - [.$J77] + [.$K77] - [.$L77] + [.$M77])" office:value-type="float" office:value="0.25844897306976" calcext:value-type="float">
            <text:p>0,26</text:p>
          </table:table-cell>
          <table:table-cell/>
          <table:table-cell table:formula="of:=IF([.$A77]-[.G$2]=0;1;SIN(PI()*2*([.$A77]-[.G$2]))/(PI()*2*([.$A77]-[.G$2])))" office:value-type="float" office:value="0.0415570909488527" calcext:value-type="float">
            <text:p>0,04</text:p>
          </table:table-cell>
          <table:table-cell table:formula="of:=IF([.$A77]-[.H$2]=0;1;SIN(PI()*2*([.$A77]-[.H$2]))/(PI()*2*([.$A77]-[.H$2])))" office:value-type="float" office:value="0.997370182772504" calcext:value-type="float">
            <text:p>1,00</text:p>
          </table:table-cell>
          <table:table-cell table:formula="of:=IF([.$A77]-[.I$2]=0;1;SIN(PI()*2*([.$A77]-[.I$2]))/(PI()*2*([.$A77]-[.I$2])))" office:value-type="float" office:value="-0.0383603916450949" calcext:value-type="float">
            <text:p>-0,04</text:p>
          </table:table-cell>
          <table:table-cell table:formula="of:=IF([.$A77]-[.J$2]=0;1;SIN(PI()*2*([.$A77]-[.J$2]))/(PI()*2*([.$A77]-[.J$2])))" office:value-type="float" office:value="0.0195562780935777" calcext:value-type="float">
            <text:p>0,02</text:p>
          </table:table-cell>
          <table:table-cell table:formula="of:=IF([.$A77]-[.K$2]=0;1;SIN(PI()*2*([.$A77]-[.K$2]))/(PI()*2*([.$A77]-[.K$2])))" office:value-type="float" office:value="-0.0131232918785849" calcext:value-type="float">
            <text:p>-0,01</text:p>
          </table:table-cell>
          <table:table-cell table:formula="of:=IF([.$A77]-[.L$2]=0;1;SIN(PI()*2*([.$A77]-[.L$2]))/(PI()*2*([.$A77]-[.L$2])))" office:value-type="float" office:value="0.00987495230467775" calcext:value-type="float">
            <text:p>0,01</text:p>
          </table:table-cell>
          <table:table-cell table:formula="of:=IF([.$A77]-[.M$2]=0;1;SIN(PI()*2*([.$A77]-[.M$2]))/(PI()*2*([.$A77]-[.M$2])))" office:value-type="float" office:value="-0.00791563637120993" calcext:value-type="float">
            <text:p>-0,01</text:p>
          </table:table-cell>
          <table:table-cell table:number-columns-repeated="1011"/>
        </table:table-row>
        <table:table-row table:style-name="ro1">
          <table:table-cell table:formula="of:=[.A77]+[.$A$1]" office:value-type="float" office:value="0.500000000000001" calcext:value-type="float">
            <text:p>0,50</text:p>
          </table:table-cell>
          <table:table-cell table:formula="of:=SIN([.$A78]*PI()-0.25)" office:value-type="float" office:value="0.968912421710645" calcext:value-type="float">
            <text:p>0,97</text:p>
          </table:table-cell>
          <table:table-cell table:formula="of:=SIN(2*[.$A78]*PI()-0.25)" office:value-type="float" office:value="0.247403959254518" calcext:value-type="float">
            <text:p>0,25</text:p>
          </table:table-cell>
          <table:table-cell table:formula="of:=SIN(-0.25) * ([.$G78] - [.$I78] + [.$K78] - [.$M78]) + SIN(PI() * 0.5 - 0.25) * ( [.$H78] - [.$J78] + [.$L78])" office:value-type="float" office:value="0.968912421710646" calcext:value-type="float">
            <text:p>0,97</text:p>
          </table:table-cell>
          <table:table-cell table:formula="of:= SIN(-0.25) * ([.$G78] - [.$H78] + [.$I78] - [.$J78] + [.$K78] - [.$L78] + [.$M78])" office:value-type="float" office:value="0.247403959254522" calcext:value-type="float">
            <text:p>0,25</text:p>
          </table:table-cell>
          <table:table-cell/>
          <table:table-cell table:formula="of:=IF([.$A78]-[.G$2]=0;1;SIN(PI()*2*([.$A78]-[.G$2]))/(PI()*2*([.$A78]-[.G$2])))" office:value-type="float" office:value="-1.51595612594586E-015" calcext:value-type="float">
            <text:p>0,00</text:p>
          </table:table-cell>
          <table:table-cell table:formula="of:=IF([.$A78]-[.H$2]=0;1;SIN(PI()*2*([.$A78]-[.H$2]))/(PI()*2*([.$A78]-[.H$2])))" office:value-type="float" office:value="1" calcext:value-type="float">
            <text:p>1,00</text:p>
          </table:table-cell>
          <table:table-cell table:formula="of:=IF([.$A78]-[.I$2]=0;1;SIN(PI()*2*([.$A78]-[.I$2]))/(PI()*2*([.$A78]-[.I$2])))" office:value-type="float" office:value="1.59391956259625E-015" calcext:value-type="float">
            <text:p>0,00</text:p>
          </table:table-cell>
          <table:table-cell table:formula="of:=IF([.$A78]-[.J$2]=0;1;SIN(PI()*2*([.$A78]-[.J$2]))/(PI()*2*([.$A78]-[.J$2])))" office:value-type="float" office:value="-7.45771647539309E-016" calcext:value-type="float">
            <text:p>0,00</text:p>
          </table:table-cell>
          <table:table-cell table:formula="of:=IF([.$A78]-[.K$2]=0;1;SIN(PI()*2*([.$A78]-[.K$2]))/(PI()*2*([.$A78]-[.K$2])))" office:value-type="float" office:value="6.04413661696486E-016" calcext:value-type="float">
            <text:p>0,00</text:p>
          </table:table-cell>
          <table:table-cell table:formula="of:=IF([.$A78]-[.L$2]=0;1;SIN(PI()*2*([.$A78]-[.L$2]))/(PI()*2*([.$A78]-[.L$2])))" office:value-type="float" office:value="-4.63055675853663E-016" calcext:value-type="float">
            <text:p>0,00</text:p>
          </table:table-cell>
          <table:table-cell table:formula="of:=IF([.$A78]-[.M$2]=0;1;SIN(PI()*2*([.$A78]-[.M$2]))/(PI()*2*([.$A78]-[.M$2])))" office:value-type="float" office:value="3.78240884347969E-016" calcext:value-type="float">
            <text:p>0,00</text:p>
          </table:table-cell>
          <table:table-cell table:number-columns-repeated="1011"/>
        </table:table-row>
        <table:table-row table:style-name="ro1">
          <table:table-cell table:formula="of:=[.A78]+[.$A$1]" office:value-type="float" office:value="0.520000000000001" calcext:value-type="float">
            <text:p>0,52</text:p>
          </table:table-cell>
          <table:table-cell table:formula="of:=SIN([.$A79]*PI()-0.25)" office:value-type="float" office:value="0.98253511750859" calcext:value-type="float">
            <text:p>0,98</text:p>
          </table:table-cell>
          <table:table-cell table:formula="of:=SIN(2*[.$A79]*PI()-0.25)" office:value-type="float" office:value="0.124016178286199" calcext:value-type="float">
            <text:p>0,12</text:p>
          </table:table-cell>
          <table:table-cell table:formula="of:=SIN(-0.25) * ([.$G79] - [.$I79] + [.$K79] - [.$M79]) + SIN(PI() * 0.5 - 0.25) * ( [.$H79] - [.$J79] + [.$L79])" office:value-type="float" office:value="0.994752167940576" calcext:value-type="float">
            <text:p>0,99</text:p>
          </table:table-cell>
          <table:table-cell table:formula="of:= SIN(-0.25) * ([.$G79] - [.$H79] + [.$I79] - [.$J79] + [.$K79] - [.$L79] + [.$M79])" office:value-type="float" office:value="0.233109765095889" calcext:value-type="float">
            <text:p>0,23</text:p>
          </table:table-cell>
          <table:table-cell/>
          <table:table-cell table:formula="of:=IF([.$A79]-[.G$2]=0;1;SIN(PI()*2*([.$A79]-[.G$2]))/(PI()*2*([.$A79]-[.G$2])))" office:value-type="float" office:value="-0.0383603916450977" calcext:value-type="float">
            <text:p>-0,04</text:p>
          </table:table-cell>
          <table:table-cell table:formula="of:=IF([.$A79]-[.H$2]=0;1;SIN(PI()*2*([.$A79]-[.H$2]))/(PI()*2*([.$A79]-[.H$2])))" office:value-type="float" office:value="0.997370182772503" calcext:value-type="float">
            <text:p>1,00</text:p>
          </table:table-cell>
          <table:table-cell table:formula="of:=IF([.$A79]-[.I$2]=0;1;SIN(PI()*2*([.$A79]-[.I$2]))/(PI()*2*([.$A79]-[.I$2])))" office:value-type="float" office:value="0.0415570909488561" calcext:value-type="float">
            <text:p>0,04</text:p>
          </table:table-cell>
          <table:table-cell table:formula="of:=IF([.$A79]-[.J$2]=0;1;SIN(PI()*2*([.$A79]-[.J$2]))/(PI()*2*([.$A79]-[.J$2])))" office:value-type="float" office:value="-0.0203544935259703" calcext:value-type="float">
            <text:p>-0,02</text:p>
          </table:table-cell>
          <table:table-cell table:formula="of:=IF([.$A79]-[.K$2]=0;1;SIN(PI()*2*([.$A79]-[.K$2]))/(PI()*2*([.$A79]-[.K$2])))" office:value-type="float" office:value="0.0134779754428724" calcext:value-type="float">
            <text:p>0,01</text:p>
          </table:table-cell>
          <table:table-cell table:formula="of:=IF([.$A79]-[.L$2]=0;1;SIN(PI()*2*([.$A79]-[.L$2]))/(PI()*2*([.$A79]-[.L$2])))" office:value-type="float" office:value="-0.0100744462906319" calcext:value-type="float">
            <text:p>-0,01</text:p>
          </table:table-cell>
          <table:table-cell table:formula="of:=IF([.$A79]-[.M$2]=0;1;SIN(PI()*2*([.$A79]-[.M$2]))/(PI()*2*([.$A79]-[.M$2])))" office:value-type="float" office:value="0.00804330792558516" calcext:value-type="float">
            <text:p>0,01</text:p>
          </table:table-cell>
          <table:table-cell table:number-columns-repeated="1011"/>
        </table:table-row>
        <table:table-row table:style-name="ro1">
          <table:table-cell table:formula="of:=[.A79]+[.$A$1]" office:value-type="float" office:value="0.540000000000001" calcext:value-type="float">
            <text:p>0,54</text:p>
          </table:table-cell>
          <table:table-cell table:formula="of:=SIN([.$A80]*PI()-0.25)" office:value-type="float" office:value="0.992280196075325" calcext:value-type="float">
            <text:p>0,99</text:p>
          </table:table-cell>
          <table:table-cell table:formula="of:=SIN(2*[.$A80]*PI()-0.25)" office:value-type="float" office:value="-0.00132741189736669" calcext:value-type="float">
            <text:p>0,00</text:p>
          </table:table-cell>
          <table:table-cell table:formula="of:=SIN(-0.25) * ([.$G80] - [.$I80] + [.$K80] - [.$M80]) + SIN(PI() * 0.5 - 0.25) * ( [.$H80] - [.$J80] + [.$L80])" office:value-type="float" office:value="1.01582082500349" calcext:value-type="float">
            <text:p>1,02</text:p>
          </table:table-cell>
          <table:table-cell table:formula="of:= SIN(-0.25) * ([.$G80] - [.$H80] + [.$I80] - [.$J80] + [.$K80] - [.$L80] + [.$M80])" office:value-type="float" office:value="0.215769827199259" calcext:value-type="float">
            <text:p>0,22</text:p>
          </table:table-cell>
          <table:table-cell/>
          <table:table-cell table:formula="of:=IF([.$A80]-[.G$2]=0;1;SIN(PI()*2*([.$A80]-[.G$2]))/(PI()*2*([.$A80]-[.G$2])))" office:value-type="float" office:value="-0.0732967126652835" calcext:value-type="float">
            <text:p>-0,07</text:p>
          </table:table-cell>
          <table:table-cell table:formula="of:=IF([.$A80]-[.H$2]=0;1;SIN(PI()*2*([.$A80]-[.H$2]))/(PI()*2*([.$A80]-[.H$2])))" office:value-type="float" office:value="0.989505620981308" calcext:value-type="float">
            <text:p>0,99</text:p>
          </table:table-cell>
          <table:table-cell table:formula="of:=IF([.$A80]-[.I$2]=0;1;SIN(PI()*2*([.$A80]-[.I$2]))/(PI()*2*([.$A80]-[.I$2])))" office:value-type="float" office:value="0.0860439670418549" calcext:value-type="float">
            <text:p>0,09</text:p>
          </table:table-cell>
          <table:table-cell table:formula="of:=IF([.$A80]-[.J$2]=0;1;SIN(PI()*2*([.$A80]-[.J$2]))/(PI()*2*([.$A80]-[.J$2])))" office:value-type="float" office:value="-0.041229400874222" calcext:value-type="float">
            <text:p>-0,04</text:p>
          </table:table-cell>
          <table:table-cell table:formula="of:=IF([.$A80]-[.K$2]=0;1;SIN(PI()*2*([.$A80]-[.K$2]))/(PI()*2*([.$A80]-[.K$2])))" office:value-type="float" office:value="0.0271097430405844" calcext:value-type="float">
            <text:p>0,03</text:p>
          </table:table-cell>
          <table:table-cell table:formula="of:=IF([.$A80]-[.L$2]=0;1;SIN(PI()*2*([.$A80]-[.L$2]))/(PI()*2*([.$A80]-[.L$2])))" office:value-type="float" office:value="-0.0201939922649252" calcext:value-type="float">
            <text:p>-0,02</text:p>
          </table:table-cell>
          <table:table-cell table:formula="of:=IF([.$A80]-[.M$2]=0;1;SIN(PI()*2*([.$A80]-[.M$2]))/(PI()*2*([.$A80]-[.M$2])))" office:value-type="float" office:value="0.0160895222923794" calcext:value-type="float">
            <text:p>0,02</text:p>
          </table:table-cell>
          <table:table-cell table:number-columns-repeated="1011"/>
        </table:table-row>
        <table:table-row table:style-name="ro1">
          <table:table-cell table:formula="of:=[.A80]+[.$A$1]" office:value-type="float" office:value="0.560000000000001" calcext:value-type="float">
            <text:p>0,56</text:p>
          </table:table-cell>
          <table:table-cell table:formula="of:=SIN([.$A81]*PI()-0.25)" office:value-type="float" office:value="0.998109198037851" calcext:value-type="float">
            <text:p>1,00</text:p>
          </table:table-cell>
          <table:table-cell table:formula="of:=SIN(2*[.$A81]*PI()-0.25)" office:value-type="float" office:value="-0.126650068002354" calcext:value-type="float">
            <text:p>-0,13</text:p>
          </table:table-cell>
          <table:table-cell table:formula="of:=SIN(-0.25) * ([.$G81] - [.$I81] + [.$K81] - [.$M81]) + SIN(PI() * 0.5 - 0.25) * ( [.$H81] - [.$J81] + [.$L81])" office:value-type="float" office:value="1.03195575235239" calcext:value-type="float">
            <text:p>1,03</text:p>
          </table:table-cell>
          <table:table-cell table:formula="of:= SIN(-0.25) * ([.$G81] - [.$H81] + [.$I81] - [.$J81] + [.$K81] - [.$L81] + [.$M81])" office:value-type="float" office:value="0.195627177150822" calcext:value-type="float">
            <text:p>0,20</text:p>
          </table:table-cell>
          <table:table-cell/>
          <table:table-cell table:formula="of:=IF([.$A81]-[.G$2]=0;1;SIN(PI()*2*([.$A81]-[.G$2]))/(PI()*2*([.$A81]-[.G$2])))" office:value-type="float" office:value="-0.104622932559393" calcext:value-type="float">
            <text:p>-0,10</text:p>
          </table:table-cell>
          <table:table-cell table:formula="of:=IF([.$A81]-[.H$2]=0;1;SIN(PI()*2*([.$A81]-[.H$2]))/(PI()*2*([.$A81]-[.H$2])))" office:value-type="float" office:value="0.976480703887655" calcext:value-type="float">
            <text:p>0,98</text:p>
          </table:table-cell>
          <table:table-cell table:formula="of:=IF([.$A81]-[.I$2]=0;1;SIN(PI()*2*([.$A81]-[.I$2]))/(PI()*2*([.$A81]-[.I$2])))" office:value-type="float" office:value="0.133156459621046" calcext:value-type="float">
            <text:p>0,13</text:p>
          </table:table-cell>
          <table:table-cell table:formula="of:=IF([.$A81]-[.J$2]=0;1;SIN(PI()*2*([.$A81]-[.J$2]))/(PI()*2*([.$A81]-[.J$2])))" office:value-type="float" office:value="-0.0623285555672981" calcext:value-type="float">
            <text:p>-0,06</text:p>
          </table:table-cell>
          <table:table-cell table:formula="of:=IF([.$A81]-[.K$2]=0;1;SIN(PI()*2*([.$A81]-[.K$2]))/(PI()*2*([.$A81]-[.K$2])))" office:value-type="float" office:value="0.0406866959953198" calcext:value-type="float">
            <text:p>0,04</text:p>
          </table:table-cell>
          <table:table-cell table:formula="of:=IF([.$A81]-[.L$2]=0;1;SIN(PI()*2*([.$A81]-[.L$2]))/(PI()*2*([.$A81]-[.L$2])))" office:value-type="float" office:value="-0.0302004341408559" calcext:value-type="float">
            <text:p>-0,03</text:p>
          </table:table-cell>
          <table:table-cell table:formula="of:=IF([.$A81]-[.M$2]=0;1;SIN(PI()*2*([.$A81]-[.M$2]))/(PI()*2*([.$A81]-[.M$2])))" office:value-type="float" office:value="0.0240118205874018" calcext:value-type="float">
            <text:p>0,02</text:p>
          </table:table-cell>
          <table:table-cell table:number-columns-repeated="1011"/>
        </table:table-row>
        <table:table-row table:style-name="ro1">
          <table:table-cell table:formula="of:=[.A81]+[.$A$1]" office:value-type="float" office:value="0.580000000000001" calcext:value-type="float">
            <text:p>0,58</text:p>
          </table:table-cell>
          <table:table-cell table:formula="of:=SIN([.$A82]*PI()-0.25)" office:value-type="float" office:value="0.999999118988439" calcext:value-type="float">
            <text:p>1,00</text:p>
          </table:table-cell>
          <table:table-cell table:formula="of:=SIN(2*[.$A82]*PI()-0.25)" office:value-type="float" office:value="-0.24997537687786" calcext:value-type="float">
            <text:p>-0,25</text:p>
          </table:table-cell>
          <table:table-cell table:formula="of:=SIN(-0.25) * ([.$G82] - [.$I82] + [.$K82] - [.$M82]) + SIN(PI() * 0.5 - 0.25) * ( [.$H82] - [.$J82] + [.$L82])" office:value-type="float" office:value="1.04303146571508" calcext:value-type="float">
            <text:p>1,04</text:p>
          </table:table-cell>
          <table:table-cell table:formula="of:= SIN(-0.25) * ([.$G82] - [.$H82] + [.$I82] - [.$J82] + [.$K82] - [.$L82] + [.$M82])" office:value-type="float" office:value="0.172961278029502" calcext:value-type="float">
            <text:p>0,17</text:p>
          </table:table-cell>
          <table:table-cell/>
          <table:table-cell table:formula="of:=IF([.$A82]-[.G$2]=0;1;SIN(PI()*2*([.$A82]-[.G$2]))/(PI()*2*([.$A82]-[.G$2])))" office:value-type="float" office:value="-0.132195652734432" calcext:value-type="float">
            <text:p>-0,13</text:p>
          </table:table-cell>
          <table:table-cell table:formula="of:=IF([.$A82]-[.H$2]=0;1;SIN(PI()*2*([.$A82]-[.H$2]))/(PI()*2*([.$A82]-[.H$2])))" office:value-type="float" office:value="0.958418482324624" calcext:value-type="float">
            <text:p>0,96</text:p>
          </table:table-cell>
          <table:table-cell table:formula="of:=IF([.$A82]-[.I$2]=0;1;SIN(PI()*2*([.$A82]-[.I$2]))/(PI()*2*([.$A82]-[.I$2])))" office:value-type="float" office:value="0.182555901395169" calcext:value-type="float">
            <text:p>0,18</text:p>
          </table:table-cell>
          <table:table-cell table:formula="of:=IF([.$A82]-[.J$2]=0;1;SIN(PI()*2*([.$A82]-[.J$2]))/(PI()*2*([.$A82]-[.J$2])))" office:value-type="float" office:value="-0.0833407375934465" calcext:value-type="float">
            <text:p>-0,08</text:p>
          </table:table-cell>
          <table:table-cell table:formula="of:=IF([.$A82]-[.K$2]=0;1;SIN(PI()*2*([.$A82]-[.K$2]))/(PI()*2*([.$A82]-[.K$2])))" office:value-type="float" office:value="0.0539954074549091" calcext:value-type="float">
            <text:p>0,05</text:p>
          </table:table-cell>
          <table:table-cell table:formula="of:=IF([.$A82]-[.L$2]=0;1;SIN(PI()*2*([.$A82]-[.L$2]))/(PI()*2*([.$A82]-[.L$2])))" office:value-type="float" office:value="-0.0399341034301932" calcext:value-type="float">
            <text:p>-0,04</text:p>
          </table:table-cell>
          <table:table-cell table:formula="of:=IF([.$A82]-[.M$2]=0;1;SIN(PI()*2*([.$A82]-[.M$2]))/(PI()*2*([.$A82]-[.M$2])))" office:value-type="float" office:value="0.0316832556140376" calcext:value-type="float">
            <text:p>0,03</text:p>
          </table:table-cell>
          <table:table-cell table:number-columns-repeated="1011"/>
        </table:table-row>
        <table:table-row table:style-name="ro1">
          <table:table-cell table:formula="of:=[.A82]+[.$A$1]" office:value-type="float" office:value="0.600000000000001" calcext:value-type="float">
            <text:p>0,60</text:p>
          </table:table-cell>
          <table:table-cell table:formula="of:=SIN([.$A83]*PI()-0.25)" office:value-type="float" office:value="0.997942500272521" calcext:value-type="float">
            <text:p>1,00</text:p>
          </table:table-cell>
          <table:table-cell table:formula="of:=SIN(2*[.$A83]*PI()-0.25)" office:value-type="float" office:value="-0.369358424731951" calcext:value-type="float">
            <text:p>-0,37</text:p>
          </table:table-cell>
          <table:table-cell table:formula="of:=SIN(-0.25) * ([.$G83] - [.$I83] + [.$K83] - [.$M83]) + SIN(PI() * 0.5 - 0.25) * ( [.$H83] - [.$J83] + [.$L83])" office:value-type="float" office:value="1.04896014572455" calcext:value-type="float">
            <text:p>1,05</text:p>
          </table:table-cell>
          <table:table-cell table:formula="of:= SIN(-0.25) * ([.$G83] - [.$H83] + [.$I83] - [.$J83] + [.$K83] - [.$L83] + [.$M83])" office:value-type="float" office:value="0.148084364294423" calcext:value-type="float">
            <text:p>0,15</text:p>
          </table:table-cell>
          <table:table-cell/>
          <table:table-cell table:formula="of:=IF([.$A83]-[.G$2]=0;1;SIN(PI()*2*([.$A83]-[.G$2]))/(PI()*2*([.$A83]-[.G$2])))" office:value-type="float" office:value="-0.155914880631441" calcext:value-type="float">
            <text:p>-0,16</text:p>
          </table:table-cell>
          <table:table-cell table:formula="of:=IF([.$A83]-[.H$2]=0;1;SIN(PI()*2*([.$A83]-[.H$2]))/(PI()*2*([.$A83]-[.H$2])))" office:value-type="float" office:value="0.935489283788638" calcext:value-type="float">
            <text:p>0,94</text:p>
          </table:table-cell>
          <table:table-cell table:formula="of:=IF([.$A83]-[.I$2]=0;1;SIN(PI()*2*([.$A83]-[.I$2]))/(PI()*2*([.$A83]-[.I$2])))" office:value-type="float" office:value="0.233872320947162" calcext:value-type="float">
            <text:p>0,23</text:p>
          </table:table-cell>
          <table:table-cell table:formula="of:=IF([.$A83]-[.J$2]=0;1;SIN(PI()*2*([.$A83]-[.J$2]))/(PI()*2*([.$A83]-[.J$2])))" office:value-type="float" office:value="-0.103943253754294" calcext:value-type="float">
            <text:p>-0,10</text:p>
          </table:table-cell>
          <table:table-cell table:formula="of:=IF([.$A83]-[.K$2]=0;1;SIN(PI()*2*([.$A83]-[.K$2]))/(PI()*2*([.$A83]-[.K$2])))" office:value-type="float" office:value="0.0668206631277605" calcext:value-type="float">
            <text:p>0,07</text:p>
          </table:table-cell>
          <table:table-cell table:formula="of:=IF([.$A83]-[.L$2]=0;1;SIN(PI()*2*([.$A83]-[.L$2]))/(PI()*2*([.$A83]-[.L$2])))" office:value-type="float" office:value="-0.0492362780941393" calcext:value-type="float">
            <text:p>-0,05</text:p>
          </table:table-cell>
          <table:table-cell table:formula="of:=IF([.$A83]-[.M$2]=0;1;SIN(PI()*2*([.$A83]-[.M$2]))/(PI()*2*([.$A83]-[.M$2])))" office:value-type="float" office:value="0.0389787201578603" calcext:value-type="float">
            <text:p>0,04</text:p>
          </table:table-cell>
          <table:table-cell table:number-columns-repeated="1011"/>
        </table:table-row>
        <table:table-row table:style-name="ro1">
          <table:table-cell table:formula="of:=[.A83]+[.$A$1]" office:value-type="float" office:value="0.620000000000001" calcext:value-type="float">
            <text:p>0,62</text:p>
          </table:table-cell>
          <table:table-cell table:formula="of:=SIN([.$A84]*PI()-0.25)" office:value-type="float" office:value="0.991947458424588" calcext:value-type="float">
            <text:p>0,99</text:p>
          </table:table-cell>
          <table:table-cell table:formula="of:=SIN(2*[.$A84]*PI()-0.25)" office:value-type="float" office:value="-0.482916469583991" calcext:value-type="float">
            <text:p>-0,48</text:p>
          </table:table-cell>
          <table:table-cell table:formula="of:=SIN(-0.25) * ([.$G84] - [.$I84] + [.$K84] - [.$M84]) + SIN(PI() * 0.5 - 0.25) * ( [.$H84] - [.$J84] + [.$L84])" office:value-type="float" office:value="1.04969177001061" calcext:value-type="float">
            <text:p>1,05</text:p>
          </table:table-cell>
          <table:table-cell table:formula="of:= SIN(-0.25) * ([.$G84] - [.$H84] + [.$I84] - [.$J84] + [.$K84] - [.$L84] + [.$M84])" office:value-type="float" office:value="0.121337333105466" calcext:value-type="float">
            <text:p>0,12</text:p>
          </table:table-cell>
          <table:table-cell/>
          <table:table-cell table:formula="of:=IF([.$A84]-[.G$2]=0;1;SIN(PI()*2*([.$A84]-[.G$2]))/(PI()*2*([.$A84]-[.G$2])))" office:value-type="float" office:value="-0.175724283367423" calcext:value-type="float">
            <text:p>-0,18</text:p>
          </table:table-cell>
          <table:table-cell table:formula="of:=IF([.$A84]-[.H$2]=0;1;SIN(PI()*2*([.$A84]-[.H$2]))/(PI()*2*([.$A84]-[.H$2])))" office:value-type="float" office:value="0.907908797398349" calcext:value-type="float">
            <text:p>0,91</text:p>
          </table:table-cell>
          <table:table-cell table:formula="of:=IF([.$A84]-[.I$2]=0;1;SIN(PI()*2*([.$A84]-[.I$2]))/(PI()*2*([.$A84]-[.I$2])))" office:value-type="float" office:value="0.286708041283692" calcext:value-type="float">
            <text:p>0,29</text:p>
          </table:table-cell>
          <table:table-cell table:formula="of:=IF([.$A84]-[.J$2]=0;1;SIN(PI()*2*([.$A84]-[.J$2]))/(PI()*2*([.$A84]-[.J$2])))" office:value-type="float" office:value="-0.123805745099776" calcext:value-type="float">
            <text:p>-0,12</text:p>
          </table:table-cell>
          <table:table-cell table:formula="of:=IF([.$A84]-[.K$2]=0;1;SIN(PI()*2*([.$A84]-[.K$2]))/(PI()*2*([.$A84]-[.K$2])))" office:value-type="float" office:value="0.0789485910781181" calcext:value-type="float">
            <text:p>0,08</text:p>
          </table:table-cell>
          <table:table-cell table:formula="of:=IF([.$A84]-[.L$2]=0;1;SIN(PI()*2*([.$A84]-[.L$2]))/(PI()*2*([.$A84]-[.L$2])))" office:value-type="float" office:value="-0.0579516253658526" calcext:value-type="float">
            <text:p>-0,06</text:p>
          </table:table-cell>
          <table:table-cell table:formula="of:=IF([.$A84]-[.M$2]=0;1;SIN(PI()*2*([.$A84]-[.M$2]))/(PI()*2*([.$A84]-[.M$2])))" office:value-type="float" office:value="0.0457769141545391" calcext:value-type="float">
            <text:p>0,05</text:p>
          </table:table-cell>
          <table:table-cell table:number-columns-repeated="1011"/>
        </table:table-row>
        <table:table-row table:style-name="ro1">
          <table:table-cell table:formula="of:=[.A84]+[.$A$1]" office:value-type="float" office:value="0.640000000000001" calcext:value-type="float">
            <text:p>0,64</text:p>
          </table:table-cell>
          <table:table-cell table:formula="of:=SIN([.$A85]*PI()-0.25)" office:value-type="float" office:value="0.98203765313594" calcext:value-type="float">
            <text:p>0,98</text:p>
          </table:table-cell>
          <table:table-cell table:formula="of:=SIN(2*[.$A85]*PI()-0.25)" office:value-type="float" office:value="-0.588858633230376" calcext:value-type="float">
            <text:p>-0,59</text:p>
          </table:table-cell>
          <table:table-cell table:formula="of:=SIN(-0.25) * ([.$G85] - [.$I85] + [.$K85] - [.$M85]) + SIN(PI() * 0.5 - 0.25) * ( [.$H85] - [.$J85] + [.$L85])" office:value-type="float" office:value="1.04521387593035" calcext:value-type="float">
            <text:p>1,05</text:p>
          </table:table-cell>
          <table:table-cell table:formula="of:= SIN(-0.25) * ([.$G85] - [.$H85] + [.$I85] - [.$J85] + [.$K85] - [.$L85] + [.$M85])" office:value-type="float" office:value="0.093085241437204" calcext:value-type="float">
            <text:p>0,09</text:p>
          </table:table-cell>
          <table:table-cell/>
          <table:table-cell table:formula="of:=IF([.$A85]-[.G$2]=0;1;SIN(PI()*2*([.$A85]-[.G$2]))/(PI()*2*([.$A85]-[.G$2])))" office:value-type="float" office:value="-0.191610923914895" calcext:value-type="float">
            <text:p>-0,19</text:p>
          </table:table-cell>
          <table:table-cell table:formula="of:=IF([.$A85]-[.H$2]=0;1;SIN(PI()*2*([.$A85]-[.H$2]))/(PI()*2*([.$A85]-[.H$2])))" office:value-type="float" office:value="0.875935652182373" calcext:value-type="float">
            <text:p>0,88</text:p>
          </table:table-cell>
          <table:table-cell table:formula="of:=IF([.$A85]-[.I$2]=0;1;SIN(PI()*2*([.$A85]-[.I$2]))/(PI()*2*([.$A85]-[.I$2])))" office:value-type="float" office:value="0.34064164251537" calcext:value-type="float">
            <text:p>0,34</text:p>
          </table:table-cell>
          <table:table-cell table:formula="of:=IF([.$A85]-[.J$2]=0;1;SIN(PI()*2*([.$A85]-[.J$2]))/(PI()*2*([.$A85]-[.J$2])))" office:value-type="float" office:value="-0.142594175936667" calcext:value-type="float">
            <text:p>-0,14</text:p>
          </table:table-cell>
          <table:table-cell table:formula="of:=IF([.$A85]-[.K$2]=0;1;SIN(PI()*2*([.$A85]-[.K$2]))/(PI()*2*([.$A85]-[.K$2])))" office:value-type="float" office:value="0.0901698465481861" calcext:value-type="float">
            <text:p>0,09</text:p>
          </table:table-cell>
          <table:table-cell table:formula="of:=IF([.$A85]-[.L$2]=0;1;SIN(PI()*2*([.$A85]-[.L$2]))/(PI()*2*([.$A85]-[.L$2])))" office:value-type="float" office:value="-0.0659306404868458" calcext:value-type="float">
            <text:p>-0,07</text:p>
          </table:table-cell>
          <table:table-cell table:formula="of:=IF([.$A85]-[.M$2]=0;1;SIN(PI()*2*([.$A85]-[.M$2]))/(PI()*2*([.$A85]-[.M$2])))" office:value-type="float" office:value="0.0519622844514971" calcext:value-type="float">
            <text:p>0,05</text:p>
          </table:table-cell>
          <table:table-cell table:number-columns-repeated="1011"/>
        </table:table-row>
        <table:table-row table:style-name="ro1">
          <table:table-cell table:formula="of:=[.A85]+[.$A$1]" office:value-type="float" office:value="0.660000000000001" calcext:value-type="float">
            <text:p>0,66</text:p>
          </table:table-cell>
          <table:table-cell table:formula="of:=SIN([.$A86]*PI()-0.25)" office:value-type="float" office:value="0.968252193880692" calcext:value-type="float">
            <text:p>0,97</text:p>
          </table:table-cell>
          <table:table-cell table:formula="of:=SIN(2*[.$A86]*PI()-0.25)" office:value-type="float" office:value="-0.685514144463621" calcext:value-type="float">
            <text:p>-0,69</text:p>
          </table:table-cell>
          <table:table-cell table:formula="of:=SIN(-0.25) * ([.$G86] - [.$I86] + [.$K86] - [.$M86]) + SIN(PI() * 0.5 - 0.25) * ( [.$H86] - [.$J86] + [.$L86])" office:value-type="float" office:value="1.03555096545628" calcext:value-type="float">
            <text:p>1,04</text:p>
          </table:table-cell>
          <table:table-cell table:formula="of:= SIN(-0.25) * ([.$G86] - [.$H86] + [.$I86] - [.$J86] + [.$K86] - [.$L86] + [.$M86])" office:value-type="float" office:value="0.0637124689213857" calcext:value-type="float">
            <text:p>0,06</text:p>
          </table:table-cell>
          <table:table-cell/>
          <table:table-cell table:formula="of:=IF([.$A86]-[.G$2]=0;1;SIN(PI()*2*([.$A86]-[.G$2]))/(PI()*2*([.$A86]-[.G$2])))" office:value-type="float" office:value="-0.203604489294199" calcext:value-type="float">
            <text:p>-0,20</text:p>
          </table:table-cell>
          <table:table-cell table:formula="of:=IF([.$A86]-[.H$2]=0;1;SIN(PI()*2*([.$A86]-[.H$2]))/(PI()*2*([.$A86]-[.H$2])))" office:value-type="float" office:value="0.839868518338569" calcext:value-type="float">
            <text:p>0,84</text:p>
          </table:table-cell>
          <table:table-cell table:formula="of:=IF([.$A86]-[.I$2]=0;1;SIN(PI()*2*([.$A86]-[.I$2]))/(PI()*2*([.$A86]-[.I$2])))" office:value-type="float" office:value="0.395232243924036" calcext:value-type="float">
            <text:p>0,40</text:p>
          </table:table-cell>
          <table:table-cell table:formula="of:=IF([.$A86]-[.J$2]=0;1;SIN(PI()*2*([.$A86]-[.J$2]))/(PI()*2*([.$A86]-[.J$2])))" office:value-type="float" office:value="-0.159974955874014" calcext:value-type="float">
            <text:p>-0,16</text:p>
          </table:table-cell>
          <table:table-cell table:formula="of:=IF([.$A86]-[.K$2]=0;1;SIN(PI()*2*([.$A86]-[.K$2]))/(PI()*2*([.$A86]-[.K$2])))" office:value-type="float" office:value="0.10028280815983" calcext:value-type="float">
            <text:p>0,10</text:p>
          </table:table-cell>
          <table:table-cell table:formula="of:=IF([.$A86]-[.L$2]=0;1;SIN(PI()*2*([.$A86]-[.L$2]))/(PI()*2*([.$A86]-[.L$2])))" office:value-type="float" office:value="-0.0730320450729195" calcext:value-type="float">
            <text:p>-0,07</text:p>
          </table:table-cell>
          <table:table-cell table:formula="of:=IF([.$A86]-[.M$2]=0;1;SIN(PI()*2*([.$A86]-[.M$2]))/(PI()*2*([.$A86]-[.M$2])))" office:value-type="float" office:value="0.0574269072368256" calcext:value-type="float">
            <text:p>0,06</text:p>
          </table:table-cell>
          <table:table-cell table:number-columns-repeated="1011"/>
        </table:table-row>
        <table:table-row table:style-name="ro1">
          <table:table-cell table:formula="of:=[.A86]+[.$A$1]" office:value-type="float" office:value="0.680000000000001" calcext:value-type="float">
            <text:p>0,68</text:p>
          </table:table-cell>
          <table:table-cell table:formula="of:=SIN([.$A87]*PI()-0.25)" office:value-type="float" office:value="0.950645485568547" calcext:value-type="float">
            <text:p>0,95</text:p>
          </table:table-cell>
          <table:table-cell table:formula="of:=SIN(2*[.$A87]*PI()-0.25)" office:value-type="float" office:value="-0.771358688132375" calcext:value-type="float">
            <text:p>-0,77</text:p>
          </table:table-cell>
          <table:table-cell table:formula="of:=SIN(-0.25) * ([.$G87] - [.$I87] + [.$K87] - [.$M87]) + SIN(PI() * 0.5 - 0.25) * ( [.$H87] - [.$J87] + [.$L87])" office:value-type="float" office:value="1.02076356785491" calcext:value-type="float">
            <text:p>1,02</text:p>
          </table:table-cell>
          <table:table-cell table:formula="of:= SIN(-0.25) * ([.$G87] - [.$H87] + [.$I87] - [.$J87] + [.$K87] - [.$L87] + [.$M87])" office:value-type="float" office:value="0.0336176111202063" calcext:value-type="float">
            <text:p>0,03</text:p>
          </table:table-cell>
          <table:table-cell/>
          <table:table-cell table:formula="of:=IF([.$A87]-[.G$2]=0;1;SIN(PI()*2*([.$A87]-[.G$2]))/(PI()*2*([.$A87]-[.G$2])))" office:value-type="float" office:value="-0.211776026534172" calcext:value-type="float">
            <text:p>-0,21</text:p>
          </table:table-cell>
          <table:table-cell table:formula="of:=IF([.$A87]-[.H$2]=0;1;SIN(PI()*2*([.$A87]-[.H$2]))/(PI()*2*([.$A87]-[.H$2])))" office:value-type="float" office:value="0.800042766906869" calcext:value-type="float">
            <text:p>0,80</text:p>
          </table:table-cell>
          <table:table-cell table:formula="of:=IF([.$A87]-[.I$2]=0;1;SIN(PI()*2*([.$A87]-[.I$2]))/(PI()*2*([.$A87]-[.I$2])))" office:value-type="float" office:value="0.450024056385117" calcext:value-type="float">
            <text:p>0,45</text:p>
          </table:table-cell>
          <table:table-cell table:formula="of:=IF([.$A87]-[.J$2]=0;1;SIN(PI()*2*([.$A87]-[.J$2]))/(PI()*2*([.$A87]-[.J$2])))" office:value-type="float" office:value="-0.175619143955167" calcext:value-type="float">
            <text:p>-0,18</text:p>
          </table:table-cell>
          <table:table-cell table:formula="of:=IF([.$A87]-[.K$2]=0;1;SIN(PI()*2*([.$A87]-[.K$2]))/(PI()*2*([.$A87]-[.K$2])))" office:value-type="float" office:value="0.109096740941846" calcext:value-type="float">
            <text:p>0,11</text:p>
          </table:table-cell>
          <table:table-cell table:formula="of:=IF([.$A87]-[.L$2]=0;1;SIN(PI()*2*([.$A87]-[.L$2]))/(PI()*2*([.$A87]-[.L$2])))" office:value-type="float" office:value="-0.0791251088149655" calcext:value-type="float">
            <text:p>-0,08</text:p>
          </table:table-cell>
          <table:table-cell table:formula="of:=IF([.$A87]-[.M$2]=0;1;SIN(PI()*2*([.$A87]-[.M$2]))/(PI()*2*([.$A87]-[.M$2])))" office:value-type="float" office:value="0.0620722836393264" calcext:value-type="float">
            <text:p>0,06</text:p>
          </table:table-cell>
          <table:table-cell table:number-columns-repeated="1011"/>
        </table:table-row>
        <table:table-row table:style-name="ro1">
          <table:table-cell table:formula="of:=[.A87]+[.$A$1]" office:value-type="float" office:value="0.700000000000001" calcext:value-type="float">
            <text:p>0,70</text:p>
          </table:table-cell>
          <table:table-cell table:formula="of:=SIN([.$A88]*PI()-0.25)" office:value-type="float" office:value="0.929287013833473" calcext:value-type="float">
            <text:p>0,93</text:p>
          </table:table-cell>
          <table:table-cell table:formula="of:=SIN(2*[.$A88]*PI()-0.25)" office:value-type="float" office:value="-0.845038444501935" calcext:value-type="float">
            <text:p>-0,85</text:p>
          </table:table-cell>
          <table:table-cell table:formula="of:=SIN(-0.25) * ([.$G88] - [.$I88] + [.$K88] - [.$M88]) + SIN(PI() * 0.5 - 0.25) * ( [.$H88] - [.$J88] + [.$L88])" office:value-type="float" office:value="1.00094697962306" calcext:value-type="float">
            <text:p>1,00</text:p>
          </table:table-cell>
          <table:table-cell table:formula="of:= SIN(-0.25) * ([.$G88] - [.$H88] + [.$I88] - [.$J88] + [.$K88] - [.$L88] + [.$M88])" office:value-type="float" office:value="0.00320817182292326" calcext:value-type="float">
            <text:p>0,00</text:p>
          </table:table-cell>
          <table:table-cell/>
          <table:table-cell table:formula="of:=IF([.$A88]-[.G$2]=0;1;SIN(PI()*2*([.$A88]-[.G$2]))/(PI()*2*([.$A88]-[.G$2])))" office:value-type="float" office:value="-0.216236208183045" calcext:value-type="float">
            <text:p>-0,22</text:p>
          </table:table-cell>
          <table:table-cell table:formula="of:=IF([.$A88]-[.H$2]=0;1;SIN(PI()*2*([.$A88]-[.H$2]))/(PI()*2*([.$A88]-[.H$2])))" office:value-type="float" office:value="0.756826728640655" calcext:value-type="float">
            <text:p>0,76</text:p>
          </table:table-cell>
          <table:table-cell table:formula="of:=IF([.$A88]-[.I$2]=0;1;SIN(PI()*2*([.$A88]-[.I$2]))/(PI()*2*([.$A88]-[.I$2])))" office:value-type="float" office:value="0.504551152427107" calcext:value-type="float">
            <text:p>0,50</text:p>
          </table:table-cell>
          <table:table-cell table:formula="of:=IF([.$A88]-[.J$2]=0;1;SIN(PI()*2*([.$A88]-[.J$2]))/(PI()*2*([.$A88]-[.J$2])))" office:value-type="float" office:value="-0.189206682160165" calcext:value-type="float">
            <text:p>-0,19</text:p>
          </table:table-cell>
          <table:table-cell table:formula="of:=IF([.$A88]-[.K$2]=0;1;SIN(PI()*2*([.$A88]-[.K$2]))/(PI()*2*([.$A88]-[.K$2])))" office:value-type="float" office:value="0.116434881329332" calcext:value-type="float">
            <text:p>0,12</text:p>
          </table:table-cell>
          <table:table-cell table:formula="of:=IF([.$A88]-[.L$2]=0;1;SIN(PI()*2*([.$A88]-[.L$2]))/(PI()*2*([.$A88]-[.L$2])))" office:value-type="float" office:value="-0.084091858737851" calcext:value-type="float">
            <text:p>-0,08</text:p>
          </table:table-cell>
          <table:table-cell table:formula="of:=IF([.$A88]-[.M$2]=0;1;SIN(PI()*2*([.$A88]-[.M$2]))/(PI()*2*([.$A88]-[.M$2])))" office:value-type="float" office:value="0.0658110198817965" calcext:value-type="float">
            <text:p>0,07</text:p>
          </table:table-cell>
          <table:table-cell table:number-columns-repeated="1011"/>
        </table:table-row>
        <table:table-row table:style-name="ro1">
          <table:table-cell table:formula="of:=[.A88]+[.$A$1]" office:value-type="float" office:value="0.720000000000001" calcext:value-type="float">
            <text:p>0,72</text:p>
          </table:table-cell>
          <table:table-cell table:formula="of:=SIN([.$A89]*PI()-0.25)" office:value-type="float" office:value="0.904261070805651" calcext:value-type="float">
            <text:p>0,90</text:p>
          </table:table-cell>
          <table:table-cell table:formula="of:=SIN(2*[.$A89]*PI()-0.25)" office:value-type="float" office:value="-0.905391439800202" calcext:value-type="float">
            <text:p>-0,91</text:p>
          </table:table-cell>
          <table:table-cell table:formula="of:=SIN(-0.25) * ([.$G89] - [.$I89] + [.$K89] - [.$M89]) + SIN(PI() * 0.5 - 0.25) * ( [.$H89] - [.$J89] + [.$L89])" office:value-type="float" office:value="0.976229704655964" calcext:value-type="float">
            <text:p>0,98</text:p>
          </table:table-cell>
          <table:table-cell table:formula="of:= SIN(-0.25) * ([.$G89] - [.$H89] + [.$I89] - [.$J89] + [.$K89] - [.$L89] + [.$M89])" office:value-type="float" office:value="-0.0271048740849196" calcext:value-type="float">
            <text:p>-0,03</text:p>
          </table:table-cell>
          <table:table-cell/>
          <table:table-cell table:formula="of:=IF([.$A89]-[.G$2]=0;1;SIN(PI()*2*([.$A89]-[.G$2]))/(PI()*2*([.$A89]-[.G$2])))" office:value-type="float" office:value="-0.217133154846693" calcext:value-type="float">
            <text:p>-0,22</text:p>
          </table:table-cell>
          <table:table-cell table:formula="of:=IF([.$A89]-[.H$2]=0;1;SIN(PI()*2*([.$A89]-[.H$2]))/(PI()*2*([.$A89]-[.H$2])))" office:value-type="float" office:value="0.710617597680083" calcext:value-type="float">
            <text:p>0,71</text:p>
          </table:table-cell>
          <table:table-cell table:formula="of:=IF([.$A89]-[.I$2]=0;1;SIN(PI()*2*([.$A89]-[.I$2]))/(PI()*2*([.$A89]-[.I$2])))" office:value-type="float" office:value="0.558342398177213" calcext:value-type="float">
            <text:p>0,56</text:p>
          </table:table-cell>
          <table:table-cell table:formula="of:=IF([.$A89]-[.J$2]=0;1;SIN(PI()*2*([.$A89]-[.J$2]))/(PI()*2*([.$A89]-[.J$2])))" office:value-type="float" office:value="-0.200430604473871" calcext:value-type="float">
            <text:p>-0,20</text:p>
          </table:table-cell>
          <table:table-cell table:formula="of:=IF([.$A89]-[.K$2]=0;1;SIN(PI()*2*([.$A89]-[.K$2]))/(PI()*2*([.$A89]-[.K$2])))" office:value-type="float" office:value="0.122137399601265" calcext:value-type="float">
            <text:p>0,12</text:p>
          </table:table-cell>
          <table:table-cell table:formula="of:=IF([.$A89]-[.L$2]=0;1;SIN(PI()*2*([.$A89]-[.L$2]))/(PI()*2*([.$A89]-[.L$2])))" office:value-type="float" office:value="-0.0878291412863028" calcext:value-type="float">
            <text:p>-0,09</text:p>
          </table:table-cell>
          <table:table-cell table:formula="of:=IF([.$A89]-[.M$2]=0;1;SIN(PI()*2*([.$A89]-[.M$2]))/(PI()*2*([.$A89]-[.M$2])))" office:value-type="float" office:value="0.0685683646884294" calcext:value-type="float">
            <text:p>0,07</text:p>
          </table:table-cell>
          <table:table-cell table:number-columns-repeated="1011"/>
        </table:table-row>
        <table:table-row table:style-name="ro1">
          <table:table-cell table:formula="of:=[.A89]+[.$A$1]" office:value-type="float" office:value="0.740000000000001" calcext:value-type="float">
            <text:p>0,74</text:p>
          </table:table-cell>
          <table:table-cell table:formula="of:=SIN([.$A90]*PI()-0.25)" office:value-type="float" office:value="0.875666422448946" calcext:value-type="float">
            <text:p>0,88</text:p>
          </table:table-cell>
          <table:table-cell table:formula="of:=SIN(2*[.$A90]*PI()-0.25)" office:value-type="float" office:value="-0.95146587123819" calcext:value-type="float">
            <text:p>-0,95</text:p>
          </table:table-cell>
          <table:table-cell table:formula="of:=SIN(-0.25) * ([.$G90] - [.$I90] + [.$K90] - [.$M90]) + SIN(PI() * 0.5 - 0.25) * ( [.$H90] - [.$J90] + [.$L90])" office:value-type="float" office:value="0.946771620756965" calcext:value-type="float">
            <text:p>0,95</text:p>
          </table:table-cell>
          <table:table-cell table:formula="of:= SIN(-0.25) * ([.$G90] - [.$H90] + [.$I90] - [.$J90] + [.$K90] - [.$L90] + [.$M90])" office:value-type="float" office:value="-0.0569125736513758" calcext:value-type="float">
            <text:p>-0,06</text:p>
          </table:table-cell>
          <table:table-cell/>
          <table:table-cell table:formula="of:=IF([.$A90]-[.G$2]=0;1;SIN(PI()*2*([.$A90]-[.G$2]))/(PI()*2*([.$A90]-[.G$2])))" office:value-type="float" office:value="-0.214649847523232" calcext:value-type="float">
            <text:p>-0,21</text:p>
          </table:table-cell>
          <table:table-cell table:formula="of:=IF([.$A90]-[.H$2]=0;1;SIN(PI()*2*([.$A90]-[.H$2]))/(PI()*2*([.$A90]-[.H$2])))" office:value-type="float" office:value="0.661837029863298" calcext:value-type="float">
            <text:p>0,66</text:p>
          </table:table-cell>
          <table:table-cell table:formula="of:=IF([.$A90]-[.I$2]=0;1;SIN(PI()*2*([.$A90]-[.I$2]))/(PI()*2*([.$A90]-[.I$2])))" office:value-type="float" office:value="0.610926489104587" calcext:value-type="float">
            <text:p>0,61</text:p>
          </table:table-cell>
          <table:table-cell table:formula="of:=IF([.$A90]-[.J$2]=0;1;SIN(PI()*2*([.$A90]-[.J$2]))/(PI()*2*([.$A90]-[.J$2])))" office:value-type="float" office:value="-0.209001167325253" calcext:value-type="float">
            <text:p>-0,21</text:p>
          </table:table-cell>
          <table:table-cell table:formula="of:=IF([.$A90]-[.K$2]=0;1;SIN(PI()*2*([.$A90]-[.K$2]))/(PI()*2*([.$A90]-[.K$2])))" office:value-type="float" office:value="0.126064196164438" calcext:value-type="float">
            <text:p>0,13</text:p>
          </table:table-cell>
          <table:table-cell table:formula="of:=IF([.$A90]-[.L$2]=0;1;SIN(PI()*2*([.$A90]-[.L$2]))/(PI()*2*([.$A90]-[.L$2])))" office:value-type="float" office:value="-0.0902505040722683" calcext:value-type="float">
            <text:p>-0,09</text:p>
          </table:table-cell>
          <table:table-cell table:formula="of:=IF([.$A90]-[.M$2]=0;1;SIN(PI()*2*([.$A90]-[.M$2]))/(PI()*2*([.$A90]-[.M$2])))" office:value-type="float" office:value="0.0702835783925629" calcext:value-type="float">
            <text:p>0,07</text:p>
          </table:table-cell>
          <table:table-cell table:number-columns-repeated="1011"/>
        </table:table-row>
        <table:table-row table:style-name="ro1">
          <table:table-cell table:formula="of:=[.A90]+[.$A$1]" office:value-type="float" office:value="0.760000000000001" calcext:value-type="float">
            <text:p>0,76</text:p>
          </table:table-cell>
          <table:table-cell table:formula="of:=SIN([.$A91]*PI()-0.25)" office:value-type="float" office:value="0.84361591877677" calcext:value-type="float">
            <text:p>0,84</text:p>
          </table:table-cell>
          <table:table-cell table:formula="of:=SIN(2*[.$A91]*PI()-0.25)" office:value-type="float" office:value="-0.98253511750859" calcext:value-type="float">
            <text:p>-0,98</text:p>
          </table:table-cell>
          <table:table-cell table:formula="of:=SIN(-0.25) * ([.$G91] - [.$I91] + [.$K91] - [.$M91]) + SIN(PI() * 0.5 - 0.25) * ( [.$H91] - [.$J91] + [.$L91])" office:value-type="float" office:value="0.91276190132618" calcext:value-type="float">
            <text:p>0,91</text:p>
          </table:table-cell>
          <table:table-cell table:formula="of:= SIN(-0.25) * ([.$G91] - [.$H91] + [.$I91] - [.$J91] + [.$K91] - [.$L91] + [.$M91])" office:value-type="float" office:value="-0.0858134702879388" calcext:value-type="float">
            <text:p>-0,09</text:p>
          </table:table-cell>
          <table:table-cell/>
          <table:table-cell table:formula="of:=IF([.$A91]-[.G$2]=0;1;SIN(PI()*2*([.$A91]-[.G$2]))/(PI()*2*([.$A91]-[.G$2])))" office:value-type="float" office:value="-0.209001167325252" calcext:value-type="float">
            <text:p>-0,21</text:p>
          </table:table-cell>
          <table:table-cell table:formula="of:=IF([.$A91]-[.H$2]=0;1;SIN(PI()*2*([.$A91]-[.H$2]))/(PI()*2*([.$A91]-[.H$2])))" office:value-type="float" office:value="0.610926489104582" calcext:value-type="float">
            <text:p>0,61</text:p>
          </table:table-cell>
          <table:table-cell table:formula="of:=IF([.$A91]-[.I$2]=0;1;SIN(PI()*2*([.$A91]-[.I$2]))/(PI()*2*([.$A91]-[.I$2])))" office:value-type="float" office:value="0.661837029863303" calcext:value-type="float">
            <text:p>0,66</text:p>
          </table:table-cell>
          <table:table-cell table:formula="of:=IF([.$A91]-[.J$2]=0;1;SIN(PI()*2*([.$A91]-[.J$2]))/(PI()*2*([.$A91]-[.J$2])))" office:value-type="float" office:value="-0.214649847523233" calcext:value-type="float">
            <text:p>-0,21</text:p>
          </table:table-cell>
          <table:table-cell table:formula="of:=IF([.$A91]-[.K$2]=0;1;SIN(PI()*2*([.$A91]-[.K$2]))/(PI()*2*([.$A91]-[.K$2])))" office:value-type="float" office:value="0.128097489650961" calcext:value-type="float">
            <text:p>0,13</text:p>
          </table:table-cell>
          <table:table-cell table:formula="of:=IF([.$A91]-[.L$2]=0;1;SIN(PI()*2*([.$A91]-[.L$2]))/(PI()*2*([.$A91]-[.L$2])))" office:value-type="float" office:value="-0.0912878661880414" calcext:value-type="float">
            <text:p>-0,09</text:p>
          </table:table-cell>
          <table:table-cell table:formula="of:=IF([.$A91]-[.M$2]=0;1;SIN(PI()*2*([.$A91]-[.M$2]))/(PI()*2*([.$A91]-[.M$2])))" office:value-type="float" office:value="0.0709111103424964" calcext:value-type="float">
            <text:p>0,07</text:p>
          </table:table-cell>
          <table:table-cell table:number-columns-repeated="1011"/>
        </table:table-row>
        <table:table-row table:style-name="ro1">
          <table:table-cell table:formula="of:=[.A91]+[.$A$1]" office:value-type="float" office:value="0.780000000000001" calcext:value-type="float">
            <text:p>0,78</text:p>
          </table:table-cell>
          <table:table-cell table:formula="of:=SIN([.$A92]*PI()-0.25)" office:value-type="float" office:value="0.808236048484634" calcext:value-type="float">
            <text:p>0,81</text:p>
          </table:table-cell>
          <table:table-cell table:formula="of:=SIN(2*[.$A92]*PI()-0.25)" office:value-type="float" office:value="-0.998109198037851" calcext:value-type="float">
            <text:p>-1,00</text:p>
          </table:table-cell>
          <table:table-cell table:formula="of:=SIN(-0.25) * ([.$G92] - [.$I92] + [.$K92] - [.$M92]) + SIN(PI() * 0.5 - 0.25) * ( [.$H92] - [.$J92] + [.$L92])" office:value-type="float" office:value="0.874416723353404" calcext:value-type="float">
            <text:p>0,87</text:p>
          </table:table-cell>
          <table:table-cell table:formula="of:= SIN(-0.25) * ([.$G92] - [.$H92] + [.$I92] - [.$J92] + [.$K92] - [.$L92] + [.$M92])" office:value-type="float" office:value="-0.113418985154019" calcext:value-type="float">
            <text:p>-0,11</text:p>
          </table:table-cell>
          <table:table-cell/>
          <table:table-cell table:formula="of:=IF([.$A92]-[.G$2]=0;1;SIN(PI()*2*([.$A92]-[.G$2]))/(PI()*2*([.$A92]-[.G$2])))" office:value-type="float" office:value="-0.20043060447387" calcext:value-type="float">
            <text:p>-0,20</text:p>
          </table:table-cell>
          <table:table-cell table:formula="of:=IF([.$A92]-[.H$2]=0;1;SIN(PI()*2*([.$A92]-[.H$2]))/(PI()*2*([.$A92]-[.H$2])))" office:value-type="float" office:value="0.558342398177207" calcext:value-type="float">
            <text:p>0,56</text:p>
          </table:table-cell>
          <table:table-cell table:formula="of:=IF([.$A92]-[.I$2]=0;1;SIN(PI()*2*([.$A92]-[.I$2]))/(PI()*2*([.$A92]-[.I$2])))" office:value-type="float" office:value="0.710617597680088" calcext:value-type="float">
            <text:p>0,71</text:p>
          </table:table-cell>
          <table:table-cell table:formula="of:=IF([.$A92]-[.J$2]=0;1;SIN(PI()*2*([.$A92]-[.J$2]))/(PI()*2*([.$A92]-[.J$2])))" office:value-type="float" office:value="-0.217133154846693" calcext:value-type="float">
            <text:p>-0,22</text:p>
          </table:table-cell>
          <table:table-cell table:formula="of:=IF([.$A92]-[.K$2]=0;1;SIN(PI()*2*([.$A92]-[.K$2]))/(PI()*2*([.$A92]-[.K$2])))" office:value-type="float" office:value="0.128144156958704" calcext:value-type="float">
            <text:p>0,13</text:p>
          </table:table-cell>
          <table:table-cell table:formula="of:=IF([.$A92]-[.L$2]=0;1;SIN(PI()*2*([.$A92]-[.L$2]))/(PI()*2*([.$A92]-[.L$2])))" office:value-type="float" office:value="-0.090892948540476" calcext:value-type="float">
            <text:p>-0,09</text:p>
          </table:table-cell>
          <table:table-cell table:formula="of:=IF([.$A92]-[.M$2]=0;1;SIN(PI()*2*([.$A92]-[.M$2]))/(PI()*2*([.$A92]-[.M$2])))" office:value-type="float" office:value="0.0704215637340624" calcext:value-type="float">
            <text:p>0,07</text:p>
          </table:table-cell>
          <table:table-cell table:number-columns-repeated="1011"/>
        </table:table-row>
        <table:table-row table:style-name="ro1">
          <table:table-cell table:formula="of:=[.A92]+[.$A$1]" office:value-type="float" office:value="0.800000000000001" calcext:value-type="float">
            <text:p>0,80</text:p>
          </table:table-cell>
          <table:table-cell table:formula="of:=SIN([.$A93]*PI()-0.25)" office:value-type="float" office:value="0.769666439757057" calcext:value-type="float">
            <text:p>0,77</text:p>
          </table:table-cell>
          <table:table-cell table:formula="of:=SIN(2*[.$A93]*PI()-0.25)" office:value-type="float" office:value="-0.997942500272521" calcext:value-type="float">
            <text:p>-1,00</text:p>
          </table:table-cell>
          <table:table-cell table:formula="of:=SIN(-0.25) * ([.$G93] - [.$I93] + [.$K93] - [.$M93]) + SIN(PI() * 0.5 - 0.25) * ( [.$H93] - [.$J93] + [.$L93])" office:value-type="float" office:value="0.83197679466403" calcext:value-type="float">
            <text:p>0,83</text:p>
          </table:table-cell>
          <table:table-cell table:formula="of:= SIN(-0.25) * ([.$G93] - [.$H93] + [.$I93] - [.$J93] + [.$K93] - [.$L93] + [.$M93])" office:value-type="float" office:value="-0.139358632131485" calcext:value-type="float">
            <text:p>-0,14</text:p>
          </table:table-cell>
          <table:table-cell/>
          <table:table-cell table:formula="of:=IF([.$A93]-[.G$2]=0;1;SIN(PI()*2*([.$A93]-[.G$2]))/(PI()*2*([.$A93]-[.G$2])))" office:value-type="float" office:value="-0.189206682160164" calcext:value-type="float">
            <text:p>-0,19</text:p>
          </table:table-cell>
          <table:table-cell table:formula="of:=IF([.$A93]-[.H$2]=0;1;SIN(PI()*2*([.$A93]-[.H$2]))/(PI()*2*([.$A93]-[.H$2])))" office:value-type="float" office:value="0.504551152427102" calcext:value-type="float">
            <text:p>0,50</text:p>
          </table:table-cell>
          <table:table-cell table:formula="of:=IF([.$A93]-[.I$2]=0;1;SIN(PI()*2*([.$A93]-[.I$2]))/(PI()*2*([.$A93]-[.I$2])))" office:value-type="float" office:value="0.756826728640659" calcext:value-type="float">
            <text:p>0,76</text:p>
          </table:table-cell>
          <table:table-cell table:formula="of:=IF([.$A93]-[.J$2]=0;1;SIN(PI()*2*([.$A93]-[.J$2]))/(PI()*2*([.$A93]-[.J$2])))" office:value-type="float" office:value="-0.216236208183045" calcext:value-type="float">
            <text:p>-0,22</text:p>
          </table:table-cell>
          <table:table-cell table:formula="of:=IF([.$A93]-[.K$2]=0;1;SIN(PI()*2*([.$A93]-[.K$2]))/(PI()*2*([.$A93]-[.K$2])))" office:value-type="float" office:value="0.126137788106776" calcext:value-type="float">
            <text:p>0,13</text:p>
          </table:table-cell>
          <table:table-cell table:formula="of:=IF([.$A93]-[.L$2]=0;1;SIN(PI()*2*([.$A93]-[.L$2]))/(PI()*2*([.$A93]-[.L$2])))" office:value-type="float" office:value="-0.0890384386636065" calcext:value-type="float">
            <text:p>-0,09</text:p>
          </table:table-cell>
          <table:table-cell table:formula="of:=IF([.$A93]-[.M$2]=0;1;SIN(PI()*2*([.$A93]-[.M$2]))/(PI()*2*([.$A93]-[.M$2])))" office:value-type="float" office:value="0.0688024298764232" calcext:value-type="float">
            <text:p>0,07</text:p>
          </table:table-cell>
          <table:table-cell table:number-columns-repeated="1011"/>
        </table:table-row>
        <table:table-row table:style-name="ro1">
          <table:table-cell table:formula="of:=[.A93]+[.$A$1]" office:value-type="float" office:value="0.820000000000001" calcext:value-type="float">
            <text:p>0,82</text:p>
          </table:table-cell>
          <table:table-cell table:formula="of:=SIN([.$A94]*PI()-0.25)" office:value-type="float" office:value="0.728059309218907" calcext:value-type="float">
            <text:p>0,73</text:p>
          </table:table-cell>
          <table:table-cell table:formula="of:=SIN(2*[.$A94]*PI()-0.25)" office:value-type="float" office:value="-0.982037653135939" calcext:value-type="float">
            <text:p>-0,98</text:p>
          </table:table-cell>
          <table:table-cell table:formula="of:=SIN(-0.25) * ([.$G94] - [.$I94] + [.$K94] - [.$M94]) + SIN(PI() * 0.5 - 0.25) * ( [.$H94] - [.$J94] + [.$L94])" office:value-type="float" office:value="0.785704734708006" calcext:value-type="float">
            <text:p>0,79</text:p>
          </table:table-cell>
          <table:table-cell table:formula="of:= SIN(-0.25) * ([.$G94] - [.$H94] + [.$I94] - [.$J94] + [.$K94] - [.$L94] + [.$M94])" office:value-type="float" office:value="-0.163284995120292" calcext:value-type="float">
            <text:p>-0,16</text:p>
          </table:table-cell>
          <table:table-cell/>
          <table:table-cell table:formula="of:=IF([.$A94]-[.G$2]=0;1;SIN(PI()*2*([.$A94]-[.G$2]))/(PI()*2*([.$A94]-[.G$2])))" office:value-type="float" office:value="-0.175619143955166" calcext:value-type="float">
            <text:p>-0,18</text:p>
          </table:table-cell>
          <table:table-cell table:formula="of:=IF([.$A94]-[.H$2]=0;1;SIN(PI()*2*([.$A94]-[.H$2]))/(PI()*2*([.$A94]-[.H$2])))" office:value-type="float" office:value="0.450024056385112" calcext:value-type="float">
            <text:p>0,45</text:p>
          </table:table-cell>
          <table:table-cell table:formula="of:=IF([.$A94]-[.I$2]=0;1;SIN(PI()*2*([.$A94]-[.I$2]))/(PI()*2*([.$A94]-[.I$2])))" office:value-type="float" office:value="0.800042766906873" calcext:value-type="float">
            <text:p>0,80</text:p>
          </table:table-cell>
          <table:table-cell table:formula="of:=IF([.$A94]-[.J$2]=0;1;SIN(PI()*2*([.$A94]-[.J$2]))/(PI()*2*([.$A94]-[.J$2])))" office:value-type="float" office:value="-0.211776026534171" calcext:value-type="float">
            <text:p>-0,21</text:p>
          </table:table-cell>
          <table:table-cell table:formula="of:=IF([.$A94]-[.K$2]=0;1;SIN(PI()*2*([.$A94]-[.K$2]))/(PI()*2*([.$A94]-[.K$2])))" office:value-type="float" office:value="0.122040422070539" calcext:value-type="float">
            <text:p>0,12</text:p>
          </table:table-cell>
          <table:table-cell table:formula="of:=IF([.$A94]-[.L$2]=0;1;SIN(PI()*2*([.$A94]-[.L$2]))/(PI()*2*([.$A94]-[.L$2])))" office:value-type="float" office:value="-0.0857188678828787" calcext:value-type="float">
            <text:p>-0,09</text:p>
          </table:table-cell>
          <table:table-cell table:formula="of:=IF([.$A94]-[.M$2]=0;1;SIN(PI()*2*([.$A94]-[.M$2]))/(PI()*2*([.$A94]-[.M$2])))" office:value-type="float" office:value="0.0660585770840533" calcext:value-type="float">
            <text:p>0,07</text:p>
          </table:table-cell>
          <table:table-cell table:number-columns-repeated="1011"/>
        </table:table-row>
        <table:table-row table:style-name="ro1">
          <table:table-cell table:formula="of:=[.A94]+[.$A$1]" office:value-type="float" office:value="0.840000000000001" calcext:value-type="float">
            <text:p>0,84</text:p>
          </table:table-cell>
          <table:table-cell table:formula="of:=SIN([.$A95]*PI()-0.25)" office:value-type="float" office:value="0.68357886120593" calcext:value-type="float">
            <text:p>0,68</text:p>
          </table:table-cell>
          <table:table-cell table:formula="of:=SIN(2*[.$A95]*PI()-0.25)" office:value-type="float" office:value="-0.950645485568546" calcext:value-type="float">
            <text:p>-0,95</text:p>
          </table:table-cell>
          <table:table-cell table:formula="of:=SIN(-0.25) * ([.$G95] - [.$I95] + [.$K95] - [.$M95]) + SIN(PI() * 0.5 - 0.25) * ( [.$H95] - [.$J95] + [.$L95])" office:value-type="float" office:value="0.735882344029887" calcext:value-type="float">
            <text:p>0,74</text:p>
          </table:table-cell>
          <table:table-cell table:formula="of:= SIN(-0.25) * ([.$G95] - [.$H95] + [.$I95] - [.$J95] + [.$K95] - [.$L95] + [.$M95])" office:value-type="float" office:value="-0.184878399470377" calcext:value-type="float">
            <text:p>-0,18</text:p>
          </table:table-cell>
          <table:table-cell/>
          <table:table-cell table:formula="of:=IF([.$A95]-[.G$2]=0;1;SIN(PI()*2*([.$A95]-[.G$2]))/(PI()*2*([.$A95]-[.G$2])))" office:value-type="float" office:value="-0.159974955874013" calcext:value-type="float">
            <text:p>-0,16</text:p>
          </table:table-cell>
          <table:table-cell table:formula="of:=IF([.$A95]-[.H$2]=0;1;SIN(PI()*2*([.$A95]-[.H$2]))/(PI()*2*([.$A95]-[.H$2])))" office:value-type="float" office:value="0.39523224392403" calcext:value-type="float">
            <text:p>0,40</text:p>
          </table:table-cell>
          <table:table-cell table:formula="of:=IF([.$A95]-[.I$2]=0;1;SIN(PI()*2*([.$A95]-[.I$2]))/(PI()*2*([.$A95]-[.I$2])))" office:value-type="float" office:value="0.839868518338573" calcext:value-type="float">
            <text:p>0,84</text:p>
          </table:table-cell>
          <table:table-cell table:formula="of:=IF([.$A95]-[.J$2]=0;1;SIN(PI()*2*([.$A95]-[.J$2]))/(PI()*2*([.$A95]-[.J$2])))" office:value-type="float" office:value="-0.203604489294198" calcext:value-type="float">
            <text:p>-0,20</text:p>
          </table:table-cell>
          <table:table-cell table:formula="of:=IF([.$A95]-[.K$2]=0;1;SIN(PI()*2*([.$A95]-[.K$2]))/(PI()*2*([.$A95]-[.K$2])))" office:value-type="float" office:value="0.11584393356394" calcext:value-type="float">
            <text:p>0,12</text:p>
          </table:table-cell>
          <table:table-cell table:formula="of:=IF([.$A95]-[.L$2]=0;1;SIN(PI()*2*([.$A95]-[.L$2]))/(PI()*2*([.$A95]-[.L$2])))" office:value-type="float" office:value="-0.0809511824904643" calcext:value-type="float">
            <text:p>-0,08</text:p>
          </table:table-cell>
          <table:table-cell table:formula="of:=IF([.$A95]-[.M$2]=0;1;SIN(PI()*2*([.$A95]-[.M$2]))/(PI()*2*([.$A95]-[.M$2])))" office:value-type="float" office:value="0.0622124828398938" calcext:value-type="float">
            <text:p>0,06</text:p>
          </table:table-cell>
          <table:table-cell table:number-columns-repeated="1011"/>
        </table:table-row>
        <table:table-row table:style-name="ro1">
          <table:table-cell table:formula="of:=[.A95]+[.$A$1]" office:value-type="float" office:value="0.860000000000001" calcext:value-type="float">
            <text:p>0,86</text:p>
          </table:table-cell>
          <table:table-cell table:formula="of:=SIN([.$A96]*PI()-0.25)" office:value-type="float" office:value="0.636400639725248" calcext:value-type="float">
            <text:p>0,64</text:p>
          </table:table-cell>
          <table:table-cell table:formula="of:=SIN(2*[.$A96]*PI()-0.25)" office:value-type="float" office:value="-0.904261070805649" calcext:value-type="float">
            <text:p>-0,90</text:p>
          </table:table-cell>
          <table:table-cell table:formula="of:=SIN(-0.25) * ([.$G96] - [.$I96] + [.$K96] - [.$M96]) + SIN(PI() * 0.5 - 0.25) * ( [.$H96] - [.$J96] + [.$L96])" office:value-type="float" office:value="0.682807797909125" calcext:value-type="float">
            <text:p>0,68</text:p>
          </table:table-cell>
          <table:table-cell table:formula="of:= SIN(-0.25) * ([.$G96] - [.$H96] + [.$I96] - [.$J96] + [.$K96] - [.$L96] + [.$M96])" office:value-type="float" office:value="-0.203851213397496" calcext:value-type="float">
            <text:p>-0,20</text:p>
          </table:table-cell>
          <table:table-cell/>
          <table:table-cell table:formula="of:=IF([.$A96]-[.G$2]=0;1;SIN(PI()*2*([.$A96]-[.G$2]))/(PI()*2*([.$A96]-[.G$2])))" office:value-type="float" office:value="-0.142594175936665" calcext:value-type="float">
            <text:p>-0,14</text:p>
          </table:table-cell>
          <table:table-cell table:formula="of:=IF([.$A96]-[.H$2]=0;1;SIN(PI()*2*([.$A96]-[.H$2]))/(PI()*2*([.$A96]-[.H$2])))" office:value-type="float" office:value="0.340641642515365" calcext:value-type="float">
            <text:p>0,34</text:p>
          </table:table-cell>
          <table:table-cell table:formula="of:=IF([.$A96]-[.I$2]=0;1;SIN(PI()*2*([.$A96]-[.I$2]))/(PI()*2*([.$A96]-[.I$2])))" office:value-type="float" office:value="0.875935652182377" calcext:value-type="float">
            <text:p>0,88</text:p>
          </table:table-cell>
          <table:table-cell table:formula="of:=IF([.$A96]-[.J$2]=0;1;SIN(PI()*2*([.$A96]-[.J$2]))/(PI()*2*([.$A96]-[.J$2])))" office:value-type="float" office:value="-0.191610923914894" calcext:value-type="float">
            <text:p>-0,19</text:p>
          </table:table-cell>
          <table:table-cell table:formula="of:=IF([.$A96]-[.K$2]=0;1;SIN(PI()*2*([.$A96]-[.K$2]))/(PI()*2*([.$A96]-[.K$2])))" office:value-type="float" office:value="0.107571045004852" calcext:value-type="float">
            <text:p>0,11</text:p>
          </table:table-cell>
          <table:table-cell table:formula="of:=IF([.$A96]-[.L$2]=0;1;SIN(PI()*2*([.$A96]-[.L$2]))/(PI()*2*([.$A96]-[.L$2])))" office:value-type="float" office:value="-0.074774994698495" calcext:value-type="float">
            <text:p>-0,07</text:p>
          </table:table-cell>
          <table:table-cell table:formula="of:=IF([.$A96]-[.M$2]=0;1;SIN(PI()*2*([.$A96]-[.M$2]))/(PI()*2*([.$A96]-[.M$2])))" office:value-type="float" office:value="0.057304201544641" calcext:value-type="float">
            <text:p>0,06</text:p>
          </table:table-cell>
          <table:table-cell table:number-columns-repeated="1011"/>
        </table:table-row>
        <table:table-row table:style-name="ro1">
          <table:table-cell table:formula="of:=[.A96]+[.$A$1]" office:value-type="float" office:value="0.880000000000001" calcext:value-type="float">
            <text:p>0,88</text:p>
          </table:table-cell>
          <table:table-cell table:formula="of:=SIN([.$A97]*PI()-0.25)" office:value-type="float" office:value="0.586710835663367" calcext:value-type="float">
            <text:p>0,59</text:p>
          </table:table-cell>
          <table:table-cell table:formula="of:=SIN(2*[.$A97]*PI()-0.25)" office:value-type="float" office:value="-0.843615918776768" calcext:value-type="float">
            <text:p>-0,84</text:p>
          </table:table-cell>
          <table:table-cell table:formula="of:=SIN(-0.25) * ([.$G97] - [.$I97] + [.$K97] - [.$M97]) + SIN(PI() * 0.5 - 0.25) * ( [.$H97] - [.$J97] + [.$L97])" office:value-type="float" office:value="0.626792799517261" calcext:value-type="float">
            <text:p>0,63</text:p>
          </table:table-cell>
          <table:table-cell table:formula="of:= SIN(-0.25) * ([.$G97] - [.$H97] + [.$I97] - [.$J97] + [.$K97] - [.$L97] + [.$M97])" office:value-type="float" office:value="-0.219951720158116" calcext:value-type="float">
            <text:p>-0,22</text:p>
          </table:table-cell>
          <table:table-cell/>
          <table:table-cell table:formula="of:=IF([.$A97]-[.G$2]=0;1;SIN(PI()*2*([.$A97]-[.G$2]))/(PI()*2*([.$A97]-[.G$2])))" office:value-type="float" office:value="-0.123805745099774" calcext:value-type="float">
            <text:p>-0,12</text:p>
          </table:table-cell>
          <table:table-cell table:formula="of:=IF([.$A97]-[.H$2]=0;1;SIN(PI()*2*([.$A97]-[.H$2]))/(PI()*2*([.$A97]-[.H$2])))" office:value-type="float" office:value="0.286708041283687" calcext:value-type="float">
            <text:p>0,29</text:p>
          </table:table-cell>
          <table:table-cell table:formula="of:=IF([.$A97]-[.I$2]=0;1;SIN(PI()*2*([.$A97]-[.I$2]))/(PI()*2*([.$A97]-[.I$2])))" office:value-type="float" office:value="0.907908797398352" calcext:value-type="float">
            <text:p>0,91</text:p>
          </table:table-cell>
          <table:table-cell table:formula="of:=IF([.$A97]-[.J$2]=0;1;SIN(PI()*2*([.$A97]-[.J$2]))/(PI()*2*([.$A97]-[.J$2])))" office:value-type="float" office:value="-0.175724283367422" calcext:value-type="float">
            <text:p>-0,18</text:p>
          </table:table-cell>
          <table:table-cell table:formula="of:=IF([.$A97]-[.K$2]=0;1;SIN(PI()*2*([.$A97]-[.K$2]))/(PI()*2*([.$A97]-[.K$2])))" office:value-type="float" office:value="0.097275942578394" calcext:value-type="float">
            <text:p>0,10</text:p>
          </table:table-cell>
          <table:table-cell table:formula="of:=IF([.$A97]-[.L$2]=0;1;SIN(PI()*2*([.$A97]-[.L$2]))/(PI()*2*([.$A97]-[.L$2])))" office:value-type="float" office:value="-0.0672525035109884" calcext:value-type="float">
            <text:p>-0,07</text:p>
          </table:table-cell>
          <table:table-cell table:formula="of:=IF([.$A97]-[.M$2]=0;1;SIN(PI()*2*([.$A97]-[.M$2]))/(PI()*2*([.$A97]-[.M$2])))" office:value-type="float" office:value="0.0513910640036798" calcext:value-type="float">
            <text:p>0,05</text:p>
          </table:table-cell>
          <table:table-cell table:number-columns-repeated="1011"/>
        </table:table-row>
        <table:table-row table:style-name="ro1">
          <table:table-cell table:formula="of:=[.A97]+[.$A$1]" office:value-type="float" office:value="0.900000000000001" calcext:value-type="float">
            <text:p>0,90</text:p>
          </table:table-cell>
          <table:table-cell table:formula="of:=SIN([.$A98]*PI()-0.25)" office:value-type="float" office:value="0.534705551975807" calcext:value-type="float">
            <text:p>0,53</text:p>
          </table:table-cell>
          <table:table-cell table:formula="of:=SIN(2*[.$A98]*PI()-0.25)" office:value-type="float" office:value="-0.769666439757054" calcext:value-type="float">
            <text:p>-0,77</text:p>
          </table:table-cell>
          <table:table-cell table:formula="of:=SIN(-0.25) * ([.$G98] - [.$I98] + [.$K98] - [.$M98]) + SIN(PI() * 0.5 - 0.25) * ( [.$H98] - [.$J98] + [.$L98])" office:value-type="float" office:value="0.568159727313023" calcext:value-type="float">
            <text:p>0,57</text:p>
          </table:table-cell>
          <table:table-cell table:formula="of:= SIN(-0.25) * ([.$G98] - [.$H98] + [.$I98] - [.$J98] + [.$K98] - [.$L98] + [.$M98])" office:value-type="float" office:value="-0.232967507514514" calcext:value-type="float">
            <text:p>-0,23</text:p>
          </table:table-cell>
          <table:table-cell/>
          <table:table-cell table:formula="of:=IF([.$A98]-[.G$2]=0;1;SIN(PI()*2*([.$A98]-[.G$2]))/(PI()*2*([.$A98]-[.G$2])))" office:value-type="float" office:value="-0.103943253754292" calcext:value-type="float">
            <text:p>-0,10</text:p>
          </table:table-cell>
          <table:table-cell table:formula="of:=IF([.$A98]-[.H$2]=0;1;SIN(PI()*2*([.$A98]-[.H$2]))/(PI()*2*([.$A98]-[.H$2])))" office:value-type="float" office:value="0.233872320947157" calcext:value-type="float">
            <text:p>0,23</text:p>
          </table:table-cell>
          <table:table-cell table:formula="of:=IF([.$A98]-[.I$2]=0;1;SIN(PI()*2*([.$A98]-[.I$2]))/(PI()*2*([.$A98]-[.I$2])))" office:value-type="float" office:value="0.935489283788641" calcext:value-type="float">
            <text:p>0,94</text:p>
          </table:table-cell>
          <table:table-cell table:formula="of:=IF([.$A98]-[.J$2]=0;1;SIN(PI()*2*([.$A98]-[.J$2]))/(PI()*2*([.$A98]-[.J$2])))" office:value-type="float" office:value="-0.155914880631439" calcext:value-type="float">
            <text:p>-0,16</text:p>
          </table:table-cell>
          <table:table-cell table:formula="of:=IF([.$A98]-[.K$2]=0;1;SIN(PI()*2*([.$A98]-[.K$2]))/(PI()*2*([.$A98]-[.K$2])))" office:value-type="float" office:value="0.0850444803444209" calcext:value-type="float">
            <text:p>0,09</text:p>
          </table:table-cell>
          <table:table-cell table:formula="of:=IF([.$A98]-[.L$2]=0;1;SIN(PI()*2*([.$A98]-[.L$2]))/(PI()*2*([.$A98]-[.L$2])))" office:value-type="float" office:value="-0.0584680802367894" calcext:value-type="float">
            <text:p>-0,06</text:p>
          </table:table-cell>
          <table:table-cell table:formula="of:=IF([.$A98]-[.M$2]=0;1;SIN(PI()*2*([.$A98]-[.M$2]))/(PI()*2*([.$A98]-[.M$2])))" office:value-type="float" office:value="0.0445471087518395" calcext:value-type="float">
            <text:p>0,04</text:p>
          </table:table-cell>
          <table:table-cell table:number-columns-repeated="1011"/>
        </table:table-row>
        <table:table-row table:style-name="ro1">
          <table:table-cell table:formula="of:=[.A98]+[.$A$1]" office:value-type="float" office:value="0.920000000000001" calcext:value-type="float">
            <text:p>0,92</text:p>
          </table:table-cell>
          <table:table-cell table:formula="of:=SIN([.$A99]*PI()-0.25)" office:value-type="float" office:value="0.480590029758328" calcext:value-type="float">
            <text:p>0,48</text:p>
          </table:table-cell>
          <table:table-cell table:formula="of:=SIN(2*[.$A99]*PI()-0.25)" office:value-type="float" office:value="-0.683578861205927" calcext:value-type="float">
            <text:p>-0,68</text:p>
          </table:table-cell>
          <table:table-cell table:formula="of:=SIN(-0.25) * ([.$G99] - [.$I99] + [.$K99] - [.$M99]) + SIN(PI() * 0.5 - 0.25) * ( [.$H99] - [.$J99] + [.$L99])" office:value-type="float" office:value="0.507238810304583" calcext:value-type="float">
            <text:p>0,51</text:p>
          </table:table-cell>
          <table:table-cell table:formula="of:= SIN(-0.25) * ([.$G99] - [.$H99] + [.$I99] - [.$J99] + [.$K99] - [.$L99] + [.$M99])" office:value-type="float" office:value="-0.242728327528279" calcext:value-type="float">
            <text:p>-0,24</text:p>
          </table:table-cell>
          <table:table-cell/>
          <table:table-cell table:formula="of:=IF([.$A99]-[.G$2]=0;1;SIN(PI()*2*([.$A99]-[.G$2]))/(PI()*2*([.$A99]-[.G$2])))" office:value-type="float" office:value="-0.0833407375934445" calcext:value-type="float">
            <text:p>-0,08</text:p>
          </table:table-cell>
          <table:table-cell table:formula="of:=IF([.$A99]-[.H$2]=0;1;SIN(PI()*2*([.$A99]-[.H$2]))/(PI()*2*([.$A99]-[.H$2])))" office:value-type="float" office:value="0.182555901395164" calcext:value-type="float">
            <text:p>0,18</text:p>
          </table:table-cell>
          <table:table-cell table:formula="of:=IF([.$A99]-[.I$2]=0;1;SIN(PI()*2*([.$A99]-[.I$2]))/(PI()*2*([.$A99]-[.I$2])))" office:value-type="float" office:value="0.958418482324626" calcext:value-type="float">
            <text:p>0,96</text:p>
          </table:table-cell>
          <table:table-cell table:formula="of:=IF([.$A99]-[.J$2]=0;1;SIN(PI()*2*([.$A99]-[.J$2]))/(PI()*2*([.$A99]-[.J$2])))" office:value-type="float" office:value="-0.132195652734429" calcext:value-type="float">
            <text:p>-0,13</text:p>
          </table:table-cell>
          <table:table-cell table:formula="of:=IF([.$A99]-[.K$2]=0;1;SIN(PI()*2*([.$A99]-[.K$2]))/(PI()*2*([.$A99]-[.K$2])))" office:value-type="float" office:value="0.0709939616536749" calcext:value-type="float">
            <text:p>0,07</text:p>
          </table:table-cell>
          <table:table-cell table:formula="of:=IF([.$A99]-[.L$2]=0;1;SIN(PI()*2*([.$A99]-[.L$2]))/(PI()*2*([.$A99]-[.L$2])))" office:value-type="float" office:value="-0.0485275180923854" calcext:value-type="float">
            <text:p>-0,05</text:p>
          </table:table-cell>
          <table:table-cell table:formula="of:=IF([.$A99]-[.M$2]=0;1;SIN(PI()*2*([.$A99]-[.M$2]))/(PI()*2*([.$A99]-[.M$2])))" office:value-type="float" office:value="0.0368622493201773" calcext:value-type="float">
            <text:p>0,04</text:p>
          </table:table-cell>
          <table:table-cell table:number-columns-repeated="1011"/>
        </table:table-row>
        <table:table-row table:style-name="ro1">
          <table:table-cell table:formula="of:=[.A99]+[.$A$1]" office:value-type="float" office:value="0.940000000000001" calcext:value-type="float">
            <text:p>0,94</text:p>
          </table:table-cell>
          <table:table-cell table:formula="of:=SIN([.$A100]*PI()-0.25)" office:value-type="float" office:value="0.424577838254093" calcext:value-type="float">
            <text:p>0,42</text:p>
          </table:table-cell>
          <table:table-cell table:formula="of:=SIN(2*[.$A100]*PI()-0.25)" office:value-type="float" office:value="-0.586710835663364" calcext:value-type="float">
            <text:p>-0,59</text:p>
          </table:table-cell>
          <table:table-cell table:formula="of:=SIN(-0.25) * ([.$G100] - [.$I100] + [.$K100] - [.$M100]) + SIN(PI() * 0.5 - 0.25) * ( [.$H100] - [.$J100] + [.$L100])" office:value-type="float" office:value="0.444365363274254" calcext:value-type="float">
            <text:p>0,44</text:p>
          </table:table-cell>
          <table:table-cell table:formula="of:= SIN(-0.25) * ([.$G100] - [.$H100] + [.$I100] - [.$J100] + [.$K100] - [.$L100] + [.$M100])" office:value-type="float" office:value="-0.249108386889585" calcext:value-type="float">
            <text:p>-0,25</text:p>
          </table:table-cell>
          <table:table-cell/>
          <table:table-cell table:formula="of:=IF([.$A100]-[.G$2]=0;1;SIN(PI()*2*([.$A100]-[.G$2]))/(PI()*2*([.$A100]-[.G$2])))" office:value-type="float" office:value="-0.062328555567296" calcext:value-type="float">
            <text:p>-0,06</text:p>
          </table:table-cell>
          <table:table-cell table:formula="of:=IF([.$A100]-[.H$2]=0;1;SIN(PI()*2*([.$A100]-[.H$2]))/(PI()*2*([.$A100]-[.H$2])))" office:value-type="float" office:value="0.133156459621041" calcext:value-type="float">
            <text:p>0,13</text:p>
          </table:table-cell>
          <table:table-cell table:formula="of:=IF([.$A100]-[.I$2]=0;1;SIN(PI()*2*([.$A100]-[.I$2]))/(PI()*2*([.$A100]-[.I$2])))" office:value-type="float" office:value="0.976480703887657" calcext:value-type="float">
            <text:p>0,98</text:p>
          </table:table-cell>
          <table:table-cell table:formula="of:=IF([.$A100]-[.J$2]=0;1;SIN(PI()*2*([.$A100]-[.J$2]))/(PI()*2*([.$A100]-[.J$2])))" office:value-type="float" office:value="-0.10462293255939" calcext:value-type="float">
            <text:p>-0,10</text:p>
          </table:table-cell>
          <table:table-cell table:formula="of:=IF([.$A100]-[.K$2]=0;1;SIN(PI()*2*([.$A100]-[.K$2]))/(PI()*2*([.$A100]-[.K$2])))" office:value-type="float" office:value="0.0552724926728851" calcext:value-type="float">
            <text:p>0,06</text:p>
          </table:table-cell>
          <table:table-cell table:formula="of:=IF([.$A100]-[.L$2]=0;1;SIN(PI()*2*([.$A100]-[.L$2]))/(PI()*2*([.$A100]-[.L$2])))" office:value-type="float" office:value="-0.0375569501495245" calcext:value-type="float">
            <text:p>-0,04</text:p>
          </table:table-cell>
          <table:table-cell table:formula="of:=IF([.$A100]-[.M$2]=0;1;SIN(PI()*2*([.$A100]-[.M$2]))/(PI()*2*([.$A100]-[.M$2])))" office:value-type="float" office:value="0.0284411855501253" calcext:value-type="float">
            <text:p>0,03</text:p>
          </table:table-cell>
          <table:table-cell table:number-columns-repeated="1011"/>
        </table:table-row>
        <table:table-row table:style-name="ro1">
          <table:table-cell table:formula="of:=[.A100]+[.$A$1]" office:value-type="float" office:value="0.960000000000001" calcext:value-type="float">
            <text:p>0,96</text:p>
          </table:table-cell>
          <table:table-cell table:formula="of:=SIN([.$A101]*PI()-0.25)" office:value-type="float" office:value="0.366890031993433" calcext:value-type="float">
            <text:p>0,37</text:p>
          </table:table-cell>
          <table:table-cell table:formula="of:=SIN(2*[.$A101]*PI()-0.25)" office:value-type="float" office:value="-0.480590029758325" calcext:value-type="float">
            <text:p>-0,48</text:p>
          </table:table-cell>
          <table:table-cell table:formula="of:=SIN(-0.25) * ([.$G101] - [.$I101] + [.$K101] - [.$M101]) + SIN(PI() * 0.5 - 0.25) * ( [.$H101] - [.$J101] + [.$L101])" office:value-type="float" office:value="0.379877112114263" calcext:value-type="float">
            <text:p>0,38</text:p>
          </table:table-cell>
          <table:table-cell table:formula="of:= SIN(-0.25) * ([.$G101] - [.$H101] + [.$I101] - [.$J101] + [.$K101] - [.$L101] + [.$M101])" office:value-type="float" office:value="-0.252028035723276" calcext:value-type="float">
            <text:p>-0,25</text:p>
          </table:table-cell>
          <table:table-cell/>
          <table:table-cell table:formula="of:=IF([.$A101]-[.G$2]=0;1;SIN(PI()*2*([.$A101]-[.G$2]))/(PI()*2*([.$A101]-[.G$2])))" office:value-type="float" office:value="-0.0412294008742199" calcext:value-type="float">
            <text:p>-0,04</text:p>
          </table:table-cell>
          <table:table-cell table:formula="of:=IF([.$A101]-[.H$2]=0;1;SIN(PI()*2*([.$A101]-[.H$2]))/(PI()*2*([.$A101]-[.H$2])))" office:value-type="float" office:value="0.0860439670418502" calcext:value-type="float">
            <text:p>0,09</text:p>
          </table:table-cell>
          <table:table-cell table:formula="of:=IF([.$A101]-[.I$2]=0;1;SIN(PI()*2*([.$A101]-[.I$2]))/(PI()*2*([.$A101]-[.I$2])))" office:value-type="float" office:value="0.989505620981309" calcext:value-type="float">
            <text:p>0,99</text:p>
          </table:table-cell>
          <table:table-cell table:formula="of:=IF([.$A101]-[.J$2]=0;1;SIN(PI()*2*([.$A101]-[.J$2]))/(PI()*2*([.$A101]-[.J$2])))" office:value-type="float" office:value="-0.0732967126652801" calcext:value-type="float">
            <text:p>-0,07</text:p>
          </table:table-cell>
          <table:table-cell table:formula="of:=IF([.$A101]-[.K$2]=0;1;SIN(PI()*2*([.$A101]-[.K$2]))/(PI()*2*([.$A101]-[.K$2])))" office:value-type="float" office:value="0.0380579084992798" calcext:value-type="float">
            <text:p>0,04</text:p>
          </table:table-cell>
          <table:table-cell table:formula="of:=IF([.$A101]-[.L$2]=0;1;SIN(PI()*2*([.$A101]-[.L$2]))/(PI()*2*([.$A101]-[.L$2])))" office:value-type="float" office:value="-0.0257014447008123" calcext:value-type="float">
            <text:p>-0,03</text:p>
          </table:table-cell>
          <table:table-cell table:formula="of:=IF([.$A101]-[.M$2]=0;1;SIN(PI()*2*([.$A101]-[.M$2]))/(PI()*2*([.$A101]-[.M$2])))" office:value-type="float" office:value="0.0194020709996328" calcext:value-type="float">
            <text:p>0,02</text:p>
          </table:table-cell>
          <table:table-cell table:number-columns-repeated="1011"/>
        </table:table-row>
        <table:table-row table:style-name="ro1">
          <table:table-cell table:formula="of:=[.A101]+[.$A$1]" office:value-type="float" office:value="0.980000000000001" calcext:value-type="float">
            <text:p>0,98</text:p>
          </table:table-cell>
          <table:table-cell table:formula="of:=SIN([.$A102]*PI()-0.25)" office:value-type="float" office:value="0.307754278392606" calcext:value-type="float">
            <text:p>0,31</text:p>
          </table:table-cell>
          <table:table-cell table:formula="of:=SIN(2*[.$A102]*PI()-0.25)" office:value-type="float" office:value="-0.366890031993429" calcext:value-type="float">
            <text:p>-0,37</text:p>
          </table:table-cell>
          <table:table-cell table:formula="of:=SIN(-0.25) * ([.$G102] - [.$I102] + [.$K102] - [.$M102]) + SIN(PI() * 0.5 - 0.25) * ( [.$H102] - [.$J102] + [.$L102])" office:value-type="float" office:value="0.314111637098486" calcext:value-type="float">
            <text:p>0,31</text:p>
          </table:table-cell>
          <table:table-cell table:formula="of:= SIN(-0.25) * ([.$G102] - [.$H102] + [.$I102] - [.$J102] + [.$K102] - [.$L102] + [.$M102])" office:value-type="float" office:value="-0.251454831004559" calcext:value-type="float">
            <text:p>-0,25</text:p>
          </table:table-cell>
          <table:table-cell/>
          <table:table-cell table:formula="of:=IF([.$A102]-[.G$2]=0;1;SIN(PI()*2*([.$A102]-[.G$2]))/(PI()*2*([.$A102]-[.G$2])))" office:value-type="float" office:value="-0.0203544935259682" calcext:value-type="float">
            <text:p>-0,02</text:p>
          </table:table-cell>
          <table:table-cell table:formula="of:=IF([.$A102]-[.H$2]=0;1;SIN(PI()*2*([.$A102]-[.H$2]))/(PI()*2*([.$A102]-[.H$2])))" office:value-type="float" office:value="0.0415570909488518" calcext:value-type="float">
            <text:p>0,04</text:p>
          </table:table-cell>
          <table:table-cell table:formula="of:=IF([.$A102]-[.I$2]=0;1;SIN(PI()*2*([.$A102]-[.I$2]))/(PI()*2*([.$A102]-[.I$2])))" office:value-type="float" office:value="0.997370182772504" calcext:value-type="float">
            <text:p>1,00</text:p>
          </table:table-cell>
          <table:table-cell table:formula="of:=IF([.$A102]-[.J$2]=0;1;SIN(PI()*2*([.$A102]-[.J$2]))/(PI()*2*([.$A102]-[.J$2])))" office:value-type="float" office:value="-0.0383603916450941" calcext:value-type="float">
            <text:p>-0,04</text:p>
          </table:table-cell>
          <table:table-cell table:formula="of:=IF([.$A102]-[.K$2]=0;1;SIN(PI()*2*([.$A102]-[.K$2]))/(PI()*2*([.$A102]-[.K$2])))" office:value-type="float" office:value="0.0195562780935773" calcext:value-type="float">
            <text:p>0,02</text:p>
          </table:table-cell>
          <table:table-cell table:formula="of:=IF([.$A102]-[.L$2]=0;1;SIN(PI()*2*([.$A102]-[.L$2]))/(PI()*2*([.$A102]-[.L$2])))" office:value-type="float" office:value="-0.0131232918785847" calcext:value-type="float">
            <text:p>-0,01</text:p>
          </table:table-cell>
          <table:table-cell table:formula="of:=IF([.$A102]-[.M$2]=0;1;SIN(PI()*2*([.$A102]-[.M$2]))/(PI()*2*([.$A102]-[.M$2])))" office:value-type="float" office:value="0.00987495230467761" calcext:value-type="float">
            <text:p>0,01</text:p>
          </table:table-cell>
          <table:table-cell table:number-columns-repeated="1011"/>
        </table:table-row>
        <table:table-row table:style-name="ro1">
          <table:table-cell table:formula="of:=[.A102]+[.$A$1]" office:value-type="float" office:value="1" calcext:value-type="float">
            <text:p>1,00</text:p>
          </table:table-cell>
          <table:table-cell table:formula="of:=SIN([.$A103]*PI()-0.25)" office:value-type="float" office:value="0.24740395925452" calcext:value-type="float">
            <text:p>0,25</text:p>
          </table:table-cell>
          <table:table-cell table:formula="of:=SIN(2*[.$A103]*PI()-0.25)" office:value-type="float" office:value="-0.247403959254516" calcext:value-type="float">
            <text:p>-0,25</text:p>
          </table:table-cell>
          <table:table-cell table:formula="of:=SIN(-0.25) * ([.$G103] - [.$I103] + [.$K103] - [.$M103]) + SIN(PI() * 0.5 - 0.25) * ( [.$H103] - [.$J103] + [.$L103])" office:value-type="float" office:value="0.247403959254519" calcext:value-type="float">
            <text:p>0,25</text:p>
          </table:table-cell>
          <table:table-cell table:formula="of:= SIN(-0.25) * ([.$G103] - [.$H103] + [.$I103] - [.$J103] + [.$K103] - [.$L103] + [.$M103])" office:value-type="float" office:value="-0.247403959254523" calcext:value-type="float">
            <text:p>-0,25</text:p>
          </table:table-cell>
          <table:table-cell/>
          <table:table-cell table:formula="of:=IF([.$A103]-[.G$2]=0;1;SIN(PI()*2*([.$A103]-[.G$2]))/(PI()*2*([.$A103]-[.G$2])))" office:value-type="float" office:value="1.09188216841739E-015" calcext:value-type="float">
            <text:p>0,00</text:p>
          </table:table-cell>
          <table:table-cell table:formula="of:=IF([.$A103]-[.H$2]=0;1;SIN(PI()*2*([.$A103]-[.H$2]))/(PI()*2*([.$A103]-[.H$2])))" office:value-type="float" office:value="-2.22274605515997E-015" calcext:value-type="float">
            <text:p>0,00</text:p>
          </table:table-cell>
          <table:table-cell table:formula="of:=IF([.$A103]-[.I$2]=0;1;SIN(PI()*2*([.$A103]-[.I$2]))/(PI()*2*([.$A103]-[.I$2])))" office:value-type="float" office:value="1" calcext:value-type="float">
            <text:p>1,00</text:p>
          </table:table-cell>
          <table:table-cell table:formula="of:=IF([.$A103]-[.J$2]=0;1;SIN(PI()*2*([.$A103]-[.J$2]))/(PI()*2*([.$A103]-[.J$2])))" office:value-type="float" office:value="2.30070949181037E-015" calcext:value-type="float">
            <text:p>0,00</text:p>
          </table:table-cell>
          <table:table-cell table:formula="of:=IF([.$A103]-[.K$2]=0;1;SIN(PI()*2*([.$A103]-[.K$2]))/(PI()*2*([.$A103]-[.K$2])))" office:value-type="float" office:value="-1.16984560506778E-015" calcext:value-type="float">
            <text:p>0,00</text:p>
          </table:table-cell>
          <table:table-cell table:formula="of:=IF([.$A103]-[.L$2]=0;1;SIN(PI()*2*([.$A103]-[.L$2]))/(PI()*2*([.$A103]-[.L$2])))" office:value-type="float" office:value="7.92890976153583E-016" calcext:value-type="float">
            <text:p>0,00</text:p>
          </table:table-cell>
          <table:table-cell table:formula="of:=IF([.$A103]-[.M$2]=0;1;SIN(PI()*2*([.$A103]-[.M$2]))/(PI()*2*([.$A103]-[.M$2])))" office:value-type="float" office:value="-6.04413661696486E-016" calcext:value-type="float">
            <text:p>0,00</text:p>
          </table:table-cell>
          <table:table-cell table:number-columns-repeated="1011"/>
        </table:table-row>
        <table:table-row table:style-name="ro1">
          <table:table-cell table:formula="of:=[.A103]+[.$A$1]" office:value-type="float" office:value="1.02" calcext:value-type="float">
            <text:p>1,02</text:p>
          </table:table-cell>
          <table:table-cell table:formula="of:=SIN([.$A104]*PI()-0.25)" office:value-type="float" office:value="0.186077249717373" calcext:value-type="float">
            <text:p>0,19</text:p>
          </table:table-cell>
          <table:table-cell table:formula="of:=SIN(2*[.$A104]*PI()-0.25)" office:value-type="float" office:value="-0.124016178286197" calcext:value-type="float">
            <text:p>-0,12</text:p>
          </table:table-cell>
          <table:table-cell table:formula="of:=SIN(-0.25) * ([.$G104] - [.$I104] + [.$K104] - [.$M104]) + SIN(PI() * 0.5 - 0.25) * ( [.$H104] - [.$J104] + [.$L104])" office:value-type="float" office:value="0.180084292048019" calcext:value-type="float">
            <text:p>0,18</text:p>
          </table:table-cell>
          <table:table-cell table:formula="of:= SIN(-0.25) * ([.$G104] - [.$H104] + [.$I104] - [.$J104] + [.$K104] - [.$L104] + [.$M104])" office:value-type="float" office:value="-0.239938011950816" calcext:value-type="float">
            <text:p>-0,24</text:p>
          </table:table-cell>
          <table:table-cell/>
          <table:table-cell table:formula="of:=IF([.$A104]-[.G$2]=0;1;SIN(PI()*2*([.$A104]-[.G$2]))/(PI()*2*([.$A104]-[.G$2])))" office:value-type="float" office:value="0.0195562780935796" calcext:value-type="float">
            <text:p>0,02</text:p>
          </table:table-cell>
          <table:table-cell table:formula="of:=IF([.$A104]-[.H$2]=0;1;SIN(PI()*2*([.$A104]-[.H$2]))/(PI()*2*([.$A104]-[.H$2])))" office:value-type="float" office:value="-0.0383603916450984" calcext:value-type="float">
            <text:p>-0,04</text:p>
          </table:table-cell>
          <table:table-cell table:formula="of:=IF([.$A104]-[.I$2]=0;1;SIN(PI()*2*([.$A104]-[.I$2]))/(PI()*2*([.$A104]-[.I$2])))" office:value-type="float" office:value="0.997370182772503" calcext:value-type="float">
            <text:p>1,00</text:p>
          </table:table-cell>
          <table:table-cell table:formula="of:=IF([.$A104]-[.J$2]=0;1;SIN(PI()*2*([.$A104]-[.J$2]))/(PI()*2*([.$A104]-[.J$2])))" office:value-type="float" office:value="0.0415570909488568" calcext:value-type="float">
            <text:p>0,04</text:p>
          </table:table-cell>
          <table:table-cell table:formula="of:=IF([.$A104]-[.K$2]=0;1;SIN(PI()*2*([.$A104]-[.K$2]))/(PI()*2*([.$A104]-[.K$2])))" office:value-type="float" office:value="-0.0203544935259707" calcext:value-type="float">
            <text:p>-0,02</text:p>
          </table:table-cell>
          <table:table-cell table:formula="of:=IF([.$A104]-[.L$2]=0;1;SIN(PI()*2*([.$A104]-[.L$2]))/(PI()*2*([.$A104]-[.L$2])))" office:value-type="float" office:value="0.0134779754428724" calcext:value-type="float">
            <text:p>0,01</text:p>
          </table:table-cell>
          <table:table-cell table:formula="of:=IF([.$A104]-[.M$2]=0;1;SIN(PI()*2*([.$A104]-[.M$2]))/(PI()*2*([.$A104]-[.M$2])))" office:value-type="float" office:value="-0.0100744462906319" calcext:value-type="float">
            <text:p>-0,01</text:p>
          </table:table-cell>
          <table:table-cell table:number-columns-repeated="1011"/>
        </table:table-row>
        <table:table-row table:style-name="ro1">
          <table:table-cell table:formula="of:=[.A104]+[.$A$1]" office:value-type="float" office:value="1.04" calcext:value-type="float">
            <text:p>1,04</text:p>
          </table:table-cell>
          <table:table-cell table:formula="of:=SIN([.$A105]*PI()-0.25)" office:value-type="float" office:value="0.124016178286201" calcext:value-type="float">
            <text:p>0,12</text:p>
          </table:table-cell>
          <table:table-cell table:formula="of:=SIN(2*[.$A105]*PI()-0.25)" office:value-type="float" office:value="0.00132741189736879" calcext:value-type="float">
            <text:p>0,00</text:p>
          </table:table-cell>
          <table:table-cell table:formula="of:=SIN(-0.25) * ([.$G105] - [.$I105] + [.$K105] - [.$M105]) + SIN(PI() * 0.5 - 0.25) * ( [.$H105] - [.$J105] + [.$L105])" office:value-type="float" office:value="0.11247597739553" calcext:value-type="float">
            <text:p>0,11</text:p>
          </table:table-cell>
          <table:table-cell table:formula="of:= SIN(-0.25) * ([.$G105] - [.$H105] + [.$I105] - [.$J105] + [.$K105] - [.$L105] + [.$M105])" office:value-type="float" office:value="-0.229166115960576" calcext:value-type="float">
            <text:p>-0,23</text:p>
          </table:table-cell>
          <table:table-cell/>
          <table:table-cell table:formula="of:=IF([.$A105]-[.G$2]=0;1;SIN(PI()*2*([.$A105]-[.G$2]))/(PI()*2*([.$A105]-[.G$2])))" office:value-type="float" office:value="0.0380579084992821" calcext:value-type="float">
            <text:p>0,04</text:p>
          </table:table-cell>
          <table:table-cell table:formula="of:=IF([.$A105]-[.H$2]=0;1;SIN(PI()*2*([.$A105]-[.H$2]))/(PI()*2*([.$A105]-[.H$2])))" office:value-type="float" office:value="-0.0732967126652839" calcext:value-type="float">
            <text:p>-0,07</text:p>
          </table:table-cell>
          <table:table-cell table:formula="of:=IF([.$A105]-[.I$2]=0;1;SIN(PI()*2*([.$A105]-[.I$2]))/(PI()*2*([.$A105]-[.I$2])))" office:value-type="float" office:value="0.989505620981308" calcext:value-type="float">
            <text:p>0,99</text:p>
          </table:table-cell>
          <table:table-cell table:formula="of:=IF([.$A105]-[.J$2]=0;1;SIN(PI()*2*([.$A105]-[.J$2]))/(PI()*2*([.$A105]-[.J$2])))" office:value-type="float" office:value="0.0860439670418555" calcext:value-type="float">
            <text:p>0,09</text:p>
          </table:table-cell>
          <table:table-cell table:formula="of:=IF([.$A105]-[.K$2]=0;1;SIN(PI()*2*([.$A105]-[.K$2]))/(PI()*2*([.$A105]-[.K$2])))" office:value-type="float" office:value="-0.0412294008742225" calcext:value-type="float">
            <text:p>-0,04</text:p>
          </table:table-cell>
          <table:table-cell table:formula="of:=IF([.$A105]-[.L$2]=0;1;SIN(PI()*2*([.$A105]-[.L$2]))/(PI()*2*([.$A105]-[.L$2])))" office:value-type="float" office:value="0.0271097430405846" calcext:value-type="float">
            <text:p>0,03</text:p>
          </table:table-cell>
          <table:table-cell table:formula="of:=IF([.$A105]-[.M$2]=0;1;SIN(PI()*2*([.$A105]-[.M$2]))/(PI()*2*([.$A105]-[.M$2])))" office:value-type="float" office:value="-0.0201939922649253" calcext:value-type="float">
            <text:p>-0,02</text:p>
          </table:table-cell>
          <table:table-cell table:number-columns-repeated="1011"/>
        </table:table-row>
        <table:table-row table:style-name="ro1">
          <table:table-cell table:formula="of:=[.A105]+[.$A$1]" office:value-type="float" office:value="1.06" calcext:value-type="float">
            <text:p>1,06</text:p>
          </table:table-cell>
          <table:table-cell table:formula="of:=SIN([.$A106]*PI()-0.25)" office:value-type="float" office:value="0.0614656716569355" calcext:value-type="float">
            <text:p>0,06</text:p>
          </table:table-cell>
          <table:table-cell table:formula="of:=SIN(2*[.$A106]*PI()-0.25)" office:value-type="float" office:value="0.126650068002356" calcext:value-type="float">
            <text:p>0,13</text:p>
          </table:table-cell>
          <table:table-cell table:formula="of:=SIN(-0.25) * ([.$G106] - [.$I106] + [.$K106] - [.$M106]) + SIN(PI() * 0.5 - 0.25) * ( [.$H106] - [.$J106] + [.$L106])" office:value-type="float" office:value="0.044893621634417" calcext:value-type="float">
            <text:p>0,04</text:p>
          </table:table-cell>
          <table:table-cell table:formula="of:= SIN(-0.25) * ([.$G106] - [.$H106] + [.$I106] - [.$J106] + [.$K106] - [.$L106] + [.$M106])" office:value-type="float" office:value="-0.215242430158193" calcext:value-type="float">
            <text:p>-0,22</text:p>
          </table:table-cell>
          <table:table-cell/>
          <table:table-cell table:formula="of:=IF([.$A106]-[.G$2]=0;1;SIN(PI()*2*([.$A106]-[.G$2]))/(PI()*2*([.$A106]-[.G$2])))" office:value-type="float" office:value="0.0552724926728871" calcext:value-type="float">
            <text:p>0,06</text:p>
          </table:table-cell>
          <table:table-cell table:formula="of:=IF([.$A106]-[.H$2]=0;1;SIN(PI()*2*([.$A106]-[.H$2]))/(PI()*2*([.$A106]-[.H$2])))" office:value-type="float" office:value="-0.104622932559393" calcext:value-type="float">
            <text:p>-0,10</text:p>
          </table:table-cell>
          <table:table-cell table:formula="of:=IF([.$A106]-[.I$2]=0;1;SIN(PI()*2*([.$A106]-[.I$2]))/(PI()*2*([.$A106]-[.I$2])))" office:value-type="float" office:value="0.976480703887655" calcext:value-type="float">
            <text:p>0,98</text:p>
          </table:table-cell>
          <table:table-cell table:formula="of:=IF([.$A106]-[.J$2]=0;1;SIN(PI()*2*([.$A106]-[.J$2]))/(PI()*2*([.$A106]-[.J$2])))" office:value-type="float" office:value="0.133156459621047" calcext:value-type="float">
            <text:p>0,13</text:p>
          </table:table-cell>
          <table:table-cell table:formula="of:=IF([.$A106]-[.K$2]=0;1;SIN(PI()*2*([.$A106]-[.K$2]))/(PI()*2*([.$A106]-[.K$2])))" office:value-type="float" office:value="-0.0623285555672985" calcext:value-type="float">
            <text:p>-0,06</text:p>
          </table:table-cell>
          <table:table-cell table:formula="of:=IF([.$A106]-[.L$2]=0;1;SIN(PI()*2*([.$A106]-[.L$2]))/(PI()*2*([.$A106]-[.L$2])))" office:value-type="float" office:value="0.0406866959953198" calcext:value-type="float">
            <text:p>0,04</text:p>
          </table:table-cell>
          <table:table-cell table:formula="of:=IF([.$A106]-[.M$2]=0;1;SIN(PI()*2*([.$A106]-[.M$2]))/(PI()*2*([.$A106]-[.M$2])))" office:value-type="float" office:value="-0.0302004341408559" calcext:value-type="float">
            <text:p>-0,03</text:p>
          </table:table-cell>
          <table:table-cell table:number-columns-repeated="1011"/>
        </table:table-row>
        <table:table-row table:style-name="ro1">
          <table:table-cell table:formula="of:=[.A106]+[.$A$1]" office:value-type="float" office:value="1.08" calcext:value-type="float">
            <text:p>1,08</text:p>
          </table:table-cell>
          <table:table-cell table:formula="of:=SIN([.$A107]*PI()-0.25)" office:value-type="float" office:value="-0.00132741189736535" calcext:value-type="float">
            <text:p>0,00</text:p>
          </table:table-cell>
          <table:table-cell table:formula="of:=SIN(2*[.$A107]*PI()-0.25)" office:value-type="float" office:value="0.249975376877863" calcext:value-type="float">
            <text:p>0,25</text:p>
          </table:table-cell>
          <table:table-cell table:formula="of:=SIN(-0.25) * ([.$G107] - [.$I107] + [.$K107] - [.$M107]) + SIN(PI() * 0.5 - 0.25) * ( [.$H107] - [.$J107] + [.$L107])" office:value-type="float" office:value="-0.0223585564470717" calcext:value-type="float">
            <text:p>-0,02</text:p>
          </table:table-cell>
          <table:table-cell table:formula="of:= SIN(-0.25) * ([.$G107] - [.$H107] + [.$I107] - [.$J107] + [.$K107] - [.$L107] + [.$M107])" office:value-type="float" office:value="-0.198364028106771" calcext:value-type="float">
            <text:p>-0,20</text:p>
          </table:table-cell>
          <table:table-cell/>
          <table:table-cell table:formula="of:=IF([.$A107]-[.G$2]=0;1;SIN(PI()*2*([.$A107]-[.G$2]))/(PI()*2*([.$A107]-[.G$2])))" office:value-type="float" office:value="0.0709939616536768" calcext:value-type="float">
            <text:p>0,07</text:p>
          </table:table-cell>
          <table:table-cell table:formula="of:=IF([.$A107]-[.H$2]=0;1;SIN(PI()*2*([.$A107]-[.H$2]))/(PI()*2*([.$A107]-[.H$2])))" office:value-type="float" office:value="-0.132195652734432" calcext:value-type="float">
            <text:p>-0,13</text:p>
          </table:table-cell>
          <table:table-cell table:formula="of:=IF([.$A107]-[.I$2]=0;1;SIN(PI()*2*([.$A107]-[.I$2]))/(PI()*2*([.$A107]-[.I$2])))" office:value-type="float" office:value="0.958418482324623" calcext:value-type="float">
            <text:p>0,96</text:p>
          </table:table-cell>
          <table:table-cell table:formula="of:=IF([.$A107]-[.J$2]=0;1;SIN(PI()*2*([.$A107]-[.J$2]))/(PI()*2*([.$A107]-[.J$2])))" office:value-type="float" office:value="0.18255590139517" calcext:value-type="float">
            <text:p>0,18</text:p>
          </table:table-cell>
          <table:table-cell table:formula="of:=IF([.$A107]-[.K$2]=0;1;SIN(PI()*2*([.$A107]-[.K$2]))/(PI()*2*([.$A107]-[.K$2])))" office:value-type="float" office:value="-0.083340737593447" calcext:value-type="float">
            <text:p>-0,08</text:p>
          </table:table-cell>
          <table:table-cell table:formula="of:=IF([.$A107]-[.L$2]=0;1;SIN(PI()*2*([.$A107]-[.L$2]))/(PI()*2*([.$A107]-[.L$2])))" office:value-type="float" office:value="0.0539954074549093" calcext:value-type="float">
            <text:p>0,05</text:p>
          </table:table-cell>
          <table:table-cell table:formula="of:=IF([.$A107]-[.M$2]=0;1;SIN(PI()*2*([.$A107]-[.M$2]))/(PI()*2*([.$A107]-[.M$2])))" office:value-type="float" office:value="-0.0399341034301933" calcext:value-type="float">
            <text:p>-0,04</text:p>
          </table:table-cell>
          <table:table-cell table:number-columns-repeated="1011"/>
        </table:table-row>
        <table:table-row table:style-name="ro1">
          <table:table-cell table:formula="of:=[.A107]+[.$A$1]" office:value-type="float" office:value="1.1" calcext:value-type="float">
            <text:p>1,10</text:p>
          </table:table-cell>
          <table:table-cell table:formula="of:=SIN([.$A108]*PI()-0.25)" office:value-type="float" office:value="-0.0641152567633437" calcext:value-type="float">
            <text:p>-0,06</text:p>
          </table:table-cell>
          <table:table-cell table:formula="of:=SIN(2*[.$A108]*PI()-0.25)" office:value-type="float" office:value="0.369358424731953" calcext:value-type="float">
            <text:p>0,37</text:p>
          </table:table-cell>
          <table:table-cell table:formula="of:=SIN(-0.25) * ([.$G108] - [.$I108] + [.$K108] - [.$M108]) + SIN(PI() * 0.5 - 0.25) * ( [.$H108] - [.$J108] + [.$L108])" office:value-type="float" office:value="-0.0889881570252143" calcext:value-type="float">
            <text:p>-0,09</text:p>
          </table:table-cell>
          <table:table-cell table:formula="of:= SIN(-0.25) * ([.$G108] - [.$H108] + [.$I108] - [.$J108] + [.$K108] - [.$L108] + [.$M108])" office:value-type="float" office:value="-0.178768195138105" calcext:value-type="float">
            <text:p>-0,18</text:p>
          </table:table-cell>
          <table:table-cell/>
          <table:table-cell table:formula="of:=IF([.$A108]-[.G$2]=0;1;SIN(PI()*2*([.$A108]-[.G$2]))/(PI()*2*([.$A108]-[.G$2])))" office:value-type="float" office:value="0.0850444803444224" calcext:value-type="float">
            <text:p>0,09</text:p>
          </table:table-cell>
          <table:table-cell table:formula="of:=IF([.$A108]-[.H$2]=0;1;SIN(PI()*2*([.$A108]-[.H$2]))/(PI()*2*([.$A108]-[.H$2])))" office:value-type="float" office:value="-0.155914880631441" calcext:value-type="float">
            <text:p>-0,16</text:p>
          </table:table-cell>
          <table:table-cell table:formula="of:=IF([.$A108]-[.I$2]=0;1;SIN(PI()*2*([.$A108]-[.I$2]))/(PI()*2*([.$A108]-[.I$2])))" office:value-type="float" office:value="0.935489283788638" calcext:value-type="float">
            <text:p>0,94</text:p>
          </table:table-cell>
          <table:table-cell table:formula="of:=IF([.$A108]-[.J$2]=0;1;SIN(PI()*2*([.$A108]-[.J$2]))/(PI()*2*([.$A108]-[.J$2])))" office:value-type="float" office:value="0.233872320947163" calcext:value-type="float">
            <text:p>0,23</text:p>
          </table:table-cell>
          <table:table-cell table:formula="of:=IF([.$A108]-[.K$2]=0;1;SIN(PI()*2*([.$A108]-[.K$2]))/(PI()*2*([.$A108]-[.K$2])))" office:value-type="float" office:value="-0.103943253754294" calcext:value-type="float">
            <text:p>-0,10</text:p>
          </table:table-cell>
          <table:table-cell table:formula="of:=IF([.$A108]-[.L$2]=0;1;SIN(PI()*2*([.$A108]-[.L$2]))/(PI()*2*([.$A108]-[.L$2])))" office:value-type="float" office:value="0.0668206631277607" calcext:value-type="float">
            <text:p>0,07</text:p>
          </table:table-cell>
          <table:table-cell table:formula="of:=IF([.$A108]-[.M$2]=0;1;SIN(PI()*2*([.$A108]-[.M$2]))/(PI()*2*([.$A108]-[.M$2])))" office:value-type="float" office:value="-0.0492362780941394" calcext:value-type="float">
            <text:p>-0,05</text:p>
          </table:table-cell>
          <table:table-cell table:number-columns-repeated="1011"/>
        </table:table-row>
        <table:table-row table:style-name="ro1">
          <table:table-cell table:formula="of:=[.A108]+[.$A$1]" office:value-type="float" office:value="1.12" calcext:value-type="float">
            <text:p>1,12</text:p>
          </table:table-cell>
          <table:table-cell table:formula="of:=SIN([.$A109]*PI()-0.25)" office:value-type="float" office:value="-0.126650068002352" calcext:value-type="float">
            <text:p>-0,13</text:p>
          </table:table-cell>
          <table:table-cell table:formula="of:=SIN(2*[.$A109]*PI()-0.25)" office:value-type="float" office:value="0.482916469583993" calcext:value-type="float">
            <text:p>0,48</text:p>
          </table:table-cell>
          <table:table-cell table:formula="of:=SIN(-0.25) * ([.$G109] - [.$I109] + [.$K109] - [.$M109]) + SIN(PI() * 0.5 - 0.25) * ( [.$H109] - [.$J109] + [.$L109])" office:value-type="float" office:value="-0.154715805243206" calcext:value-type="float">
            <text:p>-0,15</text:p>
          </table:table-cell>
          <table:table-cell table:formula="of:= SIN(-0.25) * ([.$G109] - [.$H109] + [.$I109] - [.$J109] + [.$K109] - [.$L109] + [.$M109])" office:value-type="float" office:value="-0.156729176243864" calcext:value-type="float">
            <text:p>-0,16</text:p>
          </table:table-cell>
          <table:table-cell/>
          <table:table-cell table:formula="of:=IF([.$A109]-[.G$2]=0;1;SIN(PI()*2*([.$A109]-[.G$2]))/(PI()*2*([.$A109]-[.G$2])))" office:value-type="float" office:value="0.0972759425783954" calcext:value-type="float">
            <text:p>0,10</text:p>
          </table:table-cell>
          <table:table-cell table:formula="of:=IF([.$A109]-[.H$2]=0;1;SIN(PI()*2*([.$A109]-[.H$2]))/(PI()*2*([.$A109]-[.H$2])))" office:value-type="float" office:value="-0.175724283367424" calcext:value-type="float">
            <text:p>-0,18</text:p>
          </table:table-cell>
          <table:table-cell table:formula="of:=IF([.$A109]-[.I$2]=0;1;SIN(PI()*2*([.$A109]-[.I$2]))/(PI()*2*([.$A109]-[.I$2])))" office:value-type="float" office:value="0.907908797398349" calcext:value-type="float">
            <text:p>0,91</text:p>
          </table:table-cell>
          <table:table-cell table:formula="of:=IF([.$A109]-[.J$2]=0;1;SIN(PI()*2*([.$A109]-[.J$2]))/(PI()*2*([.$A109]-[.J$2])))" office:value-type="float" office:value="0.286708041283693" calcext:value-type="float">
            <text:p>0,29</text:p>
          </table:table-cell>
          <table:table-cell table:formula="of:=IF([.$A109]-[.K$2]=0;1;SIN(PI()*2*([.$A109]-[.K$2]))/(PI()*2*([.$A109]-[.K$2])))" office:value-type="float" office:value="-0.123805745099776" calcext:value-type="float">
            <text:p>-0,12</text:p>
          </table:table-cell>
          <table:table-cell table:formula="of:=IF([.$A109]-[.L$2]=0;1;SIN(PI()*2*([.$A109]-[.L$2]))/(PI()*2*([.$A109]-[.L$2])))" office:value-type="float" office:value="0.0789485910781182" calcext:value-type="float">
            <text:p>0,08</text:p>
          </table:table-cell>
          <table:table-cell table:formula="of:=IF([.$A109]-[.M$2]=0;1;SIN(PI()*2*([.$A109]-[.M$2]))/(PI()*2*([.$A109]-[.M$2])))" office:value-type="float" office:value="-0.0579516253658528" calcext:value-type="float">
            <text:p>-0,06</text:p>
          </table:table-cell>
          <table:table-cell table:number-columns-repeated="1011"/>
        </table:table-row>
        <table:table-row table:style-name="ro1">
          <table:table-cell table:formula="of:=[.A109]+[.$A$1]" office:value-type="float" office:value="1.14" calcext:value-type="float">
            <text:p>1,14</text:p>
          </table:table-cell>
          <table:table-cell table:formula="of:=SIN([.$A110]*PI()-0.25)" office:value-type="float" office:value="-0.188685049283868" calcext:value-type="float">
            <text:p>-0,19</text:p>
          </table:table-cell>
          <table:table-cell table:formula="of:=SIN(2*[.$A110]*PI()-0.25)" office:value-type="float" office:value="0.588858633230377" calcext:value-type="float">
            <text:p>0,59</text:p>
          </table:table-cell>
          <table:table-cell table:formula="of:=SIN(-0.25) * ([.$G110] - [.$I110] + [.$K110] - [.$M110]) + SIN(PI() * 0.5 - 0.25) * ( [.$H110] - [.$J110] + [.$L110])" office:value-type="float" office:value="-0.219276130549875" calcext:value-type="float">
            <text:p>-0,22</text:p>
          </table:table-cell>
          <table:table-cell table:formula="of:= SIN(-0.25) * ([.$G110] - [.$H110] + [.$I110] - [.$J110] + [.$K110] - [.$L110] + [.$M110])" office:value-type="float" office:value="-0.132554418777761" calcext:value-type="float">
            <text:p>-0,13</text:p>
          </table:table-cell>
          <table:table-cell/>
          <table:table-cell table:formula="of:=IF([.$A110]-[.G$2]=0;1;SIN(PI()*2*([.$A110]-[.G$2]))/(PI()*2*([.$A110]-[.G$2])))" office:value-type="float" office:value="0.107571045004854" calcext:value-type="float">
            <text:p>0,11</text:p>
          </table:table-cell>
          <table:table-cell table:formula="of:=IF([.$A110]-[.H$2]=0;1;SIN(PI()*2*([.$A110]-[.H$2]))/(PI()*2*([.$A110]-[.H$2])))" office:value-type="float" office:value="-0.191610923914895" calcext:value-type="float">
            <text:p>-0,19</text:p>
          </table:table-cell>
          <table:table-cell table:formula="of:=IF([.$A110]-[.I$2]=0;1;SIN(PI()*2*([.$A110]-[.I$2]))/(PI()*2*([.$A110]-[.I$2])))" office:value-type="float" office:value="0.875935652182373" calcext:value-type="float">
            <text:p>0,88</text:p>
          </table:table-cell>
          <table:table-cell table:formula="of:=IF([.$A110]-[.J$2]=0;1;SIN(PI()*2*([.$A110]-[.J$2]))/(PI()*2*([.$A110]-[.J$2])))" office:value-type="float" office:value="0.340641642515371" calcext:value-type="float">
            <text:p>0,34</text:p>
          </table:table-cell>
          <table:table-cell table:formula="of:=IF([.$A110]-[.K$2]=0;1;SIN(PI()*2*([.$A110]-[.K$2]))/(PI()*2*([.$A110]-[.K$2])))" office:value-type="float" office:value="-0.142594175936667" calcext:value-type="float">
            <text:p>-0,14</text:p>
          </table:table-cell>
          <table:table-cell table:formula="of:=IF([.$A110]-[.L$2]=0;1;SIN(PI()*2*([.$A110]-[.L$2]))/(PI()*2*([.$A110]-[.L$2])))" office:value-type="float" office:value="0.0901698465481863" calcext:value-type="float">
            <text:p>0,09</text:p>
          </table:table-cell>
          <table:table-cell table:formula="of:=IF([.$A110]-[.M$2]=0;1;SIN(PI()*2*([.$A110]-[.M$2]))/(PI()*2*([.$A110]-[.M$2])))" office:value-type="float" office:value="-0.0659306404868459" calcext:value-type="float">
            <text:p>-0,07</text:p>
          </table:table-cell>
          <table:table-cell table:number-columns-repeated="1011"/>
        </table:table-row>
        <table:table-row table:style-name="ro1">
          <table:table-cell table:formula="of:=[.A110]+[.$A$1]" office:value-type="float" office:value="1.16" calcext:value-type="float">
            <text:p>1,16</text:p>
          </table:table-cell>
          <table:table-cell table:formula="of:=SIN([.$A111]*PI()-0.25)" office:value-type="float" office:value="-0.249975376877859" calcext:value-type="float">
            <text:p>-0,25</text:p>
          </table:table-cell>
          <table:table-cell table:formula="of:=SIN(2*[.$A111]*PI()-0.25)" office:value-type="float" office:value="0.685514144463622" calcext:value-type="float">
            <text:p>0,69</text:p>
          </table:table-cell>
          <table:table-cell table:formula="of:=SIN(-0.25) * ([.$G111] - [.$I111] + [.$K111] - [.$M111]) + SIN(PI() * 0.5 - 0.25) * ( [.$H111] - [.$J111] + [.$L111])" office:value-type="float" office:value="-0.282418521649529" calcext:value-type="float">
            <text:p>-0,28</text:p>
          </table:table-cell>
          <table:table-cell table:formula="of:= SIN(-0.25) * ([.$G111] - [.$H111] + [.$I111] - [.$J111] + [.$K111] - [.$L111] + [.$M111])" office:value-type="float" office:value="-0.106580360958855" calcext:value-type="float">
            <text:p>-0,11</text:p>
          </table:table-cell>
          <table:table-cell/>
          <table:table-cell table:formula="of:=IF([.$A111]-[.G$2]=0;1;SIN(PI()*2*([.$A111]-[.G$2]))/(PI()*2*([.$A111]-[.G$2])))" office:value-type="float" office:value="0.115843933563941" calcext:value-type="float">
            <text:p>0,12</text:p>
          </table:table-cell>
          <table:table-cell table:formula="of:=IF([.$A111]-[.H$2]=0;1;SIN(PI()*2*([.$A111]-[.H$2]))/(PI()*2*([.$A111]-[.H$2])))" office:value-type="float" office:value="-0.203604489294199" calcext:value-type="float">
            <text:p>-0,20</text:p>
          </table:table-cell>
          <table:table-cell table:formula="of:=IF([.$A111]-[.I$2]=0;1;SIN(PI()*2*([.$A111]-[.I$2]))/(PI()*2*([.$A111]-[.I$2])))" office:value-type="float" office:value="0.839868518338568" calcext:value-type="float">
            <text:p>0,84</text:p>
          </table:table-cell>
          <table:table-cell table:formula="of:=IF([.$A111]-[.J$2]=0;1;SIN(PI()*2*([.$A111]-[.J$2]))/(PI()*2*([.$A111]-[.J$2])))" office:value-type="float" office:value="0.395232243924037" calcext:value-type="float">
            <text:p>0,40</text:p>
          </table:table-cell>
          <table:table-cell table:formula="of:=IF([.$A111]-[.K$2]=0;1;SIN(PI()*2*([.$A111]-[.K$2]))/(PI()*2*([.$A111]-[.K$2])))" office:value-type="float" office:value="-0.159974955874014" calcext:value-type="float">
            <text:p>-0,16</text:p>
          </table:table-cell>
          <table:table-cell table:formula="of:=IF([.$A111]-[.L$2]=0;1;SIN(PI()*2*([.$A111]-[.L$2]))/(PI()*2*([.$A111]-[.L$2])))" office:value-type="float" office:value="0.10028280815983" calcext:value-type="float">
            <text:p>0,10</text:p>
          </table:table-cell>
          <table:table-cell table:formula="of:=IF([.$A111]-[.M$2]=0;1;SIN(PI()*2*([.$A111]-[.M$2]))/(PI()*2*([.$A111]-[.M$2])))" office:value-type="float" office:value="-0.0730320450729196" calcext:value-type="float">
            <text:p>-0,07</text:p>
          </table:table-cell>
          <table:table-cell table:number-columns-repeated="1011"/>
        </table:table-row>
        <table:table-row table:style-name="ro1">
          <table:table-cell table:formula="of:=[.A111]+[.$A$1]" office:value-type="float" office:value="1.18" calcext:value-type="float">
            <text:p>1,18</text:p>
          </table:table-cell>
          <table:table-cell table:formula="of:=SIN([.$A112]*PI()-0.25)" office:value-type="float" office:value="-0.3102791658622" calcext:value-type="float">
            <text:p>-0,31</text:p>
          </table:table-cell>
          <table:table-cell table:formula="of:=SIN(2*[.$A112]*PI()-0.25)" office:value-type="float" office:value="0.771358688132376" calcext:value-type="float">
            <text:p>0,77</text:p>
          </table:table-cell>
          <table:table-cell table:formula="of:=SIN(-0.25) * ([.$G112] - [.$I112] + [.$K112] - [.$M112]) + SIN(PI() * 0.5 - 0.25) * ( [.$H112] - [.$J112] + [.$L112])" office:value-type="float" office:value="-0.343907662728443" calcext:value-type="float">
            <text:p>-0,34</text:p>
          </table:table-cell>
          <table:table-cell table:formula="of:= SIN(-0.25) * ([.$G112] - [.$H112] + [.$I112] - [.$J112] + [.$K112] - [.$L112] + [.$M112])" office:value-type="float" office:value="-0.0791678234618896" calcext:value-type="float">
            <text:p>-0,08</text:p>
          </table:table-cell>
          <table:table-cell/>
          <table:table-cell table:formula="of:=IF([.$A112]-[.G$2]=0;1;SIN(PI()*2*([.$A112]-[.G$2]))/(PI()*2*([.$A112]-[.G$2])))" office:value-type="float" office:value="0.12204042207054" calcext:value-type="float">
            <text:p>0,12</text:p>
          </table:table-cell>
          <table:table-cell table:formula="of:=IF([.$A112]-[.H$2]=0;1;SIN(PI()*2*([.$A112]-[.H$2]))/(PI()*2*([.$A112]-[.H$2])))" office:value-type="float" office:value="-0.211776026534172" calcext:value-type="float">
            <text:p>-0,21</text:p>
          </table:table-cell>
          <table:table-cell table:formula="of:=IF([.$A112]-[.I$2]=0;1;SIN(PI()*2*([.$A112]-[.I$2]))/(PI()*2*([.$A112]-[.I$2])))" office:value-type="float" office:value="0.800042766906868" calcext:value-type="float">
            <text:p>0,80</text:p>
          </table:table-cell>
          <table:table-cell table:formula="of:=IF([.$A112]-[.J$2]=0;1;SIN(PI()*2*([.$A112]-[.J$2]))/(PI()*2*([.$A112]-[.J$2])))" office:value-type="float" office:value="0.450024056385118" calcext:value-type="float">
            <text:p>0,45</text:p>
          </table:table-cell>
          <table:table-cell table:formula="of:=IF([.$A112]-[.K$2]=0;1;SIN(PI()*2*([.$A112]-[.K$2]))/(PI()*2*([.$A112]-[.K$2])))" office:value-type="float" office:value="-0.175619143955168" calcext:value-type="float">
            <text:p>-0,18</text:p>
          </table:table-cell>
          <table:table-cell table:formula="of:=IF([.$A112]-[.L$2]=0;1;SIN(PI()*2*([.$A112]-[.L$2]))/(PI()*2*([.$A112]-[.L$2])))" office:value-type="float" office:value="0.109096740941847" calcext:value-type="float">
            <text:p>0,11</text:p>
          </table:table-cell>
          <table:table-cell table:formula="of:=IF([.$A112]-[.M$2]=0;1;SIN(PI()*2*([.$A112]-[.M$2]))/(PI()*2*([.$A112]-[.M$2])))" office:value-type="float" office:value="-0.0791251088149656" calcext:value-type="float">
            <text:p>-0,08</text:p>
          </table:table-cell>
          <table:table-cell table:number-columns-repeated="1011"/>
        </table:table-row>
        <table:table-row table:style-name="ro1">
          <table:table-cell table:formula="of:=[.A112]+[.$A$1]" office:value-type="float" office:value="1.2" calcext:value-type="float">
            <text:p>1,20</text:p>
          </table:table-cell>
          <table:table-cell table:formula="of:=SIN([.$A113]*PI()-0.25)" office:value-type="float" office:value="-0.36935842473195" calcext:value-type="float">
            <text:p>-0,37</text:p>
          </table:table-cell>
          <table:table-cell table:formula="of:=SIN(2*[.$A113]*PI()-0.25)" office:value-type="float" office:value="0.845038444501936" calcext:value-type="float">
            <text:p>0,85</text:p>
          </table:table-cell>
          <table:table-cell table:formula="of:=SIN(-0.25) * ([.$G113] - [.$I113] + [.$K113] - [.$M113]) + SIN(PI() * 0.5 - 0.25) * ( [.$H113] - [.$J113] + [.$L113])" office:value-type="float" office:value="-0.40352385982967" calcext:value-type="float">
            <text:p>-0,40</text:p>
          </table:table-cell>
          <table:table-cell table:formula="of:= SIN(-0.25) * ([.$G113] - [.$H113] + [.$I113] - [.$J113] + [.$K113] - [.$L113] + [.$M113])" office:value-type="float" office:value="-0.0506970668934819" calcext:value-type="float">
            <text:p>-0,05</text:p>
          </table:table-cell>
          <table:table-cell/>
          <table:table-cell table:formula="of:=IF([.$A113]-[.G$2]=0;1;SIN(PI()*2*([.$A113]-[.G$2]))/(PI()*2*([.$A113]-[.G$2])))" office:value-type="float" office:value="0.126137788106776" calcext:value-type="float">
            <text:p>0,13</text:p>
          </table:table-cell>
          <table:table-cell table:formula="of:=IF([.$A113]-[.H$2]=0;1;SIN(PI()*2*([.$A113]-[.H$2]))/(PI()*2*([.$A113]-[.H$2])))" office:value-type="float" office:value="-0.216236208183045" calcext:value-type="float">
            <text:p>-0,22</text:p>
          </table:table-cell>
          <table:table-cell table:formula="of:=IF([.$A113]-[.I$2]=0;1;SIN(PI()*2*([.$A113]-[.I$2]))/(PI()*2*([.$A113]-[.I$2])))" office:value-type="float" office:value="0.756826728640654" calcext:value-type="float">
            <text:p>0,76</text:p>
          </table:table-cell>
          <table:table-cell table:formula="of:=IF([.$A113]-[.J$2]=0;1;SIN(PI()*2*([.$A113]-[.J$2]))/(PI()*2*([.$A113]-[.J$2])))" office:value-type="float" office:value="0.504551152427108" calcext:value-type="float">
            <text:p>0,50</text:p>
          </table:table-cell>
          <table:table-cell table:formula="of:=IF([.$A113]-[.K$2]=0;1;SIN(PI()*2*([.$A113]-[.K$2]))/(PI()*2*([.$A113]-[.K$2])))" office:value-type="float" office:value="-0.189206682160165" calcext:value-type="float">
            <text:p>-0,19</text:p>
          </table:table-cell>
          <table:table-cell table:formula="of:=IF([.$A113]-[.L$2]=0;1;SIN(PI()*2*([.$A113]-[.L$2]))/(PI()*2*([.$A113]-[.L$2])))" office:value-type="float" office:value="0.116434881329332" calcext:value-type="float">
            <text:p>0,12</text:p>
          </table:table-cell>
          <table:table-cell table:formula="of:=IF([.$A113]-[.M$2]=0;1;SIN(PI()*2*([.$A113]-[.M$2]))/(PI()*2*([.$A113]-[.M$2])))" office:value-type="float" office:value="-0.0840918587378511" calcext:value-type="float">
            <text:p>-0,08</text:p>
          </table:table-cell>
          <table:table-cell table:number-columns-repeated="1011"/>
        </table:table-row>
        <table:table-row table:style-name="ro1">
          <table:table-cell table:formula="of:=[.A113]+[.$A$1]" office:value-type="float" office:value="1.22" calcext:value-type="float">
            <text:p>1,22</text:p>
          </table:table-cell>
          <table:table-cell table:formula="of:=SIN([.$A114]*PI()-0.25)" office:value-type="float" office:value="-0.426979994643096" calcext:value-type="float">
            <text:p>-0,43</text:p>
          </table:table-cell>
          <table:table-cell table:formula="of:=SIN(2*[.$A114]*PI()-0.25)" office:value-type="float" office:value="0.905391439800203" calcext:value-type="float">
            <text:p>0,91</text:p>
          </table:table-cell>
          <table:table-cell table:formula="of:=SIN(-0.25) * ([.$G114] - [.$I114] + [.$K114] - [.$M114]) + SIN(PI() * 0.5 - 0.25) * ( [.$H114] - [.$J114] + [.$L114])" office:value-type="float" office:value="-0.461063169223162" calcext:value-type="float">
            <text:p>-0,46</text:p>
          </table:table-cell>
          <table:table-cell table:formula="of:= SIN(-0.25) * ([.$G114] - [.$H114] + [.$I114] - [.$J114] + [.$K114] - [.$L114] + [.$M114])" office:value-type="float" office:value="-0.0215625826055217" calcext:value-type="float">
            <text:p>-0,02</text:p>
          </table:table-cell>
          <table:table-cell/>
          <table:table-cell table:formula="of:=IF([.$A114]-[.G$2]=0;1;SIN(PI()*2*([.$A114]-[.G$2]))/(PI()*2*([.$A114]-[.G$2])))" office:value-type="float" office:value="0.128144156958704" calcext:value-type="float">
            <text:p>0,13</text:p>
          </table:table-cell>
          <table:table-cell table:formula="of:=IF([.$A114]-[.H$2]=0;1;SIN(PI()*2*([.$A114]-[.H$2]))/(PI()*2*([.$A114]-[.H$2])))" office:value-type="float" office:value="-0.217133154846693" calcext:value-type="float">
            <text:p>-0,22</text:p>
          </table:table-cell>
          <table:table-cell table:formula="of:=IF([.$A114]-[.I$2]=0;1;SIN(PI()*2*([.$A114]-[.I$2]))/(PI()*2*([.$A114]-[.I$2])))" office:value-type="float" office:value="0.710617597680082" calcext:value-type="float">
            <text:p>0,71</text:p>
          </table:table-cell>
          <table:table-cell table:formula="of:=IF([.$A114]-[.J$2]=0;1;SIN(PI()*2*([.$A114]-[.J$2]))/(PI()*2*([.$A114]-[.J$2])))" office:value-type="float" office:value="0.558342398177213" calcext:value-type="float">
            <text:p>0,56</text:p>
          </table:table-cell>
          <table:table-cell table:formula="of:=IF([.$A114]-[.K$2]=0;1;SIN(PI()*2*([.$A114]-[.K$2]))/(PI()*2*([.$A114]-[.K$2])))" office:value-type="float" office:value="-0.200430604473871" calcext:value-type="float">
            <text:p>-0,20</text:p>
          </table:table-cell>
          <table:table-cell table:formula="of:=IF([.$A114]-[.L$2]=0;1;SIN(PI()*2*([.$A114]-[.L$2]))/(PI()*2*([.$A114]-[.L$2])))" office:value-type="float" office:value="0.122137399601265" calcext:value-type="float">
            <text:p>0,12</text:p>
          </table:table-cell>
          <table:table-cell table:formula="of:=IF([.$A114]-[.M$2]=0;1;SIN(PI()*2*([.$A114]-[.M$2]))/(PI()*2*([.$A114]-[.M$2])))" office:value-type="float" office:value="-0.0878291412863029" calcext:value-type="float">
            <text:p>-0,09</text:p>
          </table:table-cell>
          <table:table-cell table:number-columns-repeated="1011"/>
        </table:table-row>
        <table:table-row table:style-name="ro1">
          <table:table-cell table:formula="of:=[.A114]+[.$A$1]" office:value-type="float" office:value="1.24" calcext:value-type="float">
            <text:p>1,24</text:p>
          </table:table-cell>
          <table:table-cell table:formula="of:=SIN([.$A115]*PI()-0.25)" office:value-type="float" office:value="-0.48291646958399" calcext:value-type="float">
            <text:p>-0,48</text:p>
          </table:table-cell>
          <table:table-cell table:formula="of:=SIN(2*[.$A115]*PI()-0.25)" office:value-type="float" office:value="0.95146587123819" calcext:value-type="float">
            <text:p>0,95</text:p>
          </table:table-cell>
          <table:table-cell table:formula="of:=SIN(-0.25) * ([.$G115] - [.$I115] + [.$K115] - [.$M115]) + SIN(PI() * 0.5 - 0.25) * ( [.$H115] - [.$J115] + [.$L115])" office:value-type="float" office:value="-0.516337342320263" calcext:value-type="float">
            <text:p>-0,52</text:p>
          </table:table-cell>
          <table:table-cell table:formula="of:= SIN(-0.25) * ([.$G115] - [.$H115] + [.$I115] - [.$J115] + [.$K115] - [.$L115] + [.$M115])" office:value-type="float" office:value="0.00783231197626746" calcext:value-type="float">
            <text:p>0,01</text:p>
          </table:table-cell>
          <table:table-cell/>
          <table:table-cell table:formula="of:=IF([.$A115]-[.G$2]=0;1;SIN(PI()*2*([.$A115]-[.G$2]))/(PI()*2*([.$A115]-[.G$2])))" office:value-type="float" office:value="0.128097489650961" calcext:value-type="float">
            <text:p>0,13</text:p>
          </table:table-cell>
          <table:table-cell table:formula="of:=IF([.$A115]-[.H$2]=0;1;SIN(PI()*2*([.$A115]-[.H$2]))/(PI()*2*([.$A115]-[.H$2])))" office:value-type="float" office:value="-0.214649847523232" calcext:value-type="float">
            <text:p>-0,21</text:p>
          </table:table-cell>
          <table:table-cell table:formula="of:=IF([.$A115]-[.I$2]=0;1;SIN(PI()*2*([.$A115]-[.I$2]))/(PI()*2*([.$A115]-[.I$2])))" office:value-type="float" office:value="0.661837029863297" calcext:value-type="float">
            <text:p>0,66</text:p>
          </table:table-cell>
          <table:table-cell table:formula="of:=IF([.$A115]-[.J$2]=0;1;SIN(PI()*2*([.$A115]-[.J$2]))/(PI()*2*([.$A115]-[.J$2])))" office:value-type="float" office:value="0.610926489104588" calcext:value-type="float">
            <text:p>0,61</text:p>
          </table:table-cell>
          <table:table-cell table:formula="of:=IF([.$A115]-[.K$2]=0;1;SIN(PI()*2*([.$A115]-[.K$2]))/(PI()*2*([.$A115]-[.K$2])))" office:value-type="float" office:value="-0.209001167325253" calcext:value-type="float">
            <text:p>-0,21</text:p>
          </table:table-cell>
          <table:table-cell table:formula="of:=IF([.$A115]-[.L$2]=0;1;SIN(PI()*2*([.$A115]-[.L$2]))/(PI()*2*([.$A115]-[.L$2])))" office:value-type="float" office:value="0.126064196164438" calcext:value-type="float">
            <text:p>0,13</text:p>
          </table:table-cell>
          <table:table-cell table:formula="of:=IF([.$A115]-[.M$2]=0;1;SIN(PI()*2*([.$A115]-[.M$2]))/(PI()*2*([.$A115]-[.M$2])))" office:value-type="float" office:value="-0.0902505040722683" calcext:value-type="float">
            <text:p>-0,09</text:p>
          </table:table-cell>
          <table:table-cell table:number-columns-repeated="1011"/>
        </table:table-row>
        <table:table-row table:style-name="ro1">
          <table:table-cell table:formula="of:=[.A115]+[.$A$1]" office:value-type="float" office:value="1.26" calcext:value-type="float">
            <text:p>1,26</text:p>
          </table:table-cell>
          <table:table-cell table:formula="of:=SIN([.$A116]*PI()-0.25)" office:value-type="float" office:value="-0.536947093842985" calcext:value-type="float">
            <text:p>-0,54</text:p>
          </table:table-cell>
          <table:table-cell table:formula="of:=SIN(2*[.$A116]*PI()-0.25)" office:value-type="float" office:value="0.982535117508591" calcext:value-type="float">
            <text:p>0,98</text:p>
          </table:table-cell>
          <table:table-cell table:formula="of:=SIN(-0.25) * ([.$G116] - [.$I116] + [.$K116] - [.$M116]) + SIN(PI() * 0.5 - 0.25) * ( [.$H116] - [.$J116] + [.$L116])" office:value-type="float" office:value="-0.569173604072902" calcext:value-type="float">
            <text:p>-0,57</text:p>
          </table:table-cell>
          <table:table-cell table:formula="of:= SIN(-0.25) * ([.$G116] - [.$H116] + [.$I116] - [.$J116] + [.$K116] - [.$L116] + [.$M116])" office:value-type="float" office:value="0.0370809995827506" calcext:value-type="float">
            <text:p>0,04</text:p>
          </table:table-cell>
          <table:table-cell/>
          <table:table-cell table:formula="of:=IF([.$A116]-[.G$2]=0;1;SIN(PI()*2*([.$A116]-[.G$2]))/(PI()*2*([.$A116]-[.G$2])))" office:value-type="float" office:value="0.126064196164438" calcext:value-type="float">
            <text:p>0,13</text:p>
          </table:table-cell>
          <table:table-cell table:formula="of:=IF([.$A116]-[.H$2]=0;1;SIN(PI()*2*([.$A116]-[.H$2]))/(PI()*2*([.$A116]-[.H$2])))" office:value-type="float" office:value="-0.209001167325252" calcext:value-type="float">
            <text:p>-0,21</text:p>
          </table:table-cell>
          <table:table-cell table:formula="of:=IF([.$A116]-[.I$2]=0;1;SIN(PI()*2*([.$A116]-[.I$2]))/(PI()*2*([.$A116]-[.I$2])))" office:value-type="float" office:value="0.610926489104581" calcext:value-type="float">
            <text:p>0,61</text:p>
          </table:table-cell>
          <table:table-cell table:formula="of:=IF([.$A116]-[.J$2]=0;1;SIN(PI()*2*([.$A116]-[.J$2]))/(PI()*2*([.$A116]-[.J$2])))" office:value-type="float" office:value="0.661837029863304" calcext:value-type="float">
            <text:p>0,66</text:p>
          </table:table-cell>
          <table:table-cell table:formula="of:=IF([.$A116]-[.K$2]=0;1;SIN(PI()*2*([.$A116]-[.K$2]))/(PI()*2*([.$A116]-[.K$2])))" office:value-type="float" office:value="-0.214649847523233" calcext:value-type="float">
            <text:p>-0,21</text:p>
          </table:table-cell>
          <table:table-cell table:formula="of:=IF([.$A116]-[.L$2]=0;1;SIN(PI()*2*([.$A116]-[.L$2]))/(PI()*2*([.$A116]-[.L$2])))" office:value-type="float" office:value="0.128097489650961" calcext:value-type="float">
            <text:p>0,13</text:p>
          </table:table-cell>
          <table:table-cell table:formula="of:=IF([.$A116]-[.M$2]=0;1;SIN(PI()*2*([.$A116]-[.M$2]))/(PI()*2*([.$A116]-[.M$2])))" office:value-type="float" office:value="-0.0912878661880414" calcext:value-type="float">
            <text:p>-0,09</text:p>
          </table:table-cell>
          <table:table-cell table:number-columns-repeated="1011"/>
        </table:table-row>
        <table:table-row table:style-name="ro1">
          <table:table-cell table:formula="of:=[.A116]+[.$A$1]" office:value-type="float" office:value="1.28" calcext:value-type="float">
            <text:p>1,28</text:p>
          </table:table-cell>
          <table:table-cell table:formula="of:=SIN([.$A117]*PI()-0.25)" office:value-type="float" office:value="-0.588858633230375" calcext:value-type="float">
            <text:p>-0,59</text:p>
          </table:table-cell>
          <table:table-cell table:formula="of:=SIN(2*[.$A117]*PI()-0.25)" office:value-type="float" office:value="0.998109198037851" calcext:value-type="float">
            <text:p>1,00</text:p>
          </table:table-cell>
          <table:table-cell table:formula="of:=SIN(-0.25) * ([.$G117] - [.$I117] + [.$K117] - [.$M117]) + SIN(PI() * 0.5 - 0.25) * ( [.$H117] - [.$J117] + [.$L117])" office:value-type="float" office:value="-0.619414283845626" calcext:value-type="float">
            <text:p>-0,62</text:p>
          </table:table-cell>
          <table:table-cell table:formula="of:= SIN(-0.25) * ([.$G117] - [.$H117] + [.$I117] - [.$J117] + [.$K117] - [.$L117] + [.$M117])" office:value-type="float" office:value="0.0657791352349132" calcext:value-type="float">
            <text:p>0,07</text:p>
          </table:table-cell>
          <table:table-cell/>
          <table:table-cell table:formula="of:=IF([.$A117]-[.G$2]=0;1;SIN(PI()*2*([.$A117]-[.G$2]))/(PI()*2*([.$A117]-[.G$2])))" office:value-type="float" office:value="0.122137399601264" calcext:value-type="float">
            <text:p>0,12</text:p>
          </table:table-cell>
          <table:table-cell table:formula="of:=IF([.$A117]-[.H$2]=0;1;SIN(PI()*2*([.$A117]-[.H$2]))/(PI()*2*([.$A117]-[.H$2])))" office:value-type="float" office:value="-0.200430604473869" calcext:value-type="float">
            <text:p>-0,20</text:p>
          </table:table-cell>
          <table:table-cell table:formula="of:=IF([.$A117]-[.I$2]=0;1;SIN(PI()*2*([.$A117]-[.I$2]))/(PI()*2*([.$A117]-[.I$2])))" office:value-type="float" office:value="0.558342398177206" calcext:value-type="float">
            <text:p>0,56</text:p>
          </table:table-cell>
          <table:table-cell table:formula="of:=IF([.$A117]-[.J$2]=0;1;SIN(PI()*2*([.$A117]-[.J$2]))/(PI()*2*([.$A117]-[.J$2])))" office:value-type="float" office:value="0.710617597680089" calcext:value-type="float">
            <text:p>0,71</text:p>
          </table:table-cell>
          <table:table-cell table:formula="of:=IF([.$A117]-[.K$2]=0;1;SIN(PI()*2*([.$A117]-[.K$2]))/(PI()*2*([.$A117]-[.K$2])))" office:value-type="float" office:value="-0.217133154846693" calcext:value-type="float">
            <text:p>-0,22</text:p>
          </table:table-cell>
          <table:table-cell table:formula="of:=IF([.$A117]-[.L$2]=0;1;SIN(PI()*2*([.$A117]-[.L$2]))/(PI()*2*([.$A117]-[.L$2])))" office:value-type="float" office:value="0.128144156958704" calcext:value-type="float">
            <text:p>0,13</text:p>
          </table:table-cell>
          <table:table-cell table:formula="of:=IF([.$A117]-[.M$2]=0;1;SIN(PI()*2*([.$A117]-[.M$2]))/(PI()*2*([.$A117]-[.M$2])))" office:value-type="float" office:value="-0.090892948540476" calcext:value-type="float">
            <text:p>-0,09</text:p>
          </table:table-cell>
          <table:table-cell table:number-columns-repeated="1011"/>
        </table:table-row>
        <table:table-row table:style-name="ro1">
          <table:table-cell table:formula="of:=[.A117]+[.$A$1]" office:value-type="float" office:value="1.3" calcext:value-type="float">
            <text:p>1,30</text:p>
          </table:table-cell>
          <table:table-cell table:formula="of:=SIN([.$A118]*PI()-0.25)" office:value-type="float" office:value="-0.638446216616324" calcext:value-type="float">
            <text:p>-0,64</text:p>
          </table:table-cell>
          <table:table-cell table:formula="of:=SIN(2*[.$A118]*PI()-0.25)" office:value-type="float" office:value="0.997942500272521" calcext:value-type="float">
            <text:p>1,00</text:p>
          </table:table-cell>
          <table:table-cell table:formula="of:=SIN(-0.25) * ([.$G118] - [.$I118] + [.$K118] - [.$M118]) + SIN(PI() * 0.5 - 0.25) * ( [.$H118] - [.$J118] + [.$L118])" office:value-type="float" office:value="-0.666916319426303" calcext:value-type="float">
            <text:p>-0,67</text:p>
          </table:table-cell>
          <table:table-cell table:formula="of:= SIN(-0.25) * ([.$G118] - [.$H118] + [.$I118] - [.$J118] + [.$K118] - [.$L118] + [.$M118])" office:value-type="float" office:value="0.0935301879375192" calcext:value-type="float">
            <text:p>0,09</text:p>
          </table:table-cell>
          <table:table-cell/>
          <table:table-cell table:formula="of:=IF([.$A118]-[.G$2]=0;1;SIN(PI()*2*([.$A118]-[.G$2]))/(PI()*2*([.$A118]-[.G$2])))" office:value-type="float" office:value="0.116434881329331" calcext:value-type="float">
            <text:p>0,12</text:p>
          </table:table-cell>
          <table:table-cell table:formula="of:=IF([.$A118]-[.H$2]=0;1;SIN(PI()*2*([.$A118]-[.H$2]))/(PI()*2*([.$A118]-[.H$2])))" office:value-type="float" office:value="-0.189206682160163" calcext:value-type="float">
            <text:p>-0,19</text:p>
          </table:table-cell>
          <table:table-cell table:formula="of:=IF([.$A118]-[.I$2]=0;1;SIN(PI()*2*([.$A118]-[.I$2]))/(PI()*2*([.$A118]-[.I$2])))" office:value-type="float" office:value="0.504551152427101" calcext:value-type="float">
            <text:p>0,50</text:p>
          </table:table-cell>
          <table:table-cell table:formula="of:=IF([.$A118]-[.J$2]=0;1;SIN(PI()*2*([.$A118]-[.J$2]))/(PI()*2*([.$A118]-[.J$2])))" office:value-type="float" office:value="0.75682672864066" calcext:value-type="float">
            <text:p>0,76</text:p>
          </table:table-cell>
          <table:table-cell table:formula="of:=IF([.$A118]-[.K$2]=0;1;SIN(PI()*2*([.$A118]-[.K$2]))/(PI()*2*([.$A118]-[.K$2])))" office:value-type="float" office:value="-0.216236208183045" calcext:value-type="float">
            <text:p>-0,22</text:p>
          </table:table-cell>
          <table:table-cell table:formula="of:=IF([.$A118]-[.L$2]=0;1;SIN(PI()*2*([.$A118]-[.L$2]))/(PI()*2*([.$A118]-[.L$2])))" office:value-type="float" office:value="0.126137788106776" calcext:value-type="float">
            <text:p>0,13</text:p>
          </table:table-cell>
          <table:table-cell table:formula="of:=IF([.$A118]-[.M$2]=0;1;SIN(PI()*2*([.$A118]-[.M$2]))/(PI()*2*([.$A118]-[.M$2])))" office:value-type="float" office:value="-0.0890384386636065" calcext:value-type="float">
            <text:p>-0,09</text:p>
          </table:table-cell>
          <table:table-cell table:number-columns-repeated="1011"/>
        </table:table-row>
        <table:table-row table:style-name="ro1">
          <table:table-cell table:formula="of:=[.A118]+[.$A$1]" office:value-type="float" office:value="1.32" calcext:value-type="float">
            <text:p>1,32</text:p>
          </table:table-cell>
          <table:table-cell table:formula="of:=SIN([.$A119]*PI()-0.25)" office:value-type="float" office:value="-0.68551414446362" calcext:value-type="float">
            <text:p>-0,69</text:p>
          </table:table-cell>
          <table:table-cell table:formula="of:=SIN(2*[.$A119]*PI()-0.25)" office:value-type="float" office:value="0.982037653135939" calcext:value-type="float">
            <text:p>0,98</text:p>
          </table:table-cell>
          <table:table-cell table:formula="of:=SIN(-0.25) * ([.$G119] - [.$I119] + [.$K119] - [.$M119]) + SIN(PI() * 0.5 - 0.25) * ( [.$H119] - [.$J119] + [.$L119])" office:value-type="float" office:value="-0.711550656127834" calcext:value-type="float">
            <text:p>-0,71</text:p>
          </table:table-cell>
          <table:table-cell table:formula="of:= SIN(-0.25) * ([.$G119] - [.$H119] + [.$I119] - [.$J119] + [.$K119] - [.$L119] + [.$M119])" office:value-type="float" office:value="0.1199508759562" calcext:value-type="float">
            <text:p>0,12</text:p>
          </table:table-cell>
          <table:table-cell/>
          <table:table-cell table:formula="of:=IF([.$A119]-[.G$2]=0;1;SIN(PI()*2*([.$A119]-[.G$2]))/(PI()*2*([.$A119]-[.G$2])))" office:value-type="float" office:value="0.109096740941846" calcext:value-type="float">
            <text:p>0,11</text:p>
          </table:table-cell>
          <table:table-cell table:formula="of:=IF([.$A119]-[.H$2]=0;1;SIN(PI()*2*([.$A119]-[.H$2]))/(PI()*2*([.$A119]-[.H$2])))" office:value-type="float" office:value="-0.175619143955166" calcext:value-type="float">
            <text:p>-0,18</text:p>
          </table:table-cell>
          <table:table-cell table:formula="of:=IF([.$A119]-[.I$2]=0;1;SIN(PI()*2*([.$A119]-[.I$2]))/(PI()*2*([.$A119]-[.I$2])))" office:value-type="float" office:value="0.450024056385111" calcext:value-type="float">
            <text:p>0,45</text:p>
          </table:table-cell>
          <table:table-cell table:formula="of:=IF([.$A119]-[.J$2]=0;1;SIN(PI()*2*([.$A119]-[.J$2]))/(PI()*2*([.$A119]-[.J$2])))" office:value-type="float" office:value="0.800042766906874" calcext:value-type="float">
            <text:p>0,80</text:p>
          </table:table-cell>
          <table:table-cell table:formula="of:=IF([.$A119]-[.K$2]=0;1;SIN(PI()*2*([.$A119]-[.K$2]))/(PI()*2*([.$A119]-[.K$2])))" office:value-type="float" office:value="-0.211776026534171" calcext:value-type="float">
            <text:p>-0,21</text:p>
          </table:table-cell>
          <table:table-cell table:formula="of:=IF([.$A119]-[.L$2]=0;1;SIN(PI()*2*([.$A119]-[.L$2]))/(PI()*2*([.$A119]-[.L$2])))" office:value-type="float" office:value="0.122040422070539" calcext:value-type="float">
            <text:p>0,12</text:p>
          </table:table-cell>
          <table:table-cell table:formula="of:=IF([.$A119]-[.M$2]=0;1;SIN(PI()*2*([.$A119]-[.M$2]))/(PI()*2*([.$A119]-[.M$2])))" office:value-type="float" office:value="-0.0857188678828787" calcext:value-type="float">
            <text:p>-0,09</text:p>
          </table:table-cell>
          <table:table-cell table:number-columns-repeated="1011"/>
        </table:table-row>
        <table:table-row table:style-name="ro1">
          <table:table-cell table:formula="of:=[.A119]+[.$A$1]" office:value-type="float" office:value="1.34" calcext:value-type="float">
            <text:p>1,34</text:p>
          </table:table-cell>
          <table:table-cell table:formula="of:=SIN([.$A120]*PI()-0.25)" office:value-type="float" office:value="-0.729876661164341" calcext:value-type="float">
            <text:p>-0,73</text:p>
          </table:table-cell>
          <table:table-cell table:formula="of:=SIN(2*[.$A120]*PI()-0.25)" office:value-type="float" office:value="0.950645485568545" calcext:value-type="float">
            <text:p>0,95</text:p>
          </table:table-cell>
          <table:table-cell table:formula="of:=SIN(-0.25) * ([.$G120] - [.$I120] + [.$K120] - [.$M120]) + SIN(PI() * 0.5 - 0.25) * ( [.$H120] - [.$J120] + [.$L120])" office:value-type="float" office:value="-0.753201563814122" calcext:value-type="float">
            <text:p>-0,75</text:p>
          </table:table-cell>
          <table:table-cell table:formula="of:= SIN(-0.25) * ([.$G120] - [.$H120] + [.$I120] - [.$J120] + [.$K120] - [.$L120] + [.$M120])" office:value-type="float" office:value="0.14467642111683" calcext:value-type="float">
            <text:p>0,14</text:p>
          </table:table-cell>
          <table:table-cell/>
          <table:table-cell table:formula="of:=IF([.$A120]-[.G$2]=0;1;SIN(PI()*2*([.$A120]-[.G$2]))/(PI()*2*([.$A120]-[.G$2])))" office:value-type="float" office:value="0.100282808159829" calcext:value-type="float">
            <text:p>0,10</text:p>
          </table:table-cell>
          <table:table-cell table:formula="of:=IF([.$A120]-[.H$2]=0;1;SIN(PI()*2*([.$A120]-[.H$2]))/(PI()*2*([.$A120]-[.H$2])))" office:value-type="float" office:value="-0.159974955874012" calcext:value-type="float">
            <text:p>-0,16</text:p>
          </table:table-cell>
          <table:table-cell table:formula="of:=IF([.$A120]-[.I$2]=0;1;SIN(PI()*2*([.$A120]-[.I$2]))/(PI()*2*([.$A120]-[.I$2])))" office:value-type="float" office:value="0.395232243924029" calcext:value-type="float">
            <text:p>0,40</text:p>
          </table:table-cell>
          <table:table-cell table:formula="of:=IF([.$A120]-[.J$2]=0;1;SIN(PI()*2*([.$A120]-[.J$2]))/(PI()*2*([.$A120]-[.J$2])))" office:value-type="float" office:value="0.839868518338573" calcext:value-type="float">
            <text:p>0,84</text:p>
          </table:table-cell>
          <table:table-cell table:formula="of:=IF([.$A120]-[.K$2]=0;1;SIN(PI()*2*([.$A120]-[.K$2]))/(PI()*2*([.$A120]-[.K$2])))" office:value-type="float" office:value="-0.203604489294198" calcext:value-type="float">
            <text:p>-0,20</text:p>
          </table:table-cell>
          <table:table-cell table:formula="of:=IF([.$A120]-[.L$2]=0;1;SIN(PI()*2*([.$A120]-[.L$2]))/(PI()*2*([.$A120]-[.L$2])))" office:value-type="float" office:value="0.11584393356394" calcext:value-type="float">
            <text:p>0,12</text:p>
          </table:table-cell>
          <table:table-cell table:formula="of:=IF([.$A120]-[.M$2]=0;1;SIN(PI()*2*([.$A120]-[.M$2]))/(PI()*2*([.$A120]-[.M$2])))" office:value-type="float" office:value="-0.0809511824904642" calcext:value-type="float">
            <text:p>-0,08</text:p>
          </table:table-cell>
          <table:table-cell table:number-columns-repeated="1011"/>
        </table:table-row>
        <table:table-row table:style-name="ro1">
          <table:table-cell table:formula="of:=[.A120]+[.$A$1]" office:value-type="float" office:value="1.36" calcext:value-type="float">
            <text:p>1,36</text:p>
          </table:table-cell>
          <table:table-cell table:formula="of:=SIN([.$A121]*PI()-0.25)" office:value-type="float" office:value="-0.771358688132373" calcext:value-type="float">
            <text:p>-0,77</text:p>
          </table:table-cell>
          <table:table-cell table:formula="of:=SIN(2*[.$A121]*PI()-0.25)" office:value-type="float" office:value="0.904261070805649" calcext:value-type="float">
            <text:p>0,90</text:p>
          </table:table-cell>
          <table:table-cell table:formula="of:=SIN(-0.25) * ([.$G121] - [.$I121] + [.$K121] - [.$M121]) + SIN(PI() * 0.5 - 0.25) * ( [.$H121] - [.$J121] + [.$L121])" office:value-type="float" office:value="-0.791765895150562" calcext:value-type="float">
            <text:p>-0,79</text:p>
          </table:table-cell>
          <table:table-cell table:formula="of:= SIN(-0.25) * ([.$G121] - [.$H121] + [.$I121] - [.$J121] + [.$K121] - [.$L121] + [.$M121])" office:value-type="float" office:value="0.16736555001204" calcext:value-type="float">
            <text:p>0,17</text:p>
          </table:table-cell>
          <table:table-cell/>
          <table:table-cell table:formula="of:=IF([.$A121]-[.G$2]=0;1;SIN(PI()*2*([.$A121]-[.G$2]))/(PI()*2*([.$A121]-[.G$2])))" office:value-type="float" office:value="0.0901698465481849" calcext:value-type="float">
            <text:p>0,09</text:p>
          </table:table-cell>
          <table:table-cell table:formula="of:=IF([.$A121]-[.H$2]=0;1;SIN(PI()*2*([.$A121]-[.H$2]))/(PI()*2*([.$A121]-[.H$2])))" office:value-type="float" office:value="-0.142594175936664" calcext:value-type="float">
            <text:p>-0,14</text:p>
          </table:table-cell>
          <table:table-cell table:formula="of:=IF([.$A121]-[.I$2]=0;1;SIN(PI()*2*([.$A121]-[.I$2]))/(PI()*2*([.$A121]-[.I$2])))" office:value-type="float" office:value="0.340641642515364" calcext:value-type="float">
            <text:p>0,34</text:p>
          </table:table-cell>
          <table:table-cell table:formula="of:=IF([.$A121]-[.J$2]=0;1;SIN(PI()*2*([.$A121]-[.J$2]))/(PI()*2*([.$A121]-[.J$2])))" office:value-type="float" office:value="0.875935652182377" calcext:value-type="float">
            <text:p>0,88</text:p>
          </table:table-cell>
          <table:table-cell table:formula="of:=IF([.$A121]-[.K$2]=0;1;SIN(PI()*2*([.$A121]-[.K$2]))/(PI()*2*([.$A121]-[.K$2])))" office:value-type="float" office:value="-0.191610923914893" calcext:value-type="float">
            <text:p>-0,19</text:p>
          </table:table-cell>
          <table:table-cell table:formula="of:=IF([.$A121]-[.L$2]=0;1;SIN(PI()*2*([.$A121]-[.L$2]))/(PI()*2*([.$A121]-[.L$2])))" office:value-type="float" office:value="0.107571045004852" calcext:value-type="float">
            <text:p>0,11</text:p>
          </table:table-cell>
          <table:table-cell table:formula="of:=IF([.$A121]-[.M$2]=0;1;SIN(PI()*2*([.$A121]-[.M$2]))/(PI()*2*([.$A121]-[.M$2])))" office:value-type="float" office:value="-0.0747749946984949" calcext:value-type="float">
            <text:p>-0,07</text:p>
          </table:table-cell>
          <table:table-cell table:number-columns-repeated="1011"/>
        </table:table-row>
        <table:table-row table:style-name="ro1">
          <table:table-cell table:formula="of:=[.A121]+[.$A$1]" office:value-type="float" office:value="1.38" calcext:value-type="float">
            <text:p>1,38</text:p>
          </table:table-cell>
          <table:table-cell table:formula="of:=SIN([.$A122]*PI()-0.25)" office:value-type="float" office:value="-0.809796514758612" calcext:value-type="float">
            <text:p>-0,81</text:p>
          </table:table-cell>
          <table:table-cell table:formula="of:=SIN(2*[.$A122]*PI()-0.25)" office:value-type="float" office:value="0.843615918776766" calcext:value-type="float">
            <text:p>0,84</text:p>
          </table:table-cell>
          <table:table-cell table:formula="of:=SIN(-0.25) * ([.$G122] - [.$I122] + [.$K122] - [.$M122]) + SIN(PI() * 0.5 - 0.25) * ( [.$H122] - [.$J122] + [.$L122])" office:value-type="float" office:value="-0.827152308430865" calcext:value-type="float">
            <text:p>-0,83</text:p>
          </table:table-cell>
          <table:table-cell table:formula="of:= SIN(-0.25) * ([.$G122] - [.$H122] + [.$I122] - [.$J122] + [.$K122] - [.$L122] + [.$M122])" office:value-type="float" office:value="0.187705173443011" calcext:value-type="float">
            <text:p>0,19</text:p>
          </table:table-cell>
          <table:table-cell/>
          <table:table-cell table:formula="of:=IF([.$A122]-[.G$2]=0;1;SIN(PI()*2*([.$A122]-[.G$2]))/(PI()*2*([.$A122]-[.G$2])))" office:value-type="float" office:value="0.0789485910781166" calcext:value-type="float">
            <text:p>0,08</text:p>
          </table:table-cell>
          <table:table-cell table:formula="of:=IF([.$A122]-[.H$2]=0;1;SIN(PI()*2*([.$A122]-[.H$2]))/(PI()*2*([.$A122]-[.H$2])))" office:value-type="float" office:value="-0.123805745099774" calcext:value-type="float">
            <text:p>-0,12</text:p>
          </table:table-cell>
          <table:table-cell table:formula="of:=IF([.$A122]-[.I$2]=0;1;SIN(PI()*2*([.$A122]-[.I$2]))/(PI()*2*([.$A122]-[.I$2])))" office:value-type="float" office:value="0.286708041283686" calcext:value-type="float">
            <text:p>0,29</text:p>
          </table:table-cell>
          <table:table-cell table:formula="of:=IF([.$A122]-[.J$2]=0;1;SIN(PI()*2*([.$A122]-[.J$2]))/(PI()*2*([.$A122]-[.J$2])))" office:value-type="float" office:value="0.907908797398353" calcext:value-type="float">
            <text:p>0,91</text:p>
          </table:table-cell>
          <table:table-cell table:formula="of:=IF([.$A122]-[.K$2]=0;1;SIN(PI()*2*([.$A122]-[.K$2]))/(PI()*2*([.$A122]-[.K$2])))" office:value-type="float" office:value="-0.175724283367421" calcext:value-type="float">
            <text:p>-0,18</text:p>
          </table:table-cell>
          <table:table-cell table:formula="of:=IF([.$A122]-[.L$2]=0;1;SIN(PI()*2*([.$A122]-[.L$2]))/(PI()*2*([.$A122]-[.L$2])))" office:value-type="float" office:value="0.0972759425783939" calcext:value-type="float">
            <text:p>0,10</text:p>
          </table:table-cell>
          <table:table-cell table:formula="of:=IF([.$A122]-[.M$2]=0;1;SIN(PI()*2*([.$A122]-[.M$2]))/(PI()*2*([.$A122]-[.M$2])))" office:value-type="float" office:value="-0.0672525035109883" calcext:value-type="float">
            <text:p>-0,07</text:p>
          </table:table-cell>
          <table:table-cell table:number-columns-repeated="1011"/>
        </table:table-row>
        <table:table-row table:style-name="ro1">
          <table:table-cell table:formula="of:=[.A122]+[.$A$1]" office:value-type="float" office:value="1.4" calcext:value-type="float">
            <text:p>1,40</text:p>
          </table:table-cell>
          <table:table-cell table:formula="of:=SIN([.$A123]*PI()-0.25)" office:value-type="float" office:value="-0.845038444501934" calcext:value-type="float">
            <text:p>-0,85</text:p>
          </table:table-cell>
          <table:table-cell table:formula="of:=SIN(2*[.$A123]*PI()-0.25)" office:value-type="float" office:value="0.769666439757053" calcext:value-type="float">
            <text:p>0,77</text:p>
          </table:table-cell>
          <table:table-cell table:formula="of:=SIN(-0.25) * ([.$G123] - [.$I123] + [.$K123] - [.$M123]) + SIN(PI() * 0.5 - 0.25) * ( [.$H123] - [.$J123] + [.$L123])" office:value-type="float" office:value="-0.859280477973056" calcext:value-type="float">
            <text:p>-0,86</text:p>
          </table:table-cell>
          <table:table-cell table:formula="of:= SIN(-0.25) * ([.$G123] - [.$H123] + [.$I123] - [.$J123] + [.$K123] - [.$L123] + [.$M123])" office:value-type="float" office:value="0.205414679818147" calcext:value-type="float">
            <text:p>0,21</text:p>
          </table:table-cell>
          <table:table-cell/>
          <table:table-cell table:formula="of:=IF([.$A123]-[.G$2]=0;1;SIN(PI()*2*([.$A123]-[.G$2]))/(PI()*2*([.$A123]-[.G$2])))" office:value-type="float" office:value="0.0668206631277591" calcext:value-type="float">
            <text:p>0,07</text:p>
          </table:table-cell>
          <table:table-cell table:formula="of:=IF([.$A123]-[.H$2]=0;1;SIN(PI()*2*([.$A123]-[.H$2]))/(PI()*2*([.$A123]-[.H$2])))" office:value-type="float" office:value="-0.103943253754292" calcext:value-type="float">
            <text:p>-0,10</text:p>
          </table:table-cell>
          <table:table-cell table:formula="of:=IF([.$A123]-[.I$2]=0;1;SIN(PI()*2*([.$A123]-[.I$2]))/(PI()*2*([.$A123]-[.I$2])))" office:value-type="float" office:value="0.233872320947156" calcext:value-type="float">
            <text:p>0,23</text:p>
          </table:table-cell>
          <table:table-cell table:formula="of:=IF([.$A123]-[.J$2]=0;1;SIN(PI()*2*([.$A123]-[.J$2]))/(PI()*2*([.$A123]-[.J$2])))" office:value-type="float" office:value="0.935489283788641" calcext:value-type="float">
            <text:p>0,94</text:p>
          </table:table-cell>
          <table:table-cell table:formula="of:=IF([.$A123]-[.K$2]=0;1;SIN(PI()*2*([.$A123]-[.K$2]))/(PI()*2*([.$A123]-[.K$2])))" office:value-type="float" office:value="-0.155914880631438" calcext:value-type="float">
            <text:p>-0,16</text:p>
          </table:table-cell>
          <table:table-cell table:formula="of:=IF([.$A123]-[.L$2]=0;1;SIN(PI()*2*([.$A123]-[.L$2]))/(PI()*2*([.$A123]-[.L$2])))" office:value-type="float" office:value="0.0850444803444208" calcext:value-type="float">
            <text:p>0,09</text:p>
          </table:table-cell>
          <table:table-cell table:formula="of:=IF([.$A123]-[.M$2]=0;1;SIN(PI()*2*([.$A123]-[.M$2]))/(PI()*2*([.$A123]-[.M$2])))" office:value-type="float" office:value="-0.0584680802367893" calcext:value-type="float">
            <text:p>-0,06</text:p>
          </table:table-cell>
          <table:table-cell table:number-columns-repeated="1011"/>
        </table:table-row>
        <table:table-row table:style-name="ro1">
          <table:table-cell table:formula="of:=[.A123]+[.$A$1]" office:value-type="float" office:value="1.42" calcext:value-type="float">
            <text:p>1,42</text:p>
          </table:table-cell>
          <table:table-cell table:formula="of:=SIN([.$A124]*PI()-0.25)" office:value-type="float" office:value="-0.87694539356615" calcext:value-type="float">
            <text:p>-0,88</text:p>
          </table:table-cell>
          <table:table-cell table:formula="of:=SIN(2*[.$A124]*PI()-0.25)" office:value-type="float" office:value="0.683578861205925" calcext:value-type="float">
            <text:p>0,68</text:p>
          </table:table-cell>
          <table:table-cell table:formula="of:=SIN(-0.25) * ([.$G124] - [.$I124] + [.$K124] - [.$M124]) + SIN(PI() * 0.5 - 0.25) * ( [.$H124] - [.$J124] + [.$L124])" office:value-type="float" office:value="-0.888080314319097" calcext:value-type="float">
            <text:p>-0,89</text:p>
          </table:table-cell>
          <table:table-cell table:formula="of:= SIN(-0.25) * ([.$G124] - [.$H124] + [.$I124] - [.$J124] + [.$K124] - [.$L124] + [.$M124])" office:value-type="float" office:value="0.220249783513535" calcext:value-type="float">
            <text:p>0,22</text:p>
          </table:table-cell>
          <table:table-cell/>
          <table:table-cell table:formula="of:=IF([.$A124]-[.G$2]=0;1;SIN(PI()*2*([.$A124]-[.G$2]))/(PI()*2*([.$A124]-[.G$2])))" office:value-type="float" office:value="0.0539954074549074" calcext:value-type="float">
            <text:p>0,05</text:p>
          </table:table-cell>
          <table:table-cell table:formula="of:=IF([.$A124]-[.H$2]=0;1;SIN(PI()*2*([.$A124]-[.H$2]))/(PI()*2*([.$A124]-[.H$2])))" office:value-type="float" office:value="-0.0833407375934442" calcext:value-type="float">
            <text:p>-0,08</text:p>
          </table:table-cell>
          <table:table-cell table:formula="of:=IF([.$A124]-[.I$2]=0;1;SIN(PI()*2*([.$A124]-[.I$2]))/(PI()*2*([.$A124]-[.I$2])))" office:value-type="float" office:value="0.182555901395163" calcext:value-type="float">
            <text:p>0,18</text:p>
          </table:table-cell>
          <table:table-cell table:formula="of:=IF([.$A124]-[.J$2]=0;1;SIN(PI()*2*([.$A124]-[.J$2]))/(PI()*2*([.$A124]-[.J$2])))" office:value-type="float" office:value="0.958418482324626" calcext:value-type="float">
            <text:p>0,96</text:p>
          </table:table-cell>
          <table:table-cell table:formula="of:=IF([.$A124]-[.K$2]=0;1;SIN(PI()*2*([.$A124]-[.K$2]))/(PI()*2*([.$A124]-[.K$2])))" office:value-type="float" office:value="-0.132195652734429" calcext:value-type="float">
            <text:p>-0,13</text:p>
          </table:table-cell>
          <table:table-cell table:formula="of:=IF([.$A124]-[.L$2]=0;1;SIN(PI()*2*([.$A124]-[.L$2]))/(PI()*2*([.$A124]-[.L$2])))" office:value-type="float" office:value="0.0709939616536748" calcext:value-type="float">
            <text:p>0,07</text:p>
          </table:table-cell>
          <table:table-cell table:formula="of:=IF([.$A124]-[.M$2]=0;1;SIN(PI()*2*([.$A124]-[.M$2]))/(PI()*2*([.$A124]-[.M$2])))" office:value-type="float" office:value="-0.0485275180923852" calcext:value-type="float">
            <text:p>-0,05</text:p>
          </table:table-cell>
          <table:table-cell table:number-columns-repeated="1011"/>
        </table:table-row>
        <table:table-row table:style-name="ro1">
          <table:table-cell table:formula="of:=[.A124]+[.$A$1]" office:value-type="float" office:value="1.44" calcext:value-type="float">
            <text:p>1,44</text:p>
          </table:table-cell>
          <table:table-cell table:formula="of:=SIN([.$A125]*PI()-0.25)" office:value-type="float" office:value="-0.905391439800201" calcext:value-type="float">
            <text:p>-0,91</text:p>
          </table:table-cell>
          <table:table-cell table:formula="of:=SIN(2*[.$A125]*PI()-0.25)" office:value-type="float" office:value="0.586710835663362" calcext:value-type="float">
            <text:p>0,59</text:p>
          </table:table-cell>
          <table:table-cell table:formula="of:=SIN(-0.25) * ([.$G125] - [.$I125] + [.$K125] - [.$M125]) + SIN(PI() * 0.5 - 0.25) * ( [.$H125] - [.$J125] + [.$L125])" office:value-type="float" office:value="-0.913491215332443" calcext:value-type="float">
            <text:p>-0,91</text:p>
          </table:table-cell>
          <table:table-cell table:formula="of:= SIN(-0.25) * ([.$G125] - [.$H125] + [.$I125] - [.$J125] + [.$K125] - [.$L125] + [.$M125])" office:value-type="float" office:value="0.232005875300365" calcext:value-type="float">
            <text:p>0,23</text:p>
          </table:table-cell>
          <table:table-cell/>
          <table:table-cell table:formula="of:=IF([.$A125]-[.G$2]=0;1;SIN(PI()*2*([.$A125]-[.G$2]))/(PI()*2*([.$A125]-[.G$2])))" office:value-type="float" office:value="0.040686695995318" calcext:value-type="float">
            <text:p>0,04</text:p>
          </table:table-cell>
          <table:table-cell table:formula="of:=IF([.$A125]-[.H$2]=0;1;SIN(PI()*2*([.$A125]-[.H$2]))/(PI()*2*([.$A125]-[.H$2])))" office:value-type="float" office:value="-0.0623285555672957" calcext:value-type="float">
            <text:p>-0,06</text:p>
          </table:table-cell>
          <table:table-cell table:formula="of:=IF([.$A125]-[.I$2]=0;1;SIN(PI()*2*([.$A125]-[.I$2]))/(PI()*2*([.$A125]-[.I$2])))" office:value-type="float" office:value="0.13315645962104" calcext:value-type="float">
            <text:p>0,13</text:p>
          </table:table-cell>
          <table:table-cell table:formula="of:=IF([.$A125]-[.J$2]=0;1;SIN(PI()*2*([.$A125]-[.J$2]))/(PI()*2*([.$A125]-[.J$2])))" office:value-type="float" office:value="0.976480703887657" calcext:value-type="float">
            <text:p>0,98</text:p>
          </table:table-cell>
          <table:table-cell table:formula="of:=IF([.$A125]-[.K$2]=0;1;SIN(PI()*2*([.$A125]-[.K$2]))/(PI()*2*([.$A125]-[.K$2])))" office:value-type="float" office:value="-0.104622932559389" calcext:value-type="float">
            <text:p>-0,10</text:p>
          </table:table-cell>
          <table:table-cell table:formula="of:=IF([.$A125]-[.L$2]=0;1;SIN(PI()*2*([.$A125]-[.L$2]))/(PI()*2*([.$A125]-[.L$2])))" office:value-type="float" office:value="0.0552724926728849" calcext:value-type="float">
            <text:p>0,06</text:p>
          </table:table-cell>
          <table:table-cell table:formula="of:=IF([.$A125]-[.M$2]=0;1;SIN(PI()*2*([.$A125]-[.M$2]))/(PI()*2*([.$A125]-[.M$2])))" office:value-type="float" office:value="-0.0375569501495243" calcext:value-type="float">
            <text:p>-0,04</text:p>
          </table:table-cell>
          <table:table-cell table:number-columns-repeated="1011"/>
        </table:table-row>
        <table:table-row table:style-name="ro1">
          <table:table-cell table:formula="of:=[.A125]+[.$A$1]" office:value-type="float" office:value="1.46" calcext:value-type="float">
            <text:p>1,46</text:p>
          </table:table-cell>
          <table:table-cell table:formula="of:=SIN([.$A126]*PI()-0.25)" office:value-type="float" office:value="-0.930264319655365" calcext:value-type="float">
            <text:p>-0,93</text:p>
          </table:table-cell>
          <table:table-cell table:formula="of:=SIN(2*[.$A126]*PI()-0.25)" office:value-type="float" office:value="0.480590029758323" calcext:value-type="float">
            <text:p>0,48</text:p>
          </table:table-cell>
          <table:table-cell table:formula="of:=SIN(-0.25) * ([.$G126] - [.$I126] + [.$K126] - [.$M126]) + SIN(PI() * 0.5 - 0.25) * ( [.$H126] - [.$J126] + [.$L126])" office:value-type="float" office:value="-0.93546136778904" calcext:value-type="float">
            <text:p>-0,94</text:p>
          </table:table-cell>
          <table:table-cell table:formula="of:= SIN(-0.25) * ([.$G126] - [.$H126] + [.$I126] - [.$J126] + [.$K126] - [.$L126] + [.$M126])" office:value-type="float" office:value="0.240520828777617" calcext:value-type="float">
            <text:p>0,24</text:p>
          </table:table-cell>
          <table:table-cell/>
          <table:table-cell table:formula="of:=IF([.$A126]-[.G$2]=0;1;SIN(PI()*2*([.$A126]-[.G$2]))/(PI()*2*([.$A126]-[.G$2])))" office:value-type="float" office:value="0.0271097430405827" calcext:value-type="float">
            <text:p>0,03</text:p>
          </table:table-cell>
          <table:table-cell table:formula="of:=IF([.$A126]-[.H$2]=0;1;SIN(PI()*2*([.$A126]-[.H$2]))/(PI()*2*([.$A126]-[.H$2])))" office:value-type="float" office:value="-0.0412294008742196" calcext:value-type="float">
            <text:p>-0,04</text:p>
          </table:table-cell>
          <table:table-cell table:formula="of:=IF([.$A126]-[.I$2]=0;1;SIN(PI()*2*([.$A126]-[.I$2]))/(PI()*2*([.$A126]-[.I$2])))" office:value-type="float" office:value="0.0860439670418495" calcext:value-type="float">
            <text:p>0,09</text:p>
          </table:table-cell>
          <table:table-cell table:formula="of:=IF([.$A126]-[.J$2]=0;1;SIN(PI()*2*([.$A126]-[.J$2]))/(PI()*2*([.$A126]-[.J$2])))" office:value-type="float" office:value="0.989505620981309" calcext:value-type="float">
            <text:p>0,99</text:p>
          </table:table-cell>
          <table:table-cell table:formula="of:=IF([.$A126]-[.K$2]=0;1;SIN(PI()*2*([.$A126]-[.K$2]))/(PI()*2*([.$A126]-[.K$2])))" office:value-type="float" office:value="-0.0732967126652796" calcext:value-type="float">
            <text:p>-0,07</text:p>
          </table:table-cell>
          <table:table-cell table:formula="of:=IF([.$A126]-[.L$2]=0;1;SIN(PI()*2*([.$A126]-[.L$2]))/(PI()*2*([.$A126]-[.L$2])))" office:value-type="float" office:value="0.0380579084992797" calcext:value-type="float">
            <text:p>0,04</text:p>
          </table:table-cell>
          <table:table-cell table:formula="of:=IF([.$A126]-[.M$2]=0;1;SIN(PI()*2*([.$A126]-[.M$2]))/(PI()*2*([.$A126]-[.M$2])))" office:value-type="float" office:value="-0.0257014447008122" calcext:value-type="float">
            <text:p>-0,03</text:p>
          </table:table-cell>
          <table:table-cell table:number-columns-repeated="1011"/>
        </table:table-row>
        <table:table-row table:style-name="ro1">
          <table:table-cell table:formula="of:=[.A126]+[.$A$1]" office:value-type="float" office:value="1.48" calcext:value-type="float">
            <text:p>1,48</text:p>
          </table:table-cell>
          <table:table-cell table:formula="of:=SIN([.$A127]*PI()-0.25)" office:value-type="float" office:value="-0.951465871238189" calcext:value-type="float">
            <text:p>-0,95</text:p>
          </table:table-cell>
          <table:table-cell table:formula="of:=SIN(2*[.$A127]*PI()-0.25)" office:value-type="float" office:value="0.366890031993428" calcext:value-type="float">
            <text:p>0,37</text:p>
          </table:table-cell>
          <table:table-cell table:formula="of:=SIN(-0.25) * ([.$G127] - [.$I127] + [.$K127] - [.$M127]) + SIN(PI() * 0.5 - 0.25) * ( [.$H127] - [.$J127] + [.$L127])" office:value-type="float" office:value="-0.953947117228859" calcext:value-type="float">
            <text:p>-0,95</text:p>
          </table:table-cell>
          <table:table-cell table:formula="of:= SIN(-0.25) * ([.$G127] - [.$H127] + [.$I127] - [.$J127] + [.$K127] - [.$L127] + [.$M127])" office:value-type="float" office:value="0.24567722421963" calcext:value-type="float">
            <text:p>0,25</text:p>
          </table:table-cell>
          <table:table-cell/>
          <table:table-cell table:formula="of:=IF([.$A127]-[.G$2]=0;1;SIN(PI()*2*([.$A127]-[.G$2]))/(PI()*2*([.$A127]-[.G$2])))" office:value-type="float" office:value="0.0134779754428707" calcext:value-type="float">
            <text:p>0,01</text:p>
          </table:table-cell>
          <table:table-cell table:formula="of:=IF([.$A127]-[.H$2]=0;1;SIN(PI()*2*([.$A127]-[.H$2]))/(PI()*2*([.$A127]-[.H$2])))" office:value-type="float" office:value="-0.0203544935259679" calcext:value-type="float">
            <text:p>-0,02</text:p>
          </table:table-cell>
          <table:table-cell table:formula="of:=IF([.$A127]-[.I$2]=0;1;SIN(PI()*2*([.$A127]-[.I$2]))/(PI()*2*([.$A127]-[.I$2])))" office:value-type="float" office:value="0.0415570909488511" calcext:value-type="float">
            <text:p>0,04</text:p>
          </table:table-cell>
          <table:table-cell table:formula="of:=IF([.$A127]-[.J$2]=0;1;SIN(PI()*2*([.$A127]-[.J$2]))/(PI()*2*([.$A127]-[.J$2])))" office:value-type="float" office:value="0.997370182772504" calcext:value-type="float">
            <text:p>1,00</text:p>
          </table:table-cell>
          <table:table-cell table:formula="of:=IF([.$A127]-[.K$2]=0;1;SIN(PI()*2*([.$A127]-[.K$2]))/(PI()*2*([.$A127]-[.K$2])))" office:value-type="float" office:value="-0.0383603916450934" calcext:value-type="float">
            <text:p>-0,04</text:p>
          </table:table-cell>
          <table:table-cell table:formula="of:=IF([.$A127]-[.L$2]=0;1;SIN(PI()*2*([.$A127]-[.L$2]))/(PI()*2*([.$A127]-[.L$2])))" office:value-type="float" office:value="0.019556278093577" calcext:value-type="float">
            <text:p>0,02</text:p>
          </table:table-cell>
          <table:table-cell table:formula="of:=IF([.$A127]-[.M$2]=0;1;SIN(PI()*2*([.$A127]-[.M$2]))/(PI()*2*([.$A127]-[.M$2])))" office:value-type="float" office:value="-0.0131232918785845" calcext:value-type="float">
            <text:p>-0,01</text:p>
          </table:table-cell>
          <table:table-cell table:number-columns-repeated="1011"/>
        </table:table-row>
        <table:table-row table:style-name="ro1">
          <table:table-cell table:formula="of:=[.A127]+[.$A$1]" office:value-type="float" office:value="1.5" calcext:value-type="float">
            <text:p>1,50</text:p>
          </table:table-cell>
          <table:table-cell table:formula="of:=SIN([.$A128]*PI()-0.25)" office:value-type="float" office:value="-0.968912421710646" calcext:value-type="float">
            <text:p>-0,97</text:p>
          </table:table-cell>
          <table:table-cell table:formula="of:=SIN(2*[.$A128]*PI()-0.25)" office:value-type="float" office:value="0.247403959254515" calcext:value-type="float">
            <text:p>0,25</text:p>
          </table:table-cell>
          <table:table-cell table:formula="of:=SIN(-0.25) * ([.$G128] - [.$I128] + [.$K128] - [.$M128]) + SIN(PI() * 0.5 - 0.25) * ( [.$H128] - [.$J128] + [.$L128])" office:value-type="float" office:value="-0.968912421710646" calcext:value-type="float">
            <text:p>-0,97</text:p>
          </table:table-cell>
          <table:table-cell table:formula="of:= SIN(-0.25) * ([.$G128] - [.$H128] + [.$I128] - [.$J128] + [.$K128] - [.$L128] + [.$M128])" office:value-type="float" office:value="0.247403959254523" calcext:value-type="float">
            <text:p>0,25</text:p>
          </table:table-cell>
          <table:table-cell/>
          <table:table-cell table:formula="of:=IF([.$A128]-[.G$2]=0;1;SIN(PI()*2*([.$A128]-[.G$2]))/(PI()*2*([.$A128]-[.G$2])))" office:value-type="float" office:value="-9.03404853960292E-016" calcext:value-type="float">
            <text:p>0,00</text:p>
          </table:table-cell>
          <table:table-cell table:formula="of:=IF([.$A128]-[.H$2]=0;1;SIN(PI()*2*([.$A128]-[.H$2]))/(PI()*2*([.$A128]-[.H$2])))" office:value-type="float" office:value="1.51595612594586E-015" calcext:value-type="float">
            <text:p>0,00</text:p>
          </table:table-cell>
          <table:table-cell table:formula="of:=IF([.$A128]-[.I$2]=0;1;SIN(PI()*2*([.$A128]-[.I$2]))/(PI()*2*([.$A128]-[.I$2])))" office:value-type="float" office:value="-3.0708939702169E-015" calcext:value-type="float">
            <text:p>0,00</text:p>
          </table:table-cell>
          <table:table-cell table:formula="of:=IF([.$A128]-[.J$2]=0;1;SIN(PI()*2*([.$A128]-[.J$2]))/(PI()*2*([.$A128]-[.J$2])))" office:value-type="float" office:value="1" calcext:value-type="float">
            <text:p>1,00</text:p>
          </table:table-cell>
          <table:table-cell table:formula="of:=IF([.$A128]-[.K$2]=0;1;SIN(PI()*2*([.$A128]-[.K$2]))/(PI()*2*([.$A128]-[.K$2])))" office:value-type="float" office:value="3.14885740686731E-015" calcext:value-type="float">
            <text:p>0,00</text:p>
          </table:table-cell>
          <table:table-cell table:formula="of:=IF([.$A128]-[.L$2]=0;1;SIN(PI()*2*([.$A128]-[.L$2]))/(PI()*2*([.$A128]-[.L$2])))" office:value-type="float" office:value="-1.59391956259625E-015" calcext:value-type="float">
            <text:p>0,00</text:p>
          </table:table-cell>
          <table:table-cell table:formula="of:=IF([.$A128]-[.M$2]=0;1;SIN(PI()*2*([.$A128]-[.M$2]))/(PI()*2*([.$A128]-[.M$2])))" office:value-type="float" office:value="9.81368290610681E-016" calcext:value-type="float">
            <text:p>0,00</text:p>
          </table:table-cell>
          <table:table-cell table:number-columns-repeated="1011"/>
        </table:table-row>
        <table:table-row table:style-name="ro1">
          <table:table-cell table:formula="of:=[.A128]+[.$A$1]" office:value-type="float" office:value="1.52" calcext:value-type="float">
            <text:p>1,52</text:p>
          </table:table-cell>
          <table:table-cell table:formula="of:=SIN([.$A129]*PI()-0.25)" office:value-type="float" office:value="-0.98253511750859" calcext:value-type="float">
            <text:p>-0,98</text:p>
          </table:table-cell>
          <table:table-cell table:formula="of:=SIN(2*[.$A129]*PI()-0.25)" office:value-type="float" office:value="0.124016178286195" calcext:value-type="float">
            <text:p>0,12</text:p>
          </table:table-cell>
          <table:table-cell table:formula="of:=SIN(-0.25) * ([.$G129] - [.$I129] + [.$K129] - [.$M129]) + SIN(PI() * 0.5 - 0.25) * ( [.$H129] - [.$J129] + [.$L129])" office:value-type="float" office:value="-0.980328402730622" calcext:value-type="float">
            <text:p>-0,98</text:p>
          </table:table-cell>
          <table:table-cell table:formula="of:= SIN(-0.25) * ([.$G129] - [.$H129] + [.$I129] - [.$J129] + [.$K129] - [.$L129] + [.$M129])" office:value-type="float" office:value="0.24567722421963" calcext:value-type="float">
            <text:p>0,25</text:p>
          </table:table-cell>
          <table:table-cell/>
          <table:table-cell table:formula="of:=IF([.$A129]-[.G$2]=0;1;SIN(PI()*2*([.$A129]-[.G$2]))/(PI()*2*([.$A129]-[.G$2])))" office:value-type="float" office:value="-0.0131232918785866" calcext:value-type="float">
            <text:p>-0,01</text:p>
          </table:table-cell>
          <table:table-cell table:formula="of:=IF([.$A129]-[.H$2]=0;1;SIN(PI()*2*([.$A129]-[.H$2]))/(PI()*2*([.$A129]-[.H$2])))" office:value-type="float" office:value="0.01955627809358" calcext:value-type="float">
            <text:p>0,02</text:p>
          </table:table-cell>
          <table:table-cell table:formula="of:=IF([.$A129]-[.I$2]=0;1;SIN(PI()*2*([.$A129]-[.I$2]))/(PI()*2*([.$A129]-[.I$2])))" office:value-type="float" office:value="-0.0383603916450992" calcext:value-type="float">
            <text:p>-0,04</text:p>
          </table:table-cell>
          <table:table-cell table:formula="of:=IF([.$A129]-[.J$2]=0;1;SIN(PI()*2*([.$A129]-[.J$2]))/(PI()*2*([.$A129]-[.J$2])))" office:value-type="float" office:value="0.997370182772503" calcext:value-type="float">
            <text:p>1,00</text:p>
          </table:table-cell>
          <table:table-cell table:formula="of:=IF([.$A129]-[.K$2]=0;1;SIN(PI()*2*([.$A129]-[.K$2]))/(PI()*2*([.$A129]-[.K$2])))" office:value-type="float" office:value="0.0415570909488578" calcext:value-type="float">
            <text:p>0,04</text:p>
          </table:table-cell>
          <table:table-cell table:formula="of:=IF([.$A129]-[.L$2]=0;1;SIN(PI()*2*([.$A129]-[.L$2]))/(PI()*2*([.$A129]-[.L$2])))" office:value-type="float" office:value="-0.0203544935259711" calcext:value-type="float">
            <text:p>-0,02</text:p>
          </table:table-cell>
          <table:table-cell table:formula="of:=IF([.$A129]-[.M$2]=0;1;SIN(PI()*2*([.$A129]-[.M$2]))/(PI()*2*([.$A129]-[.M$2])))" office:value-type="float" office:value="0.0134779754428728" calcext:value-type="float">
            <text:p>0,01</text:p>
          </table:table-cell>
          <table:table-cell table:number-columns-repeated="1011"/>
        </table:table-row>
        <table:table-row table:style-name="ro1">
          <table:table-cell table:formula="of:=[.A129]+[.$A$1]" office:value-type="float" office:value="1.54" calcext:value-type="float">
            <text:p>1,54</text:p>
          </table:table-cell>
          <table:table-cell table:formula="of:=SIN([.$A130]*PI()-0.25)" office:value-type="float" office:value="-0.992280196075325" calcext:value-type="float">
            <text:p>-0,99</text:p>
          </table:table-cell>
          <table:table-cell table:formula="of:=SIN(2*[.$A130]*PI()-0.25)" office:value-type="float" office:value="-0.00132741189737044" calcext:value-type="float">
            <text:p>0,00</text:p>
          </table:table-cell>
          <table:table-cell table:formula="of:=SIN(-0.25) * ([.$G130] - [.$I130] + [.$K130] - [.$M130]) + SIN(PI() * 0.5 - 0.25) * ( [.$H130] - [.$J130] + [.$L130])" office:value-type="float" office:value="-0.988173003968432" calcext:value-type="float">
            <text:p>-0,99</text:p>
          </table:table-cell>
          <table:table-cell table:formula="of:= SIN(-0.25) * ([.$G130] - [.$H130] + [.$I130] - [.$J130] + [.$K130] - [.$L130] + [.$M130])" office:value-type="float" office:value="0.240520828777616" calcext:value-type="float">
            <text:p>0,24</text:p>
          </table:table-cell>
          <table:table-cell/>
          <table:table-cell table:formula="of:=IF([.$A130]-[.G$2]=0;1;SIN(PI()*2*([.$A130]-[.G$2]))/(PI()*2*([.$A130]-[.G$2])))" office:value-type="float" office:value="-0.0257014447008141" calcext:value-type="float">
            <text:p>-0,03</text:p>
          </table:table-cell>
          <table:table-cell table:formula="of:=IF([.$A130]-[.H$2]=0;1;SIN(PI()*2*([.$A130]-[.H$2]))/(PI()*2*([.$A130]-[.H$2])))" office:value-type="float" office:value="0.0380579084992825" calcext:value-type="float">
            <text:p>0,04</text:p>
          </table:table-cell>
          <table:table-cell table:formula="of:=IF([.$A130]-[.I$2]=0;1;SIN(PI()*2*([.$A130]-[.I$2]))/(PI()*2*([.$A130]-[.I$2])))" office:value-type="float" office:value="-0.0732967126652847" calcext:value-type="float">
            <text:p>-0,07</text:p>
          </table:table-cell>
          <table:table-cell table:formula="of:=IF([.$A130]-[.J$2]=0;1;SIN(PI()*2*([.$A130]-[.J$2]))/(PI()*2*([.$A130]-[.J$2])))" office:value-type="float" office:value="0.989505620981308" calcext:value-type="float">
            <text:p>0,99</text:p>
          </table:table-cell>
          <table:table-cell table:formula="of:=IF([.$A130]-[.K$2]=0;1;SIN(PI()*2*([.$A130]-[.K$2]))/(PI()*2*([.$A130]-[.K$2])))" office:value-type="float" office:value="0.0860439670418566" calcext:value-type="float">
            <text:p>0,09</text:p>
          </table:table-cell>
          <table:table-cell table:formula="of:=IF([.$A130]-[.L$2]=0;1;SIN(PI()*2*([.$A130]-[.L$2]))/(PI()*2*([.$A130]-[.L$2])))" office:value-type="float" office:value="-0.0412294008742229" calcext:value-type="float">
            <text:p>-0,04</text:p>
          </table:table-cell>
          <table:table-cell table:formula="of:=IF([.$A130]-[.M$2]=0;1;SIN(PI()*2*([.$A130]-[.M$2]))/(PI()*2*([.$A130]-[.M$2])))" office:value-type="float" office:value="0.0271097430405848" calcext:value-type="float">
            <text:p>0,03</text:p>
          </table:table-cell>
          <table:table-cell table:number-columns-repeated="1011"/>
        </table:table-row>
        <table:table-row table:style-name="ro1">
          <table:table-cell table:formula="of:=[.A130]+[.$A$1]" office:value-type="float" office:value="1.56" calcext:value-type="float">
            <text:p>1,56</text:p>
          </table:table-cell>
          <table:table-cell table:formula="of:=SIN([.$A131]*PI()-0.25)" office:value-type="float" office:value="-0.998109198037851" calcext:value-type="float">
            <text:p>-1,00</text:p>
          </table:table-cell>
          <table:table-cell table:formula="of:=SIN(2*[.$A131]*PI()-0.25)" office:value-type="float" office:value="-0.126650068002359" calcext:value-type="float">
            <text:p>-0,13</text:p>
          </table:table-cell>
          <table:table-cell table:formula="of:=SIN(-0.25) * ([.$G131] - [.$I131] + [.$K131] - [.$M131]) + SIN(PI() * 0.5 - 0.25) * ( [.$H131] - [.$J131] + [.$L131])" office:value-type="float" office:value="-0.9924307657561" calcext:value-type="float">
            <text:p>-0,99</text:p>
          </table:table-cell>
          <table:table-cell table:formula="of:= SIN(-0.25) * ([.$G131] - [.$H131] + [.$I131] - [.$J131] + [.$K131] - [.$L131] + [.$M131])" office:value-type="float" office:value="0.232005875300364" calcext:value-type="float">
            <text:p>0,23</text:p>
          </table:table-cell>
          <table:table-cell/>
          <table:table-cell table:formula="of:=IF([.$A131]-[.G$2]=0;1;SIN(PI()*2*([.$A131]-[.G$2]))/(PI()*2*([.$A131]-[.G$2])))" office:value-type="float" office:value="-0.0375569501495261" calcext:value-type="float">
            <text:p>-0,04</text:p>
          </table:table-cell>
          <table:table-cell table:formula="of:=IF([.$A131]-[.H$2]=0;1;SIN(PI()*2*([.$A131]-[.H$2]))/(PI()*2*([.$A131]-[.H$2])))" office:value-type="float" office:value="0.0552724926728875" calcext:value-type="float">
            <text:p>0,06</text:p>
          </table:table-cell>
          <table:table-cell table:formula="of:=IF([.$A131]-[.I$2]=0;1;SIN(PI()*2*([.$A131]-[.I$2]))/(PI()*2*([.$A131]-[.I$2])))" office:value-type="float" office:value="-0.104622932559394" calcext:value-type="float">
            <text:p>-0,10</text:p>
          </table:table-cell>
          <table:table-cell table:formula="of:=IF([.$A131]-[.J$2]=0;1;SIN(PI()*2*([.$A131]-[.J$2]))/(PI()*2*([.$A131]-[.J$2])))" office:value-type="float" office:value="0.976480703887654" calcext:value-type="float">
            <text:p>0,98</text:p>
          </table:table-cell>
          <table:table-cell table:formula="of:=IF([.$A131]-[.K$2]=0;1;SIN(PI()*2*([.$A131]-[.K$2]))/(PI()*2*([.$A131]-[.K$2])))" office:value-type="float" office:value="0.133156459621048" calcext:value-type="float">
            <text:p>0,13</text:p>
          </table:table-cell>
          <table:table-cell table:formula="of:=IF([.$A131]-[.L$2]=0;1;SIN(PI()*2*([.$A131]-[.L$2]))/(PI()*2*([.$A131]-[.L$2])))" office:value-type="float" office:value="-0.0623285555672989" calcext:value-type="float">
            <text:p>-0,06</text:p>
          </table:table-cell>
          <table:table-cell table:formula="of:=IF([.$A131]-[.M$2]=0;1;SIN(PI()*2*([.$A131]-[.M$2]))/(PI()*2*([.$A131]-[.M$2])))" office:value-type="float" office:value="0.0406866959953201" calcext:value-type="float">
            <text:p>0,04</text:p>
          </table:table-cell>
          <table:table-cell table:number-columns-repeated="1011"/>
        </table:table-row>
        <table:table-row table:style-name="ro1">
          <table:table-cell table:formula="of:=[.A131]+[.$A$1]" office:value-type="float" office:value="1.58" calcext:value-type="float">
            <text:p>1,58</text:p>
          </table:table-cell>
          <table:table-cell table:formula="of:=SIN([.$A132]*PI()-0.25)" office:value-type="float" office:value="-0.999999118988439" calcext:value-type="float">
            <text:p>-1,00</text:p>
          </table:table-cell>
          <table:table-cell table:formula="of:=SIN(2*[.$A132]*PI()-0.25)" office:value-type="float" office:value="-0.249975376877864" calcext:value-type="float">
            <text:p>-0,25</text:p>
          </table:table-cell>
          <table:table-cell table:formula="of:=SIN(-0.25) * ([.$G132] - [.$I132] + [.$K132] - [.$M132]) + SIN(PI() * 0.5 - 0.25) * ( [.$H132] - [.$J132] + [.$L132])" office:value-type="float" office:value="-0.993092720275933" calcext:value-type="float">
            <text:p>-0,99</text:p>
          </table:table-cell>
          <table:table-cell table:formula="of:= SIN(-0.25) * ([.$G132] - [.$H132] + [.$I132] - [.$J132] + [.$K132] - [.$L132] + [.$M132])" office:value-type="float" office:value="0.220249783513533" calcext:value-type="float">
            <text:p>0,22</text:p>
          </table:table-cell>
          <table:table-cell/>
          <table:table-cell table:formula="of:=IF([.$A132]-[.G$2]=0;1;SIN(PI()*2*([.$A132]-[.G$2]))/(PI()*2*([.$A132]-[.G$2])))" office:value-type="float" office:value="-0.0485275180923868" calcext:value-type="float">
            <text:p>-0,05</text:p>
          </table:table-cell>
          <table:table-cell table:formula="of:=IF([.$A132]-[.H$2]=0;1;SIN(PI()*2*([.$A132]-[.H$2]))/(PI()*2*([.$A132]-[.H$2])))" office:value-type="float" office:value="0.0709939616536771" calcext:value-type="float">
            <text:p>0,07</text:p>
          </table:table-cell>
          <table:table-cell table:formula="of:=IF([.$A132]-[.I$2]=0;1;SIN(PI()*2*([.$A132]-[.I$2]))/(PI()*2*([.$A132]-[.I$2])))" office:value-type="float" office:value="-0.132195652734433" calcext:value-type="float">
            <text:p>-0,13</text:p>
          </table:table-cell>
          <table:table-cell table:formula="of:=IF([.$A132]-[.J$2]=0;1;SIN(PI()*2*([.$A132]-[.J$2]))/(PI()*2*([.$A132]-[.J$2])))" office:value-type="float" office:value="0.958418482324623" calcext:value-type="float">
            <text:p>0,96</text:p>
          </table:table-cell>
          <table:table-cell table:formula="of:=IF([.$A132]-[.K$2]=0;1;SIN(PI()*2*([.$A132]-[.K$2]))/(PI()*2*([.$A132]-[.K$2])))" office:value-type="float" office:value="0.182555901395171" calcext:value-type="float">
            <text:p>0,18</text:p>
          </table:table-cell>
          <table:table-cell table:formula="of:=IF([.$A132]-[.L$2]=0;1;SIN(PI()*2*([.$A132]-[.L$2]))/(PI()*2*([.$A132]-[.L$2])))" office:value-type="float" office:value="-0.0833407375934474" calcext:value-type="float">
            <text:p>-0,08</text:p>
          </table:table-cell>
          <table:table-cell table:formula="of:=IF([.$A132]-[.M$2]=0;1;SIN(PI()*2*([.$A132]-[.M$2]))/(PI()*2*([.$A132]-[.M$2])))" office:value-type="float" office:value="0.0539954074549095" calcext:value-type="float">
            <text:p>0,05</text:p>
          </table:table-cell>
          <table:table-cell table:number-columns-repeated="1011"/>
        </table:table-row>
        <table:table-row table:style-name="ro1">
          <table:table-cell table:formula="of:=[.A132]+[.$A$1]" office:value-type="float" office:value="1.6" calcext:value-type="float">
            <text:p>1,60</text:p>
          </table:table-cell>
          <table:table-cell table:formula="of:=SIN([.$A133]*PI()-0.25)" office:value-type="float" office:value="-0.997942500272521" calcext:value-type="float">
            <text:p>-1,00</text:p>
          </table:table-cell>
          <table:table-cell table:formula="of:=SIN(2*[.$A133]*PI()-0.25)" office:value-type="float" office:value="-0.369358424731956" calcext:value-type="float">
            <text:p>-0,37</text:p>
          </table:table-cell>
          <table:table-cell table:formula="of:=SIN(-0.25) * ([.$G133] - [.$I133] + [.$K133] - [.$M133]) + SIN(PI() * 0.5 - 0.25) * ( [.$H133] - [.$J133] + [.$L133])" office:value-type="float" office:value="-0.990156409530799" calcext:value-type="float">
            <text:p>-0,99</text:p>
          </table:table-cell>
          <table:table-cell table:formula="of:= SIN(-0.25) * ([.$G133] - [.$H133] + [.$I133] - [.$J133] + [.$K133] - [.$L133] + [.$M133])" office:value-type="float" office:value="0.205414679818145" calcext:value-type="float">
            <text:p>0,21</text:p>
          </table:table-cell>
          <table:table-cell/>
          <table:table-cell table:formula="of:=IF([.$A133]-[.G$2]=0;1;SIN(PI()*2*([.$A133]-[.G$2]))/(PI()*2*([.$A133]-[.G$2])))" office:value-type="float" office:value="-0.0584680802367907" calcext:value-type="float">
            <text:p>-0,06</text:p>
          </table:table-cell>
          <table:table-cell table:formula="of:=IF([.$A133]-[.H$2]=0;1;SIN(PI()*2*([.$A133]-[.H$2]))/(PI()*2*([.$A133]-[.H$2])))" office:value-type="float" office:value="0.0850444803444228" calcext:value-type="float">
            <text:p>0,09</text:p>
          </table:table-cell>
          <table:table-cell table:formula="of:=IF([.$A133]-[.I$2]=0;1;SIN(PI()*2*([.$A133]-[.I$2]))/(PI()*2*([.$A133]-[.I$2])))" office:value-type="float" office:value="-0.155914880631442" calcext:value-type="float">
            <text:p>-0,16</text:p>
          </table:table-cell>
          <table:table-cell table:formula="of:=IF([.$A133]-[.J$2]=0;1;SIN(PI()*2*([.$A133]-[.J$2]))/(PI()*2*([.$A133]-[.J$2])))" office:value-type="float" office:value="0.935489283788637" calcext:value-type="float">
            <text:p>0,94</text:p>
          </table:table-cell>
          <table:table-cell table:formula="of:=IF([.$A133]-[.K$2]=0;1;SIN(PI()*2*([.$A133]-[.K$2]))/(PI()*2*([.$A133]-[.K$2])))" office:value-type="float" office:value="0.233872320947164" calcext:value-type="float">
            <text:p>0,23</text:p>
          </table:table-cell>
          <table:table-cell table:formula="of:=IF([.$A133]-[.L$2]=0;1;SIN(PI()*2*([.$A133]-[.L$2]))/(PI()*2*([.$A133]-[.L$2])))" office:value-type="float" office:value="-0.103943253754295" calcext:value-type="float">
            <text:p>-0,10</text:p>
          </table:table-cell>
          <table:table-cell table:formula="of:=IF([.$A133]-[.M$2]=0;1;SIN(PI()*2*([.$A133]-[.M$2]))/(PI()*2*([.$A133]-[.M$2])))" office:value-type="float" office:value="0.066820663127761" calcext:value-type="float">
            <text:p>0,07</text:p>
          </table:table-cell>
          <table:table-cell table:number-columns-repeated="1011"/>
        </table:table-row>
        <table:table-row table:style-name="ro1">
          <table:table-cell table:formula="of:=[.A133]+[.$A$1]" office:value-type="float" office:value="1.62" calcext:value-type="float">
            <text:p>1,62</text:p>
          </table:table-cell>
          <table:table-cell table:formula="of:=SIN([.$A134]*PI()-0.25)" office:value-type="float" office:value="-0.991947458424588" calcext:value-type="float">
            <text:p>-0,99</text:p>
          </table:table-cell>
          <table:table-cell table:formula="of:=SIN(2*[.$A134]*PI()-0.25)" office:value-type="float" office:value="-0.482916469583995" calcext:value-type="float">
            <text:p>-0,48</text:p>
          </table:table-cell>
          <table:table-cell table:formula="of:=SIN(-0.25) * ([.$G134] - [.$I134] + [.$K134] - [.$M134]) + SIN(PI() * 0.5 - 0.25) * ( [.$H134] - [.$J134] + [.$L134])" office:value-type="float" office:value="-0.983626025145399" calcext:value-type="float">
            <text:p>-0,98</text:p>
          </table:table-cell>
          <table:table-cell table:formula="of:= SIN(-0.25) * ([.$G134] - [.$H134] + [.$I134] - [.$J134] + [.$K134] - [.$L134] + [.$M134])" office:value-type="float" office:value="0.187705173443008" calcext:value-type="float">
            <text:p>0,19</text:p>
          </table:table-cell>
          <table:table-cell/>
          <table:table-cell table:formula="of:=IF([.$A134]-[.G$2]=0;1;SIN(PI()*2*([.$A134]-[.G$2]))/(PI()*2*([.$A134]-[.G$2])))" office:value-type="float" office:value="-0.0672525035109896" calcext:value-type="float">
            <text:p>-0,07</text:p>
          </table:table-cell>
          <table:table-cell table:formula="of:=IF([.$A134]-[.H$2]=0;1;SIN(PI()*2*([.$A134]-[.H$2]))/(PI()*2*([.$A134]-[.H$2])))" office:value-type="float" office:value="0.0972759425783957" calcext:value-type="float">
            <text:p>0,10</text:p>
          </table:table-cell>
          <table:table-cell table:formula="of:=IF([.$A134]-[.I$2]=0;1;SIN(PI()*2*([.$A134]-[.I$2]))/(PI()*2*([.$A134]-[.I$2])))" office:value-type="float" office:value="-0.175724283367424" calcext:value-type="float">
            <text:p>-0,18</text:p>
          </table:table-cell>
          <table:table-cell table:formula="of:=IF([.$A134]-[.J$2]=0;1;SIN(PI()*2*([.$A134]-[.J$2]))/(PI()*2*([.$A134]-[.J$2])))" office:value-type="float" office:value="0.907908797398348" calcext:value-type="float">
            <text:p>0,91</text:p>
          </table:table-cell>
          <table:table-cell table:formula="of:=IF([.$A134]-[.K$2]=0;1;SIN(PI()*2*([.$A134]-[.K$2]))/(PI()*2*([.$A134]-[.K$2])))" office:value-type="float" office:value="0.286708041283694" calcext:value-type="float">
            <text:p>0,29</text:p>
          </table:table-cell>
          <table:table-cell table:formula="of:=IF([.$A134]-[.L$2]=0;1;SIN(PI()*2*([.$A134]-[.L$2]))/(PI()*2*([.$A134]-[.L$2])))" office:value-type="float" office:value="-0.123805745099777" calcext:value-type="float">
            <text:p>-0,12</text:p>
          </table:table-cell>
          <table:table-cell table:formula="of:=IF([.$A134]-[.M$2]=0;1;SIN(PI()*2*([.$A134]-[.M$2]))/(PI()*2*([.$A134]-[.M$2])))" office:value-type="float" office:value="0.0789485910781184" calcext:value-type="float">
            <text:p>0,08</text:p>
          </table:table-cell>
          <table:table-cell table:number-columns-repeated="1011"/>
        </table:table-row>
        <table:table-row table:style-name="ro1">
          <table:table-cell table:formula="of:=[.A134]+[.$A$1]" office:value-type="float" office:value="1.64" calcext:value-type="float">
            <text:p>1,64</text:p>
          </table:table-cell>
          <table:table-cell table:formula="of:=SIN([.$A135]*PI()-0.25)" office:value-type="float" office:value="-0.98203765313594" calcext:value-type="float">
            <text:p>-0,98</text:p>
          </table:table-cell>
          <table:table-cell table:formula="of:=SIN(2*[.$A135]*PI()-0.25)" office:value-type="float" office:value="-0.58885863323038" calcext:value-type="float">
            <text:p>-0,59</text:p>
          </table:table-cell>
          <table:table-cell table:formula="of:=SIN(-0.25) * ([.$G135] - [.$I135] + [.$K135] - [.$M135]) + SIN(PI() * 0.5 - 0.25) * ( [.$H135] - [.$J135] + [.$L135])" office:value-type="float" office:value="-0.973512666100938" calcext:value-type="float">
            <text:p>-0,97</text:p>
          </table:table-cell>
          <table:table-cell table:formula="of:= SIN(-0.25) * ([.$G135] - [.$H135] + [.$I135] - [.$J135] + [.$K135] - [.$L135] + [.$M135])" office:value-type="float" office:value="0.167365550012036" calcext:value-type="float">
            <text:p>0,17</text:p>
          </table:table-cell>
          <table:table-cell/>
          <table:table-cell table:formula="of:=IF([.$A135]-[.G$2]=0;1;SIN(PI()*2*([.$A135]-[.G$2]))/(PI()*2*([.$A135]-[.G$2])))" office:value-type="float" office:value="-0.074774994698496" calcext:value-type="float">
            <text:p>-0,07</text:p>
          </table:table-cell>
          <table:table-cell table:formula="of:=IF([.$A135]-[.H$2]=0;1;SIN(PI()*2*([.$A135]-[.H$2]))/(PI()*2*([.$A135]-[.H$2])))" office:value-type="float" office:value="0.107571045004854" calcext:value-type="float">
            <text:p>0,11</text:p>
          </table:table-cell>
          <table:table-cell table:formula="of:=IF([.$A135]-[.I$2]=0;1;SIN(PI()*2*([.$A135]-[.I$2]))/(PI()*2*([.$A135]-[.I$2])))" office:value-type="float" office:value="-0.191610923914896" calcext:value-type="float">
            <text:p>-0,19</text:p>
          </table:table-cell>
          <table:table-cell table:formula="of:=IF([.$A135]-[.J$2]=0;1;SIN(PI()*2*([.$A135]-[.J$2]))/(PI()*2*([.$A135]-[.J$2])))" office:value-type="float" office:value="0.875935652182372" calcext:value-type="float">
            <text:p>0,88</text:p>
          </table:table-cell>
          <table:table-cell table:formula="of:=IF([.$A135]-[.K$2]=0;1;SIN(PI()*2*([.$A135]-[.K$2]))/(PI()*2*([.$A135]-[.K$2])))" office:value-type="float" office:value="0.340641642515373" calcext:value-type="float">
            <text:p>0,34</text:p>
          </table:table-cell>
          <table:table-cell table:formula="of:=IF([.$A135]-[.L$2]=0;1;SIN(PI()*2*([.$A135]-[.L$2]))/(PI()*2*([.$A135]-[.L$2])))" office:value-type="float" office:value="-0.142594175936667" calcext:value-type="float">
            <text:p>-0,14</text:p>
          </table:table-cell>
          <table:table-cell table:formula="of:=IF([.$A135]-[.M$2]=0;1;SIN(PI()*2*([.$A135]-[.M$2]))/(PI()*2*([.$A135]-[.M$2])))" office:value-type="float" office:value="0.0901698465481866" calcext:value-type="float">
            <text:p>0,09</text:p>
          </table:table-cell>
          <table:table-cell table:number-columns-repeated="1011"/>
        </table:table-row>
        <table:table-row table:style-name="ro1">
          <table:table-cell table:formula="of:=[.A135]+[.$A$1]" office:value-type="float" office:value="1.66" calcext:value-type="float">
            <text:p>1,66</text:p>
          </table:table-cell>
          <table:table-cell table:formula="of:=SIN([.$A136]*PI()-0.25)" office:value-type="float" office:value="-0.968252193880691" calcext:value-type="float">
            <text:p>-0,97</text:p>
          </table:table-cell>
          <table:table-cell table:formula="of:=SIN(2*[.$A136]*PI()-0.25)" office:value-type="float" office:value="-0.685514144463624" calcext:value-type="float">
            <text:p>-0,69</text:p>
          </table:table-cell>
          <table:table-cell table:formula="of:=SIN(-0.25) * ([.$G136] - [.$I136] + [.$K136] - [.$M136]) + SIN(PI() * 0.5 - 0.25) * ( [.$H136] - [.$J136] + [.$L136])" office:value-type="float" office:value="-0.959834707627828" calcext:value-type="float">
            <text:p>-0,96</text:p>
          </table:table-cell>
          <table:table-cell table:formula="of:= SIN(-0.25) * ([.$G136] - [.$H136] + [.$I136] - [.$J136] + [.$K136] - [.$L136] + [.$M136])" office:value-type="float" office:value="0.144676421116826" calcext:value-type="float">
            <text:p>0,14</text:p>
          </table:table-cell>
          <table:table-cell/>
          <table:table-cell table:formula="of:=IF([.$A136]-[.G$2]=0;1;SIN(PI()*2*([.$A136]-[.G$2]))/(PI()*2*([.$A136]-[.G$2])))" office:value-type="float" office:value="-0.080951182490465" calcext:value-type="float">
            <text:p>-0,08</text:p>
          </table:table-cell>
          <table:table-cell table:formula="of:=IF([.$A136]-[.H$2]=0;1;SIN(PI()*2*([.$A136]-[.H$2]))/(PI()*2*([.$A136]-[.H$2])))" office:value-type="float" office:value="0.115843933563941" calcext:value-type="float">
            <text:p>0,12</text:p>
          </table:table-cell>
          <table:table-cell table:formula="of:=IF([.$A136]-[.I$2]=0;1;SIN(PI()*2*([.$A136]-[.I$2]))/(PI()*2*([.$A136]-[.I$2])))" office:value-type="float" office:value="-0.2036044892942" calcext:value-type="float">
            <text:p>-0,20</text:p>
          </table:table-cell>
          <table:table-cell table:formula="of:=IF([.$A136]-[.J$2]=0;1;SIN(PI()*2*([.$A136]-[.J$2]))/(PI()*2*([.$A136]-[.J$2])))" office:value-type="float" office:value="0.839868518338567" calcext:value-type="float">
            <text:p>0,84</text:p>
          </table:table-cell>
          <table:table-cell table:formula="of:=IF([.$A136]-[.K$2]=0;1;SIN(PI()*2*([.$A136]-[.K$2]))/(PI()*2*([.$A136]-[.K$2])))" office:value-type="float" office:value="0.395232243924038" calcext:value-type="float">
            <text:p>0,40</text:p>
          </table:table-cell>
          <table:table-cell table:formula="of:=IF([.$A136]-[.L$2]=0;1;SIN(PI()*2*([.$A136]-[.L$2]))/(PI()*2*([.$A136]-[.L$2])))" office:value-type="float" office:value="-0.159974955874015" calcext:value-type="float">
            <text:p>-0,16</text:p>
          </table:table-cell>
          <table:table-cell table:formula="of:=IF([.$A136]-[.M$2]=0;1;SIN(PI()*2*([.$A136]-[.M$2]))/(PI()*2*([.$A136]-[.M$2])))" office:value-type="float" office:value="0.10028280815983" calcext:value-type="float">
            <text:p>0,10</text:p>
          </table:table-cell>
          <table:table-cell table:number-columns-repeated="1011"/>
        </table:table-row>
        <table:table-row table:style-name="ro1">
          <table:table-cell table:formula="of:=[.A136]+[.$A$1]" office:value-type="float" office:value="1.68" calcext:value-type="float">
            <text:p>1,68</text:p>
          </table:table-cell>
          <table:table-cell table:formula="of:=SIN([.$A137]*PI()-0.25)" office:value-type="float" office:value="-0.950645485568546" calcext:value-type="float">
            <text:p>-0,95</text:p>
          </table:table-cell>
          <table:table-cell table:formula="of:=SIN(2*[.$A137]*PI()-0.25)" office:value-type="float" office:value="-0.771358688132378" calcext:value-type="float">
            <text:p>-0,77</text:p>
          </table:table-cell>
          <table:table-cell table:formula="of:=SIN(-0.25) * ([.$G137] - [.$I137] + [.$K137] - [.$M137]) + SIN(PI() * 0.5 - 0.25) * ( [.$H137] - [.$J137] + [.$L137])" office:value-type="float" office:value="-0.9426182717306" calcext:value-type="float">
            <text:p>-0,94</text:p>
          </table:table-cell>
          <table:table-cell table:formula="of:= SIN(-0.25) * ([.$G137] - [.$H137] + [.$I137] - [.$J137] + [.$K137] - [.$L137] + [.$M137])" office:value-type="float" office:value="0.119950875956196" calcext:value-type="float">
            <text:p>0,12</text:p>
          </table:table-cell>
          <table:table-cell/>
          <table:table-cell table:formula="of:=IF([.$A137]-[.G$2]=0;1;SIN(PI()*2*([.$A137]-[.G$2]))/(PI()*2*([.$A137]-[.G$2])))" office:value-type="float" office:value="-0.0857188678828794" calcext:value-type="float">
            <text:p>-0,09</text:p>
          </table:table-cell>
          <table:table-cell table:formula="of:=IF([.$A137]-[.H$2]=0;1;SIN(PI()*2*([.$A137]-[.H$2]))/(PI()*2*([.$A137]-[.H$2])))" office:value-type="float" office:value="0.12204042207054" calcext:value-type="float">
            <text:p>0,12</text:p>
          </table:table-cell>
          <table:table-cell table:formula="of:=IF([.$A137]-[.I$2]=0;1;SIN(PI()*2*([.$A137]-[.I$2]))/(PI()*2*([.$A137]-[.I$2])))" office:value-type="float" office:value="-0.211776026534172" calcext:value-type="float">
            <text:p>-0,21</text:p>
          </table:table-cell>
          <table:table-cell table:formula="of:=IF([.$A137]-[.J$2]=0;1;SIN(PI()*2*([.$A137]-[.J$2]))/(PI()*2*([.$A137]-[.J$2])))" office:value-type="float" office:value="0.800042766906867" calcext:value-type="float">
            <text:p>0,80</text:p>
          </table:table-cell>
          <table:table-cell table:formula="of:=IF([.$A137]-[.K$2]=0;1;SIN(PI()*2*([.$A137]-[.K$2]))/(PI()*2*([.$A137]-[.K$2])))" office:value-type="float" office:value="0.45002405638512" calcext:value-type="float">
            <text:p>0,45</text:p>
          </table:table-cell>
          <table:table-cell table:formula="of:=IF([.$A137]-[.L$2]=0;1;SIN(PI()*2*([.$A137]-[.L$2]))/(PI()*2*([.$A137]-[.L$2])))" office:value-type="float" office:value="-0.175619143955168" calcext:value-type="float">
            <text:p>-0,18</text:p>
          </table:table-cell>
          <table:table-cell table:formula="of:=IF([.$A137]-[.M$2]=0;1;SIN(PI()*2*([.$A137]-[.M$2]))/(PI()*2*([.$A137]-[.M$2])))" office:value-type="float" office:value="0.109096740941847" calcext:value-type="float">
            <text:p>0,11</text:p>
          </table:table-cell>
          <table:table-cell table:number-columns-repeated="1011"/>
        </table:table-row>
        <table:table-row table:style-name="ro1">
          <table:table-cell table:formula="of:=[.A137]+[.$A$1]" office:value-type="float" office:value="1.7" calcext:value-type="float">
            <text:p>1,70</text:p>
          </table:table-cell>
          <table:table-cell table:formula="of:=SIN([.$A138]*PI()-0.25)" office:value-type="float" office:value="-0.929287013833472" calcext:value-type="float">
            <text:p>-0,93</text:p>
          </table:table-cell>
          <table:table-cell table:formula="of:=SIN(2*[.$A138]*PI()-0.25)" office:value-type="float" office:value="-0.845038444501937" calcext:value-type="float">
            <text:p>-0,85</text:p>
          </table:table-cell>
          <table:table-cell table:formula="of:=SIN(-0.25) * ([.$G138] - [.$I138] + [.$K138] - [.$M138]) + SIN(PI() * 0.5 - 0.25) * ( [.$H138] - [.$J138] + [.$L138])" office:value-type="float" office:value="-0.921897787242586" calcext:value-type="float">
            <text:p>-0,92</text:p>
          </table:table-cell>
          <table:table-cell table:formula="of:= SIN(-0.25) * ([.$G138] - [.$H138] + [.$I138] - [.$J138] + [.$K138] - [.$L138] + [.$M138])" office:value-type="float" office:value="0.0935301879375151" calcext:value-type="float">
            <text:p>0,09</text:p>
          </table:table-cell>
          <table:table-cell/>
          <table:table-cell table:formula="of:=IF([.$A138]-[.G$2]=0;1;SIN(PI()*2*([.$A138]-[.G$2]))/(PI()*2*([.$A138]-[.G$2])))" office:value-type="float" office:value="-0.0890384386636069" calcext:value-type="float">
            <text:p>-0,09</text:p>
          </table:table-cell>
          <table:table-cell table:formula="of:=IF([.$A138]-[.H$2]=0;1;SIN(PI()*2*([.$A138]-[.H$2]))/(PI()*2*([.$A138]-[.H$2])))" office:value-type="float" office:value="0.126137788106776" calcext:value-type="float">
            <text:p>0,13</text:p>
          </table:table-cell>
          <table:table-cell table:formula="of:=IF([.$A138]-[.I$2]=0;1;SIN(PI()*2*([.$A138]-[.I$2]))/(PI()*2*([.$A138]-[.I$2])))" office:value-type="float" office:value="-0.216236208183045" calcext:value-type="float">
            <text:p>-0,22</text:p>
          </table:table-cell>
          <table:table-cell table:formula="of:=IF([.$A138]-[.J$2]=0;1;SIN(PI()*2*([.$A138]-[.J$2]))/(PI()*2*([.$A138]-[.J$2])))" office:value-type="float" office:value="0.756826728640653" calcext:value-type="float">
            <text:p>0,76</text:p>
          </table:table-cell>
          <table:table-cell table:formula="of:=IF([.$A138]-[.K$2]=0;1;SIN(PI()*2*([.$A138]-[.K$2]))/(PI()*2*([.$A138]-[.K$2])))" office:value-type="float" office:value="0.504551152427109" calcext:value-type="float">
            <text:p>0,50</text:p>
          </table:table-cell>
          <table:table-cell table:formula="of:=IF([.$A138]-[.L$2]=0;1;SIN(PI()*2*([.$A138]-[.L$2]))/(PI()*2*([.$A138]-[.L$2])))" office:value-type="float" office:value="-0.189206682160165" calcext:value-type="float">
            <text:p>-0,19</text:p>
          </table:table-cell>
          <table:table-cell table:formula="of:=IF([.$A138]-[.M$2]=0;1;SIN(PI()*2*([.$A138]-[.M$2]))/(PI()*2*([.$A138]-[.M$2])))" office:value-type="float" office:value="0.116434881329332" calcext:value-type="float">
            <text:p>0,12</text:p>
          </table:table-cell>
          <table:table-cell table:number-columns-repeated="1011"/>
        </table:table-row>
        <table:table-row table:style-name="ro1">
          <table:table-cell table:formula="of:=[.A138]+[.$A$1]" office:value-type="float" office:value="1.72" calcext:value-type="float">
            <text:p>1,72</text:p>
          </table:table-cell>
          <table:table-cell table:formula="of:=SIN([.$A139]*PI()-0.25)" office:value-type="float" office:value="-0.90426107080565" calcext:value-type="float">
            <text:p>-0,90</text:p>
          </table:table-cell>
          <table:table-cell table:formula="of:=SIN(2*[.$A139]*PI()-0.25)" office:value-type="float" office:value="-0.905391439800204" calcext:value-type="float">
            <text:p>-0,91</text:p>
          </table:table-cell>
          <table:table-cell table:formula="of:=SIN(-0.25) * ([.$G139] - [.$I139] + [.$K139] - [.$M139]) + SIN(PI() * 0.5 - 0.25) * ( [.$H139] - [.$J139] + [.$L139])" office:value-type="float" office:value="-0.897716624948757" calcext:value-type="float">
            <text:p>-0,90</text:p>
          </table:table-cell>
          <table:table-cell table:formula="of:= SIN(-0.25) * ([.$G139] - [.$H139] + [.$I139] - [.$J139] + [.$K139] - [.$L139] + [.$M139])" office:value-type="float" office:value="0.0657791352349088" calcext:value-type="float">
            <text:p>0,07</text:p>
          </table:table-cell>
          <table:table-cell/>
          <table:table-cell table:formula="of:=IF([.$A139]-[.G$2]=0;1;SIN(PI()*2*([.$A139]-[.G$2]))/(PI()*2*([.$A139]-[.G$2])))" office:value-type="float" office:value="-0.0908929485404761" calcext:value-type="float">
            <text:p>-0,09</text:p>
          </table:table-cell>
          <table:table-cell table:formula="of:=IF([.$A139]-[.H$2]=0;1;SIN(PI()*2*([.$A139]-[.H$2]))/(PI()*2*([.$A139]-[.H$2])))" office:value-type="float" office:value="0.128144156958704" calcext:value-type="float">
            <text:p>0,13</text:p>
          </table:table-cell>
          <table:table-cell table:formula="of:=IF([.$A139]-[.I$2]=0;1;SIN(PI()*2*([.$A139]-[.I$2]))/(PI()*2*([.$A139]-[.I$2])))" office:value-type="float" office:value="-0.217133154846693" calcext:value-type="float">
            <text:p>-0,22</text:p>
          </table:table-cell>
          <table:table-cell table:formula="of:=IF([.$A139]-[.J$2]=0;1;SIN(PI()*2*([.$A139]-[.J$2]))/(PI()*2*([.$A139]-[.J$2])))" office:value-type="float" office:value="0.710617597680081" calcext:value-type="float">
            <text:p>0,71</text:p>
          </table:table-cell>
          <table:table-cell table:formula="of:=IF([.$A139]-[.K$2]=0;1;SIN(PI()*2*([.$A139]-[.K$2]))/(PI()*2*([.$A139]-[.K$2])))" office:value-type="float" office:value="0.558342398177215" calcext:value-type="float">
            <text:p>0,56</text:p>
          </table:table-cell>
          <table:table-cell table:formula="of:=IF([.$A139]-[.L$2]=0;1;SIN(PI()*2*([.$A139]-[.L$2]))/(PI()*2*([.$A139]-[.L$2])))" office:value-type="float" office:value="-0.200430604473871" calcext:value-type="float">
            <text:p>-0,20</text:p>
          </table:table-cell>
          <table:table-cell table:formula="of:=IF([.$A139]-[.M$2]=0;1;SIN(PI()*2*([.$A139]-[.M$2]))/(PI()*2*([.$A139]-[.M$2])))" office:value-type="float" office:value="0.122137399601265" calcext:value-type="float">
            <text:p>0,12</text:p>
          </table:table-cell>
          <table:table-cell table:number-columns-repeated="1011"/>
        </table:table-row>
        <table:table-row table:style-name="ro1">
          <table:table-cell table:formula="of:=[.A139]+[.$A$1]" office:value-type="float" office:value="1.74" calcext:value-type="float">
            <text:p>1,74</text:p>
          </table:table-cell>
          <table:table-cell table:formula="of:=SIN([.$A140]*PI()-0.25)" office:value-type="float" office:value="-0.875666422448945" calcext:value-type="float">
            <text:p>-0,88</text:p>
          </table:table-cell>
          <table:table-cell table:formula="of:=SIN(2*[.$A140]*PI()-0.25)" office:value-type="float" office:value="-0.951465871238191" calcext:value-type="float">
            <text:p>-0,95</text:p>
          </table:table-cell>
          <table:table-cell table:formula="of:=SIN(-0.25) * ([.$G140] - [.$I140] + [.$K140] - [.$M140]) + SIN(PI() * 0.5 - 0.25) * ( [.$H140] - [.$J140] + [.$L140])" office:value-type="float" office:value="-0.87012779121375" calcext:value-type="float">
            <text:p>-0,87</text:p>
          </table:table-cell>
          <table:table-cell table:formula="of:= SIN(-0.25) * ([.$G140] - [.$H140] + [.$I140] - [.$J140] + [.$K140] - [.$L140] + [.$M140])" office:value-type="float" office:value="0.0370809995827461" calcext:value-type="float">
            <text:p>0,04</text:p>
          </table:table-cell>
          <table:table-cell/>
          <table:table-cell table:formula="of:=IF([.$A140]-[.G$2]=0;1;SIN(PI()*2*([.$A140]-[.G$2]))/(PI()*2*([.$A140]-[.G$2])))" office:value-type="float" office:value="-0.0912878661880414" calcext:value-type="float">
            <text:p>-0,09</text:p>
          </table:table-cell>
          <table:table-cell table:formula="of:=IF([.$A140]-[.H$2]=0;1;SIN(PI()*2*([.$A140]-[.H$2]))/(PI()*2*([.$A140]-[.H$2])))" office:value-type="float" office:value="0.128097489650961" calcext:value-type="float">
            <text:p>0,13</text:p>
          </table:table-cell>
          <table:table-cell table:formula="of:=IF([.$A140]-[.I$2]=0;1;SIN(PI()*2*([.$A140]-[.I$2]))/(PI()*2*([.$A140]-[.I$2])))" office:value-type="float" office:value="-0.214649847523232" calcext:value-type="float">
            <text:p>-0,21</text:p>
          </table:table-cell>
          <table:table-cell table:formula="of:=IF([.$A140]-[.J$2]=0;1;SIN(PI()*2*([.$A140]-[.J$2]))/(PI()*2*([.$A140]-[.J$2])))" office:value-type="float" office:value="0.661837029863296" calcext:value-type="float">
            <text:p>0,66</text:p>
          </table:table-cell>
          <table:table-cell table:formula="of:=IF([.$A140]-[.K$2]=0;1;SIN(PI()*2*([.$A140]-[.K$2]))/(PI()*2*([.$A140]-[.K$2])))" office:value-type="float" office:value="0.610926489104589" calcext:value-type="float">
            <text:p>0,61</text:p>
          </table:table-cell>
          <table:table-cell table:formula="of:=IF([.$A140]-[.L$2]=0;1;SIN(PI()*2*([.$A140]-[.L$2]))/(PI()*2*([.$A140]-[.L$2])))" office:value-type="float" office:value="-0.209001167325253" calcext:value-type="float">
            <text:p>-0,21</text:p>
          </table:table-cell>
          <table:table-cell table:formula="of:=IF([.$A140]-[.M$2]=0;1;SIN(PI()*2*([.$A140]-[.M$2]))/(PI()*2*([.$A140]-[.M$2])))" office:value-type="float" office:value="0.126064196164438" calcext:value-type="float">
            <text:p>0,13</text:p>
          </table:table-cell>
          <table:table-cell table:number-columns-repeated="1011"/>
        </table:table-row>
        <table:table-row table:style-name="ro1">
          <table:table-cell table:formula="of:=[.A140]+[.$A$1]" office:value-type="float" office:value="1.76" calcext:value-type="float">
            <text:p>1,76</text:p>
          </table:table-cell>
          <table:table-cell table:formula="of:=SIN([.$A141]*PI()-0.25)" office:value-type="float" office:value="-0.843615918776768" calcext:value-type="float">
            <text:p>-0,84</text:p>
          </table:table-cell>
          <table:table-cell table:formula="of:=SIN(2*[.$A141]*PI()-0.25)" office:value-type="float" office:value="-0.982535117508591" calcext:value-type="float">
            <text:p>-0,98</text:p>
          </table:table-cell>
          <table:table-cell table:formula="of:=SIN(-0.25) * ([.$G141] - [.$I141] + [.$K141] - [.$M141]) + SIN(PI() * 0.5 - 0.25) * ( [.$H141] - [.$J141] + [.$L141])" office:value-type="float" office:value="-0.839194661744477" calcext:value-type="float">
            <text:p>-0,84</text:p>
          </table:table-cell>
          <table:table-cell table:formula="of:= SIN(-0.25) * ([.$G141] - [.$H141] + [.$I141] - [.$J141] + [.$K141] - [.$L141] + [.$M141])" office:value-type="float" office:value="0.00783231197626294" calcext:value-type="float">
            <text:p>0,01</text:p>
          </table:table-cell>
          <table:table-cell/>
          <table:table-cell table:formula="of:=IF([.$A141]-[.G$2]=0;1;SIN(PI()*2*([.$A141]-[.G$2]))/(PI()*2*([.$A141]-[.G$2])))" office:value-type="float" office:value="-0.090250504072268" calcext:value-type="float">
            <text:p>-0,09</text:p>
          </table:table-cell>
          <table:table-cell table:formula="of:=IF([.$A141]-[.H$2]=0;1;SIN(PI()*2*([.$A141]-[.H$2]))/(PI()*2*([.$A141]-[.H$2])))" office:value-type="float" office:value="0.126064196164438" calcext:value-type="float">
            <text:p>0,13</text:p>
          </table:table-cell>
          <table:table-cell table:formula="of:=IF([.$A141]-[.I$2]=0;1;SIN(PI()*2*([.$A141]-[.I$2]))/(PI()*2*([.$A141]-[.I$2])))" office:value-type="float" office:value="-0.209001167325252" calcext:value-type="float">
            <text:p>-0,21</text:p>
          </table:table-cell>
          <table:table-cell table:formula="of:=IF([.$A141]-[.J$2]=0;1;SIN(PI()*2*([.$A141]-[.J$2]))/(PI()*2*([.$A141]-[.J$2])))" office:value-type="float" office:value="0.61092648910458" calcext:value-type="float">
            <text:p>0,61</text:p>
          </table:table-cell>
          <table:table-cell table:formula="of:=IF([.$A141]-[.K$2]=0;1;SIN(PI()*2*([.$A141]-[.K$2]))/(PI()*2*([.$A141]-[.K$2])))" office:value-type="float" office:value="0.661837029863305" calcext:value-type="float">
            <text:p>0,66</text:p>
          </table:table-cell>
          <table:table-cell table:formula="of:=IF([.$A141]-[.L$2]=0;1;SIN(PI()*2*([.$A141]-[.L$2]))/(PI()*2*([.$A141]-[.L$2])))" office:value-type="float" office:value="-0.214649847523233" calcext:value-type="float">
            <text:p>-0,21</text:p>
          </table:table-cell>
          <table:table-cell table:formula="of:=IF([.$A141]-[.M$2]=0;1;SIN(PI()*2*([.$A141]-[.M$2]))/(PI()*2*([.$A141]-[.M$2])))" office:value-type="float" office:value="0.128097489650961" calcext:value-type="float">
            <text:p>0,13</text:p>
          </table:table-cell>
          <table:table-cell table:number-columns-repeated="1011"/>
        </table:table-row>
        <table:table-row table:style-name="ro1">
          <table:table-cell table:formula="of:=[.A141]+[.$A$1]" office:value-type="float" office:value="1.78" calcext:value-type="float">
            <text:p>1,78</text:p>
          </table:table-cell>
          <table:table-cell table:formula="of:=SIN([.$A142]*PI()-0.25)" office:value-type="float" office:value="-0.808236048484633" calcext:value-type="float">
            <text:p>-0,81</text:p>
          </table:table-cell>
          <table:table-cell table:formula="of:=SIN(2*[.$A142]*PI()-0.25)" office:value-type="float" office:value="-0.998109198037851" calcext:value-type="float">
            <text:p>-1,00</text:p>
          </table:table-cell>
          <table:table-cell table:formula="of:=SIN(-0.25) * ([.$G142] - [.$I142] + [.$K142] - [.$M142]) + SIN(PI() * 0.5 - 0.25) * ( [.$H142] - [.$J142] + [.$L142])" office:value-type="float" office:value="-0.804991735634217" calcext:value-type="float">
            <text:p>-0,80</text:p>
          </table:table-cell>
          <table:table-cell table:formula="of:= SIN(-0.25) * ([.$G142] - [.$H142] + [.$I142] - [.$J142] + [.$K142] - [.$L142] + [.$M142])" office:value-type="float" office:value="-0.0215625826055263" calcext:value-type="float">
            <text:p>-0,02</text:p>
          </table:table-cell>
          <table:table-cell/>
          <table:table-cell table:formula="of:=IF([.$A142]-[.G$2]=0;1;SIN(PI()*2*([.$A142]-[.G$2]))/(PI()*2*([.$A142]-[.G$2])))" office:value-type="float" office:value="-0.0878291412863024" calcext:value-type="float">
            <text:p>-0,09</text:p>
          </table:table-cell>
          <table:table-cell table:formula="of:=IF([.$A142]-[.H$2]=0;1;SIN(PI()*2*([.$A142]-[.H$2]))/(PI()*2*([.$A142]-[.H$2])))" office:value-type="float" office:value="0.122137399601264" calcext:value-type="float">
            <text:p>0,12</text:p>
          </table:table-cell>
          <table:table-cell table:formula="of:=IF([.$A142]-[.I$2]=0;1;SIN(PI()*2*([.$A142]-[.I$2]))/(PI()*2*([.$A142]-[.I$2])))" office:value-type="float" office:value="-0.200430604473869" calcext:value-type="float">
            <text:p>-0,20</text:p>
          </table:table-cell>
          <table:table-cell table:formula="of:=IF([.$A142]-[.J$2]=0;1;SIN(PI()*2*([.$A142]-[.J$2]))/(PI()*2*([.$A142]-[.J$2])))" office:value-type="float" office:value="0.558342398177205" calcext:value-type="float">
            <text:p>0,56</text:p>
          </table:table-cell>
          <table:table-cell table:formula="of:=IF([.$A142]-[.K$2]=0;1;SIN(PI()*2*([.$A142]-[.K$2]))/(PI()*2*([.$A142]-[.K$2])))" office:value-type="float" office:value="0.71061759768009" calcext:value-type="float">
            <text:p>0,71</text:p>
          </table:table-cell>
          <table:table-cell table:formula="of:=IF([.$A142]-[.L$2]=0;1;SIN(PI()*2*([.$A142]-[.L$2]))/(PI()*2*([.$A142]-[.L$2])))" office:value-type="float" office:value="-0.217133154846693" calcext:value-type="float">
            <text:p>-0,22</text:p>
          </table:table-cell>
          <table:table-cell table:formula="of:=IF([.$A142]-[.M$2]=0;1;SIN(PI()*2*([.$A142]-[.M$2]))/(PI()*2*([.$A142]-[.M$2])))" office:value-type="float" office:value="0.128144156958704" calcext:value-type="float">
            <text:p>0,13</text:p>
          </table:table-cell>
          <table:table-cell table:number-columns-repeated="1011"/>
        </table:table-row>
        <table:table-row table:style-name="ro1">
          <table:table-cell table:formula="of:=[.A142]+[.$A$1]" office:value-type="float" office:value="1.8" calcext:value-type="float">
            <text:p>1,80</text:p>
          </table:table-cell>
          <table:table-cell table:formula="of:=SIN([.$A143]*PI()-0.25)" office:value-type="float" office:value="-0.769666439757055" calcext:value-type="float">
            <text:p>-0,77</text:p>
          </table:table-cell>
          <table:table-cell table:formula="of:=SIN(2*[.$A143]*PI()-0.25)" office:value-type="float" office:value="-0.99794250027252" calcext:value-type="float">
            <text:p>-1,00</text:p>
          </table:table-cell>
          <table:table-cell table:formula="of:=SIN(-0.25) * ([.$G143] - [.$I143] + [.$K143] - [.$M143]) + SIN(PI() * 0.5 - 0.25) * ( [.$H143] - [.$J143] + [.$L143])" office:value-type="float" office:value="-0.767605388703949" calcext:value-type="float">
            <text:p>-0,77</text:p>
          </table:table-cell>
          <table:table-cell table:formula="of:= SIN(-0.25) * ([.$G143] - [.$H143] + [.$I143] - [.$J143] + [.$K143] - [.$L143] + [.$M143])" office:value-type="float" office:value="-0.0506970668934864" calcext:value-type="float">
            <text:p>-0,05</text:p>
          </table:table-cell>
          <table:table-cell/>
          <table:table-cell table:formula="of:=IF([.$A143]-[.G$2]=0;1;SIN(PI()*2*([.$A143]-[.G$2]))/(PI()*2*([.$A143]-[.G$2])))" office:value-type="float" office:value="-0.0840918587378504" calcext:value-type="float">
            <text:p>-0,08</text:p>
          </table:table-cell>
          <table:table-cell table:formula="of:=IF([.$A143]-[.H$2]=0;1;SIN(PI()*2*([.$A143]-[.H$2]))/(PI()*2*([.$A143]-[.H$2])))" office:value-type="float" office:value="0.116434881329331" calcext:value-type="float">
            <text:p>0,12</text:p>
          </table:table-cell>
          <table:table-cell table:formula="of:=IF([.$A143]-[.I$2]=0;1;SIN(PI()*2*([.$A143]-[.I$2]))/(PI()*2*([.$A143]-[.I$2])))" office:value-type="float" office:value="-0.189206682160163" calcext:value-type="float">
            <text:p>-0,19</text:p>
          </table:table-cell>
          <table:table-cell table:formula="of:=IF([.$A143]-[.J$2]=0;1;SIN(PI()*2*([.$A143]-[.J$2]))/(PI()*2*([.$A143]-[.J$2])))" office:value-type="float" office:value="0.5045511524271" calcext:value-type="float">
            <text:p>0,50</text:p>
          </table:table-cell>
          <table:table-cell table:formula="of:=IF([.$A143]-[.K$2]=0;1;SIN(PI()*2*([.$A143]-[.K$2]))/(PI()*2*([.$A143]-[.K$2])))" office:value-type="float" office:value="0.756826728640661" calcext:value-type="float">
            <text:p>0,76</text:p>
          </table:table-cell>
          <table:table-cell table:formula="of:=IF([.$A143]-[.L$2]=0;1;SIN(PI()*2*([.$A143]-[.L$2]))/(PI()*2*([.$A143]-[.L$2])))" office:value-type="float" office:value="-0.216236208183045" calcext:value-type="float">
            <text:p>-0,22</text:p>
          </table:table-cell>
          <table:table-cell table:formula="of:=IF([.$A143]-[.M$2]=0;1;SIN(PI()*2*([.$A143]-[.M$2]))/(PI()*2*([.$A143]-[.M$2])))" office:value-type="float" office:value="0.126137788106776" calcext:value-type="float">
            <text:p>0,13</text:p>
          </table:table-cell>
          <table:table-cell table:number-columns-repeated="1011"/>
        </table:table-row>
        <table:table-row table:style-name="ro1">
          <table:table-cell table:formula="of:=[.A143]+[.$A$1]" office:value-type="float" office:value="1.82" calcext:value-type="float">
            <text:p>1,82</text:p>
          </table:table-cell>
          <table:table-cell table:formula="of:=SIN([.$A144]*PI()-0.25)" office:value-type="float" office:value="-0.728059309218905" calcext:value-type="float">
            <text:p>-0,73</text:p>
          </table:table-cell>
          <table:table-cell table:formula="of:=SIN(2*[.$A144]*PI()-0.25)" office:value-type="float" office:value="-0.982037653135938" calcext:value-type="float">
            <text:p>-0,98</text:p>
          </table:table-cell>
          <table:table-cell table:formula="of:=SIN(-0.25) * ([.$G144] - [.$I144] + [.$K144] - [.$M144]) + SIN(PI() * 0.5 - 0.25) * ( [.$H144] - [.$J144] + [.$L144])" office:value-type="float" office:value="-0.727134604397414" calcext:value-type="float">
            <text:p>-0,73</text:p>
          </table:table-cell>
          <table:table-cell table:formula="of:= SIN(-0.25) * ([.$G144] - [.$H144] + [.$I144] - [.$J144] + [.$K144] - [.$L144] + [.$M144])" office:value-type="float" office:value="-0.0791678234618939" calcext:value-type="float">
            <text:p>-0,08</text:p>
          </table:table-cell>
          <table:table-cell/>
          <table:table-cell table:formula="of:=IF([.$A144]-[.G$2]=0;1;SIN(PI()*2*([.$A144]-[.G$2]))/(PI()*2*([.$A144]-[.G$2])))" office:value-type="float" office:value="-0.0791251088149647" calcext:value-type="float">
            <text:p>-0,08</text:p>
          </table:table-cell>
          <table:table-cell table:formula="of:=IF([.$A144]-[.H$2]=0;1;SIN(PI()*2*([.$A144]-[.H$2]))/(PI()*2*([.$A144]-[.H$2])))" office:value-type="float" office:value="0.109096740941845" calcext:value-type="float">
            <text:p>0,11</text:p>
          </table:table-cell>
          <table:table-cell table:formula="of:=IF([.$A144]-[.I$2]=0;1;SIN(PI()*2*([.$A144]-[.I$2]))/(PI()*2*([.$A144]-[.I$2])))" office:value-type="float" office:value="-0.175619143955165" calcext:value-type="float">
            <text:p>-0,18</text:p>
          </table:table-cell>
          <table:table-cell table:formula="of:=IF([.$A144]-[.J$2]=0;1;SIN(PI()*2*([.$A144]-[.J$2]))/(PI()*2*([.$A144]-[.J$2])))" office:value-type="float" office:value="0.45002405638511" calcext:value-type="float">
            <text:p>0,45</text:p>
          </table:table-cell>
          <table:table-cell table:formula="of:=IF([.$A144]-[.K$2]=0;1;SIN(PI()*2*([.$A144]-[.K$2]))/(PI()*2*([.$A144]-[.K$2])))" office:value-type="float" office:value="0.800042766906874" calcext:value-type="float">
            <text:p>0,80</text:p>
          </table:table-cell>
          <table:table-cell table:formula="of:=IF([.$A144]-[.L$2]=0;1;SIN(PI()*2*([.$A144]-[.L$2]))/(PI()*2*([.$A144]-[.L$2])))" office:value-type="float" office:value="-0.211776026534171" calcext:value-type="float">
            <text:p>-0,21</text:p>
          </table:table-cell>
          <table:table-cell table:formula="of:=IF([.$A144]-[.M$2]=0;1;SIN(PI()*2*([.$A144]-[.M$2]))/(PI()*2*([.$A144]-[.M$2])))" office:value-type="float" office:value="0.122040422070539" calcext:value-type="float">
            <text:p>0,12</text:p>
          </table:table-cell>
          <table:table-cell table:number-columns-repeated="1011"/>
        </table:table-row>
        <table:table-row table:style-name="ro1">
          <table:table-cell table:formula="of:=[.A144]+[.$A$1]" office:value-type="float" office:value="1.84" calcext:value-type="float">
            <text:p>1,84</text:p>
          </table:table-cell>
          <table:table-cell table:formula="of:=SIN([.$A145]*PI()-0.25)" office:value-type="float" office:value="-0.683578861205928" calcext:value-type="float">
            <text:p>-0,68</text:p>
          </table:table-cell>
          <table:table-cell table:formula="of:=SIN(2*[.$A145]*PI()-0.25)" office:value-type="float" office:value="-0.950645485568544" calcext:value-type="float">
            <text:p>-0,95</text:p>
          </table:table-cell>
          <table:table-cell table:formula="of:=SIN(-0.25) * ([.$G145] - [.$I145] + [.$K145] - [.$M145]) + SIN(PI() * 0.5 - 0.25) * ( [.$H145] - [.$J145] + [.$L145])" office:value-type="float" office:value="-0.683691660113839" calcext:value-type="float">
            <text:p>-0,68</text:p>
          </table:table-cell>
          <table:table-cell table:formula="of:= SIN(-0.25) * ([.$G145] - [.$H145] + [.$I145] - [.$J145] + [.$K145] - [.$L145] + [.$M145])" office:value-type="float" office:value="-0.106580360958859" calcext:value-type="float">
            <text:p>-0,11</text:p>
          </table:table-cell>
          <table:table-cell/>
          <table:table-cell table:formula="of:=IF([.$A145]-[.G$2]=0;1;SIN(PI()*2*([.$A145]-[.G$2]))/(PI()*2*([.$A145]-[.G$2])))" office:value-type="float" office:value="-0.0730320450729186" calcext:value-type="float">
            <text:p>-0,07</text:p>
          </table:table-cell>
          <table:table-cell table:formula="of:=IF([.$A145]-[.H$2]=0;1;SIN(PI()*2*([.$A145]-[.H$2]))/(PI()*2*([.$A145]-[.H$2])))" office:value-type="float" office:value="0.100282808159828" calcext:value-type="float">
            <text:p>0,10</text:p>
          </table:table-cell>
          <table:table-cell table:formula="of:=IF([.$A145]-[.I$2]=0;1;SIN(PI()*2*([.$A145]-[.I$2]))/(PI()*2*([.$A145]-[.I$2])))" office:value-type="float" office:value="-0.159974955874012" calcext:value-type="float">
            <text:p>-0,16</text:p>
          </table:table-cell>
          <table:table-cell table:formula="of:=IF([.$A145]-[.J$2]=0;1;SIN(PI()*2*([.$A145]-[.J$2]))/(PI()*2*([.$A145]-[.J$2])))" office:value-type="float" office:value="0.395232243924028" calcext:value-type="float">
            <text:p>0,40</text:p>
          </table:table-cell>
          <table:table-cell table:formula="of:=IF([.$A145]-[.K$2]=0;1;SIN(PI()*2*([.$A145]-[.K$2]))/(PI()*2*([.$A145]-[.K$2])))" office:value-type="float" office:value="0.839868518338574" calcext:value-type="float">
            <text:p>0,84</text:p>
          </table:table-cell>
          <table:table-cell table:formula="of:=IF([.$A145]-[.L$2]=0;1;SIN(PI()*2*([.$A145]-[.L$2]))/(PI()*2*([.$A145]-[.L$2])))" office:value-type="float" office:value="-0.203604489294198" calcext:value-type="float">
            <text:p>-0,20</text:p>
          </table:table-cell>
          <table:table-cell table:formula="of:=IF([.$A145]-[.M$2]=0;1;SIN(PI()*2*([.$A145]-[.M$2]))/(PI()*2*([.$A145]-[.M$2])))" office:value-type="float" office:value="0.11584393356394" calcext:value-type="float">
            <text:p>0,12</text:p>
          </table:table-cell>
          <table:table-cell table:number-columns-repeated="1011"/>
        </table:table-row>
        <table:table-row table:style-name="ro1">
          <table:table-cell table:formula="of:=[.A145]+[.$A$1]" office:value-type="float" office:value="1.86" calcext:value-type="float">
            <text:p>1,86</text:p>
          </table:table-cell>
          <table:table-cell table:formula="of:=SIN([.$A146]*PI()-0.25)" office:value-type="float" office:value="-0.636400639725246" calcext:value-type="float">
            <text:p>-0,64</text:p>
          </table:table-cell>
          <table:table-cell table:formula="of:=SIN(2*[.$A146]*PI()-0.25)" office:value-type="float" office:value="-0.904261070805647" calcext:value-type="float">
            <text:p>-0,90</text:p>
          </table:table-cell>
          <table:table-cell table:formula="of:=SIN(-0.25) * ([.$G146] - [.$I146] + [.$K146] - [.$M146]) + SIN(PI() * 0.5 - 0.25) * ( [.$H146] - [.$J146] + [.$L146])" office:value-type="float" office:value="-0.637402746884867" calcext:value-type="float">
            <text:p>-0,64</text:p>
          </table:table-cell>
          <table:table-cell table:formula="of:= SIN(-0.25) * ([.$G146] - [.$H146] + [.$I146] - [.$J146] + [.$K146] - [.$L146] + [.$M146])" office:value-type="float" office:value="-0.132554418777765" calcext:value-type="float">
            <text:p>-0,13</text:p>
          </table:table-cell>
          <table:table-cell/>
          <table:table-cell table:formula="of:=IF([.$A146]-[.G$2]=0;1;SIN(PI()*2*([.$A146]-[.G$2]))/(PI()*2*([.$A146]-[.G$2])))" office:value-type="float" office:value="-0.0659306404868447" calcext:value-type="float">
            <text:p>-0,07</text:p>
          </table:table-cell>
          <table:table-cell table:formula="of:=IF([.$A146]-[.H$2]=0;1;SIN(PI()*2*([.$A146]-[.H$2]))/(PI()*2*([.$A146]-[.H$2])))" office:value-type="float" office:value="0.0901698465481846" calcext:value-type="float">
            <text:p>0,09</text:p>
          </table:table-cell>
          <table:table-cell table:formula="of:=IF([.$A146]-[.I$2]=0;1;SIN(PI()*2*([.$A146]-[.I$2]))/(PI()*2*([.$A146]-[.I$2])))" office:value-type="float" office:value="-0.142594175936664" calcext:value-type="float">
            <text:p>-0,14</text:p>
          </table:table-cell>
          <table:table-cell table:formula="of:=IF([.$A146]-[.J$2]=0;1;SIN(PI()*2*([.$A146]-[.J$2]))/(PI()*2*([.$A146]-[.J$2])))" office:value-type="float" office:value="0.340641642515363" calcext:value-type="float">
            <text:p>0,34</text:p>
          </table:table-cell>
          <table:table-cell table:formula="of:=IF([.$A146]-[.K$2]=0;1;SIN(PI()*2*([.$A146]-[.K$2]))/(PI()*2*([.$A146]-[.K$2])))" office:value-type="float" office:value="0.875935652182378" calcext:value-type="float">
            <text:p>0,88</text:p>
          </table:table-cell>
          <table:table-cell table:formula="of:=IF([.$A146]-[.L$2]=0;1;SIN(PI()*2*([.$A146]-[.L$2]))/(PI()*2*([.$A146]-[.L$2])))" office:value-type="float" office:value="-0.191610923914893" calcext:value-type="float">
            <text:p>-0,19</text:p>
          </table:table-cell>
          <table:table-cell table:formula="of:=IF([.$A146]-[.M$2]=0;1;SIN(PI()*2*([.$A146]-[.M$2]))/(PI()*2*([.$A146]-[.M$2])))" office:value-type="float" office:value="0.107571045004852" calcext:value-type="float">
            <text:p>0,11</text:p>
          </table:table-cell>
          <table:table-cell table:number-columns-repeated="1011"/>
        </table:table-row>
        <table:table-row table:style-name="ro1">
          <table:table-cell table:formula="of:=[.A146]+[.$A$1]" office:value-type="float" office:value="1.88" calcext:value-type="float">
            <text:p>1,88</text:p>
          </table:table-cell>
          <table:table-cell table:formula="of:=SIN([.$A147]*PI()-0.25)" office:value-type="float" office:value="-0.586710835663365" calcext:value-type="float">
            <text:p>-0,59</text:p>
          </table:table-cell>
          <table:table-cell table:formula="of:=SIN(2*[.$A147]*PI()-0.25)" office:value-type="float" office:value="-0.843615918776766" calcext:value-type="float">
            <text:p>-0,84</text:p>
          </table:table-cell>
          <table:table-cell table:formula="of:=SIN(-0.25) * ([.$G147] - [.$I147] + [.$K147] - [.$M147]) + SIN(PI() * 0.5 - 0.25) * ( [.$H147] - [.$J147] + [.$L147])" office:value-type="float" office:value="-0.588408500722493" calcext:value-type="float">
            <text:p>-0,59</text:p>
          </table:table-cell>
          <table:table-cell table:formula="of:= SIN(-0.25) * ([.$G147] - [.$H147] + [.$I147] - [.$J147] + [.$K147] - [.$L147] + [.$M147])" office:value-type="float" office:value="-0.156729176243867" calcext:value-type="float">
            <text:p>-0,16</text:p>
          </table:table-cell>
          <table:table-cell/>
          <table:table-cell table:formula="of:=IF([.$A147]-[.G$2]=0;1;SIN(PI()*2*([.$A147]-[.G$2]))/(PI()*2*([.$A147]-[.G$2])))" office:value-type="float" office:value="-0.0579516253658515" calcext:value-type="float">
            <text:p>-0,06</text:p>
          </table:table-cell>
          <table:table-cell table:formula="of:=IF([.$A147]-[.H$2]=0;1;SIN(PI()*2*([.$A147]-[.H$2]))/(PI()*2*([.$A147]-[.H$2])))" office:value-type="float" office:value="0.0789485910781164" calcext:value-type="float">
            <text:p>0,08</text:p>
          </table:table-cell>
          <table:table-cell table:formula="of:=IF([.$A147]-[.I$2]=0;1;SIN(PI()*2*([.$A147]-[.I$2]))/(PI()*2*([.$A147]-[.I$2])))" office:value-type="float" office:value="-0.123805745099773" calcext:value-type="float">
            <text:p>-0,12</text:p>
          </table:table-cell>
          <table:table-cell table:formula="of:=IF([.$A147]-[.J$2]=0;1;SIN(PI()*2*([.$A147]-[.J$2]))/(PI()*2*([.$A147]-[.J$2])))" office:value-type="float" office:value="0.286708041283685" calcext:value-type="float">
            <text:p>0,29</text:p>
          </table:table-cell>
          <table:table-cell table:formula="of:=IF([.$A147]-[.K$2]=0;1;SIN(PI()*2*([.$A147]-[.K$2]))/(PI()*2*([.$A147]-[.K$2])))" office:value-type="float" office:value="0.907908797398354" calcext:value-type="float">
            <text:p>0,91</text:p>
          </table:table-cell>
          <table:table-cell table:formula="of:=IF([.$A147]-[.L$2]=0;1;SIN(PI()*2*([.$A147]-[.L$2]))/(PI()*2*([.$A147]-[.L$2])))" office:value-type="float" office:value="-0.175724283367421" calcext:value-type="float">
            <text:p>-0,18</text:p>
          </table:table-cell>
          <table:table-cell table:formula="of:=IF([.$A147]-[.M$2]=0;1;SIN(PI()*2*([.$A147]-[.M$2]))/(PI()*2*([.$A147]-[.M$2])))" office:value-type="float" office:value="0.0972759425783936" calcext:value-type="float">
            <text:p>0,10</text:p>
          </table:table-cell>
          <table:table-cell table:number-columns-repeated="1011"/>
        </table:table-row>
        <table:table-row table:style-name="ro1">
          <table:table-cell table:formula="of:=[.A147]+[.$A$1]" office:value-type="float" office:value="1.9" calcext:value-type="float">
            <text:p>1,90</text:p>
          </table:table-cell>
          <table:table-cell table:formula="of:=SIN([.$A148]*PI()-0.25)" office:value-type="float" office:value="-0.534705551975805" calcext:value-type="float">
            <text:p>-0,53</text:p>
          </table:table-cell>
          <table:table-cell table:formula="of:=SIN(2*[.$A148]*PI()-0.25)" office:value-type="float" office:value="-0.769666439757051" calcext:value-type="float">
            <text:p>-0,77</text:p>
          </table:table-cell>
          <table:table-cell table:formula="of:=SIN(-0.25) * ([.$G148] - [.$I148] + [.$K148] - [.$M148]) + SIN(PI() * 0.5 - 0.25) * ( [.$H148] - [.$J148] + [.$L148])" office:value-type="float" office:value="-0.536864424778599" calcext:value-type="float">
            <text:p>-0,54</text:p>
          </table:table-cell>
          <table:table-cell table:formula="of:= SIN(-0.25) * ([.$G148] - [.$H148] + [.$I148] - [.$J148] + [.$K148] - [.$L148] + [.$M148])" office:value-type="float" office:value="-0.178768195138108" calcext:value-type="float">
            <text:p>-0,18</text:p>
          </table:table-cell>
          <table:table-cell/>
          <table:table-cell table:formula="of:=IF([.$A148]-[.G$2]=0;1;SIN(PI()*2*([.$A148]-[.G$2]))/(PI()*2*([.$A148]-[.G$2])))" office:value-type="float" office:value="-0.049236278094138" calcext:value-type="float">
            <text:p>-0,05</text:p>
          </table:table-cell>
          <table:table-cell table:formula="of:=IF([.$A148]-[.H$2]=0;1;SIN(PI()*2*([.$A148]-[.H$2]))/(PI()*2*([.$A148]-[.H$2])))" office:value-type="float" office:value="0.0668206631277587" calcext:value-type="float">
            <text:p>0,07</text:p>
          </table:table-cell>
          <table:table-cell table:formula="of:=IF([.$A148]-[.I$2]=0;1;SIN(PI()*2*([.$A148]-[.I$2]))/(PI()*2*([.$A148]-[.I$2])))" office:value-type="float" office:value="-0.103943253754291" calcext:value-type="float">
            <text:p>-0,10</text:p>
          </table:table-cell>
          <table:table-cell table:formula="of:=IF([.$A148]-[.J$2]=0;1;SIN(PI()*2*([.$A148]-[.J$2]))/(PI()*2*([.$A148]-[.J$2])))" office:value-type="float" office:value="0.233872320947155" calcext:value-type="float">
            <text:p>0,23</text:p>
          </table:table-cell>
          <table:table-cell table:formula="of:=IF([.$A148]-[.K$2]=0;1;SIN(PI()*2*([.$A148]-[.K$2]))/(PI()*2*([.$A148]-[.K$2])))" office:value-type="float" office:value="0.935489283788641" calcext:value-type="float">
            <text:p>0,94</text:p>
          </table:table-cell>
          <table:table-cell table:formula="of:=IF([.$A148]-[.L$2]=0;1;SIN(PI()*2*([.$A148]-[.L$2]))/(PI()*2*([.$A148]-[.L$2])))" office:value-type="float" office:value="-0.155914880631438" calcext:value-type="float">
            <text:p>-0,16</text:p>
          </table:table-cell>
          <table:table-cell table:formula="of:=IF([.$A148]-[.M$2]=0;1;SIN(PI()*2*([.$A148]-[.M$2]))/(PI()*2*([.$A148]-[.M$2])))" office:value-type="float" office:value="0.0850444803444204" calcext:value-type="float">
            <text:p>0,09</text:p>
          </table:table-cell>
          <table:table-cell table:number-columns-repeated="1011"/>
        </table:table-row>
        <table:table-row table:style-name="ro1">
          <table:table-cell table:formula="of:=[.A148]+[.$A$1]" office:value-type="float" office:value="1.92" calcext:value-type="float">
            <text:p>1,92</text:p>
          </table:table-cell>
          <table:table-cell table:formula="of:=SIN([.$A149]*PI()-0.25)" office:value-type="float" office:value="-0.480590029758326" calcext:value-type="float">
            <text:p>-0,48</text:p>
          </table:table-cell>
          <table:table-cell table:formula="of:=SIN(2*[.$A149]*PI()-0.25)" office:value-type="float" office:value="-0.683578861205924" calcext:value-type="float">
            <text:p>-0,68</text:p>
          </table:table-cell>
          <table:table-cell table:formula="of:=SIN(-0.25) * ([.$G149] - [.$I149] + [.$K149] - [.$M149]) + SIN(PI() * 0.5 - 0.25) * ( [.$H149] - [.$J149] + [.$L149])" office:value-type="float" office:value="-0.482941182653945" calcext:value-type="float">
            <text:p>-0,48</text:p>
          </table:table-cell>
          <table:table-cell table:formula="of:= SIN(-0.25) * ([.$G149] - [.$H149] + [.$I149] - [.$J149] + [.$K149] - [.$L149] + [.$M149])" office:value-type="float" office:value="-0.198364028106774" calcext:value-type="float">
            <text:p>-0,20</text:p>
          </table:table-cell>
          <table:table-cell/>
          <table:table-cell table:formula="of:=IF([.$A149]-[.G$2]=0;1;SIN(PI()*2*([.$A149]-[.G$2]))/(PI()*2*([.$A149]-[.G$2])))" office:value-type="float" office:value="-0.0399341034301918" calcext:value-type="float">
            <text:p>-0,04</text:p>
          </table:table-cell>
          <table:table-cell table:formula="of:=IF([.$A149]-[.H$2]=0;1;SIN(PI()*2*([.$A149]-[.H$2]))/(PI()*2*([.$A149]-[.H$2])))" office:value-type="float" office:value="0.0539954074549073" calcext:value-type="float">
            <text:p>0,05</text:p>
          </table:table-cell>
          <table:table-cell table:formula="of:=IF([.$A149]-[.I$2]=0;1;SIN(PI()*2*([.$A149]-[.I$2]))/(PI()*2*([.$A149]-[.I$2])))" office:value-type="float" office:value="-0.0833407375934437" calcext:value-type="float">
            <text:p>-0,08</text:p>
          </table:table-cell>
          <table:table-cell table:formula="of:=IF([.$A149]-[.J$2]=0;1;SIN(PI()*2*([.$A149]-[.J$2]))/(PI()*2*([.$A149]-[.J$2])))" office:value-type="float" office:value="0.182555901395162" calcext:value-type="float">
            <text:p>0,18</text:p>
          </table:table-cell>
          <table:table-cell table:formula="of:=IF([.$A149]-[.K$2]=0;1;SIN(PI()*2*([.$A149]-[.K$2]))/(PI()*2*([.$A149]-[.K$2])))" office:value-type="float" office:value="0.958418482324627" calcext:value-type="float">
            <text:p>0,96</text:p>
          </table:table-cell>
          <table:table-cell table:formula="of:=IF([.$A149]-[.L$2]=0;1;SIN(PI()*2*([.$A149]-[.L$2]))/(PI()*2*([.$A149]-[.L$2])))" office:value-type="float" office:value="-0.132195652734428" calcext:value-type="float">
            <text:p>-0,13</text:p>
          </table:table-cell>
          <table:table-cell table:formula="of:=IF([.$A149]-[.M$2]=0;1;SIN(PI()*2*([.$A149]-[.M$2]))/(PI()*2*([.$A149]-[.M$2])))" office:value-type="float" office:value="0.0709939616536745" calcext:value-type="float">
            <text:p>0,07</text:p>
          </table:table-cell>
          <table:table-cell table:number-columns-repeated="1011"/>
        </table:table-row>
        <table:table-row table:style-name="ro1">
          <table:table-cell table:formula="of:=[.A149]+[.$A$1]" office:value-type="float" office:value="1.94" calcext:value-type="float">
            <text:p>1,94</text:p>
          </table:table-cell>
          <table:table-cell table:formula="of:=SIN([.$A150]*PI()-0.25)" office:value-type="float" office:value="-0.424577838254091" calcext:value-type="float">
            <text:p>-0,42</text:p>
          </table:table-cell>
          <table:table-cell table:formula="of:=SIN(2*[.$A150]*PI()-0.25)" office:value-type="float" office:value="-0.58671083566336" calcext:value-type="float">
            <text:p>-0,59</text:p>
          </table:table-cell>
          <table:table-cell table:formula="of:=SIN(-0.25) * ([.$G150] - [.$I150] + [.$K150] - [.$M150]) + SIN(PI() * 0.5 - 0.25) * ( [.$H150] - [.$J150] + [.$L150])" office:value-type="float" office:value="-0.426824744758819" calcext:value-type="float">
            <text:p>-0,43</text:p>
          </table:table-cell>
          <table:table-cell table:formula="of:= SIN(-0.25) * ([.$G150] - [.$H150] + [.$I150] - [.$J150] + [.$K150] - [.$L150] + [.$M150])" office:value-type="float" office:value="-0.215242430158196" calcext:value-type="float">
            <text:p>-0,22</text:p>
          </table:table-cell>
          <table:table-cell/>
          <table:table-cell table:formula="of:=IF([.$A150]-[.G$2]=0;1;SIN(PI()*2*([.$A150]-[.G$2]))/(PI()*2*([.$A150]-[.G$2])))" office:value-type="float" office:value="-0.0302004341408544" calcext:value-type="float">
            <text:p>-0,03</text:p>
          </table:table-cell>
          <table:table-cell table:formula="of:=IF([.$A150]-[.H$2]=0;1;SIN(PI()*2*([.$A150]-[.H$2]))/(PI()*2*([.$A150]-[.H$2])))" office:value-type="float" office:value="0.0406866959953177" calcext:value-type="float">
            <text:p>0,04</text:p>
          </table:table-cell>
          <table:table-cell table:formula="of:=IF([.$A150]-[.I$2]=0;1;SIN(PI()*2*([.$A150]-[.I$2]))/(PI()*2*([.$A150]-[.I$2])))" office:value-type="float" office:value="-0.0623285555672952" calcext:value-type="float">
            <text:p>-0,06</text:p>
          </table:table-cell>
          <table:table-cell table:formula="of:=IF([.$A150]-[.J$2]=0;1;SIN(PI()*2*([.$A150]-[.J$2]))/(PI()*2*([.$A150]-[.J$2])))" office:value-type="float" office:value="0.133156459621039" calcext:value-type="float">
            <text:p>0,13</text:p>
          </table:table-cell>
          <table:table-cell table:formula="of:=IF([.$A150]-[.K$2]=0;1;SIN(PI()*2*([.$A150]-[.K$2]))/(PI()*2*([.$A150]-[.K$2])))" office:value-type="float" office:value="0.976480703887657" calcext:value-type="float">
            <text:p>0,98</text:p>
          </table:table-cell>
          <table:table-cell table:formula="of:=IF([.$A150]-[.L$2]=0;1;SIN(PI()*2*([.$A150]-[.L$2]))/(PI()*2*([.$A150]-[.L$2])))" office:value-type="float" office:value="-0.104622932559389" calcext:value-type="float">
            <text:p>-0,10</text:p>
          </table:table-cell>
          <table:table-cell table:formula="of:=IF([.$A150]-[.M$2]=0;1;SIN(PI()*2*([.$A150]-[.M$2]))/(PI()*2*([.$A150]-[.M$2])))" office:value-type="float" office:value="0.0552724926728846" calcext:value-type="float">
            <text:p>0,06</text:p>
          </table:table-cell>
          <table:table-cell table:number-columns-repeated="1011"/>
        </table:table-row>
        <table:table-row table:style-name="ro1">
          <table:table-cell table:formula="of:=[.A150]+[.$A$1]" office:value-type="float" office:value="1.96" calcext:value-type="float">
            <text:p>1,96</text:p>
          </table:table-cell>
          <table:table-cell table:formula="of:=SIN([.$A151]*PI()-0.25)" office:value-type="float" office:value="-0.366890031993431" calcext:value-type="float">
            <text:p>-0,37</text:p>
          </table:table-cell>
          <table:table-cell table:formula="of:=SIN(2*[.$A151]*PI()-0.25)" office:value-type="float" office:value="-0.480590029758321" calcext:value-type="float">
            <text:p>-0,48</text:p>
          </table:table-cell>
          <table:table-cell table:formula="of:=SIN(-0.25) * ([.$G151] - [.$I151] + [.$K151] - [.$M151]) + SIN(PI() * 0.5 - 0.25) * ( [.$H151] - [.$J151] + [.$L151])" office:value-type="float" office:value="-0.368716371536838" calcext:value-type="float">
            <text:p>-0,37</text:p>
          </table:table-cell>
          <table:table-cell table:formula="of:= SIN(-0.25) * ([.$G151] - [.$H151] + [.$I151] - [.$J151] + [.$K151] - [.$L151] + [.$M151])" office:value-type="float" office:value="-0.229166115960578" calcext:value-type="float">
            <text:p>-0,23</text:p>
          </table:table-cell>
          <table:table-cell/>
          <table:table-cell table:formula="of:=IF([.$A151]-[.G$2]=0;1;SIN(PI()*2*([.$A151]-[.G$2]))/(PI()*2*([.$A151]-[.G$2])))" office:value-type="float" office:value="-0.0201939922649237" calcext:value-type="float">
            <text:p>-0,02</text:p>
          </table:table-cell>
          <table:table-cell table:formula="of:=IF([.$A151]-[.H$2]=0;1;SIN(PI()*2*([.$A151]-[.H$2]))/(PI()*2*([.$A151]-[.H$2])))" office:value-type="float" office:value="0.0271097430405825" calcext:value-type="float">
            <text:p>0,03</text:p>
          </table:table-cell>
          <table:table-cell table:formula="of:=IF([.$A151]-[.I$2]=0;1;SIN(PI()*2*([.$A151]-[.I$2]))/(PI()*2*([.$A151]-[.I$2])))" office:value-type="float" office:value="-0.0412294008742192" calcext:value-type="float">
            <text:p>-0,04</text:p>
          </table:table-cell>
          <table:table-cell table:formula="of:=IF([.$A151]-[.J$2]=0;1;SIN(PI()*2*([.$A151]-[.J$2]))/(PI()*2*([.$A151]-[.J$2])))" office:value-type="float" office:value="0.0860439670418484" calcext:value-type="float">
            <text:p>0,09</text:p>
          </table:table-cell>
          <table:table-cell table:formula="of:=IF([.$A151]-[.K$2]=0;1;SIN(PI()*2*([.$A151]-[.K$2]))/(PI()*2*([.$A151]-[.K$2])))" office:value-type="float" office:value="0.989505620981309" calcext:value-type="float">
            <text:p>0,99</text:p>
          </table:table-cell>
          <table:table-cell table:formula="of:=IF([.$A151]-[.L$2]=0;1;SIN(PI()*2*([.$A151]-[.L$2]))/(PI()*2*([.$A151]-[.L$2])))" office:value-type="float" office:value="-0.0732967126652788" calcext:value-type="float">
            <text:p>-0,07</text:p>
          </table:table-cell>
          <table:table-cell table:formula="of:=IF([.$A151]-[.M$2]=0;1;SIN(PI()*2*([.$A151]-[.M$2]))/(PI()*2*([.$A151]-[.M$2])))" office:value-type="float" office:value="0.0380579084992793" calcext:value-type="float">
            <text:p>0,04</text:p>
          </table:table-cell>
          <table:table-cell table:number-columns-repeated="1011"/>
        </table:table-row>
        <table:table-row table:style-name="ro1">
          <table:table-cell table:formula="of:=[.A151]+[.$A$1]" office:value-type="float" office:value="1.98" calcext:value-type="float">
            <text:p>1,98</text:p>
          </table:table-cell>
          <table:table-cell table:formula="of:=SIN([.$A152]*PI()-0.25)" office:value-type="float" office:value="-0.307754278392603" calcext:value-type="float">
            <text:p>-0,31</text:p>
          </table:table-cell>
          <table:table-cell table:formula="of:=SIN(2*[.$A152]*PI()-0.25)" office:value-type="float" office:value="-0.366890031993424" calcext:value-type="float">
            <text:p>-0,37</text:p>
          </table:table-cell>
          <table:table-cell table:formula="of:=SIN(-0.25) * ([.$G152] - [.$I152] + [.$K152] - [.$M152]) + SIN(PI() * 0.5 - 0.25) * ( [.$H152] - [.$J152] + [.$L152])" office:value-type="float" office:value="-0.308832419590045" calcext:value-type="float">
            <text:p>-0,31</text:p>
          </table:table-cell>
          <table:table-cell table:formula="of:= SIN(-0.25) * ([.$G152] - [.$H152] + [.$I152] - [.$J152] + [.$K152] - [.$L152] + [.$M152])" office:value-type="float" office:value="-0.239938011950817" calcext:value-type="float">
            <text:p>-0,24</text:p>
          </table:table-cell>
          <table:table-cell/>
          <table:table-cell table:formula="of:=IF([.$A152]-[.G$2]=0;1;SIN(PI()*2*([.$A152]-[.G$2]))/(PI()*2*([.$A152]-[.G$2])))" office:value-type="float" office:value="-0.0100744462906303" calcext:value-type="float">
            <text:p>-0,01</text:p>
          </table:table-cell>
          <table:table-cell table:formula="of:=IF([.$A152]-[.H$2]=0;1;SIN(PI()*2*([.$A152]-[.H$2]))/(PI()*2*([.$A152]-[.H$2])))" office:value-type="float" office:value="0.0134779754428703" calcext:value-type="float">
            <text:p>0,01</text:p>
          </table:table-cell>
          <table:table-cell table:formula="of:=IF([.$A152]-[.I$2]=0;1;SIN(PI()*2*([.$A152]-[.I$2]))/(PI()*2*([.$A152]-[.I$2])))" office:value-type="float" office:value="-0.0203544935259675" calcext:value-type="float">
            <text:p>-0,02</text:p>
          </table:table-cell>
          <table:table-cell table:formula="of:=IF([.$A152]-[.J$2]=0;1;SIN(PI()*2*([.$A152]-[.J$2]))/(PI()*2*([.$A152]-[.J$2])))" office:value-type="float" office:value="0.0415570909488501" calcext:value-type="float">
            <text:p>0,04</text:p>
          </table:table-cell>
          <table:table-cell table:formula="of:=IF([.$A152]-[.K$2]=0;1;SIN(PI()*2*([.$A152]-[.K$2]))/(PI()*2*([.$A152]-[.K$2])))" office:value-type="float" office:value="0.997370182772504" calcext:value-type="float">
            <text:p>1,00</text:p>
          </table:table-cell>
          <table:table-cell table:formula="of:=IF([.$A152]-[.L$2]=0;1;SIN(PI()*2*([.$A152]-[.L$2]))/(PI()*2*([.$A152]-[.L$2])))" office:value-type="float" office:value="-0.0383603916450927" calcext:value-type="float">
            <text:p>-0,04</text:p>
          </table:table-cell>
          <table:table-cell table:formula="of:=IF([.$A152]-[.M$2]=0;1;SIN(PI()*2*([.$A152]-[.M$2]))/(PI()*2*([.$A152]-[.M$2])))" office:value-type="float" office:value="0.0195562780935766" calcext:value-type="float">
            <text:p>0,02</text:p>
          </table:table-cell>
          <table:table-cell table:number-columns-repeated="1011"/>
        </table:table-row>
        <table:table-row table:style-name="ro1">
          <table:table-cell table:formula="of:=[.A152]+[.$A$1]" office:value-type="float" office:value="2" calcext:value-type="float">
            <text:p>2,00</text:p>
          </table:table-cell>
          <table:table-cell table:formula="of:=SIN([.$A153]*PI()-0.25)" office:value-type="float" office:value="-0.247403959254518" calcext:value-type="float">
            <text:p>-0,25</text:p>
          </table:table-cell>
          <table:table-cell table:formula="of:=SIN(2*[.$A153]*PI()-0.25)" office:value-type="float" office:value="-0.247403959254513" calcext:value-type="float">
            <text:p>-0,25</text:p>
          </table:table-cell>
          <table:table-cell table:formula="of:=SIN(-0.25) * ([.$G153] - [.$I153] + [.$K153] - [.$M153]) + SIN(PI() * 0.5 - 0.25) * ( [.$H153] - [.$J153] + [.$L153])" office:value-type="float" office:value="-0.247403959254517" calcext:value-type="float">
            <text:p>-0,25</text:p>
          </table:table-cell>
          <table:table-cell table:formula="of:= SIN(-0.25) * ([.$G153] - [.$H153] + [.$I153] - [.$J153] + [.$K153] - [.$L153] + [.$M153])" office:value-type="float" office:value="-0.247403959254523" calcext:value-type="float">
            <text:p>-0,25</text:p>
          </table:table-cell>
          <table:table-cell/>
          <table:table-cell table:formula="of:=IF([.$A153]-[.G$2]=0;1;SIN(PI()*2*([.$A153]-[.G$2]))/(PI()*2*([.$A153]-[.G$2])))" office:value-type="float" office:value="8.09166196731744E-016" calcext:value-type="float">
            <text:p>0,00</text:p>
          </table:table-cell>
          <table:table-cell table:formula="of:=IF([.$A153]-[.H$2]=0;1;SIN(PI()*2*([.$A153]-[.H$2]))/(PI()*2*([.$A153]-[.H$2])))" office:value-type="float" office:value="-1.09188216841739E-015" calcext:value-type="float">
            <text:p>0,00</text:p>
          </table:table-cell>
          <table:table-cell table:formula="of:=IF([.$A153]-[.I$2]=0;1;SIN(PI()*2*([.$A153]-[.I$2]))/(PI()*2*([.$A153]-[.I$2])))" office:value-type="float" office:value="1.7986720976315E-015" calcext:value-type="float">
            <text:p>0,00</text:p>
          </table:table-cell>
          <table:table-cell table:formula="of:=IF([.$A153]-[.J$2]=0;1;SIN(PI()*2*([.$A153]-[.J$2]))/(PI()*2*([.$A153]-[.J$2])))" office:value-type="float" office:value="-3.49496792774537E-015" calcext:value-type="float">
            <text:p>0,00</text:p>
          </table:table-cell>
          <table:table-cell table:formula="of:=IF([.$A153]-[.K$2]=0;1;SIN(PI()*2*([.$A153]-[.K$2]))/(PI()*2*([.$A153]-[.K$2])))" office:value-type="float" office:value="1" calcext:value-type="float">
            <text:p>1,00</text:p>
          </table:table-cell>
          <table:table-cell table:formula="of:=IF([.$A153]-[.L$2]=0;1;SIN(PI()*2*([.$A153]-[.L$2]))/(PI()*2*([.$A153]-[.L$2])))" office:value-type="float" office:value="3.57293136439578E-015" calcext:value-type="float">
            <text:p>0,00</text:p>
          </table:table-cell>
          <table:table-cell table:formula="of:=IF([.$A153]-[.M$2]=0;1;SIN(PI()*2*([.$A153]-[.M$2]))/(PI()*2*([.$A153]-[.M$2])))" office:value-type="float" office:value="-1.8766355342819E-015" calcext:value-type="float">
            <text:p>0,00</text:p>
          </table:table-cell>
          <table:table-cell table:number-columns-repeated="1011"/>
        </table:table-row>
        <table:table-row table:style-name="ro1">
          <table:table-cell table:formula="of:=[.A153]+[.$A$1]" office:value-type="float" office:value="2.02" calcext:value-type="float">
            <text:p>2,02</text:p>
          </table:table-cell>
          <table:table-cell table:formula="of:=SIN([.$A154]*PI()-0.25)" office:value-type="float" office:value="-0.186077249717371" calcext:value-type="float">
            <text:p>-0,19</text:p>
          </table:table-cell>
          <table:table-cell table:formula="of:=SIN(2*[.$A154]*PI()-0.25)" office:value-type="float" office:value="-0.124016178286193" calcext:value-type="float">
            <text:p>-0,12</text:p>
          </table:table-cell>
          <table:table-cell table:formula="of:=SIN(-0.25) * ([.$G154] - [.$I154] + [.$K154] - [.$M154]) + SIN(PI() * 0.5 - 0.25) * ( [.$H154] - [.$J154] + [.$L154])" office:value-type="float" office:value="-0.18467619493403" calcext:value-type="float">
            <text:p>-0,18</text:p>
          </table:table-cell>
          <table:table-cell table:formula="of:= SIN(-0.25) * ([.$G154] - [.$H154] + [.$I154] - [.$J154] + [.$K154] - [.$L154] + [.$M154])" office:value-type="float" office:value="-0.251454831004559" calcext:value-type="float">
            <text:p>-0,25</text:p>
          </table:table-cell>
          <table:table-cell/>
          <table:table-cell table:formula="of:=IF([.$A154]-[.G$2]=0;1;SIN(PI()*2*([.$A154]-[.G$2]))/(PI()*2*([.$A154]-[.G$2])))" office:value-type="float" office:value="0.00987495230467912" calcext:value-type="float">
            <text:p>0,01</text:p>
          </table:table-cell>
          <table:table-cell table:formula="of:=IF([.$A154]-[.H$2]=0;1;SIN(PI()*2*([.$A154]-[.H$2]))/(PI()*2*([.$A154]-[.H$2])))" office:value-type="float" office:value="-0.0131232918785867" calcext:value-type="float">
            <text:p>-0,01</text:p>
          </table:table-cell>
          <table:table-cell table:formula="of:=IF([.$A154]-[.I$2]=0;1;SIN(PI()*2*([.$A154]-[.I$2]))/(PI()*2*([.$A154]-[.I$2])))" office:value-type="float" office:value="0.0195562780935801" calcext:value-type="float">
            <text:p>0,02</text:p>
          </table:table-cell>
          <table:table-cell table:formula="of:=IF([.$A154]-[.J$2]=0;1;SIN(PI()*2*([.$A154]-[.J$2]))/(PI()*2*([.$A154]-[.J$2])))" office:value-type="float" office:value="-0.0383603916450995" calcext:value-type="float">
            <text:p>-0,04</text:p>
          </table:table-cell>
          <table:table-cell table:formula="of:=IF([.$A154]-[.K$2]=0;1;SIN(PI()*2*([.$A154]-[.K$2]))/(PI()*2*([.$A154]-[.K$2])))" office:value-type="float" office:value="0.997370182772503" calcext:value-type="float">
            <text:p>1,00</text:p>
          </table:table-cell>
          <table:table-cell table:formula="of:=IF([.$A154]-[.L$2]=0;1;SIN(PI()*2*([.$A154]-[.L$2]))/(PI()*2*([.$A154]-[.L$2])))" office:value-type="float" office:value="0.0415570909488582" calcext:value-type="float">
            <text:p>0,04</text:p>
          </table:table-cell>
          <table:table-cell table:formula="of:=IF([.$A154]-[.M$2]=0;1;SIN(PI()*2*([.$A154]-[.M$2]))/(PI()*2*([.$A154]-[.M$2])))" office:value-type="float" office:value="-0.0203544935259713" calcext:value-type="float">
            <text:p>-0,02</text:p>
          </table:table-cell>
          <table:table-cell table:number-columns-repeated="1011"/>
        </table:table-row>
        <table:table-row table:style-name="ro1">
          <table:table-cell table:formula="of:=[.A154]+[.$A$1]" office:value-type="float" office:value="2.04" calcext:value-type="float">
            <text:p>2,04</text:p>
          </table:table-cell>
          <table:table-cell table:formula="of:=SIN([.$A155]*PI()-0.25)" office:value-type="float" office:value="-0.124016178286199" calcext:value-type="float">
            <text:p>-0,12</text:p>
          </table:table-cell>
          <table:table-cell table:formula="of:=SIN(2*[.$A155]*PI()-0.25)" office:value-type="float" office:value="0.00132741189737209" calcext:value-type="float">
            <text:p>0,00</text:p>
          </table:table-cell>
          <table:table-cell table:formula="of:=SIN(-0.25) * ([.$G155] - [.$I155] + [.$K155] - [.$M155]) + SIN(PI() * 0.5 - 0.25) * ( [.$H155] - [.$J155] + [.$L155])" office:value-type="float" office:value="-0.120907682463194" calcext:value-type="float">
            <text:p>-0,12</text:p>
          </table:table-cell>
          <table:table-cell table:formula="of:= SIN(-0.25) * ([.$G155] - [.$H155] + [.$I155] - [.$J155] + [.$K155] - [.$L155] + [.$M155])" office:value-type="float" office:value="-0.252028035723276" calcext:value-type="float">
            <text:p>-0,25</text:p>
          </table:table-cell>
          <table:table-cell/>
          <table:table-cell table:formula="of:=IF([.$A155]-[.G$2]=0;1;SIN(PI()*2*([.$A155]-[.G$2]))/(PI()*2*([.$A155]-[.G$2])))" office:value-type="float" office:value="0.0194020709996343" calcext:value-type="float">
            <text:p>0,02</text:p>
          </table:table-cell>
          <table:table-cell table:formula="of:=IF([.$A155]-[.H$2]=0;1;SIN(PI()*2*([.$A155]-[.H$2]))/(PI()*2*([.$A155]-[.H$2])))" office:value-type="float" office:value="-0.0257014447008142" calcext:value-type="float">
            <text:p>-0,03</text:p>
          </table:table-cell>
          <table:table-cell table:formula="of:=IF([.$A155]-[.I$2]=0;1;SIN(PI()*2*([.$A155]-[.I$2]))/(PI()*2*([.$A155]-[.I$2])))" office:value-type="float" office:value="0.0380579084992826" calcext:value-type="float">
            <text:p>0,04</text:p>
          </table:table-cell>
          <table:table-cell table:formula="of:=IF([.$A155]-[.J$2]=0;1;SIN(PI()*2*([.$A155]-[.J$2]))/(PI()*2*([.$A155]-[.J$2])))" office:value-type="float" office:value="-0.0732967126652851" calcext:value-type="float">
            <text:p>-0,07</text:p>
          </table:table-cell>
          <table:table-cell table:formula="of:=IF([.$A155]-[.K$2]=0;1;SIN(PI()*2*([.$A155]-[.K$2]))/(PI()*2*([.$A155]-[.K$2])))" office:value-type="float" office:value="0.989505620981307" calcext:value-type="float">
            <text:p>0,99</text:p>
          </table:table-cell>
          <table:table-cell table:formula="of:=IF([.$A155]-[.L$2]=0;1;SIN(PI()*2*([.$A155]-[.L$2]))/(PI()*2*([.$A155]-[.L$2])))" office:value-type="float" office:value="0.0860439670418571" calcext:value-type="float">
            <text:p>0,09</text:p>
          </table:table-cell>
          <table:table-cell table:formula="of:=IF([.$A155]-[.M$2]=0;1;SIN(PI()*2*([.$A155]-[.M$2]))/(PI()*2*([.$A155]-[.M$2])))" office:value-type="float" office:value="-0.0412294008742231" calcext:value-type="float">
            <text:p>-0,04</text:p>
          </table:table-cell>
          <table:table-cell table:number-columns-repeated="1011"/>
        </table:table-row>
        <table:table-row table:style-name="ro1">
          <table:table-cell table:formula="of:=[.A155]+[.$A$1]" office:value-type="float" office:value="2.06" calcext:value-type="float">
            <text:p>2,06</text:p>
          </table:table-cell>
          <table:table-cell table:formula="of:=SIN([.$A156]*PI()-0.25)" office:value-type="float" office:value="-0.0614656716569335" calcext:value-type="float">
            <text:p>-0,06</text:p>
          </table:table-cell>
          <table:table-cell table:formula="of:=SIN(2*[.$A156]*PI()-0.25)" office:value-type="float" office:value="0.12665006800236" calcext:value-type="float">
            <text:p>0,13</text:p>
          </table:table-cell>
          <table:table-cell table:formula="of:=SIN(-0.25) * ([.$G156] - [.$I156] + [.$K156] - [.$M156]) + SIN(PI() * 0.5 - 0.25) * ( [.$H156] - [.$J156] + [.$L156])" office:value-type="float" office:value="-0.0563693408962748" calcext:value-type="float">
            <text:p>-0,06</text:p>
          </table:table-cell>
          <table:table-cell table:formula="of:= SIN(-0.25) * ([.$G156] - [.$H156] + [.$I156] - [.$J156] + [.$K156] - [.$L156] + [.$M156])" office:value-type="float" office:value="-0.249108386889585" calcext:value-type="float">
            <text:p>-0,25</text:p>
          </table:table-cell>
          <table:table-cell/>
          <table:table-cell table:formula="of:=IF([.$A156]-[.G$2]=0;1;SIN(PI()*2*([.$A156]-[.G$2]))/(PI()*2*([.$A156]-[.G$2])))" office:value-type="float" office:value="0.0284411855501267" calcext:value-type="float">
            <text:p>0,03</text:p>
          </table:table-cell>
          <table:table-cell table:formula="of:=IF([.$A156]-[.H$2]=0;1;SIN(PI()*2*([.$A156]-[.H$2]))/(PI()*2*([.$A156]-[.H$2])))" office:value-type="float" office:value="-0.0375569501495263" calcext:value-type="float">
            <text:p>-0,04</text:p>
          </table:table-cell>
          <table:table-cell table:formula="of:=IF([.$A156]-[.I$2]=0;1;SIN(PI()*2*([.$A156]-[.I$2]))/(PI()*2*([.$A156]-[.I$2])))" office:value-type="float" office:value="0.0552724926728876" calcext:value-type="float">
            <text:p>0,06</text:p>
          </table:table-cell>
          <table:table-cell table:formula="of:=IF([.$A156]-[.J$2]=0;1;SIN(PI()*2*([.$A156]-[.J$2]))/(PI()*2*([.$A156]-[.J$2])))" office:value-type="float" office:value="-0.104622932559394" calcext:value-type="float">
            <text:p>-0,10</text:p>
          </table:table-cell>
          <table:table-cell table:formula="of:=IF([.$A156]-[.K$2]=0;1;SIN(PI()*2*([.$A156]-[.K$2]))/(PI()*2*([.$A156]-[.K$2])))" office:value-type="float" office:value="0.976480703887654" calcext:value-type="float">
            <text:p>0,98</text:p>
          </table:table-cell>
          <table:table-cell table:formula="of:=IF([.$A156]-[.L$2]=0;1;SIN(PI()*2*([.$A156]-[.L$2]))/(PI()*2*([.$A156]-[.L$2])))" office:value-type="float" office:value="0.133156459621048" calcext:value-type="float">
            <text:p>0,13</text:p>
          </table:table-cell>
          <table:table-cell table:formula="of:=IF([.$A156]-[.M$2]=0;1;SIN(PI()*2*([.$A156]-[.M$2]))/(PI()*2*([.$A156]-[.M$2])))" office:value-type="float" office:value="-0.0623285555672991" calcext:value-type="float">
            <text:p>-0,06</text:p>
          </table:table-cell>
          <table:table-cell table:number-columns-repeated="1011"/>
        </table:table-row>
        <table:table-row table:style-name="ro1">
          <table:table-cell table:formula="of:=[.A156]+[.$A$1]" office:value-type="float" office:value="2.08" calcext:value-type="float">
            <text:p>2,08</text:p>
          </table:table-cell>
          <table:table-cell table:formula="of:=SIN([.$A157]*PI()-0.25)" office:value-type="float" office:value="0.00132741189736701" calcext:value-type="float">
            <text:p>0,00</text:p>
          </table:table-cell>
          <table:table-cell table:formula="of:=SIN(2*[.$A157]*PI()-0.25)" office:value-type="float" office:value="0.249975376877866" calcext:value-type="float">
            <text:p>0,25</text:p>
          </table:table-cell>
          <table:table-cell table:formula="of:=SIN(-0.25) * ([.$G157] - [.$I157] + [.$K157] - [.$M157]) + SIN(PI() * 0.5 - 0.25) * ( [.$H157] - [.$J157] + [.$L157])" office:value-type="float" office:value="0.00865674064421273" calcext:value-type="float">
            <text:p>0,01</text:p>
          </table:table-cell>
          <table:table-cell table:formula="of:= SIN(-0.25) * ([.$G157] - [.$H157] + [.$I157] - [.$J157] + [.$K157] - [.$L157] + [.$M157])" office:value-type="float" office:value="-0.242728327528278" calcext:value-type="float">
            <text:p>-0,24</text:p>
          </table:table-cell>
          <table:table-cell/>
          <table:table-cell table:formula="of:=IF([.$A157]-[.G$2]=0;1;SIN(PI()*2*([.$A157]-[.G$2]))/(PI()*2*([.$A157]-[.G$2])))" office:value-type="float" office:value="0.0368622493201786" calcext:value-type="float">
            <text:p>0,04</text:p>
          </table:table-cell>
          <table:table-cell table:formula="of:=IF([.$A157]-[.H$2]=0;1;SIN(PI()*2*([.$A157]-[.H$2]))/(PI()*2*([.$A157]-[.H$2])))" office:value-type="float" office:value="-0.048527518092387" calcext:value-type="float">
            <text:p>-0,05</text:p>
          </table:table-cell>
          <table:table-cell table:formula="of:=IF([.$A157]-[.I$2]=0;1;SIN(PI()*2*([.$A157]-[.I$2]))/(PI()*2*([.$A157]-[.I$2])))" office:value-type="float" office:value="0.0709939616536772" calcext:value-type="float">
            <text:p>0,07</text:p>
          </table:table-cell>
          <table:table-cell table:formula="of:=IF([.$A157]-[.J$2]=0;1;SIN(PI()*2*([.$A157]-[.J$2]))/(PI()*2*([.$A157]-[.J$2])))" office:value-type="float" office:value="-0.132195652734433" calcext:value-type="float">
            <text:p>-0,13</text:p>
          </table:table-cell>
          <table:table-cell table:formula="of:=IF([.$A157]-[.K$2]=0;1;SIN(PI()*2*([.$A157]-[.K$2]))/(PI()*2*([.$A157]-[.K$2])))" office:value-type="float" office:value="0.958418482324623" calcext:value-type="float">
            <text:p>0,96</text:p>
          </table:table-cell>
          <table:table-cell table:formula="of:=IF([.$A157]-[.L$2]=0;1;SIN(PI()*2*([.$A157]-[.L$2]))/(PI()*2*([.$A157]-[.L$2])))" office:value-type="float" office:value="0.182555901395171" calcext:value-type="float">
            <text:p>0,18</text:p>
          </table:table-cell>
          <table:table-cell table:formula="of:=IF([.$A157]-[.M$2]=0;1;SIN(PI()*2*([.$A157]-[.M$2]))/(PI()*2*([.$A157]-[.M$2])))" office:value-type="float" office:value="-0.0833407375934476" calcext:value-type="float">
            <text:p>-0,08</text:p>
          </table:table-cell>
          <table:table-cell table:number-columns-repeated="1011"/>
        </table:table-row>
        <table:table-row table:style-name="ro1">
          <table:table-cell table:formula="of:=[.A157]+[.$A$1]" office:value-type="float" office:value="2.1" calcext:value-type="float">
            <text:p>2,10</text:p>
          </table:table-cell>
          <table:table-cell table:formula="of:=SIN([.$A158]*PI()-0.25)" office:value-type="float" office:value="0.0641152567633463" calcext:value-type="float">
            <text:p>0,06</text:p>
          </table:table-cell>
          <table:table-cell table:formula="of:=SIN(2*[.$A158]*PI()-0.25)" office:value-type="float" office:value="0.369358424731957" calcext:value-type="float">
            <text:p>0,37</text:p>
          </table:table-cell>
          <table:table-cell table:formula="of:=SIN(-0.25) * ([.$G158] - [.$I158] + [.$K158] - [.$M158]) + SIN(PI() * 0.5 - 0.25) * ( [.$H158] - [.$J158] + [.$L158])" office:value-type="float" office:value="0.0738786971236511" calcext:value-type="float">
            <text:p>0,07</text:p>
          </table:table-cell>
          <table:table-cell table:formula="of:= SIN(-0.25) * ([.$G158] - [.$H158] + [.$I158] - [.$J158] + [.$K158] - [.$L158] + [.$M158])" office:value-type="float" office:value="-0.232967507514513" calcext:value-type="float">
            <text:p>-0,23</text:p>
          </table:table-cell>
          <table:table-cell/>
          <table:table-cell table:formula="of:=IF([.$A158]-[.G$2]=0;1;SIN(PI()*2*([.$A158]-[.G$2]))/(PI()*2*([.$A158]-[.G$2])))" office:value-type="float" office:value="0.0445471087518406" calcext:value-type="float">
            <text:p>0,04</text:p>
          </table:table-cell>
          <table:table-cell table:formula="of:=IF([.$A158]-[.H$2]=0;1;SIN(PI()*2*([.$A158]-[.H$2]))/(PI()*2*([.$A158]-[.H$2])))" office:value-type="float" office:value="-0.0584680802367908" calcext:value-type="float">
            <text:p>-0,06</text:p>
          </table:table-cell>
          <table:table-cell table:formula="of:=IF([.$A158]-[.I$2]=0;1;SIN(PI()*2*([.$A158]-[.I$2]))/(PI()*2*([.$A158]-[.I$2])))" office:value-type="float" office:value="0.0850444803444229" calcext:value-type="float">
            <text:p>0,09</text:p>
          </table:table-cell>
          <table:table-cell table:formula="of:=IF([.$A158]-[.J$2]=0;1;SIN(PI()*2*([.$A158]-[.J$2]))/(PI()*2*([.$A158]-[.J$2])))" office:value-type="float" office:value="-0.155914880631442" calcext:value-type="float">
            <text:p>-0,16</text:p>
          </table:table-cell>
          <table:table-cell table:formula="of:=IF([.$A158]-[.K$2]=0;1;SIN(PI()*2*([.$A158]-[.K$2]))/(PI()*2*([.$A158]-[.K$2])))" office:value-type="float" office:value="0.935489283788637" calcext:value-type="float">
            <text:p>0,94</text:p>
          </table:table-cell>
          <table:table-cell table:formula="of:=IF([.$A158]-[.L$2]=0;1;SIN(PI()*2*([.$A158]-[.L$2]))/(PI()*2*([.$A158]-[.L$2])))" office:value-type="float" office:value="0.233872320947165" calcext:value-type="float">
            <text:p>0,23</text:p>
          </table:table-cell>
          <table:table-cell table:formula="of:=IF([.$A158]-[.M$2]=0;1;SIN(PI()*2*([.$A158]-[.M$2]))/(PI()*2*([.$A158]-[.M$2])))" office:value-type="float" office:value="-0.103943253754295" calcext:value-type="float">
            <text:p>-0,10</text:p>
          </table:table-cell>
          <table:table-cell table:number-columns-repeated="1011"/>
        </table:table-row>
        <table:table-row table:style-name="ro1">
          <table:table-cell table:formula="of:=[.A158]+[.$A$1]" office:value-type="float" office:value="2.12" calcext:value-type="float">
            <text:p>2,12</text:p>
          </table:table-cell>
          <table:table-cell table:formula="of:=SIN([.$A159]*PI()-0.25)" office:value-type="float" office:value="0.126650068002354" calcext:value-type="float">
            <text:p>0,13</text:p>
          </table:table-cell>
          <table:table-cell table:formula="of:=SIN(2*[.$A159]*PI()-0.25)" office:value-type="float" office:value="0.482916469583996" calcext:value-type="float">
            <text:p>0,48</text:p>
          </table:table-cell>
          <table:table-cell table:formula="of:=SIN(-0.25) * ([.$G159] - [.$I159] + [.$K159] - [.$M159]) + SIN(PI() * 0.5 - 0.25) * ( [.$H159] - [.$J159] + [.$L159])" office:value-type="float" office:value="0.138996475506855" calcext:value-type="float">
            <text:p>0,14</text:p>
          </table:table-cell>
          <table:table-cell table:formula="of:= SIN(-0.25) * ([.$G159] - [.$H159] + [.$I159] - [.$J159] + [.$K159] - [.$L159] + [.$M159])" office:value-type="float" office:value="-0.219951720158113" calcext:value-type="float">
            <text:p>-0,22</text:p>
          </table:table-cell>
          <table:table-cell/>
          <table:table-cell table:formula="of:=IF([.$A159]-[.G$2]=0;1;SIN(PI()*2*([.$A159]-[.G$2]))/(PI()*2*([.$A159]-[.G$2])))" office:value-type="float" office:value="0.0513910640036808" calcext:value-type="float">
            <text:p>0,05</text:p>
          </table:table-cell>
          <table:table-cell table:formula="of:=IF([.$A159]-[.H$2]=0;1;SIN(PI()*2*([.$A159]-[.H$2]))/(PI()*2*([.$A159]-[.H$2])))" office:value-type="float" office:value="-0.0672525035109897" calcext:value-type="float">
            <text:p>-0,07</text:p>
          </table:table-cell>
          <table:table-cell table:formula="of:=IF([.$A159]-[.I$2]=0;1;SIN(PI()*2*([.$A159]-[.I$2]))/(PI()*2*([.$A159]-[.I$2])))" office:value-type="float" office:value="0.0972759425783958" calcext:value-type="float">
            <text:p>0,10</text:p>
          </table:table-cell>
          <table:table-cell table:formula="of:=IF([.$A159]-[.J$2]=0;1;SIN(PI()*2*([.$A159]-[.J$2]))/(PI()*2*([.$A159]-[.J$2])))" office:value-type="float" office:value="-0.175724283367424" calcext:value-type="float">
            <text:p>-0,18</text:p>
          </table:table-cell>
          <table:table-cell table:formula="of:=IF([.$A159]-[.K$2]=0;1;SIN(PI()*2*([.$A159]-[.K$2]))/(PI()*2*([.$A159]-[.K$2])))" office:value-type="float" office:value="0.907908797398348" calcext:value-type="float">
            <text:p>0,91</text:p>
          </table:table-cell>
          <table:table-cell table:formula="of:=IF([.$A159]-[.L$2]=0;1;SIN(PI()*2*([.$A159]-[.L$2]))/(PI()*2*([.$A159]-[.L$2])))" office:value-type="float" office:value="0.286708041283695" calcext:value-type="float">
            <text:p>0,29</text:p>
          </table:table-cell>
          <table:table-cell table:formula="of:=IF([.$A159]-[.M$2]=0;1;SIN(PI()*2*([.$A159]-[.M$2]))/(PI()*2*([.$A159]-[.M$2])))" office:value-type="float" office:value="-0.123805745099777" calcext:value-type="float">
            <text:p>-0,12</text:p>
          </table:table-cell>
          <table:table-cell table:number-columns-repeated="1011"/>
        </table:table-row>
        <table:table-row table:style-name="ro1">
          <table:table-cell table:formula="of:=[.A159]+[.$A$1]" office:value-type="float" office:value="2.14" calcext:value-type="float">
            <text:p>2,14</text:p>
          </table:table-cell>
          <table:table-cell table:formula="of:=SIN([.$A160]*PI()-0.25)" office:value-type="float" office:value="0.18868504928387" calcext:value-type="float">
            <text:p>0,19</text:p>
          </table:table-cell>
          <table:table-cell table:formula="of:=SIN(2*[.$A160]*PI()-0.25)" office:value-type="float" office:value="0.588858633230382" calcext:value-type="float">
            <text:p>0,59</text:p>
          </table:table-cell>
          <table:table-cell table:formula="of:=SIN(-0.25) * ([.$G160] - [.$I160] + [.$K160] - [.$M160]) + SIN(PI() * 0.5 - 0.25) * ( [.$H160] - [.$J160] + [.$L160])" office:value-type="float" office:value="0.203703605900742" calcext:value-type="float">
            <text:p>0,20</text:p>
          </table:table-cell>
          <table:table-cell table:formula="of:= SIN(-0.25) * ([.$G160] - [.$H160] + [.$I160] - [.$J160] + [.$K160] - [.$L160] + [.$M160])" office:value-type="float" office:value="-0.203851213397494" calcext:value-type="float">
            <text:p>-0,20</text:p>
          </table:table-cell>
          <table:table-cell/>
          <table:table-cell table:formula="of:=IF([.$A160]-[.G$2]=0;1;SIN(PI()*2*([.$A160]-[.G$2]))/(PI()*2*([.$A160]-[.G$2])))" office:value-type="float" office:value="0.0573042015446419" calcext:value-type="float">
            <text:p>0,06</text:p>
          </table:table-cell>
          <table:table-cell table:formula="of:=IF([.$A160]-[.H$2]=0;1;SIN(PI()*2*([.$A160]-[.H$2]))/(PI()*2*([.$A160]-[.H$2])))" office:value-type="float" office:value="-0.0747749946984961" calcext:value-type="float">
            <text:p>-0,07</text:p>
          </table:table-cell>
          <table:table-cell table:formula="of:=IF([.$A160]-[.I$2]=0;1;SIN(PI()*2*([.$A160]-[.I$2]))/(PI()*2*([.$A160]-[.I$2])))" office:value-type="float" office:value="0.107571045004854" calcext:value-type="float">
            <text:p>0,11</text:p>
          </table:table-cell>
          <table:table-cell table:formula="of:=IF([.$A160]-[.J$2]=0;1;SIN(PI()*2*([.$A160]-[.J$2]))/(PI()*2*([.$A160]-[.J$2])))" office:value-type="float" office:value="-0.191610923914896" calcext:value-type="float">
            <text:p>-0,19</text:p>
          </table:table-cell>
          <table:table-cell table:formula="of:=IF([.$A160]-[.K$2]=0;1;SIN(PI()*2*([.$A160]-[.K$2]))/(PI()*2*([.$A160]-[.K$2])))" office:value-type="float" office:value="0.875935652182372" calcext:value-type="float">
            <text:p>0,88</text:p>
          </table:table-cell>
          <table:table-cell table:formula="of:=IF([.$A160]-[.L$2]=0;1;SIN(PI()*2*([.$A160]-[.L$2]))/(PI()*2*([.$A160]-[.L$2])))" office:value-type="float" office:value="0.340641642515373" calcext:value-type="float">
            <text:p>0,34</text:p>
          </table:table-cell>
          <table:table-cell table:formula="of:=IF([.$A160]-[.M$2]=0;1;SIN(PI()*2*([.$A160]-[.M$2]))/(PI()*2*([.$A160]-[.M$2])))" office:value-type="float" office:value="-0.142594175936667" calcext:value-type="float">
            <text:p>-0,14</text:p>
          </table:table-cell>
          <table:table-cell table:number-columns-repeated="1011"/>
        </table:table-row>
        <table:table-row table:style-name="ro1">
          <table:table-cell table:formula="of:=[.A160]+[.$A$1]" office:value-type="float" office:value="2.16" calcext:value-type="float">
            <text:p>2,16</text:p>
          </table:table-cell>
          <table:table-cell table:formula="of:=SIN([.$A161]*PI()-0.25)" office:value-type="float" office:value="0.249975376877861" calcext:value-type="float">
            <text:p>0,25</text:p>
          </table:table-cell>
          <table:table-cell table:formula="of:=SIN(2*[.$A161]*PI()-0.25)" office:value-type="float" office:value="0.685514144463625" calcext:value-type="float">
            <text:p>0,69</text:p>
          </table:table-cell>
          <table:table-cell table:formula="of:=SIN(-0.25) * ([.$G161] - [.$I161] + [.$K161] - [.$M161]) + SIN(PI() * 0.5 - 0.25) * ( [.$H161] - [.$J161] + [.$L161])" office:value-type="float" office:value="0.2676891422193" calcext:value-type="float">
            <text:p>0,27</text:p>
          </table:table-cell>
          <table:table-cell table:formula="of:= SIN(-0.25) * ([.$G161] - [.$H161] + [.$I161] - [.$J161] + [.$K161] - [.$L161] + [.$M161])" office:value-type="float" office:value="-0.184878399470374" calcext:value-type="float">
            <text:p>-0,18</text:p>
          </table:table-cell>
          <table:table-cell/>
          <table:table-cell table:formula="of:=IF([.$A161]-[.G$2]=0;1;SIN(PI()*2*([.$A161]-[.G$2]))/(PI()*2*([.$A161]-[.G$2])))" office:value-type="float" office:value="0.0622124828398945" calcext:value-type="float">
            <text:p>0,06</text:p>
          </table:table-cell>
          <table:table-cell table:formula="of:=IF([.$A161]-[.H$2]=0;1;SIN(PI()*2*([.$A161]-[.H$2]))/(PI()*2*([.$A161]-[.H$2])))" office:value-type="float" office:value="-0.0809511824904651" calcext:value-type="float">
            <text:p>-0,08</text:p>
          </table:table-cell>
          <table:table-cell table:formula="of:=IF([.$A161]-[.I$2]=0;1;SIN(PI()*2*([.$A161]-[.I$2]))/(PI()*2*([.$A161]-[.I$2])))" office:value-type="float" office:value="0.115843933563941" calcext:value-type="float">
            <text:p>0,12</text:p>
          </table:table-cell>
          <table:table-cell table:formula="of:=IF([.$A161]-[.J$2]=0;1;SIN(PI()*2*([.$A161]-[.J$2]))/(PI()*2*([.$A161]-[.J$2])))" office:value-type="float" office:value="-0.2036044892942" calcext:value-type="float">
            <text:p>-0,20</text:p>
          </table:table-cell>
          <table:table-cell table:formula="of:=IF([.$A161]-[.K$2]=0;1;SIN(PI()*2*([.$A161]-[.K$2]))/(PI()*2*([.$A161]-[.K$2])))" office:value-type="float" office:value="0.839868518338567" calcext:value-type="float">
            <text:p>0,84</text:p>
          </table:table-cell>
          <table:table-cell table:formula="of:=IF([.$A161]-[.L$2]=0;1;SIN(PI()*2*([.$A161]-[.L$2]))/(PI()*2*([.$A161]-[.L$2])))" office:value-type="float" office:value="0.395232243924038" calcext:value-type="float">
            <text:p>0,40</text:p>
          </table:table-cell>
          <table:table-cell table:formula="of:=IF([.$A161]-[.M$2]=0;1;SIN(PI()*2*([.$A161]-[.M$2]))/(PI()*2*([.$A161]-[.M$2])))" office:value-type="float" office:value="-0.159974955874015" calcext:value-type="float">
            <text:p>-0,16</text:p>
          </table:table-cell>
          <table:table-cell table:number-columns-repeated="1011"/>
        </table:table-row>
        <table:table-row table:style-name="ro1">
          <table:table-cell table:formula="of:=[.A161]+[.$A$1]" office:value-type="float" office:value="2.18" calcext:value-type="float">
            <text:p>2,18</text:p>
          </table:table-cell>
          <table:table-cell table:formula="of:=SIN([.$A162]*PI()-0.25)" office:value-type="float" office:value="0.310279165862201" calcext:value-type="float">
            <text:p>0,31</text:p>
          </table:table-cell>
          <table:table-cell table:formula="of:=SIN(2*[.$A162]*PI()-0.25)" office:value-type="float" office:value="0.771358688132378" calcext:value-type="float">
            <text:p>0,77</text:p>
          </table:table-cell>
          <table:table-cell table:formula="of:=SIN(-0.25) * ([.$G162] - [.$I162] + [.$K162] - [.$M162]) + SIN(PI() * 0.5 - 0.25) * ( [.$H162] - [.$J162] + [.$L162])" office:value-type="float" office:value="0.33063975561787" calcext:value-type="float">
            <text:p>0,33</text:p>
          </table:table-cell>
          <table:table-cell table:formula="of:= SIN(-0.25) * ([.$G162] - [.$H162] + [.$I162] - [.$J162] + [.$K162] - [.$L162] + [.$M162])" office:value-type="float" office:value="-0.163284995120289" calcext:value-type="float">
            <text:p>-0,16</text:p>
          </table:table-cell>
          <table:table-cell/>
          <table:table-cell table:formula="of:=IF([.$A162]-[.G$2]=0;1;SIN(PI()*2*([.$A162]-[.G$2]))/(PI()*2*([.$A162]-[.G$2])))" office:value-type="float" office:value="0.0660585770840538" calcext:value-type="float">
            <text:p>0,07</text:p>
          </table:table-cell>
          <table:table-cell table:formula="of:=IF([.$A162]-[.H$2]=0;1;SIN(PI()*2*([.$A162]-[.H$2]))/(PI()*2*([.$A162]-[.H$2])))" office:value-type="float" office:value="-0.0857188678828794" calcext:value-type="float">
            <text:p>-0,09</text:p>
          </table:table-cell>
          <table:table-cell table:formula="of:=IF([.$A162]-[.I$2]=0;1;SIN(PI()*2*([.$A162]-[.I$2]))/(PI()*2*([.$A162]-[.I$2])))" office:value-type="float" office:value="0.12204042207054" calcext:value-type="float">
            <text:p>0,12</text:p>
          </table:table-cell>
          <table:table-cell table:formula="of:=IF([.$A162]-[.J$2]=0;1;SIN(PI()*2*([.$A162]-[.J$2]))/(PI()*2*([.$A162]-[.J$2])))" office:value-type="float" office:value="-0.211776026534172" calcext:value-type="float">
            <text:p>-0,21</text:p>
          </table:table-cell>
          <table:table-cell table:formula="of:=IF([.$A162]-[.K$2]=0;1;SIN(PI()*2*([.$A162]-[.K$2]))/(PI()*2*([.$A162]-[.K$2])))" office:value-type="float" office:value="0.800042766906867" calcext:value-type="float">
            <text:p>0,80</text:p>
          </table:table-cell>
          <table:table-cell table:formula="of:=IF([.$A162]-[.L$2]=0;1;SIN(PI()*2*([.$A162]-[.L$2]))/(PI()*2*([.$A162]-[.L$2])))" office:value-type="float" office:value="0.45002405638512" calcext:value-type="float">
            <text:p>0,45</text:p>
          </table:table-cell>
          <table:table-cell table:formula="of:=IF([.$A162]-[.M$2]=0;1;SIN(PI()*2*([.$A162]-[.M$2]))/(PI()*2*([.$A162]-[.M$2])))" office:value-type="float" office:value="-0.175619143955168" calcext:value-type="float">
            <text:p>-0,18</text:p>
          </table:table-cell>
          <table:table-cell table:number-columns-repeated="1011"/>
        </table:table-row>
        <table:table-row table:style-name="ro1">
          <table:table-cell table:formula="of:=[.A162]+[.$A$1]" office:value-type="float" office:value="2.2" calcext:value-type="float">
            <text:p>2,20</text:p>
          </table:table-cell>
          <table:table-cell table:formula="of:=SIN([.$A163]*PI()-0.25)" office:value-type="float" office:value="0.369358424731952" calcext:value-type="float">
            <text:p>0,37</text:p>
          </table:table-cell>
          <table:table-cell table:formula="of:=SIN(2*[.$A163]*PI()-0.25)" office:value-type="float" office:value="0.845038444501938" calcext:value-type="float">
            <text:p>0,85</text:p>
          </table:table-cell>
          <table:table-cell table:formula="of:=SIN(-0.25) * ([.$G163] - [.$I163] + [.$K163] - [.$M163]) + SIN(PI() * 0.5 - 0.25) * ( [.$H163] - [.$J163] + [.$L163])" office:value-type="float" office:value="0.392241961088602" calcext:value-type="float">
            <text:p>0,39</text:p>
          </table:table-cell>
          <table:table-cell table:formula="of:= SIN(-0.25) * ([.$G163] - [.$H163] + [.$I163] - [.$J163] + [.$K163] - [.$L163] + [.$M163])" office:value-type="float" office:value="-0.139358632131481" calcext:value-type="float">
            <text:p>-0,14</text:p>
          </table:table-cell>
          <table:table-cell/>
          <table:table-cell table:formula="of:=IF([.$A163]-[.G$2]=0;1;SIN(PI()*2*([.$A163]-[.G$2]))/(PI()*2*([.$A163]-[.G$2])))" office:value-type="float" office:value="0.0688024298764236" calcext:value-type="float">
            <text:p>0,07</text:p>
          </table:table-cell>
          <table:table-cell table:formula="of:=IF([.$A163]-[.H$2]=0;1;SIN(PI()*2*([.$A163]-[.H$2]))/(PI()*2*([.$A163]-[.H$2])))" office:value-type="float" office:value="-0.089038438663607" calcext:value-type="float">
            <text:p>-0,09</text:p>
          </table:table-cell>
          <table:table-cell table:formula="of:=IF([.$A163]-[.I$2]=0;1;SIN(PI()*2*([.$A163]-[.I$2]))/(PI()*2*([.$A163]-[.I$2])))" office:value-type="float" office:value="0.126137788106776" calcext:value-type="float">
            <text:p>0,13</text:p>
          </table:table-cell>
          <table:table-cell table:formula="of:=IF([.$A163]-[.J$2]=0;1;SIN(PI()*2*([.$A163]-[.J$2]))/(PI()*2*([.$A163]-[.J$2])))" office:value-type="float" office:value="-0.216236208183045" calcext:value-type="float">
            <text:p>-0,22</text:p>
          </table:table-cell>
          <table:table-cell table:formula="of:=IF([.$A163]-[.K$2]=0;1;SIN(PI()*2*([.$A163]-[.K$2]))/(PI()*2*([.$A163]-[.K$2])))" office:value-type="float" office:value="0.756826728640653" calcext:value-type="float">
            <text:p>0,76</text:p>
          </table:table-cell>
          <table:table-cell table:formula="of:=IF([.$A163]-[.L$2]=0;1;SIN(PI()*2*([.$A163]-[.L$2]))/(PI()*2*([.$A163]-[.L$2])))" office:value-type="float" office:value="0.50455115242711" calcext:value-type="float">
            <text:p>0,50</text:p>
          </table:table-cell>
          <table:table-cell table:formula="of:=IF([.$A163]-[.M$2]=0;1;SIN(PI()*2*([.$A163]-[.M$2]))/(PI()*2*([.$A163]-[.M$2])))" office:value-type="float" office:value="-0.189206682160166" calcext:value-type="float">
            <text:p>-0,19</text:p>
          </table:table-cell>
          <table:table-cell table:number-columns-repeated="1011"/>
        </table:table-row>
        <table:table-row table:style-name="ro1">
          <table:table-cell table:formula="of:=[.A163]+[.$A$1]" office:value-type="float" office:value="2.22" calcext:value-type="float">
            <text:p>2,22</text:p>
          </table:table-cell>
          <table:table-cell table:formula="of:=SIN([.$A164]*PI()-0.25)" office:value-type="float" office:value="0.426979994643098" calcext:value-type="float">
            <text:p>0,43</text:p>
          </table:table-cell>
          <table:table-cell table:formula="of:=SIN(2*[.$A164]*PI()-0.25)" office:value-type="float" office:value="0.905391439800204" calcext:value-type="float">
            <text:p>0,91</text:p>
          </table:table-cell>
          <table:table-cell table:formula="of:=SIN(-0.25) * ([.$G164] - [.$I164] + [.$K164] - [.$M164]) + SIN(PI() * 0.5 - 0.25) * ( [.$H164] - [.$J164] + [.$L164])" office:value-type="float" office:value="0.452184454988634" calcext:value-type="float">
            <text:p>0,45</text:p>
          </table:table-cell>
          <table:table-cell table:formula="of:= SIN(-0.25) * ([.$G164] - [.$H164] + [.$I164] - [.$J164] + [.$K164] - [.$L164] + [.$M164])" office:value-type="float" office:value="-0.113418985154015" calcext:value-type="float">
            <text:p>-0,11</text:p>
          </table:table-cell>
          <table:table-cell/>
          <table:table-cell table:formula="of:=IF([.$A164]-[.G$2]=0;1;SIN(PI()*2*([.$A164]-[.G$2]))/(PI()*2*([.$A164]-[.G$2])))" office:value-type="float" office:value="0.0704215637340626" calcext:value-type="float">
            <text:p>0,07</text:p>
          </table:table-cell>
          <table:table-cell table:formula="of:=IF([.$A164]-[.H$2]=0;1;SIN(PI()*2*([.$A164]-[.H$2]))/(PI()*2*([.$A164]-[.H$2])))" office:value-type="float" office:value="-0.0908929485404761" calcext:value-type="float">
            <text:p>-0,09</text:p>
          </table:table-cell>
          <table:table-cell table:formula="of:=IF([.$A164]-[.I$2]=0;1;SIN(PI()*2*([.$A164]-[.I$2]))/(PI()*2*([.$A164]-[.I$2])))" office:value-type="float" office:value="0.128144156958704" calcext:value-type="float">
            <text:p>0,13</text:p>
          </table:table-cell>
          <table:table-cell table:formula="of:=IF([.$A164]-[.J$2]=0;1;SIN(PI()*2*([.$A164]-[.J$2]))/(PI()*2*([.$A164]-[.J$2])))" office:value-type="float" office:value="-0.217133154846693" calcext:value-type="float">
            <text:p>-0,22</text:p>
          </table:table-cell>
          <table:table-cell table:formula="of:=IF([.$A164]-[.K$2]=0;1;SIN(PI()*2*([.$A164]-[.K$2]))/(PI()*2*([.$A164]-[.K$2])))" office:value-type="float" office:value="0.710617597680081" calcext:value-type="float">
            <text:p>0,71</text:p>
          </table:table-cell>
          <table:table-cell table:formula="of:=IF([.$A164]-[.L$2]=0;1;SIN(PI()*2*([.$A164]-[.L$2]))/(PI()*2*([.$A164]-[.L$2])))" office:value-type="float" office:value="0.558342398177215" calcext:value-type="float">
            <text:p>0,56</text:p>
          </table:table-cell>
          <table:table-cell table:formula="of:=IF([.$A164]-[.M$2]=0;1;SIN(PI()*2*([.$A164]-[.M$2]))/(PI()*2*([.$A164]-[.M$2])))" office:value-type="float" office:value="-0.200430604473871" calcext:value-type="float">
            <text:p>-0,20</text:p>
          </table:table-cell>
          <table:table-cell table:number-columns-repeated="1011"/>
        </table:table-row>
        <table:table-row table:style-name="ro1">
          <table:table-cell table:formula="of:=[.A164]+[.$A$1]" office:value-type="float" office:value="2.24" calcext:value-type="float">
            <text:p>2,24</text:p>
          </table:table-cell>
          <table:table-cell table:formula="of:=SIN([.$A165]*PI()-0.25)" office:value-type="float" office:value="0.482916469583992" calcext:value-type="float">
            <text:p>0,48</text:p>
          </table:table-cell>
          <table:table-cell table:formula="of:=SIN(2*[.$A165]*PI()-0.25)" office:value-type="float" office:value="0.951465871238192" calcext:value-type="float">
            <text:p>0,95</text:p>
          </table:table-cell>
          <table:table-cell table:formula="of:=SIN(-0.25) * ([.$G165] - [.$I165] + [.$K165] - [.$M165]) + SIN(PI() * 0.5 - 0.25) * ( [.$H165] - [.$J165] + [.$L165])" office:value-type="float" office:value="0.51016053892984" calcext:value-type="float">
            <text:p>0,51</text:p>
          </table:table-cell>
          <table:table-cell table:formula="of:= SIN(-0.25) * ([.$G165] - [.$H165] + [.$I165] - [.$J165] + [.$K165] - [.$L165] + [.$M165])" office:value-type="float" office:value="-0.0858134702879346" calcext:value-type="float">
            <text:p>-0,09</text:p>
          </table:table-cell>
          <table:table-cell/>
          <table:table-cell table:formula="of:=IF([.$A165]-[.G$2]=0;1;SIN(PI()*2*([.$A165]-[.G$2]))/(PI()*2*([.$A165]-[.G$2])))" office:value-type="float" office:value="0.0709111103424964" calcext:value-type="float">
            <text:p>0,07</text:p>
          </table:table-cell>
          <table:table-cell table:formula="of:=IF([.$A165]-[.H$2]=0;1;SIN(PI()*2*([.$A165]-[.H$2]))/(PI()*2*([.$A165]-[.H$2])))" office:value-type="float" office:value="-0.0912878661880414" calcext:value-type="float">
            <text:p>-0,09</text:p>
          </table:table-cell>
          <table:table-cell table:formula="of:=IF([.$A165]-[.I$2]=0;1;SIN(PI()*2*([.$A165]-[.I$2]))/(PI()*2*([.$A165]-[.I$2])))" office:value-type="float" office:value="0.128097489650961" calcext:value-type="float">
            <text:p>0,13</text:p>
          </table:table-cell>
          <table:table-cell table:formula="of:=IF([.$A165]-[.J$2]=0;1;SIN(PI()*2*([.$A165]-[.J$2]))/(PI()*2*([.$A165]-[.J$2])))" office:value-type="float" office:value="-0.214649847523232" calcext:value-type="float">
            <text:p>-0,21</text:p>
          </table:table-cell>
          <table:table-cell table:formula="of:=IF([.$A165]-[.K$2]=0;1;SIN(PI()*2*([.$A165]-[.K$2]))/(PI()*2*([.$A165]-[.K$2])))" office:value-type="float" office:value="0.661837029863295" calcext:value-type="float">
            <text:p>0,66</text:p>
          </table:table-cell>
          <table:table-cell table:formula="of:=IF([.$A165]-[.L$2]=0;1;SIN(PI()*2*([.$A165]-[.L$2]))/(PI()*2*([.$A165]-[.L$2])))" office:value-type="float" office:value="0.61092648910459" calcext:value-type="float">
            <text:p>0,61</text:p>
          </table:table-cell>
          <table:table-cell table:formula="of:=IF([.$A165]-[.M$2]=0;1;SIN(PI()*2*([.$A165]-[.M$2]))/(PI()*2*([.$A165]-[.M$2])))" office:value-type="float" office:value="-0.209001167325253" calcext:value-type="float">
            <text:p>-0,21</text:p>
          </table:table-cell>
          <table:table-cell table:number-columns-repeated="1011"/>
        </table:table-row>
        <table:table-row table:style-name="ro1">
          <table:table-cell table:formula="of:=[.A165]+[.$A$1]" office:value-type="float" office:value="2.26" calcext:value-type="float">
            <text:p>2,26</text:p>
          </table:table-cell>
          <table:table-cell table:formula="of:=SIN([.$A166]*PI()-0.25)" office:value-type="float" office:value="0.536947093842987" calcext:value-type="float">
            <text:p>0,54</text:p>
          </table:table-cell>
          <table:table-cell table:formula="of:=SIN(2*[.$A166]*PI()-0.25)" office:value-type="float" office:value="0.982535117508591" calcext:value-type="float">
            <text:p>0,98</text:p>
          </table:table-cell>
          <table:table-cell table:formula="of:=SIN(-0.25) * ([.$G166] - [.$I166] + [.$K166] - [.$M166]) + SIN(PI() * 0.5 - 0.25) * ( [.$H166] - [.$J166] + [.$L166])" office:value-type="float" office:value="0.565870603432689" calcext:value-type="float">
            <text:p>0,57</text:p>
          </table:table-cell>
          <table:table-cell table:formula="of:= SIN(-0.25) * ([.$G166] - [.$H166] + [.$I166] - [.$J166] + [.$K166] - [.$L166] + [.$M166])" office:value-type="float" office:value="-0.0569125736513714" calcext:value-type="float">
            <text:p>-0,06</text:p>
          </table:table-cell>
          <table:table-cell/>
          <table:table-cell table:formula="of:=IF([.$A166]-[.G$2]=0;1;SIN(PI()*2*([.$A166]-[.G$2]))/(PI()*2*([.$A166]-[.G$2])))" office:value-type="float" office:value="0.0702835783925627" calcext:value-type="float">
            <text:p>0,07</text:p>
          </table:table-cell>
          <table:table-cell table:formula="of:=IF([.$A166]-[.H$2]=0;1;SIN(PI()*2*([.$A166]-[.H$2]))/(PI()*2*([.$A166]-[.H$2])))" office:value-type="float" office:value="-0.090250504072268" calcext:value-type="float">
            <text:p>-0,09</text:p>
          </table:table-cell>
          <table:table-cell table:formula="of:=IF([.$A166]-[.I$2]=0;1;SIN(PI()*2*([.$A166]-[.I$2]))/(PI()*2*([.$A166]-[.I$2])))" office:value-type="float" office:value="0.126064196164438" calcext:value-type="float">
            <text:p>0,13</text:p>
          </table:table-cell>
          <table:table-cell table:formula="of:=IF([.$A166]-[.J$2]=0;1;SIN(PI()*2*([.$A166]-[.J$2]))/(PI()*2*([.$A166]-[.J$2])))" office:value-type="float" office:value="-0.209001167325252" calcext:value-type="float">
            <text:p>-0,21</text:p>
          </table:table-cell>
          <table:table-cell table:formula="of:=IF([.$A166]-[.K$2]=0;1;SIN(PI()*2*([.$A166]-[.K$2]))/(PI()*2*([.$A166]-[.K$2])))" office:value-type="float" office:value="0.61092648910458" calcext:value-type="float">
            <text:p>0,61</text:p>
          </table:table-cell>
          <table:table-cell table:formula="of:=IF([.$A166]-[.L$2]=0;1;SIN(PI()*2*([.$A166]-[.L$2]))/(PI()*2*([.$A166]-[.L$2])))" office:value-type="float" office:value="0.661837029863305" calcext:value-type="float">
            <text:p>0,66</text:p>
          </table:table-cell>
          <table:table-cell table:formula="of:=IF([.$A166]-[.M$2]=0;1;SIN(PI()*2*([.$A166]-[.M$2]))/(PI()*2*([.$A166]-[.M$2])))" office:value-type="float" office:value="-0.214649847523233" calcext:value-type="float">
            <text:p>-0,21</text:p>
          </table:table-cell>
          <table:table-cell table:number-columns-repeated="1011"/>
        </table:table-row>
        <table:table-row table:style-name="ro1">
          <table:table-cell table:formula="of:=[.A166]+[.$A$1]" office:value-type="float" office:value="2.28" calcext:value-type="float">
            <text:p>2,28</text:p>
          </table:table-cell>
          <table:table-cell table:formula="of:=SIN([.$A167]*PI()-0.25)" office:value-type="float" office:value="0.588858633230377" calcext:value-type="float">
            <text:p>0,59</text:p>
          </table:table-cell>
          <table:table-cell table:formula="of:=SIN(2*[.$A167]*PI()-0.25)" office:value-type="float" office:value="0.998109198037851" calcext:value-type="float">
            <text:p>1,00</text:p>
          </table:table-cell>
          <table:table-cell table:formula="of:=SIN(-0.25) * ([.$G167] - [.$I167] + [.$K167] - [.$M167]) + SIN(PI() * 0.5 - 0.25) * ( [.$H167] - [.$J167] + [.$L167])" office:value-type="float" office:value="0.61902464307132" calcext:value-type="float">
            <text:p>0,62</text:p>
          </table:table-cell>
          <table:table-cell table:formula="of:= SIN(-0.25) * ([.$G167] - [.$H167] + [.$I167] - [.$J167] + [.$K167] - [.$L167] + [.$M167])" office:value-type="float" office:value="-0.0271048740849151" calcext:value-type="float">
            <text:p>-0,03</text:p>
          </table:table-cell>
          <table:table-cell/>
          <table:table-cell table:formula="of:=IF([.$A167]-[.G$2]=0;1;SIN(PI()*2*([.$A167]-[.G$2]))/(PI()*2*([.$A167]-[.G$2])))" office:value-type="float" office:value="0.0685683646884291" calcext:value-type="float">
            <text:p>0,07</text:p>
          </table:table-cell>
          <table:table-cell table:formula="of:=IF([.$A167]-[.H$2]=0;1;SIN(PI()*2*([.$A167]-[.H$2]))/(PI()*2*([.$A167]-[.H$2])))" office:value-type="float" office:value="-0.0878291412863024" calcext:value-type="float">
            <text:p>-0,09</text:p>
          </table:table-cell>
          <table:table-cell table:formula="of:=IF([.$A167]-[.I$2]=0;1;SIN(PI()*2*([.$A167]-[.I$2]))/(PI()*2*([.$A167]-[.I$2])))" office:value-type="float" office:value="0.122137399601264" calcext:value-type="float">
            <text:p>0,12</text:p>
          </table:table-cell>
          <table:table-cell table:formula="of:=IF([.$A167]-[.J$2]=0;1;SIN(PI()*2*([.$A167]-[.J$2]))/(PI()*2*([.$A167]-[.J$2])))" office:value-type="float" office:value="-0.200430604473869" calcext:value-type="float">
            <text:p>-0,20</text:p>
          </table:table-cell>
          <table:table-cell table:formula="of:=IF([.$A167]-[.K$2]=0;1;SIN(PI()*2*([.$A167]-[.K$2]))/(PI()*2*([.$A167]-[.K$2])))" office:value-type="float" office:value="0.558342398177205" calcext:value-type="float">
            <text:p>0,56</text:p>
          </table:table-cell>
          <table:table-cell table:formula="of:=IF([.$A167]-[.L$2]=0;1;SIN(PI()*2*([.$A167]-[.L$2]))/(PI()*2*([.$A167]-[.L$2])))" office:value-type="float" office:value="0.71061759768009" calcext:value-type="float">
            <text:p>0,71</text:p>
          </table:table-cell>
          <table:table-cell table:formula="of:=IF([.$A167]-[.M$2]=0;1;SIN(PI()*2*([.$A167]-[.M$2]))/(PI()*2*([.$A167]-[.M$2])))" office:value-type="float" office:value="-0.217133154846693" calcext:value-type="float">
            <text:p>-0,22</text:p>
          </table:table-cell>
          <table:table-cell table:number-columns-repeated="1011"/>
        </table:table-row>
        <table:table-row table:style-name="ro1">
          <table:table-cell table:formula="of:=[.A167]+[.$A$1]" office:value-type="float" office:value="2.3" calcext:value-type="float">
            <text:p>2,30</text:p>
          </table:table-cell>
          <table:table-cell table:formula="of:=SIN([.$A168]*PI()-0.25)" office:value-type="float" office:value="0.638446216616326" calcext:value-type="float">
            <text:p>0,64</text:p>
          </table:table-cell>
          <table:table-cell table:formula="of:=SIN(2*[.$A168]*PI()-0.25)" office:value-type="float" office:value="0.99794250027252" calcext:value-type="float">
            <text:p>1,00</text:p>
          </table:table-cell>
          <table:table-cell table:formula="of:=SIN(-0.25) * ([.$G168] - [.$I168] + [.$K168] - [.$M168]) + SIN(PI() * 0.5 - 0.25) * ( [.$H168] - [.$J168] + [.$L168])" office:value-type="float" office:value="0.669344773541674" calcext:value-type="float">
            <text:p>0,67</text:p>
          </table:table-cell>
          <table:table-cell table:formula="of:= SIN(-0.25) * ([.$G168] - [.$H168] + [.$I168] - [.$J168] + [.$K168] - [.$L168] + [.$M168])" office:value-type="float" office:value="0.0032081718229278" calcext:value-type="float">
            <text:p>0,00</text:p>
          </table:table-cell>
          <table:table-cell/>
          <table:table-cell table:formula="of:=IF([.$A168]-[.G$2]=0;1;SIN(PI()*2*([.$A168]-[.G$2]))/(PI()*2*([.$A168]-[.G$2])))" office:value-type="float" office:value="0.065811019881796" calcext:value-type="float">
            <text:p>0,07</text:p>
          </table:table-cell>
          <table:table-cell table:formula="of:=IF([.$A168]-[.H$2]=0;1;SIN(PI()*2*([.$A168]-[.H$2]))/(PI()*2*([.$A168]-[.H$2])))" office:value-type="float" office:value="-0.0840918587378504" calcext:value-type="float">
            <text:p>-0,08</text:p>
          </table:table-cell>
          <table:table-cell table:formula="of:=IF([.$A168]-[.I$2]=0;1;SIN(PI()*2*([.$A168]-[.I$2]))/(PI()*2*([.$A168]-[.I$2])))" office:value-type="float" office:value="0.116434881329331" calcext:value-type="float">
            <text:p>0,12</text:p>
          </table:table-cell>
          <table:table-cell table:formula="of:=IF([.$A168]-[.J$2]=0;1;SIN(PI()*2*([.$A168]-[.J$2]))/(PI()*2*([.$A168]-[.J$2])))" office:value-type="float" office:value="-0.189206682160163" calcext:value-type="float">
            <text:p>-0,19</text:p>
          </table:table-cell>
          <table:table-cell table:formula="of:=IF([.$A168]-[.K$2]=0;1;SIN(PI()*2*([.$A168]-[.K$2]))/(PI()*2*([.$A168]-[.K$2])))" office:value-type="float" office:value="0.504551152427099" calcext:value-type="float">
            <text:p>0,50</text:p>
          </table:table-cell>
          <table:table-cell table:formula="of:=IF([.$A168]-[.L$2]=0;1;SIN(PI()*2*([.$A168]-[.L$2]))/(PI()*2*([.$A168]-[.L$2])))" office:value-type="float" office:value="0.756826728640662" calcext:value-type="float">
            <text:p>0,76</text:p>
          </table:table-cell>
          <table:table-cell table:formula="of:=IF([.$A168]-[.M$2]=0;1;SIN(PI()*2*([.$A168]-[.M$2]))/(PI()*2*([.$A168]-[.M$2])))" office:value-type="float" office:value="-0.216236208183045" calcext:value-type="float">
            <text:p>-0,22</text:p>
          </table:table-cell>
          <table:table-cell table:number-columns-repeated="1011"/>
        </table:table-row>
        <table:table-row table:style-name="ro1">
          <table:table-cell table:formula="of:=[.A168]+[.$A$1]" office:value-type="float" office:value="2.32" calcext:value-type="float">
            <text:p>2,32</text:p>
          </table:table-cell>
          <table:table-cell table:formula="of:=SIN([.$A169]*PI()-0.25)" office:value-type="float" office:value="0.685514144463622" calcext:value-type="float">
            <text:p>0,69</text:p>
          </table:table-cell>
          <table:table-cell table:formula="of:=SIN(2*[.$A169]*PI()-0.25)" office:value-type="float" office:value="0.982037653135938" calcext:value-type="float">
            <text:p>0,98</text:p>
          </table:table-cell>
          <table:table-cell table:formula="of:=SIN(-0.25) * ([.$G169] - [.$I169] + [.$K169] - [.$M169]) + SIN(PI() * 0.5 - 0.25) * ( [.$H169] - [.$J169] + [.$L169])" office:value-type="float" office:value="0.716567720193386" calcext:value-type="float">
            <text:p>0,72</text:p>
          </table:table-cell>
          <table:table-cell table:formula="of:= SIN(-0.25) * ([.$G169] - [.$H169] + [.$I169] - [.$J169] + [.$K169] - [.$L169] + [.$M169])" office:value-type="float" office:value="0.0336176111202109" calcext:value-type="float">
            <text:p>0,03</text:p>
          </table:table-cell>
          <table:table-cell/>
          <table:table-cell table:formula="of:=IF([.$A169]-[.G$2]=0;1;SIN(PI()*2*([.$A169]-[.G$2]))/(PI()*2*([.$A169]-[.G$2])))" office:value-type="float" office:value="0.0620722836393257" calcext:value-type="float">
            <text:p>0,06</text:p>
          </table:table-cell>
          <table:table-cell table:formula="of:=IF([.$A169]-[.H$2]=0;1;SIN(PI()*2*([.$A169]-[.H$2]))/(PI()*2*([.$A169]-[.H$2])))" office:value-type="float" office:value="-0.0791251088149647" calcext:value-type="float">
            <text:p>-0,08</text:p>
          </table:table-cell>
          <table:table-cell table:formula="of:=IF([.$A169]-[.I$2]=0;1;SIN(PI()*2*([.$A169]-[.I$2]))/(PI()*2*([.$A169]-[.I$2])))" office:value-type="float" office:value="0.109096740941845" calcext:value-type="float">
            <text:p>0,11</text:p>
          </table:table-cell>
          <table:table-cell table:formula="of:=IF([.$A169]-[.J$2]=0;1;SIN(PI()*2*([.$A169]-[.J$2]))/(PI()*2*([.$A169]-[.J$2])))" office:value-type="float" office:value="-0.175619143955165" calcext:value-type="float">
            <text:p>-0,18</text:p>
          </table:table-cell>
          <table:table-cell table:formula="of:=IF([.$A169]-[.K$2]=0;1;SIN(PI()*2*([.$A169]-[.K$2]))/(PI()*2*([.$A169]-[.K$2])))" office:value-type="float" office:value="0.450024056385109" calcext:value-type="float">
            <text:p>0,45</text:p>
          </table:table-cell>
          <table:table-cell table:formula="of:=IF([.$A169]-[.L$2]=0;1;SIN(PI()*2*([.$A169]-[.L$2]))/(PI()*2*([.$A169]-[.L$2])))" office:value-type="float" office:value="0.800042766906875" calcext:value-type="float">
            <text:p>0,80</text:p>
          </table:table-cell>
          <table:table-cell table:formula="of:=IF([.$A169]-[.M$2]=0;1;SIN(PI()*2*([.$A169]-[.M$2]))/(PI()*2*([.$A169]-[.M$2])))" office:value-type="float" office:value="-0.211776026534171" calcext:value-type="float">
            <text:p>-0,21</text:p>
          </table:table-cell>
          <table:table-cell table:number-columns-repeated="1011"/>
        </table:table-row>
        <table:table-row table:style-name="ro1">
          <table:table-cell table:formula="of:=[.A169]+[.$A$1]" office:value-type="float" office:value="2.34" calcext:value-type="float">
            <text:p>2,34</text:p>
          </table:table-cell>
          <table:table-cell table:formula="of:=SIN([.$A170]*PI()-0.25)" office:value-type="float" office:value="0.729876661164342" calcext:value-type="float">
            <text:p>0,73</text:p>
          </table:table-cell>
          <table:table-cell table:formula="of:=SIN(2*[.$A170]*PI()-0.25)" office:value-type="float" office:value="0.950645485568544" calcext:value-type="float">
            <text:p>0,95</text:p>
          </table:table-cell>
          <table:table-cell table:formula="of:=SIN(-0.25) * ([.$G170] - [.$I170] + [.$K170] - [.$M170]) + SIN(PI() * 0.5 - 0.25) * ( [.$H170] - [.$J170] + [.$L170])" office:value-type="float" office:value="0.760447247097356" calcext:value-type="float">
            <text:p>0,76</text:p>
          </table:table-cell>
          <table:table-cell table:formula="of:= SIN(-0.25) * ([.$G170] - [.$H170] + [.$I170] - [.$J170] + [.$K170] - [.$L170] + [.$M170])" office:value-type="float" office:value="0.0637124689213902" calcext:value-type="float">
            <text:p>0,06</text:p>
          </table:table-cell>
          <table:table-cell/>
          <table:table-cell table:formula="of:=IF([.$A170]-[.G$2]=0;1;SIN(PI()*2*([.$A170]-[.G$2]))/(PI()*2*([.$A170]-[.G$2])))" office:value-type="float" office:value="0.0574269072368248" calcext:value-type="float">
            <text:p>0,06</text:p>
          </table:table-cell>
          <table:table-cell table:formula="of:=IF([.$A170]-[.H$2]=0;1;SIN(PI()*2*([.$A170]-[.H$2]))/(PI()*2*([.$A170]-[.H$2])))" office:value-type="float" office:value="-0.0730320450729185" calcext:value-type="float">
            <text:p>-0,07</text:p>
          </table:table-cell>
          <table:table-cell table:formula="of:=IF([.$A170]-[.I$2]=0;1;SIN(PI()*2*([.$A170]-[.I$2]))/(PI()*2*([.$A170]-[.I$2])))" office:value-type="float" office:value="0.100282808159828" calcext:value-type="float">
            <text:p>0,10</text:p>
          </table:table-cell>
          <table:table-cell table:formula="of:=IF([.$A170]-[.J$2]=0;1;SIN(PI()*2*([.$A170]-[.J$2]))/(PI()*2*([.$A170]-[.J$2])))" office:value-type="float" office:value="-0.159974955874012" calcext:value-type="float">
            <text:p>-0,16</text:p>
          </table:table-cell>
          <table:table-cell table:formula="of:=IF([.$A170]-[.K$2]=0;1;SIN(PI()*2*([.$A170]-[.K$2]))/(PI()*2*([.$A170]-[.K$2])))" office:value-type="float" office:value="0.395232243924027" calcext:value-type="float">
            <text:p>0,40</text:p>
          </table:table-cell>
          <table:table-cell table:formula="of:=IF([.$A170]-[.L$2]=0;1;SIN(PI()*2*([.$A170]-[.L$2]))/(PI()*2*([.$A170]-[.L$2])))" office:value-type="float" office:value="0.839868518338574" calcext:value-type="float">
            <text:p>0,84</text:p>
          </table:table-cell>
          <table:table-cell table:formula="of:=IF([.$A170]-[.M$2]=0;1;SIN(PI()*2*([.$A170]-[.M$2]))/(PI()*2*([.$A170]-[.M$2])))" office:value-type="float" office:value="-0.203604489294198" calcext:value-type="float">
            <text:p>-0,20</text:p>
          </table:table-cell>
          <table:table-cell table:number-columns-repeated="1011"/>
        </table:table-row>
        <table:table-row table:style-name="ro1">
          <table:table-cell table:formula="of:=[.A170]+[.$A$1]" office:value-type="float" office:value="2.36" calcext:value-type="float">
            <text:p>2,36</text:p>
          </table:table-cell>
          <table:table-cell table:formula="of:=SIN([.$A171]*PI()-0.25)" office:value-type="float" office:value="0.771358688132375" calcext:value-type="float">
            <text:p>0,77</text:p>
          </table:table-cell>
          <table:table-cell table:formula="of:=SIN(2*[.$A171]*PI()-0.25)" office:value-type="float" office:value="0.904261070805647" calcext:value-type="float">
            <text:p>0,90</text:p>
          </table:table-cell>
          <table:table-cell table:formula="of:=SIN(-0.25) * ([.$G171] - [.$I171] + [.$K171] - [.$M171]) + SIN(PI() * 0.5 - 0.25) * ( [.$H171] - [.$J171] + [.$L171])" office:value-type="float" office:value="0.800756495686263" calcext:value-type="float">
            <text:p>0,80</text:p>
          </table:table-cell>
          <table:table-cell table:formula="of:= SIN(-0.25) * ([.$G171] - [.$H171] + [.$I171] - [.$J171] + [.$K171] - [.$L171] + [.$M171])" office:value-type="float" office:value="0.0930852414372082" calcext:value-type="float">
            <text:p>0,09</text:p>
          </table:table-cell>
          <table:table-cell/>
          <table:table-cell table:formula="of:=IF([.$A171]-[.G$2]=0;1;SIN(PI()*2*([.$A171]-[.G$2]))/(PI()*2*([.$A171]-[.G$2])))" office:value-type="float" office:value="0.0519622844514962" calcext:value-type="float">
            <text:p>0,05</text:p>
          </table:table-cell>
          <table:table-cell table:formula="of:=IF([.$A171]-[.H$2]=0;1;SIN(PI()*2*([.$A171]-[.H$2]))/(PI()*2*([.$A171]-[.H$2])))" office:value-type="float" office:value="-0.0659306404868446" calcext:value-type="float">
            <text:p>-0,07</text:p>
          </table:table-cell>
          <table:table-cell table:formula="of:=IF([.$A171]-[.I$2]=0;1;SIN(PI()*2*([.$A171]-[.I$2]))/(PI()*2*([.$A171]-[.I$2])))" office:value-type="float" office:value="0.0901698465481845" calcext:value-type="float">
            <text:p>0,09</text:p>
          </table:table-cell>
          <table:table-cell table:formula="of:=IF([.$A171]-[.J$2]=0;1;SIN(PI()*2*([.$A171]-[.J$2]))/(PI()*2*([.$A171]-[.J$2])))" office:value-type="float" office:value="-0.142594175936664" calcext:value-type="float">
            <text:p>-0,14</text:p>
          </table:table-cell>
          <table:table-cell table:formula="of:=IF([.$A171]-[.K$2]=0;1;SIN(PI()*2*([.$A171]-[.K$2]))/(PI()*2*([.$A171]-[.K$2])))" office:value-type="float" office:value="0.340641642515362" calcext:value-type="float">
            <text:p>0,34</text:p>
          </table:table-cell>
          <table:table-cell table:formula="of:=IF([.$A171]-[.L$2]=0;1;SIN(PI()*2*([.$A171]-[.L$2]))/(PI()*2*([.$A171]-[.L$2])))" office:value-type="float" office:value="0.875935652182378" calcext:value-type="float">
            <text:p>0,88</text:p>
          </table:table-cell>
          <table:table-cell table:formula="of:=IF([.$A171]-[.M$2]=0;1;SIN(PI()*2*([.$A171]-[.M$2]))/(PI()*2*([.$A171]-[.M$2])))" office:value-type="float" office:value="-0.191610923914893" calcext:value-type="float">
            <text:p>-0,19</text:p>
          </table:table-cell>
          <table:table-cell table:number-columns-repeated="1011"/>
        </table:table-row>
        <table:table-row table:style-name="ro1">
          <table:table-cell table:formula="of:=[.A171]+[.$A$1]" office:value-type="float" office:value="2.38" calcext:value-type="float">
            <text:p>2,38</text:p>
          </table:table-cell>
          <table:table-cell table:formula="of:=SIN([.$A172]*PI()-0.25)" office:value-type="float" office:value="0.809796514758613" calcext:value-type="float">
            <text:p>0,81</text:p>
          </table:table-cell>
          <table:table-cell table:formula="of:=SIN(2*[.$A172]*PI()-0.25)" office:value-type="float" office:value="0.843615918776765" calcext:value-type="float">
            <text:p>0,84</text:p>
          </table:table-cell>
          <table:table-cell table:formula="of:=SIN(-0.25) * ([.$G172] - [.$I172] + [.$K172] - [.$M172]) + SIN(PI() * 0.5 - 0.25) * ( [.$H172] - [.$J172] + [.$L172])" office:value-type="float" office:value="0.837290202410704" calcext:value-type="float">
            <text:p>0,84</text:p>
          </table:table-cell>
          <table:table-cell table:formula="of:= SIN(-0.25) * ([.$G172] - [.$H172] + [.$I172] - [.$J172] + [.$K172] - [.$L172] + [.$M172])" office:value-type="float" office:value="0.12133733310547" calcext:value-type="float">
            <text:p>0,12</text:p>
          </table:table-cell>
          <table:table-cell/>
          <table:table-cell table:formula="of:=IF([.$A172]-[.G$2]=0;1;SIN(PI()*2*([.$A172]-[.G$2]))/(PI()*2*([.$A172]-[.G$2])))" office:value-type="float" office:value="0.045776914154538" calcext:value-type="float">
            <text:p>0,05</text:p>
          </table:table-cell>
          <table:table-cell table:formula="of:=IF([.$A172]-[.H$2]=0;1;SIN(PI()*2*([.$A172]-[.H$2]))/(PI()*2*([.$A172]-[.H$2])))" office:value-type="float" office:value="-0.0579516253658513" calcext:value-type="float">
            <text:p>-0,06</text:p>
          </table:table-cell>
          <table:table-cell table:formula="of:=IF([.$A172]-[.I$2]=0;1;SIN(PI()*2*([.$A172]-[.I$2]))/(PI()*2*([.$A172]-[.I$2])))" office:value-type="float" office:value="0.0789485910781163" calcext:value-type="float">
            <text:p>0,08</text:p>
          </table:table-cell>
          <table:table-cell table:formula="of:=IF([.$A172]-[.J$2]=0;1;SIN(PI()*2*([.$A172]-[.J$2]))/(PI()*2*([.$A172]-[.J$2])))" office:value-type="float" office:value="-0.123805745099773" calcext:value-type="float">
            <text:p>-0,12</text:p>
          </table:table-cell>
          <table:table-cell table:formula="of:=IF([.$A172]-[.K$2]=0;1;SIN(PI()*2*([.$A172]-[.K$2]))/(PI()*2*([.$A172]-[.K$2])))" office:value-type="float" office:value="0.286708041283684" calcext:value-type="float">
            <text:p>0,29</text:p>
          </table:table-cell>
          <table:table-cell table:formula="of:=IF([.$A172]-[.L$2]=0;1;SIN(PI()*2*([.$A172]-[.L$2]))/(PI()*2*([.$A172]-[.L$2])))" office:value-type="float" office:value="0.907908797398354" calcext:value-type="float">
            <text:p>0,91</text:p>
          </table:table-cell>
          <table:table-cell table:formula="of:=IF([.$A172]-[.M$2]=0;1;SIN(PI()*2*([.$A172]-[.M$2]))/(PI()*2*([.$A172]-[.M$2])))" office:value-type="float" office:value="-0.175724283367421" calcext:value-type="float">
            <text:p>-0,18</text:p>
          </table:table-cell>
          <table:table-cell table:number-columns-repeated="1011"/>
        </table:table-row>
        <table:table-row table:style-name="ro1">
          <table:table-cell table:formula="of:=[.A172]+[.$A$1]" office:value-type="float" office:value="2.4" calcext:value-type="float">
            <text:p>2,40</text:p>
          </table:table-cell>
          <table:table-cell table:formula="of:=SIN([.$A173]*PI()-0.25)" office:value-type="float" office:value="0.845038444501935" calcext:value-type="float">
            <text:p>0,85</text:p>
          </table:table-cell>
          <table:table-cell table:formula="of:=SIN(2*[.$A173]*PI()-0.25)" office:value-type="float" office:value="0.76966643975705" calcext:value-type="float">
            <text:p>0,77</text:p>
          </table:table-cell>
          <table:table-cell table:formula="of:=SIN(-0.25) * ([.$G173] - [.$I173] + [.$K173] - [.$M173]) + SIN(PI() * 0.5 - 0.25) * ( [.$H173] - [.$J173] + [.$L173])" office:value-type="float" office:value="0.869866765698161" calcext:value-type="float">
            <text:p>0,87</text:p>
          </table:table-cell>
          <table:table-cell table:formula="of:= SIN(-0.25) * ([.$G173] - [.$H173] + [.$I173] - [.$J173] + [.$K173] - [.$L173] + [.$M173])" office:value-type="float" office:value="0.148084364294427" calcext:value-type="float">
            <text:p>0,15</text:p>
          </table:table-cell>
          <table:table-cell/>
          <table:table-cell table:formula="of:=IF([.$A173]-[.G$2]=0;1;SIN(PI()*2*([.$A173]-[.G$2]))/(PI()*2*([.$A173]-[.G$2])))" office:value-type="float" office:value="0.0389787201578592" calcext:value-type="float">
            <text:p>0,04</text:p>
          </table:table-cell>
          <table:table-cell table:formula="of:=IF([.$A173]-[.H$2]=0;1;SIN(PI()*2*([.$A173]-[.H$2]))/(PI()*2*([.$A173]-[.H$2])))" office:value-type="float" office:value="-0.0492362780941379" calcext:value-type="float">
            <text:p>-0,05</text:p>
          </table:table-cell>
          <table:table-cell table:formula="of:=IF([.$A173]-[.I$2]=0;1;SIN(PI()*2*([.$A173]-[.I$2]))/(PI()*2*([.$A173]-[.I$2])))" office:value-type="float" office:value="0.0668206631277586" calcext:value-type="float">
            <text:p>0,07</text:p>
          </table:table-cell>
          <table:table-cell table:formula="of:=IF([.$A173]-[.J$2]=0;1;SIN(PI()*2*([.$A173]-[.J$2]))/(PI()*2*([.$A173]-[.J$2])))" office:value-type="float" office:value="-0.103943253754291" calcext:value-type="float">
            <text:p>-0,10</text:p>
          </table:table-cell>
          <table:table-cell table:formula="of:=IF([.$A173]-[.K$2]=0;1;SIN(PI()*2*([.$A173]-[.K$2]))/(PI()*2*([.$A173]-[.K$2])))" office:value-type="float" office:value="0.233872320947154" calcext:value-type="float">
            <text:p>0,23</text:p>
          </table:table-cell>
          <table:table-cell table:formula="of:=IF([.$A173]-[.L$2]=0;1;SIN(PI()*2*([.$A173]-[.L$2]))/(PI()*2*([.$A173]-[.L$2])))" office:value-type="float" office:value="0.935489283788642" calcext:value-type="float">
            <text:p>0,94</text:p>
          </table:table-cell>
          <table:table-cell table:formula="of:=IF([.$A173]-[.M$2]=0;1;SIN(PI()*2*([.$A173]-[.M$2]))/(PI()*2*([.$A173]-[.M$2])))" office:value-type="float" office:value="-0.155914880631438" calcext:value-type="float">
            <text:p>-0,16</text:p>
          </table:table-cell>
          <table:table-cell table:number-columns-repeated="1011"/>
        </table:table-row>
        <table:table-row table:style-name="ro1">
          <table:table-cell table:formula="of:=[.A173]+[.$A$1]" office:value-type="float" office:value="2.42" calcext:value-type="float">
            <text:p>2,42</text:p>
          </table:table-cell>
          <table:table-cell table:formula="of:=SIN([.$A174]*PI()-0.25)" office:value-type="float" office:value="0.876945393566151" calcext:value-type="float">
            <text:p>0,88</text:p>
          </table:table-cell>
          <table:table-cell table:formula="of:=SIN(2*[.$A174]*PI()-0.25)" office:value-type="float" office:value="0.683578861205923" calcext:value-type="float">
            <text:p>0,68</text:p>
          </table:table-cell>
          <table:table-cell table:formula="of:=SIN(-0.25) * ([.$G174] - [.$I174] + [.$K174] - [.$M174]) + SIN(PI() * 0.5 - 0.25) * ( [.$H174] - [.$J174] + [.$L174])" office:value-type="float" office:value="0.898330133778564" calcext:value-type="float">
            <text:p>0,90</text:p>
          </table:table-cell>
          <table:table-cell table:formula="of:= SIN(-0.25) * ([.$G174] - [.$H174] + [.$I174] - [.$J174] + [.$K174] - [.$L174] + [.$M174])" office:value-type="float" office:value="0.172961278029506" calcext:value-type="float">
            <text:p>0,17</text:p>
          </table:table-cell>
          <table:table-cell/>
          <table:table-cell table:formula="of:=IF([.$A174]-[.G$2]=0;1;SIN(PI()*2*([.$A174]-[.G$2]))/(PI()*2*([.$A174]-[.G$2])))" office:value-type="float" office:value="0.0316832556140364" calcext:value-type="float">
            <text:p>0,03</text:p>
          </table:table-cell>
          <table:table-cell table:formula="of:=IF([.$A174]-[.H$2]=0;1;SIN(PI()*2*([.$A174]-[.H$2]))/(PI()*2*([.$A174]-[.H$2])))" office:value-type="float" office:value="-0.0399341034301917" calcext:value-type="float">
            <text:p>-0,04</text:p>
          </table:table-cell>
          <table:table-cell table:formula="of:=IF([.$A174]-[.I$2]=0;1;SIN(PI()*2*([.$A174]-[.I$2]))/(PI()*2*([.$A174]-[.I$2])))" office:value-type="float" office:value="0.0539954074549071" calcext:value-type="float">
            <text:p>0,05</text:p>
          </table:table-cell>
          <table:table-cell table:formula="of:=IF([.$A174]-[.J$2]=0;1;SIN(PI()*2*([.$A174]-[.J$2]))/(PI()*2*([.$A174]-[.J$2])))" office:value-type="float" office:value="-0.0833407375934434" calcext:value-type="float">
            <text:p>-0,08</text:p>
          </table:table-cell>
          <table:table-cell table:formula="of:=IF([.$A174]-[.K$2]=0;1;SIN(PI()*2*([.$A174]-[.K$2]))/(PI()*2*([.$A174]-[.K$2])))" office:value-type="float" office:value="0.182555901395161" calcext:value-type="float">
            <text:p>0,18</text:p>
          </table:table-cell>
          <table:table-cell table:formula="of:=IF([.$A174]-[.L$2]=0;1;SIN(PI()*2*([.$A174]-[.L$2]))/(PI()*2*([.$A174]-[.L$2])))" office:value-type="float" office:value="0.958418482324627" calcext:value-type="float">
            <text:p>0,96</text:p>
          </table:table-cell>
          <table:table-cell table:formula="of:=IF([.$A174]-[.M$2]=0;1;SIN(PI()*2*([.$A174]-[.M$2]))/(PI()*2*([.$A174]-[.M$2])))" office:value-type="float" office:value="-0.132195652734428" calcext:value-type="float">
            <text:p>-0,13</text:p>
          </table:table-cell>
          <table:table-cell table:number-columns-repeated="1011"/>
        </table:table-row>
        <table:table-row table:style-name="ro1">
          <table:table-cell table:formula="of:=[.A174]+[.$A$1]" office:value-type="float" office:value="2.44" calcext:value-type="float">
            <text:p>2,44</text:p>
          </table:table-cell>
          <table:table-cell table:formula="of:=SIN([.$A175]*PI()-0.25)" office:value-type="float" office:value="0.905391439800202" calcext:value-type="float">
            <text:p>0,91</text:p>
          </table:table-cell>
          <table:table-cell table:formula="of:=SIN(2*[.$A175]*PI()-0.25)" office:value-type="float" office:value="0.58671083566336" calcext:value-type="float">
            <text:p>0,59</text:p>
          </table:table-cell>
          <table:table-cell table:formula="of:=SIN(-0.25) * ([.$G175] - [.$I175] + [.$K175] - [.$M175]) + SIN(PI() * 0.5 - 0.25) * ( [.$H175] - [.$J175] + [.$L175])" office:value-type="float" office:value="0.922551486635234" calcext:value-type="float">
            <text:p>0,92</text:p>
          </table:table-cell>
          <table:table-cell table:formula="of:= SIN(-0.25) * ([.$G175] - [.$H175] + [.$I175] - [.$J175] + [.$K175] - [.$L175] + [.$M175])" office:value-type="float" office:value="0.195627177150825" calcext:value-type="float">
            <text:p>0,20</text:p>
          </table:table-cell>
          <table:table-cell/>
          <table:table-cell table:formula="of:=IF([.$A175]-[.G$2]=0;1;SIN(PI()*2*([.$A175]-[.G$2]))/(PI()*2*([.$A175]-[.G$2])))" office:value-type="float" office:value="0.0240118205874006" calcext:value-type="float">
            <text:p>0,02</text:p>
          </table:table-cell>
          <table:table-cell table:formula="of:=IF([.$A175]-[.H$2]=0;1;SIN(PI()*2*([.$A175]-[.H$2]))/(PI()*2*([.$A175]-[.H$2])))" office:value-type="float" office:value="-0.0302004341408544" calcext:value-type="float">
            <text:p>-0,03</text:p>
          </table:table-cell>
          <table:table-cell table:formula="of:=IF([.$A175]-[.I$2]=0;1;SIN(PI()*2*([.$A175]-[.I$2]))/(PI()*2*([.$A175]-[.I$2])))" office:value-type="float" office:value="0.0406866959953177" calcext:value-type="float">
            <text:p>0,04</text:p>
          </table:table-cell>
          <table:table-cell table:formula="of:=IF([.$A175]-[.J$2]=0;1;SIN(PI()*2*([.$A175]-[.J$2]))/(PI()*2*([.$A175]-[.J$2])))" office:value-type="float" office:value="-0.0623285555672949" calcext:value-type="float">
            <text:p>-0,06</text:p>
          </table:table-cell>
          <table:table-cell table:formula="of:=IF([.$A175]-[.K$2]=0;1;SIN(PI()*2*([.$A175]-[.K$2]))/(PI()*2*([.$A175]-[.K$2])))" office:value-type="float" office:value="0.133156459621039" calcext:value-type="float">
            <text:p>0,13</text:p>
          </table:table-cell>
          <table:table-cell table:formula="of:=IF([.$A175]-[.L$2]=0;1;SIN(PI()*2*([.$A175]-[.L$2]))/(PI()*2*([.$A175]-[.L$2])))" office:value-type="float" office:value="0.976480703887657" calcext:value-type="float">
            <text:p>0,98</text:p>
          </table:table-cell>
          <table:table-cell table:formula="of:=IF([.$A175]-[.M$2]=0;1;SIN(PI()*2*([.$A175]-[.M$2]))/(PI()*2*([.$A175]-[.M$2])))" office:value-type="float" office:value="-0.104622932559388" calcext:value-type="float">
            <text:p>-0,10</text:p>
          </table:table-cell>
          <table:table-cell table:number-columns-repeated="1011"/>
        </table:table-row>
        <table:table-row table:style-name="ro1">
          <table:table-cell table:formula="of:=[.A175]+[.$A$1]" office:value-type="float" office:value="2.46" calcext:value-type="float">
            <text:p>2,46</text:p>
          </table:table-cell>
          <table:table-cell table:formula="of:=SIN([.$A176]*PI()-0.25)" office:value-type="float" office:value="0.930264319655365" calcext:value-type="float">
            <text:p>0,93</text:p>
          </table:table-cell>
          <table:table-cell table:formula="of:=SIN(2*[.$A176]*PI()-0.25)" office:value-type="float" office:value="0.48059002975832" calcext:value-type="float">
            <text:p>0,48</text:p>
          </table:table-cell>
          <table:table-cell table:formula="of:=SIN(-0.25) * ([.$G176] - [.$I176] + [.$K176] - [.$M176]) + SIN(PI() * 0.5 - 0.25) * ( [.$H176] - [.$J176] + [.$L176])" office:value-type="float" office:value="0.942430687433716" calcext:value-type="float">
            <text:p>0,94</text:p>
          </table:table-cell>
          <table:table-cell table:formula="of:= SIN(-0.25) * ([.$G176] - [.$H176] + [.$I176] - [.$J176] + [.$K176] - [.$L176] + [.$M176])" office:value-type="float" office:value="0.215769827199261" calcext:value-type="float">
            <text:p>0,22</text:p>
          </table:table-cell>
          <table:table-cell/>
          <table:table-cell table:formula="of:=IF([.$A176]-[.G$2]=0;1;SIN(PI()*2*([.$A176]-[.G$2]))/(PI()*2*([.$A176]-[.G$2])))" office:value-type="float" office:value="0.0160895222923782" calcext:value-type="float">
            <text:p>0,02</text:p>
          </table:table-cell>
          <table:table-cell table:formula="of:=IF([.$A176]-[.H$2]=0;1;SIN(PI()*2*([.$A176]-[.H$2]))/(PI()*2*([.$A176]-[.H$2])))" office:value-type="float" office:value="-0.0201939922649236" calcext:value-type="float">
            <text:p>-0,02</text:p>
          </table:table-cell>
          <table:table-cell table:formula="of:=IF([.$A176]-[.I$2]=0;1;SIN(PI()*2*([.$A176]-[.I$2]))/(PI()*2*([.$A176]-[.I$2])))" office:value-type="float" office:value="0.0271097430405823" calcext:value-type="float">
            <text:p>0,03</text:p>
          </table:table-cell>
          <table:table-cell table:formula="of:=IF([.$A176]-[.J$2]=0;1;SIN(PI()*2*([.$A176]-[.J$2]))/(PI()*2*([.$A176]-[.J$2])))" office:value-type="float" office:value="-0.0412294008742189" calcext:value-type="float">
            <text:p>-0,04</text:p>
          </table:table-cell>
          <table:table-cell table:formula="of:=IF([.$A176]-[.K$2]=0;1;SIN(PI()*2*([.$A176]-[.K$2]))/(PI()*2*([.$A176]-[.K$2])))" office:value-type="float" office:value="0.0860439670418479" calcext:value-type="float">
            <text:p>0,09</text:p>
          </table:table-cell>
          <table:table-cell table:formula="of:=IF([.$A176]-[.L$2]=0;1;SIN(PI()*2*([.$A176]-[.L$2]))/(PI()*2*([.$A176]-[.L$2])))" office:value-type="float" office:value="0.98950562098131" calcext:value-type="float">
            <text:p>0,99</text:p>
          </table:table-cell>
          <table:table-cell table:formula="of:=IF([.$A176]-[.M$2]=0;1;SIN(PI()*2*([.$A176]-[.M$2]))/(PI()*2*([.$A176]-[.M$2])))" office:value-type="float" office:value="-0.0732967126652784" calcext:value-type="float">
            <text:p>-0,07</text:p>
          </table:table-cell>
          <table:table-cell table:number-columns-repeated="1011"/>
        </table:table-row>
        <table:table-row table:style-name="ro1">
          <table:table-cell table:formula="of:=[.A176]+[.$A$1]" office:value-type="float" office:value="2.48" calcext:value-type="float">
            <text:p>2,48</text:p>
          </table:table-cell>
          <table:table-cell table:formula="of:=SIN([.$A177]*PI()-0.25)" office:value-type="float" office:value="0.95146587123819" calcext:value-type="float">
            <text:p>0,95</text:p>
          </table:table-cell>
          <table:table-cell table:formula="of:=SIN(2*[.$A177]*PI()-0.25)" office:value-type="float" office:value="0.366890031993425" calcext:value-type="float">
            <text:p>0,37</text:p>
          </table:table-cell>
          <table:table-cell table:formula="of:=SIN(-0.25) * ([.$G177] - [.$I177] + [.$K177] - [.$M177]) + SIN(PI() * 0.5 - 0.25) * ( [.$H177] - [.$J177] + [.$L177])" office:value-type="float" office:value="0.957897481247798" calcext:value-type="float">
            <text:p>0,96</text:p>
          </table:table-cell>
          <table:table-cell table:formula="of:= SIN(-0.25) * ([.$G177] - [.$H177] + [.$I177] - [.$J177] + [.$K177] - [.$L177] + [.$M177])" office:value-type="float" office:value="0.233109765095891" calcext:value-type="float">
            <text:p>0,23</text:p>
          </table:table-cell>
          <table:table-cell/>
          <table:table-cell table:formula="of:=IF([.$A177]-[.G$2]=0;1;SIN(PI()*2*([.$A177]-[.G$2]))/(PI()*2*([.$A177]-[.G$2])))" office:value-type="float" office:value="0.0080433079255839" calcext:value-type="float">
            <text:p>0,01</text:p>
          </table:table-cell>
          <table:table-cell table:formula="of:=IF([.$A177]-[.H$2]=0;1;SIN(PI()*2*([.$A177]-[.H$2]))/(PI()*2*([.$A177]-[.H$2])))" office:value-type="float" office:value="-0.0100744462906303" calcext:value-type="float">
            <text:p>-0,01</text:p>
          </table:table-cell>
          <table:table-cell table:formula="of:=IF([.$A177]-[.I$2]=0;1;SIN(PI()*2*([.$A177]-[.I$2]))/(PI()*2*([.$A177]-[.I$2])))" office:value-type="float" office:value="0.0134779754428703" calcext:value-type="float">
            <text:p>0,01</text:p>
          </table:table-cell>
          <table:table-cell table:formula="of:=IF([.$A177]-[.J$2]=0;1;SIN(PI()*2*([.$A177]-[.J$2]))/(PI()*2*([.$A177]-[.J$2])))" office:value-type="float" office:value="-0.0203544935259672" calcext:value-type="float">
            <text:p>-0,02</text:p>
          </table:table-cell>
          <table:table-cell table:formula="of:=IF([.$A177]-[.K$2]=0;1;SIN(PI()*2*([.$A177]-[.K$2]))/(PI()*2*([.$A177]-[.K$2])))" office:value-type="float" office:value="0.0415570909488495" calcext:value-type="float">
            <text:p>0,04</text:p>
          </table:table-cell>
          <table:table-cell table:formula="of:=IF([.$A177]-[.L$2]=0;1;SIN(PI()*2*([.$A177]-[.L$2]))/(PI()*2*([.$A177]-[.L$2])))" office:value-type="float" office:value="0.997370182772504" calcext:value-type="float">
            <text:p>1,00</text:p>
          </table:table-cell>
          <table:table-cell table:formula="of:=IF([.$A177]-[.M$2]=0;1;SIN(PI()*2*([.$A177]-[.M$2]))/(PI()*2*([.$A177]-[.M$2])))" office:value-type="float" office:value="-0.0383603916450921" calcext:value-type="float">
            <text:p>-0,04</text:p>
          </table:table-cell>
          <table:table-cell table:number-columns-repeated="1011"/>
        </table:table-row>
        <table:table-row table:style-name="ro1">
          <table:table-cell table:formula="of:=[.A177]+[.$A$1]" office:value-type="float" office:value="2.5" calcext:value-type="float">
            <text:p>2,50</text:p>
          </table:table-cell>
          <table:table-cell table:formula="of:=SIN([.$A178]*PI()-0.25)" office:value-type="float" office:value="0.968912421710646" calcext:value-type="float">
            <text:p>0,97</text:p>
          </table:table-cell>
          <table:table-cell table:formula="of:=SIN(2*[.$A178]*PI()-0.25)" office:value-type="float" office:value="0.24740395925451" calcext:value-type="float">
            <text:p>0,25</text:p>
          </table:table-cell>
          <table:table-cell table:formula="of:=SIN(-0.25) * ([.$G178] - [.$I178] + [.$K178] - [.$M178]) + SIN(PI() * 0.5 - 0.25) * ( [.$H178] - [.$J178] + [.$L178])" office:value-type="float" office:value="0.968912421710646" calcext:value-type="float">
            <text:p>0,97</text:p>
          </table:table-cell>
          <table:table-cell table:formula="of:= SIN(-0.25) * ([.$G178] - [.$H178] + [.$I178] - [.$J178] + [.$K178] - [.$L178] + [.$M178])" office:value-type="float" office:value="0.247403959254524" calcext:value-type="float">
            <text:p>0,25</text:p>
          </table:table-cell>
          <table:table-cell/>
          <table:table-cell table:formula="of:=IF([.$A178]-[.G$2]=0;1;SIN(PI()*2*([.$A178]-[.G$2]))/(PI()*2*([.$A178]-[.G$2])))" office:value-type="float" office:value="-8.65709391068872E-016" calcext:value-type="float">
            <text:p>0,00</text:p>
          </table:table-cell>
          <table:table-cell table:formula="of:=IF([.$A178]-[.H$2]=0;1;SIN(PI()*2*([.$A178]-[.H$2]))/(PI()*2*([.$A178]-[.H$2])))" office:value-type="float" office:value="1.09188216841739E-015" calcext:value-type="float">
            <text:p>0,00</text:p>
          </table:table-cell>
          <table:table-cell table:formula="of:=IF([.$A178]-[.I$2]=0;1;SIN(PI()*2*([.$A178]-[.I$2]))/(PI()*2*([.$A178]-[.I$2])))" office:value-type="float" office:value="-1.46883679733158E-015" calcext:value-type="float">
            <text:p>0,00</text:p>
          </table:table-cell>
          <table:table-cell table:formula="of:=IF([.$A178]-[.J$2]=0;1;SIN(PI()*2*([.$A178]-[.J$2]))/(PI()*2*([.$A178]-[.J$2])))" office:value-type="float" office:value="2.22274605515997E-015" calcext:value-type="float">
            <text:p>0,00</text:p>
          </table:table-cell>
          <table:table-cell table:formula="of:=IF([.$A178]-[.K$2]=0;1;SIN(PI()*2*([.$A178]-[.K$2]))/(PI()*2*([.$A178]-[.K$2])))" office:value-type="float" office:value="-4.3431158428023E-015" calcext:value-type="float">
            <text:p>0,00</text:p>
          </table:table-cell>
          <table:table-cell table:formula="of:=IF([.$A178]-[.L$2]=0;1;SIN(PI()*2*([.$A178]-[.L$2]))/(PI()*2*([.$A178]-[.L$2])))" office:value-type="float" office:value="1" calcext:value-type="float">
            <text:p>1,00</text:p>
          </table:table-cell>
          <table:table-cell table:formula="of:=IF([.$A178]-[.M$2]=0;1;SIN(PI()*2*([.$A178]-[.M$2]))/(PI()*2*([.$A178]-[.M$2])))" office:value-type="float" office:value="4.42107927945273E-015" calcext:value-type="float">
            <text:p>0,00</text:p>
          </table:table-cell>
          <table:table-cell table:number-columns-repeated="1011"/>
        </table:table-row>
        <table:table-row table:style-name="ro1">
          <table:table-cell table:formula="of:=[.A178]+[.$A$1]" office:value-type="float" office:value="2.52" calcext:value-type="float">
            <text:p>2,52</text:p>
          </table:table-cell>
          <table:table-cell table:formula="of:=SIN([.$A179]*PI()-0.25)" office:value-type="float" office:value="0.98253511750859" calcext:value-type="float">
            <text:p>0,98</text:p>
          </table:table-cell>
          <table:table-cell table:formula="of:=SIN(2*[.$A179]*PI()-0.25)" office:value-type="float" office:value="0.124016178286192" calcext:value-type="float">
            <text:p>0,12</text:p>
          </table:table-cell>
          <table:table-cell table:formula="of:=SIN(-0.25) * ([.$G179] - [.$I179] + [.$K179] - [.$M179]) + SIN(PI() * 0.5 - 0.25) * ( [.$H179] - [.$J179] + [.$L179])" office:value-type="float" office:value="0.975467509333042" calcext:value-type="float">
            <text:p>0,98</text:p>
          </table:table-cell>
          <table:table-cell table:formula="of:= SIN(-0.25) * ([.$G179] - [.$H179] + [.$I179] - [.$J179] + [.$K179] - [.$L179] + [.$M179])" office:value-type="float" office:value="0.258448973069762" calcext:value-type="float">
            <text:p>0,26</text:p>
          </table:table-cell>
          <table:table-cell/>
          <table:table-cell table:formula="of:=IF([.$A179]-[.G$2]=0;1;SIN(PI()*2*([.$A179]-[.G$2]))/(PI()*2*([.$A179]-[.G$2])))" office:value-type="float" office:value="-0.00791563637121115" calcext:value-type="float">
            <text:p>-0,01</text:p>
          </table:table-cell>
          <table:table-cell table:formula="of:=IF([.$A179]-[.H$2]=0;1;SIN(PI()*2*([.$A179]-[.H$2]))/(PI()*2*([.$A179]-[.H$2])))" office:value-type="float" office:value="0.00987495230467926" calcext:value-type="float">
            <text:p>0,01</text:p>
          </table:table-cell>
          <table:table-cell table:formula="of:=IF([.$A179]-[.I$2]=0;1;SIN(PI()*2*([.$A179]-[.I$2]))/(PI()*2*([.$A179]-[.I$2])))" office:value-type="float" office:value="-0.0131232918785869" calcext:value-type="float">
            <text:p>-0,01</text:p>
          </table:table-cell>
          <table:table-cell table:formula="of:=IF([.$A179]-[.J$2]=0;1;SIN(PI()*2*([.$A179]-[.J$2]))/(PI()*2*([.$A179]-[.J$2])))" office:value-type="float" office:value="0.0195562780935806" calcext:value-type="float">
            <text:p>0,02</text:p>
          </table:table-cell>
          <table:table-cell table:formula="of:=IF([.$A179]-[.K$2]=0;1;SIN(PI()*2*([.$A179]-[.K$2]))/(PI()*2*([.$A179]-[.K$2])))" office:value-type="float" office:value="-0.0383603916451003" calcext:value-type="float">
            <text:p>-0,04</text:p>
          </table:table-cell>
          <table:table-cell table:formula="of:=IF([.$A179]-[.L$2]=0;1;SIN(PI()*2*([.$A179]-[.L$2]))/(PI()*2*([.$A179]-[.L$2])))" office:value-type="float" office:value="0.997370182772503" calcext:value-type="float">
            <text:p>1,00</text:p>
          </table:table-cell>
          <table:table-cell table:formula="of:=IF([.$A179]-[.M$2]=0;1;SIN(PI()*2*([.$A179]-[.M$2]))/(PI()*2*([.$A179]-[.M$2])))" office:value-type="float" office:value="0.0415570909488591" calcext:value-type="float">
            <text:p>0,04</text:p>
          </table:table-cell>
          <table:table-cell table:number-columns-repeated="1011"/>
        </table:table-row>
        <table:table-row table:style-name="ro1">
          <table:table-cell table:formula="of:=[.A179]+[.$A$1]" office:value-type="float" office:value="2.54" calcext:value-type="float">
            <text:p>2,54</text:p>
          </table:table-cell>
          <table:table-cell table:formula="of:=SIN([.$A180]*PI()-0.25)" office:value-type="float" office:value="0.992280196075325" calcext:value-type="float">
            <text:p>0,99</text:p>
          </table:table-cell>
          <table:table-cell table:formula="of:=SIN(2*[.$A180]*PI()-0.25)" office:value-type="float" office:value="-0.00132741189737552" calcext:value-type="float">
            <text:p>0,00</text:p>
          </table:table-cell>
          <table:table-cell table:formula="of:=SIN(-0.25) * ([.$G180] - [.$I180] + [.$K180] - [.$M180]) + SIN(PI() * 0.5 - 0.25) * ( [.$H180] - [.$J180] + [.$L180])" office:value-type="float" office:value="0.977586528609322" calcext:value-type="float">
            <text:p>0,98</text:p>
          </table:table-cell>
          <table:table-cell table:formula="of:= SIN(-0.25) * ([.$G180] - [.$H180] + [.$I180] - [.$J180] + [.$K180] - [.$L180] + [.$M180])" office:value-type="float" office:value="0.266083590663793" calcext:value-type="float">
            <text:p>0,27</text:p>
          </table:table-cell>
          <table:table-cell/>
          <table:table-cell table:formula="of:=IF([.$A180]-[.G$2]=0;1;SIN(PI()*2*([.$A180]-[.G$2]))/(PI()*2*([.$A180]-[.G$2])))" office:value-type="float" office:value="-0.0155827656847458" calcext:value-type="float">
            <text:p>-0,02</text:p>
          </table:table-cell>
          <table:table-cell table:formula="of:=IF([.$A180]-[.H$2]=0;1;SIN(PI()*2*([.$A180]-[.H$2]))/(PI()*2*([.$A180]-[.H$2])))" office:value-type="float" office:value="0.0194020709996345" calcext:value-type="float">
            <text:p>0,02</text:p>
          </table:table-cell>
          <table:table-cell table:formula="of:=IF([.$A180]-[.I$2]=0;1;SIN(PI()*2*([.$A180]-[.I$2]))/(PI()*2*([.$A180]-[.I$2])))" office:value-type="float" office:value="-0.0257014447008146" calcext:value-type="float">
            <text:p>-0,03</text:p>
          </table:table-cell>
          <table:table-cell table:formula="of:=IF([.$A180]-[.J$2]=0;1;SIN(PI()*2*([.$A180]-[.J$2]))/(PI()*2*([.$A180]-[.J$2])))" office:value-type="float" office:value="0.0380579084992831" calcext:value-type="float">
            <text:p>0,04</text:p>
          </table:table-cell>
          <table:table-cell table:formula="of:=IF([.$A180]-[.K$2]=0;1;SIN(PI()*2*([.$A180]-[.K$2]))/(PI()*2*([.$A180]-[.K$2])))" office:value-type="float" office:value="-0.0732967126652858" calcext:value-type="float">
            <text:p>-0,07</text:p>
          </table:table-cell>
          <table:table-cell table:formula="of:=IF([.$A180]-[.L$2]=0;1;SIN(PI()*2*([.$A180]-[.L$2]))/(PI()*2*([.$A180]-[.L$2])))" office:value-type="float" office:value="0.989505620981307" calcext:value-type="float">
            <text:p>0,99</text:p>
          </table:table-cell>
          <table:table-cell table:formula="of:=IF([.$A180]-[.M$2]=0;1;SIN(PI()*2*([.$A180]-[.M$2]))/(PI()*2*([.$A180]-[.M$2])))" office:value-type="float" office:value="0.0860439670418581" calcext:value-type="float">
            <text:p>0,09</text:p>
          </table:table-cell>
          <table:table-cell table:number-columns-repeated="1011"/>
        </table:table-row>
        <table:table-row table:style-name="ro1">
          <table:table-cell table:formula="of:=[.A180]+[.$A$1]" office:value-type="float" office:value="2.56" calcext:value-type="float">
            <text:p>2,56</text:p>
          </table:table-cell>
          <table:table-cell table:formula="of:=SIN([.$A181]*PI()-0.25)" office:value-type="float" office:value="0.998109198037851" calcext:value-type="float">
            <text:p>1,00</text:p>
          </table:table-cell>
          <table:table-cell table:formula="of:=SIN(2*[.$A181]*PI()-0.25)" office:value-type="float" office:value="-0.126650068002364" calcext:value-type="float">
            <text:p>-0,13</text:p>
          </table:table-cell>
          <table:table-cell table:formula="of:=SIN(-0.25) * ([.$G181] - [.$I181] + [.$K181] - [.$M181]) + SIN(PI() * 0.5 - 0.25) * ( [.$H181] - [.$J181] + [.$L181])" office:value-type="float" office:value="0.975325074629586" calcext:value-type="float">
            <text:p>0,98</text:p>
          </table:table-cell>
          <table:table-cell table:formula="of:= SIN(-0.25) * ([.$G181] - [.$H181] + [.$I181] - [.$J181] + [.$K181] - [.$L181] + [.$M181])" office:value-type="float" office:value="0.270190871255553" calcext:value-type="float">
            <text:p>0,27</text:p>
          </table:table-cell>
          <table:table-cell/>
          <table:table-cell table:formula="of:=IF([.$A181]-[.G$2]=0;1;SIN(PI()*2*([.$A181]-[.G$2]))/(PI()*2*([.$A181]-[.G$2])))" office:value-type="float" office:value="-0.0228862664973678" calcext:value-type="float">
            <text:p>-0,02</text:p>
          </table:table-cell>
          <table:table-cell table:formula="of:=IF([.$A181]-[.H$2]=0;1;SIN(PI()*2*([.$A181]-[.H$2]))/(PI()*2*([.$A181]-[.H$2])))" office:value-type="float" office:value="0.0284411855501268" calcext:value-type="float">
            <text:p>0,03</text:p>
          </table:table-cell>
          <table:table-cell table:formula="of:=IF([.$A181]-[.I$2]=0;1;SIN(PI()*2*([.$A181]-[.I$2]))/(PI()*2*([.$A181]-[.I$2])))" office:value-type="float" office:value="-0.0375569501495264" calcext:value-type="float">
            <text:p>-0,04</text:p>
          </table:table-cell>
          <table:table-cell table:formula="of:=IF([.$A181]-[.J$2]=0;1;SIN(PI()*2*([.$A181]-[.J$2]))/(PI()*2*([.$A181]-[.J$2])))" office:value-type="float" office:value="0.055272492672888" calcext:value-type="float">
            <text:p>0,06</text:p>
          </table:table-cell>
          <table:table-cell table:formula="of:=IF([.$A181]-[.K$2]=0;1;SIN(PI()*2*([.$A181]-[.K$2]))/(PI()*2*([.$A181]-[.K$2])))" office:value-type="float" office:value="-0.104622932559395" calcext:value-type="float">
            <text:p>-0,10</text:p>
          </table:table-cell>
          <table:table-cell table:formula="of:=IF([.$A181]-[.L$2]=0;1;SIN(PI()*2*([.$A181]-[.L$2]))/(PI()*2*([.$A181]-[.L$2])))" office:value-type="float" office:value="0.976480703887654" calcext:value-type="float">
            <text:p>0,98</text:p>
          </table:table-cell>
          <table:table-cell table:formula="of:=IF([.$A181]-[.M$2]=0;1;SIN(PI()*2*([.$A181]-[.M$2]))/(PI()*2*([.$A181]-[.M$2])))" office:value-type="float" office:value="0.13315645962105" calcext:value-type="float">
            <text:p>0,13</text:p>
          </table:table-cell>
          <table:table-cell table:number-columns-repeated="1011"/>
        </table:table-row>
        <table:table-row table:style-name="ro1">
          <table:table-cell table:formula="of:=[.A181]+[.$A$1]" office:value-type="float" office:value="2.58" calcext:value-type="float">
            <text:p>2,58</text:p>
          </table:table-cell>
          <table:table-cell table:formula="of:=SIN([.$A182]*PI()-0.25)" office:value-type="float" office:value="0.999999118988439" calcext:value-type="float">
            <text:p>1,00</text:p>
          </table:table-cell>
          <table:table-cell table:formula="of:=SIN(2*[.$A182]*PI()-0.25)" office:value-type="float" office:value="-0.249975376877869" calcext:value-type="float">
            <text:p>-0,25</text:p>
          </table:table-cell>
          <table:table-cell table:formula="of:=SIN(-0.25) * ([.$G182] - [.$I182] + [.$K182] - [.$M182]) + SIN(PI() * 0.5 - 0.25) * ( [.$H182] - [.$J182] + [.$L182])" office:value-type="float" office:value="0.968770263685795" calcext:value-type="float">
            <text:p>0,97</text:p>
          </table:table-cell>
          <table:table-cell table:formula="of:= SIN(-0.25) * ([.$G182] - [.$H182] + [.$I182] - [.$J182] + [.$K182] - [.$L182] + [.$M182])" office:value-type="float" office:value="0.270699606430347" calcext:value-type="float">
            <text:p>0,27</text:p>
          </table:table-cell>
          <table:table-cell/>
          <table:table-cell table:formula="of:=IF([.$A182]-[.G$2]=0;1;SIN(PI()*2*([.$A182]-[.G$2]))/(PI()*2*([.$A182]-[.G$2])))" office:value-type="float" office:value="-0.0297184025527023" calcext:value-type="float">
            <text:p>-0,03</text:p>
          </table:table-cell>
          <table:table-cell table:formula="of:=IF([.$A182]-[.H$2]=0;1;SIN(PI()*2*([.$A182]-[.H$2]))/(PI()*2*([.$A182]-[.H$2])))" office:value-type="float" office:value="0.0368622493201788" calcext:value-type="float">
            <text:p>0,04</text:p>
          </table:table-cell>
          <table:table-cell table:formula="of:=IF([.$A182]-[.I$2]=0;1;SIN(PI()*2*([.$A182]-[.I$2]))/(PI()*2*([.$A182]-[.I$2])))" office:value-type="float" office:value="-0.0485275180923873" calcext:value-type="float">
            <text:p>-0,05</text:p>
          </table:table-cell>
          <table:table-cell table:formula="of:=IF([.$A182]-[.J$2]=0;1;SIN(PI()*2*([.$A182]-[.J$2]))/(PI()*2*([.$A182]-[.J$2])))" office:value-type="float" office:value="0.0709939616536775" calcext:value-type="float">
            <text:p>0,07</text:p>
          </table:table-cell>
          <table:table-cell table:formula="of:=IF([.$A182]-[.K$2]=0;1;SIN(PI()*2*([.$A182]-[.K$2]))/(PI()*2*([.$A182]-[.K$2])))" office:value-type="float" office:value="-0.132195652734434" calcext:value-type="float">
            <text:p>-0,13</text:p>
          </table:table-cell>
          <table:table-cell table:formula="of:=IF([.$A182]-[.L$2]=0;1;SIN(PI()*2*([.$A182]-[.L$2]))/(PI()*2*([.$A182]-[.L$2])))" office:value-type="float" office:value="0.958418482324623" calcext:value-type="float">
            <text:p>0,96</text:p>
          </table:table-cell>
          <table:table-cell table:formula="of:=IF([.$A182]-[.M$2]=0;1;SIN(PI()*2*([.$A182]-[.M$2]))/(PI()*2*([.$A182]-[.M$2])))" office:value-type="float" office:value="0.182555901395172" calcext:value-type="float">
            <text:p>0,18</text:p>
          </table:table-cell>
          <table:table-cell table:number-columns-repeated="1011"/>
        </table:table-row>
        <table:table-row table:style-name="ro1">
          <table:table-cell table:formula="of:=[.A182]+[.$A$1]" office:value-type="float" office:value="2.6" calcext:value-type="float">
            <text:p>2,60</text:p>
          </table:table-cell>
          <table:table-cell table:formula="of:=SIN([.$A183]*PI()-0.25)" office:value-type="float" office:value="0.997942500272521" calcext:value-type="float">
            <text:p>1,00</text:p>
          </table:table-cell>
          <table:table-cell table:formula="of:=SIN(2*[.$A183]*PI()-0.25)" office:value-type="float" office:value="-0.369358424731959" calcext:value-type="float">
            <text:p>-0,37</text:p>
          </table:table-cell>
          <table:table-cell table:formula="of:=SIN(-0.25) * ([.$G183] - [.$I183] + [.$K183] - [.$M183]) + SIN(PI() * 0.5 - 0.25) * ( [.$H183] - [.$J183] + [.$L183])" office:value-type="float" office:value="0.958040126248226" calcext:value-type="float">
            <text:p>0,96</text:p>
          </table:table-cell>
          <table:table-cell table:formula="of:= SIN(-0.25) * ([.$G183] - [.$H183] + [.$I183] - [.$J183] + [.$K183] - [.$L183] + [.$M183])" office:value-type="float" office:value="0.267585162825334" calcext:value-type="float">
            <text:p>0,27</text:p>
          </table:table-cell>
          <table:table-cell/>
          <table:table-cell table:formula="of:=IF([.$A183]-[.G$2]=0;1;SIN(PI()*2*([.$A183]-[.G$2]))/(PI()*2*([.$A183]-[.G$2])))" office:value-type="float" office:value="-0.0359803570687945" calcext:value-type="float">
            <text:p>-0,04</text:p>
          </table:table-cell>
          <table:table-cell table:formula="of:=IF([.$A183]-[.H$2]=0;1;SIN(PI()*2*([.$A183]-[.H$2]))/(PI()*2*([.$A183]-[.H$2])))" office:value-type="float" office:value="0.0445471087518408" calcext:value-type="float">
            <text:p>0,04</text:p>
          </table:table-cell>
          <table:table-cell table:formula="of:=IF([.$A183]-[.I$2]=0;1;SIN(PI()*2*([.$A183]-[.I$2]))/(PI()*2*([.$A183]-[.I$2])))" office:value-type="float" office:value="-0.058468080236791" calcext:value-type="float">
            <text:p>-0,06</text:p>
          </table:table-cell>
          <table:table-cell table:formula="of:=IF([.$A183]-[.J$2]=0;1;SIN(PI()*2*([.$A183]-[.J$2]))/(PI()*2*([.$A183]-[.J$2])))" office:value-type="float" office:value="0.0850444803444232" calcext:value-type="float">
            <text:p>0,09</text:p>
          </table:table-cell>
          <table:table-cell table:formula="of:=IF([.$A183]-[.K$2]=0;1;SIN(PI()*2*([.$A183]-[.K$2]))/(PI()*2*([.$A183]-[.K$2])))" office:value-type="float" office:value="-0.155914880631442" calcext:value-type="float">
            <text:p>-0,16</text:p>
          </table:table-cell>
          <table:table-cell table:formula="of:=IF([.$A183]-[.L$2]=0;1;SIN(PI()*2*([.$A183]-[.L$2]))/(PI()*2*([.$A183]-[.L$2])))" office:value-type="float" office:value="0.935489283788636" calcext:value-type="float">
            <text:p>0,94</text:p>
          </table:table-cell>
          <table:table-cell table:formula="of:=IF([.$A183]-[.M$2]=0;1;SIN(PI()*2*([.$A183]-[.M$2]))/(PI()*2*([.$A183]-[.M$2])))" office:value-type="float" office:value="0.233872320947166" calcext:value-type="float">
            <text:p>0,23</text:p>
          </table:table-cell>
          <table:table-cell table:number-columns-repeated="1011"/>
        </table:table-row>
        <table:table-row table:style-name="ro1">
          <table:table-cell table:formula="of:=[.A183]+[.$A$1]" office:value-type="float" office:value="2.62" calcext:value-type="float">
            <text:p>2,62</text:p>
          </table:table-cell>
          <table:table-cell table:formula="of:=SIN([.$A184]*PI()-0.25)" office:value-type="float" office:value="0.991947458424587" calcext:value-type="float">
            <text:p>0,99</text:p>
          </table:table-cell>
          <table:table-cell table:formula="of:=SIN(2*[.$A184]*PI()-0.25)" office:value-type="float" office:value="-0.482916469583998" calcext:value-type="float">
            <text:p>-0,48</text:p>
          </table:table-cell>
          <table:table-cell table:formula="of:=SIN(-0.25) * ([.$G184] - [.$I184] + [.$K184] - [.$M184]) + SIN(PI() * 0.5 - 0.25) * ( [.$H184] - [.$J184] + [.$L184])" office:value-type="float" office:value="0.94328268464434" calcext:value-type="float">
            <text:p>0,94</text:p>
          </table:table-cell>
          <table:table-cell table:formula="of:= SIN(-0.25) * ([.$G184] - [.$H184] + [.$I184] - [.$J184] + [.$K184] - [.$L184] + [.$M184])" office:value-type="float" office:value="0.260869701191126" calcext:value-type="float">
            <text:p>0,26</text:p>
          </table:table-cell>
          <table:table-cell/>
          <table:table-cell table:formula="of:=IF([.$A184]-[.G$2]=0;1;SIN(PI()*2*([.$A184]-[.G$2]))/(PI()*2*([.$A184]-[.G$2])))" office:value-type="float" office:value="-0.0415836090411464" calcext:value-type="float">
            <text:p>-0,04</text:p>
          </table:table-cell>
          <table:table-cell table:formula="of:=IF([.$A184]-[.H$2]=0;1;SIN(PI()*2*([.$A184]-[.H$2]))/(PI()*2*([.$A184]-[.H$2])))" office:value-type="float" office:value="0.051391064003681" calcext:value-type="float">
            <text:p>0,05</text:p>
          </table:table-cell>
          <table:table-cell table:formula="of:=IF([.$A184]-[.I$2]=0;1;SIN(PI()*2*([.$A184]-[.I$2]))/(PI()*2*([.$A184]-[.I$2])))" office:value-type="float" office:value="-0.0672525035109899" calcext:value-type="float">
            <text:p>-0,07</text:p>
          </table:table-cell>
          <table:table-cell table:formula="of:=IF([.$A184]-[.J$2]=0;1;SIN(PI()*2*([.$A184]-[.J$2]))/(PI()*2*([.$A184]-[.J$2])))" office:value-type="float" office:value="0.097275942578396" calcext:value-type="float">
            <text:p>0,10</text:p>
          </table:table-cell>
          <table:table-cell table:formula="of:=IF([.$A184]-[.K$2]=0;1;SIN(PI()*2*([.$A184]-[.K$2]))/(PI()*2*([.$A184]-[.K$2])))" office:value-type="float" office:value="-0.175724283367425" calcext:value-type="float">
            <text:p>-0,18</text:p>
          </table:table-cell>
          <table:table-cell table:formula="of:=IF([.$A184]-[.L$2]=0;1;SIN(PI()*2*([.$A184]-[.L$2]))/(PI()*2*([.$A184]-[.L$2])))" office:value-type="float" office:value="0.907908797398347" calcext:value-type="float">
            <text:p>0,91</text:p>
          </table:table-cell>
          <table:table-cell table:formula="of:=IF([.$A184]-[.M$2]=0;1;SIN(PI()*2*([.$A184]-[.M$2]))/(PI()*2*([.$A184]-[.M$2])))" office:value-type="float" office:value="0.286708041283696" calcext:value-type="float">
            <text:p>0,29</text:p>
          </table:table-cell>
          <table:table-cell table:number-columns-repeated="1011"/>
        </table:table-row>
        <table:table-row table:style-name="ro1">
          <table:table-cell table:formula="of:=[.A184]+[.$A$1]" office:value-type="float" office:value="2.64" calcext:value-type="float">
            <text:p>2,64</text:p>
          </table:table-cell>
          <table:table-cell table:formula="of:=SIN([.$A185]*PI()-0.25)" office:value-type="float" office:value="0.982037653135939" calcext:value-type="float">
            <text:p>0,98</text:p>
          </table:table-cell>
          <table:table-cell table:formula="of:=SIN(2*[.$A185]*PI()-0.25)" office:value-type="float" office:value="-0.588858633230384" calcext:value-type="float">
            <text:p>-0,59</text:p>
          </table:table-cell>
          <table:table-cell table:formula="of:=SIN(-0.25) * ([.$G185] - [.$I185] + [.$K185] - [.$M185]) + SIN(PI() * 0.5 - 0.25) * ( [.$H185] - [.$J185] + [.$L185])" office:value-type="float" office:value="0.924674721739961" calcext:value-type="float">
            <text:p>0,92</text:p>
          </table:table-cell>
          <table:table-cell table:formula="of:= SIN(-0.25) * ([.$G185] - [.$H185] + [.$I185] - [.$J185] + [.$K185] - [.$L185] + [.$M185])" office:value-type="float" office:value="0.250621771324306" calcext:value-type="float">
            <text:p>0,25</text:p>
          </table:table-cell>
          <table:table-cell/>
          <table:table-cell table:formula="of:=IF([.$A185]-[.G$2]=0;1;SIN(PI()*2*([.$A185]-[.G$2]))/(PI()*2*([.$A185]-[.G$2])))" office:value-type="float" office:value="-0.046451133070278" calcext:value-type="float">
            <text:p>-0,05</text:p>
          </table:table-cell>
          <table:table-cell table:formula="of:=IF([.$A185]-[.H$2]=0;1;SIN(PI()*2*([.$A185]-[.H$2]))/(PI()*2*([.$A185]-[.H$2])))" office:value-type="float" office:value="0.0573042015446419" calcext:value-type="float">
            <text:p>0,06</text:p>
          </table:table-cell>
          <table:table-cell table:formula="of:=IF([.$A185]-[.I$2]=0;1;SIN(PI()*2*([.$A185]-[.I$2]))/(PI()*2*([.$A185]-[.I$2])))" office:value-type="float" office:value="-0.0747749946984962" calcext:value-type="float">
            <text:p>-0,07</text:p>
          </table:table-cell>
          <table:table-cell table:formula="of:=IF([.$A185]-[.J$2]=0;1;SIN(PI()*2*([.$A185]-[.J$2]))/(PI()*2*([.$A185]-[.J$2])))" office:value-type="float" office:value="0.107571045004854" calcext:value-type="float">
            <text:p>0,11</text:p>
          </table:table-cell>
          <table:table-cell table:formula="of:=IF([.$A185]-[.K$2]=0;1;SIN(PI()*2*([.$A185]-[.K$2]))/(PI()*2*([.$A185]-[.K$2])))" office:value-type="float" office:value="-0.191610923914896" calcext:value-type="float">
            <text:p>-0,19</text:p>
          </table:table-cell>
          <table:table-cell table:formula="of:=IF([.$A185]-[.L$2]=0;1;SIN(PI()*2*([.$A185]-[.L$2]))/(PI()*2*([.$A185]-[.L$2])))" office:value-type="float" office:value="0.875935652182371" calcext:value-type="float">
            <text:p>0,88</text:p>
          </table:table-cell>
          <table:table-cell table:formula="of:=IF([.$A185]-[.M$2]=0;1;SIN(PI()*2*([.$A185]-[.M$2]))/(PI()*2*([.$A185]-[.M$2])))" office:value-type="float" office:value="0.340641642515374" calcext:value-type="float">
            <text:p>0,34</text:p>
          </table:table-cell>
          <table:table-cell table:number-columns-repeated="1011"/>
        </table:table-row>
        <table:table-row table:style-name="ro1">
          <table:table-cell table:formula="of:=[.A185]+[.$A$1]" office:value-type="float" office:value="2.66" calcext:value-type="float">
            <text:p>2,66</text:p>
          </table:table-cell>
          <table:table-cell table:formula="of:=SIN([.$A186]*PI()-0.25)" office:value-type="float" office:value="0.968252193880691" calcext:value-type="float">
            <text:p>0,97</text:p>
          </table:table-cell>
          <table:table-cell table:formula="of:=SIN(2*[.$A186]*PI()-0.25)" office:value-type="float" office:value="-0.685514144463628" calcext:value-type="float">
            <text:p>-0,69</text:p>
          </table:table-cell>
          <table:table-cell table:formula="of:=SIN(-0.25) * ([.$G186] - [.$I186] + [.$K186] - [.$M186]) + SIN(PI() * 0.5 - 0.25) * ( [.$H186] - [.$J186] + [.$L186])" office:value-type="float" office:value="0.902420250848072" calcext:value-type="float">
            <text:p>0,90</text:p>
          </table:table-cell>
          <table:table-cell table:formula="of:= SIN(-0.25) * ([.$G186] - [.$H186] + [.$I186] - [.$J186] + [.$K186] - [.$L186] + [.$M186])" office:value-type="float" office:value="0.236955290871424" calcext:value-type="float">
            <text:p>0,24</text:p>
          </table:table-cell>
          <table:table-cell/>
          <table:table-cell table:formula="of:=IF([.$A186]-[.G$2]=0;1;SIN(PI()*2*([.$A186]-[.G$2]))/(PI()*2*([.$A186]-[.G$2])))" office:value-type="float" office:value="-0.0505184071181099" calcext:value-type="float">
            <text:p>-0,05</text:p>
          </table:table-cell>
          <table:table-cell table:formula="of:=IF([.$A186]-[.H$2]=0;1;SIN(PI()*2*([.$A186]-[.H$2]))/(PI()*2*([.$A186]-[.H$2])))" office:value-type="float" office:value="0.0622124828398946" calcext:value-type="float">
            <text:p>0,06</text:p>
          </table:table-cell>
          <table:table-cell table:formula="of:=IF([.$A186]-[.I$2]=0;1;SIN(PI()*2*([.$A186]-[.I$2]))/(PI()*2*([.$A186]-[.I$2])))" office:value-type="float" office:value="-0.0809511824904653" calcext:value-type="float">
            <text:p>-0,08</text:p>
          </table:table-cell>
          <table:table-cell table:formula="of:=IF([.$A186]-[.J$2]=0;1;SIN(PI()*2*([.$A186]-[.J$2]))/(PI()*2*([.$A186]-[.J$2])))" office:value-type="float" office:value="0.115843933563942" calcext:value-type="float">
            <text:p>0,12</text:p>
          </table:table-cell>
          <table:table-cell table:formula="of:=IF([.$A186]-[.K$2]=0;1;SIN(PI()*2*([.$A186]-[.K$2]))/(PI()*2*([.$A186]-[.K$2])))" office:value-type="float" office:value="-0.2036044892942" calcext:value-type="float">
            <text:p>-0,20</text:p>
          </table:table-cell>
          <table:table-cell table:formula="of:=IF([.$A186]-[.L$2]=0;1;SIN(PI()*2*([.$A186]-[.L$2]))/(PI()*2*([.$A186]-[.L$2])))" office:value-type="float" office:value="0.839868518338566" calcext:value-type="float">
            <text:p>0,84</text:p>
          </table:table-cell>
          <table:table-cell table:formula="of:=IF([.$A186]-[.M$2]=0;1;SIN(PI()*2*([.$A186]-[.M$2]))/(PI()*2*([.$A186]-[.M$2])))" office:value-type="float" office:value="0.39523224392404" calcext:value-type="float">
            <text:p>0,40</text:p>
          </table:table-cell>
          <table:table-cell table:number-columns-repeated="1011"/>
        </table:table-row>
        <table:table-row table:style-name="ro1">
          <table:table-cell table:formula="of:=[.A186]+[.$A$1]" office:value-type="float" office:value="2.68" calcext:value-type="float">
            <text:p>2,68</text:p>
          </table:table-cell>
          <table:table-cell table:formula="of:=SIN([.$A187]*PI()-0.25)" office:value-type="float" office:value="0.950645485568545" calcext:value-type="float">
            <text:p>0,95</text:p>
          </table:table-cell>
          <table:table-cell table:formula="of:=SIN(2*[.$A187]*PI()-0.25)" office:value-type="float" office:value="-0.77135868813238" calcext:value-type="float">
            <text:p>-0,77</text:p>
          </table:table-cell>
          <table:table-cell table:formula="of:=SIN(-0.25) * ([.$G187] - [.$I187] + [.$K187] - [.$M187]) + SIN(PI() * 0.5 - 0.25) * ( [.$H187] - [.$J187] + [.$L187])" office:value-type="float" office:value="0.876748700918887" calcext:value-type="float">
            <text:p>0,88</text:p>
          </table:table-cell>
          <table:table-cell table:formula="of:= SIN(-0.25) * ([.$G187] - [.$H187] + [.$I187] - [.$J187] + [.$K187] - [.$L187] + [.$M187])" office:value-type="float" office:value="0.220027924364279" calcext:value-type="float">
            <text:p>0,22</text:p>
          </table:table-cell>
          <table:table-cell/>
          <table:table-cell table:formula="of:=IF([.$A187]-[.G$2]=0;1;SIN(PI()*2*([.$A187]-[.G$2]))/(PI()*2*([.$A187]-[.G$2])))" office:value-type="float" office:value="-0.0537342156877752" calcext:value-type="float">
            <text:p>-0,05</text:p>
          </table:table-cell>
          <table:table-cell table:formula="of:=IF([.$A187]-[.H$2]=0;1;SIN(PI()*2*([.$A187]-[.H$2]))/(PI()*2*([.$A187]-[.H$2])))" office:value-type="float" office:value="0.0660585770840539" calcext:value-type="float">
            <text:p>0,07</text:p>
          </table:table-cell>
          <table:table-cell table:formula="of:=IF([.$A187]-[.I$2]=0;1;SIN(PI()*2*([.$A187]-[.I$2]))/(PI()*2*([.$A187]-[.I$2])))" office:value-type="float" office:value="-0.0857188678828795" calcext:value-type="float">
            <text:p>-0,09</text:p>
          </table:table-cell>
          <table:table-cell table:formula="of:=IF([.$A187]-[.J$2]=0;1;SIN(PI()*2*([.$A187]-[.J$2]))/(PI()*2*([.$A187]-[.J$2])))" office:value-type="float" office:value="0.12204042207054" calcext:value-type="float">
            <text:p>0,12</text:p>
          </table:table-cell>
          <table:table-cell table:formula="of:=IF([.$A187]-[.K$2]=0;1;SIN(PI()*2*([.$A187]-[.K$2]))/(PI()*2*([.$A187]-[.K$2])))" office:value-type="float" office:value="-0.211776026534172" calcext:value-type="float">
            <text:p>-0,21</text:p>
          </table:table-cell>
          <table:table-cell table:formula="of:=IF([.$A187]-[.L$2]=0;1;SIN(PI()*2*([.$A187]-[.L$2]))/(PI()*2*([.$A187]-[.L$2])))" office:value-type="float" office:value="0.800042766906866" calcext:value-type="float">
            <text:p>0,80</text:p>
          </table:table-cell>
          <table:table-cell table:formula="of:=IF([.$A187]-[.M$2]=0;1;SIN(PI()*2*([.$A187]-[.M$2]))/(PI()*2*([.$A187]-[.M$2])))" office:value-type="float" office:value="0.450024056385121" calcext:value-type="float">
            <text:p>0,45</text:p>
          </table:table-cell>
          <table:table-cell table:number-columns-repeated="1011"/>
        </table:table-row>
        <table:table-row table:style-name="ro1">
          <table:table-cell table:formula="of:=[.A187]+[.$A$1]" office:value-type="float" office:value="2.7" calcext:value-type="float">
            <text:p>2,70</text:p>
          </table:table-cell>
          <table:table-cell table:formula="of:=SIN([.$A188]*PI()-0.25)" office:value-type="float" office:value="0.929287013833471" calcext:value-type="float">
            <text:p>0,93</text:p>
          </table:table-cell>
          <table:table-cell table:formula="of:=SIN(2*[.$A188]*PI()-0.25)" office:value-type="float" office:value="-0.845038444501939" calcext:value-type="float">
            <text:p>-0,85</text:p>
          </table:table-cell>
          <table:table-cell table:formula="of:=SIN(-0.25) * ([.$G188] - [.$I188] + [.$K188] - [.$M188]) + SIN(PI() * 0.5 - 0.25) * ( [.$H188] - [.$J188] + [.$L188])" office:value-type="float" office:value="0.847912834742837" calcext:value-type="float">
            <text:p>0,85</text:p>
          </table:table-cell>
          <table:table-cell table:formula="of:= SIN(-0.25) * ([.$G188] - [.$H188] + [.$I188] - [.$J188] + [.$K188] - [.$L188] + [.$M188])" office:value-type="float" office:value="0.200038886943862" calcext:value-type="float">
            <text:p>0,20</text:p>
          </table:table-cell>
          <table:table-cell/>
          <table:table-cell table:formula="of:=IF([.$A188]-[.G$2]=0;1;SIN(PI()*2*([.$A188]-[.G$2]))/(PI()*2*([.$A188]-[.G$2])))" office:value-type="float" office:value="-0.0560612391585674" calcext:value-type="float">
            <text:p>-0,06</text:p>
          </table:table-cell>
          <table:table-cell table:formula="of:=IF([.$A188]-[.H$2]=0;1;SIN(PI()*2*([.$A188]-[.H$2]))/(PI()*2*([.$A188]-[.H$2])))" office:value-type="float" office:value="0.0688024298764236" calcext:value-type="float">
            <text:p>0,07</text:p>
          </table:table-cell>
          <table:table-cell table:formula="of:=IF([.$A188]-[.I$2]=0;1;SIN(PI()*2*([.$A188]-[.I$2]))/(PI()*2*([.$A188]-[.I$2])))" office:value-type="float" office:value="-0.089038438663607" calcext:value-type="float">
            <text:p>-0,09</text:p>
          </table:table-cell>
          <table:table-cell table:formula="of:=IF([.$A188]-[.J$2]=0;1;SIN(PI()*2*([.$A188]-[.J$2]))/(PI()*2*([.$A188]-[.J$2])))" office:value-type="float" office:value="0.126137788106777" calcext:value-type="float">
            <text:p>0,13</text:p>
          </table:table-cell>
          <table:table-cell table:formula="of:=IF([.$A188]-[.K$2]=0;1;SIN(PI()*2*([.$A188]-[.K$2]))/(PI()*2*([.$A188]-[.K$2])))" office:value-type="float" office:value="-0.216236208183045" calcext:value-type="float">
            <text:p>-0,22</text:p>
          </table:table-cell>
          <table:table-cell table:formula="of:=IF([.$A188]-[.L$2]=0;1;SIN(PI()*2*([.$A188]-[.L$2]))/(PI()*2*([.$A188]-[.L$2])))" office:value-type="float" office:value="0.756826728640652" calcext:value-type="float">
            <text:p>0,76</text:p>
          </table:table-cell>
          <table:table-cell table:formula="of:=IF([.$A188]-[.M$2]=0;1;SIN(PI()*2*([.$A188]-[.M$2]))/(PI()*2*([.$A188]-[.M$2])))" office:value-type="float" office:value="0.504551152427111" calcext:value-type="float">
            <text:p>0,50</text:p>
          </table:table-cell>
          <table:table-cell table:number-columns-repeated="1011"/>
        </table:table-row>
        <table:table-row table:style-name="ro1">
          <table:table-cell table:formula="of:=[.A188]+[.$A$1]" office:value-type="float" office:value="2.72" calcext:value-type="float">
            <text:p>2,72</text:p>
          </table:table-cell>
          <table:table-cell table:formula="of:=SIN([.$A189]*PI()-0.25)" office:value-type="float" office:value="0.904261070805649" calcext:value-type="float">
            <text:p>0,90</text:p>
          </table:table-cell>
          <table:table-cell table:formula="of:=SIN(2*[.$A189]*PI()-0.25)" office:value-type="float" office:value="-0.905391439800205" calcext:value-type="float">
            <text:p>-0,91</text:p>
          </table:table-cell>
          <table:table-cell table:formula="of:=SIN(-0.25) * ([.$G189] - [.$I189] + [.$K189] - [.$M189]) + SIN(PI() * 0.5 - 0.25) * ( [.$H189] - [.$J189] + [.$L189])" office:value-type="float" office:value="0.816186421374219" calcext:value-type="float">
            <text:p>0,82</text:p>
          </table:table-cell>
          <table:table-cell table:formula="of:= SIN(-0.25) * ([.$G189] - [.$H189] + [.$I189] - [.$J189] + [.$K189] - [.$L189] + [.$M189])" office:value-type="float" office:value="0.177226204955171" calcext:value-type="float">
            <text:p>0,18</text:p>
          </table:table-cell>
          <table:table-cell/>
          <table:table-cell table:formula="of:=IF([.$A189]-[.G$2]=0;1;SIN(PI()*2*([.$A189]-[.G$2]))/(PI()*2*([.$A189]-[.G$2])))" office:value-type="float" office:value="-0.0574764233417717" calcext:value-type="float">
            <text:p>-0,06</text:p>
          </table:table-cell>
          <table:table-cell table:formula="of:=IF([.$A189]-[.H$2]=0;1;SIN(PI()*2*([.$A189]-[.H$2]))/(PI()*2*([.$A189]-[.H$2])))" office:value-type="float" office:value="0.0704215637340626" calcext:value-type="float">
            <text:p>0,07</text:p>
          </table:table-cell>
          <table:table-cell table:formula="of:=IF([.$A189]-[.I$2]=0;1;SIN(PI()*2*([.$A189]-[.I$2]))/(PI()*2*([.$A189]-[.I$2])))" office:value-type="float" office:value="-0.0908929485404762" calcext:value-type="float">
            <text:p>-0,09</text:p>
          </table:table-cell>
          <table:table-cell table:formula="of:=IF([.$A189]-[.J$2]=0;1;SIN(PI()*2*([.$A189]-[.J$2]))/(PI()*2*([.$A189]-[.J$2])))" office:value-type="float" office:value="0.128144156958704" calcext:value-type="float">
            <text:p>0,13</text:p>
          </table:table-cell>
          <table:table-cell table:formula="of:=IF([.$A189]-[.K$2]=0;1;SIN(PI()*2*([.$A189]-[.K$2]))/(PI()*2*([.$A189]-[.K$2])))" office:value-type="float" office:value="-0.217133154846693" calcext:value-type="float">
            <text:p>-0,22</text:p>
          </table:table-cell>
          <table:table-cell table:formula="of:=IF([.$A189]-[.L$2]=0;1;SIN(PI()*2*([.$A189]-[.L$2]))/(PI()*2*([.$A189]-[.L$2])))" office:value-type="float" office:value="0.71061759768008" calcext:value-type="float">
            <text:p>0,71</text:p>
          </table:table-cell>
          <table:table-cell table:formula="of:=IF([.$A189]-[.M$2]=0;1;SIN(PI()*2*([.$A189]-[.M$2]))/(PI()*2*([.$A189]-[.M$2])))" office:value-type="float" office:value="0.558342398177216" calcext:value-type="float">
            <text:p>0,56</text:p>
          </table:table-cell>
          <table:table-cell table:number-columns-repeated="1011"/>
        </table:table-row>
        <table:table-row table:style-name="ro1">
          <table:table-cell table:formula="of:=[.A189]+[.$A$1]" office:value-type="float" office:value="2.74" calcext:value-type="float">
            <text:p>2,74</text:p>
          </table:table-cell>
          <table:table-cell table:formula="of:=SIN([.$A190]*PI()-0.25)" office:value-type="float" office:value="0.875666422448944" calcext:value-type="float">
            <text:p>0,88</text:p>
          </table:table-cell>
          <table:table-cell table:formula="of:=SIN(2*[.$A190]*PI()-0.25)" office:value-type="float" office:value="-0.951465871238193" calcext:value-type="float">
            <text:p>-0,95</text:p>
          </table:table-cell>
          <table:table-cell table:formula="of:=SIN(-0.25) * ([.$G190] - [.$I190] + [.$K190] - [.$M190]) + SIN(PI() * 0.5 - 0.25) * ( [.$H190] - [.$J190] + [.$L190])" office:value-type="float" office:value="0.781861687208602" calcext:value-type="float">
            <text:p>0,78</text:p>
          </table:table-cell>
          <table:table-cell table:formula="of:= SIN(-0.25) * ([.$G190] - [.$H190] + [.$I190] - [.$J190] + [.$K190] - [.$L190] + [.$M190])" office:value-type="float" office:value="0.151863472841874" calcext:value-type="float">
            <text:p>0,15</text:p>
          </table:table-cell>
          <table:table-cell/>
          <table:table-cell table:formula="of:=IF([.$A190]-[.G$2]=0;1;SIN(PI()*2*([.$A190]-[.G$2]))/(PI()*2*([.$A190]-[.G$2])))" office:value-type="float" office:value="-0.0579711267033548" calcext:value-type="float">
            <text:p>-0,06</text:p>
          </table:table-cell>
          <table:table-cell table:formula="of:=IF([.$A190]-[.H$2]=0;1;SIN(PI()*2*([.$A190]-[.H$2]))/(PI()*2*([.$A190]-[.H$2])))" office:value-type="float" office:value="0.0709111103424964" calcext:value-type="float">
            <text:p>0,07</text:p>
          </table:table-cell>
          <table:table-cell table:formula="of:=IF([.$A190]-[.I$2]=0;1;SIN(PI()*2*([.$A190]-[.I$2]))/(PI()*2*([.$A190]-[.I$2])))" office:value-type="float" office:value="-0.0912878661880414" calcext:value-type="float">
            <text:p>-0,09</text:p>
          </table:table-cell>
          <table:table-cell table:formula="of:=IF([.$A190]-[.J$2]=0;1;SIN(PI()*2*([.$A190]-[.J$2]))/(PI()*2*([.$A190]-[.J$2])))" office:value-type="float" office:value="0.128097489650961" calcext:value-type="float">
            <text:p>0,13</text:p>
          </table:table-cell>
          <table:table-cell table:formula="of:=IF([.$A190]-[.K$2]=0;1;SIN(PI()*2*([.$A190]-[.K$2]))/(PI()*2*([.$A190]-[.K$2])))" office:value-type="float" office:value="-0.214649847523232" calcext:value-type="float">
            <text:p>-0,21</text:p>
          </table:table-cell>
          <table:table-cell table:formula="of:=IF([.$A190]-[.L$2]=0;1;SIN(PI()*2*([.$A190]-[.L$2]))/(PI()*2*([.$A190]-[.L$2])))" office:value-type="float" office:value="0.661837029863294" calcext:value-type="float">
            <text:p>0,66</text:p>
          </table:table-cell>
          <table:table-cell table:formula="of:=IF([.$A190]-[.M$2]=0;1;SIN(PI()*2*([.$A190]-[.M$2]))/(PI()*2*([.$A190]-[.M$2])))" office:value-type="float" office:value="0.610926489104591" calcext:value-type="float">
            <text:p>0,61</text:p>
          </table:table-cell>
          <table:table-cell table:number-columns-repeated="1011"/>
        </table:table-row>
        <table:table-row table:style-name="ro1">
          <table:table-cell table:formula="of:=[.A190]+[.$A$1]" office:value-type="float" office:value="2.76" calcext:value-type="float">
            <text:p>2,76</text:p>
          </table:table-cell>
          <table:table-cell table:formula="of:=SIN([.$A191]*PI()-0.25)" office:value-type="float" office:value="0.843615918776767" calcext:value-type="float">
            <text:p>0,84</text:p>
          </table:table-cell>
          <table:table-cell table:formula="of:=SIN(2*[.$A191]*PI()-0.25)" office:value-type="float" office:value="-0.982535117508592" calcext:value-type="float">
            <text:p>-0,98</text:p>
          </table:table-cell>
          <table:table-cell table:formula="of:=SIN(-0.25) * ([.$G191] - [.$I191] + [.$K191] - [.$M191]) + SIN(PI() * 0.5 - 0.25) * ( [.$H191] - [.$J191] + [.$L191])" office:value-type="float" office:value="0.745246573076172" calcext:value-type="float">
            <text:p>0,75</text:p>
          </table:table-cell>
          <table:table-cell table:formula="of:= SIN(-0.25) * ([.$G191] - [.$H191] + [.$I191] - [.$J191] + [.$K191] - [.$L191] + [.$M191])" office:value-type="float" office:value="0.12425615244021" calcext:value-type="float">
            <text:p>0,12</text:p>
          </table:table-cell>
          <table:table-cell/>
          <table:table-cell table:formula="of:=IF([.$A191]-[.G$2]=0;1;SIN(PI()*2*([.$A191]-[.G$2]))/(PI()*2*([.$A191]-[.G$2])))" office:value-type="float" office:value="-0.0575510460750695" calcext:value-type="float">
            <text:p>-0,06</text:p>
          </table:table-cell>
          <table:table-cell table:formula="of:=IF([.$A191]-[.H$2]=0;1;SIN(PI()*2*([.$A191]-[.H$2]))/(PI()*2*([.$A191]-[.H$2])))" office:value-type="float" office:value="0.0702835783925627" calcext:value-type="float">
            <text:p>0,07</text:p>
          </table:table-cell>
          <table:table-cell table:formula="of:=IF([.$A191]-[.I$2]=0;1;SIN(PI()*2*([.$A191]-[.I$2]))/(PI()*2*([.$A191]-[.I$2])))" office:value-type="float" office:value="-0.090250504072268" calcext:value-type="float">
            <text:p>-0,09</text:p>
          </table:table-cell>
          <table:table-cell table:formula="of:=IF([.$A191]-[.J$2]=0;1;SIN(PI()*2*([.$A191]-[.J$2]))/(PI()*2*([.$A191]-[.J$2])))" office:value-type="float" office:value="0.126064196164438" calcext:value-type="float">
            <text:p>0,13</text:p>
          </table:table-cell>
          <table:table-cell table:formula="of:=IF([.$A191]-[.K$2]=0;1;SIN(PI()*2*([.$A191]-[.K$2]))/(PI()*2*([.$A191]-[.K$2])))" office:value-type="float" office:value="-0.209001167325252" calcext:value-type="float">
            <text:p>-0,21</text:p>
          </table:table-cell>
          <table:table-cell table:formula="of:=IF([.$A191]-[.L$2]=0;1;SIN(PI()*2*([.$A191]-[.L$2]))/(PI()*2*([.$A191]-[.L$2])))" office:value-type="float" office:value="0.610926489104578" calcext:value-type="float">
            <text:p>0,61</text:p>
          </table:table-cell>
          <table:table-cell table:formula="of:=IF([.$A191]-[.M$2]=0;1;SIN(PI()*2*([.$A191]-[.M$2]))/(PI()*2*([.$A191]-[.M$2])))" office:value-type="float" office:value="0.661837029863306" calcext:value-type="float">
            <text:p>0,66</text:p>
          </table:table-cell>
          <table:table-cell table:number-columns-repeated="1011"/>
        </table:table-row>
        <table:table-row table:style-name="ro1">
          <table:table-cell table:formula="of:=[.A191]+[.$A$1]" office:value-type="float" office:value="2.78" calcext:value-type="float">
            <text:p>2,78</text:p>
          </table:table-cell>
          <table:table-cell table:formula="of:=SIN([.$A192]*PI()-0.25)" office:value-type="float" office:value="0.808236048484632" calcext:value-type="float">
            <text:p>0,81</text:p>
          </table:table-cell>
          <table:table-cell table:formula="of:=SIN(2*[.$A192]*PI()-0.25)" office:value-type="float" office:value="-0.998109198037851" calcext:value-type="float">
            <text:p>-1,00</text:p>
          </table:table-cell>
          <table:table-cell table:formula="of:=SIN(-0.25) * ([.$G192] - [.$I192] + [.$K192] - [.$M192]) + SIN(PI() * 0.5 - 0.25) * ( [.$H192] - [.$J192] + [.$L192])" office:value-type="float" office:value="0.706661827304371" calcext:value-type="float">
            <text:p>0,71</text:p>
          </table:table-cell>
          <table:table-cell table:formula="of:= SIN(-0.25) * ([.$G192] - [.$H192] + [.$I192] - [.$J192] + [.$K192] - [.$L192] + [.$M192])" office:value-type="float" office:value="0.0947374667758281" calcext:value-type="float">
            <text:p>0,09</text:p>
          </table:table-cell>
          <table:table-cell/>
          <table:table-cell table:formula="of:=IF([.$A192]-[.G$2]=0;1;SIN(PI()*2*([.$A192]-[.G$2]))/(PI()*2*([.$A192]-[.G$2])))" office:value-type="float" office:value="-0.0562359249962656" calcext:value-type="float">
            <text:p>-0,06</text:p>
          </table:table-cell>
          <table:table-cell table:formula="of:=IF([.$A192]-[.H$2]=0;1;SIN(PI()*2*([.$A192]-[.H$2]))/(PI()*2*([.$A192]-[.H$2])))" office:value-type="float" office:value="0.068568364688429" calcext:value-type="float">
            <text:p>0,07</text:p>
          </table:table-cell>
          <table:table-cell table:formula="of:=IF([.$A192]-[.I$2]=0;1;SIN(PI()*2*([.$A192]-[.I$2]))/(PI()*2*([.$A192]-[.I$2])))" office:value-type="float" office:value="-0.0878291412863023" calcext:value-type="float">
            <text:p>-0,09</text:p>
          </table:table-cell>
          <table:table-cell table:formula="of:=IF([.$A192]-[.J$2]=0;1;SIN(PI()*2*([.$A192]-[.J$2]))/(PI()*2*([.$A192]-[.J$2])))" office:value-type="float" office:value="0.122137399601264" calcext:value-type="float">
            <text:p>0,12</text:p>
          </table:table-cell>
          <table:table-cell table:formula="of:=IF([.$A192]-[.K$2]=0;1;SIN(PI()*2*([.$A192]-[.K$2]))/(PI()*2*([.$A192]-[.K$2])))" office:value-type="float" office:value="-0.200430604473869" calcext:value-type="float">
            <text:p>-0,20</text:p>
          </table:table-cell>
          <table:table-cell table:formula="of:=IF([.$A192]-[.L$2]=0;1;SIN(PI()*2*([.$A192]-[.L$2]))/(PI()*2*([.$A192]-[.L$2])))" office:value-type="float" office:value="0.558342398177203" calcext:value-type="float">
            <text:p>0,56</text:p>
          </table:table-cell>
          <table:table-cell table:formula="of:=IF([.$A192]-[.M$2]=0;1;SIN(PI()*2*([.$A192]-[.M$2]))/(PI()*2*([.$A192]-[.M$2])))" office:value-type="float" office:value="0.710617597680091" calcext:value-type="float">
            <text:p>0,71</text:p>
          </table:table-cell>
          <table:table-cell table:number-columns-repeated="1011"/>
        </table:table-row>
        <table:table-row table:style-name="ro1">
          <table:table-cell table:formula="of:=[.A192]+[.$A$1]" office:value-type="float" office:value="2.8" calcext:value-type="float">
            <text:p>2,80</text:p>
          </table:table-cell>
          <table:table-cell table:formula="of:=SIN([.$A193]*PI()-0.25)" office:value-type="float" office:value="0.769666439757054" calcext:value-type="float">
            <text:p>0,77</text:p>
          </table:table-cell>
          <table:table-cell table:formula="of:=SIN(2*[.$A193]*PI()-0.25)" office:value-type="float" office:value="-0.99794250027252" calcext:value-type="float">
            <text:p>-1,00</text:p>
          </table:table-cell>
          <table:table-cell table:formula="of:=SIN(-0.25) * ([.$G193] - [.$I193] + [.$K193] - [.$M193]) + SIN(PI() * 0.5 - 0.25) * ( [.$H193] - [.$J193] + [.$L193])" office:value-type="float" office:value="0.666437966919597" calcext:value-type="float">
            <text:p>0,67</text:p>
          </table:table-cell>
          <table:table-cell table:formula="of:= SIN(-0.25) * ([.$G193] - [.$H193] + [.$I193] - [.$J193] + [.$K193] - [.$L193] + [.$M193])" office:value-type="float" office:value="0.0636639457254095" calcext:value-type="float">
            <text:p>0,06</text:p>
          </table:table-cell>
          <table:table-cell/>
          <table:table-cell table:formula="of:=IF([.$A193]-[.G$2]=0;1;SIN(PI()*2*([.$A193]-[.G$2]))/(PI()*2*([.$A193]-[.G$2])))" office:value-type="float" office:value="-0.0540590520457609" calcext:value-type="float">
            <text:p>-0,05</text:p>
          </table:table-cell>
          <table:table-cell table:formula="of:=IF([.$A193]-[.H$2]=0;1;SIN(PI()*2*([.$A193]-[.H$2]))/(PI()*2*([.$A193]-[.H$2])))" office:value-type="float" office:value="0.0658110198817959" calcext:value-type="float">
            <text:p>0,07</text:p>
          </table:table-cell>
          <table:table-cell table:formula="of:=IF([.$A193]-[.I$2]=0;1;SIN(PI()*2*([.$A193]-[.I$2]))/(PI()*2*([.$A193]-[.I$2])))" office:value-type="float" office:value="-0.0840918587378502" calcext:value-type="float">
            <text:p>-0,08</text:p>
          </table:table-cell>
          <table:table-cell table:formula="of:=IF([.$A193]-[.J$2]=0;1;SIN(PI()*2*([.$A193]-[.J$2]))/(PI()*2*([.$A193]-[.J$2])))" office:value-type="float" office:value="0.116434881329331" calcext:value-type="float">
            <text:p>0,12</text:p>
          </table:table-cell>
          <table:table-cell table:formula="of:=IF([.$A193]-[.K$2]=0;1;SIN(PI()*2*([.$A193]-[.K$2]))/(PI()*2*([.$A193]-[.K$2])))" office:value-type="float" office:value="-0.189206682160163" calcext:value-type="float">
            <text:p>-0,19</text:p>
          </table:table-cell>
          <table:table-cell table:formula="of:=IF([.$A193]-[.L$2]=0;1;SIN(PI()*2*([.$A193]-[.L$2]))/(PI()*2*([.$A193]-[.L$2])))" office:value-type="float" office:value="0.504551152427098" calcext:value-type="float">
            <text:p>0,50</text:p>
          </table:table-cell>
          <table:table-cell table:formula="of:=IF([.$A193]-[.M$2]=0;1;SIN(PI()*2*([.$A193]-[.M$2]))/(PI()*2*([.$A193]-[.M$2])))" office:value-type="float" office:value="0.756826728640663" calcext:value-type="float">
            <text:p>0,76</text:p>
          </table:table-cell>
          <table:table-cell table:number-columns-repeated="1011"/>
        </table:table-row>
        <table:table-row table:style-name="ro1">
          <table:table-cell table:formula="of:=[.A193]+[.$A$1]" office:value-type="float" office:value="2.82" calcext:value-type="float">
            <text:p>2,82</text:p>
          </table:table-cell>
          <table:table-cell table:formula="of:=SIN([.$A194]*PI()-0.25)" office:value-type="float" office:value="0.728059309218904" calcext:value-type="float">
            <text:p>0,73</text:p>
          </table:table-cell>
          <table:table-cell table:formula="of:=SIN(2*[.$A194]*PI()-0.25)" office:value-type="float" office:value="-0.982037653135937" calcext:value-type="float">
            <text:p>-0,98</text:p>
          </table:table-cell>
          <table:table-cell table:formula="of:=SIN(-0.25) * ([.$G194] - [.$I194] + [.$K194] - [.$M194]) + SIN(PI() * 0.5 - 0.25) * ( [.$H194] - [.$J194] + [.$L194])" office:value-type="float" office:value="0.624912140967389" calcext:value-type="float">
            <text:p>0,62</text:p>
          </table:table-cell>
          <table:table-cell table:formula="of:= SIN(-0.25) * ([.$G194] - [.$H194] + [.$I194] - [.$J194] + [.$K194] - [.$L194] + [.$M194])" office:value-type="float" office:value="0.0314106853475568" calcext:value-type="float">
            <text:p>0,03</text:p>
          </table:table-cell>
          <table:table-cell/>
          <table:table-cell table:formula="of:=IF([.$A194]-[.G$2]=0;1;SIN(PI()*2*([.$A194]-[.G$2]))/(PI()*2*([.$A194]-[.G$2])))" office:value-type="float" office:value="-0.0510665595897998" calcext:value-type="float">
            <text:p>-0,05</text:p>
          </table:table-cell>
          <table:table-cell table:formula="of:=IF([.$A194]-[.H$2]=0;1;SIN(PI()*2*([.$A194]-[.H$2]))/(PI()*2*([.$A194]-[.H$2])))" office:value-type="float" office:value="0.0620722836393257" calcext:value-type="float">
            <text:p>0,06</text:p>
          </table:table-cell>
          <table:table-cell table:formula="of:=IF([.$A194]-[.I$2]=0;1;SIN(PI()*2*([.$A194]-[.I$2]))/(PI()*2*([.$A194]-[.I$2])))" office:value-type="float" office:value="-0.0791251088149646" calcext:value-type="float">
            <text:p>-0,08</text:p>
          </table:table-cell>
          <table:table-cell table:formula="of:=IF([.$A194]-[.J$2]=0;1;SIN(PI()*2*([.$A194]-[.J$2]))/(PI()*2*([.$A194]-[.J$2])))" office:value-type="float" office:value="0.109096740941845" calcext:value-type="float">
            <text:p>0,11</text:p>
          </table:table-cell>
          <table:table-cell table:formula="of:=IF([.$A194]-[.K$2]=0;1;SIN(PI()*2*([.$A194]-[.K$2]))/(PI()*2*([.$A194]-[.K$2])))" office:value-type="float" office:value="-0.175619143955165" calcext:value-type="float">
            <text:p>-0,18</text:p>
          </table:table-cell>
          <table:table-cell table:formula="of:=IF([.$A194]-[.L$2]=0;1;SIN(PI()*2*([.$A194]-[.L$2]))/(PI()*2*([.$A194]-[.L$2])))" office:value-type="float" office:value="0.450024056385108" calcext:value-type="float">
            <text:p>0,45</text:p>
          </table:table-cell>
          <table:table-cell table:formula="of:=IF([.$A194]-[.M$2]=0;1;SIN(PI()*2*([.$A194]-[.M$2]))/(PI()*2*([.$A194]-[.M$2])))" office:value-type="float" office:value="0.800042766906876" calcext:value-type="float">
            <text:p>0,80</text:p>
          </table:table-cell>
          <table:table-cell table:number-columns-repeated="1011"/>
        </table:table-row>
        <table:table-row table:style-name="ro1">
          <table:table-cell table:formula="of:=[.A194]+[.$A$1]" office:value-type="float" office:value="2.84" calcext:value-type="float">
            <text:p>2,84</text:p>
          </table:table-cell>
          <table:table-cell table:formula="of:=SIN([.$A195]*PI()-0.25)" office:value-type="float" office:value="0.683578861205926" calcext:value-type="float">
            <text:p>0,68</text:p>
          </table:table-cell>
          <table:table-cell table:formula="of:=SIN(2*[.$A195]*PI()-0.25)" office:value-type="float" office:value="-0.950645485568543" calcext:value-type="float">
            <text:p>-0,95</text:p>
          </table:table-cell>
          <table:table-cell table:formula="of:=SIN(-0.25) * ([.$G195] - [.$I195] + [.$K195] - [.$M195]) + SIN(PI() * 0.5 - 0.25) * ( [.$H195] - [.$J195] + [.$L195])" office:value-type="float" office:value="0.58242493130724" calcext:value-type="float">
            <text:p>0,58</text:p>
          </table:table-cell>
          <table:table-cell table:formula="of:= SIN(-0.25) * ([.$G195] - [.$H195] + [.$I195] - [.$J195] + [.$K195] - [.$L195] + [.$M195])" office:value-type="float" office:value="-0.00163361374293015" calcext:value-type="float">
            <text:p>0,00</text:p>
          </table:table-cell>
          <table:table-cell/>
          <table:table-cell table:formula="of:=IF([.$A195]-[.G$2]=0;1;SIN(PI()*2*([.$A195]-[.G$2]))/(PI()*2*([.$A195]-[.G$2])))" office:value-type="float" office:value="-0.047316536244426" calcext:value-type="float">
            <text:p>-0,05</text:p>
          </table:table-cell>
          <table:table-cell table:formula="of:=IF([.$A195]-[.H$2]=0;1;SIN(PI()*2*([.$A195]-[.H$2]))/(PI()*2*([.$A195]-[.H$2])))" office:value-type="float" office:value="0.0574269072368247" calcext:value-type="float">
            <text:p>0,06</text:p>
          </table:table-cell>
          <table:table-cell table:formula="of:=IF([.$A195]-[.I$2]=0;1;SIN(PI()*2*([.$A195]-[.I$2]))/(PI()*2*([.$A195]-[.I$2])))" office:value-type="float" office:value="-0.0730320450729183" calcext:value-type="float">
            <text:p>-0,07</text:p>
          </table:table-cell>
          <table:table-cell table:formula="of:=IF([.$A195]-[.J$2]=0;1;SIN(PI()*2*([.$A195]-[.J$2]))/(PI()*2*([.$A195]-[.J$2])))" office:value-type="float" office:value="0.100282808159828" calcext:value-type="float">
            <text:p>0,10</text:p>
          </table:table-cell>
          <table:table-cell table:formula="of:=IF([.$A195]-[.K$2]=0;1;SIN(PI()*2*([.$A195]-[.K$2]))/(PI()*2*([.$A195]-[.K$2])))" office:value-type="float" office:value="-0.159974955874011" calcext:value-type="float">
            <text:p>-0,16</text:p>
          </table:table-cell>
          <table:table-cell table:formula="of:=IF([.$A195]-[.L$2]=0;1;SIN(PI()*2*([.$A195]-[.L$2]))/(PI()*2*([.$A195]-[.L$2])))" office:value-type="float" office:value="0.395232243924026" calcext:value-type="float">
            <text:p>0,40</text:p>
          </table:table-cell>
          <table:table-cell table:formula="of:=IF([.$A195]-[.M$2]=0;1;SIN(PI()*2*([.$A195]-[.M$2]))/(PI()*2*([.$A195]-[.M$2])))" office:value-type="float" office:value="0.839868518338575" calcext:value-type="float">
            <text:p>0,84</text:p>
          </table:table-cell>
          <table:table-cell table:number-columns-repeated="1011"/>
        </table:table-row>
        <table:table-row table:style-name="ro1">
          <table:table-cell table:formula="of:=[.A195]+[.$A$1]" office:value-type="float" office:value="2.86" calcext:value-type="float">
            <text:p>2,86</text:p>
          </table:table-cell>
          <table:table-cell table:formula="of:=SIN([.$A196]*PI()-0.25)" office:value-type="float" office:value="0.636400639725245" calcext:value-type="float">
            <text:p>0,64</text:p>
          </table:table-cell>
          <table:table-cell table:formula="of:=SIN(2*[.$A196]*PI()-0.25)" office:value-type="float" office:value="-0.904261070805646" calcext:value-type="float">
            <text:p>-0,90</text:p>
          </table:table-cell>
          <table:table-cell table:formula="of:=SIN(-0.25) * ([.$G196] - [.$I196] + [.$K196] - [.$M196]) + SIN(PI() * 0.5 - 0.25) * ( [.$H196] - [.$J196] + [.$L196])" office:value-type="float" office:value="0.539317127161547" calcext:value-type="float">
            <text:p>0,54</text:p>
          </table:table-cell>
          <table:table-cell table:formula="of:= SIN(-0.25) * ([.$G196] - [.$H196] + [.$I196] - [.$J196] + [.$K196] - [.$L196] + [.$M196])" office:value-type="float" office:value="-0.0350717609318363" calcext:value-type="float">
            <text:p>-0,04</text:p>
          </table:table-cell>
          <table:table-cell/>
          <table:table-cell table:formula="of:=IF([.$A196]-[.G$2]=0;1;SIN(PI()*2*([.$A196]-[.G$2]))/(PI()*2*([.$A196]-[.G$2])))" office:value-type="float" office:value="-0.0428779689879479" calcext:value-type="float">
            <text:p>-0,04</text:p>
          </table:table-cell>
          <table:table-cell table:formula="of:=IF([.$A196]-[.H$2]=0;1;SIN(PI()*2*([.$A196]-[.H$2]))/(PI()*2*([.$A196]-[.H$2])))" office:value-type="float" office:value="0.0519622844514961" calcext:value-type="float">
            <text:p>0,05</text:p>
          </table:table-cell>
          <table:table-cell table:formula="of:=IF([.$A196]-[.I$2]=0;1;SIN(PI()*2*([.$A196]-[.I$2]))/(PI()*2*([.$A196]-[.I$2])))" office:value-type="float" office:value="-0.0659306404868445" calcext:value-type="float">
            <text:p>-0,07</text:p>
          </table:table-cell>
          <table:table-cell table:formula="of:=IF([.$A196]-[.J$2]=0;1;SIN(PI()*2*([.$A196]-[.J$2]))/(PI()*2*([.$A196]-[.J$2])))" office:value-type="float" office:value="0.0901698465481844" calcext:value-type="float">
            <text:p>0,09</text:p>
          </table:table-cell>
          <table:table-cell table:formula="of:=IF([.$A196]-[.K$2]=0;1;SIN(PI()*2*([.$A196]-[.K$2]))/(PI()*2*([.$A196]-[.K$2])))" office:value-type="float" office:value="-0.142594175936663" calcext:value-type="float">
            <text:p>-0,14</text:p>
          </table:table-cell>
          <table:table-cell table:formula="of:=IF([.$A196]-[.L$2]=0;1;SIN(PI()*2*([.$A196]-[.L$2]))/(PI()*2*([.$A196]-[.L$2])))" office:value-type="float" office:value="0.340641642515361" calcext:value-type="float">
            <text:p>0,34</text:p>
          </table:table-cell>
          <table:table-cell table:formula="of:=IF([.$A196]-[.M$2]=0;1;SIN(PI()*2*([.$A196]-[.M$2]))/(PI()*2*([.$A196]-[.M$2])))" office:value-type="float" office:value="0.875935652182379" calcext:value-type="float">
            <text:p>0,88</text:p>
          </table:table-cell>
          <table:table-cell table:number-columns-repeated="1011"/>
        </table:table-row>
        <table:table-row table:style-name="ro1">
          <table:table-cell table:formula="of:=[.A196]+[.$A$1]" office:value-type="float" office:value="2.88" calcext:value-type="float">
            <text:p>2,88</text:p>
          </table:table-cell>
          <table:table-cell table:formula="of:=SIN([.$A197]*PI()-0.25)" office:value-type="float" office:value="0.586710835663364" calcext:value-type="float">
            <text:p>0,59</text:p>
          </table:table-cell>
          <table:table-cell table:formula="of:=SIN(2*[.$A197]*PI()-0.25)" office:value-type="float" office:value="-0.843615918776764" calcext:value-type="float">
            <text:p>-0,84</text:p>
          </table:table-cell>
          <table:table-cell table:formula="of:=SIN(-0.25) * ([.$G197] - [.$I197] + [.$K197] - [.$M197]) + SIN(PI() * 0.5 - 0.25) * ( [.$H197] - [.$J197] + [.$L197])" office:value-type="float" office:value="0.495926510154219" calcext:value-type="float">
            <text:p>0,50</text:p>
          </table:table-cell>
          <table:table-cell table:formula="of:= SIN(-0.25) * ([.$G197] - [.$H197] + [.$I197] - [.$J197] + [.$K197] - [.$L197] + [.$M197])" office:value-type="float" office:value="-0.068503273366609" calcext:value-type="float">
            <text:p>-0,07</text:p>
          </table:table-cell>
          <table:table-cell/>
          <table:table-cell table:formula="of:=IF([.$A197]-[.G$2]=0;1;SIN(PI()*2*([.$A197]-[.G$2]))/(PI()*2*([.$A197]-[.G$2])))" office:value-type="float" office:value="-0.0378295332249307" calcext:value-type="float">
            <text:p>-0,04</text:p>
          </table:table-cell>
          <table:table-cell table:formula="of:=IF([.$A197]-[.H$2]=0;1;SIN(PI()*2*([.$A197]-[.H$2]))/(PI()*2*([.$A197]-[.H$2])))" office:value-type="float" office:value="0.0457769141545379" calcext:value-type="float">
            <text:p>0,05</text:p>
          </table:table-cell>
          <table:table-cell table:formula="of:=IF([.$A197]-[.I$2]=0;1;SIN(PI()*2*([.$A197]-[.I$2]))/(PI()*2*([.$A197]-[.I$2])))" office:value-type="float" office:value="-0.0579516253658511" calcext:value-type="float">
            <text:p>-0,06</text:p>
          </table:table-cell>
          <table:table-cell table:formula="of:=IF([.$A197]-[.J$2]=0;1;SIN(PI()*2*([.$A197]-[.J$2]))/(PI()*2*([.$A197]-[.J$2])))" office:value-type="float" office:value="0.0789485910781159" calcext:value-type="float">
            <text:p>0,08</text:p>
          </table:table-cell>
          <table:table-cell table:formula="of:=IF([.$A197]-[.K$2]=0;1;SIN(PI()*2*([.$A197]-[.K$2]))/(PI()*2*([.$A197]-[.K$2])))" office:value-type="float" office:value="-0.123805745099773" calcext:value-type="float">
            <text:p>-0,12</text:p>
          </table:table-cell>
          <table:table-cell table:formula="of:=IF([.$A197]-[.L$2]=0;1;SIN(PI()*2*([.$A197]-[.L$2]))/(PI()*2*([.$A197]-[.L$2])))" office:value-type="float" office:value="0.286708041283683" calcext:value-type="float">
            <text:p>0,29</text:p>
          </table:table-cell>
          <table:table-cell table:formula="of:=IF([.$A197]-[.M$2]=0;1;SIN(PI()*2*([.$A197]-[.M$2]))/(PI()*2*([.$A197]-[.M$2])))" office:value-type="float" office:value="0.907908797398355" calcext:value-type="float">
            <text:p>0,91</text:p>
          </table:table-cell>
          <table:table-cell table:number-columns-repeated="1011"/>
        </table:table-row>
        <table:table-row table:style-name="ro1">
          <table:table-cell table:formula="of:=[.A197]+[.$A$1]" office:value-type="float" office:value="2.9" calcext:value-type="float">
            <text:p>2,90</text:p>
          </table:table-cell>
          <table:table-cell table:formula="of:=SIN([.$A198]*PI()-0.25)" office:value-type="float" office:value="0.534705551975802" calcext:value-type="float">
            <text:p>0,53</text:p>
          </table:table-cell>
          <table:table-cell table:formula="of:=SIN(2*[.$A198]*PI()-0.25)" office:value-type="float" office:value="-0.769666439757048" calcext:value-type="float">
            <text:p>-0,77</text:p>
          </table:table-cell>
          <table:table-cell table:formula="of:=SIN(-0.25) * ([.$G198] - [.$I198] + [.$K198] - [.$M198]) + SIN(PI() * 0.5 - 0.25) * ( [.$H198] - [.$J198] + [.$L198])" office:value-type="float" office:value="0.45258468655543" calcext:value-type="float">
            <text:p>0,45</text:p>
          </table:table-cell>
          <table:table-cell table:formula="of:= SIN(-0.25) * ([.$G198] - [.$H198] + [.$I198] - [.$J198] + [.$K198] - [.$L198] + [.$M198])" office:value-type="float" office:value="-0.101529586462635" calcext:value-type="float">
            <text:p>-0,10</text:p>
          </table:table-cell>
          <table:table-cell/>
          <table:table-cell table:formula="of:=IF([.$A198]-[.G$2]=0;1;SIN(PI()*2*([.$A198]-[.G$2]))/(PI()*2*([.$A198]-[.G$2])))" office:value-type="float" office:value="-0.0322582511651247" calcext:value-type="float">
            <text:p>-0,03</text:p>
          </table:table-cell>
          <table:table-cell table:formula="of:=IF([.$A198]-[.H$2]=0;1;SIN(PI()*2*([.$A198]-[.H$2]))/(PI()*2*([.$A198]-[.H$2])))" office:value-type="float" office:value="0.0389787201578591" calcext:value-type="float">
            <text:p>0,04</text:p>
          </table:table-cell>
          <table:table-cell table:formula="of:=IF([.$A198]-[.I$2]=0;1;SIN(PI()*2*([.$A198]-[.I$2]))/(PI()*2*([.$A198]-[.I$2])))" office:value-type="float" office:value="-0.0492362780941378" calcext:value-type="float">
            <text:p>-0,05</text:p>
          </table:table-cell>
          <table:table-cell table:formula="of:=IF([.$A198]-[.J$2]=0;1;SIN(PI()*2*([.$A198]-[.J$2]))/(PI()*2*([.$A198]-[.J$2])))" office:value-type="float" office:value="0.0668206631277584" calcext:value-type="float">
            <text:p>0,07</text:p>
          </table:table-cell>
          <table:table-cell table:formula="of:=IF([.$A198]-[.K$2]=0;1;SIN(PI()*2*([.$A198]-[.K$2]))/(PI()*2*([.$A198]-[.K$2])))" office:value-type="float" office:value="-0.103943253754291" calcext:value-type="float">
            <text:p>-0,10</text:p>
          </table:table-cell>
          <table:table-cell table:formula="of:=IF([.$A198]-[.L$2]=0;1;SIN(PI()*2*([.$A198]-[.L$2]))/(PI()*2*([.$A198]-[.L$2])))" office:value-type="float" office:value="0.233872320947153" calcext:value-type="float">
            <text:p>0,23</text:p>
          </table:table-cell>
          <table:table-cell table:formula="of:=IF([.$A198]-[.M$2]=0;1;SIN(PI()*2*([.$A198]-[.M$2]))/(PI()*2*([.$A198]-[.M$2])))" office:value-type="float" office:value="0.935489283788642" calcext:value-type="float">
            <text:p>0,94</text:p>
          </table:table-cell>
          <table:table-cell table:number-columns-repeated="1011"/>
        </table:table-row>
        <table:table-row table:style-name="ro1">
          <table:table-cell table:formula="of:=[.A198]+[.$A$1]" office:value-type="float" office:value="2.92" calcext:value-type="float">
            <text:p>2,92</text:p>
          </table:table-cell>
          <table:table-cell table:formula="of:=SIN([.$A199]*PI()-0.25)" office:value-type="float" office:value="0.480590029758324" calcext:value-type="float">
            <text:p>0,48</text:p>
          </table:table-cell>
          <table:table-cell table:formula="of:=SIN(2*[.$A199]*PI()-0.25)" office:value-type="float" office:value="-0.68357886120592" calcext:value-type="float">
            <text:p>-0,68</text:p>
          </table:table-cell>
          <table:table-cell table:formula="of:=SIN(-0.25) * ([.$G199] - [.$I199] + [.$K199] - [.$M199]) + SIN(PI() * 0.5 - 0.25) * ( [.$H199] - [.$J199] + [.$L199])" office:value-type="float" office:value="0.40961400295395" calcext:value-type="float">
            <text:p>0,41</text:p>
          </table:table-cell>
          <table:table-cell table:formula="of:= SIN(-0.25) * ([.$G199] - [.$H199] + [.$I199] - [.$J199] + [.$K199] - [.$L199] + [.$M199])" office:value-type="float" office:value="-0.133759206937189" calcext:value-type="float">
            <text:p>-0,13</text:p>
          </table:table-cell>
          <table:table-cell/>
          <table:table-cell table:formula="of:=IF([.$A199]-[.G$2]=0;1;SIN(PI()*2*([.$A199]-[.G$2]))/(PI()*2*([.$A199]-[.G$2])))" office:value-type="float" office:value="-0.0262580406116327" calcext:value-type="float">
            <text:p>-0,03</text:p>
          </table:table-cell>
          <table:table-cell table:formula="of:=IF([.$A199]-[.H$2]=0;1;SIN(PI()*2*([.$A199]-[.H$2]))/(PI()*2*([.$A199]-[.H$2])))" office:value-type="float" office:value="0.0316832556140362" calcext:value-type="float">
            <text:p>0,03</text:p>
          </table:table-cell>
          <table:table-cell table:formula="of:=IF([.$A199]-[.I$2]=0;1;SIN(PI()*2*([.$A199]-[.I$2]))/(PI()*2*([.$A199]-[.I$2])))" office:value-type="float" office:value="-0.0399341034301914" calcext:value-type="float">
            <text:p>-0,04</text:p>
          </table:table-cell>
          <table:table-cell table:formula="of:=IF([.$A199]-[.J$2]=0;1;SIN(PI()*2*([.$A199]-[.J$2]))/(PI()*2*([.$A199]-[.J$2])))" office:value-type="float" office:value="0.0539954074549067" calcext:value-type="float">
            <text:p>0,05</text:p>
          </table:table-cell>
          <table:table-cell table:formula="of:=IF([.$A199]-[.K$2]=0;1;SIN(PI()*2*([.$A199]-[.K$2]))/(PI()*2*([.$A199]-[.K$2])))" office:value-type="float" office:value="-0.083340737593443" calcext:value-type="float">
            <text:p>-0,08</text:p>
          </table:table-cell>
          <table:table-cell table:formula="of:=IF([.$A199]-[.L$2]=0;1;SIN(PI()*2*([.$A199]-[.L$2]))/(PI()*2*([.$A199]-[.L$2])))" office:value-type="float" office:value="0.18255590139516" calcext:value-type="float">
            <text:p>0,18</text:p>
          </table:table-cell>
          <table:table-cell table:formula="of:=IF([.$A199]-[.M$2]=0;1;SIN(PI()*2*([.$A199]-[.M$2]))/(PI()*2*([.$A199]-[.M$2])))" office:value-type="float" office:value="0.958418482324627" calcext:value-type="float">
            <text:p>0,96</text:p>
          </table:table-cell>
          <table:table-cell table:number-columns-repeated="1011"/>
        </table:table-row>
        <table:table-row table:style-name="ro1">
          <table:table-cell table:formula="of:=[.A199]+[.$A$1]" office:value-type="float" office:value="2.94" calcext:value-type="float">
            <text:p>2,94</text:p>
          </table:table-cell>
          <table:table-cell table:formula="of:=SIN([.$A200]*PI()-0.25)" office:value-type="float" office:value="0.424577838254089" calcext:value-type="float">
            <text:p>0,42</text:p>
          </table:table-cell>
          <table:table-cell table:formula="of:=SIN(2*[.$A200]*PI()-0.25)" office:value-type="float" office:value="-0.586710835663357" calcext:value-type="float">
            <text:p>-0,59</text:p>
          </table:table-cell>
          <table:table-cell table:formula="of:=SIN(-0.25) * ([.$G200] - [.$I200] + [.$K200] - [.$M200]) + SIN(PI() * 0.5 - 0.25) * ( [.$H200] - [.$J200] + [.$L200])" office:value-type="float" office:value="0.367324580612867" calcext:value-type="float">
            <text:p>0,37</text:p>
          </table:table-cell>
          <table:table-cell table:formula="of:= SIN(-0.25) * ([.$G200] - [.$H200] + [.$I200] - [.$J200] + [.$K200] - [.$L200] + [.$M200])" office:value-type="float" office:value="-0.164812739360336" calcext:value-type="float">
            <text:p>-0,16</text:p>
          </table:table-cell>
          <table:table-cell/>
          <table:table-cell table:formula="of:=IF([.$A200]-[.G$2]=0;1;SIN(PI()*2*([.$A200]-[.G$2]))/(PI()*2*([.$A200]-[.G$2])))" office:value-type="float" office:value="-0.0199281776303595" calcext:value-type="float">
            <text:p>-0,02</text:p>
          </table:table-cell>
          <table:table-cell table:formula="of:=IF([.$A200]-[.H$2]=0;1;SIN(PI()*2*([.$A200]-[.H$2]))/(PI()*2*([.$A200]-[.H$2])))" office:value-type="float" office:value="0.0240118205874004" calcext:value-type="float">
            <text:p>0,02</text:p>
          </table:table-cell>
          <table:table-cell table:formula="of:=IF([.$A200]-[.I$2]=0;1;SIN(PI()*2*([.$A200]-[.I$2]))/(PI()*2*([.$A200]-[.I$2])))" office:value-type="float" office:value="-0.0302004341408541" calcext:value-type="float">
            <text:p>-0,03</text:p>
          </table:table-cell>
          <table:table-cell table:formula="of:=IF([.$A200]-[.J$2]=0;1;SIN(PI()*2*([.$A200]-[.J$2]))/(PI()*2*([.$A200]-[.J$2])))" office:value-type="float" office:value="0.0406866959953173" calcext:value-type="float">
            <text:p>0,04</text:p>
          </table:table-cell>
          <table:table-cell table:formula="of:=IF([.$A200]-[.K$2]=0;1;SIN(PI()*2*([.$A200]-[.K$2]))/(PI()*2*([.$A200]-[.K$2])))" office:value-type="float" office:value="-0.0623285555672945" calcext:value-type="float">
            <text:p>-0,06</text:p>
          </table:table-cell>
          <table:table-cell table:formula="of:=IF([.$A200]-[.L$2]=0;1;SIN(PI()*2*([.$A200]-[.L$2]))/(PI()*2*([.$A200]-[.L$2])))" office:value-type="float" office:value="0.133156459621038" calcext:value-type="float">
            <text:p>0,13</text:p>
          </table:table-cell>
          <table:table-cell table:formula="of:=IF([.$A200]-[.M$2]=0;1;SIN(PI()*2*([.$A200]-[.M$2]))/(PI()*2*([.$A200]-[.M$2])))" office:value-type="float" office:value="0.976480703887658" calcext:value-type="float">
            <text:p>0,98</text:p>
          </table:table-cell>
          <table:table-cell table:number-columns-repeated="1011"/>
        </table:table-row>
        <table:table-row table:style-name="ro1">
          <table:table-cell table:formula="of:=[.A200]+[.$A$1]" office:value-type="float" office:value="2.96" calcext:value-type="float">
            <text:p>2,96</text:p>
          </table:table-cell>
          <table:table-cell table:formula="of:=SIN([.$A201]*PI()-0.25)" office:value-type="float" office:value="0.366890031993429" calcext:value-type="float">
            <text:p>0,37</text:p>
          </table:table-cell>
          <table:table-cell table:formula="of:=SIN(2*[.$A201]*PI()-0.25)" office:value-type="float" office:value="-0.480590029758318" calcext:value-type="float">
            <text:p>-0,48</text:p>
          </table:table-cell>
          <table:table-cell table:formula="of:=SIN(-0.25) * ([.$G201] - [.$I201] + [.$K201] - [.$M201]) + SIN(PI() * 0.5 - 0.25) * ( [.$H201] - [.$J201] + [.$L201])" office:value-type="float" office:value="0.326011502340487" calcext:value-type="float">
            <text:p>0,33</text:p>
          </table:table-cell>
          <table:table-cell table:formula="of:= SIN(-0.25) * ([.$G201] - [.$H201] + [.$I201] - [.$J201] + [.$K201] - [.$L201] + [.$M201])" office:value-type="float" office:value="-0.19432771936208" calcext:value-type="float">
            <text:p>-0,19</text:p>
          </table:table-cell>
          <table:table-cell/>
          <table:table-cell table:formula="of:=IF([.$A201]-[.G$2]=0;1;SIN(PI()*2*([.$A201]-[.G$2]))/(PI()*2*([.$A201]-[.G$2])))" office:value-type="float" office:value="-0.0133716975808277" calcext:value-type="float">
            <text:p>-0,01</text:p>
          </table:table-cell>
          <table:table-cell table:formula="of:=IF([.$A201]-[.H$2]=0;1;SIN(PI()*2*([.$A201]-[.H$2]))/(PI()*2*([.$A201]-[.H$2])))" office:value-type="float" office:value="0.016089522292378" calcext:value-type="float">
            <text:p>0,02</text:p>
          </table:table-cell>
          <table:table-cell table:formula="of:=IF([.$A201]-[.I$2]=0;1;SIN(PI()*2*([.$A201]-[.I$2]))/(PI()*2*([.$A201]-[.I$2])))" office:value-type="float" office:value="-0.0201939922649234" calcext:value-type="float">
            <text:p>-0,02</text:p>
          </table:table-cell>
          <table:table-cell table:formula="of:=IF([.$A201]-[.J$2]=0;1;SIN(PI()*2*([.$A201]-[.J$2]))/(PI()*2*([.$A201]-[.J$2])))" office:value-type="float" office:value="0.0271097430405821" calcext:value-type="float">
            <text:p>0,03</text:p>
          </table:table-cell>
          <table:table-cell table:formula="of:=IF([.$A201]-[.K$2]=0;1;SIN(PI()*2*([.$A201]-[.K$2]))/(PI()*2*([.$A201]-[.K$2])))" office:value-type="float" office:value="-0.0412294008742185" calcext:value-type="float">
            <text:p>-0,04</text:p>
          </table:table-cell>
          <table:table-cell table:formula="of:=IF([.$A201]-[.L$2]=0;1;SIN(PI()*2*([.$A201]-[.L$2]))/(PI()*2*([.$A201]-[.L$2])))" office:value-type="float" office:value="0.0860439670418469" calcext:value-type="float">
            <text:p>0,09</text:p>
          </table:table-cell>
          <table:table-cell table:formula="of:=IF([.$A201]-[.M$2]=0;1;SIN(PI()*2*([.$A201]-[.M$2]))/(PI()*2*([.$A201]-[.M$2])))" office:value-type="float" office:value="0.98950562098131" calcext:value-type="float">
            <text:p>0,99</text:p>
          </table:table-cell>
          <table:table-cell table:number-columns-repeated="1011"/>
        </table:table-row>
        <table:table-row table:style-name="ro1">
          <table:table-cell table:formula="of:=[.A201]+[.$A$1]" office:value-type="float" office:value="2.98" calcext:value-type="float">
            <text:p>2,98</text:p>
          </table:table-cell>
          <table:table-cell table:formula="of:=SIN([.$A202]*PI()-0.25)" office:value-type="float" office:value="0.307754278392603" calcext:value-type="float">
            <text:p>0,31</text:p>
          </table:table-cell>
          <table:table-cell table:formula="of:=SIN(2*[.$A202]*PI()-0.25)" office:value-type="float" office:value="-0.366890031993423" calcext:value-type="float">
            <text:p>-0,37</text:p>
          </table:table-cell>
          <table:table-cell table:formula="of:=SIN(-0.25) * ([.$G202] - [.$I202] + [.$K202] - [.$M202]) + SIN(PI() * 0.5 - 0.25) * ( [.$H202] - [.$J202] + [.$L202])" office:value-type="float" office:value="0.28595218384408" calcext:value-type="float">
            <text:p>0,29</text:p>
          </table:table-cell>
          <table:table-cell table:formula="of:= SIN(-0.25) * ([.$G202] - [.$H202] + [.$I202] - [.$J202] + [.$K202] - [.$L202] + [.$M202])" office:value-type="float" office:value="-0.221963189693064" calcext:value-type="float">
            <text:p>-0,22</text:p>
          </table:table-cell>
          <table:table-cell/>
          <table:table-cell table:formula="of:=IF([.$A202]-[.G$2]=0;1;SIN(PI()*2*([.$A202]-[.G$2]))/(PI()*2*([.$A202]-[.G$2])))" office:value-type="float" office:value="-0.00669375961592209" calcext:value-type="float">
            <text:p>-0,01</text:p>
          </table:table-cell>
          <table:table-cell table:formula="of:=IF([.$A202]-[.H$2]=0;1;SIN(PI()*2*([.$A202]-[.H$2]))/(PI()*2*([.$A202]-[.H$2])))" office:value-type="float" office:value="0.00804330792558367" calcext:value-type="float">
            <text:p>0,01</text:p>
          </table:table-cell>
          <table:table-cell table:formula="of:=IF([.$A202]-[.I$2]=0;1;SIN(PI()*2*([.$A202]-[.I$2]))/(PI()*2*([.$A202]-[.I$2])))" office:value-type="float" office:value="-0.01007444629063" calcext:value-type="float">
            <text:p>-0,01</text:p>
          </table:table-cell>
          <table:table-cell table:formula="of:=IF([.$A202]-[.J$2]=0;1;SIN(PI()*2*([.$A202]-[.J$2]))/(PI()*2*([.$A202]-[.J$2])))" office:value-type="float" office:value="0.0134779754428699" calcext:value-type="float">
            <text:p>0,01</text:p>
          </table:table-cell>
          <table:table-cell table:formula="of:=IF([.$A202]-[.K$2]=0;1;SIN(PI()*2*([.$A202]-[.K$2]))/(PI()*2*([.$A202]-[.K$2])))" office:value-type="float" office:value="-0.0203544935259667" calcext:value-type="float">
            <text:p>-0,02</text:p>
          </table:table-cell>
          <table:table-cell table:formula="of:=IF([.$A202]-[.L$2]=0;1;SIN(PI()*2*([.$A202]-[.L$2]))/(PI()*2*([.$A202]-[.L$2])))" office:value-type="float" office:value="0.0415570909488486" calcext:value-type="float">
            <text:p>0,04</text:p>
          </table:table-cell>
          <table:table-cell table:formula="of:=IF([.$A202]-[.M$2]=0;1;SIN(PI()*2*([.$A202]-[.M$2]))/(PI()*2*([.$A202]-[.M$2])))" office:value-type="float" office:value="0.997370182772504" calcext:value-type="float">
            <text:p>1,00</text:p>
          </table:table-cell>
          <table:table-cell table:number-columns-repeated="1011"/>
        </table:table-row>
        <table:table-row table:style-name="ro1">
          <table:table-cell table:formula="of:=[.A202]+[.$A$1]" office:value-type="float" office:value="3" calcext:value-type="float">
            <text:p>3,00</text:p>
          </table:table-cell>
          <table:table-cell table:formula="of:=SIN([.$A203]*PI()-0.25)" office:value-type="float" office:value="0.247403959254515" calcext:value-type="float">
            <text:p>0,25</text:p>
          </table:table-cell>
          <table:table-cell table:formula="of:=SIN(2*[.$A203]*PI()-0.25)" office:value-type="float" office:value="-0.247403959254506" calcext:value-type="float">
            <text:p>-0,25</text:p>
          </table:table-cell>
          <table:table-cell table:formula="of:=SIN(-0.25) * ([.$G203] - [.$I203] + [.$K203] - [.$M203]) + SIN(PI() * 0.5 - 0.25) * ( [.$H203] - [.$J203] + [.$L203])" office:value-type="float" office:value="0.247403959254518" calcext:value-type="float">
            <text:p>0,25</text:p>
          </table:table-cell>
          <table:table-cell table:formula="of:= SIN(-0.25) * ([.$G203] - [.$H203] + [.$I203] - [.$J203] + [.$K203] - [.$L203] + [.$M203])" office:value-type="float" office:value="-0.247403959254526" calcext:value-type="float">
            <text:p>-0,25</text:p>
          </table:table-cell>
          <table:table-cell/>
          <table:table-cell table:formula="of:=IF([.$A203]-[.G$2]=0;1;SIN(PI()*2*([.$A203]-[.G$2]))/(PI()*2*([.$A203]-[.G$2])))" office:value-type="float" office:value="9.03404853960292E-016" calcext:value-type="float">
            <text:p>0,00</text:p>
          </table:table-cell>
          <table:table-cell table:formula="of:=IF([.$A203]-[.H$2]=0;1;SIN(PI()*2*([.$A203]-[.H$2]))/(PI()*2*([.$A203]-[.H$2])))" office:value-type="float" office:value="-9.78795779743131E-016" calcext:value-type="float">
            <text:p>0,00</text:p>
          </table:table-cell>
          <table:table-cell table:formula="of:=IF([.$A203]-[.I$2]=0;1;SIN(PI()*2*([.$A203]-[.I$2]))/(PI()*2*([.$A203]-[.I$2])))" office:value-type="float" office:value="1.23324015426021E-015" calcext:value-type="float">
            <text:p>0,00</text:p>
          </table:table-cell>
          <table:table-cell table:formula="of:=IF([.$A203]-[.J$2]=0;1;SIN(PI()*2*([.$A203]-[.J$2]))/(PI()*2*([.$A203]-[.J$2])))" office:value-type="float" office:value="-1.65731411178868E-015" calcext:value-type="float">
            <text:p>0,00</text:p>
          </table:table-cell>
          <table:table-cell table:formula="of:=IF([.$A203]-[.K$2]=0;1;SIN(PI()*2*([.$A203]-[.K$2]))/(PI()*2*([.$A203]-[.K$2])))" office:value-type="float" office:value="2.64682001268844E-015" calcext:value-type="float">
            <text:p>0,00</text:p>
          </table:table-cell>
          <table:table-cell table:formula="of:=IF([.$A203]-[.L$2]=0;1;SIN(PI()*2*([.$A203]-[.L$2]))/(PI()*2*([.$A203]-[.L$2])))" office:value-type="float" office:value="-5.33262174370205E-015" calcext:value-type="float">
            <text:p>0,00</text:p>
          </table:table-cell>
          <table:table-cell table:formula="of:=IF([.$A203]-[.M$2]=0;1;SIN(PI()*2*([.$A203]-[.M$2]))/(PI()*2*([.$A203]-[.M$2])))" office:value-type="float" office:value="1" calcext:value-type="float">
            <text:p>1,00</text:p>
          </table:table-cell>
          <table:table-cell table:number-columns-repeated="1011"/>
        </table:table-row>
        <table:table-row table:style-name="ro1">
          <table:table-cell table:formula="of:=[.A203]+[.$A$1]" office:value-type="float" office:value="3.02" calcext:value-type="float">
            <text:p>3,02</text:p>
          </table:table-cell>
          <table:table-cell table:formula="of:=SIN([.$A204]*PI()-0.25)" office:value-type="float" office:value="0.186077249717368" calcext:value-type="float">
            <text:p>0,19</text:p>
          </table:table-cell>
          <table:table-cell table:formula="of:=SIN(2*[.$A204]*PI()-0.25)" office:value-type="float" office:value="-0.124016178286188" calcext:value-type="float">
            <text:p>-0,12</text:p>
          </table:table-cell>
          <table:table-cell table:formula="of:=SIN(-0.25) * ([.$G204] - [.$I204] + [.$K204] - [.$M204]) + SIN(PI() * 0.5 - 0.25) * ( [.$H204] - [.$J204] + [.$L204])" office:value-type="float" office:value="0.21060190784489" calcext:value-type="float">
            <text:p>0,21</text:p>
          </table:table-cell>
          <table:table-cell table:formula="of:= SIN(-0.25) * ([.$G204] - [.$H204] + [.$I204] - [.$J204] + [.$K204] - [.$L204] + [.$M204])" office:value-type="float" office:value="-0.2703644899325" calcext:value-type="float">
            <text:p>-0,27</text:p>
          </table:table-cell>
          <table:table-cell/>
          <table:table-cell table:formula="of:=IF([.$A204]-[.G$2]=0;1;SIN(PI()*2*([.$A204]-[.G$2]))/(PI()*2*([.$A204]-[.G$2])))" office:value-type="float" office:value="0.00660510054816312" calcext:value-type="float">
            <text:p>0,01</text:p>
          </table:table-cell>
          <table:table-cell table:formula="of:=IF([.$A204]-[.H$2]=0;1;SIN(PI()*2*([.$A204]-[.H$2]))/(PI()*2*([.$A204]-[.H$2])))" office:value-type="float" office:value="-0.00791563637121137" calcext:value-type="float">
            <text:p>-0,01</text:p>
          </table:table-cell>
          <table:table-cell table:formula="of:=IF([.$A204]-[.I$2]=0;1;SIN(PI()*2*([.$A204]-[.I$2]))/(PI()*2*([.$A204]-[.I$2])))" office:value-type="float" office:value="0.00987495230467953" calcext:value-type="float">
            <text:p>0,01</text:p>
          </table:table-cell>
          <table:table-cell table:formula="of:=IF([.$A204]-[.J$2]=0;1;SIN(PI()*2*([.$A204]-[.J$2]))/(PI()*2*([.$A204]-[.J$2])))" office:value-type="float" office:value="-0.0131232918785873" calcext:value-type="float">
            <text:p>-0,01</text:p>
          </table:table-cell>
          <table:table-cell table:formula="of:=IF([.$A204]-[.K$2]=0;1;SIN(PI()*2*([.$A204]-[.K$2]))/(PI()*2*([.$A204]-[.K$2])))" office:value-type="float" office:value="0.019556278093581" calcext:value-type="float">
            <text:p>0,02</text:p>
          </table:table-cell>
          <table:table-cell table:formula="of:=IF([.$A204]-[.L$2]=0;1;SIN(PI()*2*([.$A204]-[.L$2]))/(PI()*2*([.$A204]-[.L$2])))" office:value-type="float" office:value="-0.0383603916451012" calcext:value-type="float">
            <text:p>-0,04</text:p>
          </table:table-cell>
          <table:table-cell table:formula="of:=IF([.$A204]-[.M$2]=0;1;SIN(PI()*2*([.$A204]-[.M$2]))/(PI()*2*([.$A204]-[.M$2])))" office:value-type="float" office:value="0.997370182772503" calcext:value-type="float">
            <text:p>1,00</text:p>
          </table:table-cell>
          <table:table-cell table:number-columns-repeated="1011"/>
        </table:table-row>
        <table:table-row table:style-name="ro1">
          <table:table-cell table:formula="of:=[.A204]+[.$A$1]" office:value-type="float" office:value="3.04" calcext:value-type="float">
            <text:p>3,04</text:p>
          </table:table-cell>
          <table:table-cell table:formula="of:=SIN([.$A205]*PI()-0.25)" office:value-type="float" office:value="0.124016178286197" calcext:value-type="float">
            <text:p>0,12</text:p>
          </table:table-cell>
          <table:table-cell table:formula="of:=SIN(2*[.$A205]*PI()-0.25)" office:value-type="float" office:value="0.00132741189737718" calcext:value-type="float">
            <text:p>0,00</text:p>
          </table:table-cell>
          <table:table-cell table:formula="of:=SIN(-0.25) * ([.$G205] - [.$I205] + [.$K205] - [.$M205]) + SIN(PI() * 0.5 - 0.25) * ( [.$H205] - [.$J205] + [.$L205])" office:value-type="float" office:value="0.175756945951523" calcext:value-type="float">
            <text:p>0,18</text:p>
          </table:table-cell>
          <table:table-cell table:formula="of:= SIN(-0.25) * ([.$G205] - [.$H205] + [.$I205] - [.$J205] + [.$K205] - [.$L205] + [.$M205])" office:value-type="float" office:value="-0.290592361521169" calcext:value-type="float">
            <text:p>-0,29</text:p>
          </table:table-cell>
          <table:table-cell/>
          <table:table-cell table:formula="of:=IF([.$A205]-[.G$2]=0;1;SIN(PI()*2*([.$A205]-[.G$2]))/(PI()*2*([.$A205]-[.G$2])))" office:value-type="float" office:value="0.0130198108023864" calcext:value-type="float">
            <text:p>0,01</text:p>
          </table:table-cell>
          <table:table-cell table:formula="of:=IF([.$A205]-[.H$2]=0;1;SIN(PI()*2*([.$A205]-[.H$2]))/(PI()*2*([.$A205]-[.H$2])))" office:value-type="float" office:value="-0.015582765684746" calcext:value-type="float">
            <text:p>-0,02</text:p>
          </table:table-cell>
          <table:table-cell table:formula="of:=IF([.$A205]-[.I$2]=0;1;SIN(PI()*2*([.$A205]-[.I$2]))/(PI()*2*([.$A205]-[.I$2])))" office:value-type="float" office:value="0.0194020709996347" calcext:value-type="float">
            <text:p>0,02</text:p>
          </table:table-cell>
          <table:table-cell table:formula="of:=IF([.$A205]-[.J$2]=0;1;SIN(PI()*2*([.$A205]-[.J$2]))/(PI()*2*([.$A205]-[.J$2])))" office:value-type="float" office:value="-0.0257014447008148" calcext:value-type="float">
            <text:p>-0,03</text:p>
          </table:table-cell>
          <table:table-cell table:formula="of:=IF([.$A205]-[.K$2]=0;1;SIN(PI()*2*([.$A205]-[.K$2]))/(PI()*2*([.$A205]-[.K$2])))" office:value-type="float" office:value="0.0380579084992835" calcext:value-type="float">
            <text:p>0,04</text:p>
          </table:table-cell>
          <table:table-cell table:formula="of:=IF([.$A205]-[.L$2]=0;1;SIN(PI()*2*([.$A205]-[.L$2]))/(PI()*2*([.$A205]-[.L$2])))" office:value-type="float" office:value="-0.0732967126652865" calcext:value-type="float">
            <text:p>-0,07</text:p>
          </table:table-cell>
          <table:table-cell table:formula="of:=IF([.$A205]-[.M$2]=0;1;SIN(PI()*2*([.$A205]-[.M$2]))/(PI()*2*([.$A205]-[.M$2])))" office:value-type="float" office:value="0.989505620981307" calcext:value-type="float">
            <text:p>0,99</text:p>
          </table:table-cell>
          <table:table-cell table:number-columns-repeated="1011"/>
        </table:table-row>
        <table:table-row table:style-name="ro1">
          <table:table-cell table:formula="of:=[.A205]+[.$A$1]" office:value-type="float" office:value="3.06" calcext:value-type="float">
            <text:p>3,06</text:p>
          </table:table-cell>
          <table:table-cell table:formula="of:=SIN([.$A206]*PI()-0.25)" office:value-type="float" office:value="0.0614656716569318" calcext:value-type="float">
            <text:p>0,06</text:p>
          </table:table-cell>
          <table:table-cell table:formula="of:=SIN(2*[.$A206]*PI()-0.25)" office:value-type="float" office:value="0.126650068002363" calcext:value-type="float">
            <text:p>0,13</text:p>
          </table:table-cell>
          <table:table-cell table:formula="of:=SIN(-0.25) * ([.$G206] - [.$I206] + [.$K206] - [.$M206]) + SIN(PI() * 0.5 - 0.25) * ( [.$H206] - [.$J206] + [.$L206])" office:value-type="float" office:value="0.143054204781814" calcext:value-type="float">
            <text:p>0,14</text:p>
          </table:table-cell>
          <table:table-cell table:formula="of:= SIN(-0.25) * ([.$G206] - [.$H206] + [.$I206] - [.$J206] + [.$K206] - [.$L206] + [.$M206])" office:value-type="float" office:value="-0.307871271120576" calcext:value-type="float">
            <text:p>-0,31</text:p>
          </table:table-cell>
          <table:table-cell/>
          <table:table-cell table:formula="of:=IF([.$A206]-[.G$2]=0;1;SIN(PI()*2*([.$A206]-[.G$2]))/(PI()*2*([.$A206]-[.G$2])))" office:value-type="float" office:value="0.0191466804683861" calcext:value-type="float">
            <text:p>0,02</text:p>
          </table:table-cell>
          <table:table-cell table:formula="of:=IF([.$A206]-[.H$2]=0;1;SIN(PI()*2*([.$A206]-[.H$2]))/(PI()*2*([.$A206]-[.H$2])))" office:value-type="float" office:value="-0.0228862664973678" calcext:value-type="float">
            <text:p>-0,02</text:p>
          </table:table-cell>
          <table:table-cell table:formula="of:=IF([.$A206]-[.I$2]=0;1;SIN(PI()*2*([.$A206]-[.I$2]))/(PI()*2*([.$A206]-[.I$2])))" office:value-type="float" office:value="0.0284411855501271" calcext:value-type="float">
            <text:p>0,03</text:p>
          </table:table-cell>
          <table:table-cell table:formula="of:=IF([.$A206]-[.J$2]=0;1;SIN(PI()*2*([.$A206]-[.J$2]))/(PI()*2*([.$A206]-[.J$2])))" office:value-type="float" office:value="-0.0375569501495268" calcext:value-type="float">
            <text:p>-0,04</text:p>
          </table:table-cell>
          <table:table-cell table:formula="of:=IF([.$A206]-[.K$2]=0;1;SIN(PI()*2*([.$A206]-[.K$2]))/(PI()*2*([.$A206]-[.K$2])))" office:value-type="float" office:value="0.0552724926728884" calcext:value-type="float">
            <text:p>0,06</text:p>
          </table:table-cell>
          <table:table-cell table:formula="of:=IF([.$A206]-[.L$2]=0;1;SIN(PI()*2*([.$A206]-[.L$2]))/(PI()*2*([.$A206]-[.L$2])))" office:value-type="float" office:value="-0.104622932559396" calcext:value-type="float">
            <text:p>-0,10</text:p>
          </table:table-cell>
          <table:table-cell table:formula="of:=IF([.$A206]-[.M$2]=0;1;SIN(PI()*2*([.$A206]-[.M$2]))/(PI()*2*([.$A206]-[.M$2])))" office:value-type="float" office:value="0.976480703887654" calcext:value-type="float">
            <text:p>0,98</text:p>
          </table:table-cell>
          <table:table-cell table:number-columns-repeated="1011"/>
        </table:table-row>
        <table:table-row table:style-name="ro1">
          <table:table-cell table:formula="of:=[.A206]+[.$A$1]" office:value-type="float" office:value="3.08" calcext:value-type="float">
            <text:p>3,08</text:p>
          </table:table-cell>
          <table:table-cell table:formula="of:=SIN([.$A207]*PI()-0.25)" office:value-type="float" office:value="-0.00132741189737044" calcext:value-type="float">
            <text:p>0,00</text:p>
          </table:table-cell>
          <table:table-cell table:formula="of:=SIN(2*[.$A207]*PI()-0.25)" office:value-type="float" office:value="0.249975376877873" calcext:value-type="float">
            <text:p>0,25</text:p>
          </table:table-cell>
          <table:table-cell table:formula="of:=SIN(-0.25) * ([.$G207] - [.$I207] + [.$K207] - [.$M207]) + SIN(PI() * 0.5 - 0.25) * ( [.$H207] - [.$J207] + [.$L207])" office:value-type="float" office:value="0.112651711204569" calcext:value-type="float">
            <text:p>0,11</text:p>
          </table:table-cell>
          <table:table-cell table:formula="of:= SIN(-0.25) * ([.$G207] - [.$H207] + [.$I207] - [.$J207] + [.$K207] - [.$L207] + [.$M207])" office:value-type="float" office:value="-0.322023530055852" calcext:value-type="float">
            <text:p>-0,32</text:p>
          </table:table-cell>
          <table:table-cell/>
          <table:table-cell table:formula="of:=IF([.$A207]-[.G$2]=0;1;SIN(PI()*2*([.$A207]-[.G$2]))/(PI()*2*([.$A207]-[.G$2])))" office:value-type="float" office:value="0.0248939865538871" calcext:value-type="float">
            <text:p>0,02</text:p>
          </table:table-cell>
          <table:table-cell table:formula="of:=IF([.$A207]-[.H$2]=0;1;SIN(PI()*2*([.$A207]-[.H$2]))/(PI()*2*([.$A207]-[.H$2])))" office:value-type="float" office:value="-0.0297184025527025" calcext:value-type="float">
            <text:p>-0,03</text:p>
          </table:table-cell>
          <table:table-cell table:formula="of:=IF([.$A207]-[.I$2]=0;1;SIN(PI()*2*([.$A207]-[.I$2]))/(PI()*2*([.$A207]-[.I$2])))" office:value-type="float" office:value="0.0368622493201789" calcext:value-type="float">
            <text:p>0,04</text:p>
          </table:table-cell>
          <table:table-cell table:formula="of:=IF([.$A207]-[.J$2]=0;1;SIN(PI()*2*([.$A207]-[.J$2]))/(PI()*2*([.$A207]-[.J$2])))" office:value-type="float" office:value="-0.0485275180923874" calcext:value-type="float">
            <text:p>-0,05</text:p>
          </table:table-cell>
          <table:table-cell table:formula="of:=IF([.$A207]-[.K$2]=0;1;SIN(PI()*2*([.$A207]-[.K$2]))/(PI()*2*([.$A207]-[.K$2])))" office:value-type="float" office:value="0.070993961653678" calcext:value-type="float">
            <text:p>0,07</text:p>
          </table:table-cell>
          <table:table-cell table:formula="of:=IF([.$A207]-[.L$2]=0;1;SIN(PI()*2*([.$A207]-[.L$2]))/(PI()*2*([.$A207]-[.L$2])))" office:value-type="float" office:value="-0.132195652734434" calcext:value-type="float">
            <text:p>-0,13</text:p>
          </table:table-cell>
          <table:table-cell table:formula="of:=IF([.$A207]-[.M$2]=0;1;SIN(PI()*2*([.$A207]-[.M$2]))/(PI()*2*([.$A207]-[.M$2])))" office:value-type="float" office:value="0.958418482324622" calcext:value-type="float">
            <text:p>0,96</text:p>
          </table:table-cell>
          <table:table-cell table:number-columns-repeated="1011"/>
        </table:table-row>
        <table:table-row table:style-name="ro1">
          <table:table-cell table:formula="of:=[.A207]+[.$A$1]" office:value-type="float" office:value="3.1" calcext:value-type="float">
            <text:p>3,10</text:p>
          </table:table-cell>
          <table:table-cell table:formula="of:=SIN([.$A208]*PI()-0.25)" office:value-type="float" office:value="-0.0641152567633488" calcext:value-type="float">
            <text:p>-0,06</text:p>
          </table:table-cell>
          <table:table-cell table:formula="of:=SIN(2*[.$A208]*PI()-0.25)" office:value-type="float" office:value="0.369358424731962" calcext:value-type="float">
            <text:p>0,37</text:p>
          </table:table-cell>
          <table:table-cell table:formula="of:=SIN(-0.25) * ([.$G208] - [.$I208] + [.$K208] - [.$M208]) + SIN(PI() * 0.5 - 0.25) * ( [.$H208] - [.$J208] + [.$L208])" office:value-type="float" office:value="0.0846793848133824" calcext:value-type="float">
            <text:p>0,08</text:p>
          </table:table-cell>
          <table:table-cell table:formula="of:= SIN(-0.25) * ([.$G208] - [.$H208] + [.$I208] - [.$J208] + [.$K208] - [.$L208] + [.$M208])" office:value-type="float" office:value="-0.33291202849253" calcext:value-type="float">
            <text:p>-0,33</text:p>
          </table:table-cell>
          <table:table-cell/>
          <table:table-cell table:formula="of:=IF([.$A208]-[.G$2]=0;1;SIN(PI()*2*([.$A208]-[.G$2]))/(PI()*2*([.$A208]-[.G$2])))" office:value-type="float" office:value="0.0301770736706019" calcext:value-type="float">
            <text:p>0,03</text:p>
          </table:table-cell>
          <table:table-cell table:formula="of:=IF([.$A208]-[.H$2]=0;1;SIN(PI()*2*([.$A208]-[.H$2]))/(PI()*2*([.$A208]-[.H$2])))" office:value-type="float" office:value="-0.0359803570687946" calcext:value-type="float">
            <text:p>-0,04</text:p>
          </table:table-cell>
          <table:table-cell table:formula="of:=IF([.$A208]-[.I$2]=0;1;SIN(PI()*2*([.$A208]-[.I$2]))/(PI()*2*([.$A208]-[.I$2])))" office:value-type="float" office:value="0.044547108751841" calcext:value-type="float">
            <text:p>0,04</text:p>
          </table:table-cell>
          <table:table-cell table:formula="of:=IF([.$A208]-[.J$2]=0;1;SIN(PI()*2*([.$A208]-[.J$2]))/(PI()*2*([.$A208]-[.J$2])))" office:value-type="float" office:value="-0.0584680802367912" calcext:value-type="float">
            <text:p>-0,06</text:p>
          </table:table-cell>
          <table:table-cell table:formula="of:=IF([.$A208]-[.K$2]=0;1;SIN(PI()*2*([.$A208]-[.K$2]))/(PI()*2*([.$A208]-[.K$2])))" office:value-type="float" office:value="0.0850444803444235" calcext:value-type="float">
            <text:p>0,09</text:p>
          </table:table-cell>
          <table:table-cell table:formula="of:=IF([.$A208]-[.L$2]=0;1;SIN(PI()*2*([.$A208]-[.L$2]))/(PI()*2*([.$A208]-[.L$2])))" office:value-type="float" office:value="-0.155914880631443" calcext:value-type="float">
            <text:p>-0,16</text:p>
          </table:table-cell>
          <table:table-cell table:formula="of:=IF([.$A208]-[.M$2]=0;1;SIN(PI()*2*([.$A208]-[.M$2]))/(PI()*2*([.$A208]-[.M$2])))" office:value-type="float" office:value="0.935489283788636" calcext:value-type="float">
            <text:p>0,94</text:p>
          </table:table-cell>
          <table:table-cell table:number-columns-repeated="1011"/>
        </table:table-row>
        <table:table-row table:style-name="ro1">
          <table:table-cell table:formula="of:=[.A208]+[.$A$1]" office:value-type="float" office:value="3.12" calcext:value-type="float">
            <text:p>3,12</text:p>
          </table:table-cell>
          <table:table-cell table:formula="of:=SIN([.$A209]*PI()-0.25)" office:value-type="float" office:value="-0.126650068002357" calcext:value-type="float">
            <text:p>-0,13</text:p>
          </table:table-cell>
          <table:table-cell table:formula="of:=SIN(2*[.$A209]*PI()-0.25)" office:value-type="float" office:value="0.482916469584001" calcext:value-type="float">
            <text:p>0,48</text:p>
          </table:table-cell>
          <table:table-cell table:formula="of:=SIN(-0.25) * ([.$G209] - [.$I209] + [.$K209] - [.$M209]) + SIN(PI() * 0.5 - 0.25) * ( [.$H209] - [.$J209] + [.$L209])" office:value-type="float" office:value="0.0592383605831787" calcext:value-type="float">
            <text:p>0,06</text:p>
          </table:table-cell>
          <table:table-cell table:formula="of:= SIN(-0.25) * ([.$G209] - [.$H209] + [.$I209] - [.$J209] + [.$K209] - [.$L209] + [.$M209])" office:value-type="float" office:value="-0.340441645413221" calcext:value-type="float">
            <text:p>-0,34</text:p>
          </table:table-cell>
          <table:table-cell/>
          <table:table-cell table:formula="of:=IF([.$A209]-[.G$2]=0;1;SIN(PI()*2*([.$A209]-[.G$2]))/(PI()*2*([.$A209]-[.G$2])))" office:value-type="float" office:value="0.0349195691307064" calcext:value-type="float">
            <text:p>0,03</text:p>
          </table:table-cell>
          <table:table-cell table:formula="of:=IF([.$A209]-[.H$2]=0;1;SIN(PI()*2*([.$A209]-[.H$2]))/(PI()*2*([.$A209]-[.H$2])))" office:value-type="float" office:value="-0.0415836090411465" calcext:value-type="float">
            <text:p>-0,04</text:p>
          </table:table-cell>
          <table:table-cell table:formula="of:=IF([.$A209]-[.I$2]=0;1;SIN(PI()*2*([.$A209]-[.I$2]))/(PI()*2*([.$A209]-[.I$2])))" office:value-type="float" office:value="0.0513910640036811" calcext:value-type="float">
            <text:p>0,05</text:p>
          </table:table-cell>
          <table:table-cell table:formula="of:=IF([.$A209]-[.J$2]=0;1;SIN(PI()*2*([.$A209]-[.J$2]))/(PI()*2*([.$A209]-[.J$2])))" office:value-type="float" office:value="-0.06725250351099" calcext:value-type="float">
            <text:p>-0,07</text:p>
          </table:table-cell>
          <table:table-cell table:formula="of:=IF([.$A209]-[.K$2]=0;1;SIN(PI()*2*([.$A209]-[.K$2]))/(PI()*2*([.$A209]-[.K$2])))" office:value-type="float" office:value="0.0972759425783962" calcext:value-type="float">
            <text:p>0,10</text:p>
          </table:table-cell>
          <table:table-cell table:formula="of:=IF([.$A209]-[.L$2]=0;1;SIN(PI()*2*([.$A209]-[.L$2]))/(PI()*2*([.$A209]-[.L$2])))" office:value-type="float" office:value="-0.175724283367425" calcext:value-type="float">
            <text:p>-0,18</text:p>
          </table:table-cell>
          <table:table-cell table:formula="of:=IF([.$A209]-[.M$2]=0;1;SIN(PI()*2*([.$A209]-[.M$2]))/(PI()*2*([.$A209]-[.M$2])))" office:value-type="float" office:value="0.907908797398347" calcext:value-type="float">
            <text:p>0,91</text:p>
          </table:table-cell>
          <table:table-cell table:number-columns-repeated="1011"/>
        </table:table-row>
        <table:table-row table:style-name="ro1">
          <table:table-cell table:formula="of:=[.A209]+[.$A$1]" office:value-type="float" office:value="3.14" calcext:value-type="float">
            <text:p>3,14</text:p>
          </table:table-cell>
          <table:table-cell table:formula="of:=SIN([.$A210]*PI()-0.25)" office:value-type="float" office:value="-0.188685049283872" calcext:value-type="float">
            <text:p>-0,19</text:p>
          </table:table-cell>
          <table:table-cell table:formula="of:=SIN(2*[.$A210]*PI()-0.25)" office:value-type="float" office:value="0.588858633230384" calcext:value-type="float">
            <text:p>0,59</text:p>
          </table:table-cell>
          <table:table-cell table:formula="of:=SIN(-0.25) * ([.$G210] - [.$I210] + [.$K210] - [.$M210]) + SIN(PI() * 0.5 - 0.25) * ( [.$H210] - [.$J210] + [.$L210])" office:value-type="float" office:value="0.0364006423578048" calcext:value-type="float">
            <text:p>0,04</text:p>
          </table:table-cell>
          <table:table-cell table:formula="of:= SIN(-0.25) * ([.$G210] - [.$H210] + [.$I210] - [.$J210] + [.$K210] - [.$L210] + [.$M210])" office:value-type="float" office:value="-0.344560089368394" calcext:value-type="float">
            <text:p>-0,34</text:p>
          </table:table-cell>
          <table:table-cell/>
          <table:table-cell table:formula="of:=IF([.$A210]-[.G$2]=0;1;SIN(PI()*2*([.$A210]-[.G$2]))/(PI()*2*([.$A210]-[.G$2])))" office:value-type="float" office:value="0.0390544558297879" calcext:value-type="float">
            <text:p>0,04</text:p>
          </table:table-cell>
          <table:table-cell table:formula="of:=IF([.$A210]-[.H$2]=0;1;SIN(PI()*2*([.$A210]-[.H$2]))/(PI()*2*([.$A210]-[.H$2])))" office:value-type="float" office:value="-0.046451133070278" calcext:value-type="float">
            <text:p>-0,05</text:p>
          </table:table-cell>
          <table:table-cell table:formula="of:=IF([.$A210]-[.I$2]=0;1;SIN(PI()*2*([.$A210]-[.I$2]))/(PI()*2*([.$A210]-[.I$2])))" office:value-type="float" office:value="0.0573042015446421" calcext:value-type="float">
            <text:p>0,06</text:p>
          </table:table-cell>
          <table:table-cell table:formula="of:=IF([.$A210]-[.J$2]=0;1;SIN(PI()*2*([.$A210]-[.J$2]))/(PI()*2*([.$A210]-[.J$2])))" office:value-type="float" office:value="-0.0747749946984964" calcext:value-type="float">
            <text:p>-0,07</text:p>
          </table:table-cell>
          <table:table-cell table:formula="of:=IF([.$A210]-[.K$2]=0;1;SIN(PI()*2*([.$A210]-[.K$2]))/(PI()*2*([.$A210]-[.K$2])))" office:value-type="float" office:value="0.107571045004854" calcext:value-type="float">
            <text:p>0,11</text:p>
          </table:table-cell>
          <table:table-cell table:formula="of:=IF([.$A210]-[.L$2]=0;1;SIN(PI()*2*([.$A210]-[.L$2]))/(PI()*2*([.$A210]-[.L$2])))" office:value-type="float" office:value="-0.191610923914896" calcext:value-type="float">
            <text:p>-0,19</text:p>
          </table:table-cell>
          <table:table-cell table:formula="of:=IF([.$A210]-[.M$2]=0;1;SIN(PI()*2*([.$A210]-[.M$2]))/(PI()*2*([.$A210]-[.M$2])))" office:value-type="float" office:value="0.87593565218237" calcext:value-type="float">
            <text:p>0,88</text:p>
          </table:table-cell>
          <table:table-cell table:number-columns-repeated="1011"/>
        </table:table-row>
        <table:table-row table:style-name="ro1">
          <table:table-cell table:formula="of:=[.A210]+[.$A$1]" office:value-type="float" office:value="3.16" calcext:value-type="float">
            <text:p>3,16</text:p>
          </table:table-cell>
          <table:table-cell table:formula="of:=SIN([.$A211]*PI()-0.25)" office:value-type="float" office:value="-0.249975376877864" calcext:value-type="float">
            <text:p>-0,25</text:p>
          </table:table-cell>
          <table:table-cell table:formula="of:=SIN(2*[.$A211]*PI()-0.25)" office:value-type="float" office:value="0.68551414446363" calcext:value-type="float">
            <text:p>0,69</text:p>
          </table:table-cell>
          <table:table-cell table:formula="of:=SIN(-0.25) * ([.$G211] - [.$I211] + [.$K211] - [.$M211]) + SIN(PI() * 0.5 - 0.25) * ( [.$H211] - [.$J211] + [.$L211])" office:value-type="float" office:value="0.0162090882673737" calcext:value-type="float">
            <text:p>0,02</text:p>
          </table:table-cell>
          <table:table-cell table:formula="of:= SIN(-0.25) * ([.$G211] - [.$H211] + [.$I211] - [.$J211] + [.$K211] - [.$L211] + [.$M211])" office:value-type="float" office:value="-0.345258163308607" calcext:value-type="float">
            <text:p>-0,35</text:p>
          </table:table-cell>
          <table:table-cell/>
          <table:table-cell table:formula="of:=IF([.$A211]-[.G$2]=0;1;SIN(PI()*2*([.$A211]-[.G$2]))/(PI()*2*([.$A211]-[.G$2])))" office:value-type="float" office:value="0.0425249882703078" calcext:value-type="float">
            <text:p>0,04</text:p>
          </table:table-cell>
          <table:table-cell table:formula="of:=IF([.$A211]-[.H$2]=0;1;SIN(PI()*2*([.$A211]-[.H$2]))/(PI()*2*([.$A211]-[.H$2])))" office:value-type="float" office:value="-0.05051840711811" calcext:value-type="float">
            <text:p>-0,05</text:p>
          </table:table-cell>
          <table:table-cell table:formula="of:=IF([.$A211]-[.I$2]=0;1;SIN(PI()*2*([.$A211]-[.I$2]))/(PI()*2*([.$A211]-[.I$2])))" office:value-type="float" office:value="0.0622124828398947" calcext:value-type="float">
            <text:p>0,06</text:p>
          </table:table-cell>
          <table:table-cell table:formula="of:=IF([.$A211]-[.J$2]=0;1;SIN(PI()*2*([.$A211]-[.J$2]))/(PI()*2*([.$A211]-[.J$2])))" office:value-type="float" office:value="-0.0809511824904653" calcext:value-type="float">
            <text:p>-0,08</text:p>
          </table:table-cell>
          <table:table-cell table:formula="of:=IF([.$A211]-[.K$2]=0;1;SIN(PI()*2*([.$A211]-[.K$2]))/(PI()*2*([.$A211]-[.K$2])))" office:value-type="float" office:value="0.115843933563942" calcext:value-type="float">
            <text:p>0,12</text:p>
          </table:table-cell>
          <table:table-cell table:formula="of:=IF([.$A211]-[.L$2]=0;1;SIN(PI()*2*([.$A211]-[.L$2]))/(PI()*2*([.$A211]-[.L$2])))" office:value-type="float" office:value="-0.2036044892942" calcext:value-type="float">
            <text:p>-0,20</text:p>
          </table:table-cell>
          <table:table-cell table:formula="of:=IF([.$A211]-[.M$2]=0;1;SIN(PI()*2*([.$A211]-[.M$2]))/(PI()*2*([.$A211]-[.M$2])))" office:value-type="float" office:value="0.839868518338565" calcext:value-type="float">
            <text:p>0,84</text:p>
          </table:table-cell>
          <table:table-cell table:number-columns-repeated="1011"/>
        </table:table-row>
        <table:table-row table:style-name="ro1">
          <table:table-cell table:formula="of:=[.A211]+[.$A$1]" office:value-type="float" office:value="3.18" calcext:value-type="float">
            <text:p>3,18</text:p>
          </table:table-cell>
          <table:table-cell table:formula="of:=SIN([.$A212]*PI()-0.25)" office:value-type="float" office:value="-0.310279165862205" calcext:value-type="float">
            <text:p>-0,31</text:p>
          </table:table-cell>
          <table:table-cell table:formula="of:=SIN(2*[.$A212]*PI()-0.25)" office:value-type="float" office:value="0.771358688132382" calcext:value-type="float">
            <text:p>0,77</text:p>
          </table:table-cell>
          <table:table-cell table:formula="of:=SIN(-0.25) * ([.$G212] - [.$I212] + [.$K212] - [.$M212]) + SIN(PI() * 0.5 - 0.25) * ( [.$H212] - [.$J212] + [.$L212])" office:value-type="float" office:value="-0.00132227496646659" calcext:value-type="float">
            <text:p>0,00</text:p>
          </table:table-cell>
          <table:table-cell table:formula="of:= SIN(-0.25) * ([.$G212] - [.$H212] + [.$I212] - [.$J212] + [.$K212] - [.$L212] + [.$M212])" office:value-type="float" office:value="-0.342569454736326" calcext:value-type="float">
            <text:p>-0,34</text:p>
          </table:table-cell>
          <table:table-cell/>
          <table:table-cell table:formula="of:=IF([.$A212]-[.G$2]=0;1;SIN(PI()*2*([.$A212]-[.G$2]))/(PI()*2*([.$A212]-[.G$2])))" office:value-type="float" office:value="0.0452854396362383" calcext:value-type="float">
            <text:p>0,05</text:p>
          </table:table-cell>
          <table:table-cell table:formula="of:=IF([.$A212]-[.H$2]=0;1;SIN(PI()*2*([.$A212]-[.H$2]))/(PI()*2*([.$A212]-[.H$2])))" office:value-type="float" office:value="-0.0537342156877753" calcext:value-type="float">
            <text:p>-0,05</text:p>
          </table:table-cell>
          <table:table-cell table:formula="of:=IF([.$A212]-[.I$2]=0;1;SIN(PI()*2*([.$A212]-[.I$2]))/(PI()*2*([.$A212]-[.I$2])))" office:value-type="float" office:value="0.066058577084054" calcext:value-type="float">
            <text:p>0,07</text:p>
          </table:table-cell>
          <table:table-cell table:formula="of:=IF([.$A212]-[.J$2]=0;1;SIN(PI()*2*([.$A212]-[.J$2]))/(PI()*2*([.$A212]-[.J$2])))" office:value-type="float" office:value="-0.0857188678828796" calcext:value-type="float">
            <text:p>-0,09</text:p>
          </table:table-cell>
          <table:table-cell table:formula="of:=IF([.$A212]-[.K$2]=0;1;SIN(PI()*2*([.$A212]-[.K$2]))/(PI()*2*([.$A212]-[.K$2])))" office:value-type="float" office:value="0.12204042207054" calcext:value-type="float">
            <text:p>0,12</text:p>
          </table:table-cell>
          <table:table-cell table:formula="of:=IF([.$A212]-[.L$2]=0;1;SIN(PI()*2*([.$A212]-[.L$2]))/(PI()*2*([.$A212]-[.L$2])))" office:value-type="float" office:value="-0.211776026534173" calcext:value-type="float">
            <text:p>-0,21</text:p>
          </table:table-cell>
          <table:table-cell table:formula="of:=IF([.$A212]-[.M$2]=0;1;SIN(PI()*2*([.$A212]-[.M$2]))/(PI()*2*([.$A212]-[.M$2])))" office:value-type="float" office:value="0.800042766906865" calcext:value-type="float">
            <text:p>0,80</text:p>
          </table:table-cell>
          <table:table-cell table:number-columns-repeated="1011"/>
        </table:table-row>
        <table:table-row table:style-name="ro1">
          <table:table-cell table:formula="of:=[.A212]+[.$A$1]" office:value-type="float" office:value="3.2" calcext:value-type="float">
            <text:p>3,20</text:p>
          </table:table-cell>
          <table:table-cell table:formula="of:=SIN([.$A213]*PI()-0.25)" office:value-type="float" office:value="-0.369358424731954" calcext:value-type="float">
            <text:p>-0,37</text:p>
          </table:table-cell>
          <table:table-cell table:formula="of:=SIN(2*[.$A213]*PI()-0.25)" office:value-type="float" office:value="0.845038444501941" calcext:value-type="float">
            <text:p>0,85</text:p>
          </table:table-cell>
          <table:table-cell table:formula="of:=SIN(-0.25) * ([.$G213] - [.$I213] + [.$K213] - [.$M213]) + SIN(PI() * 0.5 - 0.25) * ( [.$H213] - [.$J213] + [.$L213])" office:value-type="float" office:value="-0.0162076159655779" calcext:value-type="float">
            <text:p>-0,02</text:p>
          </table:table-cell>
          <table:table-cell table:formula="of:= SIN(-0.25) * ([.$G213] - [.$H213] + [.$I213] - [.$J213] + [.$K213] - [.$L213] + [.$M213])" office:value-type="float" office:value="-0.33656946027172" calcext:value-type="float">
            <text:p>-0,34</text:p>
          </table:table-cell>
          <table:table-cell/>
          <table:table-cell table:formula="of:=IF([.$A213]-[.G$2]=0;1;SIN(PI()*2*([.$A213]-[.G$2]))/(PI()*2*([.$A213]-[.G$2])))" office:value-type="float" office:value="0.0473016705400413" calcext:value-type="float">
            <text:p>0,05</text:p>
          </table:table-cell>
          <table:table-cell table:formula="of:=IF([.$A213]-[.H$2]=0;1;SIN(PI()*2*([.$A213]-[.H$2]))/(PI()*2*([.$A213]-[.H$2])))" office:value-type="float" office:value="-0.0560612391585674" calcext:value-type="float">
            <text:p>-0,06</text:p>
          </table:table-cell>
          <table:table-cell table:formula="of:=IF([.$A213]-[.I$2]=0;1;SIN(PI()*2*([.$A213]-[.I$2]))/(PI()*2*([.$A213]-[.I$2])))" office:value-type="float" office:value="0.0688024298764237" calcext:value-type="float">
            <text:p>0,07</text:p>
          </table:table-cell>
          <table:table-cell table:formula="of:=IF([.$A213]-[.J$2]=0;1;SIN(PI()*2*([.$A213]-[.J$2]))/(PI()*2*([.$A213]-[.J$2])))" office:value-type="float" office:value="-0.0890384386636071" calcext:value-type="float">
            <text:p>-0,09</text:p>
          </table:table-cell>
          <table:table-cell table:formula="of:=IF([.$A213]-[.K$2]=0;1;SIN(PI()*2*([.$A213]-[.K$2]))/(PI()*2*([.$A213]-[.K$2])))" office:value-type="float" office:value="0.126137788106777" calcext:value-type="float">
            <text:p>0,13</text:p>
          </table:table-cell>
          <table:table-cell table:formula="of:=IF([.$A213]-[.L$2]=0;1;SIN(PI()*2*([.$A213]-[.L$2]))/(PI()*2*([.$A213]-[.L$2])))" office:value-type="float" office:value="-0.216236208183045" calcext:value-type="float">
            <text:p>-0,22</text:p>
          </table:table-cell>
          <table:table-cell table:formula="of:=IF([.$A213]-[.M$2]=0;1;SIN(PI()*2*([.$A213]-[.M$2]))/(PI()*2*([.$A213]-[.M$2])))" office:value-type="float" office:value="0.756826728640651" calcext:value-type="float">
            <text:p>0,76</text:p>
          </table:table-cell>
          <table:table-cell table:number-columns-repeated="1011"/>
        </table:table-row>
        <table:table-row table:style-name="ro1">
          <table:table-cell table:formula="of:=[.A213]+[.$A$1]" office:value-type="float" office:value="3.22" calcext:value-type="float">
            <text:p>3,22</text:p>
          </table:table-cell>
          <table:table-cell table:formula="of:=SIN([.$A214]*PI()-0.25)" office:value-type="float" office:value="-0.4269799946431" calcext:value-type="float">
            <text:p>-0,43</text:p>
          </table:table-cell>
          <table:table-cell table:formula="of:=SIN(2*[.$A214]*PI()-0.25)" office:value-type="float" office:value="0.905391439800206" calcext:value-type="float">
            <text:p>0,91</text:p>
          </table:table-cell>
          <table:table-cell table:formula="of:=SIN(-0.25) * ([.$G214] - [.$I214] + [.$K214] - [.$M214]) + SIN(PI() * 0.5 - 0.25) * ( [.$H214] - [.$J214] + [.$L214])" office:value-type="float" office:value="-0.0284883519765151" calcext:value-type="float">
            <text:p>-0,03</text:p>
          </table:table-cell>
          <table:table-cell table:formula="of:= SIN(-0.25) * ([.$G214] - [.$H214] + [.$I214] - [.$J214] + [.$K214] - [.$L214] + [.$M214])" office:value-type="float" office:value="-0.327374161399419" calcext:value-type="float">
            <text:p>-0,33</text:p>
          </table:table-cell>
          <table:table-cell/>
          <table:table-cell table:formula="of:=IF([.$A214]-[.G$2]=0;1;SIN(PI()*2*([.$A214]-[.G$2]))/(PI()*2*([.$A214]-[.G$2])))" office:value-type="float" office:value="0.0485515128849749" calcext:value-type="float">
            <text:p>0,05</text:p>
          </table:table-cell>
          <table:table-cell table:formula="of:=IF([.$A214]-[.H$2]=0;1;SIN(PI()*2*([.$A214]-[.H$2]))/(PI()*2*([.$A214]-[.H$2])))" office:value-type="float" office:value="-0.0574764233417717" calcext:value-type="float">
            <text:p>-0,06</text:p>
          </table:table-cell>
          <table:table-cell table:formula="of:=IF([.$A214]-[.I$2]=0;1;SIN(PI()*2*([.$A214]-[.I$2]))/(PI()*2*([.$A214]-[.I$2])))" office:value-type="float" office:value="0.0704215637340627" calcext:value-type="float">
            <text:p>0,07</text:p>
          </table:table-cell>
          <table:table-cell table:formula="of:=IF([.$A214]-[.J$2]=0;1;SIN(PI()*2*([.$A214]-[.J$2]))/(PI()*2*([.$A214]-[.J$2])))" office:value-type="float" office:value="-0.0908929485404762" calcext:value-type="float">
            <text:p>-0,09</text:p>
          </table:table-cell>
          <table:table-cell table:formula="of:=IF([.$A214]-[.K$2]=0;1;SIN(PI()*2*([.$A214]-[.K$2]))/(PI()*2*([.$A214]-[.K$2])))" office:value-type="float" office:value="0.128144156958704" calcext:value-type="float">
            <text:p>0,13</text:p>
          </table:table-cell>
          <table:table-cell table:formula="of:=IF([.$A214]-[.L$2]=0;1;SIN(PI()*2*([.$A214]-[.L$2]))/(PI()*2*([.$A214]-[.L$2])))" office:value-type="float" office:value="-0.217133154846693" calcext:value-type="float">
            <text:p>-0,22</text:p>
          </table:table-cell>
          <table:table-cell table:formula="of:=IF([.$A214]-[.M$2]=0;1;SIN(PI()*2*([.$A214]-[.M$2]))/(PI()*2*([.$A214]-[.M$2])))" office:value-type="float" office:value="0.710617597680079" calcext:value-type="float">
            <text:p>0,71</text:p>
          </table:table-cell>
          <table:table-cell table:number-columns-repeated="1011"/>
        </table:table-row>
        <table:table-row table:style-name="ro1">
          <table:table-cell table:formula="of:=[.A214]+[.$A$1]" office:value-type="float" office:value="3.24" calcext:value-type="float">
            <text:p>3,24</text:p>
          </table:table-cell>
          <table:table-cell table:formula="of:=SIN([.$A215]*PI()-0.25)" office:value-type="float" office:value="-0.482916469583993" calcext:value-type="float">
            <text:p>-0,48</text:p>
          </table:table-cell>
          <table:table-cell table:formula="of:=SIN(2*[.$A215]*PI()-0.25)" office:value-type="float" office:value="0.951465871238193" calcext:value-type="float">
            <text:p>0,95</text:p>
          </table:table-cell>
          <table:table-cell table:formula="of:=SIN(-0.25) * ([.$G215] - [.$I215] + [.$K215] - [.$M215]) + SIN(PI() * 0.5 - 0.25) * ( [.$H215] - [.$J215] + [.$L215])" office:value-type="float" office:value="-0.0382319064194822" calcext:value-type="float">
            <text:p>-0,04</text:p>
          </table:table-cell>
          <table:table-cell table:formula="of:= SIN(-0.25) * ([.$G215] - [.$H215] + [.$I215] - [.$J215] + [.$K215] - [.$L215] + [.$M215])" office:value-type="float" office:value="-0.31513807554644" calcext:value-type="float">
            <text:p>-0,32</text:p>
          </table:table-cell>
          <table:table-cell/>
          <table:table-cell table:formula="of:=IF([.$A215]-[.G$2]=0;1;SIN(PI()*2*([.$A215]-[.G$2]))/(PI()*2*([.$A215]-[.G$2])))" office:value-type="float" office:value="0.0490249651750593" calcext:value-type="float">
            <text:p>0,05</text:p>
          </table:table-cell>
          <table:table-cell table:formula="of:=IF([.$A215]-[.H$2]=0;1;SIN(PI()*2*([.$A215]-[.H$2]))/(PI()*2*([.$A215]-[.H$2])))" office:value-type="float" office:value="-0.0579711267033548" calcext:value-type="float">
            <text:p>-0,06</text:p>
          </table:table-cell>
          <table:table-cell table:formula="of:=IF([.$A215]-[.I$2]=0;1;SIN(PI()*2*([.$A215]-[.I$2]))/(PI()*2*([.$A215]-[.I$2])))" office:value-type="float" office:value="0.0709111103424964" calcext:value-type="float">
            <text:p>0,07</text:p>
          </table:table-cell>
          <table:table-cell table:formula="of:=IF([.$A215]-[.J$2]=0;1;SIN(PI()*2*([.$A215]-[.J$2]))/(PI()*2*([.$A215]-[.J$2])))" office:value-type="float" office:value="-0.0912878661880414" calcext:value-type="float">
            <text:p>-0,09</text:p>
          </table:table-cell>
          <table:table-cell table:formula="of:=IF([.$A215]-[.K$2]=0;1;SIN(PI()*2*([.$A215]-[.K$2]))/(PI()*2*([.$A215]-[.K$2])))" office:value-type="float" office:value="0.128097489650961" calcext:value-type="float">
            <text:p>0,13</text:p>
          </table:table-cell>
          <table:table-cell table:formula="of:=IF([.$A215]-[.L$2]=0;1;SIN(PI()*2*([.$A215]-[.L$2]))/(PI()*2*([.$A215]-[.L$2])))" office:value-type="float" office:value="-0.214649847523232" calcext:value-type="float">
            <text:p>-0,21</text:p>
          </table:table-cell>
          <table:table-cell table:formula="of:=IF([.$A215]-[.M$2]=0;1;SIN(PI()*2*([.$A215]-[.M$2]))/(PI()*2*([.$A215]-[.M$2])))" office:value-type="float" office:value="0.661837029863293" calcext:value-type="float">
            <text:p>0,66</text:p>
          </table:table-cell>
          <table:table-cell table:number-columns-repeated="1011"/>
        </table:table-row>
        <table:table-row table:style-name="ro1">
          <table:table-cell table:formula="of:=[.A215]+[.$A$1]" office:value-type="float" office:value="3.26" calcext:value-type="float">
            <text:p>3,26</text:p>
          </table:table-cell>
          <table:table-cell table:formula="of:=SIN([.$A216]*PI()-0.25)" office:value-type="float" office:value="-0.536947093842989" calcext:value-type="float">
            <text:p>-0,54</text:p>
          </table:table-cell>
          <table:table-cell table:formula="of:=SIN(2*[.$A216]*PI()-0.25)" office:value-type="float" office:value="0.982535117508593" calcext:value-type="float">
            <text:p>0,98</text:p>
          </table:table-cell>
          <table:table-cell table:formula="of:=SIN(-0.25) * ([.$G216] - [.$I216] + [.$K216] - [.$M216]) + SIN(PI() * 0.5 - 0.25) * ( [.$H216] - [.$J216] + [.$L216])" office:value-type="float" office:value="-0.0455301892300013" calcext:value-type="float">
            <text:p>-0,05</text:p>
          </table:table-cell>
          <table:table-cell table:formula="of:= SIN(-0.25) * ([.$G216] - [.$H216] + [.$I216] - [.$J216] + [.$K216] - [.$L216] + [.$M216])" office:value-type="float" office:value="-0.300051813634389" calcext:value-type="float">
            <text:p>-0,30</text:p>
          </table:table-cell>
          <table:table-cell/>
          <table:table-cell table:formula="of:=IF([.$A216]-[.G$2]=0;1;SIN(PI()*2*([.$A216]-[.G$2]))/(PI()*2*([.$A216]-[.G$2])))" office:value-type="float" office:value="0.0487241985175435" calcext:value-type="float">
            <text:p>0,05</text:p>
          </table:table-cell>
          <table:table-cell table:formula="of:=IF([.$A216]-[.H$2]=0;1;SIN(PI()*2*([.$A216]-[.H$2]))/(PI()*2*([.$A216]-[.H$2])))" office:value-type="float" office:value="-0.0575510460750695" calcext:value-type="float">
            <text:p>-0,06</text:p>
          </table:table-cell>
          <table:table-cell table:formula="of:=IF([.$A216]-[.I$2]=0;1;SIN(PI()*2*([.$A216]-[.I$2]))/(PI()*2*([.$A216]-[.I$2])))" office:value-type="float" office:value="0.0702835783925627" calcext:value-type="float">
            <text:p>0,07</text:p>
          </table:table-cell>
          <table:table-cell table:formula="of:=IF([.$A216]-[.J$2]=0;1;SIN(PI()*2*([.$A216]-[.J$2]))/(PI()*2*([.$A216]-[.J$2])))" office:value-type="float" office:value="-0.090250504072268" calcext:value-type="float">
            <text:p>-0,09</text:p>
          </table:table-cell>
          <table:table-cell table:formula="of:=IF([.$A216]-[.K$2]=0;1;SIN(PI()*2*([.$A216]-[.K$2]))/(PI()*2*([.$A216]-[.K$2])))" office:value-type="float" office:value="0.126064196164438" calcext:value-type="float">
            <text:p>0,13</text:p>
          </table:table-cell>
          <table:table-cell table:formula="of:=IF([.$A216]-[.L$2]=0;1;SIN(PI()*2*([.$A216]-[.L$2]))/(PI()*2*([.$A216]-[.L$2])))" office:value-type="float" office:value="-0.209001167325252" calcext:value-type="float">
            <text:p>-0,21</text:p>
          </table:table-cell>
          <table:table-cell table:formula="of:=IF([.$A216]-[.M$2]=0;1;SIN(PI()*2*([.$A216]-[.M$2]))/(PI()*2*([.$A216]-[.M$2])))" office:value-type="float" office:value="0.610926489104577" calcext:value-type="float">
            <text:p>0,61</text:p>
          </table:table-cell>
          <table:table-cell table:number-columns-repeated="1011"/>
        </table:table-row>
        <table:table-row table:style-name="ro1">
          <table:table-cell table:formula="of:=[.A216]+[.$A$1]" office:value-type="float" office:value="3.28" calcext:value-type="float">
            <text:p>3,28</text:p>
          </table:table-cell>
          <table:table-cell table:formula="of:=SIN([.$A217]*PI()-0.25)" office:value-type="float" office:value="-0.588858633230379" calcext:value-type="float">
            <text:p>-0,59</text:p>
          </table:table-cell>
          <table:table-cell table:formula="of:=SIN(2*[.$A217]*PI()-0.25)" office:value-type="float" office:value="0.998109198037852" calcext:value-type="float">
            <text:p>1,00</text:p>
          </table:table-cell>
          <table:table-cell table:formula="of:=SIN(-0.25) * ([.$G217] - [.$I217] + [.$K217] - [.$M217]) + SIN(PI() * 0.5 - 0.25) * ( [.$H217] - [.$J217] + [.$L217])" office:value-type="float" office:value="-0.0504978218614629" calcext:value-type="float">
            <text:p>-0,05</text:p>
          </table:table-cell>
          <table:table-cell table:formula="of:= SIN(-0.25) * ([.$G217] - [.$H217] + [.$I217] - [.$J217] + [.$K217] - [.$L217] + [.$M217])" office:value-type="float" office:value="-0.282339181756612" calcext:value-type="float">
            <text:p>-0,28</text:p>
          </table:table-cell>
          <table:table-cell/>
          <table:table-cell table:formula="of:=IF([.$A217]-[.G$2]=0;1;SIN(PI()*2*([.$A217]-[.G$2]))/(PI()*2*([.$A217]-[.G$2])))" office:value-type="float" office:value="0.0476633754541519" calcext:value-type="float">
            <text:p>0,05</text:p>
          </table:table-cell>
          <table:table-cell table:formula="of:=IF([.$A217]-[.H$2]=0;1;SIN(PI()*2*([.$A217]-[.H$2]))/(PI()*2*([.$A217]-[.H$2])))" office:value-type="float" office:value="-0.0562359249962655" calcext:value-type="float">
            <text:p>-0,06</text:p>
          </table:table-cell>
          <table:table-cell table:formula="of:=IF([.$A217]-[.I$2]=0;1;SIN(PI()*2*([.$A217]-[.I$2]))/(PI()*2*([.$A217]-[.I$2])))" office:value-type="float" office:value="0.068568364688429" calcext:value-type="float">
            <text:p>0,07</text:p>
          </table:table-cell>
          <table:table-cell table:formula="of:=IF([.$A217]-[.J$2]=0;1;SIN(PI()*2*([.$A217]-[.J$2]))/(PI()*2*([.$A217]-[.J$2])))" office:value-type="float" office:value="-0.0878291412863022" calcext:value-type="float">
            <text:p>-0,09</text:p>
          </table:table-cell>
          <table:table-cell table:formula="of:=IF([.$A217]-[.K$2]=0;1;SIN(PI()*2*([.$A217]-[.K$2]))/(PI()*2*([.$A217]-[.K$2])))" office:value-type="float" office:value="0.122137399601264" calcext:value-type="float">
            <text:p>0,12</text:p>
          </table:table-cell>
          <table:table-cell table:formula="of:=IF([.$A217]-[.L$2]=0;1;SIN(PI()*2*([.$A217]-[.L$2]))/(PI()*2*([.$A217]-[.L$2])))" office:value-type="float" office:value="-0.200430604473869" calcext:value-type="float">
            <text:p>-0,20</text:p>
          </table:table-cell>
          <table:table-cell table:formula="of:=IF([.$A217]-[.M$2]=0;1;SIN(PI()*2*([.$A217]-[.M$2]))/(PI()*2*([.$A217]-[.M$2])))" office:value-type="float" office:value="0.558342398177202" calcext:value-type="float">
            <text:p>0,56</text:p>
          </table:table-cell>
          <table:table-cell table:number-columns-repeated="1011"/>
        </table:table-row>
        <table:table-row table:style-name="ro1">
          <table:table-cell table:formula="of:=[.A217]+[.$A$1]" office:value-type="float" office:value="3.3" calcext:value-type="float">
            <text:p>3,30</text:p>
          </table:table-cell>
          <table:table-cell table:formula="of:=SIN([.$A218]*PI()-0.25)" office:value-type="float" office:value="-0.638446216616327" calcext:value-type="float">
            <text:p>-0,64</text:p>
          </table:table-cell>
          <table:table-cell table:formula="of:=SIN(2*[.$A218]*PI()-0.25)" office:value-type="float" office:value="0.99794250027252" calcext:value-type="float">
            <text:p>1,00</text:p>
          </table:table-cell>
          <table:table-cell table:formula="of:=SIN(-0.25) * ([.$G218] - [.$I218] + [.$K218] - [.$M218]) + SIN(PI() * 0.5 - 0.25) * ( [.$H218] - [.$J218] + [.$L218])" office:value-type="float" office:value="-0.0532701318559883" calcext:value-type="float">
            <text:p>-0,05</text:p>
          </table:table-cell>
          <table:table-cell table:formula="of:= SIN(-0.25) * ([.$G218] - [.$H218] + [.$I218] - [.$J218] + [.$K218] - [.$L218] + [.$M218])" office:value-type="float" office:value="-0.26225387056593" calcext:value-type="float">
            <text:p>-0,26</text:p>
          </table:table-cell>
          <table:table-cell/>
          <table:table-cell table:formula="of:=IF([.$A218]-[.G$2]=0;1;SIN(PI()*2*([.$A218]-[.G$2]))/(PI()*2*([.$A218]-[.G$2])))" office:value-type="float" office:value="0.045868286584282" calcext:value-type="float">
            <text:p>0,05</text:p>
          </table:table-cell>
          <table:table-cell table:formula="of:=IF([.$A218]-[.H$2]=0;1;SIN(PI()*2*([.$A218]-[.H$2]))/(PI()*2*([.$A218]-[.H$2])))" office:value-type="float" office:value="-0.0540590520457609" calcext:value-type="float">
            <text:p>-0,05</text:p>
          </table:table-cell>
          <table:table-cell table:formula="of:=IF([.$A218]-[.I$2]=0;1;SIN(PI()*2*([.$A218]-[.I$2]))/(PI()*2*([.$A218]-[.I$2])))" office:value-type="float" office:value="0.0658110198817958" calcext:value-type="float">
            <text:p>0,07</text:p>
          </table:table-cell>
          <table:table-cell table:formula="of:=IF([.$A218]-[.J$2]=0;1;SIN(PI()*2*([.$A218]-[.J$2]))/(PI()*2*([.$A218]-[.J$2])))" office:value-type="float" office:value="-0.0840918587378502" calcext:value-type="float">
            <text:p>-0,08</text:p>
          </table:table-cell>
          <table:table-cell table:formula="of:=IF([.$A218]-[.K$2]=0;1;SIN(PI()*2*([.$A218]-[.K$2]))/(PI()*2*([.$A218]-[.K$2])))" office:value-type="float" office:value="0.116434881329331" calcext:value-type="float">
            <text:p>0,12</text:p>
          </table:table-cell>
          <table:table-cell table:formula="of:=IF([.$A218]-[.L$2]=0;1;SIN(PI()*2*([.$A218]-[.L$2]))/(PI()*2*([.$A218]-[.L$2])))" office:value-type="float" office:value="-0.189206682160162" calcext:value-type="float">
            <text:p>-0,19</text:p>
          </table:table-cell>
          <table:table-cell table:formula="of:=IF([.$A218]-[.M$2]=0;1;SIN(PI()*2*([.$A218]-[.M$2]))/(PI()*2*([.$A218]-[.M$2])))" office:value-type="float" office:value="0.504551152427097" calcext:value-type="float">
            <text:p>0,50</text:p>
          </table:table-cell>
          <table:table-cell table:number-columns-repeated="1011"/>
        </table:table-row>
        <table:table-row table:style-name="ro1">
          <table:table-cell table:formula="of:=[.A218]+[.$A$1]" office:value-type="float" office:value="3.32" calcext:value-type="float">
            <text:p>3,32</text:p>
          </table:table-cell>
          <table:table-cell table:formula="of:=SIN([.$A219]*PI()-0.25)" office:value-type="float" office:value="-0.685514144463623" calcext:value-type="float">
            <text:p>-0,69</text:p>
          </table:table-cell>
          <table:table-cell table:formula="of:=SIN(2*[.$A219]*PI()-0.25)" office:value-type="float" office:value="0.982037653135937" calcext:value-type="float">
            <text:p>0,98</text:p>
          </table:table-cell>
          <table:table-cell table:formula="of:=SIN(-0.25) * ([.$G219] - [.$I219] + [.$K219] - [.$M219]) + SIN(PI() * 0.5 - 0.25) * ( [.$H219] - [.$J219] + [.$L219])" office:value-type="float" office:value="-0.054000944586753" calcext:value-type="float">
            <text:p>-0,05</text:p>
          </table:table-cell>
          <table:table-cell table:formula="of:= SIN(-0.25) * ([.$G219] - [.$H219] + [.$I219] - [.$J219] + [.$K219] - [.$L219] + [.$M219])" office:value-type="float" office:value="-0.240075781242124" calcext:value-type="float">
            <text:p>-0,24</text:p>
          </table:table-cell>
          <table:table-cell/>
          <table:table-cell table:formula="of:=IF([.$A219]-[.G$2]=0;1;SIN(PI()*2*([.$A219]-[.G$2]))/(PI()*2*([.$A219]-[.G$2])))" office:value-type="float" office:value="0.0433758126636252" calcext:value-type="float">
            <text:p>0,04</text:p>
          </table:table-cell>
          <table:table-cell table:formula="of:=IF([.$A219]-[.H$2]=0;1;SIN(PI()*2*([.$A219]-[.H$2]))/(PI()*2*([.$A219]-[.H$2])))" office:value-type="float" office:value="-0.0510665595897998" calcext:value-type="float">
            <text:p>-0,05</text:p>
          </table:table-cell>
          <table:table-cell table:formula="of:=IF([.$A219]-[.I$2]=0;1;SIN(PI()*2*([.$A219]-[.I$2]))/(PI()*2*([.$A219]-[.I$2])))" office:value-type="float" office:value="0.0620722836393256" calcext:value-type="float">
            <text:p>0,06</text:p>
          </table:table-cell>
          <table:table-cell table:formula="of:=IF([.$A219]-[.J$2]=0;1;SIN(PI()*2*([.$A219]-[.J$2]))/(PI()*2*([.$A219]-[.J$2])))" office:value-type="float" office:value="-0.0791251088149644" calcext:value-type="float">
            <text:p>-0,08</text:p>
          </table:table-cell>
          <table:table-cell table:formula="of:=IF([.$A219]-[.K$2]=0;1;SIN(PI()*2*([.$A219]-[.K$2]))/(PI()*2*([.$A219]-[.K$2])))" office:value-type="float" office:value="0.109096740941845" calcext:value-type="float">
            <text:p>0,11</text:p>
          </table:table-cell>
          <table:table-cell table:formula="of:=IF([.$A219]-[.L$2]=0;1;SIN(PI()*2*([.$A219]-[.L$2]))/(PI()*2*([.$A219]-[.L$2])))" office:value-type="float" office:value="-0.175619143955165" calcext:value-type="float">
            <text:p>-0,18</text:p>
          </table:table-cell>
          <table:table-cell table:formula="of:=IF([.$A219]-[.M$2]=0;1;SIN(PI()*2*([.$A219]-[.M$2]))/(PI()*2*([.$A219]-[.M$2])))" office:value-type="float" office:value="0.450024056385107" calcext:value-type="float">
            <text:p>0,45</text:p>
          </table:table-cell>
          <table:table-cell table:number-columns-repeated="1011"/>
        </table:table-row>
        <table:table-row table:style-name="ro1">
          <table:table-cell table:formula="of:=[.A219]+[.$A$1]" office:value-type="float" office:value="3.34" calcext:value-type="float">
            <text:p>3,34</text:p>
          </table:table-cell>
          <table:table-cell table:formula="of:=SIN([.$A220]*PI()-0.25)" office:value-type="float" office:value="-0.729876661164344" calcext:value-type="float">
            <text:p>-0,73</text:p>
          </table:table-cell>
          <table:table-cell table:formula="of:=SIN(2*[.$A220]*PI()-0.25)" office:value-type="float" office:value="0.950645485568542" calcext:value-type="float">
            <text:p>0,95</text:p>
          </table:table-cell>
          <table:table-cell table:formula="of:=SIN(-0.25) * ([.$G220] - [.$I220] + [.$K220] - [.$M220]) + SIN(PI() * 0.5 - 0.25) * ( [.$H220] - [.$J220] + [.$L220])" office:value-type="float" office:value="-0.0528602020924038" calcext:value-type="float">
            <text:p>-0,05</text:p>
          </table:table-cell>
          <table:table-cell table:formula="of:= SIN(-0.25) * ([.$G220] - [.$H220] + [.$I220] - [.$J220] + [.$K220] - [.$L220] + [.$M220])" office:value-type="float" office:value="-0.216107041471344" calcext:value-type="float">
            <text:p>-0,22</text:p>
          </table:table-cell>
          <table:table-cell/>
          <table:table-cell table:formula="of:=IF([.$A220]-[.G$2]=0;1;SIN(PI()*2*([.$A220]-[.G$2]))/(PI()*2*([.$A220]-[.G$2])))" office:value-type="float" office:value="0.0402332224353801" calcext:value-type="float">
            <text:p>0,04</text:p>
          </table:table-cell>
          <table:table-cell table:formula="of:=IF([.$A220]-[.H$2]=0;1;SIN(PI()*2*([.$A220]-[.H$2]))/(PI()*2*([.$A220]-[.H$2])))" office:value-type="float" office:value="-0.0473165362444259" calcext:value-type="float">
            <text:p>-0,05</text:p>
          </table:table-cell>
          <table:table-cell table:formula="of:=IF([.$A220]-[.I$2]=0;1;SIN(PI()*2*([.$A220]-[.I$2]))/(PI()*2*([.$A220]-[.I$2])))" office:value-type="float" office:value="0.0574269072368246" calcext:value-type="float">
            <text:p>0,06</text:p>
          </table:table-cell>
          <table:table-cell table:formula="of:=IF([.$A220]-[.J$2]=0;1;SIN(PI()*2*([.$A220]-[.J$2]))/(PI()*2*([.$A220]-[.J$2])))" office:value-type="float" office:value="-0.0730320450729182" calcext:value-type="float">
            <text:p>-0,07</text:p>
          </table:table-cell>
          <table:table-cell table:formula="of:=IF([.$A220]-[.K$2]=0;1;SIN(PI()*2*([.$A220]-[.K$2]))/(PI()*2*([.$A220]-[.K$2])))" office:value-type="float" office:value="0.100282808159828" calcext:value-type="float">
            <text:p>0,10</text:p>
          </table:table-cell>
          <table:table-cell table:formula="of:=IF([.$A220]-[.L$2]=0;1;SIN(PI()*2*([.$A220]-[.L$2]))/(PI()*2*([.$A220]-[.L$2])))" office:value-type="float" office:value="-0.159974955874011" calcext:value-type="float">
            <text:p>-0,16</text:p>
          </table:table-cell>
          <table:table-cell table:formula="of:=IF([.$A220]-[.M$2]=0;1;SIN(PI()*2*([.$A220]-[.M$2]))/(PI()*2*([.$A220]-[.M$2])))" office:value-type="float" office:value="0.395232243924025" calcext:value-type="float">
            <text:p>0,40</text:p>
          </table:table-cell>
          <table:table-cell table:number-columns-repeated="1011"/>
        </table:table-row>
        <table:table-row table:style-name="ro1">
          <table:table-cell table:formula="of:=[.A220]+[.$A$1]" office:value-type="float" office:value="3.36" calcext:value-type="float">
            <text:p>3,36</text:p>
          </table:table-cell>
          <table:table-cell table:formula="of:=SIN([.$A221]*PI()-0.25)" office:value-type="float" office:value="-0.771358688132377" calcext:value-type="float">
            <text:p>-0,77</text:p>
          </table:table-cell>
          <table:table-cell table:formula="of:=SIN(2*[.$A221]*PI()-0.25)" office:value-type="float" office:value="0.904261070805644" calcext:value-type="float">
            <text:p>0,90</text:p>
          </table:table-cell>
          <table:table-cell table:formula="of:=SIN(-0.25) * ([.$G221] - [.$I221] + [.$K221] - [.$M221]) + SIN(PI() * 0.5 - 0.25) * ( [.$H221] - [.$J221] + [.$L221])" office:value-type="float" office:value="-0.050031440834071" calcext:value-type="float">
            <text:p>-0,05</text:p>
          </table:table-cell>
          <table:table-cell table:formula="of:= SIN(-0.25) * ([.$G221] - [.$H221] + [.$I221] - [.$J221] + [.$K221] - [.$L221] + [.$M221])" office:value-type="float" office:value="-0.190667768653698" calcext:value-type="float">
            <text:p>-0,19</text:p>
          </table:table-cell>
          <table:table-cell/>
          <table:table-cell table:formula="of:=IF([.$A221]-[.G$2]=0;1;SIN(PI()*2*([.$A221]-[.G$2]))/(PI()*2*([.$A221]-[.G$2])))" office:value-type="float" office:value="0.0364973188409317" calcext:value-type="float">
            <text:p>0,04</text:p>
          </table:table-cell>
          <table:table-cell table:formula="of:=IF([.$A221]-[.H$2]=0;1;SIN(PI()*2*([.$A221]-[.H$2]))/(PI()*2*([.$A221]-[.H$2])))" office:value-type="float" office:value="-0.0428779689879477" calcext:value-type="float">
            <text:p>-0,04</text:p>
          </table:table-cell>
          <table:table-cell table:formula="of:=IF([.$A221]-[.I$2]=0;1;SIN(PI()*2*([.$A221]-[.I$2]))/(PI()*2*([.$A221]-[.I$2])))" office:value-type="float" office:value="0.0519622844514959" calcext:value-type="float">
            <text:p>0,05</text:p>
          </table:table-cell>
          <table:table-cell table:formula="of:=IF([.$A221]-[.J$2]=0;1;SIN(PI()*2*([.$A221]-[.J$2]))/(PI()*2*([.$A221]-[.J$2])))" office:value-type="float" office:value="-0.0659306404868443" calcext:value-type="float">
            <text:p>-0,07</text:p>
          </table:table-cell>
          <table:table-cell table:formula="of:=IF([.$A221]-[.K$2]=0;1;SIN(PI()*2*([.$A221]-[.K$2]))/(PI()*2*([.$A221]-[.K$2])))" office:value-type="float" office:value="0.090169846548184" calcext:value-type="float">
            <text:p>0,09</text:p>
          </table:table-cell>
          <table:table-cell table:formula="of:=IF([.$A221]-[.L$2]=0;1;SIN(PI()*2*([.$A221]-[.L$2]))/(PI()*2*([.$A221]-[.L$2])))" office:value-type="float" office:value="-0.142594175936663" calcext:value-type="float">
            <text:p>-0,14</text:p>
          </table:table-cell>
          <table:table-cell table:formula="of:=IF([.$A221]-[.M$2]=0;1;SIN(PI()*2*([.$A221]-[.M$2]))/(PI()*2*([.$A221]-[.M$2])))" office:value-type="float" office:value="0.34064164251536" calcext:value-type="float">
            <text:p>0,34</text:p>
          </table:table-cell>
          <table:table-cell table:number-columns-repeated="1011"/>
        </table:table-row>
        <table:table-row table:style-name="ro1">
          <table:table-cell table:formula="of:=[.A221]+[.$A$1]" office:value-type="float" office:value="3.38" calcext:value-type="float">
            <text:p>3,38</text:p>
          </table:table-cell>
          <table:table-cell table:formula="of:=SIN([.$A222]*PI()-0.25)" office:value-type="float" office:value="-0.809796514758614" calcext:value-type="float">
            <text:p>-0,81</text:p>
          </table:table-cell>
          <table:table-cell table:formula="of:=SIN(2*[.$A222]*PI()-0.25)" office:value-type="float" office:value="0.843615918776762" calcext:value-type="float">
            <text:p>0,84</text:p>
          </table:table-cell>
          <table:table-cell table:formula="of:=SIN(-0.25) * ([.$G222] - [.$I222] + [.$K222] - [.$M222]) + SIN(PI() * 0.5 - 0.25) * ( [.$H222] - [.$J222] + [.$L222])" office:value-type="float" office:value="-0.0457091616840788" calcext:value-type="float">
            <text:p>-0,05</text:p>
          </table:table-cell>
          <table:table-cell table:formula="of:= SIN(-0.25) * ([.$G222] - [.$H222] + [.$I222] - [.$J222] + [.$K222] - [.$L222] + [.$M222])" office:value-type="float" office:value="-0.164091640513355" calcext:value-type="float">
            <text:p>-0,16</text:p>
          </table:table-cell>
          <table:table-cell/>
          <table:table-cell table:formula="of:=IF([.$A222]-[.G$2]=0;1;SIN(PI()*2*([.$A222]-[.G$2]))/(PI()*2*([.$A222]-[.G$2])))" office:value-type="float" office:value="0.0322334484283432" calcext:value-type="float">
            <text:p>0,03</text:p>
          </table:table-cell>
          <table:table-cell table:formula="of:=IF([.$A222]-[.H$2]=0;1;SIN(PI()*2*([.$A222]-[.H$2]))/(PI()*2*([.$A222]-[.H$2])))" office:value-type="float" office:value="-0.0378295332249305" calcext:value-type="float">
            <text:p>-0,04</text:p>
          </table:table-cell>
          <table:table-cell table:formula="of:=IF([.$A222]-[.I$2]=0;1;SIN(PI()*2*([.$A222]-[.I$2]))/(PI()*2*([.$A222]-[.I$2])))" office:value-type="float" office:value="0.0457769141545378" calcext:value-type="float">
            <text:p>0,05</text:p>
          </table:table-cell>
          <table:table-cell table:formula="of:=IF([.$A222]-[.J$2]=0;1;SIN(PI()*2*([.$A222]-[.J$2]))/(PI()*2*([.$A222]-[.J$2])))" office:value-type="float" office:value="-0.057951625365851" calcext:value-type="float">
            <text:p>-0,06</text:p>
          </table:table-cell>
          <table:table-cell table:formula="of:=IF([.$A222]-[.K$2]=0;1;SIN(PI()*2*([.$A222]-[.K$2]))/(PI()*2*([.$A222]-[.K$2])))" office:value-type="float" office:value="0.0789485910781158" calcext:value-type="float">
            <text:p>0,08</text:p>
          </table:table-cell>
          <table:table-cell table:formula="of:=IF([.$A222]-[.L$2]=0;1;SIN(PI()*2*([.$A222]-[.L$2]))/(PI()*2*([.$A222]-[.L$2])))" office:value-type="float" office:value="-0.123805745099772" calcext:value-type="float">
            <text:p>-0,12</text:p>
          </table:table-cell>
          <table:table-cell table:formula="of:=IF([.$A222]-[.M$2]=0;1;SIN(PI()*2*([.$A222]-[.M$2]))/(PI()*2*([.$A222]-[.M$2])))" office:value-type="float" office:value="0.286708041283682" calcext:value-type="float">
            <text:p>0,29</text:p>
          </table:table-cell>
          <table:table-cell table:number-columns-repeated="1011"/>
        </table:table-row>
        <table:table-row table:style-name="ro1">
          <table:table-cell table:formula="of:=[.A222]+[.$A$1]" office:value-type="float" office:value="3.4" calcext:value-type="float">
            <text:p>3,40</text:p>
          </table:table-cell>
          <table:table-cell table:formula="of:=SIN([.$A223]*PI()-0.25)" office:value-type="float" office:value="-0.845038444501936" calcext:value-type="float">
            <text:p>-0,85</text:p>
          </table:table-cell>
          <table:table-cell table:formula="of:=SIN(2*[.$A223]*PI()-0.25)" office:value-type="float" office:value="0.769666439757048" calcext:value-type="float">
            <text:p>0,77</text:p>
          </table:table-cell>
          <table:table-cell table:formula="of:=SIN(-0.25) * ([.$G223] - [.$I223] + [.$K223] - [.$M223]) + SIN(PI() * 0.5 - 0.25) * ( [.$H223] - [.$J223] + [.$L223])" office:value-type="float" office:value="-0.0400961264851899" calcext:value-type="float">
            <text:p>-0,04</text:p>
          </table:table-cell>
          <table:table-cell table:formula="of:= SIN(-0.25) * ([.$G223] - [.$H223] + [.$I223] - [.$J223] + [.$K223] - [.$L223] + [.$M223])" office:value-type="float" office:value="-0.136721335382425" calcext:value-type="float">
            <text:p>-0,14</text:p>
          </table:table-cell>
          <table:table-cell/>
          <table:table-cell table:formula="of:=IF([.$A223]-[.G$2]=0;1;SIN(PI()*2*([.$A223]-[.G$2]))/(PI()*2*([.$A223]-[.G$2])))" office:value-type="float" office:value="0.0275143906996652" calcext:value-type="float">
            <text:p>0,03</text:p>
          </table:table-cell>
          <table:table-cell table:formula="of:=IF([.$A223]-[.H$2]=0;1;SIN(PI()*2*([.$A223]-[.H$2]))/(PI()*2*([.$A223]-[.H$2])))" office:value-type="float" office:value="-0.0322582511651247" calcext:value-type="float">
            <text:p>-0,03</text:p>
          </table:table-cell>
          <table:table-cell table:formula="of:=IF([.$A223]-[.I$2]=0;1;SIN(PI()*2*([.$A223]-[.I$2]))/(PI()*2*([.$A223]-[.I$2])))" office:value-type="float" office:value="0.0389787201578589" calcext:value-type="float">
            <text:p>0,04</text:p>
          </table:table-cell>
          <table:table-cell table:formula="of:=IF([.$A223]-[.J$2]=0;1;SIN(PI()*2*([.$A223]-[.J$2]))/(PI()*2*([.$A223]-[.J$2])))" office:value-type="float" office:value="-0.0492362780941375" calcext:value-type="float">
            <text:p>-0,05</text:p>
          </table:table-cell>
          <table:table-cell table:formula="of:=IF([.$A223]-[.K$2]=0;1;SIN(PI()*2*([.$A223]-[.K$2]))/(PI()*2*([.$A223]-[.K$2])))" office:value-type="float" office:value="0.066820663127758" calcext:value-type="float">
            <text:p>0,07</text:p>
          </table:table-cell>
          <table:table-cell table:formula="of:=IF([.$A223]-[.L$2]=0;1;SIN(PI()*2*([.$A223]-[.L$2]))/(PI()*2*([.$A223]-[.L$2])))" office:value-type="float" office:value="-0.10394325375429" calcext:value-type="float">
            <text:p>-0,10</text:p>
          </table:table-cell>
          <table:table-cell table:formula="of:=IF([.$A223]-[.M$2]=0;1;SIN(PI()*2*([.$A223]-[.M$2]))/(PI()*2*([.$A223]-[.M$2])))" office:value-type="float" office:value="0.233872320947152" calcext:value-type="float">
            <text:p>0,23</text:p>
          </table:table-cell>
          <table:table-cell table:number-columns-repeated="1011"/>
        </table:table-row>
        <table:table-row table:style-name="ro1">
          <table:table-cell table:formula="of:=[.A223]+[.$A$1]" office:value-type="float" office:value="3.42" calcext:value-type="float">
            <text:p>3,42</text:p>
          </table:table-cell>
          <table:table-cell table:formula="of:=SIN([.$A224]*PI()-0.25)" office:value-type="float" office:value="-0.876945393566153" calcext:value-type="float">
            <text:p>-0,88</text:p>
          </table:table-cell>
          <table:table-cell table:formula="of:=SIN(2*[.$A224]*PI()-0.25)" office:value-type="float" office:value="0.683578861205918" calcext:value-type="float">
            <text:p>0,68</text:p>
          </table:table-cell>
          <table:table-cell table:formula="of:=SIN(-0.25) * ([.$G224] - [.$I224] + [.$K224] - [.$M224]) + SIN(PI() * 0.5 - 0.25) * ( [.$H224] - [.$J224] + [.$L224])" office:value-type="float" office:value="-0.033400616088701" calcext:value-type="float">
            <text:p>-0,03</text:p>
          </table:table-cell>
          <table:table-cell table:formula="of:= SIN(-0.25) * ([.$G224] - [.$H224] + [.$I224] - [.$J224] + [.$K224] - [.$L224] + [.$M224])" office:value-type="float" office:value="-0.108903905643039" calcext:value-type="float">
            <text:p>-0,11</text:p>
          </table:table-cell>
          <table:table-cell/>
          <table:table-cell table:formula="of:=IF([.$A224]-[.G$2]=0;1;SIN(PI()*2*([.$A224]-[.G$2]))/(PI()*2*([.$A224]-[.G$2])))" office:value-type="float" office:value="0.0224191457853705" calcext:value-type="float">
            <text:p>0,02</text:p>
          </table:table-cell>
          <table:table-cell table:formula="of:=IF([.$A224]-[.H$2]=0;1;SIN(PI()*2*([.$A224]-[.H$2]))/(PI()*2*([.$A224]-[.H$2])))" office:value-type="float" office:value="-0.0262580406116326" calcext:value-type="float">
            <text:p>-0,03</text:p>
          </table:table-cell>
          <table:table-cell table:formula="of:=IF([.$A224]-[.I$2]=0;1;SIN(PI()*2*([.$A224]-[.I$2]))/(PI()*2*([.$A224]-[.I$2])))" office:value-type="float" office:value="0.0316832556140361" calcext:value-type="float">
            <text:p>0,03</text:p>
          </table:table-cell>
          <table:table-cell table:formula="of:=IF([.$A224]-[.J$2]=0;1;SIN(PI()*2*([.$A224]-[.J$2]))/(PI()*2*([.$A224]-[.J$2])))" office:value-type="float" office:value="-0.0399341034301913" calcext:value-type="float">
            <text:p>-0,04</text:p>
          </table:table-cell>
          <table:table-cell table:formula="of:=IF([.$A224]-[.K$2]=0;1;SIN(PI()*2*([.$A224]-[.K$2]))/(PI()*2*([.$A224]-[.K$2])))" office:value-type="float" office:value="0.0539954074549065" calcext:value-type="float">
            <text:p>0,05</text:p>
          </table:table-cell>
          <table:table-cell table:formula="of:=IF([.$A224]-[.L$2]=0;1;SIN(PI()*2*([.$A224]-[.L$2]))/(PI()*2*([.$A224]-[.L$2])))" office:value-type="float" office:value="-0.0833407375934425" calcext:value-type="float">
            <text:p>-0,08</text:p>
          </table:table-cell>
          <table:table-cell table:formula="of:=IF([.$A224]-[.M$2]=0;1;SIN(PI()*2*([.$A224]-[.M$2]))/(PI()*2*([.$A224]-[.M$2])))" office:value-type="float" office:value="0.182555901395159" calcext:value-type="float">
            <text:p>0,18</text:p>
          </table:table-cell>
          <table:table-cell table:number-columns-repeated="1011"/>
        </table:table-row>
        <table:table-row table:style-name="ro1">
          <table:table-cell table:formula="of:=[.A224]+[.$A$1]" office:value-type="float" office:value="3.44" calcext:value-type="float">
            <text:p>3,44</text:p>
          </table:table-cell>
          <table:table-cell table:formula="of:=SIN([.$A225]*PI()-0.25)" office:value-type="float" office:value="-0.905391439800204" calcext:value-type="float">
            <text:p>-0,91</text:p>
          </table:table-cell>
          <table:table-cell table:formula="of:=SIN(2*[.$A225]*PI()-0.25)" office:value-type="float" office:value="0.586710835663354" calcext:value-type="float">
            <text:p>0,59</text:p>
          </table:table-cell>
          <table:table-cell table:formula="of:=SIN(-0.25) * ([.$G225] - [.$I225] + [.$K225] - [.$M225]) + SIN(PI() * 0.5 - 0.25) * ( [.$H225] - [.$J225] + [.$L225])" office:value-type="float" office:value="-0.0258336848839935" calcext:value-type="float">
            <text:p>-0,03</text:p>
          </table:table-cell>
          <table:table-cell table:formula="of:= SIN(-0.25) * ([.$G225] - [.$H225] + [.$I225] - [.$J225] + [.$K225] - [.$L225] + [.$M225])" office:value-type="float" office:value="-0.0809861481312545" calcext:value-type="float">
            <text:p>-0,08</text:p>
          </table:table-cell>
          <table:table-cell/>
          <table:table-cell table:formula="of:=IF([.$A225]-[.G$2]=0;1;SIN(PI()*2*([.$A225]-[.G$2]))/(PI()*2*([.$A225]-[.G$2])))" office:value-type="float" office:value="0.0170316401840862" calcext:value-type="float">
            <text:p>0,02</text:p>
          </table:table-cell>
          <table:table-cell table:formula="of:=IF([.$A225]-[.H$2]=0;1;SIN(PI()*2*([.$A225]-[.H$2]))/(PI()*2*([.$A225]-[.H$2])))" office:value-type="float" office:value="-0.0199281776303593" calcext:value-type="float">
            <text:p>-0,02</text:p>
          </table:table-cell>
          <table:table-cell table:formula="of:=IF([.$A225]-[.I$2]=0;1;SIN(PI()*2*([.$A225]-[.I$2]))/(PI()*2*([.$A225]-[.I$2])))" office:value-type="float" office:value="0.0240118205874002" calcext:value-type="float">
            <text:p>0,02</text:p>
          </table:table-cell>
          <table:table-cell table:formula="of:=IF([.$A225]-[.J$2]=0;1;SIN(PI()*2*([.$A225]-[.J$2]))/(PI()*2*([.$A225]-[.J$2])))" office:value-type="float" office:value="-0.0302004341408538" calcext:value-type="float">
            <text:p>-0,03</text:p>
          </table:table-cell>
          <table:table-cell table:formula="of:=IF([.$A225]-[.K$2]=0;1;SIN(PI()*2*([.$A225]-[.K$2]))/(PI()*2*([.$A225]-[.K$2])))" office:value-type="float" office:value="0.0406866959953169" calcext:value-type="float">
            <text:p>0,04</text:p>
          </table:table-cell>
          <table:table-cell table:formula="of:=IF([.$A225]-[.L$2]=0;1;SIN(PI()*2*([.$A225]-[.L$2]))/(PI()*2*([.$A225]-[.L$2])))" office:value-type="float" office:value="-0.062328555567294" calcext:value-type="float">
            <text:p>-0,06</text:p>
          </table:table-cell>
          <table:table-cell table:formula="of:=IF([.$A225]-[.M$2]=0;1;SIN(PI()*2*([.$A225]-[.M$2]))/(PI()*2*([.$A225]-[.M$2])))" office:value-type="float" office:value="0.133156459621037" calcext:value-type="float">
            <text:p>0,13</text:p>
          </table:table-cell>
          <table:table-cell table:number-columns-repeated="1011"/>
        </table:table-row>
        <table:table-row table:style-name="ro1">
          <table:table-cell table:formula="of:=[.A225]+[.$A$1]" office:value-type="float" office:value="3.46" calcext:value-type="float">
            <text:p>3,46</text:p>
          </table:table-cell>
          <table:table-cell table:formula="of:=SIN([.$A226]*PI()-0.25)" office:value-type="float" office:value="-0.930264319655366" calcext:value-type="float">
            <text:p>-0,93</text:p>
          </table:table-cell>
          <table:table-cell table:formula="of:=SIN(2*[.$A226]*PI()-0.25)" office:value-type="float" office:value="0.480590029758315" calcext:value-type="float">
            <text:p>0,48</text:p>
          </table:table-cell>
          <table:table-cell table:formula="of:=SIN(-0.25) * ([.$G226] - [.$I226] + [.$K226] - [.$M226]) + SIN(PI() * 0.5 - 0.25) * ( [.$H226] - [.$J226] + [.$L226])" office:value-type="float" office:value="-0.0176064464726754" calcext:value-type="float">
            <text:p>-0,02</text:p>
          </table:table-cell>
          <table:table-cell table:formula="of:= SIN(-0.25) * ([.$G226] - [.$H226] + [.$I226] - [.$J226] + [.$K226] - [.$L226] + [.$M226])" office:value-type="float" office:value="-0.0533100347344032" calcext:value-type="float">
            <text:p>-0,05</text:p>
          </table:table-cell>
          <table:table-cell/>
          <table:table-cell table:formula="of:=IF([.$A226]-[.G$2]=0;1;SIN(PI()*2*([.$A226]-[.G$2]))/(PI()*2*([.$A226]-[.G$2])))" office:value-type="float" office:value="0.0114393713408235" calcext:value-type="float">
            <text:p>0,01</text:p>
          </table:table-cell>
          <table:table-cell table:formula="of:=IF([.$A226]-[.H$2]=0;1;SIN(PI()*2*([.$A226]-[.H$2]))/(PI()*2*([.$A226]-[.H$2])))" office:value-type="float" office:value="-0.0133716975808275" calcext:value-type="float">
            <text:p>-0,01</text:p>
          </table:table-cell>
          <table:table-cell table:formula="of:=IF([.$A226]-[.I$2]=0;1;SIN(PI()*2*([.$A226]-[.I$2]))/(PI()*2*([.$A226]-[.I$2])))" office:value-type="float" office:value="0.0160895222923778" calcext:value-type="float">
            <text:p>0,02</text:p>
          </table:table-cell>
          <table:table-cell table:formula="of:=IF([.$A226]-[.J$2]=0;1;SIN(PI()*2*([.$A226]-[.J$2]))/(PI()*2*([.$A226]-[.J$2])))" office:value-type="float" office:value="-0.0201939922649232" calcext:value-type="float">
            <text:p>-0,02</text:p>
          </table:table-cell>
          <table:table-cell table:formula="of:=IF([.$A226]-[.K$2]=0;1;SIN(PI()*2*([.$A226]-[.K$2]))/(PI()*2*([.$A226]-[.K$2])))" office:value-type="float" office:value="0.0271097430405817" calcext:value-type="float">
            <text:p>0,03</text:p>
          </table:table-cell>
          <table:table-cell table:formula="of:=IF([.$A226]-[.L$2]=0;1;SIN(PI()*2*([.$A226]-[.L$2]))/(PI()*2*([.$A226]-[.L$2])))" office:value-type="float" office:value="-0.041229400874218" calcext:value-type="float">
            <text:p>-0,04</text:p>
          </table:table-cell>
          <table:table-cell table:formula="of:=IF([.$A226]-[.M$2]=0;1;SIN(PI()*2*([.$A226]-[.M$2]))/(PI()*2*([.$A226]-[.M$2])))" office:value-type="float" office:value="0.0860439670418459" calcext:value-type="float">
            <text:p>0,09</text:p>
          </table:table-cell>
          <table:table-cell table:number-columns-repeated="1011"/>
        </table:table-row>
        <table:table-row table:style-name="ro1">
          <table:table-cell table:formula="of:=[.A226]+[.$A$1]" office:value-type="float" office:value="3.48" calcext:value-type="float">
            <text:p>3,48</text:p>
          </table:table-cell>
          <table:table-cell table:formula="of:=SIN([.$A227]*PI()-0.25)" office:value-type="float" office:value="-0.951465871238191" calcext:value-type="float">
            <text:p>-0,95</text:p>
          </table:table-cell>
          <table:table-cell table:formula="of:=SIN(2*[.$A227]*PI()-0.25)" office:value-type="float" office:value="0.36689003199342" calcext:value-type="float">
            <text:p>0,37</text:p>
          </table:table-cell>
          <table:table-cell table:formula="of:=SIN(-0.25) * ([.$G227] - [.$I227] + [.$K227] - [.$M227]) + SIN(PI() * 0.5 - 0.25) * ( [.$H227] - [.$J227] + [.$L227])" office:value-type="float" office:value="-0.0089274243251125" calcext:value-type="float">
            <text:p>-0,01</text:p>
          </table:table-cell>
          <table:table-cell table:formula="of:= SIN(-0.25) * ([.$G227] - [.$H227] + [.$I227] - [.$J227] + [.$K227] - [.$L227] + [.$M227])" office:value-type="float" office:value="-0.0262082649653072" calcext:value-type="float">
            <text:p>-0,03</text:p>
          </table:table-cell>
          <table:table-cell/>
          <table:table-cell table:formula="of:=IF([.$A227]-[.G$2]=0;1;SIN(PI()*2*([.$A227]-[.G$2]))/(PI()*2*([.$A227]-[.G$2])))" office:value-type="float" office:value="0.00573201254466876" calcext:value-type="float">
            <text:p>0,01</text:p>
          </table:table-cell>
          <table:table-cell table:formula="of:=IF([.$A227]-[.H$2]=0;1;SIN(PI()*2*([.$A227]-[.H$2]))/(PI()*2*([.$A227]-[.H$2])))" office:value-type="float" office:value="-0.0066937596159219" calcext:value-type="float">
            <text:p>-0,01</text:p>
          </table:table-cell>
          <table:table-cell table:formula="of:=IF([.$A227]-[.I$2]=0;1;SIN(PI()*2*([.$A227]-[.I$2]))/(PI()*2*([.$A227]-[.I$2])))" office:value-type="float" office:value="0.00804330792558344" calcext:value-type="float">
            <text:p>0,01</text:p>
          </table:table-cell>
          <table:table-cell table:formula="of:=IF([.$A227]-[.J$2]=0;1;SIN(PI()*2*([.$A227]-[.J$2]))/(PI()*2*([.$A227]-[.J$2])))" office:value-type="float" office:value="-0.0100744462906298" calcext:value-type="float">
            <text:p>-0,01</text:p>
          </table:table-cell>
          <table:table-cell table:formula="of:=IF([.$A227]-[.K$2]=0;1;SIN(PI()*2*([.$A227]-[.K$2]))/(PI()*2*([.$A227]-[.K$2])))" office:value-type="float" office:value="0.0134779754428695" calcext:value-type="float">
            <text:p>0,01</text:p>
          </table:table-cell>
          <table:table-cell table:formula="of:=IF([.$A227]-[.L$2]=0;1;SIN(PI()*2*([.$A227]-[.L$2]))/(PI()*2*([.$A227]-[.L$2])))" office:value-type="float" office:value="-0.0203544935259663" calcext:value-type="float">
            <text:p>-0,02</text:p>
          </table:table-cell>
          <table:table-cell table:formula="of:=IF([.$A227]-[.M$2]=0;1;SIN(PI()*2*([.$A227]-[.M$2]))/(PI()*2*([.$A227]-[.M$2])))" office:value-type="float" office:value="0.0415570909488477" calcext:value-type="float">
            <text:p>0,04</text:p>
          </table:table-cell>
          <table:table-cell table:number-columns-repeated="1011"/>
        </table:table-row>
        <table:table-row table:style-name="ro1">
          <table:table-cell table:formula="of:=[.A227]+[.$A$1]" office:value-type="float" office:value="3.5" calcext:value-type="float">
            <text:p>3,50</text:p>
          </table:table-cell>
          <table:table-cell table:formula="of:=SIN([.$A228]*PI()-0.25)" office:value-type="float" office:value="-0.968912421710647" calcext:value-type="float">
            <text:p>-0,97</text:p>
          </table:table-cell>
          <table:table-cell table:formula="of:=SIN(2*[.$A228]*PI()-0.25)" office:value-type="float" office:value="0.247403959254507" calcext:value-type="float">
            <text:p>0,25</text:p>
          </table:table-cell>
          <table:table-cell table:formula="of:=SIN(-0.25) * ([.$G228] - [.$I228] + [.$K228] - [.$M228]) + SIN(PI() * 0.5 - 0.25) * ( [.$H228] - [.$J228] + [.$L228])" office:value-type="float" office:value="1.24814281181744E-015" calcext:value-type="float">
            <text:p>0,00</text:p>
          </table:table-cell>
          <table:table-cell table:formula="of:= SIN(-0.25) * ([.$G228] - [.$H228] + [.$I228] - [.$J228] + [.$K228] - [.$L228] + [.$M228])" office:value-type="float" office:value="3.87905659989438E-015" calcext:value-type="float">
            <text:p>0,00</text:p>
          </table:table-cell>
          <table:table-cell/>
          <table:table-cell table:formula="of:=IF([.$A228]-[.G$2]=0;1;SIN(PI()*2*([.$A228]-[.G$2]))/(PI()*2*([.$A228]-[.G$2])))" office:value-type="float" office:value="-7.68778200776651E-016" calcext:value-type="float">
            <text:p>0,00</text:p>
          </table:table-cell>
          <table:table-cell table:formula="of:=IF([.$A228]-[.H$2]=0;1;SIN(PI()*2*([.$A228]-[.H$2]))/(PI()*2*([.$A228]-[.H$2])))" office:value-type="float" office:value="9.03404853960292E-016" calcext:value-type="float">
            <text:p>0,00</text:p>
          </table:table-cell>
          <table:table-cell table:formula="of:=IF([.$A228]-[.I$2]=0;1;SIN(PI()*2*([.$A228]-[.I$2]))/(PI()*2*([.$A228]-[.I$2])))" office:value-type="float" office:value="-1.20496855709165E-015" calcext:value-type="float">
            <text:p>0,00</text:p>
          </table:table-cell>
          <table:table-cell table:formula="of:=IF([.$A228]-[.J$2]=0;1;SIN(PI()*2*([.$A228]-[.J$2]))/(PI()*2*([.$A228]-[.J$2])))" office:value-type="float" office:value="1.51595612594586E-015" calcext:value-type="float">
            <text:p>0,00</text:p>
          </table:table-cell>
          <table:table-cell table:formula="of:=IF([.$A228]-[.K$2]=0;1;SIN(PI()*2*([.$A228]-[.K$2]))/(PI()*2*([.$A228]-[.K$2])))" office:value-type="float" office:value="-2.03426874070287E-015" calcext:value-type="float">
            <text:p>0,00</text:p>
          </table:table-cell>
          <table:table-cell table:formula="of:=IF([.$A228]-[.L$2]=0;1;SIN(PI()*2*([.$A228]-[.L$2]))/(PI()*2*([.$A228]-[.L$2])))" office:value-type="float" office:value="3.0708939702169E-015" calcext:value-type="float">
            <text:p>0,00</text:p>
          </table:table-cell>
          <table:table-cell table:formula="of:=IF([.$A228]-[.M$2]=0;1;SIN(PI()*2*([.$A228]-[.M$2]))/(PI()*2*([.$A228]-[.M$2])))" office:value-type="float" office:value="-6.18076965875898E-015" calcext:value-type="float">
            <text:p>0,00</text:p>
          </table:table-cell>
          <table:table-cell table:number-columns-repeated="1011"/>
        </table:table-row>
        <table:table-row table:style-name="ro1">
          <table:table-cell table:formula="of:=[.A228]+[.$A$1]" office:value-type="float" office:value="3.52" calcext:value-type="float">
            <text:p>3,52</text:p>
          </table:table-cell>
          <table:table-cell table:formula="of:=SIN([.$A229]*PI()-0.25)" office:value-type="float" office:value="-0.982535117508591" calcext:value-type="float">
            <text:p>-0,98</text:p>
          </table:table-cell>
          <table:table-cell table:formula="of:=SIN(2*[.$A229]*PI()-0.25)" office:value-type="float" office:value="0.124016178286185" calcext:value-type="float">
            <text:p>0,12</text:p>
          </table:table-cell>
          <table:table-cell table:formula="of:=SIN(-0.25) * ([.$G229] - [.$I229] + [.$K229] - [.$M229]) + SIN(PI() * 0.5 - 0.25) * ( [.$H229] - [.$J229] + [.$L229])" office:value-type="float" office:value="0.00898001017118863" calcext:value-type="float">
            <text:p>0,01</text:p>
          </table:table-cell>
          <table:table-cell table:formula="of:= SIN(-0.25) * ([.$G229] - [.$H229] + [.$I229] - [.$J229] + [.$K229] - [.$L229] + [.$M229])" office:value-type="float" office:value="0.0250131654407009" calcext:value-type="float">
            <text:p>0,03</text:p>
          </table:table-cell>
          <table:table-cell/>
          <table:table-cell table:formula="of:=IF([.$A229]-[.G$2]=0;1;SIN(PI()*2*([.$A229]-[.G$2]))/(PI()*2*([.$A229]-[.G$2])))" office:value-type="float" office:value="-0.00566687603848101" calcext:value-type="float">
            <text:p>-0,01</text:p>
          </table:table-cell>
          <table:table-cell table:formula="of:=IF([.$A229]-[.H$2]=0;1;SIN(PI()*2*([.$A229]-[.H$2]))/(PI()*2*([.$A229]-[.H$2])))" office:value-type="float" office:value="0.00660510054816331" calcext:value-type="float">
            <text:p>0,01</text:p>
          </table:table-cell>
          <table:table-cell table:formula="of:=IF([.$A229]-[.I$2]=0;1;SIN(PI()*2*([.$A229]-[.I$2]))/(PI()*2*([.$A229]-[.I$2])))" office:value-type="float" office:value="-0.00791563637121148" calcext:value-type="float">
            <text:p>-0,01</text:p>
          </table:table-cell>
          <table:table-cell table:formula="of:=IF([.$A229]-[.J$2]=0;1;SIN(PI()*2*([.$A229]-[.J$2]))/(PI()*2*([.$A229]-[.J$2])))" office:value-type="float" office:value="0.00987495230467967" calcext:value-type="float">
            <text:p>0,01</text:p>
          </table:table-cell>
          <table:table-cell table:formula="of:=IF([.$A229]-[.K$2]=0;1;SIN(PI()*2*([.$A229]-[.K$2]))/(PI()*2*([.$A229]-[.K$2])))" office:value-type="float" office:value="-0.0131232918785875" calcext:value-type="float">
            <text:p>-0,01</text:p>
          </table:table-cell>
          <table:table-cell table:formula="of:=IF([.$A229]-[.L$2]=0;1;SIN(PI()*2*([.$A229]-[.L$2]))/(PI()*2*([.$A229]-[.L$2])))" office:value-type="float" office:value="0.0195562780935815" calcext:value-type="float">
            <text:p>0,02</text:p>
          </table:table-cell>
          <table:table-cell table:formula="of:=IF([.$A229]-[.M$2]=0;1;SIN(PI()*2*([.$A229]-[.M$2]))/(PI()*2*([.$A229]-[.M$2])))" office:value-type="float" office:value="-0.038360391645102" calcext:value-type="float">
            <text:p>-0,04</text:p>
          </table:table-cell>
          <table:table-cell table:number-columns-repeated="1011"/>
        </table:table-row>
        <table:table-row table:style-name="ro1">
          <table:table-cell table:formula="of:=[.A229]+[.$A$1]" office:value-type="float" office:value="3.54" calcext:value-type="float">
            <text:p>3,54</text:p>
          </table:table-cell>
          <table:table-cell table:formula="of:=SIN([.$A230]*PI()-0.25)" office:value-type="float" office:value="-0.992280196075326" calcext:value-type="float">
            <text:p>-0,99</text:p>
          </table:table-cell>
          <table:table-cell table:formula="of:=SIN(2*[.$A230]*PI()-0.25)" office:value-type="float" office:value="-0.00132741189738061" calcext:value-type="float">
            <text:p>0,00</text:p>
          </table:table-cell>
          <table:table-cell table:formula="of:=SIN(-0.25) * ([.$G230] - [.$I230] + [.$K230] - [.$M230]) + SIN(PI() * 0.5 - 0.25) * ( [.$H230] - [.$J230] + [.$L230])" office:value-type="float" office:value="0.0178266211076546" calcext:value-type="float">
            <text:p>0,02</text:p>
          </table:table-cell>
          <table:table-cell table:formula="of:= SIN(-0.25) * ([.$G230] - [.$H230] + [.$I230] - [.$J230] + [.$K230] - [.$L230] + [.$M230])" office:value-type="float" office:value="0.048550940850596" calcext:value-type="float">
            <text:p>0,05</text:p>
          </table:table-cell>
          <table:table-cell/>
          <table:table-cell table:formula="of:=IF([.$A230]-[.G$2]=0;1;SIN(PI()*2*([.$A230]-[.G$2]))/(PI()*2*([.$A230]-[.G$2])))" office:value-type="float" office:value="-0.0111808544743659" calcext:value-type="float">
            <text:p>-0,01</text:p>
          </table:table-cell>
          <table:table-cell table:formula="of:=IF([.$A230]-[.H$2]=0;1;SIN(PI()*2*([.$A230]-[.H$2]))/(PI()*2*([.$A230]-[.H$2])))" office:value-type="float" office:value="0.0130198108023866" calcext:value-type="float">
            <text:p>0,01</text:p>
          </table:table-cell>
          <table:table-cell table:formula="of:=IF([.$A230]-[.I$2]=0;1;SIN(PI()*2*([.$A230]-[.I$2]))/(PI()*2*([.$A230]-[.I$2])))" office:value-type="float" office:value="-0.0155827656847462" calcext:value-type="float">
            <text:p>-0,02</text:p>
          </table:table-cell>
          <table:table-cell table:formula="of:=IF([.$A230]-[.J$2]=0;1;SIN(PI()*2*([.$A230]-[.J$2]))/(PI()*2*([.$A230]-[.J$2])))" office:value-type="float" office:value="0.0194020709996349" calcext:value-type="float">
            <text:p>0,02</text:p>
          </table:table-cell>
          <table:table-cell table:formula="of:=IF([.$A230]-[.K$2]=0;1;SIN(PI()*2*([.$A230]-[.K$2]))/(PI()*2*([.$A230]-[.K$2])))" office:value-type="float" office:value="-0.0257014447008151" calcext:value-type="float">
            <text:p>-0,03</text:p>
          </table:table-cell>
          <table:table-cell table:formula="of:=IF([.$A230]-[.L$2]=0;1;SIN(PI()*2*([.$A230]-[.L$2]))/(PI()*2*([.$A230]-[.L$2])))" office:value-type="float" office:value="0.0380579084992839" calcext:value-type="float">
            <text:p>0,04</text:p>
          </table:table-cell>
          <table:table-cell table:formula="of:=IF([.$A230]-[.M$2]=0;1;SIN(PI()*2*([.$A230]-[.M$2]))/(PI()*2*([.$A230]-[.M$2])))" office:value-type="float" office:value="-0.0732967126652873" calcext:value-type="float">
            <text:p>-0,07</text:p>
          </table:table-cell>
          <table:table-cell table:number-columns-repeated="1011"/>
        </table:table-row>
        <table:table-row table:style-name="ro1">
          <table:table-cell table:formula="of:=[.A230]+[.$A$1]" office:value-type="float" office:value="3.56" calcext:value-type="float">
            <text:p>3,56</text:p>
          </table:table-cell>
          <table:table-cell table:formula="of:=SIN([.$A231]*PI()-0.25)" office:value-type="float" office:value="-0.998109198037851" calcext:value-type="float">
            <text:p>-1,00</text:p>
          </table:table-cell>
          <table:table-cell table:formula="of:=SIN(2*[.$A231]*PI()-0.25)" office:value-type="float" office:value="-0.126650068002367" calcext:value-type="float">
            <text:p>-0,13</text:p>
          </table:table-cell>
          <table:table-cell table:formula="of:=SIN(-0.25) * ([.$G231] - [.$I231] + [.$K231] - [.$M231]) + SIN(PI() * 0.5 - 0.25) * ( [.$H231] - [.$J231] + [.$L231])" office:value-type="float" office:value="0.0263657613228243" calcext:value-type="float">
            <text:p>0,03</text:p>
          </table:table-cell>
          <table:table-cell table:formula="of:= SIN(-0.25) * ([.$G231] - [.$H231] + [.$I231] - [.$J231] + [.$K231] - [.$L231] + [.$M231])" office:value-type="float" office:value="0.0703577393871297" calcext:value-type="float">
            <text:p>0,07</text:p>
          </table:table-cell>
          <table:table-cell/>
          <table:table-cell table:formula="of:=IF([.$A231]-[.G$2]=0;1;SIN(PI()*2*([.$A231]-[.G$2]))/(PI()*2*([.$A231]-[.G$2])))" office:value-type="float" office:value="-0.0164575399531635" calcext:value-type="float">
            <text:p>-0,02</text:p>
          </table:table-cell>
          <table:table-cell table:formula="of:=IF([.$A231]-[.H$2]=0;1;SIN(PI()*2*([.$A231]-[.H$2]))/(PI()*2*([.$A231]-[.H$2])))" office:value-type="float" office:value="0.0191466804683863" calcext:value-type="float">
            <text:p>0,02</text:p>
          </table:table-cell>
          <table:table-cell table:formula="of:=IF([.$A231]-[.I$2]=0;1;SIN(PI()*2*([.$A231]-[.I$2]))/(PI()*2*([.$A231]-[.I$2])))" office:value-type="float" office:value="-0.022886266497368" calcext:value-type="float">
            <text:p>-0,02</text:p>
          </table:table-cell>
          <table:table-cell table:formula="of:=IF([.$A231]-[.J$2]=0;1;SIN(PI()*2*([.$A231]-[.J$2]))/(PI()*2*([.$A231]-[.J$2])))" office:value-type="float" office:value="0.0284411855501272" calcext:value-type="float">
            <text:p>0,03</text:p>
          </table:table-cell>
          <table:table-cell table:formula="of:=IF([.$A231]-[.K$2]=0;1;SIN(PI()*2*([.$A231]-[.K$2]))/(PI()*2*([.$A231]-[.K$2])))" office:value-type="float" office:value="-0.0375569501495269" calcext:value-type="float">
            <text:p>-0,04</text:p>
          </table:table-cell>
          <table:table-cell table:formula="of:=IF([.$A231]-[.L$2]=0;1;SIN(PI()*2*([.$A231]-[.L$2]))/(PI()*2*([.$A231]-[.L$2])))" office:value-type="float" office:value="0.0552724926728888" calcext:value-type="float">
            <text:p>0,06</text:p>
          </table:table-cell>
          <table:table-cell table:formula="of:=IF([.$A231]-[.M$2]=0;1;SIN(PI()*2*([.$A231]-[.M$2]))/(PI()*2*([.$A231]-[.M$2])))" office:value-type="float" office:value="-0.104622932559396" calcext:value-type="float">
            <text:p>-0,10</text:p>
          </table:table-cell>
          <table:table-cell table:number-columns-repeated="1011"/>
        </table:table-row>
        <table:table-row table:style-name="ro1">
          <table:table-cell table:formula="of:=[.A231]+[.$A$1]" office:value-type="float" office:value="3.58" calcext:value-type="float">
            <text:p>3,58</text:p>
          </table:table-cell>
          <table:table-cell table:formula="of:=SIN([.$A232]*PI()-0.25)" office:value-type="float" office:value="-0.999999118988439" calcext:value-type="float">
            <text:p>-1,00</text:p>
          </table:table-cell>
          <table:table-cell table:formula="of:=SIN(2*[.$A232]*PI()-0.25)" office:value-type="float" office:value="-0.249975376877872" calcext:value-type="float">
            <text:p>-0,25</text:p>
          </table:table-cell>
          <table:table-cell table:formula="of:=SIN(-0.25) * ([.$G232] - [.$I232] + [.$K232] - [.$M232]) + SIN(PI() * 0.5 - 0.25) * ( [.$H232] - [.$J232] + [.$L232])" office:value-type="float" office:value="0.0344371479681297" calcext:value-type="float">
            <text:p>0,03</text:p>
          </table:table-cell>
          <table:table-cell table:formula="of:= SIN(-0.25) * ([.$G232] - [.$H232] + [.$I232] - [.$J232] + [.$K232] - [.$L232] + [.$M232])" office:value-type="float" office:value="0.09020569625016" calcext:value-type="float">
            <text:p>0,09</text:p>
          </table:table-cell>
          <table:table-cell/>
          <table:table-cell table:formula="of:=IF([.$A232]-[.G$2]=0;1;SIN(PI()*2*([.$A232]-[.G$2]))/(PI()*2*([.$A232]-[.G$2])))" office:value-type="float" office:value="-0.0214171727893778" calcext:value-type="float">
            <text:p>-0,02</text:p>
          </table:table-cell>
          <table:table-cell table:formula="of:=IF([.$A232]-[.H$2]=0;1;SIN(PI()*2*([.$A232]-[.H$2]))/(PI()*2*([.$A232]-[.H$2])))" office:value-type="float" office:value="0.0248939865538871" calcext:value-type="float">
            <text:p>0,02</text:p>
          </table:table-cell>
          <table:table-cell table:formula="of:=IF([.$A232]-[.I$2]=0;1;SIN(PI()*2*([.$A232]-[.I$2]))/(PI()*2*([.$A232]-[.I$2])))" office:value-type="float" office:value="-0.0297184025527025" calcext:value-type="float">
            <text:p>-0,03</text:p>
          </table:table-cell>
          <table:table-cell table:formula="of:=IF([.$A232]-[.J$2]=0;1;SIN(PI()*2*([.$A232]-[.J$2]))/(PI()*2*([.$A232]-[.J$2])))" office:value-type="float" office:value="0.0368622493201791" calcext:value-type="float">
            <text:p>0,04</text:p>
          </table:table-cell>
          <table:table-cell table:formula="of:=IF([.$A232]-[.K$2]=0;1;SIN(PI()*2*([.$A232]-[.K$2]))/(PI()*2*([.$A232]-[.K$2])))" office:value-type="float" office:value="-0.0485275180923877" calcext:value-type="float">
            <text:p>-0,05</text:p>
          </table:table-cell>
          <table:table-cell table:formula="of:=IF([.$A232]-[.L$2]=0;1;SIN(PI()*2*([.$A232]-[.L$2]))/(PI()*2*([.$A232]-[.L$2])))" office:value-type="float" office:value="0.0709939616536783" calcext:value-type="float">
            <text:p>0,07</text:p>
          </table:table-cell>
          <table:table-cell table:formula="of:=IF([.$A232]-[.M$2]=0;1;SIN(PI()*2*([.$A232]-[.M$2]))/(PI()*2*([.$A232]-[.M$2])))" office:value-type="float" office:value="-0.132195652734435" calcext:value-type="float">
            <text:p>-0,13</text:p>
          </table:table-cell>
          <table:table-cell table:number-columns-repeated="1011"/>
        </table:table-row>
        <table:table-row table:style-name="ro1">
          <table:table-cell table:formula="of:=[.A232]+[.$A$1]" office:value-type="float" office:value="3.6" calcext:value-type="float">
            <text:p>3,60</text:p>
          </table:table-cell>
          <table:table-cell table:formula="of:=SIN([.$A233]*PI()-0.25)" office:value-type="float" office:value="-0.99794250027252" calcext:value-type="float">
            <text:p>-1,00</text:p>
          </table:table-cell>
          <table:table-cell table:formula="of:=SIN(2*[.$A233]*PI()-0.25)" office:value-type="float" office:value="-0.369358424731965" calcext:value-type="float">
            <text:p>-0,37</text:p>
          </table:table-cell>
          <table:table-cell table:formula="of:=SIN(-0.25) * ([.$G233] - [.$I233] + [.$K233] - [.$M233]) + SIN(PI() * 0.5 - 0.25) * ( [.$H233] - [.$J233] + [.$L233])" office:value-type="float" office:value="0.0418959340136281" calcext:value-type="float">
            <text:p>0,04</text:p>
          </table:table-cell>
          <table:table-cell table:formula="of:= SIN(-0.25) * ([.$G233] - [.$H233] + [.$I233] - [.$J233] + [.$K233] - [.$L233] + [.$M233])" office:value-type="float" office:value="0.107897268972196" calcext:value-type="float">
            <text:p>0,11</text:p>
          </table:table-cell>
          <table:table-cell/>
          <table:table-cell table:formula="of:=IF([.$A233]-[.G$2]=0;1;SIN(PI()*2*([.$A233]-[.G$2]))/(PI()*2*([.$A233]-[.G$2])))" office:value-type="float" office:value="-0.025985813438574" calcext:value-type="float">
            <text:p>-0,03</text:p>
          </table:table-cell>
          <table:table-cell table:formula="of:=IF([.$A233]-[.H$2]=0;1;SIN(PI()*2*([.$A233]-[.H$2]))/(PI()*2*([.$A233]-[.H$2])))" office:value-type="float" office:value="0.0301770736706021" calcext:value-type="float">
            <text:p>0,03</text:p>
          </table:table-cell>
          <table:table-cell table:formula="of:=IF([.$A233]-[.I$2]=0;1;SIN(PI()*2*([.$A233]-[.I$2]))/(PI()*2*([.$A233]-[.I$2])))" office:value-type="float" office:value="-0.0359803570687948" calcext:value-type="float">
            <text:p>-0,04</text:p>
          </table:table-cell>
          <table:table-cell table:formula="of:=IF([.$A233]-[.J$2]=0;1;SIN(PI()*2*([.$A233]-[.J$2]))/(PI()*2*([.$A233]-[.J$2])))" office:value-type="float" office:value="0.0445471087518411" calcext:value-type="float">
            <text:p>0,04</text:p>
          </table:table-cell>
          <table:table-cell table:formula="of:=IF([.$A233]-[.K$2]=0;1;SIN(PI()*2*([.$A233]-[.K$2]))/(PI()*2*([.$A233]-[.K$2])))" office:value-type="float" office:value="-0.0584680802367914" calcext:value-type="float">
            <text:p>-0,06</text:p>
          </table:table-cell>
          <table:table-cell table:formula="of:=IF([.$A233]-[.L$2]=0;1;SIN(PI()*2*([.$A233]-[.L$2]))/(PI()*2*([.$A233]-[.L$2])))" office:value-type="float" office:value="0.0850444803444238" calcext:value-type="float">
            <text:p>0,09</text:p>
          </table:table-cell>
          <table:table-cell table:formula="of:=IF([.$A233]-[.M$2]=0;1;SIN(PI()*2*([.$A233]-[.M$2]))/(PI()*2*([.$A233]-[.M$2])))" office:value-type="float" office:value="-0.155914880631443" calcext:value-type="float">
            <text:p>-0,16</text:p>
          </table:table-cell>
          <table:table-cell table:number-columns-repeated="1011"/>
        </table:table-row>
        <table:table-row table:style-name="ro1">
          <table:table-cell table:formula="of:=[.A233]+[.$A$1]" office:value-type="float" office:value="3.62" calcext:value-type="float">
            <text:p>3,62</text:p>
          </table:table-cell>
          <table:table-cell table:formula="of:=SIN([.$A234]*PI()-0.25)" office:value-type="float" office:value="-0.991947458424587" calcext:value-type="float">
            <text:p>-0,99</text:p>
          </table:table-cell>
          <table:table-cell table:formula="of:=SIN(2*[.$A234]*PI()-0.25)" office:value-type="float" office:value="-0.482916469584004" calcext:value-type="float">
            <text:p>-0,48</text:p>
          </table:table-cell>
          <table:table-cell table:formula="of:=SIN(-0.25) * ([.$G234] - [.$I234] + [.$K234] - [.$M234]) + SIN(PI() * 0.5 - 0.25) * ( [.$H234] - [.$J234] + [.$L234])" office:value-type="float" office:value="0.0486141103027236" calcext:value-type="float">
            <text:p>0,05</text:p>
          </table:table-cell>
          <table:table-cell table:formula="of:= SIN(-0.25) * ([.$G234] - [.$H234] + [.$I234] - [.$J234] + [.$K234] - [.$L234] + [.$M234])" office:value-type="float" office:value="0.123267388807069" calcext:value-type="float">
            <text:p>0,12</text:p>
          </table:table-cell>
          <table:table-cell/>
          <table:table-cell table:formula="of:=IF([.$A234]-[.G$2]=0;1;SIN(PI()*2*([.$A234]-[.G$2]))/(PI()*2*([.$A234]-[.G$2])))" office:value-type="float" office:value="-0.0300964242231504" calcext:value-type="float">
            <text:p>-0,03</text:p>
          </table:table-cell>
          <table:table-cell table:formula="of:=IF([.$A234]-[.H$2]=0;1;SIN(PI()*2*([.$A234]-[.H$2]))/(PI()*2*([.$A234]-[.H$2])))" office:value-type="float" office:value="0.0349195691307065" calcext:value-type="float">
            <text:p>0,03</text:p>
          </table:table-cell>
          <table:table-cell table:formula="of:=IF([.$A234]-[.I$2]=0;1;SIN(PI()*2*([.$A234]-[.I$2]))/(PI()*2*([.$A234]-[.I$2])))" office:value-type="float" office:value="-0.0415836090411467" calcext:value-type="float">
            <text:p>-0,04</text:p>
          </table:table-cell>
          <table:table-cell table:formula="of:=IF([.$A234]-[.J$2]=0;1;SIN(PI()*2*([.$A234]-[.J$2]))/(PI()*2*([.$A234]-[.J$2])))" office:value-type="float" office:value="0.0513910640036813" calcext:value-type="float">
            <text:p>0,05</text:p>
          </table:table-cell>
          <table:table-cell table:formula="of:=IF([.$A234]-[.K$2]=0;1;SIN(PI()*2*([.$A234]-[.K$2]))/(PI()*2*([.$A234]-[.K$2])))" office:value-type="float" office:value="-0.0672525035109903" calcext:value-type="float">
            <text:p>-0,07</text:p>
          </table:table-cell>
          <table:table-cell table:formula="of:=IF([.$A234]-[.L$2]=0;1;SIN(PI()*2*([.$A234]-[.L$2]))/(PI()*2*([.$A234]-[.L$2])))" office:value-type="float" office:value="0.0972759425783966" calcext:value-type="float">
            <text:p>0,10</text:p>
          </table:table-cell>
          <table:table-cell table:formula="of:=IF([.$A234]-[.M$2]=0;1;SIN(PI()*2*([.$A234]-[.M$2]))/(PI()*2*([.$A234]-[.M$2])))" office:value-type="float" office:value="-0.175724283367426" calcext:value-type="float">
            <text:p>-0,18</text:p>
          </table:table-cell>
          <table:table-cell table:number-columns-repeated="1011"/>
        </table:table-row>
        <table:table-row table:style-name="ro1">
          <table:table-cell table:formula="of:=[.A234]+[.$A$1]" office:value-type="float" office:value="3.64" calcext:value-type="float">
            <text:p>3,64</text:p>
          </table:table-cell>
          <table:table-cell table:formula="of:=SIN([.$A235]*PI()-0.25)" office:value-type="float" office:value="-0.982037653135939" calcext:value-type="float">
            <text:p>-0,98</text:p>
          </table:table-cell>
          <table:table-cell table:formula="of:=SIN(2*[.$A235]*PI()-0.25)" office:value-type="float" office:value="-0.588858633230387" calcext:value-type="float">
            <text:p>-0,59</text:p>
          </table:table-cell>
          <table:table-cell table:formula="of:=SIN(-0.25) * ([.$G235] - [.$I235] + [.$K235] - [.$M235]) + SIN(PI() * 0.5 - 0.25) * ( [.$H235] - [.$J235] + [.$L235])" office:value-type="float" office:value="0.0544816487161173" calcext:value-type="float">
            <text:p>0,05</text:p>
          </table:table-cell>
          <table:table-cell table:formula="of:= SIN(-0.25) * ([.$G235] - [.$H235] + [.$I235] - [.$J235] + [.$K235] - [.$L235] + [.$M235])" office:value-type="float" office:value="0.13618513898175" calcext:value-type="float">
            <text:p>0,14</text:p>
          </table:table-cell>
          <table:table-cell/>
          <table:table-cell table:formula="of:=IF([.$A235]-[.G$2]=0;1;SIN(PI()*2*([.$A235]-[.G$2]))/(PI()*2*([.$A235]-[.G$2])))" office:value-type="float" office:value="-0.0336898327762457" calcext:value-type="float">
            <text:p>-0,03</text:p>
          </table:table-cell>
          <table:table-cell table:formula="of:=IF([.$A235]-[.H$2]=0;1;SIN(PI()*2*([.$A235]-[.H$2]))/(PI()*2*([.$A235]-[.H$2])))" office:value-type="float" office:value="0.039054455829788" calcext:value-type="float">
            <text:p>0,04</text:p>
          </table:table-cell>
          <table:table-cell table:formula="of:=IF([.$A235]-[.I$2]=0;1;SIN(PI()*2*([.$A235]-[.I$2]))/(PI()*2*([.$A235]-[.I$2])))" office:value-type="float" office:value="-0.0464511330702781" calcext:value-type="float">
            <text:p>-0,05</text:p>
          </table:table-cell>
          <table:table-cell table:formula="of:=IF([.$A235]-[.J$2]=0;1;SIN(PI()*2*([.$A235]-[.J$2]))/(PI()*2*([.$A235]-[.J$2])))" office:value-type="float" office:value="0.0573042015446422" calcext:value-type="float">
            <text:p>0,06</text:p>
          </table:table-cell>
          <table:table-cell table:formula="of:=IF([.$A235]-[.K$2]=0;1;SIN(PI()*2*([.$A235]-[.K$2]))/(PI()*2*([.$A235]-[.K$2])))" office:value-type="float" office:value="-0.0747749946984965" calcext:value-type="float">
            <text:p>-0,07</text:p>
          </table:table-cell>
          <table:table-cell table:formula="of:=IF([.$A235]-[.L$2]=0;1;SIN(PI()*2*([.$A235]-[.L$2]))/(PI()*2*([.$A235]-[.L$2])))" office:value-type="float" office:value="0.107571045004854" calcext:value-type="float">
            <text:p>0,11</text:p>
          </table:table-cell>
          <table:table-cell table:formula="of:=IF([.$A235]-[.M$2]=0;1;SIN(PI()*2*([.$A235]-[.M$2]))/(PI()*2*([.$A235]-[.M$2])))" office:value-type="float" office:value="-0.191610923914897" calcext:value-type="float">
            <text:p>-0,19</text:p>
          </table:table-cell>
          <table:table-cell table:number-columns-repeated="1011"/>
        </table:table-row>
        <table:table-row table:style-name="ro1">
          <table:table-cell table:formula="of:=[.A235]+[.$A$1]" office:value-type="float" office:value="3.66" calcext:value-type="float">
            <text:p>3,66</text:p>
          </table:table-cell>
          <table:table-cell table:formula="of:=SIN([.$A236]*PI()-0.25)" office:value-type="float" office:value="-0.96825219388069" calcext:value-type="float">
            <text:p>-0,97</text:p>
          </table:table-cell>
          <table:table-cell table:formula="of:=SIN(2*[.$A236]*PI()-0.25)" office:value-type="float" office:value="-0.68551414446363" calcext:value-type="float">
            <text:p>-0,69</text:p>
          </table:table-cell>
          <table:table-cell table:formula="of:=SIN(-0.25) * ([.$G236] - [.$I236] + [.$K236] - [.$M236]) + SIN(PI() * 0.5 - 0.25) * ( [.$H236] - [.$J236] + [.$L236])" office:value-type="float" office:value="0.0594073763255294" calcext:value-type="float">
            <text:p>0,06</text:p>
          </table:table-cell>
          <table:table-cell table:formula="of:= SIN(-0.25) * ([.$G236] - [.$H236] + [.$I236] - [.$J236] + [.$K236] - [.$L236] + [.$M236])" office:value-type="float" office:value="0.14655494243001" calcext:value-type="float">
            <text:p>0,15</text:p>
          </table:table-cell>
          <table:table-cell/>
          <table:table-cell table:formula="of:=IF([.$A236]-[.G$2]=0;1;SIN(PI()*2*([.$A236]-[.G$2]))/(PI()*2*([.$A236]-[.G$2])))" office:value-type="float" office:value="-0.0367155636432166" calcext:value-type="float">
            <text:p>-0,04</text:p>
          </table:table-cell>
          <table:table-cell table:formula="of:=IF([.$A236]-[.H$2]=0;1;SIN(PI()*2*([.$A236]-[.H$2]))/(PI()*2*([.$A236]-[.H$2])))" office:value-type="float" office:value="0.0425249882703078" calcext:value-type="float">
            <text:p>0,04</text:p>
          </table:table-cell>
          <table:table-cell table:formula="of:=IF([.$A236]-[.I$2]=0;1;SIN(PI()*2*([.$A236]-[.I$2]))/(PI()*2*([.$A236]-[.I$2])))" office:value-type="float" office:value="-0.05051840711811" calcext:value-type="float">
            <text:p>-0,05</text:p>
          </table:table-cell>
          <table:table-cell table:formula="of:=IF([.$A236]-[.J$2]=0;1;SIN(PI()*2*([.$A236]-[.J$2]))/(PI()*2*([.$A236]-[.J$2])))" office:value-type="float" office:value="0.0622124828398948" calcext:value-type="float">
            <text:p>0,06</text:p>
          </table:table-cell>
          <table:table-cell table:formula="of:=IF([.$A236]-[.K$2]=0;1;SIN(PI()*2*([.$A236]-[.K$2]))/(PI()*2*([.$A236]-[.K$2])))" office:value-type="float" office:value="-0.0809511824904655" calcext:value-type="float">
            <text:p>-0,08</text:p>
          </table:table-cell>
          <table:table-cell table:formula="of:=IF([.$A236]-[.L$2]=0;1;SIN(PI()*2*([.$A236]-[.L$2]))/(PI()*2*([.$A236]-[.L$2])))" office:value-type="float" office:value="0.115843933563942" calcext:value-type="float">
            <text:p>0,12</text:p>
          </table:table-cell>
          <table:table-cell table:formula="of:=IF([.$A236]-[.M$2]=0;1;SIN(PI()*2*([.$A236]-[.M$2]))/(PI()*2*([.$A236]-[.M$2])))" office:value-type="float" office:value="-0.2036044892942" calcext:value-type="float">
            <text:p>-0,20</text:p>
          </table:table-cell>
          <table:table-cell table:number-columns-repeated="1011"/>
        </table:table-row>
        <table:table-row table:style-name="ro1">
          <table:table-cell table:formula="of:=[.A236]+[.$A$1]" office:value-type="float" office:value="3.68" calcext:value-type="float">
            <text:p>3,68</text:p>
          </table:table-cell>
          <table:table-cell table:formula="of:=SIN([.$A237]*PI()-0.25)" office:value-type="float" office:value="-0.950645485568544" calcext:value-type="float">
            <text:p>-0,95</text:p>
          </table:table-cell>
          <table:table-cell table:formula="of:=SIN(2*[.$A237]*PI()-0.25)" office:value-type="float" office:value="-0.771358688132384" calcext:value-type="float">
            <text:p>-0,77</text:p>
          </table:table-cell>
          <table:table-cell table:formula="of:=SIN(-0.25) * ([.$G237] - [.$I237] + [.$K237] - [.$M237]) + SIN(PI() * 0.5 - 0.25) * ( [.$H237] - [.$J237] + [.$L237])" office:value-type="float" office:value="0.0633195741594773" calcext:value-type="float">
            <text:p>0,06</text:p>
          </table:table-cell>
          <table:table-cell table:formula="of:= SIN(-0.25) * ([.$G237] - [.$H237] + [.$I237] - [.$J237] + [.$K237] - [.$L237] + [.$M237])" office:value-type="float" office:value="0.154317248657534" calcext:value-type="float">
            <text:p>0,15</text:p>
          </table:table-cell>
          <table:table-cell/>
          <table:table-cell table:formula="of:=IF([.$A237]-[.G$2]=0;1;SIN(PI()*2*([.$A237]-[.G$2]))/(PI()*2*([.$A237]-[.G$2])))" office:value-type="float" office:value="-0.0391325266421842" calcext:value-type="float">
            <text:p>-0,04</text:p>
          </table:table-cell>
          <table:table-cell table:formula="of:=IF([.$A237]-[.H$2]=0;1;SIN(PI()*2*([.$A237]-[.H$2]))/(PI()*2*([.$A237]-[.H$2])))" office:value-type="float" office:value="0.0452854396362384" calcext:value-type="float">
            <text:p>0,05</text:p>
          </table:table-cell>
          <table:table-cell table:formula="of:=IF([.$A237]-[.I$2]=0;1;SIN(PI()*2*([.$A237]-[.I$2]))/(PI()*2*([.$A237]-[.I$2])))" office:value-type="float" office:value="-0.0537342156877754" calcext:value-type="float">
            <text:p>-0,05</text:p>
          </table:table-cell>
          <table:table-cell table:formula="of:=IF([.$A237]-[.J$2]=0;1;SIN(PI()*2*([.$A237]-[.J$2]))/(PI()*2*([.$A237]-[.J$2])))" office:value-type="float" office:value="0.0660585770840541" calcext:value-type="float">
            <text:p>0,07</text:p>
          </table:table-cell>
          <table:table-cell table:formula="of:=IF([.$A237]-[.K$2]=0;1;SIN(PI()*2*([.$A237]-[.K$2]))/(PI()*2*([.$A237]-[.K$2])))" office:value-type="float" office:value="-0.0857188678828796" calcext:value-type="float">
            <text:p>-0,09</text:p>
          </table:table-cell>
          <table:table-cell table:formula="of:=IF([.$A237]-[.L$2]=0;1;SIN(PI()*2*([.$A237]-[.L$2]))/(PI()*2*([.$A237]-[.L$2])))" office:value-type="float" office:value="0.12204042207054" calcext:value-type="float">
            <text:p>0,12</text:p>
          </table:table-cell>
          <table:table-cell table:formula="of:=IF([.$A237]-[.M$2]=0;1;SIN(PI()*2*([.$A237]-[.M$2]))/(PI()*2*([.$A237]-[.M$2])))" office:value-type="float" office:value="-0.211776026534173" calcext:value-type="float">
            <text:p>-0,21</text:p>
          </table:table-cell>
          <table:table-cell table:number-columns-repeated="1011"/>
        </table:table-row>
        <table:table-row table:style-name="ro1">
          <table:table-cell table:formula="of:=[.A237]+[.$A$1]" office:value-type="float" office:value="3.7" calcext:value-type="float">
            <text:p>3,70</text:p>
          </table:table-cell>
          <table:table-cell table:formula="of:=SIN([.$A238]*PI()-0.25)" office:value-type="float" office:value="-0.92928701383347" calcext:value-type="float">
            <text:p>-0,93</text:p>
          </table:table-cell>
          <table:table-cell table:formula="of:=SIN(2*[.$A238]*PI()-0.25)" office:value-type="float" office:value="-0.845038444501943" calcext:value-type="float">
            <text:p>-0,85</text:p>
          </table:table-cell>
          <table:table-cell table:formula="of:=SIN(-0.25) * ([.$G238] - [.$I238] + [.$K238] - [.$M238]) + SIN(PI() * 0.5 - 0.25) * ( [.$H238] - [.$J238] + [.$L238])" office:value-type="float" office:value="0.066166297989199" calcext:value-type="float">
            <text:p>0,07</text:p>
          </table:table-cell>
          <table:table-cell table:formula="of:= SIN(-0.25) * ([.$G238] - [.$H238] + [.$I238] - [.$J238] + [.$K238] - [.$L238] + [.$M238])" office:value-type="float" office:value="0.159448716495043" calcext:value-type="float">
            <text:p>0,16</text:p>
          </table:table-cell>
          <table:table-cell/>
          <table:table-cell table:formula="of:=IF([.$A238]-[.G$2]=0;1;SIN(PI()*2*([.$A238]-[.G$2]))/(PI()*2*([.$A238]-[.G$2])))" office:value-type="float" office:value="-0.0409095528994952" calcext:value-type="float">
            <text:p>-0,04</text:p>
          </table:table-cell>
          <table:table-cell table:formula="of:=IF([.$A238]-[.H$2]=0;1;SIN(PI()*2*([.$A238]-[.H$2]))/(PI()*2*([.$A238]-[.H$2])))" office:value-type="float" office:value="0.0473016705400413" calcext:value-type="float">
            <text:p>0,05</text:p>
          </table:table-cell>
          <table:table-cell table:formula="of:=IF([.$A238]-[.I$2]=0;1;SIN(PI()*2*([.$A238]-[.I$2]))/(PI()*2*([.$A238]-[.I$2])))" office:value-type="float" office:value="-0.0560612391585675" calcext:value-type="float">
            <text:p>-0,06</text:p>
          </table:table-cell>
          <table:table-cell table:formula="of:=IF([.$A238]-[.J$2]=0;1;SIN(PI()*2*([.$A238]-[.J$2]))/(PI()*2*([.$A238]-[.J$2])))" office:value-type="float" office:value="0.0688024298764237" calcext:value-type="float">
            <text:p>0,07</text:p>
          </table:table-cell>
          <table:table-cell table:formula="of:=IF([.$A238]-[.K$2]=0;1;SIN(PI()*2*([.$A238]-[.K$2]))/(PI()*2*([.$A238]-[.K$2])))" office:value-type="float" office:value="-0.0890384386636071" calcext:value-type="float">
            <text:p>-0,09</text:p>
          </table:table-cell>
          <table:table-cell table:formula="of:=IF([.$A238]-[.L$2]=0;1;SIN(PI()*2*([.$A238]-[.L$2]))/(PI()*2*([.$A238]-[.L$2])))" office:value-type="float" office:value="0.126137788106777" calcext:value-type="float">
            <text:p>0,13</text:p>
          </table:table-cell>
          <table:table-cell table:formula="of:=IF([.$A238]-[.M$2]=0;1;SIN(PI()*2*([.$A238]-[.M$2]))/(PI()*2*([.$A238]-[.M$2])))" office:value-type="float" office:value="-0.216236208183045" calcext:value-type="float">
            <text:p>-0,22</text:p>
          </table:table-cell>
          <table:table-cell table:number-columns-repeated="1011"/>
        </table:table-row>
        <table:table-row table:style-name="ro1">
          <table:table-cell table:formula="of:=[.A238]+[.$A$1]" office:value-type="float" office:value="3.72" calcext:value-type="float">
            <text:p>3,72</text:p>
          </table:table-cell>
          <table:table-cell table:formula="of:=SIN([.$A239]*PI()-0.25)" office:value-type="float" office:value="-0.904261070805648" calcext:value-type="float">
            <text:p>-0,90</text:p>
          </table:table-cell>
          <table:table-cell table:formula="of:=SIN(2*[.$A239]*PI()-0.25)" office:value-type="float" office:value="-0.905391439800208" calcext:value-type="float">
            <text:p>-0,91</text:p>
          </table:table-cell>
          <table:table-cell table:formula="of:=SIN(-0.25) * ([.$G239] - [.$I239] + [.$K239] - [.$M239]) + SIN(PI() * 0.5 - 0.25) * ( [.$H239] - [.$J239] + [.$L239])" office:value-type="float" office:value="0.0679154223202185" calcext:value-type="float">
            <text:p>0,07</text:p>
          </table:table-cell>
          <table:table-cell table:formula="of:= SIN(-0.25) * ([.$G239] - [.$H239] + [.$I239] - [.$J239] + [.$K239] - [.$L239] + [.$M239])" office:value-type="float" office:value="0.161961896577655" calcext:value-type="float">
            <text:p>0,16</text:p>
          </table:table-cell>
          <table:table-cell/>
          <table:table-cell table:formula="of:=IF([.$A239]-[.G$2]=0;1;SIN(PI()*2*([.$A239]-[.G$2]))/(PI()*2*([.$A239]-[.G$2])))" office:value-type="float" office:value="-0.0420257719058116" calcext:value-type="float">
            <text:p>-0,04</text:p>
          </table:table-cell>
          <table:table-cell table:formula="of:=IF([.$A239]-[.H$2]=0;1;SIN(PI()*2*([.$A239]-[.H$2]))/(PI()*2*([.$A239]-[.H$2])))" office:value-type="float" office:value="0.0485515128849749" calcext:value-type="float">
            <text:p>0,05</text:p>
          </table:table-cell>
          <table:table-cell table:formula="of:=IF([.$A239]-[.I$2]=0;1;SIN(PI()*2*([.$A239]-[.I$2]))/(PI()*2*([.$A239]-[.I$2])))" office:value-type="float" office:value="-0.0574764233417718" calcext:value-type="float">
            <text:p>-0,06</text:p>
          </table:table-cell>
          <table:table-cell table:formula="of:=IF([.$A239]-[.J$2]=0;1;SIN(PI()*2*([.$A239]-[.J$2]))/(PI()*2*([.$A239]-[.J$2])))" office:value-type="float" office:value="0.0704215637340627" calcext:value-type="float">
            <text:p>0,07</text:p>
          </table:table-cell>
          <table:table-cell table:formula="of:=IF([.$A239]-[.K$2]=0;1;SIN(PI()*2*([.$A239]-[.K$2]))/(PI()*2*([.$A239]-[.K$2])))" office:value-type="float" office:value="-0.0908929485404762" calcext:value-type="float">
            <text:p>-0,09</text:p>
          </table:table-cell>
          <table:table-cell table:formula="of:=IF([.$A239]-[.L$2]=0;1;SIN(PI()*2*([.$A239]-[.L$2]))/(PI()*2*([.$A239]-[.L$2])))" office:value-type="float" office:value="0.128144156958704" calcext:value-type="float">
            <text:p>0,13</text:p>
          </table:table-cell>
          <table:table-cell table:formula="of:=IF([.$A239]-[.M$2]=0;1;SIN(PI()*2*([.$A239]-[.M$2]))/(PI()*2*([.$A239]-[.M$2])))" office:value-type="float" office:value="-0.217133154846693" calcext:value-type="float">
            <text:p>-0,22</text:p>
          </table:table-cell>
          <table:table-cell table:number-columns-repeated="1011"/>
        </table:table-row>
        <table:table-row table:style-name="ro1">
          <table:table-cell table:formula="of:=[.A239]+[.$A$1]" office:value-type="float" office:value="3.74" calcext:value-type="float">
            <text:p>3,74</text:p>
          </table:table-cell>
          <table:table-cell table:formula="of:=SIN([.$A240]*PI()-0.25)" office:value-type="float" office:value="-0.875666422448943" calcext:value-type="float">
            <text:p>-0,88</text:p>
          </table:table-cell>
          <table:table-cell table:formula="of:=SIN(2*[.$A240]*PI()-0.25)" office:value-type="float" office:value="-0.951465871238194" calcext:value-type="float">
            <text:p>-0,95</text:p>
          </table:table-cell>
          <table:table-cell table:formula="of:=SIN(-0.25) * ([.$G240] - [.$I240] + [.$K240] - [.$M240]) + SIN(PI() * 0.5 - 0.25) * ( [.$H240] - [.$J240] + [.$L240])" office:value-type="float" office:value="0.0685544124921026" calcext:value-type="float">
            <text:p>0,07</text:p>
          </table:table-cell>
          <table:table-cell table:formula="of:= SIN(-0.25) * ([.$G240] - [.$H240] + [.$I240] - [.$J240] + [.$K240] - [.$L240] + [.$M240])" office:value-type="float" office:value="0.161904424345099" calcext:value-type="float">
            <text:p>0,16</text:p>
          </table:table-cell>
          <table:table-cell/>
          <table:table-cell table:formula="of:=IF([.$A240]-[.G$2]=0;1;SIN(PI()*2*([.$A240]-[.G$2]))/(PI()*2*([.$A240]-[.G$2])))" office:value-type="float" office:value="-0.0424708254457733" calcext:value-type="float">
            <text:p>-0,04</text:p>
          </table:table-cell>
          <table:table-cell table:formula="of:=IF([.$A240]-[.H$2]=0;1;SIN(PI()*2*([.$A240]-[.H$2]))/(PI()*2*([.$A240]-[.H$2])))" office:value-type="float" office:value="0.0490249651750593" calcext:value-type="float">
            <text:p>0,05</text:p>
          </table:table-cell>
          <table:table-cell table:formula="of:=IF([.$A240]-[.I$2]=0;1;SIN(PI()*2*([.$A240]-[.I$2]))/(PI()*2*([.$A240]-[.I$2])))" office:value-type="float" office:value="-0.0579711267033548" calcext:value-type="float">
            <text:p>-0,06</text:p>
          </table:table-cell>
          <table:table-cell table:formula="of:=IF([.$A240]-[.J$2]=0;1;SIN(PI()*2*([.$A240]-[.J$2]))/(PI()*2*([.$A240]-[.J$2])))" office:value-type="float" office:value="0.0709111103424964" calcext:value-type="float">
            <text:p>0,07</text:p>
          </table:table-cell>
          <table:table-cell table:formula="of:=IF([.$A240]-[.K$2]=0;1;SIN(PI()*2*([.$A240]-[.K$2]))/(PI()*2*([.$A240]-[.K$2])))" office:value-type="float" office:value="-0.0912878661880413" calcext:value-type="float">
            <text:p>-0,09</text:p>
          </table:table-cell>
          <table:table-cell table:formula="of:=IF([.$A240]-[.L$2]=0;1;SIN(PI()*2*([.$A240]-[.L$2]))/(PI()*2*([.$A240]-[.L$2])))" office:value-type="float" office:value="0.128097489650961" calcext:value-type="float">
            <text:p>0,13</text:p>
          </table:table-cell>
          <table:table-cell table:formula="of:=IF([.$A240]-[.M$2]=0;1;SIN(PI()*2*([.$A240]-[.M$2]))/(PI()*2*([.$A240]-[.M$2])))" office:value-type="float" office:value="-0.214649847523232" calcext:value-type="float">
            <text:p>-0,21</text:p>
          </table:table-cell>
          <table:table-cell table:number-columns-repeated="1011"/>
        </table:table-row>
        <table:table-row table:style-name="ro1">
          <table:table-cell table:formula="of:=[.A240]+[.$A$1]" office:value-type="float" office:value="3.76" calcext:value-type="float">
            <text:p>3,76</text:p>
          </table:table-cell>
          <table:table-cell table:formula="of:=SIN([.$A241]*PI()-0.25)" office:value-type="float" office:value="-0.843615918776766" calcext:value-type="float">
            <text:p>-0,84</text:p>
          </table:table-cell>
          <table:table-cell table:formula="of:=SIN(2*[.$A241]*PI()-0.25)" office:value-type="float" office:value="-0.982535117508593" calcext:value-type="float">
            <text:p>-0,98</text:p>
          </table:table-cell>
          <table:table-cell table:formula="of:=SIN(-0.25) * ([.$G241] - [.$I241] + [.$K241] - [.$M241]) + SIN(PI() * 0.5 - 0.25) * ( [.$H241] - [.$J241] + [.$L241])" office:value-type="float" office:value="0.0680898333949508" calcext:value-type="float">
            <text:p>0,07</text:p>
          </table:table-cell>
          <table:table-cell table:formula="of:= SIN(-0.25) * ([.$G241] - [.$H241] + [.$I241] - [.$J241] + [.$K241] - [.$L241] + [.$M241])" office:value-type="float" office:value="0.159357741091096" calcext:value-type="float">
            <text:p>0,16</text:p>
          </table:table-cell>
          <table:table-cell/>
          <table:table-cell table:formula="of:=IF([.$A241]-[.G$2]=0;1;SIN(PI()*2*([.$A241]-[.G$2]))/(PI()*2*([.$A241]-[.G$2])))" office:value-type="float" office:value="-0.042244916799785" calcext:value-type="float">
            <text:p>-0,04</text:p>
          </table:table-cell>
          <table:table-cell table:formula="of:=IF([.$A241]-[.H$2]=0;1;SIN(PI()*2*([.$A241]-[.H$2]))/(PI()*2*([.$A241]-[.H$2])))" office:value-type="float" office:value="0.0487241985175435" calcext:value-type="float">
            <text:p>0,05</text:p>
          </table:table-cell>
          <table:table-cell table:formula="of:=IF([.$A241]-[.I$2]=0;1;SIN(PI()*2*([.$A241]-[.I$2]))/(PI()*2*([.$A241]-[.I$2])))" office:value-type="float" office:value="-0.0575510460750694" calcext:value-type="float">
            <text:p>-0,06</text:p>
          </table:table-cell>
          <table:table-cell table:formula="of:=IF([.$A241]-[.J$2]=0;1;SIN(PI()*2*([.$A241]-[.J$2]))/(PI()*2*([.$A241]-[.J$2])))" office:value-type="float" office:value="0.0702835783925627" calcext:value-type="float">
            <text:p>0,07</text:p>
          </table:table-cell>
          <table:table-cell table:formula="of:=IF([.$A241]-[.K$2]=0;1;SIN(PI()*2*([.$A241]-[.K$2]))/(PI()*2*([.$A241]-[.K$2])))" office:value-type="float" office:value="-0.0902505040722679" calcext:value-type="float">
            <text:p>-0,09</text:p>
          </table:table-cell>
          <table:table-cell table:formula="of:=IF([.$A241]-[.L$2]=0;1;SIN(PI()*2*([.$A241]-[.L$2]))/(PI()*2*([.$A241]-[.L$2])))" office:value-type="float" office:value="0.126064196164438" calcext:value-type="float">
            <text:p>0,13</text:p>
          </table:table-cell>
          <table:table-cell table:formula="of:=IF([.$A241]-[.M$2]=0;1;SIN(PI()*2*([.$A241]-[.M$2]))/(PI()*2*([.$A241]-[.M$2])))" office:value-type="float" office:value="-0.209001167325252" calcext:value-type="float">
            <text:p>-0,21</text:p>
          </table:table-cell>
          <table:table-cell table:number-columns-repeated="1011"/>
        </table:table-row>
        <table:table-row table:style-name="ro1">
          <table:table-cell table:formula="of:=[.A241]+[.$A$1]" office:value-type="float" office:value="3.78" calcext:value-type="float">
            <text:p>3,78</text:p>
          </table:table-cell>
          <table:table-cell table:formula="of:=SIN([.$A242]*PI()-0.25)" office:value-type="float" office:value="-0.80823604848463" calcext:value-type="float">
            <text:p>-0,81</text:p>
          </table:table-cell>
          <table:table-cell table:formula="of:=SIN(2*[.$A242]*PI()-0.25)" office:value-type="float" office:value="-0.998109198037852" calcext:value-type="float">
            <text:p>-1,00</text:p>
          </table:table-cell>
          <table:table-cell table:formula="of:=SIN(-0.25) * ([.$G242] - [.$I242] + [.$K242] - [.$M242]) + SIN(PI() * 0.5 - 0.25) * ( [.$H242] - [.$J242] + [.$L242])" office:value-type="float" office:value="0.0665466067573143" calcext:value-type="float">
            <text:p>0,07</text:p>
          </table:table-cell>
          <table:table-cell table:formula="of:= SIN(-0.25) * ([.$G242] - [.$H242] + [.$I242] - [.$J242] + [.$K242] - [.$L242] + [.$M242])" office:value-type="float" office:value="0.154435367007811" calcext:value-type="float">
            <text:p>0,15</text:p>
          </table:table-cell>
          <table:table-cell/>
          <table:table-cell table:formula="of:=IF([.$A242]-[.G$2]=0;1;SIN(PI()*2*([.$A242]-[.G$2]))/(PI()*2*([.$A242]-[.G$2])))" office:value-type="float" office:value="-0.0413586961612746" calcext:value-type="float">
            <text:p>-0,04</text:p>
          </table:table-cell>
          <table:table-cell table:formula="of:=IF([.$A242]-[.H$2]=0;1;SIN(PI()*2*([.$A242]-[.H$2]))/(PI()*2*([.$A242]-[.H$2])))" office:value-type="float" office:value="0.0476633754541518" calcext:value-type="float">
            <text:p>0,05</text:p>
          </table:table-cell>
          <table:table-cell table:formula="of:=IF([.$A242]-[.I$2]=0;1;SIN(PI()*2*([.$A242]-[.I$2]))/(PI()*2*([.$A242]-[.I$2])))" office:value-type="float" office:value="-0.0562359249962655" calcext:value-type="float">
            <text:p>-0,06</text:p>
          </table:table-cell>
          <table:table-cell table:formula="of:=IF([.$A242]-[.J$2]=0;1;SIN(PI()*2*([.$A242]-[.J$2]))/(PI()*2*([.$A242]-[.J$2])))" office:value-type="float" office:value="0.0685683646884289" calcext:value-type="float">
            <text:p>0,07</text:p>
          </table:table-cell>
          <table:table-cell table:formula="of:=IF([.$A242]-[.K$2]=0;1;SIN(PI()*2*([.$A242]-[.K$2]))/(PI()*2*([.$A242]-[.K$2])))" office:value-type="float" office:value="-0.0878291412863022" calcext:value-type="float">
            <text:p>-0,09</text:p>
          </table:table-cell>
          <table:table-cell table:formula="of:=IF([.$A242]-[.L$2]=0;1;SIN(PI()*2*([.$A242]-[.L$2]))/(PI()*2*([.$A242]-[.L$2])))" office:value-type="float" office:value="0.122137399601264" calcext:value-type="float">
            <text:p>0,12</text:p>
          </table:table-cell>
          <table:table-cell table:formula="of:=IF([.$A242]-[.M$2]=0;1;SIN(PI()*2*([.$A242]-[.M$2]))/(PI()*2*([.$A242]-[.M$2])))" office:value-type="float" office:value="-0.200430604473869" calcext:value-type="float">
            <text:p>-0,20</text:p>
          </table:table-cell>
          <table:table-cell table:number-columns-repeated="1011"/>
        </table:table-row>
        <table:table-row table:style-name="ro1">
          <table:table-cell table:formula="of:=[.A242]+[.$A$1]" office:value-type="float" office:value="3.8" calcext:value-type="float">
            <text:p>3,80</text:p>
          </table:table-cell>
          <table:table-cell table:formula="of:=SIN([.$A243]*PI()-0.25)" office:value-type="float" office:value="-0.769666439757052" calcext:value-type="float">
            <text:p>-0,77</text:p>
          </table:table-cell>
          <table:table-cell table:formula="of:=SIN(2*[.$A243]*PI()-0.25)" office:value-type="float" office:value="-0.99794250027252" calcext:value-type="float">
            <text:p>-1,00</text:p>
          </table:table-cell>
          <table:table-cell table:formula="of:=SIN(-0.25) * ([.$G243] - [.$I243] + [.$K243] - [.$M243]) + SIN(PI() * 0.5 - 0.25) * ( [.$H243] - [.$J243] + [.$L243])" office:value-type="float" office:value="0.0639670322004266" calcext:value-type="float">
            <text:p>0,06</text:p>
          </table:table-cell>
          <table:table-cell table:formula="of:= SIN(-0.25) * ([.$G243] - [.$H243] + [.$I243] - [.$J243] + [.$K243] - [.$L243] + [.$M243])" office:value-type="float" office:value="0.147280756184578" calcext:value-type="float">
            <text:p>0,15</text:p>
          </table:table-cell>
          <table:table-cell/>
          <table:table-cell table:formula="of:=IF([.$A243]-[.G$2]=0;1;SIN(PI()*2*([.$A243]-[.G$2]))/(PI()*2*([.$A243]-[.G$2])))" office:value-type="float" office:value="-0.039832985717929" calcext:value-type="float">
            <text:p>-0,04</text:p>
          </table:table-cell>
          <table:table-cell table:formula="of:=IF([.$A243]-[.H$2]=0;1;SIN(PI()*2*([.$A243]-[.H$2]))/(PI()*2*([.$A243]-[.H$2])))" office:value-type="float" office:value="0.0458682865842819" calcext:value-type="float">
            <text:p>0,05</text:p>
          </table:table-cell>
          <table:table-cell table:formula="of:=IF([.$A243]-[.I$2]=0;1;SIN(PI()*2*([.$A243]-[.I$2]))/(PI()*2*([.$A243]-[.I$2])))" office:value-type="float" office:value="-0.0540590520457608" calcext:value-type="float">
            <text:p>-0,05</text:p>
          </table:table-cell>
          <table:table-cell table:formula="of:=IF([.$A243]-[.J$2]=0;1;SIN(PI()*2*([.$A243]-[.J$2]))/(PI()*2*([.$A243]-[.J$2])))" office:value-type="float" office:value="0.0658110198817957" calcext:value-type="float">
            <text:p>0,07</text:p>
          </table:table-cell>
          <table:table-cell table:formula="of:=IF([.$A243]-[.K$2]=0;1;SIN(PI()*2*([.$A243]-[.K$2]))/(PI()*2*([.$A243]-[.K$2])))" office:value-type="float" office:value="-0.08409185873785" calcext:value-type="float">
            <text:p>-0,08</text:p>
          </table:table-cell>
          <table:table-cell table:formula="of:=IF([.$A243]-[.L$2]=0;1;SIN(PI()*2*([.$A243]-[.L$2]))/(PI()*2*([.$A243]-[.L$2])))" office:value-type="float" office:value="0.116434881329331" calcext:value-type="float">
            <text:p>0,12</text:p>
          </table:table-cell>
          <table:table-cell table:formula="of:=IF([.$A243]-[.M$2]=0;1;SIN(PI()*2*([.$A243]-[.M$2]))/(PI()*2*([.$A243]-[.M$2])))" office:value-type="float" office:value="-0.189206682160162" calcext:value-type="float">
            <text:p>-0,19</text:p>
          </table:table-cell>
          <table:table-cell table:number-columns-repeated="1011"/>
        </table:table-row>
        <table:table-row table:style-name="ro1">
          <table:table-cell table:formula="of:=[.A243]+[.$A$1]" office:value-type="float" office:value="3.82" calcext:value-type="float">
            <text:p>3,82</text:p>
          </table:table-cell>
          <table:table-cell table:formula="of:=SIN([.$A244]*PI()-0.25)" office:value-type="float" office:value="-0.728059309218903" calcext:value-type="float">
            <text:p>-0,73</text:p>
          </table:table-cell>
          <table:table-cell table:formula="of:=SIN(2*[.$A244]*PI()-0.25)" office:value-type="float" office:value="-0.982037653135937" calcext:value-type="float">
            <text:p>-0,98</text:p>
          </table:table-cell>
          <table:table-cell table:formula="of:=SIN(-0.25) * ([.$G244] - [.$I244] + [.$K244] - [.$M244]) + SIN(PI() * 0.5 - 0.25) * ( [.$H244] - [.$J244] + [.$L244])" office:value-type="float" office:value="0.0604095902449673" calcext:value-type="float">
            <text:p>0,06</text:p>
          </table:table-cell>
          <table:table-cell table:formula="of:= SIN(-0.25) * ([.$G244] - [.$H244] + [.$I244] - [.$J244] + [.$K244] - [.$L244] + [.$M244])" office:value-type="float" office:value="0.138064769047596" calcext:value-type="float">
            <text:p>0,14</text:p>
          </table:table-cell>
          <table:table-cell/>
          <table:table-cell table:formula="of:=IF([.$A244]-[.G$2]=0;1;SIN(PI()*2*([.$A244]-[.G$2]))/(PI()*2*([.$A244]-[.G$2])))" office:value-type="float" office:value="-0.0376983502730982" calcext:value-type="float">
            <text:p>-0,04</text:p>
          </table:table-cell>
          <table:table-cell table:formula="of:=IF([.$A244]-[.H$2]=0;1;SIN(PI()*2*([.$A244]-[.H$2]))/(PI()*2*([.$A244]-[.H$2])))" office:value-type="float" office:value="0.0433758126636251" calcext:value-type="float">
            <text:p>0,04</text:p>
          </table:table-cell>
          <table:table-cell table:formula="of:=IF([.$A244]-[.I$2]=0;1;SIN(PI()*2*([.$A244]-[.I$2]))/(PI()*2*([.$A244]-[.I$2])))" office:value-type="float" office:value="-0.0510665595897997" calcext:value-type="float">
            <text:p>-0,05</text:p>
          </table:table-cell>
          <table:table-cell table:formula="of:=IF([.$A244]-[.J$2]=0;1;SIN(PI()*2*([.$A244]-[.J$2]))/(PI()*2*([.$A244]-[.J$2])))" office:value-type="float" office:value="0.0620722836393255" calcext:value-type="float">
            <text:p>0,06</text:p>
          </table:table-cell>
          <table:table-cell table:formula="of:=IF([.$A244]-[.K$2]=0;1;SIN(PI()*2*([.$A244]-[.K$2]))/(PI()*2*([.$A244]-[.K$2])))" office:value-type="float" office:value="-0.0791251088149643" calcext:value-type="float">
            <text:p>-0,08</text:p>
          </table:table-cell>
          <table:table-cell table:formula="of:=IF([.$A244]-[.L$2]=0;1;SIN(PI()*2*([.$A244]-[.L$2]))/(PI()*2*([.$A244]-[.L$2])))" office:value-type="float" office:value="0.109096740941845" calcext:value-type="float">
            <text:p>0,11</text:p>
          </table:table-cell>
          <table:table-cell table:formula="of:=IF([.$A244]-[.M$2]=0;1;SIN(PI()*2*([.$A244]-[.M$2]))/(PI()*2*([.$A244]-[.M$2])))" office:value-type="float" office:value="-0.175619143955164" calcext:value-type="float">
            <text:p>-0,18</text:p>
          </table:table-cell>
          <table:table-cell table:number-columns-repeated="1011"/>
        </table:table-row>
        <table:table-row table:style-name="ro1">
          <table:table-cell table:formula="of:=[.A244]+[.$A$1]" office:value-type="float" office:value="3.84" calcext:value-type="float">
            <text:p>3,84</text:p>
          </table:table-cell>
          <table:table-cell table:formula="of:=SIN([.$A245]*PI()-0.25)" office:value-type="float" office:value="-0.683578861205925" calcext:value-type="float">
            <text:p>-0,68</text:p>
          </table:table-cell>
          <table:table-cell table:formula="of:=SIN(2*[.$A245]*PI()-0.25)" office:value-type="float" office:value="-0.950645485568542" calcext:value-type="float">
            <text:p>-0,95</text:p>
          </table:table-cell>
          <table:table-cell table:formula="of:=SIN(-0.25) * ([.$G245] - [.$I245] + [.$K245] - [.$M245]) + SIN(PI() * 0.5 - 0.25) * ( [.$H245] - [.$J245] + [.$L245])" office:value-type="float" office:value="0.055947548160026" calcext:value-type="float">
            <text:p>0,06</text:p>
          </table:table-cell>
          <table:table-cell table:formula="of:= SIN(-0.25) * ([.$G245] - [.$H245] + [.$I245] - [.$J245] + [.$K245] - [.$L245] + [.$M245])" office:value-type="float" office:value="0.126982802694915" calcext:value-type="float">
            <text:p>0,13</text:p>
          </table:table-cell>
          <table:table-cell/>
          <table:table-cell table:formula="of:=IF([.$A245]-[.G$2]=0;1;SIN(PI()*2*([.$A245]-[.G$2]))/(PI()*2*([.$A245]-[.G$2])))" office:value-type="float" office:value="-0.03499452159744" calcext:value-type="float">
            <text:p>-0,03</text:p>
          </table:table-cell>
          <table:table-cell table:formula="of:=IF([.$A245]-[.H$2]=0;1;SIN(PI()*2*([.$A245]-[.H$2]))/(PI()*2*([.$A245]-[.H$2])))" office:value-type="float" office:value="0.0402332224353801" calcext:value-type="float">
            <text:p>0,04</text:p>
          </table:table-cell>
          <table:table-cell table:formula="of:=IF([.$A245]-[.I$2]=0;1;SIN(PI()*2*([.$A245]-[.I$2]))/(PI()*2*([.$A245]-[.I$2])))" office:value-type="float" office:value="-0.0473165362444259" calcext:value-type="float">
            <text:p>-0,05</text:p>
          </table:table-cell>
          <table:table-cell table:formula="of:=IF([.$A245]-[.J$2]=0;1;SIN(PI()*2*([.$A245]-[.J$2]))/(PI()*2*([.$A245]-[.J$2])))" office:value-type="float" office:value="0.0574269072368245" calcext:value-type="float">
            <text:p>0,06</text:p>
          </table:table-cell>
          <table:table-cell table:formula="of:=IF([.$A245]-[.K$2]=0;1;SIN(PI()*2*([.$A245]-[.K$2]))/(PI()*2*([.$A245]-[.K$2])))" office:value-type="float" office:value="-0.0730320450729181" calcext:value-type="float">
            <text:p>-0,07</text:p>
          </table:table-cell>
          <table:table-cell table:formula="of:=IF([.$A245]-[.L$2]=0;1;SIN(PI()*2*([.$A245]-[.L$2]))/(PI()*2*([.$A245]-[.L$2])))" office:value-type="float" office:value="0.100282808159828" calcext:value-type="float">
            <text:p>0,10</text:p>
          </table:table-cell>
          <table:table-cell table:formula="of:=IF([.$A245]-[.M$2]=0;1;SIN(PI()*2*([.$A245]-[.M$2]))/(PI()*2*([.$A245]-[.M$2])))" office:value-type="float" office:value="-0.159974955874011" calcext:value-type="float">
            <text:p>-0,16</text:p>
          </table:table-cell>
          <table:table-cell table:number-columns-repeated="1011"/>
        </table:table-row>
        <table:table-row table:style-name="ro1">
          <table:table-cell table:formula="of:=[.A245]+[.$A$1]" office:value-type="float" office:value="3.86" calcext:value-type="float">
            <text:p>3,86</text:p>
          </table:table-cell>
          <table:table-cell table:formula="of:=SIN([.$A246]*PI()-0.25)" office:value-type="float" office:value="-0.636400639725242" calcext:value-type="float">
            <text:p>-0,64</text:p>
          </table:table-cell>
          <table:table-cell table:formula="of:=SIN(2*[.$A246]*PI()-0.25)" office:value-type="float" office:value="-0.904261070805643" calcext:value-type="float">
            <text:p>-0,90</text:p>
          </table:table-cell>
          <table:table-cell table:formula="of:=SIN(-0.25) * ([.$G246] - [.$I246] + [.$K246] - [.$M246]) + SIN(PI() * 0.5 - 0.25) * ( [.$H246] - [.$J246] + [.$L246])" office:value-type="float" office:value="0.0506673919248313" calcext:value-type="float">
            <text:p>0,05</text:p>
          </table:table-cell>
          <table:table-cell table:formula="of:= SIN(-0.25) * ([.$G246] - [.$H246] + [.$I246] - [.$J246] + [.$K246] - [.$L246] + [.$M246])" office:value-type="float" office:value="0.114251623923536" calcext:value-type="float">
            <text:p>0,11</text:p>
          </table:table-cell>
          <table:table-cell/>
          <table:table-cell table:formula="of:=IF([.$A246]-[.G$2]=0;1;SIN(PI()*2*([.$A246]-[.G$2]))/(PI()*2*([.$A246]-[.G$2])))" office:value-type="float" office:value="-0.0317696868667177" calcext:value-type="float">
            <text:p>-0,03</text:p>
          </table:table-cell>
          <table:table-cell table:formula="of:=IF([.$A246]-[.H$2]=0;1;SIN(PI()*2*([.$A246]-[.H$2]))/(PI()*2*([.$A246]-[.H$2])))" office:value-type="float" office:value="0.0364973188409316" calcext:value-type="float">
            <text:p>0,04</text:p>
          </table:table-cell>
          <table:table-cell table:formula="of:=IF([.$A246]-[.I$2]=0;1;SIN(PI()*2*([.$A246]-[.I$2]))/(PI()*2*([.$A246]-[.I$2])))" office:value-type="float" office:value="-0.0428779689879476" calcext:value-type="float">
            <text:p>-0,04</text:p>
          </table:table-cell>
          <table:table-cell table:formula="of:=IF([.$A246]-[.J$2]=0;1;SIN(PI()*2*([.$A246]-[.J$2]))/(PI()*2*([.$A246]-[.J$2])))" office:value-type="float" office:value="0.0519622844514959" calcext:value-type="float">
            <text:p>0,05</text:p>
          </table:table-cell>
          <table:table-cell table:formula="of:=IF([.$A246]-[.K$2]=0;1;SIN(PI()*2*([.$A246]-[.K$2]))/(PI()*2*([.$A246]-[.K$2])))" office:value-type="float" office:value="-0.0659306404868442" calcext:value-type="float">
            <text:p>-0,07</text:p>
          </table:table-cell>
          <table:table-cell table:formula="of:=IF([.$A246]-[.L$2]=0;1;SIN(PI()*2*([.$A246]-[.L$2]))/(PI()*2*([.$A246]-[.L$2])))" office:value-type="float" office:value="0.0901698465481839" calcext:value-type="float">
            <text:p>0,09</text:p>
          </table:table-cell>
          <table:table-cell table:formula="of:=IF([.$A246]-[.M$2]=0;1;SIN(PI()*2*([.$A246]-[.M$2]))/(PI()*2*([.$A246]-[.M$2])))" office:value-type="float" office:value="-0.142594175936663" calcext:value-type="float">
            <text:p>-0,14</text:p>
          </table:table-cell>
          <table:table-cell table:number-columns-repeated="1011"/>
        </table:table-row>
        <table:table-row table:style-name="ro1">
          <table:table-cell table:formula="of:=[.A246]+[.$A$1]" office:value-type="float" office:value="3.88" calcext:value-type="float">
            <text:p>3,88</text:p>
          </table:table-cell>
          <table:table-cell table:formula="of:=SIN([.$A247]*PI()-0.25)" office:value-type="float" office:value="-0.586710835663361" calcext:value-type="float">
            <text:p>-0,59</text:p>
          </table:table-cell>
          <table:table-cell table:formula="of:=SIN(2*[.$A247]*PI()-0.25)" office:value-type="float" office:value="-0.84361591877676" calcext:value-type="float">
            <text:p>-0,84</text:p>
          </table:table-cell>
          <table:table-cell table:formula="of:=SIN(-0.25) * ([.$G247] - [.$I247] + [.$K247] - [.$M247]) + SIN(PI() * 0.5 - 0.25) * ( [.$H247] - [.$J247] + [.$L247])" office:value-type="float" office:value="0.0446671096022951" calcext:value-type="float">
            <text:p>0,04</text:p>
          </table:table-cell>
          <table:table-cell table:formula="of:= SIN(-0.25) * ([.$G247] - [.$H247] + [.$I247] - [.$J247] + [.$K247] - [.$L247] + [.$M247])" office:value-type="float" office:value="0.100105953406931" calcext:value-type="float">
            <text:p>0,10</text:p>
          </table:table-cell>
          <table:table-cell/>
          <table:table-cell table:formula="of:=IF([.$A247]-[.G$2]=0;1;SIN(PI()*2*([.$A247]-[.G$2]))/(PI()*2*([.$A247]-[.G$2])))" office:value-type="float" office:value="-0.0280796535277834" calcext:value-type="float">
            <text:p>-0,03</text:p>
          </table:table-cell>
          <table:table-cell table:formula="of:=IF([.$A247]-[.H$2]=0;1;SIN(PI()*2*([.$A247]-[.H$2]))/(PI()*2*([.$A247]-[.H$2])))" office:value-type="float" office:value="0.0322334484283431" calcext:value-type="float">
            <text:p>0,03</text:p>
          </table:table-cell>
          <table:table-cell table:formula="of:=IF([.$A247]-[.I$2]=0;1;SIN(PI()*2*([.$A247]-[.I$2]))/(PI()*2*([.$A247]-[.I$2])))" office:value-type="float" office:value="-0.0378295332249304" calcext:value-type="float">
            <text:p>-0,04</text:p>
          </table:table-cell>
          <table:table-cell table:formula="of:=IF([.$A247]-[.J$2]=0;1;SIN(PI()*2*([.$A247]-[.J$2]))/(PI()*2*([.$A247]-[.J$2])))" office:value-type="float" office:value="0.0457769141545376" calcext:value-type="float">
            <text:p>0,05</text:p>
          </table:table-cell>
          <table:table-cell table:formula="of:=IF([.$A247]-[.K$2]=0;1;SIN(PI()*2*([.$A247]-[.K$2]))/(PI()*2*([.$A247]-[.K$2])))" office:value-type="float" office:value="-0.0579516253658507" calcext:value-type="float">
            <text:p>-0,06</text:p>
          </table:table-cell>
          <table:table-cell table:formula="of:=IF([.$A247]-[.L$2]=0;1;SIN(PI()*2*([.$A247]-[.L$2]))/(PI()*2*([.$A247]-[.L$2])))" office:value-type="float" office:value="0.0789485910781154" calcext:value-type="float">
            <text:p>0,08</text:p>
          </table:table-cell>
          <table:table-cell table:formula="of:=IF([.$A247]-[.M$2]=0;1;SIN(PI()*2*([.$A247]-[.M$2]))/(PI()*2*([.$A247]-[.M$2])))" office:value-type="float" office:value="-0.123805745099772" calcext:value-type="float">
            <text:p>-0,12</text:p>
          </table:table-cell>
          <table:table-cell table:number-columns-repeated="1011"/>
        </table:table-row>
        <table:table-row table:style-name="ro1">
          <table:table-cell table:formula="of:=[.A247]+[.$A$1]" office:value-type="float" office:value="3.9" calcext:value-type="float">
            <text:p>3,90</text:p>
          </table:table-cell>
          <table:table-cell table:formula="of:=SIN([.$A248]*PI()-0.25)" office:value-type="float" office:value="-0.534705551975801" calcext:value-type="float">
            <text:p>-0,53</text:p>
          </table:table-cell>
          <table:table-cell table:formula="of:=SIN(2*[.$A248]*PI()-0.25)" office:value-type="float" office:value="-0.769666439757046" calcext:value-type="float">
            <text:p>-0,77</text:p>
          </table:table-cell>
          <table:table-cell table:formula="of:=SIN(-0.25) * ([.$G248] - [.$I248] + [.$K248] - [.$M248]) + SIN(PI() * 0.5 - 0.25) * ( [.$H248] - [.$J248] + [.$L248])" office:value-type="float" office:value="0.0380543530748993" calcext:value-type="float">
            <text:p>0,04</text:p>
          </table:table-cell>
          <table:table-cell table:formula="of:= SIN(-0.25) * ([.$G248] - [.$H248] + [.$I248] - [.$J248] + [.$K248] - [.$L248] + [.$M248])" office:value-type="float" office:value="0.0847948524161956" calcext:value-type="float">
            <text:p>0,08</text:p>
          </table:table-cell>
          <table:table-cell/>
          <table:table-cell table:formula="of:=IF([.$A248]-[.G$2]=0;1;SIN(PI()*2*([.$A248]-[.G$2]))/(PI()*2*([.$A248]-[.G$2])))" office:value-type="float" office:value="-0.0239869047125285" calcext:value-type="float">
            <text:p>-0,02</text:p>
          </table:table-cell>
          <table:table-cell table:formula="of:=IF([.$A248]-[.H$2]=0;1;SIN(PI()*2*([.$A248]-[.H$2]))/(PI()*2*([.$A248]-[.H$2])))" office:value-type="float" office:value="0.0275143906996651" calcext:value-type="float">
            <text:p>0,03</text:p>
          </table:table-cell>
          <table:table-cell table:formula="of:=IF([.$A248]-[.I$2]=0;1;SIN(PI()*2*([.$A248]-[.I$2]))/(PI()*2*([.$A248]-[.I$2])))" office:value-type="float" office:value="-0.0322582511651245" calcext:value-type="float">
            <text:p>-0,03</text:p>
          </table:table-cell>
          <table:table-cell table:formula="of:=IF([.$A248]-[.J$2]=0;1;SIN(PI()*2*([.$A248]-[.J$2]))/(PI()*2*([.$A248]-[.J$2])))" office:value-type="float" office:value="0.0389787201578588" calcext:value-type="float">
            <text:p>0,04</text:p>
          </table:table-cell>
          <table:table-cell table:formula="of:=IF([.$A248]-[.K$2]=0;1;SIN(PI()*2*([.$A248]-[.K$2]))/(PI()*2*([.$A248]-[.K$2])))" office:value-type="float" office:value="-0.0492362780941374" calcext:value-type="float">
            <text:p>-0,05</text:p>
          </table:table-cell>
          <table:table-cell table:formula="of:=IF([.$A248]-[.L$2]=0;1;SIN(PI()*2*([.$A248]-[.L$2]))/(PI()*2*([.$A248]-[.L$2])))" office:value-type="float" office:value="0.0668206631277578" calcext:value-type="float">
            <text:p>0,07</text:p>
          </table:table-cell>
          <table:table-cell table:formula="of:=IF([.$A248]-[.M$2]=0;1;SIN(PI()*2*([.$A248]-[.M$2]))/(PI()*2*([.$A248]-[.M$2])))" office:value-type="float" office:value="-0.10394325375429" calcext:value-type="float">
            <text:p>-0,10</text:p>
          </table:table-cell>
          <table:table-cell table:number-columns-repeated="1011"/>
        </table:table-row>
        <table:table-row table:style-name="ro1">
          <table:table-cell table:formula="of:=[.A248]+[.$A$1]" office:value-type="float" office:value="3.92" calcext:value-type="float">
            <text:p>3,92</text:p>
          </table:table-cell>
          <table:table-cell table:formula="of:=SIN([.$A249]*PI()-0.25)" office:value-type="float" office:value="-0.480590029758323" calcext:value-type="float">
            <text:p>-0,48</text:p>
          </table:table-cell>
          <table:table-cell table:formula="of:=SIN(2*[.$A249]*PI()-0.25)" office:value-type="float" office:value="-0.683578861205918" calcext:value-type="float">
            <text:p>-0,68</text:p>
          </table:table-cell>
          <table:table-cell table:formula="of:=SIN(-0.25) * ([.$G249] - [.$I249] + [.$K249] - [.$M249]) + SIN(PI() * 0.5 - 0.25) * ( [.$H249] - [.$J249] + [.$L249])" office:value-type="float" office:value="0.0309445063487915" calcext:value-type="float">
            <text:p>0,03</text:p>
          </table:table-cell>
          <table:table-cell table:formula="of:= SIN(-0.25) * ([.$G249] - [.$H249] + [.$I249] - [.$J249] + [.$K249] - [.$L249] + [.$M249])" office:value-type="float" office:value="0.068577965651574" calcext:value-type="float">
            <text:p>0,07</text:p>
          </table:table-cell>
          <table:table-cell/>
          <table:table-cell table:formula="of:=IF([.$A249]-[.G$2]=0;1;SIN(PI()*2*([.$A249]-[.G$2]))/(PI()*2*([.$A249]-[.G$2])))" office:value-type="float" office:value="-0.0195595608637671" calcext:value-type="float">
            <text:p>-0,02</text:p>
          </table:table-cell>
          <table:table-cell table:formula="of:=IF([.$A249]-[.H$2]=0;1;SIN(PI()*2*([.$A249]-[.H$2]))/(PI()*2*([.$A249]-[.H$2])))" office:value-type="float" office:value="0.0224191457853705" calcext:value-type="float">
            <text:p>0,02</text:p>
          </table:table-cell>
          <table:table-cell table:formula="of:=IF([.$A249]-[.I$2]=0;1;SIN(PI()*2*([.$A249]-[.I$2]))/(PI()*2*([.$A249]-[.I$2])))" office:value-type="float" office:value="-0.0262580406116326" calcext:value-type="float">
            <text:p>-0,03</text:p>
          </table:table-cell>
          <table:table-cell table:formula="of:=IF([.$A249]-[.J$2]=0;1;SIN(PI()*2*([.$A249]-[.J$2]))/(PI()*2*([.$A249]-[.J$2])))" office:value-type="float" office:value="0.0316832556140359" calcext:value-type="float">
            <text:p>0,03</text:p>
          </table:table-cell>
          <table:table-cell table:formula="of:=IF([.$A249]-[.K$2]=0;1;SIN(PI()*2*([.$A249]-[.K$2]))/(PI()*2*([.$A249]-[.K$2])))" office:value-type="float" office:value="-0.039934103430191" calcext:value-type="float">
            <text:p>-0,04</text:p>
          </table:table-cell>
          <table:table-cell table:formula="of:=IF([.$A249]-[.L$2]=0;1;SIN(PI()*2*([.$A249]-[.L$2]))/(PI()*2*([.$A249]-[.L$2])))" office:value-type="float" office:value="0.0539954074549061" calcext:value-type="float">
            <text:p>0,05</text:p>
          </table:table-cell>
          <table:table-cell table:formula="of:=IF([.$A249]-[.M$2]=0;1;SIN(PI()*2*([.$A249]-[.M$2]))/(PI()*2*([.$A249]-[.M$2])))" office:value-type="float" office:value="-0.0833407375934421" calcext:value-type="float">
            <text:p>-0,08</text:p>
          </table:table-cell>
          <table:table-cell table:number-columns-repeated="1011"/>
        </table:table-row>
        <table:table-row table:style-name="ro1">
          <table:table-cell table:formula="of:=[.A249]+[.$A$1]" office:value-type="float" office:value="3.94" calcext:value-type="float">
            <text:p>3,94</text:p>
          </table:table-cell>
          <table:table-cell table:formula="of:=SIN([.$A250]*PI()-0.25)" office:value-type="float" office:value="-0.424577838254086" calcext:value-type="float">
            <text:p>-0,42</text:p>
          </table:table-cell>
          <table:table-cell table:formula="of:=SIN(2*[.$A250]*PI()-0.25)" office:value-type="float" office:value="-0.586710835663352" calcext:value-type="float">
            <text:p>-0,59</text:p>
          </table:table-cell>
          <table:table-cell table:formula="of:=SIN(-0.25) * ([.$G250] - [.$I250] + [.$K250] - [.$M250]) + SIN(PI() * 0.5 - 0.25) * ( [.$H250] - [.$J250] + [.$L250])" office:value-type="float" office:value="0.0234586894778311" calcext:value-type="float">
            <text:p>0,02</text:p>
          </table:table-cell>
          <table:table-cell table:formula="of:= SIN(-0.25) * ([.$G250] - [.$H250] + [.$I250] - [.$J250] + [.$K250] - [.$L250] + [.$M250])" office:value-type="float" office:value="0.0517216751396405" calcext:value-type="float">
            <text:p>0,05</text:p>
          </table:table-cell>
          <table:table-cell/>
          <table:table-cell table:formula="of:=IF([.$A250]-[.G$2]=0;1;SIN(PI()*2*([.$A250]-[.G$2]))/(PI()*2*([.$A250]-[.G$2])))" office:value-type="float" office:value="-0.0148702645262071" calcext:value-type="float">
            <text:p>-0,01</text:p>
          </table:table-cell>
          <table:table-cell table:formula="of:=IF([.$A250]-[.H$2]=0;1;SIN(PI()*2*([.$A250]-[.H$2]))/(PI()*2*([.$A250]-[.H$2])))" office:value-type="float" office:value="0.017031640184086" calcext:value-type="float">
            <text:p>0,02</text:p>
          </table:table-cell>
          <table:table-cell table:formula="of:=IF([.$A250]-[.I$2]=0;1;SIN(PI()*2*([.$A250]-[.I$2]))/(PI()*2*([.$A250]-[.I$2])))" office:value-type="float" office:value="-0.0199281776303592" calcext:value-type="float">
            <text:p>-0,02</text:p>
          </table:table-cell>
          <table:table-cell table:formula="of:=IF([.$A250]-[.J$2]=0;1;SIN(PI()*2*([.$A250]-[.J$2]))/(PI()*2*([.$A250]-[.J$2])))" office:value-type="float" office:value="0.0240118205874001" calcext:value-type="float">
            <text:p>0,02</text:p>
          </table:table-cell>
          <table:table-cell table:formula="of:=IF([.$A250]-[.K$2]=0;1;SIN(PI()*2*([.$A250]-[.K$2]))/(PI()*2*([.$A250]-[.K$2])))" office:value-type="float" office:value="-0.0302004341408537" calcext:value-type="float">
            <text:p>-0,03</text:p>
          </table:table-cell>
          <table:table-cell table:formula="of:=IF([.$A250]-[.L$2]=0;1;SIN(PI()*2*([.$A250]-[.L$2]))/(PI()*2*([.$A250]-[.L$2])))" office:value-type="float" office:value="0.0406866959953167" calcext:value-type="float">
            <text:p>0,04</text:p>
          </table:table-cell>
          <table:table-cell table:formula="of:=IF([.$A250]-[.M$2]=0;1;SIN(PI()*2*([.$A250]-[.M$2]))/(PI()*2*([.$A250]-[.M$2])))" office:value-type="float" office:value="-0.0623285555672936" calcext:value-type="float">
            <text:p>-0,06</text:p>
          </table:table-cell>
          <table:table-cell table:number-columns-repeated="1011"/>
        </table:table-row>
        <table:table-row table:style-name="ro1">
          <table:table-cell table:formula="of:=[.A250]+[.$A$1]" office:value-type="float" office:value="3.96" calcext:value-type="float">
            <text:p>3,96</text:p>
          </table:table-cell>
          <table:table-cell table:formula="of:=SIN([.$A251]*PI()-0.25)" office:value-type="float" office:value="-0.366890031993426" calcext:value-type="float">
            <text:p>-0,37</text:p>
          </table:table-cell>
          <table:table-cell table:formula="of:=SIN(2*[.$A251]*PI()-0.25)" office:value-type="float" office:value="-0.480590029758312" calcext:value-type="float">
            <text:p>-0,48</text:p>
          </table:table-cell>
          <table:table-cell table:formula="of:=SIN(-0.25) * ([.$G251] - [.$I251] + [.$K251] - [.$M251]) + SIN(PI() * 0.5 - 0.25) * ( [.$H251] - [.$J251] + [.$L251])" office:value-type="float" office:value="0.0157217275882851" calcext:value-type="float">
            <text:p>0,02</text:p>
          </table:table-cell>
          <table:table-cell table:formula="of:= SIN(-0.25) * ([.$G251] - [.$H251] + [.$I251] - [.$J251] + [.$K251] - [.$L251] + [.$M251])" office:value-type="float" office:value="0.034495220742884" calcext:value-type="float">
            <text:p>0,03</text:p>
          </table:table-cell>
          <table:table-cell/>
          <table:table-cell table:formula="of:=IF([.$A251]-[.G$2]=0;1;SIN(PI()*2*([.$A251]-[.G$2]))/(PI()*2*([.$A251]-[.G$2])))" office:value-type="float" office:value="-0.00999500627253761" calcext:value-type="float">
            <text:p>-0,01</text:p>
          </table:table-cell>
          <table:table-cell table:formula="of:=IF([.$A251]-[.H$2]=0;1;SIN(PI()*2*([.$A251]-[.H$2]))/(PI()*2*([.$A251]-[.H$2])))" office:value-type="float" office:value="0.0114393713408234" calcext:value-type="float">
            <text:p>0,01</text:p>
          </table:table-cell>
          <table:table-cell table:formula="of:=IF([.$A251]-[.I$2]=0;1;SIN(PI()*2*([.$A251]-[.I$2]))/(PI()*2*([.$A251]-[.I$2])))" office:value-type="float" office:value="-0.0133716975808273" calcext:value-type="float">
            <text:p>-0,01</text:p>
          </table:table-cell>
          <table:table-cell table:formula="of:=IF([.$A251]-[.J$2]=0;1;SIN(PI()*2*([.$A251]-[.J$2]))/(PI()*2*([.$A251]-[.J$2])))" office:value-type="float" office:value="0.0160895222923776" calcext:value-type="float">
            <text:p>0,02</text:p>
          </table:table-cell>
          <table:table-cell table:formula="of:=IF([.$A251]-[.K$2]=0;1;SIN(PI()*2*([.$A251]-[.K$2]))/(PI()*2*([.$A251]-[.K$2])))" office:value-type="float" office:value="-0.0201939922649229" calcext:value-type="float">
            <text:p>-0,02</text:p>
          </table:table-cell>
          <table:table-cell table:formula="of:=IF([.$A251]-[.L$2]=0;1;SIN(PI()*2*([.$A251]-[.L$2]))/(PI()*2*([.$A251]-[.L$2])))" office:value-type="float" office:value="0.0271097430405814" calcext:value-type="float">
            <text:p>0,03</text:p>
          </table:table-cell>
          <table:table-cell table:formula="of:=IF([.$A251]-[.M$2]=0;1;SIN(PI()*2*([.$A251]-[.M$2]))/(PI()*2*([.$A251]-[.M$2])))" office:value-type="float" office:value="-0.0412294008742176" calcext:value-type="float">
            <text:p>-0,04</text:p>
          </table:table-cell>
          <table:table-cell table:number-columns-repeated="1011"/>
        </table:table-row>
        <table:table-row table:style-name="ro1">
          <table:table-cell table:formula="of:=[.A251]+[.$A$1]" office:value-type="float" office:value="3.98" calcext:value-type="float">
            <text:p>3,98</text:p>
          </table:table-cell>
          <table:table-cell table:formula="of:=SIN([.$A252]*PI()-0.25)" office:value-type="float" office:value="-0.307754278392599" calcext:value-type="float">
            <text:p>-0,31</text:p>
          </table:table-cell>
          <table:table-cell table:formula="of:=SIN(2*[.$A252]*PI()-0.25)" office:value-type="float" office:value="-0.366890031993417" calcext:value-type="float">
            <text:p>-0,37</text:p>
          </table:table-cell>
          <table:table-cell table:formula="of:=SIN(-0.25) * ([.$G252] - [.$I252] + [.$K252] - [.$M252]) + SIN(PI() * 0.5 - 0.25) * ( [.$H252] - [.$J252] + [.$L252])" office:value-type="float" office:value="0.00786011449543887" calcext:value-type="float">
            <text:p>0,01</text:p>
          </table:table-cell>
          <table:table-cell table:formula="of:= SIN(-0.25) * ([.$G252] - [.$H252] + [.$I252] - [.$J252] + [.$K252] - [.$L252] + [.$M252])" office:value-type="float" office:value="0.0171668426222269" calcext:value-type="float">
            <text:p>0,02</text:p>
          </table:table-cell>
          <table:table-cell/>
          <table:table-cell table:formula="of:=IF([.$A252]-[.G$2]=0;1;SIN(PI()*2*([.$A252]-[.G$2]))/(PI()*2*([.$A252]-[.G$2])))" office:value-type="float" office:value="-0.00501191046619265" calcext:value-type="float">
            <text:p>-0,01</text:p>
          </table:table-cell>
          <table:table-cell table:formula="of:=IF([.$A252]-[.H$2]=0;1;SIN(PI()*2*([.$A252]-[.H$2]))/(PI()*2*([.$A252]-[.H$2])))" office:value-type="float" office:value="0.00573201254466859" calcext:value-type="float">
            <text:p>0,01</text:p>
          </table:table-cell>
          <table:table-cell table:formula="of:=IF([.$A252]-[.I$2]=0;1;SIN(PI()*2*([.$A252]-[.I$2]))/(PI()*2*([.$A252]-[.I$2])))" office:value-type="float" office:value="-0.00669375961592171" calcext:value-type="float">
            <text:p>-0,01</text:p>
          </table:table-cell>
          <table:table-cell table:formula="of:=IF([.$A252]-[.J$2]=0;1;SIN(PI()*2*([.$A252]-[.J$2]))/(PI()*2*([.$A252]-[.J$2])))" office:value-type="float" office:value="0.00804330792558333" calcext:value-type="float">
            <text:p>0,01</text:p>
          </table:table-cell>
          <table:table-cell table:formula="of:=IF([.$A252]-[.K$2]=0;1;SIN(PI()*2*([.$A252]-[.K$2]))/(PI()*2*([.$A252]-[.K$2])))" office:value-type="float" office:value="-0.0100744462906296" calcext:value-type="float">
            <text:p>-0,01</text:p>
          </table:table-cell>
          <table:table-cell table:formula="of:=IF([.$A252]-[.L$2]=0;1;SIN(PI()*2*([.$A252]-[.L$2]))/(PI()*2*([.$A252]-[.L$2])))" office:value-type="float" office:value="0.0134779754428693" calcext:value-type="float">
            <text:p>0,01</text:p>
          </table:table-cell>
          <table:table-cell table:formula="of:=IF([.$A252]-[.M$2]=0;1;SIN(PI()*2*([.$A252]-[.M$2]))/(PI()*2*([.$A252]-[.M$2])))" office:value-type="float" office:value="-0.0203544935259659" calcext:value-type="float">
            <text:p>-0,02</text:p>
          </table:table-cell>
          <table:table-cell table:number-columns-repeated="1011"/>
        </table:table-row>
        <table:table-row table:style-name="ro1">
          <table:table-cell table:formula="of:=[.A252]+[.$A$1]" office:value-type="float" office:value="4" calcext:value-type="float">
            <text:p>4,00</text:p>
          </table:table-cell>
          <table:table-cell table:formula="of:=SIN([.$A253]*PI()-0.25)" office:value-type="float" office:value="-0.247403959254513" calcext:value-type="float">
            <text:p>-0,25</text:p>
          </table:table-cell>
          <table:table-cell table:formula="of:=SIN(2*[.$A253]*PI()-0.25)" office:value-type="float" office:value="-0.247403959254503" calcext:value-type="float">
            <text:p>-0,25</text:p>
          </table:table-cell>
          <table:table-cell table:formula="of:=SIN(-0.25) * ([.$G253] - [.$I253] + [.$K253] - [.$M253]) + SIN(PI() * 0.5 - 0.25) * ( [.$H253] - [.$J253] + [.$L253])" office:value-type="float" office:value="-1.36140677515013E-015" calcext:value-type="float">
            <text:p>0,00</text:p>
          </table:table-cell>
          <table:table-cell table:formula="of:= SIN(-0.25) * ([.$G253] - [.$H253] + [.$I253] - [.$J253] + [.$K253] - [.$L253] + [.$M253])" office:value-type="float" office:value="-2.96077800518557E-015" calcext:value-type="float">
            <text:p>0,00</text:p>
          </table:table-cell>
          <table:table-cell/>
          <table:table-cell table:formula="of:=IF([.$A253]-[.G$2]=0;1;SIN(PI()*2*([.$A253]-[.G$2]))/(PI()*2*([.$A253]-[.G$2])))" office:value-type="float" office:value="8.09166196731744E-016" calcext:value-type="float">
            <text:p>0,00</text:p>
          </table:table-cell>
          <table:table-cell table:formula="of:=IF([.$A253]-[.H$2]=0;1;SIN(PI()*2*([.$A253]-[.H$2]))/(PI()*2*([.$A253]-[.H$2])))" office:value-type="float" office:value="-9.3033018459702E-016" calcext:value-type="float">
            <text:p>0,00</text:p>
          </table:table-cell>
          <table:table-cell table:formula="of:=IF([.$A253]-[.I$2]=0;1;SIN(PI()*2*([.$A253]-[.I$2]))/(PI()*2*([.$A253]-[.I$2])))" office:value-type="float" office:value="1.09188216841739E-015" calcext:value-type="float">
            <text:p>0,00</text:p>
          </table:table-cell>
          <table:table-cell table:formula="of:=IF([.$A253]-[.J$2]=0;1;SIN(PI()*2*([.$A253]-[.J$2]))/(PI()*2*([.$A253]-[.J$2])))" office:value-type="float" office:value="-1.43114133444016E-015" calcext:value-type="float">
            <text:p>0,00</text:p>
          </table:table-cell>
          <table:table-cell table:formula="of:=IF([.$A253]-[.K$2]=0;1;SIN(PI()*2*([.$A253]-[.K$2]))/(PI()*2*([.$A253]-[.K$2])))" office:value-type="float" office:value="1.7986720976315E-015" calcext:value-type="float">
            <text:p>0,00</text:p>
          </table:table-cell>
          <table:table-cell table:formula="of:=IF([.$A253]-[.L$2]=0;1;SIN(PI()*2*([.$A253]-[.L$2]))/(PI()*2*([.$A253]-[.L$2])))" office:value-type="float" office:value="-2.41122336961706E-015" calcext:value-type="float">
            <text:p>0,00</text:p>
          </table:table-cell>
          <table:table-cell table:formula="of:=IF([.$A253]-[.M$2]=0;1;SIN(PI()*2*([.$A253]-[.M$2]))/(PI()*2*([.$A253]-[.M$2])))" office:value-type="float" office:value="3.49496792774537E-015" calcext:value-type="float">
            <text:p>0,00</text:p>
          </table:table-cell>
          <table:table-cell table:number-columns-repeated="1011"/>
        </table:table-row>
        <table:table-row table:style-name="ro1" table:number-rows-repeated="10483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20:16:49.948871944</meta:creation-date>
    <dc:date>2016-05-04T20:43:30.449995379</dc:date>
    <meta:editing-duration>PT5M7S</meta:editing-duration>
    <meta:editing-cycles>1</meta:editing-cycles>
    <meta:document-statistic meta:table-count="1" meta:cell-count="3026" meta:object-count="2"/>
    <meta:generator>LibreOffice/5.1.2.1.0$Linux_X86_64 LibreOffice_project/1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minimum="-1" chart:maximum="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3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draw:stroke="dash" draw:stroke-dash="Fine_20_Dashed" svg:stroke-width="0.03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5.88cm" svg:y="0.185cm" style:legend-expansion="wide" chart:style-name="ch2"/>
        <chart:plot-area chart:style-name="ch3" table:cell-range-address="Tabelle1.A2:Tabelle1.B253 Tabelle1.D2:Tabelle1.D253" chart:data-source-has-labels="row" svg:x="0.32cm" svg:y="0.963cm" svg:width="15.36cm" svg:height="7.857cm">
          <chartooo:coordinate-region svg:x="0.704cm" svg:y="1.162cm" svg:width="14.644cm" svg:height="7.4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3:Tabelle1.B253" chart:label-cell-address="Tabelle1.B2:Tabelle1.B2" chart:class="chart:scatter">
            <chart:domain table:cell-range-address="Tabelle1.A3:Tabelle1.A253"/>
            <chart:data-point chart:repeated="251"/>
          </chart:series>
          <chart:series chart:style-name="ch8" chart:values-cell-range-address="Tabelle1.D3:Tabelle1.D253" chart:label-cell-address="Tabelle1.D2:Tabelle1.D2" chart:class="chart:scatter">
            <chart:data-point chart:repeated="2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f</text:p>
                <draw:g>
                  <svg:desc>Tabelle1.B2:Tabelle1.B2</svg:desc>
                </draw:g>
              </table:table-cell>
              <table:table-cell office:value-type="string">
                <text:p>^f</text:p>
                <draw:g>
                  <svg:desc>Tabelle1.D2:Tabelle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Tabelle1.A3:Tabelle1.A253</svg:desc>
                </draw:g>
              </table:table-cell>
              <table:table-cell office:value-type="float" office:value="0.247403959254523">
                <text:p>0.247403959254523</text:p>
                <draw:g>
                  <svg:desc>Tabelle1.B3:Tabelle1.B253</svg:desc>
                </draw:g>
              </table:table-cell>
              <table:table-cell office:value-type="float" office:value="3.77698711049057E-017">
                <text:p>3.77698711049057E-017</text:p>
                <draw:g>
                  <svg:desc>Tabelle1.D3:Tabelle1.D2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8">
                <text:p>-0.98</text:p>
              </table:table-cell>
              <table:table-cell office:value-type="float" office:value="0.186077249717376">
                <text:p>0.186077249717376</text:p>
              </table:table-cell>
              <table:table-cell office:value-type="float" office:value="0.0137789555471563">
                <text:p>0.0137789555471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6">
                <text:p>-0.96</text:p>
              </table:table-cell>
              <table:table-cell office:value-type="float" office:value="0.124016178286204">
                <text:p>0.124016178286204</text:p>
              </table:table-cell>
              <table:table-cell office:value-type="float" office:value="0.0278010279349424">
                <text:p>0.0278010279349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4">
                <text:p>-0.94</text:p>
              </table:table-cell>
              <table:table-cell office:value-type="float" office:value="0.0614656716569388">
                <text:p>0.0614656716569388</text:p>
              </table:table-cell>
              <table:table-cell office:value-type="float" office:value="0.0418586338215214">
                <text:p>0.0418586338215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2">
                <text:p>-0.92</text:p>
              </table:table-cell>
              <table:table-cell office:value-type="float" office:value="-0.00132741189736205">
                <text:p>-0.00132741189736205</text:p>
              </table:table-cell>
              <table:table-cell office:value-type="float" office:value="0.0557369134698121">
                <text:p>0.0557369134698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">
                <text:p>-0.9</text:p>
              </table:table-cell>
              <table:table-cell office:value-type="float" office:value="-0.0641152567633409">
                <text:p>-0.0641152567633409</text:p>
              </table:table-cell>
              <table:table-cell office:value-type="float" office:value="0.0692165255507028">
                <text:p>0.0692165255507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8">
                <text:p>-0.88</text:p>
              </table:table-cell>
              <table:table-cell office:value-type="float" office:value="-0.126650068002349">
                <text:p>-0.126650068002349</text:p>
              </table:table-cell>
              <table:table-cell office:value-type="float" office:value="0.0820765671917431">
                <text:p>0.0820765671917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6">
                <text:p>-0.86</text:p>
              </table:table-cell>
              <table:table-cell office:value-type="float" office:value="-0.188685049283864">
                <text:p>-0.188685049283864</text:p>
              </table:table-cell>
              <table:table-cell office:value-type="float" office:value="0.0940975822809195">
                <text:p>0.0940975822809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4">
                <text:p>-0.84</text:p>
              </table:table-cell>
              <table:table-cell office:value-type="float" office:value="-0.249975376877856">
                <text:p>-0.249975376877856</text:p>
              </table:table-cell>
              <table:table-cell office:value-type="float" office:value="0.105064619301947">
                <text:p>0.1050646193019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2">
                <text:p>-0.82</text:p>
              </table:table-cell>
              <table:table-cell office:value-type="float" office:value="-0.310279165862197">
                <text:p>-0.310279165862197</text:p>
              </table:table-cell>
              <table:table-cell office:value-type="float" office:value="0.11477029874742">
                <text:p>0.11477029874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">
                <text:p>-0.8</text:p>
              </table:table-cell>
              <table:table-cell office:value-type="float" office:value="-0.369358424731947">
                <text:p>-0.369358424731947</text:p>
              </table:table-cell>
              <table:table-cell office:value-type="float" office:value="0.123017849450714">
                <text:p>0.123017849450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8">
                <text:p>-0.78</text:p>
              </table:table-cell>
              <table:table-cell office:value-type="float" office:value="-0.426979994643093">
                <text:p>-0.426979994643093</text:p>
              </table:table-cell>
              <table:table-cell office:value-type="float" office:value="0.129624073011253">
                <text:p>0.129624073011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6">
                <text:p>-0.76</text:p>
              </table:table-cell>
              <table:table-cell office:value-type="float" office:value="-0.482916469583987">
                <text:p>-0.482916469583987</text:p>
              </table:table-cell>
              <table:table-cell office:value-type="float" office:value="0.134422195867863">
                <text:p>0.1344221958678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4">
                <text:p>-0.74</text:p>
              </table:table-cell>
              <table:table-cell office:value-type="float" office:value="-0.536947093842982">
                <text:p>-0.536947093842982</text:p>
              </table:table-cell>
              <table:table-cell office:value-type="float" office:value="0.137264569501247">
                <text:p>0.137264569501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72">
                <text:p>-0.72</text:p>
              </table:table-cell>
              <table:table-cell office:value-type="float" office:value="-0.588858633230372">
                <text:p>-0.588858633230372</text:p>
              </table:table-cell>
              <table:table-cell office:value-type="float" office:value="0.138025180711386">
                <text:p>0.138025180711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7">
                <text:p>-0.7</text:p>
              </table:table-cell>
              <table:table-cell office:value-type="float" office:value="-0.638446216616322">
                <text:p>-0.638446216616322</text:p>
              </table:table-cell>
              <table:table-cell office:value-type="float" office:value="0.136601935903859">
                <text:p>0.1366019359038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68">
                <text:p>-0.68</text:p>
              </table:table-cell>
              <table:table-cell office:value-type="float" office:value="-0.685514144463618">
                <text:p>-0.685514144463618</text:p>
              </table:table-cell>
              <table:table-cell office:value-type="float" office:value="0.132918685808253">
                <text:p>0.1329186858082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66">
                <text:p>-0.66</text:p>
              </table:table-cell>
              <table:table-cell office:value-type="float" office:value="-0.729876661164338">
                <text:p>-0.729876661164338</text:p>
              </table:table-cell>
              <table:table-cell office:value-type="float" office:value="0.126926960012654">
                <text:p>0.1269269600126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64">
                <text:p>-0.64</text:p>
              </table:table-cell>
              <table:table-cell office:value-type="float" office:value="-0.771358688132372">
                <text:p>-0.771358688132372</text:p>
              </table:table-cell>
              <table:table-cell office:value-type="float" office:value="0.118607384094712">
                <text:p>0.118607384094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62">
                <text:p>-0.62</text:p>
              </table:table-cell>
              <table:table-cell office:value-type="float" office:value="-0.80979651475861">
                <text:p>-0.80979651475861</text:p>
              </table:table-cell>
              <table:table-cell office:value-type="float" office:value="0.107970755919777">
                <text:p>0.107970755919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6">
                <text:p>-0.6</text:p>
              </table:table-cell>
              <table:table-cell office:value-type="float" office:value="-0.845038444501932">
                <text:p>-0.845038444501932</text:p>
              </table:table-cell>
              <table:table-cell office:value-type="float" office:value="0.0950587618123869">
                <text:p>0.09505876181238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58">
                <text:p>-0.58</text:p>
              </table:table-cell>
              <table:table-cell office:value-type="float" office:value="-0.876945393566149">
                <text:p>-0.876945393566149</text:p>
              </table:table-cell>
              <table:table-cell office:value-type="float" office:value="0.079944317736149">
                <text:p>0.079944317736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56">
                <text:p>-0.56</text:p>
              </table:table-cell>
              <table:table-cell office:value-type="float" office:value="-0.9053914398002">
                <text:p>-0.9053914398002</text:p>
              </table:table-cell>
              <table:table-cell office:value-type="float" office:value="0.0627315252818145">
                <text:p>0.06273152528181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54">
                <text:p>-0.54</text:p>
              </table:table-cell>
              <table:table-cell office:value-type="float" office:value="-0.930264319655363">
                <text:p>-0.930264319655363</text:p>
              </table:table-cell>
              <table:table-cell office:value-type="float" office:value="0.0435552371035018">
                <text:p>0.04355523710350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2">
                <text:p>-0.52</text:p>
              </table:table-cell>
              <table:table-cell office:value-type="float" office:value="-0.951465871238188">
                <text:p>-0.951465871238188</text:p>
              </table:table-cell>
              <table:table-cell office:value-type="float" office:value="0.0225802313953229">
                <text:p>0.02258023139532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5">
                <text:p>-0.5</text:p>
              </table:table-cell>
              <table:table-cell office:value-type="float" office:value="-0.968912421710645">
                <text:p>-0.968912421710645</text:p>
              </table:table-cell>
              <table:table-cell office:value-type="float" office:value="-4.89913915419056E-016">
                <text:p>-4.89913915419056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48">
                <text:p>-0.48</text:p>
              </table:table-cell>
              <table:table-cell office:value-type="float" office:value="-0.982535117508589">
                <text:p>-0.982535117508589</text:p>
              </table:table-cell>
              <table:table-cell office:value-type="float" office:value="-0.0239648402786948">
                <text:p>-0.0239648402786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6">
                <text:p>-0.46</text:p>
              </table:table-cell>
              <table:table-cell office:value-type="float" office:value="-0.992280196075325">
                <text:p>-0.992280196075325</text:p>
              </table:table-cell>
              <table:table-cell office:value-type="float" office:value="-0.0490684986927827">
                <text:p>-0.04906849869278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44">
                <text:p>-0.44</text:p>
              </table:table-cell>
              <table:table-cell office:value-type="float" office:value="-0.998109198037851">
                <text:p>-0.998109198037851</text:p>
              </table:table-cell>
              <table:table-cell office:value-type="float" office:value="-0.0750423046848454">
                <text:p>-0.07504230468484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42">
                <text:p>-0.42</text:p>
              </table:table-cell>
              <table:table-cell office:value-type="float" office:value="-0.999999118988439">
                <text:p>-0.999999118988439</text:p>
              </table:table-cell>
              <table:table-cell office:value-type="float" office:value="-0.101597321398938">
                <text:p>-0.1015973213989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">
                <text:p>-0.4</text:p>
              </table:table-cell>
              <table:table-cell office:value-type="float" office:value="-0.997942500272521">
                <text:p>-0.997942500272521</text:p>
              </table:table-cell>
              <table:table-cell office:value-type="float" office:value="-0.128427250570605">
                <text:p>-0.128427250570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-0.991947458424588">
                <text:p>-0.991947458424588</text:p>
              </table:table-cell>
              <table:table-cell office:value-type="float" office:value="-0.15521159687626">
                <text:p>-0.155211596876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-0.98203765313594">
                <text:p>-0.98203765313594</text:p>
              </table:table-cell>
              <table:table-cell office:value-type="float" office:value="-0.181619056285394">
                <text:p>-0.1816190562853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-0.968252193880692">
                <text:p>-0.968252193880692</text:p>
              </table:table-cell>
              <table:table-cell office:value-type="float" office:value="-0.207311089856412">
                <text:p>-0.207311089856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-0.950645485568547">
                <text:p>-0.950645485568547</text:p>
              </table:table-cell>
              <table:table-cell office:value-type="float" office:value="-0.231945641791066">
                <text:p>-0.2319456417910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-0.929287013833473">
                <text:p>-0.929287013833473</text:p>
              </table:table-cell>
              <table:table-cell office:value-type="float" office:value="-0.255180958449694">
                <text:p>-0.2551809584496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-0.904261070805651">
                <text:p>-0.904261070805651</text:p>
              </table:table-cell>
              <table:table-cell office:value-type="float" office:value="-0.276679463459534">
                <text:p>-0.2766794634595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-0.875666422448946">
                <text:p>-0.875666422448946</text:p>
              </table:table-cell>
              <table:table-cell office:value-type="float" office:value="-0.296111643043542">
                <text:p>-0.2961116430435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-0.84361591877677">
                <text:p>-0.84361591877677</text:p>
              </table:table-cell>
              <table:table-cell office:value-type="float" office:value="-0.31315989527241">
                <text:p>-0.313159895272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-0.808236048484635">
                <text:p>-0.808236048484635</text:p>
              </table:table-cell>
              <table:table-cell office:value-type="float" office:value="-0.327522297104987">
                <text:p>-0.3275222971049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0.769666439757057">
                <text:p>-0.769666439757057</text:p>
              </table:table-cell>
              <table:table-cell office:value-type="float" office:value="-0.338916243831421">
                <text:p>-0.3389162438314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-0.728059309218908">
                <text:p>-0.728059309218908</text:p>
              </table:table-cell>
              <table:table-cell office:value-type="float" office:value="-0.347081916860638">
                <text:p>-0.3470819168606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-0.68357886120593">
                <text:p>-0.68357886120593</text:p>
              </table:table-cell>
              <table:table-cell office:value-type="float" office:value="-0.35178553768297">
                <text:p>-0.351785537682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-0.636400639725249">
                <text:p>-0.636400639725249</text:p>
              </table:table-cell>
              <table:table-cell office:value-type="float" office:value="-0.352822368266209">
                <text:p>-0.3528223682662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-0.586710835663368">
                <text:p>-0.586710835663368</text:p>
              </table:table-cell>
              <table:table-cell office:value-type="float" office:value="-0.350019421078155">
                <text:p>-0.3500194210781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999999999999994">
                <text:p>-0.0999999999999994</text:p>
              </table:table-cell>
              <table:table-cell office:value-type="float" office:value="-0.534705551975808">
                <text:p>-0.534705551975808</text:p>
              </table:table-cell>
              <table:table-cell office:value-type="float" office:value="-0.343237845333131">
                <text:p>-0.3432378453331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799999999999994">
                <text:p>-0.0799999999999994</text:p>
              </table:table-cell>
              <table:table-cell office:value-type="float" office:value="-0.48059002975833">
                <text:p>-0.48059002975833</text:p>
              </table:table-cell>
              <table:table-cell office:value-type="float" office:value="-0.332374959890064">
                <text:p>-0.3323749598900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599999999999994">
                <text:p>-0.0599999999999994</text:p>
              </table:table-cell>
              <table:table-cell office:value-type="float" office:value="-0.424577838254095">
                <text:p>-0.424577838254095</text:p>
              </table:table-cell>
              <table:table-cell office:value-type="float" office:value="-0.31736590743587">
                <text:p>-0.31736590743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399999999999994">
                <text:p>-0.0399999999999994</text:p>
              </table:table-cell>
              <table:table-cell office:value-type="float" office:value="-0.366890031993434">
                <text:p>-0.366890031993434</text:p>
              </table:table-cell>
              <table:table-cell office:value-type="float" office:value="-0.29818490911548">
                <text:p>-0.29818490911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199999999999994">
                <text:p>-0.0199999999999994</text:p>
              </table:table-cell>
              <table:table-cell office:value-type="float" office:value="-0.307754278392608">
                <text:p>-0.307754278392608</text:p>
              </table:table-cell>
              <table:table-cell office:value-type="float" office:value="-0.274846103559961">
                <text:p>-0.2748461035599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17561557447743E-016">
                <text:p>6.17561557447743E-016</text:p>
              </table:table-cell>
              <table:table-cell office:value-type="float" office:value="-0.247403959254521">
                <text:p>-0.247403959254521</text:p>
              </table:table-cell>
              <table:table-cell office:value-type="float" office:value="-0.247403959254522">
                <text:p>-0.2474039592545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00000000000006">
                <text:p>0.0200000000000006</text:p>
              </table:table-cell>
              <table:table-cell office:value-type="float" office:value="-0.186077249717374">
                <text:p>-0.186077249717374</text:p>
              </table:table-cell>
              <table:table-cell office:value-type="float" office:value="-0.21595325431381">
                <text:p>-0.215953254313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00000000000006">
                <text:p>0.0400000000000006</text:p>
              </table:table-cell>
              <table:table-cell office:value-type="float" office:value="-0.124016178286202">
                <text:p>-0.124016178286202</text:p>
              </table:table-cell>
              <table:table-cell office:value-type="float" office:value="-0.180628622926124">
                <text:p>-0.1806286229261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00000000000006">
                <text:p>0.0600000000000006</text:p>
              </table:table-cell>
              <table:table-cell office:value-type="float" office:value="-0.0614656716569373">
                <text:p>-0.0614656716569373</text:p>
              </table:table-cell>
              <table:table-cell office:value-type="float" office:value="-0.141603672923606">
                <text:p>-0.1416036729236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00000000000006">
                <text:p>0.0800000000000006</text:p>
              </table:table-cell>
              <table:table-cell office:value-type="float" office:value="0.00132741189736353">
                <text:p>0.00132741189736353</text:p>
              </table:table-cell>
              <table:table-cell office:value-type="float" office:value="-0.099089684064661">
                <text:p>-0.0990896840646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0641152567633423">
                <text:p>0.0641152567633423</text:p>
              </table:table-cell>
              <table:table-cell office:value-type="float" office:value="-0.0533339016116214">
                <text:p>-0.05333390161162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126650068002351">
                <text:p>0.126650068002351</text:p>
              </table:table-cell>
              <table:table-cell office:value-type="float" office:value="-0.00461744458648772">
                <text:p>-0.004617444586487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188685049283866">
                <text:p>0.188685049283866</text:p>
              </table:table-cell>
              <table:table-cell office:value-type="float" office:value="0.0467471473710377">
                <text:p>0.04674714737103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249975376877857">
                <text:p>0.249975376877857</text:p>
              </table:table-cell>
              <table:table-cell office:value-type="float" office:value="0.100418700394093">
                <text:p>0.1004187003940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310279165862198">
                <text:p>0.310279165862198</text:p>
              </table:table-cell>
              <table:table-cell office:value-type="float" office:value="0.15603049402368">
                <text:p>0.156030494023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369358424731948">
                <text:p>0.369358424731948</text:p>
              </table:table-cell>
              <table:table-cell office:value-type="float" office:value="0.213193614647534">
                <text:p>0.2131936146475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426979994643094">
                <text:p>0.426979994643094</text:p>
              </table:table-cell>
              <table:table-cell office:value-type="float" office:value="0.27150053632665">
                <text:p>0.271500536326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482916469583988">
                <text:p>0.482916469583988</text:p>
              </table:table-cell>
              <table:table-cell office:value-type="float" office:value="0.330528888115108">
                <text:p>0.3305288881151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536947093842983">
                <text:p>0.536947093842983</text:p>
              </table:table-cell>
              <table:table-cell office:value-type="float" office:value="0.3898453650274">
                <text:p>0.38984536502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588858633230373">
                <text:p>0.588858633230373</text:p>
              </table:table-cell>
              <table:table-cell office:value-type="float" office:value="0.449009738405192">
                <text:p>0.4490097384051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638446216616322">
                <text:p>0.638446216616322</text:p>
              </table:table-cell>
              <table:table-cell office:value-type="float" office:value="0.507578920597052">
                <text:p>0.5075789205970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685514144463618">
                <text:p>0.685514144463618</text:p>
              </table:table-cell>
              <table:table-cell office:value-type="float" office:value="0.565111038597381">
                <text:p>0.5651110385973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729876661164339">
                <text:p>0.729876661164339</text:p>
              </table:table-cell>
              <table:table-cell office:value-type="float" office:value="0.621169471594055">
                <text:p>0.6211694715940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771358688132372">
                <text:p>0.771358688132372</text:p>
              </table:table-cell>
              <table:table-cell office:value-type="float" office:value="0.675326808239906">
                <text:p>0.6753268082399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80979651475861">
                <text:p>0.80979651475861</text:p>
              </table:table-cell>
              <table:table-cell office:value-type="float" office:value="0.727168680875479">
                <text:p>0.7271686808754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845038444501933">
                <text:p>0.845038444501933</text:p>
              </table:table-cell>
              <table:table-cell office:value-type="float" office:value="0.77629743586642">
                <text:p>0.776297435866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876945393566149">
                <text:p>0.876945393566149</text:p>
              </table:table-cell>
              <table:table-cell office:value-type="float" office:value="0.822335601648631">
                <text:p>0.8223356016486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9053914398002">
                <text:p>0.9053914398002</text:p>
              </table:table-cell>
              <table:table-cell office:value-type="float" office:value="0.86492911896147">
                <text:p>0.864929118961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930264319655364">
                <text:p>0.930264319655364</text:p>
              </table:table-cell>
              <table:table-cell office:value-type="float" office:value="0.903750301051621">
                <text:p>0.9037503010516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951465871238189">
                <text:p>0.951465871238189</text:p>
              </table:table-cell>
              <table:table-cell office:value-type="float" office:value="0.938500495300163">
                <text:p>0.9385004953001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968912421710645">
                <text:p>0.968912421710645</text:p>
              </table:table-cell>
              <table:table-cell office:value-type="float" office:value="0.968912421710646">
                <text:p>0.9689124217106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98253511750859">
                <text:p>0.98253511750859</text:p>
              </table:table-cell>
              <table:table-cell office:value-type="float" office:value="0.994752167940576">
                <text:p>0.9947521679405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992280196075325">
                <text:p>0.992280196075325</text:p>
              </table:table-cell>
              <table:table-cell office:value-type="float" office:value="1.01582082500349">
                <text:p>1.015820825003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998109198037851">
                <text:p>0.998109198037851</text:p>
              </table:table-cell>
              <table:table-cell office:value-type="float" office:value="1.03195575235239">
                <text:p>1.031955752352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999999118988439">
                <text:p>0.999999118988439</text:p>
              </table:table-cell>
              <table:table-cell office:value-type="float" office:value="1.04303146571508">
                <text:p>1.043031465715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997942500272521">
                <text:p>0.997942500272521</text:p>
              </table:table-cell>
              <table:table-cell office:value-type="float" office:value="1.04896014572455">
                <text:p>1.048960145724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991947458424588">
                <text:p>0.991947458424588</text:p>
              </table:table-cell>
              <table:table-cell office:value-type="float" office:value="1.04969177001061">
                <text:p>1.049691770010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98203765313594">
                <text:p>0.98203765313594</text:p>
              </table:table-cell>
              <table:table-cell office:value-type="float" office:value="1.04521387593035">
                <text:p>1.045213875930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968252193880692">
                <text:p>0.968252193880692</text:p>
              </table:table-cell>
              <table:table-cell office:value-type="float" office:value="1.03555096545628">
                <text:p>1.035550965456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950645485568547">
                <text:p>0.950645485568547</text:p>
              </table:table-cell>
              <table:table-cell office:value-type="float" office:value="1.02076356785491">
                <text:p>1.020763567854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929287013833473">
                <text:p>0.929287013833473</text:p>
              </table:table-cell>
              <table:table-cell office:value-type="float" office:value="1.00094697962306">
                <text:p>1.000946979623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904261070805651">
                <text:p>0.904261070805651</text:p>
              </table:table-cell>
              <table:table-cell office:value-type="float" office:value="0.976229704655964">
                <text:p>0.9762297046559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875666422448946">
                <text:p>0.875666422448946</text:p>
              </table:table-cell>
              <table:table-cell office:value-type="float" office:value="0.946771620756965">
                <text:p>0.9467716207569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84361591877677">
                <text:p>0.84361591877677</text:p>
              </table:table-cell>
              <table:table-cell office:value-type="float" office:value="0.91276190132618">
                <text:p>0.912761901326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808236048484634">
                <text:p>0.808236048484634</text:p>
              </table:table-cell>
              <table:table-cell office:value-type="float" office:value="0.874416723353404">
                <text:p>0.8744167233534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769666439757057">
                <text:p>0.769666439757057</text:p>
              </table:table-cell>
              <table:table-cell office:value-type="float" office:value="0.83197679466403">
                <text:p>0.831976794664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728059309218907">
                <text:p>0.728059309218907</text:p>
              </table:table-cell>
              <table:table-cell office:value-type="float" office:value="0.785704734708006">
                <text:p>0.7857047347080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68357886120593">
                <text:p>0.68357886120593</text:p>
              </table:table-cell>
              <table:table-cell office:value-type="float" office:value="0.735882344029887">
                <text:p>0.7358823440298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636400639725248">
                <text:p>0.636400639725248</text:p>
              </table:table-cell>
              <table:table-cell office:value-type="float" office:value="0.682807797909125">
                <text:p>0.682807797909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586710835663367">
                <text:p>0.586710835663367</text:p>
              </table:table-cell>
              <table:table-cell office:value-type="float" office:value="0.626792799517261">
                <text:p>0.6267927995172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534705551975807">
                <text:p>0.534705551975807</text:p>
              </table:table-cell>
              <table:table-cell office:value-type="float" office:value="0.568159727313023">
                <text:p>0.5681597273130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480590029758328">
                <text:p>0.480590029758328</text:p>
              </table:table-cell>
              <table:table-cell office:value-type="float" office:value="0.507238810304583">
                <text:p>0.5072388103045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424577838254093">
                <text:p>0.424577838254093</text:p>
              </table:table-cell>
              <table:table-cell office:value-type="float" office:value="0.444365363274254">
                <text:p>0.4443653632742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366890031993433">
                <text:p>0.366890031993433</text:p>
              </table:table-cell>
              <table:table-cell office:value-type="float" office:value="0.379877112114263">
                <text:p>0.3798771121142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307754278392606">
                <text:p>0.307754278392606</text:p>
              </table:table-cell>
              <table:table-cell office:value-type="float" office:value="0.314111637098486">
                <text:p>0.3141116370984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24740395925452">
                <text:p>0.24740395925452</text:p>
              </table:table-cell>
              <table:table-cell office:value-type="float" office:value="0.247403959254519">
                <text:p>0.2474039592545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">
                <text:p>1.02</text:p>
              </table:table-cell>
              <table:table-cell office:value-type="float" office:value="0.186077249717373">
                <text:p>0.186077249717373</text:p>
              </table:table-cell>
              <table:table-cell office:value-type="float" office:value="0.180084292048019">
                <text:p>0.1800842920480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4">
                <text:p>1.04</text:p>
              </table:table-cell>
              <table:table-cell office:value-type="float" office:value="0.124016178286201">
                <text:p>0.124016178286201</text:p>
              </table:table-cell>
              <table:table-cell office:value-type="float" office:value="0.11247597739553">
                <text:p>0.112475977395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6">
                <text:p>1.06</text:p>
              </table:table-cell>
              <table:table-cell office:value-type="float" office:value="0.0614656716569355">
                <text:p>0.0614656716569355</text:p>
              </table:table-cell>
              <table:table-cell office:value-type="float" office:value="0.044893621634417">
                <text:p>0.0448936216344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8">
                <text:p>1.08</text:p>
              </table:table-cell>
              <table:table-cell office:value-type="float" office:value="-0.00132741189736535">
                <text:p>-0.00132741189736535</text:p>
              </table:table-cell>
              <table:table-cell office:value-type="float" office:value="-0.0223585564470717">
                <text:p>-0.02235855644707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">
                <text:p>1.1</text:p>
              </table:table-cell>
              <table:table-cell office:value-type="float" office:value="-0.0641152567633437">
                <text:p>-0.0641152567633437</text:p>
              </table:table-cell>
              <table:table-cell office:value-type="float" office:value="-0.0889881570252143">
                <text:p>-0.08898815702521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2">
                <text:p>1.12</text:p>
              </table:table-cell>
              <table:table-cell office:value-type="float" office:value="-0.126650068002352">
                <text:p>-0.126650068002352</text:p>
              </table:table-cell>
              <table:table-cell office:value-type="float" office:value="-0.154715805243206">
                <text:p>-0.1547158052432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4">
                <text:p>1.14</text:p>
              </table:table-cell>
              <table:table-cell office:value-type="float" office:value="-0.188685049283868">
                <text:p>-0.188685049283868</text:p>
              </table:table-cell>
              <table:table-cell office:value-type="float" office:value="-0.219276130549875">
                <text:p>-0.2192761305498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6">
                <text:p>1.16</text:p>
              </table:table-cell>
              <table:table-cell office:value-type="float" office:value="-0.249975376877859">
                <text:p>-0.249975376877859</text:p>
              </table:table-cell>
              <table:table-cell office:value-type="float" office:value="-0.282418521649529">
                <text:p>-0.2824185216495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8">
                <text:p>1.18</text:p>
              </table:table-cell>
              <table:table-cell office:value-type="float" office:value="-0.3102791658622">
                <text:p>-0.3102791658622</text:p>
              </table:table-cell>
              <table:table-cell office:value-type="float" office:value="-0.343907662728443">
                <text:p>-0.3439076627284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">
                <text:p>1.2</text:p>
              </table:table-cell>
              <table:table-cell office:value-type="float" office:value="-0.36935842473195">
                <text:p>-0.36935842473195</text:p>
              </table:table-cell>
              <table:table-cell office:value-type="float" office:value="-0.40352385982967">
                <text:p>-0.403523859829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2">
                <text:p>1.22</text:p>
              </table:table-cell>
              <table:table-cell office:value-type="float" office:value="-0.426979994643096">
                <text:p>-0.426979994643096</text:p>
              </table:table-cell>
              <table:table-cell office:value-type="float" office:value="-0.461063169223162">
                <text:p>-0.4610631692231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4">
                <text:p>1.24</text:p>
              </table:table-cell>
              <table:table-cell office:value-type="float" office:value="-0.48291646958399">
                <text:p>-0.48291646958399</text:p>
              </table:table-cell>
              <table:table-cell office:value-type="float" office:value="-0.516337342320263">
                <text:p>-0.5163373423202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6">
                <text:p>1.26</text:p>
              </table:table-cell>
              <table:table-cell office:value-type="float" office:value="-0.536947093842985">
                <text:p>-0.536947093842985</text:p>
              </table:table-cell>
              <table:table-cell office:value-type="float" office:value="-0.569173604072902">
                <text:p>-0.5691736040729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8">
                <text:p>1.28</text:p>
              </table:table-cell>
              <table:table-cell office:value-type="float" office:value="-0.588858633230375">
                <text:p>-0.588858633230375</text:p>
              </table:table-cell>
              <table:table-cell office:value-type="float" office:value="-0.619414283845626">
                <text:p>-0.6194142838456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">
                <text:p>1.3</text:p>
              </table:table-cell>
              <table:table-cell office:value-type="float" office:value="-0.638446216616324">
                <text:p>-0.638446216616324</text:p>
              </table:table-cell>
              <table:table-cell office:value-type="float" office:value="-0.666916319426303">
                <text:p>-0.6669163194263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2">
                <text:p>1.32</text:p>
              </table:table-cell>
              <table:table-cell office:value-type="float" office:value="-0.68551414446362">
                <text:p>-0.68551414446362</text:p>
              </table:table-cell>
              <table:table-cell office:value-type="float" office:value="-0.711550656127834">
                <text:p>-0.7115506561278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4">
                <text:p>1.34</text:p>
              </table:table-cell>
              <table:table-cell office:value-type="float" office:value="-0.729876661164341">
                <text:p>-0.729876661164341</text:p>
              </table:table-cell>
              <table:table-cell office:value-type="float" office:value="-0.753201563814122">
                <text:p>-0.7532015638141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6">
                <text:p>1.36</text:p>
              </table:table-cell>
              <table:table-cell office:value-type="float" office:value="-0.771358688132373">
                <text:p>-0.771358688132373</text:p>
              </table:table-cell>
              <table:table-cell office:value-type="float" office:value="-0.791765895150562">
                <text:p>-0.7917658951505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8">
                <text:p>1.38</text:p>
              </table:table-cell>
              <table:table-cell office:value-type="float" office:value="-0.809796514758612">
                <text:p>-0.809796514758612</text:p>
              </table:table-cell>
              <table:table-cell office:value-type="float" office:value="-0.827152308430865">
                <text:p>-0.8271523084308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4">
                <text:p>1.4</text:p>
              </table:table-cell>
              <table:table-cell office:value-type="float" office:value="-0.845038444501934">
                <text:p>-0.845038444501934</text:p>
              </table:table-cell>
              <table:table-cell office:value-type="float" office:value="-0.859280477973056">
                <text:p>-0.859280477973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42">
                <text:p>1.42</text:p>
              </table:table-cell>
              <table:table-cell office:value-type="float" office:value="-0.87694539356615">
                <text:p>-0.87694539356615</text:p>
              </table:table-cell>
              <table:table-cell office:value-type="float" office:value="-0.888080314319097">
                <text:p>-0.8880803143190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44">
                <text:p>1.44</text:p>
              </table:table-cell>
              <table:table-cell office:value-type="float" office:value="-0.905391439800201">
                <text:p>-0.905391439800201</text:p>
              </table:table-cell>
              <table:table-cell office:value-type="float" office:value="-0.913491215332443">
                <text:p>-0.9134912153324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46">
                <text:p>1.46</text:p>
              </table:table-cell>
              <table:table-cell office:value-type="float" office:value="-0.930264319655365">
                <text:p>-0.930264319655365</text:p>
              </table:table-cell>
              <table:table-cell office:value-type="float" office:value="-0.93546136778904">
                <text:p>-0.935461367789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48">
                <text:p>1.48</text:p>
              </table:table-cell>
              <table:table-cell office:value-type="float" office:value="-0.951465871238189">
                <text:p>-0.951465871238189</text:p>
              </table:table-cell>
              <table:table-cell office:value-type="float" office:value="-0.953947117228859">
                <text:p>-0.9539471172288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">
                <text:p>1.5</text:p>
              </table:table-cell>
              <table:table-cell office:value-type="float" office:value="-0.968912421710646">
                <text:p>-0.968912421710646</text:p>
              </table:table-cell>
              <table:table-cell office:value-type="float" office:value="-0.968912421710646">
                <text:p>-0.9689124217106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2">
                <text:p>1.52</text:p>
              </table:table-cell>
              <table:table-cell office:value-type="float" office:value="-0.98253511750859">
                <text:p>-0.98253511750859</text:p>
              </table:table-cell>
              <table:table-cell office:value-type="float" office:value="-0.980328402730622">
                <text:p>-0.9803284027306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4">
                <text:p>1.54</text:p>
              </table:table-cell>
              <table:table-cell office:value-type="float" office:value="-0.992280196075325">
                <text:p>-0.992280196075325</text:p>
              </table:table-cell>
              <table:table-cell office:value-type="float" office:value="-0.988173003968432">
                <text:p>-0.9881730039684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6">
                <text:p>1.56</text:p>
              </table:table-cell>
              <table:table-cell office:value-type="float" office:value="-0.998109198037851">
                <text:p>-0.998109198037851</text:p>
              </table:table-cell>
              <table:table-cell office:value-type="float" office:value="-0.9924307657561">
                <text:p>-0.99243076575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8">
                <text:p>1.58</text:p>
              </table:table-cell>
              <table:table-cell office:value-type="float" office:value="-0.999999118988439">
                <text:p>-0.999999118988439</text:p>
              </table:table-cell>
              <table:table-cell office:value-type="float" office:value="-0.993092720275933">
                <text:p>-0.9930927202759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6">
                <text:p>1.6</text:p>
              </table:table-cell>
              <table:table-cell office:value-type="float" office:value="-0.997942500272521">
                <text:p>-0.997942500272521</text:p>
              </table:table-cell>
              <table:table-cell office:value-type="float" office:value="-0.990156409530799">
                <text:p>-0.9901564095307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62">
                <text:p>1.62</text:p>
              </table:table-cell>
              <table:table-cell office:value-type="float" office:value="-0.991947458424588">
                <text:p>-0.991947458424588</text:p>
              </table:table-cell>
              <table:table-cell office:value-type="float" office:value="-0.983626025145399">
                <text:p>-0.9836260251453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64">
                <text:p>1.64</text:p>
              </table:table-cell>
              <table:table-cell office:value-type="float" office:value="-0.98203765313594">
                <text:p>-0.98203765313594</text:p>
              </table:table-cell>
              <table:table-cell office:value-type="float" office:value="-0.973512666100938">
                <text:p>-0.9735126661009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66">
                <text:p>1.66</text:p>
              </table:table-cell>
              <table:table-cell office:value-type="float" office:value="-0.968252193880691">
                <text:p>-0.968252193880691</text:p>
              </table:table-cell>
              <table:table-cell office:value-type="float" office:value="-0.959834707627828">
                <text:p>-0.9598347076278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68">
                <text:p>1.68</text:p>
              </table:table-cell>
              <table:table-cell office:value-type="float" office:value="-0.950645485568546">
                <text:p>-0.950645485568546</text:p>
              </table:table-cell>
              <table:table-cell office:value-type="float" office:value="-0.9426182717306">
                <text:p>-0.94261827173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7">
                <text:p>1.7</text:p>
              </table:table-cell>
              <table:table-cell office:value-type="float" office:value="-0.929287013833472">
                <text:p>-0.929287013833472</text:p>
              </table:table-cell>
              <table:table-cell office:value-type="float" office:value="-0.921897787242586">
                <text:p>-0.9218977872425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72">
                <text:p>1.72</text:p>
              </table:table-cell>
              <table:table-cell office:value-type="float" office:value="-0.90426107080565">
                <text:p>-0.90426107080565</text:p>
              </table:table-cell>
              <table:table-cell office:value-type="float" office:value="-0.897716624948757">
                <text:p>-0.8977166249487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74">
                <text:p>1.74</text:p>
              </table:table-cell>
              <table:table-cell office:value-type="float" office:value="-0.875666422448945">
                <text:p>-0.875666422448945</text:p>
              </table:table-cell>
              <table:table-cell office:value-type="float" office:value="-0.87012779121375">
                <text:p>-0.870127791213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76">
                <text:p>1.76</text:p>
              </table:table-cell>
              <table:table-cell office:value-type="float" office:value="-0.843615918776768">
                <text:p>-0.843615918776768</text:p>
              </table:table-cell>
              <table:table-cell office:value-type="float" office:value="-0.839194661744477">
                <text:p>-0.8391946617444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78">
                <text:p>1.78</text:p>
              </table:table-cell>
              <table:table-cell office:value-type="float" office:value="-0.808236048484633">
                <text:p>-0.808236048484633</text:p>
              </table:table-cell>
              <table:table-cell office:value-type="float" office:value="-0.804991735634217">
                <text:p>-0.8049917356342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8">
                <text:p>1.8</text:p>
              </table:table-cell>
              <table:table-cell office:value-type="float" office:value="-0.769666439757055">
                <text:p>-0.769666439757055</text:p>
              </table:table-cell>
              <table:table-cell office:value-type="float" office:value="-0.767605388703949">
                <text:p>-0.7676053887039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82">
                <text:p>1.82</text:p>
              </table:table-cell>
              <table:table-cell office:value-type="float" office:value="-0.728059309218905">
                <text:p>-0.728059309218905</text:p>
              </table:table-cell>
              <table:table-cell office:value-type="float" office:value="-0.727134604397414">
                <text:p>-0.7271346043974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84">
                <text:p>1.84</text:p>
              </table:table-cell>
              <table:table-cell office:value-type="float" office:value="-0.683578861205928">
                <text:p>-0.683578861205928</text:p>
              </table:table-cell>
              <table:table-cell office:value-type="float" office:value="-0.683691660113839">
                <text:p>-0.6836916601138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86">
                <text:p>1.86</text:p>
              </table:table-cell>
              <table:table-cell office:value-type="float" office:value="-0.636400639725246">
                <text:p>-0.636400639725246</text:p>
              </table:table-cell>
              <table:table-cell office:value-type="float" office:value="-0.637402746884867">
                <text:p>-0.6374027468848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88">
                <text:p>1.88</text:p>
              </table:table-cell>
              <table:table-cell office:value-type="float" office:value="-0.586710835663365">
                <text:p>-0.586710835663365</text:p>
              </table:table-cell>
              <table:table-cell office:value-type="float" office:value="-0.588408500722493">
                <text:p>-0.5884085007224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9">
                <text:p>1.9</text:p>
              </table:table-cell>
              <table:table-cell office:value-type="float" office:value="-0.534705551975805">
                <text:p>-0.534705551975805</text:p>
              </table:table-cell>
              <table:table-cell office:value-type="float" office:value="-0.536864424778599">
                <text:p>-0.5368644247785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92">
                <text:p>1.92</text:p>
              </table:table-cell>
              <table:table-cell office:value-type="float" office:value="-0.480590029758326">
                <text:p>-0.480590029758326</text:p>
              </table:table-cell>
              <table:table-cell office:value-type="float" office:value="-0.482941182653945">
                <text:p>-0.4829411826539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94">
                <text:p>1.94</text:p>
              </table:table-cell>
              <table:table-cell office:value-type="float" office:value="-0.424577838254091">
                <text:p>-0.424577838254091</text:p>
              </table:table-cell>
              <table:table-cell office:value-type="float" office:value="-0.426824744758819">
                <text:p>-0.4268247447588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96">
                <text:p>1.96</text:p>
              </table:table-cell>
              <table:table-cell office:value-type="float" office:value="-0.366890031993431">
                <text:p>-0.366890031993431</text:p>
              </table:table-cell>
              <table:table-cell office:value-type="float" office:value="-0.368716371536838">
                <text:p>-0.3687163715368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98">
                <text:p>1.98</text:p>
              </table:table-cell>
              <table:table-cell office:value-type="float" office:value="-0.307754278392603">
                <text:p>-0.307754278392603</text:p>
              </table:table-cell>
              <table:table-cell office:value-type="float" office:value="-0.308832419590045">
                <text:p>-0.3088324195900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  <table:table-cell office:value-type="float" office:value="-0.247403959254518">
                <text:p>-0.247403959254518</text:p>
              </table:table-cell>
              <table:table-cell office:value-type="float" office:value="-0.247403959254517">
                <text:p>-0.2474039592545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02">
                <text:p>2.02</text:p>
              </table:table-cell>
              <table:table-cell office:value-type="float" office:value="-0.186077249717371">
                <text:p>-0.186077249717371</text:p>
              </table:table-cell>
              <table:table-cell office:value-type="float" office:value="-0.18467619493403">
                <text:p>-0.184676194934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04">
                <text:p>2.04</text:p>
              </table:table-cell>
              <table:table-cell office:value-type="float" office:value="-0.124016178286199">
                <text:p>-0.124016178286199</text:p>
              </table:table-cell>
              <table:table-cell office:value-type="float" office:value="-0.120907682463194">
                <text:p>-0.1209076824631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06">
                <text:p>2.06</text:p>
              </table:table-cell>
              <table:table-cell office:value-type="float" office:value="-0.0614656716569335">
                <text:p>-0.0614656716569335</text:p>
              </table:table-cell>
              <table:table-cell office:value-type="float" office:value="-0.0563693408962748">
                <text:p>-0.05636934089627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08">
                <text:p>2.08</text:p>
              </table:table-cell>
              <table:table-cell office:value-type="float" office:value="0.00132741189736701">
                <text:p>0.00132741189736701</text:p>
              </table:table-cell>
              <table:table-cell office:value-type="float" office:value="0.00865674064421273">
                <text:p>0.008656740644212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1">
                <text:p>2.1</text:p>
              </table:table-cell>
              <table:table-cell office:value-type="float" office:value="0.0641152567633463">
                <text:p>0.0641152567633463</text:p>
              </table:table-cell>
              <table:table-cell office:value-type="float" office:value="0.0738786971236511">
                <text:p>0.07387869712365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12">
                <text:p>2.12</text:p>
              </table:table-cell>
              <table:table-cell office:value-type="float" office:value="0.126650068002354">
                <text:p>0.126650068002354</text:p>
              </table:table-cell>
              <table:table-cell office:value-type="float" office:value="0.138996475506855">
                <text:p>0.1389964755068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4">
                <text:p>2.14</text:p>
              </table:table-cell>
              <table:table-cell office:value-type="float" office:value="0.18868504928387">
                <text:p>0.18868504928387</text:p>
              </table:table-cell>
              <table:table-cell office:value-type="float" office:value="0.203703605900742">
                <text:p>0.2037036059007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16">
                <text:p>2.16</text:p>
              </table:table-cell>
              <table:table-cell office:value-type="float" office:value="0.249975376877861">
                <text:p>0.249975376877861</text:p>
              </table:table-cell>
              <table:table-cell office:value-type="float" office:value="0.2676891422193">
                <text:p>0.26768914221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18">
                <text:p>2.18</text:p>
              </table:table-cell>
              <table:table-cell office:value-type="float" office:value="0.310279165862201">
                <text:p>0.310279165862201</text:p>
              </table:table-cell>
              <table:table-cell office:value-type="float" office:value="0.33063975561787">
                <text:p>0.330639755617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2">
                <text:p>2.2</text:p>
              </table:table-cell>
              <table:table-cell office:value-type="float" office:value="0.369358424731952">
                <text:p>0.369358424731952</text:p>
              </table:table-cell>
              <table:table-cell office:value-type="float" office:value="0.392241961088602">
                <text:p>0.3922419610886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22">
                <text:p>2.22</text:p>
              </table:table-cell>
              <table:table-cell office:value-type="float" office:value="0.426979994643098">
                <text:p>0.426979994643098</text:p>
              </table:table-cell>
              <table:table-cell office:value-type="float" office:value="0.452184454988634">
                <text:p>0.4521844549886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24">
                <text:p>2.24</text:p>
              </table:table-cell>
              <table:table-cell office:value-type="float" office:value="0.482916469583992">
                <text:p>0.482916469583992</text:p>
              </table:table-cell>
              <table:table-cell office:value-type="float" office:value="0.51016053892984">
                <text:p>0.510160538929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26">
                <text:p>2.26</text:p>
              </table:table-cell>
              <table:table-cell office:value-type="float" office:value="0.536947093842987">
                <text:p>0.536947093842987</text:p>
              </table:table-cell>
              <table:table-cell office:value-type="float" office:value="0.565870603432689">
                <text:p>0.5658706034326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28">
                <text:p>2.28</text:p>
              </table:table-cell>
              <table:table-cell office:value-type="float" office:value="0.588858633230377">
                <text:p>0.588858633230377</text:p>
              </table:table-cell>
              <table:table-cell office:value-type="float" office:value="0.61902464307132">
                <text:p>0.619024643071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3">
                <text:p>2.3</text:p>
              </table:table-cell>
              <table:table-cell office:value-type="float" office:value="0.638446216616326">
                <text:p>0.638446216616326</text:p>
              </table:table-cell>
              <table:table-cell office:value-type="float" office:value="0.669344773541674">
                <text:p>0.6693447735416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32">
                <text:p>2.32</text:p>
              </table:table-cell>
              <table:table-cell office:value-type="float" office:value="0.685514144463622">
                <text:p>0.685514144463622</text:p>
              </table:table-cell>
              <table:table-cell office:value-type="float" office:value="0.716567720193386">
                <text:p>0.7165677201933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34">
                <text:p>2.34</text:p>
              </table:table-cell>
              <table:table-cell office:value-type="float" office:value="0.729876661164342">
                <text:p>0.729876661164342</text:p>
              </table:table-cell>
              <table:table-cell office:value-type="float" office:value="0.760447247097356">
                <text:p>0.7604472470973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36">
                <text:p>2.36</text:p>
              </table:table-cell>
              <table:table-cell office:value-type="float" office:value="0.771358688132375">
                <text:p>0.771358688132375</text:p>
              </table:table-cell>
              <table:table-cell office:value-type="float" office:value="0.800756495686263">
                <text:p>0.8007564956862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38">
                <text:p>2.38</text:p>
              </table:table-cell>
              <table:table-cell office:value-type="float" office:value="0.809796514758613">
                <text:p>0.809796514758613</text:p>
              </table:table-cell>
              <table:table-cell office:value-type="float" office:value="0.837290202410704">
                <text:p>0.8372902024107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4">
                <text:p>2.4</text:p>
              </table:table-cell>
              <table:table-cell office:value-type="float" office:value="0.845038444501935">
                <text:p>0.845038444501935</text:p>
              </table:table-cell>
              <table:table-cell office:value-type="float" office:value="0.869866765698161">
                <text:p>0.8698667656981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42">
                <text:p>2.42</text:p>
              </table:table-cell>
              <table:table-cell office:value-type="float" office:value="0.876945393566151">
                <text:p>0.876945393566151</text:p>
              </table:table-cell>
              <table:table-cell office:value-type="float" office:value="0.898330133778564">
                <text:p>0.8983301337785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44">
                <text:p>2.44</text:p>
              </table:table-cell>
              <table:table-cell office:value-type="float" office:value="0.905391439800202">
                <text:p>0.905391439800202</text:p>
              </table:table-cell>
              <table:table-cell office:value-type="float" office:value="0.922551486635234">
                <text:p>0.9225514866352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46">
                <text:p>2.46</text:p>
              </table:table-cell>
              <table:table-cell office:value-type="float" office:value="0.930264319655365">
                <text:p>0.930264319655365</text:p>
              </table:table-cell>
              <table:table-cell office:value-type="float" office:value="0.942430687433716">
                <text:p>0.9424306874337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48">
                <text:p>2.48</text:p>
              </table:table-cell>
              <table:table-cell office:value-type="float" office:value="0.95146587123819">
                <text:p>0.95146587123819</text:p>
              </table:table-cell>
              <table:table-cell office:value-type="float" office:value="0.957897481247798">
                <text:p>0.9578974812477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5">
                <text:p>2.5</text:p>
              </table:table-cell>
              <table:table-cell office:value-type="float" office:value="0.968912421710646">
                <text:p>0.968912421710646</text:p>
              </table:table-cell>
              <table:table-cell office:value-type="float" office:value="0.968912421710646">
                <text:p>0.9689124217106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52">
                <text:p>2.52</text:p>
              </table:table-cell>
              <table:table-cell office:value-type="float" office:value="0.98253511750859">
                <text:p>0.98253511750859</text:p>
              </table:table-cell>
              <table:table-cell office:value-type="float" office:value="0.975467509333042">
                <text:p>0.9754675093330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54">
                <text:p>2.54</text:p>
              </table:table-cell>
              <table:table-cell office:value-type="float" office:value="0.992280196075325">
                <text:p>0.992280196075325</text:p>
              </table:table-cell>
              <table:table-cell office:value-type="float" office:value="0.977586528609322">
                <text:p>0.9775865286093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56">
                <text:p>2.56</text:p>
              </table:table-cell>
              <table:table-cell office:value-type="float" office:value="0.998109198037851">
                <text:p>0.998109198037851</text:p>
              </table:table-cell>
              <table:table-cell office:value-type="float" office:value="0.975325074629586">
                <text:p>0.9753250746295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58">
                <text:p>2.58</text:p>
              </table:table-cell>
              <table:table-cell office:value-type="float" office:value="0.999999118988439">
                <text:p>0.999999118988439</text:p>
              </table:table-cell>
              <table:table-cell office:value-type="float" office:value="0.968770263685795">
                <text:p>0.9687702636857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6">
                <text:p>2.6</text:p>
              </table:table-cell>
              <table:table-cell office:value-type="float" office:value="0.997942500272521">
                <text:p>0.997942500272521</text:p>
              </table:table-cell>
              <table:table-cell office:value-type="float" office:value="0.958040126248226">
                <text:p>0.9580401262482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62">
                <text:p>2.62</text:p>
              </table:table-cell>
              <table:table-cell office:value-type="float" office:value="0.991947458424587">
                <text:p>0.991947458424587</text:p>
              </table:table-cell>
              <table:table-cell office:value-type="float" office:value="0.94328268464434">
                <text:p>0.943282684644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64">
                <text:p>2.64</text:p>
              </table:table-cell>
              <table:table-cell office:value-type="float" office:value="0.982037653135939">
                <text:p>0.982037653135939</text:p>
              </table:table-cell>
              <table:table-cell office:value-type="float" office:value="0.924674721739961">
                <text:p>0.9246747217399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66">
                <text:p>2.66</text:p>
              </table:table-cell>
              <table:table-cell office:value-type="float" office:value="0.968252193880691">
                <text:p>0.968252193880691</text:p>
              </table:table-cell>
              <table:table-cell office:value-type="float" office:value="0.902420250848072">
                <text:p>0.9024202508480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68">
                <text:p>2.68</text:p>
              </table:table-cell>
              <table:table-cell office:value-type="float" office:value="0.950645485568545">
                <text:p>0.950645485568545</text:p>
              </table:table-cell>
              <table:table-cell office:value-type="float" office:value="0.876748700918887">
                <text:p>0.8767487009188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7">
                <text:p>2.7</text:p>
              </table:table-cell>
              <table:table-cell office:value-type="float" office:value="0.929287013833471">
                <text:p>0.929287013833471</text:p>
              </table:table-cell>
              <table:table-cell office:value-type="float" office:value="0.847912834742837">
                <text:p>0.8479128347428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72">
                <text:p>2.72</text:p>
              </table:table-cell>
              <table:table-cell office:value-type="float" office:value="0.904261070805649">
                <text:p>0.904261070805649</text:p>
              </table:table-cell>
              <table:table-cell office:value-type="float" office:value="0.816186421374219">
                <text:p>0.8161864213742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74">
                <text:p>2.74</text:p>
              </table:table-cell>
              <table:table-cell office:value-type="float" office:value="0.875666422448944">
                <text:p>0.875666422448944</text:p>
              </table:table-cell>
              <table:table-cell office:value-type="float" office:value="0.781861687208602">
                <text:p>0.7818616872086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76">
                <text:p>2.76</text:p>
              </table:table-cell>
              <table:table-cell office:value-type="float" office:value="0.843615918776767">
                <text:p>0.843615918776767</text:p>
              </table:table-cell>
              <table:table-cell office:value-type="float" office:value="0.745246573076172">
                <text:p>0.7452465730761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78">
                <text:p>2.78</text:p>
              </table:table-cell>
              <table:table-cell office:value-type="float" office:value="0.808236048484632">
                <text:p>0.808236048484632</text:p>
              </table:table-cell>
              <table:table-cell office:value-type="float" office:value="0.706661827304371">
                <text:p>0.7066618273043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8">
                <text:p>2.8</text:p>
              </table:table-cell>
              <table:table-cell office:value-type="float" office:value="0.769666439757054">
                <text:p>0.769666439757054</text:p>
              </table:table-cell>
              <table:table-cell office:value-type="float" office:value="0.666437966919597">
                <text:p>0.6664379669195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82">
                <text:p>2.82</text:p>
              </table:table-cell>
              <table:table-cell office:value-type="float" office:value="0.728059309218904">
                <text:p>0.728059309218904</text:p>
              </table:table-cell>
              <table:table-cell office:value-type="float" office:value="0.624912140967389">
                <text:p>0.6249121409673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84">
                <text:p>2.84</text:p>
              </table:table-cell>
              <table:table-cell office:value-type="float" office:value="0.683578861205926">
                <text:p>0.683578861205926</text:p>
              </table:table-cell>
              <table:table-cell office:value-type="float" office:value="0.58242493130724">
                <text:p>0.582424931307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86">
                <text:p>2.86</text:p>
              </table:table-cell>
              <table:table-cell office:value-type="float" office:value="0.636400639725245">
                <text:p>0.636400639725245</text:p>
              </table:table-cell>
              <table:table-cell office:value-type="float" office:value="0.539317127161547">
                <text:p>0.5393171271615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88">
                <text:p>2.88</text:p>
              </table:table-cell>
              <table:table-cell office:value-type="float" office:value="0.586710835663364">
                <text:p>0.586710835663364</text:p>
              </table:table-cell>
              <table:table-cell office:value-type="float" office:value="0.495926510154219">
                <text:p>0.4959265101542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9">
                <text:p>2.9</text:p>
              </table:table-cell>
              <table:table-cell office:value-type="float" office:value="0.534705551975802">
                <text:p>0.534705551975802</text:p>
              </table:table-cell>
              <table:table-cell office:value-type="float" office:value="0.45258468655543">
                <text:p>0.452584686555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92">
                <text:p>2.92</text:p>
              </table:table-cell>
              <table:table-cell office:value-type="float" office:value="0.480590029758324">
                <text:p>0.480590029758324</text:p>
              </table:table-cell>
              <table:table-cell office:value-type="float" office:value="0.40961400295395">
                <text:p>0.409614002953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94">
                <text:p>2.94</text:p>
              </table:table-cell>
              <table:table-cell office:value-type="float" office:value="0.424577838254089">
                <text:p>0.424577838254089</text:p>
              </table:table-cell>
              <table:table-cell office:value-type="float" office:value="0.367324580612867">
                <text:p>0.3673245806128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96">
                <text:p>2.96</text:p>
              </table:table-cell>
              <table:table-cell office:value-type="float" office:value="0.366890031993429">
                <text:p>0.366890031993429</text:p>
              </table:table-cell>
              <table:table-cell office:value-type="float" office:value="0.326011502340487">
                <text:p>0.3260115023404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98">
                <text:p>2.98</text:p>
              </table:table-cell>
              <table:table-cell office:value-type="float" office:value="0.307754278392603">
                <text:p>0.307754278392603</text:p>
              </table:table-cell>
              <table:table-cell office:value-type="float" office:value="0.28595218384408">
                <text:p>0.285952183844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">
                <text:p>3</text:p>
              </table:table-cell>
              <table:table-cell office:value-type="float" office:value="0.247403959254515">
                <text:p>0.247403959254515</text:p>
              </table:table-cell>
              <table:table-cell office:value-type="float" office:value="0.247403959254518">
                <text:p>0.2474039592545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02">
                <text:p>3.02</text:p>
              </table:table-cell>
              <table:table-cell office:value-type="float" office:value="0.186077249717368">
                <text:p>0.186077249717368</text:p>
              </table:table-cell>
              <table:table-cell office:value-type="float" office:value="0.21060190784489">
                <text:p>0.210601907844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04">
                <text:p>3.04</text:p>
              </table:table-cell>
              <table:table-cell office:value-type="float" office:value="0.124016178286197">
                <text:p>0.124016178286197</text:p>
              </table:table-cell>
              <table:table-cell office:value-type="float" office:value="0.175756945951523">
                <text:p>0.1757569459515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06">
                <text:p>3.06</text:p>
              </table:table-cell>
              <table:table-cell office:value-type="float" office:value="0.0614656716569318">
                <text:p>0.0614656716569318</text:p>
              </table:table-cell>
              <table:table-cell office:value-type="float" office:value="0.143054204781814">
                <text:p>0.1430542047818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08">
                <text:p>3.08</text:p>
              </table:table-cell>
              <table:table-cell office:value-type="float" office:value="-0.00132741189737044">
                <text:p>-0.00132741189737044</text:p>
              </table:table-cell>
              <table:table-cell office:value-type="float" office:value="0.112651711204569">
                <text:p>0.1126517112045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1">
                <text:p>3.1</text:p>
              </table:table-cell>
              <table:table-cell office:value-type="float" office:value="-0.0641152567633488">
                <text:p>-0.0641152567633488</text:p>
              </table:table-cell>
              <table:table-cell office:value-type="float" office:value="0.0846793848133824">
                <text:p>0.08467938481338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12">
                <text:p>3.12</text:p>
              </table:table-cell>
              <table:table-cell office:value-type="float" office:value="-0.126650068002357">
                <text:p>-0.126650068002357</text:p>
              </table:table-cell>
              <table:table-cell office:value-type="float" office:value="0.0592383605831787">
                <text:p>0.05923836058317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14">
                <text:p>3.14</text:p>
              </table:table-cell>
              <table:table-cell office:value-type="float" office:value="-0.188685049283872">
                <text:p>-0.188685049283872</text:p>
              </table:table-cell>
              <table:table-cell office:value-type="float" office:value="0.0364006423578048">
                <text:p>0.03640064235780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16">
                <text:p>3.16</text:p>
              </table:table-cell>
              <table:table-cell office:value-type="float" office:value="-0.249975376877864">
                <text:p>-0.249975376877864</text:p>
              </table:table-cell>
              <table:table-cell office:value-type="float" office:value="0.0162090882673737">
                <text:p>0.01620908826737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18">
                <text:p>3.18</text:p>
              </table:table-cell>
              <table:table-cell office:value-type="float" office:value="-0.310279165862205">
                <text:p>-0.310279165862205</text:p>
              </table:table-cell>
              <table:table-cell office:value-type="float" office:value="-0.00132227496646659">
                <text:p>-0.001322274966466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2">
                <text:p>3.2</text:p>
              </table:table-cell>
              <table:table-cell office:value-type="float" office:value="-0.369358424731954">
                <text:p>-0.369358424731954</text:p>
              </table:table-cell>
              <table:table-cell office:value-type="float" office:value="-0.0162076159655779">
                <text:p>-0.01620761596557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22">
                <text:p>3.22</text:p>
              </table:table-cell>
              <table:table-cell office:value-type="float" office:value="-0.4269799946431">
                <text:p>-0.4269799946431</text:p>
              </table:table-cell>
              <table:table-cell office:value-type="float" office:value="-0.0284883519765151">
                <text:p>-0.02848835197651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24">
                <text:p>3.24</text:p>
              </table:table-cell>
              <table:table-cell office:value-type="float" office:value="-0.482916469583993">
                <text:p>-0.482916469583993</text:p>
              </table:table-cell>
              <table:table-cell office:value-type="float" office:value="-0.0382319064194822">
                <text:p>-0.03823190641948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26">
                <text:p>3.26</text:p>
              </table:table-cell>
              <table:table-cell office:value-type="float" office:value="-0.536947093842989">
                <text:p>-0.536947093842989</text:p>
              </table:table-cell>
              <table:table-cell office:value-type="float" office:value="-0.0455301892300013">
                <text:p>-0.04553018923000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28">
                <text:p>3.28</text:p>
              </table:table-cell>
              <table:table-cell office:value-type="float" office:value="-0.588858633230379">
                <text:p>-0.588858633230379</text:p>
              </table:table-cell>
              <table:table-cell office:value-type="float" office:value="-0.0504978218614629">
                <text:p>-0.05049782186146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3">
                <text:p>3.3</text:p>
              </table:table-cell>
              <table:table-cell office:value-type="float" office:value="-0.638446216616327">
                <text:p>-0.638446216616327</text:p>
              </table:table-cell>
              <table:table-cell office:value-type="float" office:value="-0.0532701318559883">
                <text:p>-0.05327013185598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32">
                <text:p>3.32</text:p>
              </table:table-cell>
              <table:table-cell office:value-type="float" office:value="-0.685514144463623">
                <text:p>-0.685514144463623</text:p>
              </table:table-cell>
              <table:table-cell office:value-type="float" office:value="-0.054000944586753">
                <text:p>-0.0540009445867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34">
                <text:p>3.34</text:p>
              </table:table-cell>
              <table:table-cell office:value-type="float" office:value="-0.729876661164344">
                <text:p>-0.729876661164344</text:p>
              </table:table-cell>
              <table:table-cell office:value-type="float" office:value="-0.0528602020924038">
                <text:p>-0.05286020209240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36">
                <text:p>3.36</text:p>
              </table:table-cell>
              <table:table-cell office:value-type="float" office:value="-0.771358688132377">
                <text:p>-0.771358688132377</text:p>
              </table:table-cell>
              <table:table-cell office:value-type="float" office:value="-0.050031440834071">
                <text:p>-0.0500314408340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38">
                <text:p>3.38</text:p>
              </table:table-cell>
              <table:table-cell office:value-type="float" office:value="-0.809796514758614">
                <text:p>-0.809796514758614</text:p>
              </table:table-cell>
              <table:table-cell office:value-type="float" office:value="-0.0457091616840788">
                <text:p>-0.04570916168407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4">
                <text:p>3.4</text:p>
              </table:table-cell>
              <table:table-cell office:value-type="float" office:value="-0.845038444501936">
                <text:p>-0.845038444501936</text:p>
              </table:table-cell>
              <table:table-cell office:value-type="float" office:value="-0.0400961264851899">
                <text:p>-0.04009612648518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42">
                <text:p>3.42</text:p>
              </table:table-cell>
              <table:table-cell office:value-type="float" office:value="-0.876945393566153">
                <text:p>-0.876945393566153</text:p>
              </table:table-cell>
              <table:table-cell office:value-type="float" office:value="-0.033400616088701">
                <text:p>-0.0334006160887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44">
                <text:p>3.44</text:p>
              </table:table-cell>
              <table:table-cell office:value-type="float" office:value="-0.905391439800204">
                <text:p>-0.905391439800204</text:p>
              </table:table-cell>
              <table:table-cell office:value-type="float" office:value="-0.0258336848839935">
                <text:p>-0.02583368488399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46">
                <text:p>3.46</text:p>
              </table:table-cell>
              <table:table-cell office:value-type="float" office:value="-0.930264319655366">
                <text:p>-0.930264319655366</text:p>
              </table:table-cell>
              <table:table-cell office:value-type="float" office:value="-0.0176064464726754">
                <text:p>-0.01760644647267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48">
                <text:p>3.48</text:p>
              </table:table-cell>
              <table:table-cell office:value-type="float" office:value="-0.951465871238191">
                <text:p>-0.951465871238191</text:p>
              </table:table-cell>
              <table:table-cell office:value-type="float" office:value="-0.0089274243251125">
                <text:p>-0.00892742432511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5">
                <text:p>3.5</text:p>
              </table:table-cell>
              <table:table-cell office:value-type="float" office:value="-0.968912421710647">
                <text:p>-0.968912421710647</text:p>
              </table:table-cell>
              <table:table-cell office:value-type="float" office:value="1.24814281181744E-015">
                <text:p>1.24814281181744E-0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52">
                <text:p>3.52</text:p>
              </table:table-cell>
              <table:table-cell office:value-type="float" office:value="-0.982535117508591">
                <text:p>-0.982535117508591</text:p>
              </table:table-cell>
              <table:table-cell office:value-type="float" office:value="0.00898001017118863">
                <text:p>0.008980010171188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54">
                <text:p>3.54</text:p>
              </table:table-cell>
              <table:table-cell office:value-type="float" office:value="-0.992280196075326">
                <text:p>-0.992280196075326</text:p>
              </table:table-cell>
              <table:table-cell office:value-type="float" office:value="0.0178266211076546">
                <text:p>0.01782662110765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56">
                <text:p>3.56</text:p>
              </table:table-cell>
              <table:table-cell office:value-type="float" office:value="-0.998109198037851">
                <text:p>-0.998109198037851</text:p>
              </table:table-cell>
              <table:table-cell office:value-type="float" office:value="0.0263657613228243">
                <text:p>0.02636576132282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58">
                <text:p>3.58</text:p>
              </table:table-cell>
              <table:table-cell office:value-type="float" office:value="-0.999999118988439">
                <text:p>-0.999999118988439</text:p>
              </table:table-cell>
              <table:table-cell office:value-type="float" office:value="0.0344371479681297">
                <text:p>0.03443714796812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6">
                <text:p>3.6</text:p>
              </table:table-cell>
              <table:table-cell office:value-type="float" office:value="-0.99794250027252">
                <text:p>-0.99794250027252</text:p>
              </table:table-cell>
              <table:table-cell office:value-type="float" office:value="0.0418959340136281">
                <text:p>0.04189593401362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62">
                <text:p>3.62</text:p>
              </table:table-cell>
              <table:table-cell office:value-type="float" office:value="-0.991947458424587">
                <text:p>-0.991947458424587</text:p>
              </table:table-cell>
              <table:table-cell office:value-type="float" office:value="0.0486141103027236">
                <text:p>0.04861411030272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64">
                <text:p>3.64</text:p>
              </table:table-cell>
              <table:table-cell office:value-type="float" office:value="-0.982037653135939">
                <text:p>-0.982037653135939</text:p>
              </table:table-cell>
              <table:table-cell office:value-type="float" office:value="0.0544816487161173">
                <text:p>0.05448164871611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66">
                <text:p>3.66</text:p>
              </table:table-cell>
              <table:table-cell office:value-type="float" office:value="-0.96825219388069">
                <text:p>-0.96825219388069</text:p>
              </table:table-cell>
              <table:table-cell office:value-type="float" office:value="0.0594073763255294">
                <text:p>0.05940737632552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68">
                <text:p>3.68</text:p>
              </table:table-cell>
              <table:table-cell office:value-type="float" office:value="-0.950645485568544">
                <text:p>-0.950645485568544</text:p>
              </table:table-cell>
              <table:table-cell office:value-type="float" office:value="0.0633195741594773">
                <text:p>0.06331957415947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7">
                <text:p>3.7</text:p>
              </table:table-cell>
              <table:table-cell office:value-type="float" office:value="-0.92928701383347">
                <text:p>-0.92928701383347</text:p>
              </table:table-cell>
              <table:table-cell office:value-type="float" office:value="0.066166297989199">
                <text:p>0.0661662979891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72">
                <text:p>3.72</text:p>
              </table:table-cell>
              <table:table-cell office:value-type="float" office:value="-0.904261070805648">
                <text:p>-0.904261070805648</text:p>
              </table:table-cell>
              <table:table-cell office:value-type="float" office:value="0.0679154223202185">
                <text:p>0.06791542232021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74">
                <text:p>3.74</text:p>
              </table:table-cell>
              <table:table-cell office:value-type="float" office:value="-0.875666422448943">
                <text:p>-0.875666422448943</text:p>
              </table:table-cell>
              <table:table-cell office:value-type="float" office:value="0.0685544124921026">
                <text:p>0.06855441249210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76">
                <text:p>3.76</text:p>
              </table:table-cell>
              <table:table-cell office:value-type="float" office:value="-0.843615918776766">
                <text:p>-0.843615918776766</text:p>
              </table:table-cell>
              <table:table-cell office:value-type="float" office:value="0.0680898333949508">
                <text:p>0.06808983339495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78">
                <text:p>3.78</text:p>
              </table:table-cell>
              <table:table-cell office:value-type="float" office:value="-0.80823604848463">
                <text:p>-0.80823604848463</text:p>
              </table:table-cell>
              <table:table-cell office:value-type="float" office:value="0.0665466067573143">
                <text:p>0.06654660675731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8">
                <text:p>3.8</text:p>
              </table:table-cell>
              <table:table-cell office:value-type="float" office:value="-0.769666439757052">
                <text:p>-0.769666439757052</text:p>
              </table:table-cell>
              <table:table-cell office:value-type="float" office:value="0.0639670322004266">
                <text:p>0.06396703220042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82">
                <text:p>3.82</text:p>
              </table:table-cell>
              <table:table-cell office:value-type="float" office:value="-0.728059309218903">
                <text:p>-0.728059309218903</text:p>
              </table:table-cell>
              <table:table-cell office:value-type="float" office:value="0.0604095902449673">
                <text:p>0.06040959024496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84">
                <text:p>3.84</text:p>
              </table:table-cell>
              <table:table-cell office:value-type="float" office:value="-0.683578861205925">
                <text:p>-0.683578861205925</text:p>
              </table:table-cell>
              <table:table-cell office:value-type="float" office:value="0.055947548160026">
                <text:p>0.0559475481600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86">
                <text:p>3.86</text:p>
              </table:table-cell>
              <table:table-cell office:value-type="float" office:value="-0.636400639725242">
                <text:p>-0.636400639725242</text:p>
              </table:table-cell>
              <table:table-cell office:value-type="float" office:value="0.0506673919248313">
                <text:p>0.05066739192483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88">
                <text:p>3.88</text:p>
              </table:table-cell>
              <table:table-cell office:value-type="float" office:value="-0.586710835663361">
                <text:p>-0.586710835663361</text:p>
              </table:table-cell>
              <table:table-cell office:value-type="float" office:value="0.0446671096022951">
                <text:p>0.04466710960229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9">
                <text:p>3.9</text:p>
              </table:table-cell>
              <table:table-cell office:value-type="float" office:value="-0.534705551975801">
                <text:p>-0.534705551975801</text:p>
              </table:table-cell>
              <table:table-cell office:value-type="float" office:value="0.0380543530748993">
                <text:p>0.03805435307489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92">
                <text:p>3.92</text:p>
              </table:table-cell>
              <table:table-cell office:value-type="float" office:value="-0.480590029758323">
                <text:p>-0.480590029758323</text:p>
              </table:table-cell>
              <table:table-cell office:value-type="float" office:value="0.0309445063487915">
                <text:p>0.03094450634879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94">
                <text:p>3.94</text:p>
              </table:table-cell>
              <table:table-cell office:value-type="float" office:value="-0.424577838254086">
                <text:p>-0.424577838254086</text:p>
              </table:table-cell>
              <table:table-cell office:value-type="float" office:value="0.0234586894778311">
                <text:p>0.02345868947783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96">
                <text:p>3.96</text:p>
              </table:table-cell>
              <table:table-cell office:value-type="float" office:value="-0.366890031993426">
                <text:p>-0.366890031993426</text:p>
              </table:table-cell>
              <table:table-cell office:value-type="float" office:value="0.0157217275882851">
                <text:p>0.01572172758828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98">
                <text:p>3.98</text:p>
              </table:table-cell>
              <table:table-cell office:value-type="float" office:value="-0.307754278392599">
                <text:p>-0.307754278392599</text:p>
              </table:table-cell>
              <table:table-cell office:value-type="float" office:value="0.00786011449543887">
                <text:p>0.007860114495438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">
                <text:p>4</text:p>
              </table:table-cell>
              <table:table-cell office:value-type="float" office:value="-0.247403959254513">
                <text:p>-0.247403959254513</text:p>
              </table:table-cell>
              <table:table-cell office:value-type="float" office:value="-1.36140677515013E-015">
                <text:p>-1.36140677515013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1.0$Linux_X86_64 LibreOffice_project/1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minimum="-1" chart:maximum="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3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draw:stroke="dash" draw:stroke-dash="Fine_20_Dashed" svg:stroke-width="0.03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5.801cm" svg:y="0.185cm" style:legend-expansion="wide" chart:style-name="ch2"/>
        <chart:plot-area chart:style-name="ch3" table:cell-range-address="Tabelle1.A2:Tabelle1.A253 Tabelle1.C2:Tabelle1.C253 Tabelle1.E2:Tabelle1.E253" chart:data-source-has-labels="row" svg:x="0.32cm" svg:y="0.963cm" svg:width="15.36cm" svg:height="7.857cm">
          <chartooo:coordinate-region svg:x="0.704cm" svg:y="1.162cm" svg:width="14.644cm" svg:height="7.4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3:Tabelle1.C253" chart:label-cell-address="Tabelle1.C2:Tabelle1.C2" chart:class="chart:scatter">
            <chart:domain table:cell-range-address="Tabelle1.A3:Tabelle1.A253"/>
            <chart:data-point chart:repeated="251"/>
          </chart:series>
          <chart:series chart:style-name="ch8" chart:values-cell-range-address="Tabelle1.E3:Tabelle1.E253" chart:label-cell-address="Tabelle1.E2:Tabelle1.E2" chart:class="chart:scatter">
            <chart:data-point chart:repeated="2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g</text:p>
                <draw:g>
                  <svg:desc>Tabelle1.C2:Tabelle1.C2</svg:desc>
                </draw:g>
              </table:table-cell>
              <table:table-cell office:value-type="string">
                <text:p>^g</text:p>
                <draw:g>
                  <svg:desc>Tabelle1.E2:Tabelle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Tabelle1.A3:Tabelle1.A253</svg:desc>
                </draw:g>
              </table:table-cell>
              <table:table-cell office:value-type="float" office:value="-0.247403959254523">
                <text:p>-0.247403959254523</text:p>
                <draw:g>
                  <svg:desc>Tabelle1.C3:Tabelle1.C253</svg:desc>
                </draw:g>
              </table:table-cell>
              <table:table-cell office:value-type="float" office:value="6.75096201653827E-017">
                <text:p>6.75096201653827E-017</text:p>
                <draw:g>
                  <svg:desc>Tabelle1.E3:Tabelle1.E2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8">
                <text:p>-0.98</text:p>
              </table:table-cell>
              <table:table-cell office:value-type="float" office:value="-0.124016178286204">
                <text:p>-0.124016178286204</text:p>
              </table:table-cell>
              <table:table-cell office:value-type="float" office:value="0.0171668426222299">
                <text:p>0.0171668426222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6">
                <text:p>-0.96</text:p>
              </table:table-cell>
              <table:table-cell office:value-type="float" office:value="0.00132741189736217">
                <text:p>0.00132741189736217</text:p>
              </table:table-cell>
              <table:table-cell office:value-type="float" office:value="0.0344952207428871">
                <text:p>0.0344952207428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4">
                <text:p>-0.94</text:p>
              </table:table-cell>
              <table:table-cell office:value-type="float" office:value="0.126650068002349">
                <text:p>0.126650068002349</text:p>
              </table:table-cell>
              <table:table-cell office:value-type="float" office:value="0.0517216751396435">
                <text:p>0.0517216751396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2">
                <text:p>-0.92</text:p>
              </table:table-cell>
              <table:table-cell office:value-type="float" office:value="0.249975376877856">
                <text:p>0.249975376877856</text:p>
              </table:table-cell>
              <table:table-cell office:value-type="float" office:value="0.068577965651577">
                <text:p>0.068577965651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">
                <text:p>-0.9</text:p>
              </table:table-cell>
              <table:table-cell office:value-type="float" office:value="0.369358424731947">
                <text:p>0.369358424731947</text:p>
              </table:table-cell>
              <table:table-cell office:value-type="float" office:value="0.0847948524161984">
                <text:p>0.0847948524161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8">
                <text:p>-0.88</text:p>
              </table:table-cell>
              <table:table-cell office:value-type="float" office:value="0.482916469583988">
                <text:p>0.482916469583988</text:p>
              </table:table-cell>
              <table:table-cell office:value-type="float" office:value="0.100105953406934">
                <text:p>0.100105953406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6">
                <text:p>-0.86</text:p>
              </table:table-cell>
              <table:table-cell office:value-type="float" office:value="0.588858633230372">
                <text:p>0.588858633230372</text:p>
              </table:table-cell>
              <table:table-cell office:value-type="float" office:value="0.114251623923538">
                <text:p>0.1142516239235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4">
                <text:p>-0.84</text:p>
              </table:table-cell>
              <table:table-cell office:value-type="float" office:value="0.685514144463618">
                <text:p>0.685514144463618</text:p>
              </table:table-cell>
              <table:table-cell office:value-type="float" office:value="0.126982802694917">
                <text:p>0.1269828026949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2">
                <text:p>-0.82</text:p>
              </table:table-cell>
              <table:table-cell office:value-type="float" office:value="0.771358688132371">
                <text:p>0.771358688132371</text:p>
              </table:table-cell>
              <table:table-cell office:value-type="float" office:value="0.138064769047598">
                <text:p>0.1380647690475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">
                <text:p>-0.8</text:p>
              </table:table-cell>
              <table:table-cell office:value-type="float" office:value="0.845038444501932">
                <text:p>0.845038444501932</text:p>
              </table:table-cell>
              <table:table-cell office:value-type="float" office:value="0.14728075618458">
                <text:p>0.147280756184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8">
                <text:p>-0.78</text:p>
              </table:table-cell>
              <table:table-cell office:value-type="float" office:value="0.9053914398002">
                <text:p>0.9053914398002</text:p>
              </table:table-cell>
              <table:table-cell office:value-type="float" office:value="0.154435367007812">
                <text:p>0.1544353670078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6">
                <text:p>-0.76</text:p>
              </table:table-cell>
              <table:table-cell office:value-type="float" office:value="0.951465871238188">
                <text:p>0.951465871238188</text:p>
              </table:table-cell>
              <table:table-cell office:value-type="float" office:value="0.159357741091097">
                <text:p>0.159357741091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4">
                <text:p>-0.74</text:p>
              </table:table-cell>
              <table:table-cell office:value-type="float" office:value="0.982535117508589">
                <text:p>0.982535117508589</text:p>
              </table:table-cell>
              <table:table-cell office:value-type="float" office:value="0.161904424345099">
                <text:p>0.161904424345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72">
                <text:p>-0.72</text:p>
              </table:table-cell>
              <table:table-cell office:value-type="float" office:value="0.998109198037851">
                <text:p>0.998109198037851</text:p>
              </table:table-cell>
              <table:table-cell office:value-type="float" office:value="0.161961896577655">
                <text:p>0.1619618965776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7">
                <text:p>-0.7</text:p>
              </table:table-cell>
              <table:table-cell office:value-type="float" office:value="0.997942500272521">
                <text:p>0.997942500272521</text:p>
              </table:table-cell>
              <table:table-cell office:value-type="float" office:value="0.159448716495042">
                <text:p>0.1594487164950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68">
                <text:p>-0.68</text:p>
              </table:table-cell>
              <table:table-cell office:value-type="float" office:value="0.98203765313594">
                <text:p>0.98203765313594</text:p>
              </table:table-cell>
              <table:table-cell office:value-type="float" office:value="0.154317248657532">
                <text:p>0.1543172486575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66">
                <text:p>-0.66</text:p>
              </table:table-cell>
              <table:table-cell office:value-type="float" office:value="0.950645485568547">
                <text:p>0.950645485568547</text:p>
              </table:table-cell>
              <table:table-cell office:value-type="float" office:value="0.146554942430008">
                <text:p>0.146554942430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64">
                <text:p>-0.64</text:p>
              </table:table-cell>
              <table:table-cell office:value-type="float" office:value="0.904261070805651">
                <text:p>0.904261070805651</text:p>
              </table:table-cell>
              <table:table-cell office:value-type="float" office:value="0.136185138981748">
                <text:p>0.1361851389817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62">
                <text:p>-0.62</text:p>
              </table:table-cell>
              <table:table-cell office:value-type="float" office:value="0.84361591877677">
                <text:p>0.84361591877677</text:p>
              </table:table-cell>
              <table:table-cell office:value-type="float" office:value="0.123267388807066">
                <text:p>0.1232673888070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6">
                <text:p>-0.6</text:p>
              </table:table-cell>
              <table:table-cell office:value-type="float" office:value="0.769666439757057">
                <text:p>0.769666439757057</text:p>
              </table:table-cell>
              <table:table-cell office:value-type="float" office:value="0.107897268972193">
                <text:p>0.1078972689721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58">
                <text:p>-0.58</text:p>
              </table:table-cell>
              <table:table-cell office:value-type="float" office:value="0.68357886120593">
                <text:p>0.68357886120593</text:p>
              </table:table-cell>
              <table:table-cell office:value-type="float" office:value="0.0902056962501567">
                <text:p>0.09020569625015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56">
                <text:p>-0.56</text:p>
              </table:table-cell>
              <table:table-cell office:value-type="float" office:value="0.586710835663367">
                <text:p>0.586710835663367</text:p>
              </table:table-cell>
              <table:table-cell office:value-type="float" office:value="0.0703577393871261">
                <text:p>0.0703577393871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54">
                <text:p>-0.54</text:p>
              </table:table-cell>
              <table:table-cell office:value-type="float" office:value="0.480590029758329">
                <text:p>0.480590029758329</text:p>
              </table:table-cell>
              <table:table-cell office:value-type="float" office:value="0.048550940850592">
                <text:p>0.0485509408505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2">
                <text:p>-0.52</text:p>
              </table:table-cell>
              <table:table-cell office:value-type="float" office:value="0.366890031993434">
                <text:p>0.366890031993434</text:p>
              </table:table-cell>
              <table:table-cell office:value-type="float" office:value="0.0250131654406966">
                <text:p>0.02501316544069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5">
                <text:p>-0.5</text:p>
              </table:table-cell>
              <table:table-cell office:value-type="float" office:value="0.24740395925452">
                <text:p>0.24740395925452</text:p>
              </table:table-cell>
              <table:table-cell office:value-type="float" office:value="-6.88022141725968E-016">
                <text:p>-6.88022141725968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48">
                <text:p>-0.48</text:p>
              </table:table-cell>
              <table:table-cell office:value-type="float" office:value="0.124016178286201">
                <text:p>0.124016178286201</text:p>
              </table:table-cell>
              <table:table-cell office:value-type="float" office:value="-0.026208264965312">
                <text:p>-0.0262082649653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6">
                <text:p>-0.46</text:p>
              </table:table-cell>
              <table:table-cell office:value-type="float" office:value="-0.00132741189736471">
                <text:p>-0.00132741189736471</text:p>
              </table:table-cell>
              <table:table-cell office:value-type="float" office:value="-0.0533100347344079">
                <text:p>-0.05331003473440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44">
                <text:p>-0.44</text:p>
              </table:table-cell>
              <table:table-cell office:value-type="float" office:value="-0.126650068002352">
                <text:p>-0.126650068002352</text:p>
              </table:table-cell>
              <table:table-cell office:value-type="float" office:value="-0.0809861481312595">
                <text:p>-0.08098614813125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42">
                <text:p>-0.42</text:p>
              </table:table-cell>
              <table:table-cell office:value-type="float" office:value="-0.249975376877859">
                <text:p>-0.249975376877859</text:p>
              </table:table-cell>
              <table:table-cell office:value-type="float" office:value="-0.108903905643044">
                <text:p>-0.1089039056430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">
                <text:p>-0.4</text:p>
              </table:table-cell>
              <table:table-cell office:value-type="float" office:value="-0.36935842473195">
                <text:p>-0.36935842473195</text:p>
              </table:table-cell>
              <table:table-cell office:value-type="float" office:value="-0.13672133538243">
                <text:p>-0.136721335382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-0.48291646958399">
                <text:p>-0.48291646958399</text:p>
              </table:table-cell>
              <table:table-cell office:value-type="float" office:value="-0.164091640513359">
                <text:p>-0.1640916405133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-0.588858633230375">
                <text:p>-0.588858633230375</text:p>
              </table:table-cell>
              <table:table-cell office:value-type="float" office:value="-0.190667768653702">
                <text:p>-0.1906677686537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-0.68551414446362">
                <text:p>-0.68551414446362</text:p>
              </table:table-cell>
              <table:table-cell office:value-type="float" office:value="-0.216107041471348">
                <text:p>-0.2161070414713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-0.771358688132373">
                <text:p>-0.771358688132373</text:p>
              </table:table-cell>
              <table:table-cell office:value-type="float" office:value="-0.240075781242128">
                <text:p>-0.240075781242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-0.845038444501934">
                <text:p>-0.845038444501934</text:p>
              </table:table-cell>
              <table:table-cell office:value-type="float" office:value="-0.262253870565934">
                <text:p>-0.2622538705659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-0.905391439800201">
                <text:p>-0.905391439800201</text:p>
              </table:table-cell>
              <table:table-cell office:value-type="float" office:value="-0.282339181756615">
                <text:p>-0.2823391817566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-0.951465871238189">
                <text:p>-0.951465871238189</text:p>
              </table:table-cell>
              <table:table-cell office:value-type="float" office:value="-0.300051813634392">
                <text:p>-0.3000518136343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-0.98253511750859">
                <text:p>-0.98253511750859</text:p>
              </table:table-cell>
              <table:table-cell office:value-type="float" office:value="-0.315138075546442">
                <text:p>-0.3151380755464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-0.998109198037851">
                <text:p>-0.998109198037851</text:p>
              </table:table-cell>
              <table:table-cell office:value-type="float" office:value="-0.327374161399421">
                <text:p>-0.3273741613994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0.997942500272521">
                <text:p>-0.997942500272521</text:p>
              </table:table-cell>
              <table:table-cell office:value-type="float" office:value="-0.336569460271722">
                <text:p>-0.3365694602717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-0.98203765313594">
                <text:p>-0.98203765313594</text:p>
              </table:table-cell>
              <table:table-cell office:value-type="float" office:value="-0.342569454736326">
                <text:p>-0.3425694547363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-0.950645485568546">
                <text:p>-0.950645485568546</text:p>
              </table:table-cell>
              <table:table-cell office:value-type="float" office:value="-0.345258163308608">
                <text:p>-0.3452581633086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-0.904261070805651">
                <text:p>-0.904261070805651</text:p>
              </table:table-cell>
              <table:table-cell office:value-type="float" office:value="-0.344560089368394">
                <text:p>-0.3445600893683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-0.843615918776769">
                <text:p>-0.843615918776769</text:p>
              </table:table-cell>
              <table:table-cell office:value-type="float" office:value="-0.34044164541322">
                <text:p>-0.340441645413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999999999999994">
                <text:p>-0.0999999999999994</text:p>
              </table:table-cell>
              <table:table-cell office:value-type="float" office:value="-0.769666439757056">
                <text:p>-0.769666439757056</text:p>
              </table:table-cell>
              <table:table-cell office:value-type="float" office:value="-0.332912028492528">
                <text:p>-0.3329120284925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799999999999994">
                <text:p>-0.0799999999999994</text:p>
              </table:table-cell>
              <table:table-cell office:value-type="float" office:value="-0.683578861205929">
                <text:p>-0.683578861205929</text:p>
              </table:table-cell>
              <table:table-cell office:value-type="float" office:value="-0.32202353005585">
                <text:p>-0.322023530055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599999999999994">
                <text:p>-0.0599999999999994</text:p>
              </table:table-cell>
              <table:table-cell office:value-type="float" office:value="-0.586710835663366">
                <text:p>-0.586710835663366</text:p>
              </table:table-cell>
              <table:table-cell office:value-type="float" office:value="-0.307871271120574">
                <text:p>-0.3078712711205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399999999999994">
                <text:p>-0.0399999999999994</text:p>
              </table:table-cell>
              <table:table-cell office:value-type="float" office:value="-0.480590029758328">
                <text:p>-0.480590029758328</text:p>
              </table:table-cell>
              <table:table-cell office:value-type="float" office:value="-0.290592361521166">
                <text:p>-0.2905923615211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199999999999994">
                <text:p>-0.0199999999999994</text:p>
              </table:table-cell>
              <table:table-cell office:value-type="float" office:value="-0.366890031993433">
                <text:p>-0.366890031993433</text:p>
              </table:table-cell>
              <table:table-cell office:value-type="float" office:value="-0.270364489932496">
                <text:p>-0.270364489932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17561557447743E-016">
                <text:p>6.17561557447743E-016</text:p>
              </table:table-cell>
              <table:table-cell office:value-type="float" office:value="-0.247403959254519">
                <text:p>-0.247403959254519</text:p>
              </table:table-cell>
              <table:table-cell office:value-type="float" office:value="-0.247403959254522">
                <text:p>-0.2474039592545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00000000000006">
                <text:p>0.0200000000000006</text:p>
              </table:table-cell>
              <table:table-cell office:value-type="float" office:value="-0.124016178286201">
                <text:p>-0.124016178286201</text:p>
              </table:table-cell>
              <table:table-cell office:value-type="float" office:value="-0.22196318969306">
                <text:p>-0.221963189693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00000000000006">
                <text:p>0.0400000000000006</text:p>
              </table:table-cell>
              <table:table-cell office:value-type="float" office:value="0.00132741189736548">
                <text:p>0.00132741189736548</text:p>
              </table:table-cell>
              <table:table-cell office:value-type="float" office:value="-0.194327719362076">
                <text:p>-0.1943277193620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00000000000006">
                <text:p>0.0600000000000006</text:p>
              </table:table-cell>
              <table:table-cell office:value-type="float" office:value="0.126650068002353">
                <text:p>0.126650068002353</text:p>
              </table:table-cell>
              <table:table-cell office:value-type="float" office:value="-0.164812739360331">
                <text:p>-0.1648127393603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00000000000006">
                <text:p>0.0800000000000006</text:p>
              </table:table-cell>
              <table:table-cell office:value-type="float" office:value="0.249975376877859">
                <text:p>0.249975376877859</text:p>
              </table:table-cell>
              <table:table-cell office:value-type="float" office:value="-0.133759206937184">
                <text:p>-0.1337592069371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36935842473195">
                <text:p>0.36935842473195</text:p>
              </table:table-cell>
              <table:table-cell office:value-type="float" office:value="-0.10152958646263">
                <text:p>-0.101529586462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48291646958399">
                <text:p>0.48291646958399</text:p>
              </table:table-cell>
              <table:table-cell office:value-type="float" office:value="-0.0685032733666038">
                <text:p>-0.06850327336660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588858633230375">
                <text:p>0.588858633230375</text:p>
              </table:table-cell>
              <table:table-cell office:value-type="float" office:value="-0.035071760931831">
                <text:p>-0.0350717609318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68551414446362">
                <text:p>0.68551414446362</text:p>
              </table:table-cell>
              <table:table-cell office:value-type="float" office:value="-0.00163361374292493">
                <text:p>-0.001633613742924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771358688132373">
                <text:p>0.771358688132373</text:p>
              </table:table-cell>
              <table:table-cell office:value-type="float" office:value="0.0314106853475619">
                <text:p>0.03141068534756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845038444501934">
                <text:p>0.845038444501934</text:p>
              </table:table-cell>
              <table:table-cell office:value-type="float" office:value="0.0636639457254145">
                <text:p>0.06366394572541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05391439800201">
                <text:p>0.905391439800201</text:p>
              </table:table-cell>
              <table:table-cell office:value-type="float" office:value="0.0947374667758328">
                <text:p>0.09473746677583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51465871238189">
                <text:p>0.951465871238189</text:p>
              </table:table-cell>
              <table:table-cell office:value-type="float" office:value="0.124256152440214">
                <text:p>0.1242561524402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8253511750859">
                <text:p>0.98253511750859</text:p>
              </table:table-cell>
              <table:table-cell office:value-type="float" office:value="0.151863472841878">
                <text:p>0.1518634728418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98109198037851">
                <text:p>0.998109198037851</text:p>
              </table:table-cell>
              <table:table-cell office:value-type="float" office:value="0.177226204955175">
                <text:p>0.1772262049551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97942500272521">
                <text:p>0.997942500272521</text:p>
              </table:table-cell>
              <table:table-cell office:value-type="float" office:value="0.200038886943865">
                <text:p>0.2000388869438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8203765313594">
                <text:p>0.98203765313594</text:p>
              </table:table-cell>
              <table:table-cell office:value-type="float" office:value="0.220027924364282">
                <text:p>0.2200279243642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50645485568546">
                <text:p>0.950645485568546</text:p>
              </table:table-cell>
              <table:table-cell office:value-type="float" office:value="0.236955290871427">
                <text:p>0.2369552908714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0426107080565">
                <text:p>0.90426107080565</text:p>
              </table:table-cell>
              <table:table-cell office:value-type="float" office:value="0.250621771324308">
                <text:p>0.250621771324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843615918776769">
                <text:p>0.843615918776769</text:p>
              </table:table-cell>
              <table:table-cell office:value-type="float" office:value="0.260869701191127">
                <text:p>0.2608697011911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769666439757056">
                <text:p>0.769666439757056</text:p>
              </table:table-cell>
              <table:table-cell office:value-type="float" office:value="0.267585162825334">
                <text:p>0.2675851628253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683578861205929">
                <text:p>0.683578861205929</text:p>
              </table:table-cell>
              <table:table-cell office:value-type="float" office:value="0.270699606430347">
                <text:p>0.2706996064303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586710835663366">
                <text:p>0.586710835663366</text:p>
              </table:table-cell>
              <table:table-cell office:value-type="float" office:value="0.270190871255553">
                <text:p>0.2701908712555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480590029758327">
                <text:p>0.480590029758327</text:p>
              </table:table-cell>
              <table:table-cell office:value-type="float" office:value="0.266083590663792">
                <text:p>0.2660835906637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366890031993432">
                <text:p>0.366890031993432</text:p>
              </table:table-cell>
              <table:table-cell office:value-type="float" office:value="0.25844897306976">
                <text:p>0.258448973069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247403959254518">
                <text:p>0.247403959254518</text:p>
              </table:table-cell>
              <table:table-cell office:value-type="float" office:value="0.247403959254522">
                <text:p>0.2474039592545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124016178286199">
                <text:p>0.124016178286199</text:p>
              </table:table-cell>
              <table:table-cell office:value-type="float" office:value="0.233109765095889">
                <text:p>0.2331097650958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-0.00132741189736669">
                <text:p>-0.00132741189736669</text:p>
              </table:table-cell>
              <table:table-cell office:value-type="float" office:value="0.215769827199259">
                <text:p>0.2157698271992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-0.126650068002354">
                <text:p>-0.126650068002354</text:p>
              </table:table-cell>
              <table:table-cell office:value-type="float" office:value="0.195627177150822">
                <text:p>0.1956271771508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-0.24997537687786">
                <text:p>-0.24997537687786</text:p>
              </table:table-cell>
              <table:table-cell office:value-type="float" office:value="0.172961278029502">
                <text:p>0.1729612780295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-0.369358424731951">
                <text:p>-0.369358424731951</text:p>
              </table:table-cell>
              <table:table-cell office:value-type="float" office:value="0.148084364294423">
                <text:p>0.1480843642944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-0.482916469583991">
                <text:p>-0.482916469583991</text:p>
              </table:table-cell>
              <table:table-cell office:value-type="float" office:value="0.121337333105466">
                <text:p>0.1213373331054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-0.588858633230376">
                <text:p>-0.588858633230376</text:p>
              </table:table-cell>
              <table:table-cell office:value-type="float" office:value="0.093085241437204">
                <text:p>0.0930852414372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-0.685514144463621">
                <text:p>-0.685514144463621</text:p>
              </table:table-cell>
              <table:table-cell office:value-type="float" office:value="0.0637124689213857">
                <text:p>0.06371246892138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-0.771358688132375">
                <text:p>-0.771358688132375</text:p>
              </table:table-cell>
              <table:table-cell office:value-type="float" office:value="0.0336176111202063">
                <text:p>0.03361761112020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-0.845038444501935">
                <text:p>-0.845038444501935</text:p>
              </table:table-cell>
              <table:table-cell office:value-type="float" office:value="0.00320817182292326">
                <text:p>0.003208171822923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-0.905391439800202">
                <text:p>-0.905391439800202</text:p>
              </table:table-cell>
              <table:table-cell office:value-type="float" office:value="-0.0271048740849196">
                <text:p>-0.02710487408491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-0.95146587123819">
                <text:p>-0.95146587123819</text:p>
              </table:table-cell>
              <table:table-cell office:value-type="float" office:value="-0.0569125736513758">
                <text:p>-0.05691257365137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-0.98253511750859">
                <text:p>-0.98253511750859</text:p>
              </table:table-cell>
              <table:table-cell office:value-type="float" office:value="-0.0858134702879388">
                <text:p>-0.08581347028793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-0.998109198037851">
                <text:p>-0.998109198037851</text:p>
              </table:table-cell>
              <table:table-cell office:value-type="float" office:value="-0.113418985154019">
                <text:p>-0.1134189851540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-0.997942500272521">
                <text:p>-0.997942500272521</text:p>
              </table:table-cell>
              <table:table-cell office:value-type="float" office:value="-0.139358632131485">
                <text:p>-0.1393586321314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-0.982037653135939">
                <text:p>-0.982037653135939</text:p>
              </table:table-cell>
              <table:table-cell office:value-type="float" office:value="-0.163284995120292">
                <text:p>-0.1632849951202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-0.950645485568546">
                <text:p>-0.950645485568546</text:p>
              </table:table-cell>
              <table:table-cell office:value-type="float" office:value="-0.184878399470377">
                <text:p>-0.1848783994703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-0.904261070805649">
                <text:p>-0.904261070805649</text:p>
              </table:table-cell>
              <table:table-cell office:value-type="float" office:value="-0.203851213397496">
                <text:p>-0.2038512133974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-0.843615918776768">
                <text:p>-0.843615918776768</text:p>
              </table:table-cell>
              <table:table-cell office:value-type="float" office:value="-0.219951720158116">
                <text:p>-0.2199517201581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-0.769666439757054">
                <text:p>-0.769666439757054</text:p>
              </table:table-cell>
              <table:table-cell office:value-type="float" office:value="-0.232967507514514">
                <text:p>-0.2329675075145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-0.683578861205927">
                <text:p>-0.683578861205927</text:p>
              </table:table-cell>
              <table:table-cell office:value-type="float" office:value="-0.242728327528279">
                <text:p>-0.2427283275282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-0.586710835663364">
                <text:p>-0.586710835663364</text:p>
              </table:table-cell>
              <table:table-cell office:value-type="float" office:value="-0.249108386889585">
                <text:p>-0.2491083868895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-0.480590029758325">
                <text:p>-0.480590029758325</text:p>
              </table:table-cell>
              <table:table-cell office:value-type="float" office:value="-0.252028035723276">
                <text:p>-0.2520280357232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-0.366890031993429">
                <text:p>-0.366890031993429</text:p>
              </table:table-cell>
              <table:table-cell office:value-type="float" office:value="-0.251454831004559">
                <text:p>-0.2514548310045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-0.247403959254516">
                <text:p>-0.247403959254516</text:p>
              </table:table-cell>
              <table:table-cell office:value-type="float" office:value="-0.247403959254523">
                <text:p>-0.2474039592545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">
                <text:p>1.02</text:p>
              </table:table-cell>
              <table:table-cell office:value-type="float" office:value="-0.124016178286197">
                <text:p>-0.124016178286197</text:p>
              </table:table-cell>
              <table:table-cell office:value-type="float" office:value="-0.239938011950816">
                <text:p>-0.2399380119508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4">
                <text:p>1.04</text:p>
              </table:table-cell>
              <table:table-cell office:value-type="float" office:value="0.00132741189736879">
                <text:p>0.00132741189736879</text:p>
              </table:table-cell>
              <table:table-cell office:value-type="float" office:value="-0.229166115960576">
                <text:p>-0.2291661159605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6">
                <text:p>1.06</text:p>
              </table:table-cell>
              <table:table-cell office:value-type="float" office:value="0.126650068002356">
                <text:p>0.126650068002356</text:p>
              </table:table-cell>
              <table:table-cell office:value-type="float" office:value="-0.215242430158193">
                <text:p>-0.2152424301581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8">
                <text:p>1.08</text:p>
              </table:table-cell>
              <table:table-cell office:value-type="float" office:value="0.249975376877863">
                <text:p>0.249975376877863</text:p>
              </table:table-cell>
              <table:table-cell office:value-type="float" office:value="-0.198364028106771">
                <text:p>-0.1983640281067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">
                <text:p>1.1</text:p>
              </table:table-cell>
              <table:table-cell office:value-type="float" office:value="0.369358424731953">
                <text:p>0.369358424731953</text:p>
              </table:table-cell>
              <table:table-cell office:value-type="float" office:value="-0.178768195138105">
                <text:p>-0.1787681951381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2">
                <text:p>1.12</text:p>
              </table:table-cell>
              <table:table-cell office:value-type="float" office:value="0.482916469583993">
                <text:p>0.482916469583993</text:p>
              </table:table-cell>
              <table:table-cell office:value-type="float" office:value="-0.156729176243864">
                <text:p>-0.1567291762438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4">
                <text:p>1.14</text:p>
              </table:table-cell>
              <table:table-cell office:value-type="float" office:value="0.588858633230377">
                <text:p>0.588858633230377</text:p>
              </table:table-cell>
              <table:table-cell office:value-type="float" office:value="-0.132554418777761">
                <text:p>-0.1325544187777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6">
                <text:p>1.16</text:p>
              </table:table-cell>
              <table:table-cell office:value-type="float" office:value="0.685514144463622">
                <text:p>0.685514144463622</text:p>
              </table:table-cell>
              <table:table-cell office:value-type="float" office:value="-0.106580360958855">
                <text:p>-0.1065803609588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8">
                <text:p>1.18</text:p>
              </table:table-cell>
              <table:table-cell office:value-type="float" office:value="0.771358688132376">
                <text:p>0.771358688132376</text:p>
              </table:table-cell>
              <table:table-cell office:value-type="float" office:value="-0.0791678234618896">
                <text:p>-0.07916782346188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">
                <text:p>1.2</text:p>
              </table:table-cell>
              <table:table-cell office:value-type="float" office:value="0.845038444501936">
                <text:p>0.845038444501936</text:p>
              </table:table-cell>
              <table:table-cell office:value-type="float" office:value="-0.0506970668934819">
                <text:p>-0.05069706689348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2">
                <text:p>1.22</text:p>
              </table:table-cell>
              <table:table-cell office:value-type="float" office:value="0.905391439800203">
                <text:p>0.905391439800203</text:p>
              </table:table-cell>
              <table:table-cell office:value-type="float" office:value="-0.0215625826055217">
                <text:p>-0.02156258260552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4">
                <text:p>1.24</text:p>
              </table:table-cell>
              <table:table-cell office:value-type="float" office:value="0.95146587123819">
                <text:p>0.95146587123819</text:p>
              </table:table-cell>
              <table:table-cell office:value-type="float" office:value="0.00783231197626746">
                <text:p>0.007832311976267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6">
                <text:p>1.26</text:p>
              </table:table-cell>
              <table:table-cell office:value-type="float" office:value="0.982535117508591">
                <text:p>0.982535117508591</text:p>
              </table:table-cell>
              <table:table-cell office:value-type="float" office:value="0.0370809995827506">
                <text:p>0.03708099958275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8">
                <text:p>1.28</text:p>
              </table:table-cell>
              <table:table-cell office:value-type="float" office:value="0.998109198037851">
                <text:p>0.998109198037851</text:p>
              </table:table-cell>
              <table:table-cell office:value-type="float" office:value="0.0657791352349132">
                <text:p>0.06577913523491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">
                <text:p>1.3</text:p>
              </table:table-cell>
              <table:table-cell office:value-type="float" office:value="0.997942500272521">
                <text:p>0.997942500272521</text:p>
              </table:table-cell>
              <table:table-cell office:value-type="float" office:value="0.0935301879375192">
                <text:p>0.09353018793751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2">
                <text:p>1.32</text:p>
              </table:table-cell>
              <table:table-cell office:value-type="float" office:value="0.982037653135939">
                <text:p>0.982037653135939</text:p>
              </table:table-cell>
              <table:table-cell office:value-type="float" office:value="0.1199508759562">
                <text:p>0.11995087595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4">
                <text:p>1.34</text:p>
              </table:table-cell>
              <table:table-cell office:value-type="float" office:value="0.950645485568545">
                <text:p>0.950645485568545</text:p>
              </table:table-cell>
              <table:table-cell office:value-type="float" office:value="0.14467642111683">
                <text:p>0.144676421116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6">
                <text:p>1.36</text:p>
              </table:table-cell>
              <table:table-cell office:value-type="float" office:value="0.904261070805649">
                <text:p>0.904261070805649</text:p>
              </table:table-cell>
              <table:table-cell office:value-type="float" office:value="0.16736555001204">
                <text:p>0.167365550012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8">
                <text:p>1.38</text:p>
              </table:table-cell>
              <table:table-cell office:value-type="float" office:value="0.843615918776766">
                <text:p>0.843615918776766</text:p>
              </table:table-cell>
              <table:table-cell office:value-type="float" office:value="0.187705173443011">
                <text:p>0.1877051734430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4">
                <text:p>1.4</text:p>
              </table:table-cell>
              <table:table-cell office:value-type="float" office:value="0.769666439757053">
                <text:p>0.769666439757053</text:p>
              </table:table-cell>
              <table:table-cell office:value-type="float" office:value="0.205414679818147">
                <text:p>0.2054146798181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42">
                <text:p>1.42</text:p>
              </table:table-cell>
              <table:table-cell office:value-type="float" office:value="0.683578861205925">
                <text:p>0.683578861205925</text:p>
              </table:table-cell>
              <table:table-cell office:value-type="float" office:value="0.220249783513535">
                <text:p>0.2202497835135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44">
                <text:p>1.44</text:p>
              </table:table-cell>
              <table:table-cell office:value-type="float" office:value="0.586710835663362">
                <text:p>0.586710835663362</text:p>
              </table:table-cell>
              <table:table-cell office:value-type="float" office:value="0.232005875300365">
                <text:p>0.2320058753003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46">
                <text:p>1.46</text:p>
              </table:table-cell>
              <table:table-cell office:value-type="float" office:value="0.480590029758323">
                <text:p>0.480590029758323</text:p>
              </table:table-cell>
              <table:table-cell office:value-type="float" office:value="0.240520828777617">
                <text:p>0.2405208287776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48">
                <text:p>1.48</text:p>
              </table:table-cell>
              <table:table-cell office:value-type="float" office:value="0.366890031993428">
                <text:p>0.366890031993428</text:p>
              </table:table-cell>
              <table:table-cell office:value-type="float" office:value="0.24567722421963">
                <text:p>0.245677224219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">
                <text:p>1.5</text:p>
              </table:table-cell>
              <table:table-cell office:value-type="float" office:value="0.247403959254515">
                <text:p>0.247403959254515</text:p>
              </table:table-cell>
              <table:table-cell office:value-type="float" office:value="0.247403959254523">
                <text:p>0.2474039592545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2">
                <text:p>1.52</text:p>
              </table:table-cell>
              <table:table-cell office:value-type="float" office:value="0.124016178286195">
                <text:p>0.124016178286195</text:p>
              </table:table-cell>
              <table:table-cell office:value-type="float" office:value="0.24567722421963">
                <text:p>0.245677224219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4">
                <text:p>1.54</text:p>
              </table:table-cell>
              <table:table-cell office:value-type="float" office:value="-0.00132741189737044">
                <text:p>-0.00132741189737044</text:p>
              </table:table-cell>
              <table:table-cell office:value-type="float" office:value="0.240520828777616">
                <text:p>0.2405208287776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6">
                <text:p>1.56</text:p>
              </table:table-cell>
              <table:table-cell office:value-type="float" office:value="-0.126650068002359">
                <text:p>-0.126650068002359</text:p>
              </table:table-cell>
              <table:table-cell office:value-type="float" office:value="0.232005875300364">
                <text:p>0.2320058753003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8">
                <text:p>1.58</text:p>
              </table:table-cell>
              <table:table-cell office:value-type="float" office:value="-0.249975376877864">
                <text:p>-0.249975376877864</text:p>
              </table:table-cell>
              <table:table-cell office:value-type="float" office:value="0.220249783513533">
                <text:p>0.2202497835135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6">
                <text:p>1.6</text:p>
              </table:table-cell>
              <table:table-cell office:value-type="float" office:value="-0.369358424731956">
                <text:p>-0.369358424731956</text:p>
              </table:table-cell>
              <table:table-cell office:value-type="float" office:value="0.205414679818145">
                <text:p>0.2054146798181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62">
                <text:p>1.62</text:p>
              </table:table-cell>
              <table:table-cell office:value-type="float" office:value="-0.482916469583995">
                <text:p>-0.482916469583995</text:p>
              </table:table-cell>
              <table:table-cell office:value-type="float" office:value="0.187705173443008">
                <text:p>0.1877051734430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64">
                <text:p>1.64</text:p>
              </table:table-cell>
              <table:table-cell office:value-type="float" office:value="-0.58885863323038">
                <text:p>-0.58885863323038</text:p>
              </table:table-cell>
              <table:table-cell office:value-type="float" office:value="0.167365550012036">
                <text:p>0.1673655500120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66">
                <text:p>1.66</text:p>
              </table:table-cell>
              <table:table-cell office:value-type="float" office:value="-0.685514144463624">
                <text:p>-0.685514144463624</text:p>
              </table:table-cell>
              <table:table-cell office:value-type="float" office:value="0.144676421116826">
                <text:p>0.1446764211168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68">
                <text:p>1.68</text:p>
              </table:table-cell>
              <table:table-cell office:value-type="float" office:value="-0.771358688132378">
                <text:p>-0.771358688132378</text:p>
              </table:table-cell>
              <table:table-cell office:value-type="float" office:value="0.119950875956196">
                <text:p>0.1199508759561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7">
                <text:p>1.7</text:p>
              </table:table-cell>
              <table:table-cell office:value-type="float" office:value="-0.845038444501937">
                <text:p>-0.845038444501937</text:p>
              </table:table-cell>
              <table:table-cell office:value-type="float" office:value="0.0935301879375151">
                <text:p>0.09353018793751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72">
                <text:p>1.72</text:p>
              </table:table-cell>
              <table:table-cell office:value-type="float" office:value="-0.905391439800204">
                <text:p>-0.905391439800204</text:p>
              </table:table-cell>
              <table:table-cell office:value-type="float" office:value="0.0657791352349088">
                <text:p>0.06577913523490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74">
                <text:p>1.74</text:p>
              </table:table-cell>
              <table:table-cell office:value-type="float" office:value="-0.951465871238191">
                <text:p>-0.951465871238191</text:p>
              </table:table-cell>
              <table:table-cell office:value-type="float" office:value="0.0370809995827461">
                <text:p>0.03708099958274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76">
                <text:p>1.76</text:p>
              </table:table-cell>
              <table:table-cell office:value-type="float" office:value="-0.982535117508591">
                <text:p>-0.982535117508591</text:p>
              </table:table-cell>
              <table:table-cell office:value-type="float" office:value="0.00783231197626294">
                <text:p>0.007832311976262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78">
                <text:p>1.78</text:p>
              </table:table-cell>
              <table:table-cell office:value-type="float" office:value="-0.998109198037851">
                <text:p>-0.998109198037851</text:p>
              </table:table-cell>
              <table:table-cell office:value-type="float" office:value="-0.0215625826055263">
                <text:p>-0.02156258260552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8">
                <text:p>1.8</text:p>
              </table:table-cell>
              <table:table-cell office:value-type="float" office:value="-0.99794250027252">
                <text:p>-0.99794250027252</text:p>
              </table:table-cell>
              <table:table-cell office:value-type="float" office:value="-0.0506970668934864">
                <text:p>-0.05069706689348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82">
                <text:p>1.82</text:p>
              </table:table-cell>
              <table:table-cell office:value-type="float" office:value="-0.982037653135938">
                <text:p>-0.982037653135938</text:p>
              </table:table-cell>
              <table:table-cell office:value-type="float" office:value="-0.0791678234618939">
                <text:p>-0.07916782346189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84">
                <text:p>1.84</text:p>
              </table:table-cell>
              <table:table-cell office:value-type="float" office:value="-0.950645485568544">
                <text:p>-0.950645485568544</text:p>
              </table:table-cell>
              <table:table-cell office:value-type="float" office:value="-0.106580360958859">
                <text:p>-0.1065803609588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86">
                <text:p>1.86</text:p>
              </table:table-cell>
              <table:table-cell office:value-type="float" office:value="-0.904261070805647">
                <text:p>-0.904261070805647</text:p>
              </table:table-cell>
              <table:table-cell office:value-type="float" office:value="-0.132554418777765">
                <text:p>-0.1325544187777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88">
                <text:p>1.88</text:p>
              </table:table-cell>
              <table:table-cell office:value-type="float" office:value="-0.843615918776766">
                <text:p>-0.843615918776766</text:p>
              </table:table-cell>
              <table:table-cell office:value-type="float" office:value="-0.156729176243867">
                <text:p>-0.1567291762438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9">
                <text:p>1.9</text:p>
              </table:table-cell>
              <table:table-cell office:value-type="float" office:value="-0.769666439757051">
                <text:p>-0.769666439757051</text:p>
              </table:table-cell>
              <table:table-cell office:value-type="float" office:value="-0.178768195138108">
                <text:p>-0.1787681951381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92">
                <text:p>1.92</text:p>
              </table:table-cell>
              <table:table-cell office:value-type="float" office:value="-0.683578861205924">
                <text:p>-0.683578861205924</text:p>
              </table:table-cell>
              <table:table-cell office:value-type="float" office:value="-0.198364028106774">
                <text:p>-0.1983640281067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94">
                <text:p>1.94</text:p>
              </table:table-cell>
              <table:table-cell office:value-type="float" office:value="-0.58671083566336">
                <text:p>-0.58671083566336</text:p>
              </table:table-cell>
              <table:table-cell office:value-type="float" office:value="-0.215242430158196">
                <text:p>-0.2152424301581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96">
                <text:p>1.96</text:p>
              </table:table-cell>
              <table:table-cell office:value-type="float" office:value="-0.480590029758321">
                <text:p>-0.480590029758321</text:p>
              </table:table-cell>
              <table:table-cell office:value-type="float" office:value="-0.229166115960578">
                <text:p>-0.2291661159605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98">
                <text:p>1.98</text:p>
              </table:table-cell>
              <table:table-cell office:value-type="float" office:value="-0.366890031993424">
                <text:p>-0.366890031993424</text:p>
              </table:table-cell>
              <table:table-cell office:value-type="float" office:value="-0.239938011950817">
                <text:p>-0.2399380119508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  <table:table-cell office:value-type="float" office:value="-0.247403959254513">
                <text:p>-0.247403959254513</text:p>
              </table:table-cell>
              <table:table-cell office:value-type="float" office:value="-0.247403959254523">
                <text:p>-0.2474039592545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02">
                <text:p>2.02</text:p>
              </table:table-cell>
              <table:table-cell office:value-type="float" office:value="-0.124016178286193">
                <text:p>-0.124016178286193</text:p>
              </table:table-cell>
              <table:table-cell office:value-type="float" office:value="-0.251454831004559">
                <text:p>-0.2514548310045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04">
                <text:p>2.04</text:p>
              </table:table-cell>
              <table:table-cell office:value-type="float" office:value="0.00132741189737209">
                <text:p>0.00132741189737209</text:p>
              </table:table-cell>
              <table:table-cell office:value-type="float" office:value="-0.252028035723276">
                <text:p>-0.2520280357232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06">
                <text:p>2.06</text:p>
              </table:table-cell>
              <table:table-cell office:value-type="float" office:value="0.12665006800236">
                <text:p>0.12665006800236</text:p>
              </table:table-cell>
              <table:table-cell office:value-type="float" office:value="-0.249108386889585">
                <text:p>-0.2491083868895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08">
                <text:p>2.08</text:p>
              </table:table-cell>
              <table:table-cell office:value-type="float" office:value="0.249975376877866">
                <text:p>0.249975376877866</text:p>
              </table:table-cell>
              <table:table-cell office:value-type="float" office:value="-0.242728327528278">
                <text:p>-0.2427283275282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1">
                <text:p>2.1</text:p>
              </table:table-cell>
              <table:table-cell office:value-type="float" office:value="0.369358424731957">
                <text:p>0.369358424731957</text:p>
              </table:table-cell>
              <table:table-cell office:value-type="float" office:value="-0.232967507514513">
                <text:p>-0.2329675075145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12">
                <text:p>2.12</text:p>
              </table:table-cell>
              <table:table-cell office:value-type="float" office:value="0.482916469583996">
                <text:p>0.482916469583996</text:p>
              </table:table-cell>
              <table:table-cell office:value-type="float" office:value="-0.219951720158113">
                <text:p>-0.2199517201581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4">
                <text:p>2.14</text:p>
              </table:table-cell>
              <table:table-cell office:value-type="float" office:value="0.588858633230382">
                <text:p>0.588858633230382</text:p>
              </table:table-cell>
              <table:table-cell office:value-type="float" office:value="-0.203851213397494">
                <text:p>-0.2038512133974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16">
                <text:p>2.16</text:p>
              </table:table-cell>
              <table:table-cell office:value-type="float" office:value="0.685514144463625">
                <text:p>0.685514144463625</text:p>
              </table:table-cell>
              <table:table-cell office:value-type="float" office:value="-0.184878399470374">
                <text:p>-0.1848783994703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18">
                <text:p>2.18</text:p>
              </table:table-cell>
              <table:table-cell office:value-type="float" office:value="0.771358688132378">
                <text:p>0.771358688132378</text:p>
              </table:table-cell>
              <table:table-cell office:value-type="float" office:value="-0.163284995120289">
                <text:p>-0.1632849951202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2">
                <text:p>2.2</text:p>
              </table:table-cell>
              <table:table-cell office:value-type="float" office:value="0.845038444501938">
                <text:p>0.845038444501938</text:p>
              </table:table-cell>
              <table:table-cell office:value-type="float" office:value="-0.139358632131481">
                <text:p>-0.1393586321314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22">
                <text:p>2.22</text:p>
              </table:table-cell>
              <table:table-cell office:value-type="float" office:value="0.905391439800204">
                <text:p>0.905391439800204</text:p>
              </table:table-cell>
              <table:table-cell office:value-type="float" office:value="-0.113418985154015">
                <text:p>-0.1134189851540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24">
                <text:p>2.24</text:p>
              </table:table-cell>
              <table:table-cell office:value-type="float" office:value="0.951465871238192">
                <text:p>0.951465871238192</text:p>
              </table:table-cell>
              <table:table-cell office:value-type="float" office:value="-0.0858134702879346">
                <text:p>-0.08581347028793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26">
                <text:p>2.26</text:p>
              </table:table-cell>
              <table:table-cell office:value-type="float" office:value="0.982535117508591">
                <text:p>0.982535117508591</text:p>
              </table:table-cell>
              <table:table-cell office:value-type="float" office:value="-0.0569125736513714">
                <text:p>-0.05691257365137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28">
                <text:p>2.28</text:p>
              </table:table-cell>
              <table:table-cell office:value-type="float" office:value="0.998109198037851">
                <text:p>0.998109198037851</text:p>
              </table:table-cell>
              <table:table-cell office:value-type="float" office:value="-0.0271048740849151">
                <text:p>-0.02710487408491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3">
                <text:p>2.3</text:p>
              </table:table-cell>
              <table:table-cell office:value-type="float" office:value="0.99794250027252">
                <text:p>0.99794250027252</text:p>
              </table:table-cell>
              <table:table-cell office:value-type="float" office:value="0.0032081718229278">
                <text:p>0.00320817182292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32">
                <text:p>2.32</text:p>
              </table:table-cell>
              <table:table-cell office:value-type="float" office:value="0.982037653135938">
                <text:p>0.982037653135938</text:p>
              </table:table-cell>
              <table:table-cell office:value-type="float" office:value="0.0336176111202109">
                <text:p>0.03361761112021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34">
                <text:p>2.34</text:p>
              </table:table-cell>
              <table:table-cell office:value-type="float" office:value="0.950645485568544">
                <text:p>0.950645485568544</text:p>
              </table:table-cell>
              <table:table-cell office:value-type="float" office:value="0.0637124689213902">
                <text:p>0.06371246892139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36">
                <text:p>2.36</text:p>
              </table:table-cell>
              <table:table-cell office:value-type="float" office:value="0.904261070805647">
                <text:p>0.904261070805647</text:p>
              </table:table-cell>
              <table:table-cell office:value-type="float" office:value="0.0930852414372082">
                <text:p>0.09308524143720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38">
                <text:p>2.38</text:p>
              </table:table-cell>
              <table:table-cell office:value-type="float" office:value="0.843615918776765">
                <text:p>0.843615918776765</text:p>
              </table:table-cell>
              <table:table-cell office:value-type="float" office:value="0.12133733310547">
                <text:p>0.121337333105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4">
                <text:p>2.4</text:p>
              </table:table-cell>
              <table:table-cell office:value-type="float" office:value="0.76966643975705">
                <text:p>0.76966643975705</text:p>
              </table:table-cell>
              <table:table-cell office:value-type="float" office:value="0.148084364294427">
                <text:p>0.1480843642944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42">
                <text:p>2.42</text:p>
              </table:table-cell>
              <table:table-cell office:value-type="float" office:value="0.683578861205923">
                <text:p>0.683578861205923</text:p>
              </table:table-cell>
              <table:table-cell office:value-type="float" office:value="0.172961278029506">
                <text:p>0.1729612780295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44">
                <text:p>2.44</text:p>
              </table:table-cell>
              <table:table-cell office:value-type="float" office:value="0.58671083566336">
                <text:p>0.58671083566336</text:p>
              </table:table-cell>
              <table:table-cell office:value-type="float" office:value="0.195627177150825">
                <text:p>0.1956271771508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46">
                <text:p>2.46</text:p>
              </table:table-cell>
              <table:table-cell office:value-type="float" office:value="0.48059002975832">
                <text:p>0.48059002975832</text:p>
              </table:table-cell>
              <table:table-cell office:value-type="float" office:value="0.215769827199261">
                <text:p>0.2157698271992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48">
                <text:p>2.48</text:p>
              </table:table-cell>
              <table:table-cell office:value-type="float" office:value="0.366890031993425">
                <text:p>0.366890031993425</text:p>
              </table:table-cell>
              <table:table-cell office:value-type="float" office:value="0.233109765095891">
                <text:p>0.2331097650958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5">
                <text:p>2.5</text:p>
              </table:table-cell>
              <table:table-cell office:value-type="float" office:value="0.24740395925451">
                <text:p>0.24740395925451</text:p>
              </table:table-cell>
              <table:table-cell office:value-type="float" office:value="0.247403959254524">
                <text:p>0.2474039592545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52">
                <text:p>2.52</text:p>
              </table:table-cell>
              <table:table-cell office:value-type="float" office:value="0.124016178286192">
                <text:p>0.124016178286192</text:p>
              </table:table-cell>
              <table:table-cell office:value-type="float" office:value="0.258448973069762">
                <text:p>0.2584489730697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54">
                <text:p>2.54</text:p>
              </table:table-cell>
              <table:table-cell office:value-type="float" office:value="-0.00132741189737552">
                <text:p>-0.00132741189737552</text:p>
              </table:table-cell>
              <table:table-cell office:value-type="float" office:value="0.266083590663793">
                <text:p>0.2660835906637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56">
                <text:p>2.56</text:p>
              </table:table-cell>
              <table:table-cell office:value-type="float" office:value="-0.126650068002364">
                <text:p>-0.126650068002364</text:p>
              </table:table-cell>
              <table:table-cell office:value-type="float" office:value="0.270190871255553">
                <text:p>0.2701908712555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58">
                <text:p>2.58</text:p>
              </table:table-cell>
              <table:table-cell office:value-type="float" office:value="-0.249975376877869">
                <text:p>-0.249975376877869</text:p>
              </table:table-cell>
              <table:table-cell office:value-type="float" office:value="0.270699606430347">
                <text:p>0.2706996064303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6">
                <text:p>2.6</text:p>
              </table:table-cell>
              <table:table-cell office:value-type="float" office:value="-0.369358424731959">
                <text:p>-0.369358424731959</text:p>
              </table:table-cell>
              <table:table-cell office:value-type="float" office:value="0.267585162825334">
                <text:p>0.2675851628253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62">
                <text:p>2.62</text:p>
              </table:table-cell>
              <table:table-cell office:value-type="float" office:value="-0.482916469583998">
                <text:p>-0.482916469583998</text:p>
              </table:table-cell>
              <table:table-cell office:value-type="float" office:value="0.260869701191126">
                <text:p>0.2608697011911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64">
                <text:p>2.64</text:p>
              </table:table-cell>
              <table:table-cell office:value-type="float" office:value="-0.588858633230384">
                <text:p>-0.588858633230384</text:p>
              </table:table-cell>
              <table:table-cell office:value-type="float" office:value="0.250621771324306">
                <text:p>0.2506217713243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66">
                <text:p>2.66</text:p>
              </table:table-cell>
              <table:table-cell office:value-type="float" office:value="-0.685514144463628">
                <text:p>-0.685514144463628</text:p>
              </table:table-cell>
              <table:table-cell office:value-type="float" office:value="0.236955290871424">
                <text:p>0.2369552908714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68">
                <text:p>2.68</text:p>
              </table:table-cell>
              <table:table-cell office:value-type="float" office:value="-0.77135868813238">
                <text:p>-0.77135868813238</text:p>
              </table:table-cell>
              <table:table-cell office:value-type="float" office:value="0.220027924364279">
                <text:p>0.2200279243642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7">
                <text:p>2.7</text:p>
              </table:table-cell>
              <table:table-cell office:value-type="float" office:value="-0.845038444501939">
                <text:p>-0.845038444501939</text:p>
              </table:table-cell>
              <table:table-cell office:value-type="float" office:value="0.200038886943862">
                <text:p>0.2000388869438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72">
                <text:p>2.72</text:p>
              </table:table-cell>
              <table:table-cell office:value-type="float" office:value="-0.905391439800205">
                <text:p>-0.905391439800205</text:p>
              </table:table-cell>
              <table:table-cell office:value-type="float" office:value="0.177226204955171">
                <text:p>0.1772262049551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74">
                <text:p>2.74</text:p>
              </table:table-cell>
              <table:table-cell office:value-type="float" office:value="-0.951465871238193">
                <text:p>-0.951465871238193</text:p>
              </table:table-cell>
              <table:table-cell office:value-type="float" office:value="0.151863472841874">
                <text:p>0.1518634728418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76">
                <text:p>2.76</text:p>
              </table:table-cell>
              <table:table-cell office:value-type="float" office:value="-0.982535117508592">
                <text:p>-0.982535117508592</text:p>
              </table:table-cell>
              <table:table-cell office:value-type="float" office:value="0.12425615244021">
                <text:p>0.124256152440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78">
                <text:p>2.78</text:p>
              </table:table-cell>
              <table:table-cell office:value-type="float" office:value="-0.998109198037851">
                <text:p>-0.998109198037851</text:p>
              </table:table-cell>
              <table:table-cell office:value-type="float" office:value="0.0947374667758281">
                <text:p>0.09473746677582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8">
                <text:p>2.8</text:p>
              </table:table-cell>
              <table:table-cell office:value-type="float" office:value="-0.99794250027252">
                <text:p>-0.99794250027252</text:p>
              </table:table-cell>
              <table:table-cell office:value-type="float" office:value="0.0636639457254095">
                <text:p>0.06366394572540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82">
                <text:p>2.82</text:p>
              </table:table-cell>
              <table:table-cell office:value-type="float" office:value="-0.982037653135937">
                <text:p>-0.982037653135937</text:p>
              </table:table-cell>
              <table:table-cell office:value-type="float" office:value="0.0314106853475568">
                <text:p>0.03141068534755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84">
                <text:p>2.84</text:p>
              </table:table-cell>
              <table:table-cell office:value-type="float" office:value="-0.950645485568543">
                <text:p>-0.950645485568543</text:p>
              </table:table-cell>
              <table:table-cell office:value-type="float" office:value="-0.00163361374293015">
                <text:p>-0.001633613742930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86">
                <text:p>2.86</text:p>
              </table:table-cell>
              <table:table-cell office:value-type="float" office:value="-0.904261070805646">
                <text:p>-0.904261070805646</text:p>
              </table:table-cell>
              <table:table-cell office:value-type="float" office:value="-0.0350717609318363">
                <text:p>-0.03507176093183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88">
                <text:p>2.88</text:p>
              </table:table-cell>
              <table:table-cell office:value-type="float" office:value="-0.843615918776764">
                <text:p>-0.843615918776764</text:p>
              </table:table-cell>
              <table:table-cell office:value-type="float" office:value="-0.068503273366609">
                <text:p>-0.0685032733666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9">
                <text:p>2.9</text:p>
              </table:table-cell>
              <table:table-cell office:value-type="float" office:value="-0.769666439757048">
                <text:p>-0.769666439757048</text:p>
              </table:table-cell>
              <table:table-cell office:value-type="float" office:value="-0.101529586462635">
                <text:p>-0.1015295864626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92">
                <text:p>2.92</text:p>
              </table:table-cell>
              <table:table-cell office:value-type="float" office:value="-0.68357886120592">
                <text:p>-0.68357886120592</text:p>
              </table:table-cell>
              <table:table-cell office:value-type="float" office:value="-0.133759206937189">
                <text:p>-0.1337592069371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94">
                <text:p>2.94</text:p>
              </table:table-cell>
              <table:table-cell office:value-type="float" office:value="-0.586710835663357">
                <text:p>-0.586710835663357</text:p>
              </table:table-cell>
              <table:table-cell office:value-type="float" office:value="-0.164812739360336">
                <text:p>-0.1648127393603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96">
                <text:p>2.96</text:p>
              </table:table-cell>
              <table:table-cell office:value-type="float" office:value="-0.480590029758318">
                <text:p>-0.480590029758318</text:p>
              </table:table-cell>
              <table:table-cell office:value-type="float" office:value="-0.19432771936208">
                <text:p>-0.194327719362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98">
                <text:p>2.98</text:p>
              </table:table-cell>
              <table:table-cell office:value-type="float" office:value="-0.366890031993423">
                <text:p>-0.366890031993423</text:p>
              </table:table-cell>
              <table:table-cell office:value-type="float" office:value="-0.221963189693064">
                <text:p>-0.2219631896930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">
                <text:p>3</text:p>
              </table:table-cell>
              <table:table-cell office:value-type="float" office:value="-0.247403959254506">
                <text:p>-0.247403959254506</text:p>
              </table:table-cell>
              <table:table-cell office:value-type="float" office:value="-0.247403959254526">
                <text:p>-0.2474039592545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02">
                <text:p>3.02</text:p>
              </table:table-cell>
              <table:table-cell office:value-type="float" office:value="-0.124016178286188">
                <text:p>-0.124016178286188</text:p>
              </table:table-cell>
              <table:table-cell office:value-type="float" office:value="-0.2703644899325">
                <text:p>-0.27036448993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04">
                <text:p>3.04</text:p>
              </table:table-cell>
              <table:table-cell office:value-type="float" office:value="0.00132741189737718">
                <text:p>0.00132741189737718</text:p>
              </table:table-cell>
              <table:table-cell office:value-type="float" office:value="-0.290592361521169">
                <text:p>-0.2905923615211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06">
                <text:p>3.06</text:p>
              </table:table-cell>
              <table:table-cell office:value-type="float" office:value="0.126650068002363">
                <text:p>0.126650068002363</text:p>
              </table:table-cell>
              <table:table-cell office:value-type="float" office:value="-0.307871271120576">
                <text:p>-0.3078712711205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08">
                <text:p>3.08</text:p>
              </table:table-cell>
              <table:table-cell office:value-type="float" office:value="0.249975376877873">
                <text:p>0.249975376877873</text:p>
              </table:table-cell>
              <table:table-cell office:value-type="float" office:value="-0.322023530055852">
                <text:p>-0.3220235300558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1">
                <text:p>3.1</text:p>
              </table:table-cell>
              <table:table-cell office:value-type="float" office:value="0.369358424731962">
                <text:p>0.369358424731962</text:p>
              </table:table-cell>
              <table:table-cell office:value-type="float" office:value="-0.33291202849253">
                <text:p>-0.332912028492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12">
                <text:p>3.12</text:p>
              </table:table-cell>
              <table:table-cell office:value-type="float" office:value="0.482916469584001">
                <text:p>0.482916469584001</text:p>
              </table:table-cell>
              <table:table-cell office:value-type="float" office:value="-0.340441645413221">
                <text:p>-0.3404416454132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14">
                <text:p>3.14</text:p>
              </table:table-cell>
              <table:table-cell office:value-type="float" office:value="0.588858633230384">
                <text:p>0.588858633230384</text:p>
              </table:table-cell>
              <table:table-cell office:value-type="float" office:value="-0.344560089368394">
                <text:p>-0.3445600893683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16">
                <text:p>3.16</text:p>
              </table:table-cell>
              <table:table-cell office:value-type="float" office:value="0.68551414446363">
                <text:p>0.68551414446363</text:p>
              </table:table-cell>
              <table:table-cell office:value-type="float" office:value="-0.345258163308607">
                <text:p>-0.3452581633086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18">
                <text:p>3.18</text:p>
              </table:table-cell>
              <table:table-cell office:value-type="float" office:value="0.771358688132382">
                <text:p>0.771358688132382</text:p>
              </table:table-cell>
              <table:table-cell office:value-type="float" office:value="-0.342569454736326">
                <text:p>-0.3425694547363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2">
                <text:p>3.2</text:p>
              </table:table-cell>
              <table:table-cell office:value-type="float" office:value="0.845038444501941">
                <text:p>0.845038444501941</text:p>
              </table:table-cell>
              <table:table-cell office:value-type="float" office:value="-0.33656946027172">
                <text:p>-0.336569460271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22">
                <text:p>3.22</text:p>
              </table:table-cell>
              <table:table-cell office:value-type="float" office:value="0.905391439800206">
                <text:p>0.905391439800206</text:p>
              </table:table-cell>
              <table:table-cell office:value-type="float" office:value="-0.327374161399419">
                <text:p>-0.3273741613994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24">
                <text:p>3.24</text:p>
              </table:table-cell>
              <table:table-cell office:value-type="float" office:value="0.951465871238193">
                <text:p>0.951465871238193</text:p>
              </table:table-cell>
              <table:table-cell office:value-type="float" office:value="-0.31513807554644">
                <text:p>-0.315138075546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26">
                <text:p>3.26</text:p>
              </table:table-cell>
              <table:table-cell office:value-type="float" office:value="0.982535117508593">
                <text:p>0.982535117508593</text:p>
              </table:table-cell>
              <table:table-cell office:value-type="float" office:value="-0.300051813634389">
                <text:p>-0.30005181363438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28">
                <text:p>3.28</text:p>
              </table:table-cell>
              <table:table-cell office:value-type="float" office:value="0.998109198037852">
                <text:p>0.998109198037852</text:p>
              </table:table-cell>
              <table:table-cell office:value-type="float" office:value="-0.282339181756612">
                <text:p>-0.2823391817566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3">
                <text:p>3.3</text:p>
              </table:table-cell>
              <table:table-cell office:value-type="float" office:value="0.99794250027252">
                <text:p>0.99794250027252</text:p>
              </table:table-cell>
              <table:table-cell office:value-type="float" office:value="-0.26225387056593">
                <text:p>-0.262253870565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32">
                <text:p>3.32</text:p>
              </table:table-cell>
              <table:table-cell office:value-type="float" office:value="0.982037653135937">
                <text:p>0.982037653135937</text:p>
              </table:table-cell>
              <table:table-cell office:value-type="float" office:value="-0.240075781242124">
                <text:p>-0.2400757812421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34">
                <text:p>3.34</text:p>
              </table:table-cell>
              <table:table-cell office:value-type="float" office:value="0.950645485568542">
                <text:p>0.950645485568542</text:p>
              </table:table-cell>
              <table:table-cell office:value-type="float" office:value="-0.216107041471344">
                <text:p>-0.2161070414713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36">
                <text:p>3.36</text:p>
              </table:table-cell>
              <table:table-cell office:value-type="float" office:value="0.904261070805644">
                <text:p>0.904261070805644</text:p>
              </table:table-cell>
              <table:table-cell office:value-type="float" office:value="-0.190667768653698">
                <text:p>-0.1906677686536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38">
                <text:p>3.38</text:p>
              </table:table-cell>
              <table:table-cell office:value-type="float" office:value="0.843615918776762">
                <text:p>0.843615918776762</text:p>
              </table:table-cell>
              <table:table-cell office:value-type="float" office:value="-0.164091640513355">
                <text:p>-0.1640916405133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4">
                <text:p>3.4</text:p>
              </table:table-cell>
              <table:table-cell office:value-type="float" office:value="0.769666439757048">
                <text:p>0.769666439757048</text:p>
              </table:table-cell>
              <table:table-cell office:value-type="float" office:value="-0.136721335382425">
                <text:p>-0.1367213353824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42">
                <text:p>3.42</text:p>
              </table:table-cell>
              <table:table-cell office:value-type="float" office:value="0.683578861205918">
                <text:p>0.683578861205918</text:p>
              </table:table-cell>
              <table:table-cell office:value-type="float" office:value="-0.108903905643039">
                <text:p>-0.1089039056430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44">
                <text:p>3.44</text:p>
              </table:table-cell>
              <table:table-cell office:value-type="float" office:value="0.586710835663354">
                <text:p>0.586710835663354</text:p>
              </table:table-cell>
              <table:table-cell office:value-type="float" office:value="-0.0809861481312545">
                <text:p>-0.08098614813125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46">
                <text:p>3.46</text:p>
              </table:table-cell>
              <table:table-cell office:value-type="float" office:value="0.480590029758315">
                <text:p>0.480590029758315</text:p>
              </table:table-cell>
              <table:table-cell office:value-type="float" office:value="-0.0533100347344032">
                <text:p>-0.05331003473440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48">
                <text:p>3.48</text:p>
              </table:table-cell>
              <table:table-cell office:value-type="float" office:value="0.36689003199342">
                <text:p>0.36689003199342</text:p>
              </table:table-cell>
              <table:table-cell office:value-type="float" office:value="-0.0262082649653072">
                <text:p>-0.02620826496530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5">
                <text:p>3.5</text:p>
              </table:table-cell>
              <table:table-cell office:value-type="float" office:value="0.247403959254507">
                <text:p>0.247403959254507</text:p>
              </table:table-cell>
              <table:table-cell office:value-type="float" office:value="3.87905659989438E-015">
                <text:p>3.87905659989438E-0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52">
                <text:p>3.52</text:p>
              </table:table-cell>
              <table:table-cell office:value-type="float" office:value="0.124016178286185">
                <text:p>0.124016178286185</text:p>
              </table:table-cell>
              <table:table-cell office:value-type="float" office:value="0.0250131654407009">
                <text:p>0.02501316544070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54">
                <text:p>3.54</text:p>
              </table:table-cell>
              <table:table-cell office:value-type="float" office:value="-0.00132741189738061">
                <text:p>-0.00132741189738061</text:p>
              </table:table-cell>
              <table:table-cell office:value-type="float" office:value="0.048550940850596">
                <text:p>0.0485509408505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56">
                <text:p>3.56</text:p>
              </table:table-cell>
              <table:table-cell office:value-type="float" office:value="-0.126650068002367">
                <text:p>-0.126650068002367</text:p>
              </table:table-cell>
              <table:table-cell office:value-type="float" office:value="0.0703577393871297">
                <text:p>0.07035773938712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58">
                <text:p>3.58</text:p>
              </table:table-cell>
              <table:table-cell office:value-type="float" office:value="-0.249975376877872">
                <text:p>-0.249975376877872</text:p>
              </table:table-cell>
              <table:table-cell office:value-type="float" office:value="0.09020569625016">
                <text:p>0.090205696250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6">
                <text:p>3.6</text:p>
              </table:table-cell>
              <table:table-cell office:value-type="float" office:value="-0.369358424731965">
                <text:p>-0.369358424731965</text:p>
              </table:table-cell>
              <table:table-cell office:value-type="float" office:value="0.107897268972196">
                <text:p>0.1078972689721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62">
                <text:p>3.62</text:p>
              </table:table-cell>
              <table:table-cell office:value-type="float" office:value="-0.482916469584004">
                <text:p>-0.482916469584004</text:p>
              </table:table-cell>
              <table:table-cell office:value-type="float" office:value="0.123267388807069">
                <text:p>0.1232673888070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64">
                <text:p>3.64</text:p>
              </table:table-cell>
              <table:table-cell office:value-type="float" office:value="-0.588858633230387">
                <text:p>-0.588858633230387</text:p>
              </table:table-cell>
              <table:table-cell office:value-type="float" office:value="0.13618513898175">
                <text:p>0.136185138981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66">
                <text:p>3.66</text:p>
              </table:table-cell>
              <table:table-cell office:value-type="float" office:value="-0.68551414446363">
                <text:p>-0.68551414446363</text:p>
              </table:table-cell>
              <table:table-cell office:value-type="float" office:value="0.14655494243001">
                <text:p>0.146554942430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68">
                <text:p>3.68</text:p>
              </table:table-cell>
              <table:table-cell office:value-type="float" office:value="-0.771358688132384">
                <text:p>-0.771358688132384</text:p>
              </table:table-cell>
              <table:table-cell office:value-type="float" office:value="0.154317248657534">
                <text:p>0.1543172486575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7">
                <text:p>3.7</text:p>
              </table:table-cell>
              <table:table-cell office:value-type="float" office:value="-0.845038444501943">
                <text:p>-0.845038444501943</text:p>
              </table:table-cell>
              <table:table-cell office:value-type="float" office:value="0.159448716495043">
                <text:p>0.1594487164950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72">
                <text:p>3.72</text:p>
              </table:table-cell>
              <table:table-cell office:value-type="float" office:value="-0.905391439800208">
                <text:p>-0.905391439800208</text:p>
              </table:table-cell>
              <table:table-cell office:value-type="float" office:value="0.161961896577655">
                <text:p>0.1619618965776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74">
                <text:p>3.74</text:p>
              </table:table-cell>
              <table:table-cell office:value-type="float" office:value="-0.951465871238194">
                <text:p>-0.951465871238194</text:p>
              </table:table-cell>
              <table:table-cell office:value-type="float" office:value="0.161904424345099">
                <text:p>0.1619044243450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76">
                <text:p>3.76</text:p>
              </table:table-cell>
              <table:table-cell office:value-type="float" office:value="-0.982535117508593">
                <text:p>-0.982535117508593</text:p>
              </table:table-cell>
              <table:table-cell office:value-type="float" office:value="0.159357741091096">
                <text:p>0.1593577410910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78">
                <text:p>3.78</text:p>
              </table:table-cell>
              <table:table-cell office:value-type="float" office:value="-0.998109198037852">
                <text:p>-0.998109198037852</text:p>
              </table:table-cell>
              <table:table-cell office:value-type="float" office:value="0.154435367007811">
                <text:p>0.1544353670078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8">
                <text:p>3.8</text:p>
              </table:table-cell>
              <table:table-cell office:value-type="float" office:value="-0.99794250027252">
                <text:p>-0.99794250027252</text:p>
              </table:table-cell>
              <table:table-cell office:value-type="float" office:value="0.147280756184578">
                <text:p>0.1472807561845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82">
                <text:p>3.82</text:p>
              </table:table-cell>
              <table:table-cell office:value-type="float" office:value="-0.982037653135937">
                <text:p>-0.982037653135937</text:p>
              </table:table-cell>
              <table:table-cell office:value-type="float" office:value="0.138064769047596">
                <text:p>0.1380647690475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84">
                <text:p>3.84</text:p>
              </table:table-cell>
              <table:table-cell office:value-type="float" office:value="-0.950645485568542">
                <text:p>-0.950645485568542</text:p>
              </table:table-cell>
              <table:table-cell office:value-type="float" office:value="0.126982802694915">
                <text:p>0.1269828026949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86">
                <text:p>3.86</text:p>
              </table:table-cell>
              <table:table-cell office:value-type="float" office:value="-0.904261070805643">
                <text:p>-0.904261070805643</text:p>
              </table:table-cell>
              <table:table-cell office:value-type="float" office:value="0.114251623923536">
                <text:p>0.1142516239235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88">
                <text:p>3.88</text:p>
              </table:table-cell>
              <table:table-cell office:value-type="float" office:value="-0.84361591877676">
                <text:p>-0.84361591877676</text:p>
              </table:table-cell>
              <table:table-cell office:value-type="float" office:value="0.100105953406931">
                <text:p>0.1001059534069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9">
                <text:p>3.9</text:p>
              </table:table-cell>
              <table:table-cell office:value-type="float" office:value="-0.769666439757046">
                <text:p>-0.769666439757046</text:p>
              </table:table-cell>
              <table:table-cell office:value-type="float" office:value="0.0847948524161956">
                <text:p>0.08479485241619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92">
                <text:p>3.92</text:p>
              </table:table-cell>
              <table:table-cell office:value-type="float" office:value="-0.683578861205918">
                <text:p>-0.683578861205918</text:p>
              </table:table-cell>
              <table:table-cell office:value-type="float" office:value="0.068577965651574">
                <text:p>0.0685779656515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94">
                <text:p>3.94</text:p>
              </table:table-cell>
              <table:table-cell office:value-type="float" office:value="-0.586710835663352">
                <text:p>-0.586710835663352</text:p>
              </table:table-cell>
              <table:table-cell office:value-type="float" office:value="0.0517216751396405">
                <text:p>0.05172167513964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96">
                <text:p>3.96</text:p>
              </table:table-cell>
              <table:table-cell office:value-type="float" office:value="-0.480590029758312">
                <text:p>-0.480590029758312</text:p>
              </table:table-cell>
              <table:table-cell office:value-type="float" office:value="0.034495220742884">
                <text:p>0.0344952207428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98">
                <text:p>3.98</text:p>
              </table:table-cell>
              <table:table-cell office:value-type="float" office:value="-0.366890031993417">
                <text:p>-0.366890031993417</text:p>
              </table:table-cell>
              <table:table-cell office:value-type="float" office:value="0.0171668426222269">
                <text:p>0.01716684262222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">
                <text:p>4</text:p>
              </table:table-cell>
              <table:table-cell office:value-type="float" office:value="-0.247403959254503">
                <text:p>-0.247403959254503</text:p>
              </table:table-cell>
              <table:table-cell office:value-type="float" office:value="-2.96077800518557E-015">
                <text:p>-2.96077800518557E-0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1.0$Linux_X86_64 LibreOffice_project/1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